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shapes>
          <draw:frame draw:z-index="0" draw:style-name="gr1" draw:text-style-name="P1" svg:width="8.6394in" svg:height="4.8594in" svg:x="2.7224in" svg:y="0.3949in">
            <draw:object draw:notify-on-update-of-ranges="test.L2:test.L2 test.L2:test.L812 test.M2:test.M2 test.M3:test.M812 test.N2:test.N2 test.N3:test.N8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0" table:number-columns-repeated="3" table:default-cell-style-name="Default"/>
        <table:table-row table:style-name="ro1">
          <table:table-cell table:number-columns-repeated="10"/>
          <table:table-cell office:value-type="float" office:value="5615" calcext:value-type="float">
            <text:p>5,615.00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Thr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Odom</text:p>
          </table:table-cell>
          <table:table-cell office:value-type="string" calcext:value-type="string">
            <text:p>Tdiff</text:p>
          </table:table-cell>
          <table:table-cell office:value-type="string" calcext:value-type="string">
            <text:p>Odiff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s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4905" calcext:value-type="float">
            <text:p>1949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L$1]*([.D3]-20)" office:value-type="float" office:value="0" calcext:value-type="float">
            <text:p>0</text:p>
          </table:table-cell>
          <table:table-cell table:formula="of:=[.M$1]*[.F3]" office:value-type="float" office:value="0" calcext:value-type="float">
            <text:p>0</text:p>
          </table:table-cell>
          <table:table-cell table:style-name="ce1" table:formula="of:=[.N$1]*[.K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005" calcext:value-type="float">
            <text:p>1950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4]-[.B3]" office:value-type="float" office:value="100" calcext:value-type="float">
            <text:p>100</text:p>
          </table:table-cell>
          <table:table-cell table:formula="of:=[.H4]-[.H3]" office:value-type="float" office:value="0" calcext:value-type="float">
            <text:p>0</text:p>
          </table:table-cell>
          <table:table-cell table:formula="of:=([.J4]/[.K$1])/([.I4]/1000)" office:value-type="float" office:value="0" calcext:value-type="float">
            <text:p>0.00</text:p>
          </table:table-cell>
          <table:table-cell table:formula="of:=[.L$1]*([.D4]-20)" office:value-type="float" office:value="0" calcext:value-type="float">
            <text:p>0</text:p>
          </table:table-cell>
          <table:table-cell table:formula="of:=[.M$1]*[.F4]" office:value-type="float" office:value="0" calcext:value-type="float">
            <text:p>0</text:p>
          </table:table-cell>
          <table:table-cell table:style-name="ce1" table:formula="of:=[.N$1]*[.K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105" calcext:value-type="float">
            <text:p>1951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100" calcext:value-type="float">
            <text:p>100</text:p>
          </table:table-cell>
          <table:table-cell table:formula="of:=[.H5]-[.H4]" office:value-type="float" office:value="0" calcext:value-type="float">
            <text:p>0</text:p>
          </table:table-cell>
          <table:table-cell table:formula="of:=([.J5]/[.K$1])/([.I5]/1000)" office:value-type="float" office:value="0" calcext:value-type="float">
            <text:p>0.00</text:p>
          </table:table-cell>
          <table:table-cell table:formula="of:=[.L$1]*([.D5]-20)" office:value-type="float" office:value="0" calcext:value-type="float">
            <text:p>0</text:p>
          </table:table-cell>
          <table:table-cell table:formula="of:=[.M$1]*[.F5]" office:value-type="float" office:value="0" calcext:value-type="float">
            <text:p>0</text:p>
          </table:table-cell>
          <table:table-cell table:style-name="ce1" table:formula="of:=[.N$1]*[.K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205" calcext:value-type="float">
            <text:p>1952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6]-[.B5]" office:value-type="float" office:value="100" calcext:value-type="float">
            <text:p>100</text:p>
          </table:table-cell>
          <table:table-cell table:formula="of:=[.H6]-[.H5]" office:value-type="float" office:value="0" calcext:value-type="float">
            <text:p>0</text:p>
          </table:table-cell>
          <table:table-cell table:formula="of:=([.J6]/[.K$1])/([.I6]/1000)" office:value-type="float" office:value="0" calcext:value-type="float">
            <text:p>0.00</text:p>
          </table:table-cell>
          <table:table-cell table:formula="of:=[.L$1]*([.D6]-20)" office:value-type="float" office:value="0" calcext:value-type="float">
            <text:p>0</text:p>
          </table:table-cell>
          <table:table-cell table:formula="of:=[.M$1]*[.F6]" office:value-type="float" office:value="0" calcext:value-type="float">
            <text:p>0</text:p>
          </table:table-cell>
          <table:table-cell table:style-name="ce1" table:formula="of:=[.N$1]*[.K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305" calcext:value-type="float">
            <text:p>1953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H7]-[.H6]" office:value-type="float" office:value="0" calcext:value-type="float">
            <text:p>0</text:p>
          </table:table-cell>
          <table:table-cell table:formula="of:=([.J7]/[.K$1])/([.I7]/1000)" office:value-type="float" office:value="0" calcext:value-type="float">
            <text:p>0.00</text:p>
          </table:table-cell>
          <table:table-cell table:formula="of:=[.L$1]*([.D7]-20)" office:value-type="float" office:value="0" calcext:value-type="float">
            <text:p>0</text:p>
          </table:table-cell>
          <table:table-cell table:formula="of:=[.M$1]*[.F7]" office:value-type="float" office:value="0" calcext:value-type="float">
            <text:p>0</text:p>
          </table:table-cell>
          <table:table-cell table:style-name="ce1" table:formula="of:=[.N$1]*[.K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405" calcext:value-type="float">
            <text:p>1954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H8]-[.H7]" office:value-type="float" office:value="0" calcext:value-type="float">
            <text:p>0</text:p>
          </table:table-cell>
          <table:table-cell table:formula="of:=([.J8]/[.K$1])/([.I8]/1000)" office:value-type="float" office:value="0" calcext:value-type="float">
            <text:p>0.00</text:p>
          </table:table-cell>
          <table:table-cell table:formula="of:=[.L$1]*([.D8]-20)" office:value-type="float" office:value="0" calcext:value-type="float">
            <text:p>0</text:p>
          </table:table-cell>
          <table:table-cell table:formula="of:=[.M$1]*[.F8]" office:value-type="float" office:value="0" calcext:value-type="float">
            <text:p>0</text:p>
          </table:table-cell>
          <table:table-cell table:style-name="ce1" table:formula="of:=[.N$1]*[.K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505" calcext:value-type="float">
            <text:p>1955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H9]-[.H8]" office:value-type="float" office:value="0" calcext:value-type="float">
            <text:p>0</text:p>
          </table:table-cell>
          <table:table-cell table:formula="of:=([.J9]/[.K$1])/([.I9]/1000)" office:value-type="float" office:value="0" calcext:value-type="float">
            <text:p>0.00</text:p>
          </table:table-cell>
          <table:table-cell table:formula="of:=[.L$1]*([.D9]-20)" office:value-type="float" office:value="0" calcext:value-type="float">
            <text:p>0</text:p>
          </table:table-cell>
          <table:table-cell table:formula="of:=[.M$1]*[.F9]" office:value-type="float" office:value="0" calcext:value-type="float">
            <text:p>0</text:p>
          </table:table-cell>
          <table:table-cell table:style-name="ce1" table:formula="of:=[.N$1]*[.K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605" calcext:value-type="float">
            <text:p>1956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H10]-[.H9]" office:value-type="float" office:value="0" calcext:value-type="float">
            <text:p>0</text:p>
          </table:table-cell>
          <table:table-cell table:formula="of:=([.J10]/[.K$1])/([.I10]/1000)" office:value-type="float" office:value="0" calcext:value-type="float">
            <text:p>0.00</text:p>
          </table:table-cell>
          <table:table-cell table:formula="of:=[.L$1]*([.D10]-20)" office:value-type="float" office:value="0" calcext:value-type="float">
            <text:p>0</text:p>
          </table:table-cell>
          <table:table-cell table:formula="of:=[.M$1]*[.F10]" office:value-type="float" office:value="0" calcext:value-type="float">
            <text:p>0</text:p>
          </table:table-cell>
          <table:table-cell table:style-name="ce1" table:formula="of:=[.N$1]*[.K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705" calcext:value-type="float">
            <text:p>1957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H11]-[.H10]" office:value-type="float" office:value="0" calcext:value-type="float">
            <text:p>0</text:p>
          </table:table-cell>
          <table:table-cell table:formula="of:=([.J11]/[.K$1])/([.I11]/1000)" office:value-type="float" office:value="0" calcext:value-type="float">
            <text:p>0.00</text:p>
          </table:table-cell>
          <table:table-cell table:formula="of:=[.L$1]*([.D11]-20)" office:value-type="float" office:value="0" calcext:value-type="float">
            <text:p>0</text:p>
          </table:table-cell>
          <table:table-cell table:formula="of:=[.M$1]*[.F11]" office:value-type="float" office:value="0" calcext:value-type="float">
            <text:p>0</text:p>
          </table:table-cell>
          <table:table-cell table:style-name="ce1" table:formula="of:=[.N$1]*[.K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805" calcext:value-type="float">
            <text:p>195805</text:p>
          </table:table-cell>
          <table:table-cell office:value-type="string" calcext:value-type="string">
            <text:p><text:s/>T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H12]-[.H11]" office:value-type="float" office:value="0" calcext:value-type="float">
            <text:p>0</text:p>
          </table:table-cell>
          <table:table-cell table:formula="of:=([.J12]/[.K$1])/([.I12]/1000)" office:value-type="float" office:value="0" calcext:value-type="float">
            <text:p>0.00</text:p>
          </table:table-cell>
          <table:table-cell table:formula="of:=[.L$1]*([.D12]-20)" office:value-type="float" office:value="0" calcext:value-type="float">
            <text:p>0</text:p>
          </table:table-cell>
          <table:table-cell table:formula="of:=[.M$1]*[.F12]" office:value-type="float" office:value="0" calcext:value-type="float">
            <text:p>0</text:p>
          </table:table-cell>
          <table:table-cell table:style-name="ce1" table:formula="of:=[.N$1]*[.K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5905" calcext:value-type="float">
            <text:p>1959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Odom</text:p>
          </table:table-cell>
          <table:table-cell office:value-type="float" office:value="4" calcext:value-type="float">
            <text:p>4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H13]-[.H12]" office:value-type="float" office:value="0" calcext:value-type="float">
            <text:p>0</text:p>
          </table:table-cell>
          <table:table-cell table:formula="of:=([.J13]/[.K$1])/([.I13]/1000)" office:value-type="float" office:value="0" calcext:value-type="float">
            <text:p>0.00</text:p>
          </table:table-cell>
          <table:table-cell table:formula="of:=[.L$1]*([.D13]-20)" office:value-type="float" office:value="1" calcext:value-type="float">
            <text:p>1</text:p>
          </table:table-cell>
          <table:table-cell table:formula="of:=[.M$1]*[.F13]" office:value-type="float" office:value="0" calcext:value-type="float">
            <text:p>0</text:p>
          </table:table-cell>
          <table:table-cell table:style-name="ce1" table:formula="of:=[.N$1]*[.K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005" calcext:value-type="float">
            <text:p>1960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20" calcext:value-type="float">
            <text:p>2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H14]-[.H13]" office:value-type="float" office:value="16" calcext:value-type="float">
            <text:p>16</text:p>
          </table:table-cell>
          <table:table-cell table:formula="of:=([.J14]/[.K$1])/([.I14]/1000)" office:value-type="float" office:value="0.0284951024042743" calcext:value-type="float">
            <text:p>0.03</text:p>
          </table:table-cell>
          <table:table-cell table:formula="of:=[.L$1]*([.D14]-20)" office:value-type="float" office:value="1" calcext:value-type="float">
            <text:p>1</text:p>
          </table:table-cell>
          <table:table-cell table:formula="of:=[.M$1]*[.F14]" office:value-type="float" office:value="0.275" calcext:value-type="float">
            <text:p>0.275</text:p>
          </table:table-cell>
          <table:table-cell table:style-name="ce1" table:formula="of:=[.N$1]*[.K14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105" calcext:value-type="float">
            <text:p>1961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36" calcext:value-type="float">
            <text:p>36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H15]-[.H14]" office:value-type="float" office:value="16" calcext:value-type="float">
            <text:p>16</text:p>
          </table:table-cell>
          <table:table-cell table:formula="of:=([.J15]/[.K$1])/([.I15]/1000)" office:value-type="float" office:value="0.0284951024042743" calcext:value-type="float">
            <text:p>0.03</text:p>
          </table:table-cell>
          <table:table-cell table:formula="of:=[.L$1]*([.D15]-20)" office:value-type="float" office:value="1" calcext:value-type="float">
            <text:p>1</text:p>
          </table:table-cell>
          <table:table-cell table:formula="of:=[.M$1]*[.F15]" office:value-type="float" office:value="0.275" calcext:value-type="float">
            <text:p>0.275</text:p>
          </table:table-cell>
          <table:table-cell table:style-name="ce1" table:formula="of:=[.N$1]*[.K15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205" calcext:value-type="float">
            <text:p>1962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51" calcext:value-type="float">
            <text:p>51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H16]-[.H15]" office:value-type="float" office:value="15" calcext:value-type="float">
            <text:p>15</text:p>
          </table:table-cell>
          <table:table-cell table:formula="of:=([.J16]/[.K$1])/([.I16]/1000)" office:value-type="float" office:value="0.0267141585040071" calcext:value-type="float">
            <text:p>0.03</text:p>
          </table:table-cell>
          <table:table-cell table:formula="of:=[.L$1]*([.D16]-20)" office:value-type="float" office:value="1" calcext:value-type="float">
            <text:p>1</text:p>
          </table:table-cell>
          <table:table-cell table:formula="of:=[.M$1]*[.F16]" office:value-type="float" office:value="0.275" calcext:value-type="float">
            <text:p>0.275</text:p>
          </table:table-cell>
          <table:table-cell table:style-name="ce1" table:formula="of:=[.N$1]*[.K16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305" calcext:value-type="float">
            <text:p>1963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65" calcext:value-type="float">
            <text:p>65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H17]-[.H16]" office:value-type="float" office:value="14" calcext:value-type="float">
            <text:p>14</text:p>
          </table:table-cell>
          <table:table-cell table:formula="of:=([.J17]/[.K$1])/([.I17]/1000)" office:value-type="float" office:value="0.02493321460374" calcext:value-type="float">
            <text:p>0.02</text:p>
          </table:table-cell>
          <table:table-cell table:formula="of:=[.L$1]*([.D17]-20)" office:value-type="float" office:value="1" calcext:value-type="float">
            <text:p>1</text:p>
          </table:table-cell>
          <table:table-cell table:formula="of:=[.M$1]*[.F17]" office:value-type="float" office:value="0.275" calcext:value-type="float">
            <text:p>0.275</text:p>
          </table:table-cell>
          <table:table-cell table:style-name="ce1" table:formula="of:=[.N$1]*[.K17]" office:value-type="float" office:value="2.493321460374" calcext:value-type="float">
            <text:p>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405" calcext:value-type="float">
            <text:p>1964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81" calcext:value-type="float">
            <text:p>81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H18]-[.H17]" office:value-type="float" office:value="16" calcext:value-type="float">
            <text:p>16</text:p>
          </table:table-cell>
          <table:table-cell table:formula="of:=([.J18]/[.K$1])/([.I18]/1000)" office:value-type="float" office:value="0.0284951024042743" calcext:value-type="float">
            <text:p>0.03</text:p>
          </table:table-cell>
          <table:table-cell table:formula="of:=[.L$1]*([.D18]-20)" office:value-type="float" office:value="1" calcext:value-type="float">
            <text:p>1</text:p>
          </table:table-cell>
          <table:table-cell table:formula="of:=[.M$1]*[.F18]" office:value-type="float" office:value="0.275" calcext:value-type="float">
            <text:p>0.275</text:p>
          </table:table-cell>
          <table:table-cell table:style-name="ce1" table:formula="of:=[.N$1]*[.K18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505" calcext:value-type="float">
            <text:p>1965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03" calcext:value-type="float">
            <text:p>103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H19]-[.H18]" office:value-type="float" office:value="22" calcext:value-type="float">
            <text:p>22</text:p>
          </table:table-cell>
          <table:table-cell table:formula="of:=([.J19]/[.K$1])/([.I19]/1000)" office:value-type="float" office:value="0.0391807658058771" calcext:value-type="float">
            <text:p>0.04</text:p>
          </table:table-cell>
          <table:table-cell table:formula="of:=[.L$1]*([.D19]-20)" office:value-type="float" office:value="1" calcext:value-type="float">
            <text:p>1</text:p>
          </table:table-cell>
          <table:table-cell table:formula="of:=[.M$1]*[.F19]" office:value-type="float" office:value="0.275" calcext:value-type="float">
            <text:p>0.275</text:p>
          </table:table-cell>
          <table:table-cell table:style-name="ce1" table:formula="of:=[.N$1]*[.K19]" office:value-type="float" office:value="3.91807658058771" calcext:value-type="float">
            <text:p>3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605" calcext:value-type="float">
            <text:p>1966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dom</text:p>
          </table:table-cell>
          <table:table-cell office:value-type="float" office:value="129" calcext:value-type="float">
            <text:p>129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H20]-[.H19]" office:value-type="float" office:value="26" calcext:value-type="float">
            <text:p>26</text:p>
          </table:table-cell>
          <table:table-cell table:formula="of:=([.J20]/[.K$1])/([.I20]/1000)" office:value-type="float" office:value="0.0463045414069457" calcext:value-type="float">
            <text:p>0.05</text:p>
          </table:table-cell>
          <table:table-cell table:formula="of:=[.L$1]*([.D20]-20)" office:value-type="float" office:value="1" calcext:value-type="float">
            <text:p>1</text:p>
          </table:table-cell>
          <table:table-cell table:formula="of:=[.M$1]*[.F20]" office:value-type="float" office:value="0.275" calcext:value-type="float">
            <text:p>0.275</text:p>
          </table:table-cell>
          <table:table-cell table:style-name="ce1" table:formula="of:=[.N$1]*[.K20]" office:value-type="float" office:value="4.63045414069457" calcext:value-type="float">
            <text:p>4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705" calcext:value-type="float">
            <text:p>1967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45" calcext:value-type="float">
            <text:p>145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H21]-[.H20]" office:value-type="float" office:value="16" calcext:value-type="float">
            <text:p>16</text:p>
          </table:table-cell>
          <table:table-cell table:formula="of:=([.J21]/[.K$1])/([.I21]/1000)" office:value-type="float" office:value="0.0284951024042743" calcext:value-type="float">
            <text:p>0.03</text:p>
          </table:table-cell>
          <table:table-cell table:formula="of:=[.L$1]*([.D21]-20)" office:value-type="float" office:value="1" calcext:value-type="float">
            <text:p>1</text:p>
          </table:table-cell>
          <table:table-cell table:formula="of:=[.M$1]*[.F21]" office:value-type="float" office:value="0.605" calcext:value-type="float">
            <text:p>0.605</text:p>
          </table:table-cell>
          <table:table-cell table:style-name="ce1" table:formula="of:=[.N$1]*[.K21]" office:value-type="float" office:value="2.84951024042743" calcext:value-type="float">
            <text:p>2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805" calcext:value-type="float">
            <text:p>196805</text:p>
          </table:table-cell>
          <table:table-cell office:value-type="string" calcext:value-type="string">
            <text:p><text:s/>TH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59" calcext:value-type="float">
            <text:p>159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H22]-[.H21]" office:value-type="float" office:value="14" calcext:value-type="float">
            <text:p>14</text:p>
          </table:table-cell>
          <table:table-cell table:formula="of:=([.J22]/[.K$1])/([.I22]/1000)" office:value-type="float" office:value="0.02493321460374" calcext:value-type="float">
            <text:p>0.02</text:p>
          </table:table-cell>
          <table:table-cell table:formula="of:=[.L$1]*([.D22]-20)" office:value-type="float" office:value="1" calcext:value-type="float">
            <text:p>1</text:p>
          </table:table-cell>
          <table:table-cell table:formula="of:=[.M$1]*[.F22]" office:value-type="float" office:value="0.605" calcext:value-type="float">
            <text:p>0.605</text:p>
          </table:table-cell>
          <table:table-cell table:style-name="ce1" table:formula="of:=[.N$1]*[.K22]" office:value-type="float" office:value="2.493321460374" calcext:value-type="float">
            <text:p>2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6905" calcext:value-type="float">
            <text:p>1969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72" calcext:value-type="float">
            <text:p>172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H23]-[.H22]" office:value-type="float" office:value="13" calcext:value-type="float">
            <text:p>13</text:p>
          </table:table-cell>
          <table:table-cell table:formula="of:=([.J23]/[.K$1])/([.I23]/1000)" office:value-type="float" office:value="0.0231522707034728" calcext:value-type="float">
            <text:p>0.02</text:p>
          </table:table-cell>
          <table:table-cell table:formula="of:=[.L$1]*([.D23]-20)" office:value-type="float" office:value="2" calcext:value-type="float">
            <text:p>2</text:p>
          </table:table-cell>
          <table:table-cell table:formula="of:=[.M$1]*[.F23]" office:value-type="float" office:value="0.605" calcext:value-type="float">
            <text:p>0.605</text:p>
          </table:table-cell>
          <table:table-cell table:style-name="ce1" table:formula="of:=[.N$1]*[.K23]" office:value-type="float" office:value="2.31522707034728" calcext:value-type="float">
            <text:p>2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005" calcext:value-type="float">
            <text:p>1970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187" calcext:value-type="float">
            <text:p>187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H24]-[.H23]" office:value-type="float" office:value="15" calcext:value-type="float">
            <text:p>15</text:p>
          </table:table-cell>
          <table:table-cell table:formula="of:=([.J24]/[.K$1])/([.I24]/1000)" office:value-type="float" office:value="0.0267141585040071" calcext:value-type="float">
            <text:p>0.03</text:p>
          </table:table-cell>
          <table:table-cell table:formula="of:=[.L$1]*([.D24]-20)" office:value-type="float" office:value="2" calcext:value-type="float">
            <text:p>2</text:p>
          </table:table-cell>
          <table:table-cell table:formula="of:=[.M$1]*[.F24]" office:value-type="float" office:value="0.605" calcext:value-type="float">
            <text:p>0.605</text:p>
          </table:table-cell>
          <table:table-cell table:style-name="ce1" table:formula="of:=[.N$1]*[.K24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105" calcext:value-type="float">
            <text:p>1971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07" calcext:value-type="float">
            <text:p>207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H25]-[.H24]" office:value-type="float" office:value="20" calcext:value-type="float">
            <text:p>20</text:p>
          </table:table-cell>
          <table:table-cell table:formula="of:=([.J25]/[.K$1])/([.I25]/1000)" office:value-type="float" office:value="0.0356188780053428" calcext:value-type="float">
            <text:p>0.04</text:p>
          </table:table-cell>
          <table:table-cell table:formula="of:=[.L$1]*([.D25]-20)" office:value-type="float" office:value="2" calcext:value-type="float">
            <text:p>2</text:p>
          </table:table-cell>
          <table:table-cell table:formula="of:=[.M$1]*[.F25]" office:value-type="float" office:value="0.605" calcext:value-type="float">
            <text:p>0.605</text:p>
          </table:table-cell>
          <table:table-cell table:style-name="ce1" table:formula="of:=[.N$1]*[.K25]" office:value-type="float" office:value="3.56188780053428" calcext:value-type="float">
            <text:p>3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205" calcext:value-type="float">
            <text:p>1972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22" calcext:value-type="float">
            <text:p>222</text:p>
          </table:table-cell>
          <table:table-cell table:formula="of:=[.B26]-[.B25]" office:value-type="float" office:value="100" calcext:value-type="float">
            <text:p>100</text:p>
          </table:table-cell>
          <table:table-cell table:formula="of:=[.H26]-[.H25]" office:value-type="float" office:value="15" calcext:value-type="float">
            <text:p>15</text:p>
          </table:table-cell>
          <table:table-cell table:formula="of:=([.J26]/[.K$1])/([.I26]/1000)" office:value-type="float" office:value="0.0267141585040071" calcext:value-type="float">
            <text:p>0.03</text:p>
          </table:table-cell>
          <table:table-cell table:formula="of:=[.L$1]*([.D26]-20)" office:value-type="float" office:value="2" calcext:value-type="float">
            <text:p>2</text:p>
          </table:table-cell>
          <table:table-cell table:formula="of:=[.M$1]*[.F26]" office:value-type="float" office:value="0.605" calcext:value-type="float">
            <text:p>0.605</text:p>
          </table:table-cell>
          <table:table-cell table:style-name="ce1" table:formula="of:=[.N$1]*[.K26]" office:value-type="float" office:value="2.67141585040071" calcext:value-type="float">
            <text:p>2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305" calcext:value-type="float">
            <text:p>1973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34" calcext:value-type="float">
            <text:p>234</text:p>
          </table:table-cell>
          <table:table-cell table:formula="of:=[.B27]-[.B26]" office:value-type="float" office:value="100" calcext:value-type="float">
            <text:p>100</text:p>
          </table:table-cell>
          <table:table-cell table:formula="of:=[.H27]-[.H26]" office:value-type="float" office:value="12" calcext:value-type="float">
            <text:p>12</text:p>
          </table:table-cell>
          <table:table-cell table:formula="of:=([.J27]/[.K$1])/([.I27]/1000)" office:value-type="float" office:value="0.0213713268032057" calcext:value-type="float">
            <text:p>0.02</text:p>
          </table:table-cell>
          <table:table-cell table:formula="of:=[.L$1]*([.D27]-20)" office:value-type="float" office:value="2" calcext:value-type="float">
            <text:p>2</text:p>
          </table:table-cell>
          <table:table-cell table:formula="of:=[.M$1]*[.F27]" office:value-type="float" office:value="0.605" calcext:value-type="float">
            <text:p>0.605</text:p>
          </table:table-cell>
          <table:table-cell table:style-name="ce1" table:formula="of:=[.N$1]*[.K27]" office:value-type="float" office:value="2.13713268032057" calcext:value-type="float">
            <text:p>2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405" calcext:value-type="float">
            <text:p>1974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52" calcext:value-type="float">
            <text:p>252</text:p>
          </table:table-cell>
          <table:table-cell table:formula="of:=[.B28]-[.B27]" office:value-type="float" office:value="100" calcext:value-type="float">
            <text:p>100</text:p>
          </table:table-cell>
          <table:table-cell table:formula="of:=[.H28]-[.H27]" office:value-type="float" office:value="18" calcext:value-type="float">
            <text:p>18</text:p>
          </table:table-cell>
          <table:table-cell table:formula="of:=([.J28]/[.K$1])/([.I28]/1000)" office:value-type="float" office:value="0.0320569902048085" calcext:value-type="float">
            <text:p>0.03</text:p>
          </table:table-cell>
          <table:table-cell table:formula="of:=[.L$1]*([.D28]-20)" office:value-type="float" office:value="2" calcext:value-type="float">
            <text:p>2</text:p>
          </table:table-cell>
          <table:table-cell table:formula="of:=[.M$1]*[.F28]" office:value-type="float" office:value="0.605" calcext:value-type="float">
            <text:p>0.605</text:p>
          </table:table-cell>
          <table:table-cell table:style-name="ce1" table:formula="of:=[.N$1]*[.K28]" office:value-type="float" office:value="3.20569902048085" calcext:value-type="float">
            <text:p>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505" calcext:value-type="float">
            <text:p>1975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75" calcext:value-type="float">
            <text:p>275</text:p>
          </table:table-cell>
          <table:table-cell table:formula="of:=[.B29]-[.B28]" office:value-type="float" office:value="100" calcext:value-type="float">
            <text:p>100</text:p>
          </table:table-cell>
          <table:table-cell table:formula="of:=[.H29]-[.H28]" office:value-type="float" office:value="23" calcext:value-type="float">
            <text:p>23</text:p>
          </table:table-cell>
          <table:table-cell table:formula="of:=([.J29]/[.K$1])/([.I29]/1000)" office:value-type="float" office:value="0.0409617097061443" calcext:value-type="float">
            <text:p>0.04</text:p>
          </table:table-cell>
          <table:table-cell table:formula="of:=[.L$1]*([.D29]-20)" office:value-type="float" office:value="2" calcext:value-type="float">
            <text:p>2</text:p>
          </table:table-cell>
          <table:table-cell table:formula="of:=[.M$1]*[.F29]" office:value-type="float" office:value="0.605" calcext:value-type="float">
            <text:p>0.605</text:p>
          </table:table-cell>
          <table:table-cell table:style-name="ce1" table:formula="of:=[.N$1]*[.K29]" office:value-type="float" office:value="4.09617097061443" calcext:value-type="float">
            <text:p>4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605" calcext:value-type="float">
            <text:p>1976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299" calcext:value-type="float">
            <text:p>299</text:p>
          </table:table-cell>
          <table:table-cell table:formula="of:=[.B30]-[.B29]" office:value-type="float" office:value="100" calcext:value-type="float">
            <text:p>100</text:p>
          </table:table-cell>
          <table:table-cell table:formula="of:=[.H30]-[.H29]" office:value-type="float" office:value="24" calcext:value-type="float">
            <text:p>24</text:p>
          </table:table-cell>
          <table:table-cell table:formula="of:=([.J30]/[.K$1])/([.I30]/1000)" office:value-type="float" office:value="0.0427426536064114" calcext:value-type="float">
            <text:p>0.04</text:p>
          </table:table-cell>
          <table:table-cell table:formula="of:=[.L$1]*([.D30]-20)" office:value-type="float" office:value="2" calcext:value-type="float">
            <text:p>2</text:p>
          </table:table-cell>
          <table:table-cell table:formula="of:=[.M$1]*[.F30]" office:value-type="float" office:value="0.605" calcext:value-type="float">
            <text:p>0.605</text:p>
          </table:table-cell>
          <table:table-cell table:style-name="ce1" table:formula="of:=[.N$1]*[.K30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705" calcext:value-type="float">
            <text:p>1977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18" calcext:value-type="float">
            <text:p>318</text:p>
          </table:table-cell>
          <table:table-cell table:formula="of:=[.B31]-[.B30]" office:value-type="float" office:value="100" calcext:value-type="float">
            <text:p>100</text:p>
          </table:table-cell>
          <table:table-cell table:formula="of:=[.H31]-[.H30]" office:value-type="float" office:value="19" calcext:value-type="float">
            <text:p>19</text:p>
          </table:table-cell>
          <table:table-cell table:formula="of:=([.J31]/[.K$1])/([.I31]/1000)" office:value-type="float" office:value="0.0338379341050757" calcext:value-type="float">
            <text:p>0.03</text:p>
          </table:table-cell>
          <table:table-cell table:formula="of:=[.L$1]*([.D31]-20)" office:value-type="float" office:value="2" calcext:value-type="float">
            <text:p>2</text:p>
          </table:table-cell>
          <table:table-cell table:formula="of:=[.M$1]*[.F31]" office:value-type="float" office:value="0.605" calcext:value-type="float">
            <text:p>0.605</text:p>
          </table:table-cell>
          <table:table-cell table:style-name="ce1" table:formula="of:=[.N$1]*[.K31]" office:value-type="float" office:value="3.38379341050757" calcext:value-type="float">
            <text:p>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805" calcext:value-type="float">
            <text:p>197805</text:p>
          </table:table-cell>
          <table:table-cell office:value-type="string" calcext:value-type="string">
            <text:p><text:s/>TH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  <draw:frame draw:z-index="1" draw:style-name="gr1" draw:text-style-name="P1" svg:width="8.6394in" svg:height="4.8594in" svg:x="0.022in" svg:y="0.0524in">
              <draw:object draw:notify-on-update-of-ranges="test.L2:test.L2 test.L3:test.L203 test.M2:test.M2 test.M3:test.M203 test.N2:test.N2 test.N3:test.N2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337" calcext:value-type="float">
            <text:p>337</text:p>
          </table:table-cell>
          <table:table-cell table:formula="of:=[.B32]-[.B31]" office:value-type="float" office:value="100" calcext:value-type="float">
            <text:p>100</text:p>
          </table:table-cell>
          <table:table-cell table:formula="of:=[.H32]-[.H31]" office:value-type="float" office:value="19" calcext:value-type="float">
            <text:p>19</text:p>
          </table:table-cell>
          <table:table-cell table:formula="of:=([.J32]/[.K$1])/([.I32]/1000)" office:value-type="float" office:value="0.0338379341050757" calcext:value-type="float">
            <text:p>0.03</text:p>
          </table:table-cell>
          <table:table-cell table:formula="of:=[.L$1]*([.D32]-20)" office:value-type="float" office:value="2" calcext:value-type="float">
            <text:p>2</text:p>
          </table:table-cell>
          <table:table-cell table:formula="of:=[.M$1]*[.F32]" office:value-type="float" office:value="0.605" calcext:value-type="float">
            <text:p>0.605</text:p>
          </table:table-cell>
          <table:table-cell table:style-name="ce1" table:formula="of:=[.N$1]*[.K32]" office:value-type="float" office:value="3.38379341050757" calcext:value-type="float">
            <text:p>3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7905" calcext:value-type="float">
            <text:p>1979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64" calcext:value-type="float">
            <text:p>364</text:p>
          </table:table-cell>
          <table:table-cell table:formula="of:=[.B33]-[.B32]" office:value-type="float" office:value="100" calcext:value-type="float">
            <text:p>100</text:p>
          </table:table-cell>
          <table:table-cell table:formula="of:=[.H33]-[.H32]" office:value-type="float" office:value="27" calcext:value-type="float">
            <text:p>27</text:p>
          </table:table-cell>
          <table:table-cell table:formula="of:=([.J33]/[.K$1])/([.I33]/1000)" office:value-type="float" office:value="0.0480854853072128" calcext:value-type="float">
            <text:p>0.05</text:p>
          </table:table-cell>
          <table:table-cell table:formula="of:=[.L$1]*([.D33]-20)" office:value-type="float" office:value="3" calcext:value-type="float">
            <text:p>3</text:p>
          </table:table-cell>
          <table:table-cell table:formula="of:=[.M$1]*[.F33]" office:value-type="float" office:value="0.605" calcext:value-type="float">
            <text:p>0.605</text:p>
          </table:table-cell>
          <table:table-cell table:style-name="ce1" table:formula="of:=[.N$1]*[.K33]" office:value-type="float" office:value="4.80854853072128" calcext:value-type="float">
            <text:p>4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005" calcext:value-type="float">
            <text:p>1980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388" calcext:value-type="float">
            <text:p>388</text:p>
          </table:table-cell>
          <table:table-cell table:formula="of:=[.B34]-[.B33]" office:value-type="float" office:value="100" calcext:value-type="float">
            <text:p>100</text:p>
          </table:table-cell>
          <table:table-cell table:formula="of:=[.H34]-[.H33]" office:value-type="float" office:value="24" calcext:value-type="float">
            <text:p>24</text:p>
          </table:table-cell>
          <table:table-cell table:formula="of:=([.J34]/[.K$1])/([.I34]/1000)" office:value-type="float" office:value="0.0427426536064114" calcext:value-type="float">
            <text:p>0.04</text:p>
          </table:table-cell>
          <table:table-cell table:formula="of:=[.L$1]*([.D34]-20)" office:value-type="float" office:value="3" calcext:value-type="float">
            <text:p>3</text:p>
          </table:table-cell>
          <table:table-cell table:formula="of:=[.M$1]*[.F34]" office:value-type="float" office:value="0.605" calcext:value-type="float">
            <text:p>0.605</text:p>
          </table:table-cell>
          <table:table-cell table:style-name="ce1" table:formula="of:=[.N$1]*[.K34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105" calcext:value-type="float">
            <text:p>1981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16" calcext:value-type="float">
            <text:p>416</text:p>
          </table:table-cell>
          <table:table-cell table:formula="of:=[.B35]-[.B34]" office:value-type="float" office:value="100" calcext:value-type="float">
            <text:p>100</text:p>
          </table:table-cell>
          <table:table-cell table:formula="of:=[.H35]-[.H34]" office:value-type="float" office:value="28" calcext:value-type="float">
            <text:p>28</text:p>
          </table:table-cell>
          <table:table-cell table:formula="of:=([.J35]/[.K$1])/([.I35]/1000)" office:value-type="float" office:value="0.04986642920748" calcext:value-type="float">
            <text:p>0.05</text:p>
          </table:table-cell>
          <table:table-cell table:formula="of:=[.L$1]*([.D35]-20)" office:value-type="float" office:value="3" calcext:value-type="float">
            <text:p>3</text:p>
          </table:table-cell>
          <table:table-cell table:formula="of:=[.M$1]*[.F35]" office:value-type="float" office:value="0.605" calcext:value-type="float">
            <text:p>0.605</text:p>
          </table:table-cell>
          <table:table-cell table:style-name="ce1" table:formula="of:=[.N$1]*[.K35]" office:value-type="float" office:value="4.986642920748" calcext:value-type="float">
            <text:p>4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205" calcext:value-type="float">
            <text:p>1982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50" calcext:value-type="float">
            <text:p>450</text:p>
          </table:table-cell>
          <table:table-cell table:formula="of:=[.B36]-[.B35]" office:value-type="float" office:value="100" calcext:value-type="float">
            <text:p>100</text:p>
          </table:table-cell>
          <table:table-cell table:formula="of:=[.H36]-[.H35]" office:value-type="float" office:value="34" calcext:value-type="float">
            <text:p>34</text:p>
          </table:table-cell>
          <table:table-cell table:formula="of:=([.J36]/[.K$1])/([.I36]/1000)" office:value-type="float" office:value="0.0605520926090828" calcext:value-type="float">
            <text:p>0.06</text:p>
          </table:table-cell>
          <table:table-cell table:formula="of:=[.L$1]*([.D36]-20)" office:value-type="float" office:value="3" calcext:value-type="float">
            <text:p>3</text:p>
          </table:table-cell>
          <table:table-cell table:formula="of:=[.M$1]*[.F36]" office:value-type="float" office:value="0.605" calcext:value-type="float">
            <text:p>0.605</text:p>
          </table:table-cell>
          <table:table-cell table:style-name="ce1" table:formula="of:=[.N$1]*[.K36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305" calcext:value-type="float">
            <text:p>1983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476" calcext:value-type="float">
            <text:p>476</text:p>
          </table:table-cell>
          <table:table-cell table:formula="of:=[.B37]-[.B36]" office:value-type="float" office:value="100" calcext:value-type="float">
            <text:p>100</text:p>
          </table:table-cell>
          <table:table-cell table:formula="of:=[.H37]-[.H36]" office:value-type="float" office:value="26" calcext:value-type="float">
            <text:p>26</text:p>
          </table:table-cell>
          <table:table-cell table:formula="of:=([.J37]/[.K$1])/([.I37]/1000)" office:value-type="float" office:value="0.0463045414069457" calcext:value-type="float">
            <text:p>0.05</text:p>
          </table:table-cell>
          <table:table-cell table:formula="of:=[.L$1]*([.D37]-20)" office:value-type="float" office:value="3" calcext:value-type="float">
            <text:p>3</text:p>
          </table:table-cell>
          <table:table-cell table:formula="of:=[.M$1]*[.F37]" office:value-type="float" office:value="0.605" calcext:value-type="float">
            <text:p>0.605</text:p>
          </table:table-cell>
          <table:table-cell table:style-name="ce1" table:formula="of:=[.N$1]*[.K37]" office:value-type="float" office:value="4.63045414069457" calcext:value-type="float">
            <text:p>4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405" calcext:value-type="float">
            <text:p>1984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00" calcext:value-type="float">
            <text:p>500</text:p>
          </table:table-cell>
          <table:table-cell table:formula="of:=[.B38]-[.B37]" office:value-type="float" office:value="100" calcext:value-type="float">
            <text:p>100</text:p>
          </table:table-cell>
          <table:table-cell table:formula="of:=[.H38]-[.H37]" office:value-type="float" office:value="24" calcext:value-type="float">
            <text:p>24</text:p>
          </table:table-cell>
          <table:table-cell table:formula="of:=([.J38]/[.K$1])/([.I38]/1000)" office:value-type="float" office:value="0.0427426536064114" calcext:value-type="float">
            <text:p>0.04</text:p>
          </table:table-cell>
          <table:table-cell table:formula="of:=[.L$1]*([.D38]-20)" office:value-type="float" office:value="3" calcext:value-type="float">
            <text:p>3</text:p>
          </table:table-cell>
          <table:table-cell table:formula="of:=[.M$1]*[.F38]" office:value-type="float" office:value="0.605" calcext:value-type="float">
            <text:p>0.605</text:p>
          </table:table-cell>
          <table:table-cell table:style-name="ce1" table:formula="of:=[.N$1]*[.K38]" office:value-type="float" office:value="4.27426536064114" calcext:value-type="float">
            <text:p>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505" calcext:value-type="float">
            <text:p>1985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27" calcext:value-type="float">
            <text:p>527</text:p>
          </table:table-cell>
          <table:table-cell table:formula="of:=[.B39]-[.B38]" office:value-type="float" office:value="100" calcext:value-type="float">
            <text:p>100</text:p>
          </table:table-cell>
          <table:table-cell table:formula="of:=[.H39]-[.H38]" office:value-type="float" office:value="27" calcext:value-type="float">
            <text:p>27</text:p>
          </table:table-cell>
          <table:table-cell table:formula="of:=([.J39]/[.K$1])/([.I39]/1000)" office:value-type="float" office:value="0.0480854853072128" calcext:value-type="float">
            <text:p>0.05</text:p>
          </table:table-cell>
          <table:table-cell table:formula="of:=[.L$1]*([.D39]-20)" office:value-type="float" office:value="3" calcext:value-type="float">
            <text:p>3</text:p>
          </table:table-cell>
          <table:table-cell table:formula="of:=[.M$1]*[.F39]" office:value-type="float" office:value="0.605" calcext:value-type="float">
            <text:p>0.605</text:p>
          </table:table-cell>
          <table:table-cell table:style-name="ce1" table:formula="of:=[.N$1]*[.K39]" office:value-type="float" office:value="4.80854853072128" calcext:value-type="float">
            <text:p>4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605" calcext:value-type="float">
            <text:p>1986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52" calcext:value-type="float">
            <text:p>552</text:p>
          </table:table-cell>
          <table:table-cell table:formula="of:=[.B40]-[.B39]" office:value-type="float" office:value="100" calcext:value-type="float">
            <text:p>100</text:p>
          </table:table-cell>
          <table:table-cell table:formula="of:=[.H40]-[.H39]" office:value-type="float" office:value="25" calcext:value-type="float">
            <text:p>25</text:p>
          </table:table-cell>
          <table:table-cell table:formula="of:=([.J40]/[.K$1])/([.I40]/1000)" office:value-type="float" office:value="0.0445235975066785" calcext:value-type="float">
            <text:p>0.04</text:p>
          </table:table-cell>
          <table:table-cell table:formula="of:=[.L$1]*([.D40]-20)" office:value-type="float" office:value="3" calcext:value-type="float">
            <text:p>3</text:p>
          </table:table-cell>
          <table:table-cell table:formula="of:=[.M$1]*[.F40]" office:value-type="float" office:value="0.605" calcext:value-type="float">
            <text:p>0.605</text:p>
          </table:table-cell>
          <table:table-cell table:style-name="ce1" table:formula="of:=[.N$1]*[.K40]" office:value-type="float" office:value="4.45235975066785" calcext:value-type="float">
            <text:p>4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705" calcext:value-type="float">
            <text:p>1987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70" calcext:value-type="float">
            <text:p>570</text:p>
          </table:table-cell>
          <table:table-cell table:formula="of:=[.B41]-[.B40]" office:value-type="float" office:value="100" calcext:value-type="float">
            <text:p>100</text:p>
          </table:table-cell>
          <table:table-cell table:formula="of:=[.H41]-[.H40]" office:value-type="float" office:value="18" calcext:value-type="float">
            <text:p>18</text:p>
          </table:table-cell>
          <table:table-cell table:formula="of:=([.J41]/[.K$1])/([.I41]/1000)" office:value-type="float" office:value="0.0320569902048085" calcext:value-type="float">
            <text:p>0.03</text:p>
          </table:table-cell>
          <table:table-cell table:formula="of:=[.L$1]*([.D41]-20)" office:value-type="float" office:value="3" calcext:value-type="float">
            <text:p>3</text:p>
          </table:table-cell>
          <table:table-cell table:formula="of:=[.M$1]*[.F41]" office:value-type="float" office:value="0.605" calcext:value-type="float">
            <text:p>0.605</text:p>
          </table:table-cell>
          <table:table-cell table:style-name="ce1" table:formula="of:=[.N$1]*[.K41]" office:value-type="float" office:value="3.20569902048085" calcext:value-type="float">
            <text:p>3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805" calcext:value-type="float">
            <text:p>198805</text:p>
          </table:table-cell>
          <table:table-cell office:value-type="string" calcext:value-type="string">
            <text:p><text:s/>TH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599" calcext:value-type="float">
            <text:p>599</text:p>
          </table:table-cell>
          <table:table-cell table:formula="of:=[.B42]-[.B41]" office:value-type="float" office:value="100" calcext:value-type="float">
            <text:p>100</text:p>
          </table:table-cell>
          <table:table-cell table:formula="of:=[.H42]-[.H41]" office:value-type="float" office:value="29" calcext:value-type="float">
            <text:p>29</text:p>
          </table:table-cell>
          <table:table-cell table:formula="of:=([.J42]/[.K$1])/([.I42]/1000)" office:value-type="float" office:value="0.0516473731077471" calcext:value-type="float">
            <text:p>0.05</text:p>
          </table:table-cell>
          <table:table-cell table:formula="of:=[.L$1]*([.D42]-20)" office:value-type="float" office:value="3" calcext:value-type="float">
            <text:p>3</text:p>
          </table:table-cell>
          <table:table-cell table:formula="of:=[.M$1]*[.F42]" office:value-type="float" office:value="0.605" calcext:value-type="float">
            <text:p>0.605</text:p>
          </table:table-cell>
          <table:table-cell table:style-name="ce1" table:formula="of:=[.N$1]*[.K42]" office:value-type="float" office:value="5.16473731077471" calcext:value-type="float">
            <text:p>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8905" calcext:value-type="float">
            <text:p>1989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35" calcext:value-type="float">
            <text:p>635</text:p>
          </table:table-cell>
          <table:table-cell table:formula="of:=[.B43]-[.B42]" office:value-type="float" office:value="100" calcext:value-type="float">
            <text:p>100</text:p>
          </table:table-cell>
          <table:table-cell table:formula="of:=[.H43]-[.H42]" office:value-type="float" office:value="36" calcext:value-type="float">
            <text:p>36</text:p>
          </table:table-cell>
          <table:table-cell table:formula="of:=([.J43]/[.K$1])/([.I43]/1000)" office:value-type="float" office:value="0.0641139804096171" calcext:value-type="float">
            <text:p>0.06</text:p>
          </table:table-cell>
          <table:table-cell table:formula="of:=[.L$1]*([.D43]-20)" office:value-type="float" office:value="4" calcext:value-type="float">
            <text:p>4</text:p>
          </table:table-cell>
          <table:table-cell table:formula="of:=[.M$1]*[.F43]" office:value-type="float" office:value="0.605" calcext:value-type="float">
            <text:p>0.605</text:p>
          </table:table-cell>
          <table:table-cell table:style-name="ce1" table:formula="of:=[.N$1]*[.K43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005" calcext:value-type="float">
            <text:p>1990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667" calcext:value-type="float">
            <text:p>667</text:p>
          </table:table-cell>
          <table:table-cell table:formula="of:=[.B44]-[.B43]" office:value-type="float" office:value="100" calcext:value-type="float">
            <text:p>100</text:p>
          </table:table-cell>
          <table:table-cell table:formula="of:=[.H44]-[.H43]" office:value-type="float" office:value="32" calcext:value-type="float">
            <text:p>32</text:p>
          </table:table-cell>
          <table:table-cell table:formula="of:=([.J44]/[.K$1])/([.I44]/1000)" office:value-type="float" office:value="0.0569902048085485" calcext:value-type="float">
            <text:p>0.06</text:p>
          </table:table-cell>
          <table:table-cell table:formula="of:=[.L$1]*([.D44]-20)" office:value-type="float" office:value="4" calcext:value-type="float">
            <text:p>4</text:p>
          </table:table-cell>
          <table:table-cell table:formula="of:=[.M$1]*[.F44]" office:value-type="float" office:value="0.605" calcext:value-type="float">
            <text:p>0.605</text:p>
          </table:table-cell>
          <table:table-cell table:style-name="ce1" table:formula="of:=[.N$1]*[.K44]" office:value-type="float" office:value="5.69902048085485" calcext:value-type="float">
            <text:p>5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105" calcext:value-type="float">
            <text:p>1991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01" calcext:value-type="float">
            <text:p>701</text:p>
          </table:table-cell>
          <table:table-cell table:formula="of:=[.B45]-[.B44]" office:value-type="float" office:value="100" calcext:value-type="float">
            <text:p>100</text:p>
          </table:table-cell>
          <table:table-cell table:formula="of:=[.H45]-[.H44]" office:value-type="float" office:value="34" calcext:value-type="float">
            <text:p>34</text:p>
          </table:table-cell>
          <table:table-cell table:formula="of:=([.J45]/[.K$1])/([.I45]/1000)" office:value-type="float" office:value="0.0605520926090828" calcext:value-type="float">
            <text:p>0.06</text:p>
          </table:table-cell>
          <table:table-cell table:formula="of:=[.L$1]*([.D45]-20)" office:value-type="float" office:value="4" calcext:value-type="float">
            <text:p>4</text:p>
          </table:table-cell>
          <table:table-cell table:formula="of:=[.M$1]*[.F45]" office:value-type="float" office:value="0.605" calcext:value-type="float">
            <text:p>0.605</text:p>
          </table:table-cell>
          <table:table-cell table:style-name="ce1" table:formula="of:=[.N$1]*[.K45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205" calcext:value-type="float">
            <text:p>1992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31" calcext:value-type="float">
            <text:p>731</text:p>
          </table:table-cell>
          <table:table-cell table:formula="of:=[.B46]-[.B45]" office:value-type="float" office:value="100" calcext:value-type="float">
            <text:p>100</text:p>
          </table:table-cell>
          <table:table-cell table:formula="of:=[.H46]-[.H45]" office:value-type="float" office:value="30" calcext:value-type="float">
            <text:p>30</text:p>
          </table:table-cell>
          <table:table-cell table:formula="of:=([.J46]/[.K$1])/([.I46]/1000)" office:value-type="float" office:value="0.0534283170080142" calcext:value-type="float">
            <text:p>0.05</text:p>
          </table:table-cell>
          <table:table-cell table:formula="of:=[.L$1]*([.D46]-20)" office:value-type="float" office:value="4" calcext:value-type="float">
            <text:p>4</text:p>
          </table:table-cell>
          <table:table-cell table:formula="of:=[.M$1]*[.F46]" office:value-type="float" office:value="0.605" calcext:value-type="float">
            <text:p>0.605</text:p>
          </table:table-cell>
          <table:table-cell table:style-name="ce1" table:formula="of:=[.N$1]*[.K46]" office:value-type="float" office:value="5.34283170080142" calcext:value-type="float">
            <text:p>5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305" calcext:value-type="float">
            <text:p>1993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dom</text:p>
          </table:table-cell>
          <table:table-cell office:value-type="float" office:value="769" calcext:value-type="float">
            <text:p>769</text:p>
          </table:table-cell>
          <table:table-cell table:formula="of:=[.B47]-[.B46]" office:value-type="float" office:value="100" calcext:value-type="float">
            <text:p>100</text:p>
          </table:table-cell>
          <table:table-cell table:formula="of:=[.H47]-[.H46]" office:value-type="float" office:value="38" calcext:value-type="float">
            <text:p>38</text:p>
          </table:table-cell>
          <table:table-cell table:formula="of:=([.J47]/[.K$1])/([.I47]/1000)" office:value-type="float" office:value="0.0676758682101514" calcext:value-type="float">
            <text:p>0.07</text:p>
          </table:table-cell>
          <table:table-cell table:formula="of:=[.L$1]*([.D47]-20)" office:value-type="float" office:value="4" calcext:value-type="float">
            <text:p>4</text:p>
          </table:table-cell>
          <table:table-cell table:formula="of:=[.M$1]*[.F47]" office:value-type="float" office:value="0.605" calcext:value-type="float">
            <text:p>0.605</text:p>
          </table:table-cell>
          <table:table-cell table:style-name="ce1" table:formula="of:=[.N$1]*[.K47]" office:value-type="float" office:value="6.76758682101514" calcext:value-type="float">
            <text:p>6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405" calcext:value-type="float">
            <text:p>1994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05" calcext:value-type="float">
            <text:p>805</text:p>
          </table:table-cell>
          <table:table-cell table:formula="of:=[.B48]-[.B47]" office:value-type="float" office:value="100" calcext:value-type="float">
            <text:p>100</text:p>
          </table:table-cell>
          <table:table-cell table:formula="of:=[.H48]-[.H47]" office:value-type="float" office:value="36" calcext:value-type="float">
            <text:p>36</text:p>
          </table:table-cell>
          <table:table-cell table:formula="of:=([.J48]/[.K$1])/([.I48]/1000)" office:value-type="float" office:value="0.0641139804096171" calcext:value-type="float">
            <text:p>0.06</text:p>
          </table:table-cell>
          <table:table-cell table:formula="of:=[.L$1]*([.D48]-20)" office:value-type="float" office:value="4" calcext:value-type="float">
            <text:p>4</text:p>
          </table:table-cell>
          <table:table-cell table:formula="of:=[.M$1]*[.F48]" office:value-type="float" office:value="1.265" calcext:value-type="float">
            <text:p>1.265</text:p>
          </table:table-cell>
          <table:table-cell table:style-name="ce1" table:formula="of:=[.N$1]*[.K48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505" calcext:value-type="float">
            <text:p>1995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36" calcext:value-type="float">
            <text:p>836</text:p>
          </table:table-cell>
          <table:table-cell table:formula="of:=[.B49]-[.B48]" office:value-type="float" office:value="100" calcext:value-type="float">
            <text:p>100</text:p>
          </table:table-cell>
          <table:table-cell table:formula="of:=[.H49]-[.H48]" office:value-type="float" office:value="31" calcext:value-type="float">
            <text:p>31</text:p>
          </table:table-cell>
          <table:table-cell table:formula="of:=([.J49]/[.K$1])/([.I49]/1000)" office:value-type="float" office:value="0.0552092609082814" calcext:value-type="float">
            <text:p>0.06</text:p>
          </table:table-cell>
          <table:table-cell table:formula="of:=[.L$1]*([.D49]-20)" office:value-type="float" office:value="4" calcext:value-type="float">
            <text:p>4</text:p>
          </table:table-cell>
          <table:table-cell table:formula="of:=[.M$1]*[.F49]" office:value-type="float" office:value="1.265" calcext:value-type="float">
            <text:p>1.265</text:p>
          </table:table-cell>
          <table:table-cell table:style-name="ce1" table:formula="of:=[.N$1]*[.K49]" office:value-type="float" office:value="5.52092609082814" calcext:value-type="float">
            <text:p>5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605" calcext:value-type="float">
            <text:p>1996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Odom</text:p>
          </table:table-cell>
          <table:table-cell office:value-type="float" office:value="873" calcext:value-type="float">
            <text:p>873</text:p>
          </table:table-cell>
          <table:table-cell table:formula="of:=[.B50]-[.B49]" office:value-type="float" office:value="100" calcext:value-type="float">
            <text:p>100</text:p>
          </table:table-cell>
          <table:table-cell table:formula="of:=[.H50]-[.H49]" office:value-type="float" office:value="37" calcext:value-type="float">
            <text:p>37</text:p>
          </table:table-cell>
          <table:table-cell table:formula="of:=([.J50]/[.K$1])/([.I50]/1000)" office:value-type="float" office:value="0.0658949243098842" calcext:value-type="float">
            <text:p>0.07</text:p>
          </table:table-cell>
          <table:table-cell table:formula="of:=[.L$1]*([.D50]-20)" office:value-type="float" office:value="4" calcext:value-type="float">
            <text:p>4</text:p>
          </table:table-cell>
          <table:table-cell table:formula="of:=[.M$1]*[.F50]" office:value-type="float" office:value="1.265" calcext:value-type="float">
            <text:p>1.265</text:p>
          </table:table-cell>
          <table:table-cell table:style-name="ce1" table:formula="of:=[.N$1]*[.K50]" office:value-type="float" office:value="6.58949243098842" calcext:value-type="float">
            <text:p>6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705" calcext:value-type="float">
            <text:p>1997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07" calcext:value-type="float">
            <text:p>907</text:p>
          </table:table-cell>
          <table:table-cell table:formula="of:=[.B51]-[.B50]" office:value-type="float" office:value="100" calcext:value-type="float">
            <text:p>100</text:p>
          </table:table-cell>
          <table:table-cell table:formula="of:=[.H51]-[.H50]" office:value-type="float" office:value="34" calcext:value-type="float">
            <text:p>34</text:p>
          </table:table-cell>
          <table:table-cell table:formula="of:=([.J51]/[.K$1])/([.I51]/1000)" office:value-type="float" office:value="0.0605520926090828" calcext:value-type="float">
            <text:p>0.06</text:p>
          </table:table-cell>
          <table:table-cell table:formula="of:=[.L$1]*([.D51]-20)" office:value-type="float" office:value="4" calcext:value-type="float">
            <text:p>4</text:p>
          </table:table-cell>
          <table:table-cell table:formula="of:=[.M$1]*[.F51]" office:value-type="float" office:value="1.815" calcext:value-type="float">
            <text:p>1.815</text:p>
          </table:table-cell>
          <table:table-cell table:style-name="ce1" table:formula="of:=[.N$1]*[.K51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805" calcext:value-type="float">
            <text:p>199805</text:p>
          </table:table-cell>
          <table:table-cell office:value-type="string" calcext:value-type="string">
            <text:p><text:s/>TH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32" calcext:value-type="float">
            <text:p>932</text:p>
          </table:table-cell>
          <table:table-cell table:formula="of:=[.B52]-[.B51]" office:value-type="float" office:value="100" calcext:value-type="float">
            <text:p>100</text:p>
          </table:table-cell>
          <table:table-cell table:formula="of:=[.H52]-[.H51]" office:value-type="float" office:value="25" calcext:value-type="float">
            <text:p>25</text:p>
          </table:table-cell>
          <table:table-cell table:formula="of:=([.J52]/[.K$1])/([.I52]/1000)" office:value-type="float" office:value="0.0445235975066785" calcext:value-type="float">
            <text:p>0.04</text:p>
          </table:table-cell>
          <table:table-cell table:formula="of:=[.L$1]*([.D52]-20)" office:value-type="float" office:value="4" calcext:value-type="float">
            <text:p>4</text:p>
          </table:table-cell>
          <table:table-cell table:formula="of:=[.M$1]*[.F52]" office:value-type="float" office:value="1.815" calcext:value-type="float">
            <text:p>1.815</text:p>
          </table:table-cell>
          <table:table-cell table:style-name="ce1" table:formula="of:=[.N$1]*[.K52]" office:value-type="float" office:value="4.45235975066785" calcext:value-type="float">
            <text:p>4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199905" calcext:value-type="float">
            <text:p>1999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Odom</text:p>
          </table:table-cell>
          <table:table-cell office:value-type="float" office:value="973" calcext:value-type="float">
            <text:p>973</text:p>
          </table:table-cell>
          <table:table-cell table:formula="of:=[.B53]-[.B52]" office:value-type="float" office:value="100" calcext:value-type="float">
            <text:p>100</text:p>
          </table:table-cell>
          <table:table-cell table:formula="of:=[.H53]-[.H52]" office:value-type="float" office:value="41" calcext:value-type="float">
            <text:p>41</text:p>
          </table:table-cell>
          <table:table-cell table:formula="of:=([.J53]/[.K$1])/([.I53]/1000)" office:value-type="float" office:value="0.0730186999109528" calcext:value-type="float">
            <text:p>0.07</text:p>
          </table:table-cell>
          <table:table-cell table:formula="of:=[.L$1]*([.D53]-20)" office:value-type="float" office:value="5" calcext:value-type="float">
            <text:p>5</text:p>
          </table:table-cell>
          <table:table-cell table:formula="of:=[.M$1]*[.F53]" office:value-type="float" office:value="1.815" calcext:value-type="float">
            <text:p>1.815</text:p>
          </table:table-cell>
          <table:table-cell table:style-name="ce1" table:formula="of:=[.N$1]*[.K53]" office:value-type="float" office:value="7.30186999109528" calcext:value-type="float">
            <text:p>7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005" calcext:value-type="float">
            <text:p>2000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08" calcext:value-type="float">
            <text:p>1008</text:p>
          </table:table-cell>
          <table:table-cell table:formula="of:=[.B54]-[.B53]" office:value-type="float" office:value="100" calcext:value-type="float">
            <text:p>100</text:p>
          </table:table-cell>
          <table:table-cell table:formula="of:=[.H54]-[.H53]" office:value-type="float" office:value="35" calcext:value-type="float">
            <text:p>35</text:p>
          </table:table-cell>
          <table:table-cell table:formula="of:=([.J54]/[.K$1])/([.I54]/1000)" office:value-type="float" office:value="0.06233303650935" calcext:value-type="float">
            <text:p>0.06</text:p>
          </table:table-cell>
          <table:table-cell table:formula="of:=[.L$1]*([.D54]-20)" office:value-type="float" office:value="5" calcext:value-type="float">
            <text:p>5</text:p>
          </table:table-cell>
          <table:table-cell table:formula="of:=[.M$1]*[.F54]" office:value-type="float" office:value="2.365" calcext:value-type="float">
            <text:p>2.365</text:p>
          </table:table-cell>
          <table:table-cell table:style-name="ce1" table:formula="of:=[.N$1]*[.K54]" office:value-type="float" office:value="6.233303650935" calcext:value-type="float">
            <text:p>6.2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105" calcext:value-type="float">
            <text:p>2001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46" calcext:value-type="float">
            <text:p>1046</text:p>
          </table:table-cell>
          <table:table-cell table:formula="of:=[.B55]-[.B54]" office:value-type="float" office:value="100" calcext:value-type="float">
            <text:p>100</text:p>
          </table:table-cell>
          <table:table-cell table:formula="of:=[.H55]-[.H54]" office:value-type="float" office:value="38" calcext:value-type="float">
            <text:p>38</text:p>
          </table:table-cell>
          <table:table-cell table:formula="of:=([.J55]/[.K$1])/([.I55]/1000)" office:value-type="float" office:value="0.0676758682101514" calcext:value-type="float">
            <text:p>0.07</text:p>
          </table:table-cell>
          <table:table-cell table:formula="of:=[.L$1]*([.D55]-20)" office:value-type="float" office:value="5" calcext:value-type="float">
            <text:p>5</text:p>
          </table:table-cell>
          <table:table-cell table:formula="of:=[.M$1]*[.F55]" office:value-type="float" office:value="2.365" calcext:value-type="float">
            <text:p>2.365</text:p>
          </table:table-cell>
          <table:table-cell table:style-name="ce1" table:formula="of:=[.N$1]*[.K55]" office:value-type="float" office:value="6.76758682101514" calcext:value-type="float">
            <text:p>6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205" calcext:value-type="float">
            <text:p>2002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082" calcext:value-type="float">
            <text:p>1082</text:p>
          </table:table-cell>
          <table:table-cell table:formula="of:=[.B56]-[.B55]" office:value-type="float" office:value="100" calcext:value-type="float">
            <text:p>100</text:p>
          </table:table-cell>
          <table:table-cell table:formula="of:=[.H56]-[.H55]" office:value-type="float" office:value="36" calcext:value-type="float">
            <text:p>36</text:p>
          </table:table-cell>
          <table:table-cell table:formula="of:=([.J56]/[.K$1])/([.I56]/1000)" office:value-type="float" office:value="0.0641139804096171" calcext:value-type="float">
            <text:p>0.06</text:p>
          </table:table-cell>
          <table:table-cell table:formula="of:=[.L$1]*([.D56]-20)" office:value-type="float" office:value="5" calcext:value-type="float">
            <text:p>5</text:p>
          </table:table-cell>
          <table:table-cell table:formula="of:=[.M$1]*[.F56]" office:value-type="float" office:value="2.365" calcext:value-type="float">
            <text:p>2.365</text:p>
          </table:table-cell>
          <table:table-cell table:style-name="ce1" table:formula="of:=[.N$1]*[.K56]" office:value-type="float" office:value="6.41139804096171" calcext:value-type="float">
            <text:p>6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305" calcext:value-type="float">
            <text:p>2003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32" calcext:value-type="float">
            <text:p>1132</text:p>
          </table:table-cell>
          <table:table-cell table:formula="of:=[.B57]-[.B56]" office:value-type="float" office:value="100" calcext:value-type="float">
            <text:p>100</text:p>
          </table:table-cell>
          <table:table-cell table:formula="of:=[.H57]-[.H56]" office:value-type="float" office:value="50" calcext:value-type="float">
            <text:p>50</text:p>
          </table:table-cell>
          <table:table-cell table:formula="of:=([.J57]/[.K$1])/([.I57]/1000)" office:value-type="float" office:value="0.0890471950133571" calcext:value-type="float">
            <text:p>0.09</text:p>
          </table:table-cell>
          <table:table-cell table:formula="of:=[.L$1]*([.D57]-20)" office:value-type="float" office:value="5" calcext:value-type="float">
            <text:p>5</text:p>
          </table:table-cell>
          <table:table-cell table:formula="of:=[.M$1]*[.F57]" office:value-type="float" office:value="2.365" calcext:value-type="float">
            <text:p>2.365</text:p>
          </table:table-cell>
          <table:table-cell table:style-name="ce1" table:formula="of:=[.N$1]*[.K57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405" calcext:value-type="float">
            <text:p>2004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64" calcext:value-type="float">
            <text:p>1164</text:p>
          </table:table-cell>
          <table:table-cell table:formula="of:=[.B58]-[.B57]" office:value-type="float" office:value="100" calcext:value-type="float">
            <text:p>100</text:p>
          </table:table-cell>
          <table:table-cell table:formula="of:=[.H58]-[.H57]" office:value-type="float" office:value="32" calcext:value-type="float">
            <text:p>32</text:p>
          </table:table-cell>
          <table:table-cell table:formula="of:=([.J58]/[.K$1])/([.I58]/1000)" office:value-type="float" office:value="0.0569902048085485" calcext:value-type="float">
            <text:p>0.06</text:p>
          </table:table-cell>
          <table:table-cell table:formula="of:=[.L$1]*([.D58]-20)" office:value-type="float" office:value="5" calcext:value-type="float">
            <text:p>5</text:p>
          </table:table-cell>
          <table:table-cell table:formula="of:=[.M$1]*[.F58]" office:value-type="float" office:value="2.365" calcext:value-type="float">
            <text:p>2.365</text:p>
          </table:table-cell>
          <table:table-cell table:style-name="ce1" table:formula="of:=[.N$1]*[.K58]" office:value-type="float" office:value="5.69902048085485" calcext:value-type="float">
            <text:p>5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505" calcext:value-type="float">
            <text:p>2005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198" calcext:value-type="float">
            <text:p>1198</text:p>
          </table:table-cell>
          <table:table-cell table:formula="of:=[.B59]-[.B58]" office:value-type="float" office:value="100" calcext:value-type="float">
            <text:p>100</text:p>
          </table:table-cell>
          <table:table-cell table:formula="of:=[.H59]-[.H58]" office:value-type="float" office:value="34" calcext:value-type="float">
            <text:p>34</text:p>
          </table:table-cell>
          <table:table-cell table:formula="of:=([.J59]/[.K$1])/([.I59]/1000)" office:value-type="float" office:value="0.0605520926090828" calcext:value-type="float">
            <text:p>0.06</text:p>
          </table:table-cell>
          <table:table-cell table:formula="of:=[.L$1]*([.D59]-20)" office:value-type="float" office:value="5" calcext:value-type="float">
            <text:p>5</text:p>
          </table:table-cell>
          <table:table-cell table:formula="of:=[.M$1]*[.F59]" office:value-type="float" office:value="2.365" calcext:value-type="float">
            <text:p>2.365</text:p>
          </table:table-cell>
          <table:table-cell table:style-name="ce1" table:formula="of:=[.N$1]*[.K59]" office:value-type="float" office:value="6.05520926090828" calcext:value-type="float">
            <text:p>6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605" calcext:value-type="float">
            <text:p>2006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Odom</text:p>
          </table:table-cell>
          <table:table-cell office:value-type="float" office:value="1231" calcext:value-type="float">
            <text:p>1231</text:p>
          </table:table-cell>
          <table:table-cell table:formula="of:=[.B60]-[.B59]" office:value-type="float" office:value="100" calcext:value-type="float">
            <text:p>100</text:p>
          </table:table-cell>
          <table:table-cell table:formula="of:=[.H60]-[.H59]" office:value-type="float" office:value="33" calcext:value-type="float">
            <text:p>33</text:p>
          </table:table-cell>
          <table:table-cell table:formula="of:=([.J60]/[.K$1])/([.I60]/1000)" office:value-type="float" office:value="0.0587711487088157" calcext:value-type="float">
            <text:p>0.06</text:p>
          </table:table-cell>
          <table:table-cell table:formula="of:=[.L$1]*([.D60]-20)" office:value-type="float" office:value="5" calcext:value-type="float">
            <text:p>5</text:p>
          </table:table-cell>
          <table:table-cell table:formula="of:=[.M$1]*[.F60]" office:value-type="float" office:value="2.365" calcext:value-type="float">
            <text:p>2.365</text:p>
          </table:table-cell>
          <table:table-cell table:style-name="ce1" table:formula="of:=[.N$1]*[.K60]" office:value-type="float" office:value="5.87711487088157" calcext:value-type="float">
            <text:p>5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260" calcext:value-type="float">
            <text:p>1260</text:p>
          </table:table-cell>
          <table:table-cell table:formula="of:=[.B61]-[.B60]" office:value-type="float" office:value="100" calcext:value-type="float">
            <text:p>100</text:p>
          </table:table-cell>
          <table:table-cell table:formula="of:=[.H61]-[.H60]" office:value-type="float" office:value="29" calcext:value-type="float">
            <text:p>29</text:p>
          </table:table-cell>
          <table:table-cell table:formula="of:=([.J61]/[.K$1])/([.I61]/1000)" office:value-type="float" office:value="0.0516473731077471" calcext:value-type="float">
            <text:p>0.05</text:p>
          </table:table-cell>
          <table:table-cell table:formula="of:=[.L$1]*([.D61]-20)" office:value-type="float" office:value="5" calcext:value-type="float">
            <text:p>5</text:p>
          </table:table-cell>
          <table:table-cell table:formula="of:=[.M$1]*[.F61]" office:value-type="float" office:value="2.86" calcext:value-type="float">
            <text:p>2.86</text:p>
          </table:table-cell>
          <table:table-cell table:style-name="ce1" table:formula="of:=[.N$1]*[.K61]" office:value-type="float" office:value="5.16473731077471" calcext:value-type="float">
            <text:p>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805" calcext:value-type="float">
            <text:p>200805</text:p>
          </table:table-cell>
          <table:table-cell office:value-type="string" calcext:value-type="string">
            <text:p><text:s/>TH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02" calcext:value-type="float">
            <text:p>1302</text:p>
          </table:table-cell>
          <table:table-cell table:formula="of:=[.B62]-[.B61]" office:value-type="float" office:value="100" calcext:value-type="float">
            <text:p>100</text:p>
          </table:table-cell>
          <table:table-cell table:formula="of:=[.H62]-[.H61]" office:value-type="float" office:value="42" calcext:value-type="float">
            <text:p>42</text:p>
          </table:table-cell>
          <table:table-cell table:formula="of:=([.J62]/[.K$1])/([.I62]/1000)" office:value-type="float" office:value="0.0747996438112199" calcext:value-type="float">
            <text:p>0.07</text:p>
          </table:table-cell>
          <table:table-cell table:formula="of:=[.L$1]*([.D62]-20)" office:value-type="float" office:value="5" calcext:value-type="float">
            <text:p>5</text:p>
          </table:table-cell>
          <table:table-cell table:formula="of:=[.M$1]*[.F62]" office:value-type="float" office:value="2.86" calcext:value-type="float">
            <text:p>2.86</text:p>
          </table:table-cell>
          <table:table-cell table:style-name="ce1" table:formula="of:=[.N$1]*[.K62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0905" calcext:value-type="float">
            <text:p>2009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39" calcext:value-type="float">
            <text:p>1339</text:p>
          </table:table-cell>
          <table:table-cell table:formula="of:=[.B63]-[.B62]" office:value-type="float" office:value="100" calcext:value-type="float">
            <text:p>100</text:p>
          </table:table-cell>
          <table:table-cell table:formula="of:=[.H63]-[.H62]" office:value-type="float" office:value="37" calcext:value-type="float">
            <text:p>37</text:p>
          </table:table-cell>
          <table:table-cell table:formula="of:=([.J63]/[.K$1])/([.I63]/1000)" office:value-type="float" office:value="0.0658949243098842" calcext:value-type="float">
            <text:p>0.07</text:p>
          </table:table-cell>
          <table:table-cell table:formula="of:=[.L$1]*([.D63]-20)" office:value-type="float" office:value="6" calcext:value-type="float">
            <text:p>6</text:p>
          </table:table-cell>
          <table:table-cell table:formula="of:=[.M$1]*[.F63]" office:value-type="float" office:value="2.86" calcext:value-type="float">
            <text:p>2.86</text:p>
          </table:table-cell>
          <table:table-cell table:style-name="ce1" table:formula="of:=[.N$1]*[.K63]" office:value-type="float" office:value="6.58949243098842" calcext:value-type="float">
            <text:p>6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005" calcext:value-type="float">
            <text:p>2010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381" calcext:value-type="float">
            <text:p>1381</text:p>
          </table:table-cell>
          <table:table-cell table:formula="of:=[.B64]-[.B63]" office:value-type="float" office:value="100" calcext:value-type="float">
            <text:p>100</text:p>
          </table:table-cell>
          <table:table-cell table:formula="of:=[.H64]-[.H63]" office:value-type="float" office:value="42" calcext:value-type="float">
            <text:p>42</text:p>
          </table:table-cell>
          <table:table-cell table:formula="of:=([.J64]/[.K$1])/([.I64]/1000)" office:value-type="float" office:value="0.0747996438112199" calcext:value-type="float">
            <text:p>0.07</text:p>
          </table:table-cell>
          <table:table-cell table:formula="of:=[.L$1]*([.D64]-20)" office:value-type="float" office:value="6" calcext:value-type="float">
            <text:p>6</text:p>
          </table:table-cell>
          <table:table-cell table:formula="of:=[.M$1]*[.F64]" office:value-type="float" office:value="2.86" calcext:value-type="float">
            <text:p>2.86</text:p>
          </table:table-cell>
          <table:table-cell table:style-name="ce1" table:formula="of:=[.N$1]*[.K64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105" calcext:value-type="float">
            <text:p>2011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24" calcext:value-type="float">
            <text:p>1424</text:p>
          </table:table-cell>
          <table:table-cell table:formula="of:=[.B65]-[.B64]" office:value-type="float" office:value="100" calcext:value-type="float">
            <text:p>100</text:p>
          </table:table-cell>
          <table:table-cell table:formula="of:=[.H65]-[.H64]" office:value-type="float" office:value="43" calcext:value-type="float">
            <text:p>43</text:p>
          </table:table-cell>
          <table:table-cell table:formula="of:=([.J65]/[.K$1])/([.I65]/1000)" office:value-type="float" office:value="0.0765805877114871" calcext:value-type="float">
            <text:p>0.08</text:p>
          </table:table-cell>
          <table:table-cell table:formula="of:=[.L$1]*([.D65]-20)" office:value-type="float" office:value="6" calcext:value-type="float">
            <text:p>6</text:p>
          </table:table-cell>
          <table:table-cell table:formula="of:=[.M$1]*[.F65]" office:value-type="float" office:value="2.86" calcext:value-type="float">
            <text:p>2.86</text:p>
          </table:table-cell>
          <table:table-cell table:style-name="ce1" table:formula="of:=[.N$1]*[.K65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205" calcext:value-type="float">
            <text:p>2012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466" calcext:value-type="float">
            <text:p>1466</text:p>
          </table:table-cell>
          <table:table-cell table:formula="of:=[.B66]-[.B65]" office:value-type="float" office:value="100" calcext:value-type="float">
            <text:p>100</text:p>
          </table:table-cell>
          <table:table-cell table:formula="of:=[.H66]-[.H65]" office:value-type="float" office:value="42" calcext:value-type="float">
            <text:p>42</text:p>
          </table:table-cell>
          <table:table-cell table:formula="of:=([.J66]/[.K$1])/([.I66]/1000)" office:value-type="float" office:value="0.0747996438112199" calcext:value-type="float">
            <text:p>0.07</text:p>
          </table:table-cell>
          <table:table-cell table:formula="of:=[.L$1]*([.D66]-20)" office:value-type="float" office:value="6" calcext:value-type="float">
            <text:p>6</text:p>
          </table:table-cell>
          <table:table-cell table:formula="of:=[.M$1]*[.F66]" office:value-type="float" office:value="2.86" calcext:value-type="float">
            <text:p>2.86</text:p>
          </table:table-cell>
          <table:table-cell table:style-name="ce1" table:formula="of:=[.N$1]*[.K66]" office:value-type="float" office:value="7.47996438112199" calcext:value-type="float">
            <text:p>7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305" calcext:value-type="float">
            <text:p>2013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11" calcext:value-type="float">
            <text:p>1511</text:p>
          </table:table-cell>
          <table:table-cell table:formula="of:=[.B67]-[.B66]" office:value-type="float" office:value="100" calcext:value-type="float">
            <text:p>100</text:p>
          </table:table-cell>
          <table:table-cell table:formula="of:=[.H67]-[.H66]" office:value-type="float" office:value="45" calcext:value-type="float">
            <text:p>45</text:p>
          </table:table-cell>
          <table:table-cell table:formula="of:=([.J67]/[.K$1])/([.I67]/1000)" office:value-type="float" office:value="0.0801424755120214" calcext:value-type="float">
            <text:p>0.08</text:p>
          </table:table-cell>
          <table:table-cell table:formula="of:=[.L$1]*([.D67]-20)" office:value-type="float" office:value="6" calcext:value-type="float">
            <text:p>6</text:p>
          </table:table-cell>
          <table:table-cell table:formula="of:=[.M$1]*[.F67]" office:value-type="float" office:value="2.86" calcext:value-type="float">
            <text:p>2.86</text:p>
          </table:table-cell>
          <table:table-cell table:style-name="ce1" table:formula="of:=[.N$1]*[.K67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405" calcext:value-type="float">
            <text:p>2014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56" calcext:value-type="float">
            <text:p>1556</text:p>
          </table:table-cell>
          <table:table-cell table:formula="of:=[.B68]-[.B67]" office:value-type="float" office:value="100" calcext:value-type="float">
            <text:p>100</text:p>
          </table:table-cell>
          <table:table-cell table:formula="of:=[.H68]-[.H67]" office:value-type="float" office:value="45" calcext:value-type="float">
            <text:p>45</text:p>
          </table:table-cell>
          <table:table-cell table:formula="of:=([.J68]/[.K$1])/([.I68]/1000)" office:value-type="float" office:value="0.0801424755120214" calcext:value-type="float">
            <text:p>0.08</text:p>
          </table:table-cell>
          <table:table-cell table:formula="of:=[.L$1]*([.D68]-20)" office:value-type="float" office:value="6" calcext:value-type="float">
            <text:p>6</text:p>
          </table:table-cell>
          <table:table-cell table:formula="of:=[.M$1]*[.F68]" office:value-type="float" office:value="2.86" calcext:value-type="float">
            <text:p>2.86</text:p>
          </table:table-cell>
          <table:table-cell table:style-name="ce1" table:formula="of:=[.N$1]*[.K68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505" calcext:value-type="float">
            <text:p>2015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596" calcext:value-type="float">
            <text:p>1596</text:p>
          </table:table-cell>
          <table:table-cell table:formula="of:=[.B69]-[.B68]" office:value-type="float" office:value="100" calcext:value-type="float">
            <text:p>100</text:p>
          </table:table-cell>
          <table:table-cell table:formula="of:=[.H69]-[.H68]" office:value-type="float" office:value="40" calcext:value-type="float">
            <text:p>40</text:p>
          </table:table-cell>
          <table:table-cell table:formula="of:=([.J69]/[.K$1])/([.I69]/1000)" office:value-type="float" office:value="0.0712377560106857" calcext:value-type="float">
            <text:p>0.07</text:p>
          </table:table-cell>
          <table:table-cell table:formula="of:=[.L$1]*([.D69]-20)" office:value-type="float" office:value="6" calcext:value-type="float">
            <text:p>6</text:p>
          </table:table-cell>
          <table:table-cell table:formula="of:=[.M$1]*[.F69]" office:value-type="float" office:value="2.86" calcext:value-type="float">
            <text:p>2.86</text:p>
          </table:table-cell>
          <table:table-cell table:style-name="ce1" table:formula="of:=[.N$1]*[.K69]" office:value-type="float" office:value="7.12377560106857" calcext:value-type="float">
            <text:p>7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605" calcext:value-type="float">
            <text:p>2016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45" calcext:value-type="float">
            <text:p>1645</text:p>
          </table:table-cell>
          <table:table-cell table:formula="of:=[.B70]-[.B69]" office:value-type="float" office:value="100" calcext:value-type="float">
            <text:p>100</text:p>
          </table:table-cell>
          <table:table-cell table:formula="of:=[.H70]-[.H69]" office:value-type="float" office:value="49" calcext:value-type="float">
            <text:p>49</text:p>
          </table:table-cell>
          <table:table-cell table:formula="of:=([.J70]/[.K$1])/([.I70]/1000)" office:value-type="float" office:value="0.0872662511130899" calcext:value-type="float">
            <text:p>0.09</text:p>
          </table:table-cell>
          <table:table-cell table:formula="of:=[.L$1]*([.D70]-20)" office:value-type="float" office:value="6" calcext:value-type="float">
            <text:p>6</text:p>
          </table:table-cell>
          <table:table-cell table:formula="of:=[.M$1]*[.F70]" office:value-type="float" office:value="2.86" calcext:value-type="float">
            <text:p>2.86</text:p>
          </table:table-cell>
          <table:table-cell table:style-name="ce1" table:formula="of:=[.N$1]*[.K70]" office:value-type="float" office:value="8.72662511130899" calcext:value-type="float">
            <text:p>8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705" calcext:value-type="float">
            <text:p>2017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690" calcext:value-type="float">
            <text:p>1690</text:p>
          </table:table-cell>
          <table:table-cell table:formula="of:=[.B71]-[.B70]" office:value-type="float" office:value="100" calcext:value-type="float">
            <text:p>100</text:p>
          </table:table-cell>
          <table:table-cell table:formula="of:=[.H71]-[.H70]" office:value-type="float" office:value="45" calcext:value-type="float">
            <text:p>45</text:p>
          </table:table-cell>
          <table:table-cell table:formula="of:=([.J71]/[.K$1])/([.I71]/1000)" office:value-type="float" office:value="0.0801424755120214" calcext:value-type="float">
            <text:p>0.08</text:p>
          </table:table-cell>
          <table:table-cell table:formula="of:=[.L$1]*([.D71]-20)" office:value-type="float" office:value="6" calcext:value-type="float">
            <text:p>6</text:p>
          </table:table-cell>
          <table:table-cell table:formula="of:=[.M$1]*[.F71]" office:value-type="float" office:value="2.86" calcext:value-type="float">
            <text:p>2.86</text:p>
          </table:table-cell>
          <table:table-cell table:style-name="ce1" table:formula="of:=[.N$1]*[.K71]" office:value-type="float" office:value="8.01424755120214" calcext:value-type="float">
            <text:p>8.0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805" calcext:value-type="float">
            <text:p>201805</text:p>
          </table:table-cell>
          <table:table-cell office:value-type="string" calcext:value-type="string">
            <text:p><text:s/>T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34" calcext:value-type="float">
            <text:p>1734</text:p>
          </table:table-cell>
          <table:table-cell table:formula="of:=[.B72]-[.B71]" office:value-type="float" office:value="100" calcext:value-type="float">
            <text:p>100</text:p>
          </table:table-cell>
          <table:table-cell table:formula="of:=[.H72]-[.H71]" office:value-type="float" office:value="44" calcext:value-type="float">
            <text:p>44</text:p>
          </table:table-cell>
          <table:table-cell table:formula="of:=([.J72]/[.K$1])/([.I72]/1000)" office:value-type="float" office:value="0.0783615316117542" calcext:value-type="float">
            <text:p>0.08</text:p>
          </table:table-cell>
          <table:table-cell table:formula="of:=[.L$1]*([.D72]-20)" office:value-type="float" office:value="6" calcext:value-type="float">
            <text:p>6</text:p>
          </table:table-cell>
          <table:table-cell table:formula="of:=[.M$1]*[.F72]" office:value-type="float" office:value="2.86" calcext:value-type="float">
            <text:p>2.86</text:p>
          </table:table-cell>
          <table:table-cell table:style-name="ce1" table:formula="of:=[.N$1]*[.K72]" office:value-type="float" office:value="7.83615316117542" calcext:value-type="float">
            <text:p>7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1905" calcext:value-type="float">
            <text:p>2019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784" calcext:value-type="float">
            <text:p>1784</text:p>
          </table:table-cell>
          <table:table-cell table:formula="of:=[.B73]-[.B72]" office:value-type="float" office:value="100" calcext:value-type="float">
            <text:p>100</text:p>
          </table:table-cell>
          <table:table-cell table:formula="of:=[.H73]-[.H72]" office:value-type="float" office:value="50" calcext:value-type="float">
            <text:p>50</text:p>
          </table:table-cell>
          <table:table-cell table:formula="of:=([.J73]/[.K$1])/([.I73]/1000)" office:value-type="float" office:value="0.0890471950133571" calcext:value-type="float">
            <text:p>0.09</text:p>
          </table:table-cell>
          <table:table-cell table:formula="of:=[.L$1]*([.D73]-20)" office:value-type="float" office:value="7" calcext:value-type="float">
            <text:p>7</text:p>
          </table:table-cell>
          <table:table-cell table:formula="of:=[.M$1]*[.F73]" office:value-type="float" office:value="2.86" calcext:value-type="float">
            <text:p>2.86</text:p>
          </table:table-cell>
          <table:table-cell table:style-name="ce1" table:formula="of:=[.N$1]*[.K73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005" calcext:value-type="float">
            <text:p>2020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32" calcext:value-type="float">
            <text:p>1832</text:p>
          </table:table-cell>
          <table:table-cell table:formula="of:=[.B74]-[.B73]" office:value-type="float" office:value="100" calcext:value-type="float">
            <text:p>100</text:p>
          </table:table-cell>
          <table:table-cell table:formula="of:=[.H74]-[.H73]" office:value-type="float" office:value="48" calcext:value-type="float">
            <text:p>48</text:p>
          </table:table-cell>
          <table:table-cell table:formula="of:=([.J74]/[.K$1])/([.I74]/1000)" office:value-type="float" office:value="0.0854853072128228" calcext:value-type="float">
            <text:p>0.09</text:p>
          </table:table-cell>
          <table:table-cell table:formula="of:=[.L$1]*([.D74]-20)" office:value-type="float" office:value="7" calcext:value-type="float">
            <text:p>7</text:p>
          </table:table-cell>
          <table:table-cell table:formula="of:=[.M$1]*[.F74]" office:value-type="float" office:value="2.86" calcext:value-type="float">
            <text:p>2.86</text:p>
          </table:table-cell>
          <table:table-cell table:style-name="ce1" table:formula="of:=[.N$1]*[.K74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105" calcext:value-type="float">
            <text:p>2021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884" calcext:value-type="float">
            <text:p>1884</text:p>
          </table:table-cell>
          <table:table-cell table:formula="of:=[.B75]-[.B74]" office:value-type="float" office:value="100" calcext:value-type="float">
            <text:p>100</text:p>
          </table:table-cell>
          <table:table-cell table:formula="of:=[.H75]-[.H74]" office:value-type="float" office:value="52" calcext:value-type="float">
            <text:p>52</text:p>
          </table:table-cell>
          <table:table-cell table:formula="of:=([.J75]/[.K$1])/([.I75]/1000)" office:value-type="float" office:value="0.0926090828138914" calcext:value-type="float">
            <text:p>0.09</text:p>
          </table:table-cell>
          <table:table-cell table:formula="of:=[.L$1]*([.D75]-20)" office:value-type="float" office:value="7" calcext:value-type="float">
            <text:p>7</text:p>
          </table:table-cell>
          <table:table-cell table:formula="of:=[.M$1]*[.F75]" office:value-type="float" office:value="2.86" calcext:value-type="float">
            <text:p>2.86</text:p>
          </table:table-cell>
          <table:table-cell table:style-name="ce1" table:formula="of:=[.N$1]*[.K75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205" calcext:value-type="float">
            <text:p>2022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24" calcext:value-type="float">
            <text:p>1924</text:p>
          </table:table-cell>
          <table:table-cell table:formula="of:=[.B76]-[.B75]" office:value-type="float" office:value="100" calcext:value-type="float">
            <text:p>100</text:p>
          </table:table-cell>
          <table:table-cell table:formula="of:=[.H76]-[.H75]" office:value-type="float" office:value="40" calcext:value-type="float">
            <text:p>40</text:p>
          </table:table-cell>
          <table:table-cell table:formula="of:=([.J76]/[.K$1])/([.I76]/1000)" office:value-type="float" office:value="0.0712377560106857" calcext:value-type="float">
            <text:p>0.07</text:p>
          </table:table-cell>
          <table:table-cell table:formula="of:=[.L$1]*([.D76]-20)" office:value-type="float" office:value="7" calcext:value-type="float">
            <text:p>7</text:p>
          </table:table-cell>
          <table:table-cell table:formula="of:=[.M$1]*[.F76]" office:value-type="float" office:value="2.86" calcext:value-type="float">
            <text:p>2.86</text:p>
          </table:table-cell>
          <table:table-cell table:style-name="ce1" table:formula="of:=[.N$1]*[.K76]" office:value-type="float" office:value="7.12377560106857" calcext:value-type="float">
            <text:p>7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305" calcext:value-type="float">
            <text:p>2023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1976" calcext:value-type="float">
            <text:p>1976</text:p>
          </table:table-cell>
          <table:table-cell table:formula="of:=[.B77]-[.B76]" office:value-type="float" office:value="100" calcext:value-type="float">
            <text:p>100</text:p>
          </table:table-cell>
          <table:table-cell table:formula="of:=[.H77]-[.H76]" office:value-type="float" office:value="52" calcext:value-type="float">
            <text:p>52</text:p>
          </table:table-cell>
          <table:table-cell table:formula="of:=([.J77]/[.K$1])/([.I77]/1000)" office:value-type="float" office:value="0.0926090828138914" calcext:value-type="float">
            <text:p>0.09</text:p>
          </table:table-cell>
          <table:table-cell table:formula="of:=[.L$1]*([.D77]-20)" office:value-type="float" office:value="7" calcext:value-type="float">
            <text:p>7</text:p>
          </table:table-cell>
          <table:table-cell table:formula="of:=[.M$1]*[.F77]" office:value-type="float" office:value="2.86" calcext:value-type="float">
            <text:p>2.86</text:p>
          </table:table-cell>
          <table:table-cell table:style-name="ce1" table:formula="of:=[.N$1]*[.K77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405" calcext:value-type="float">
            <text:p>2024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24" calcext:value-type="float">
            <text:p>2024</text:p>
          </table:table-cell>
          <table:table-cell table:formula="of:=[.B78]-[.B77]" office:value-type="float" office:value="100" calcext:value-type="float">
            <text:p>100</text:p>
          </table:table-cell>
          <table:table-cell table:formula="of:=[.H78]-[.H77]" office:value-type="float" office:value="48" calcext:value-type="float">
            <text:p>48</text:p>
          </table:table-cell>
          <table:table-cell table:formula="of:=([.J78]/[.K$1])/([.I78]/1000)" office:value-type="float" office:value="0.0854853072128228" calcext:value-type="float">
            <text:p>0.09</text:p>
          </table:table-cell>
          <table:table-cell table:formula="of:=[.L$1]*([.D78]-20)" office:value-type="float" office:value="7" calcext:value-type="float">
            <text:p>7</text:p>
          </table:table-cell>
          <table:table-cell table:formula="of:=[.M$1]*[.F78]" office:value-type="float" office:value="2.86" calcext:value-type="float">
            <text:p>2.86</text:p>
          </table:table-cell>
          <table:table-cell table:style-name="ce1" table:formula="of:=[.N$1]*[.K78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505" calcext:value-type="float">
            <text:p>2025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070" calcext:value-type="float">
            <text:p>2070</text:p>
          </table:table-cell>
          <table:table-cell table:formula="of:=[.B79]-[.B78]" office:value-type="float" office:value="100" calcext:value-type="float">
            <text:p>100</text:p>
          </table:table-cell>
          <table:table-cell table:formula="of:=[.H79]-[.H78]" office:value-type="float" office:value="46" calcext:value-type="float">
            <text:p>46</text:p>
          </table:table-cell>
          <table:table-cell table:formula="of:=([.J79]/[.K$1])/([.I79]/1000)" office:value-type="float" office:value="0.0819234194122885" calcext:value-type="float">
            <text:p>0.08</text:p>
          </table:table-cell>
          <table:table-cell table:formula="of:=[.L$1]*([.D79]-20)" office:value-type="float" office:value="7" calcext:value-type="float">
            <text:p>7</text:p>
          </table:table-cell>
          <table:table-cell table:formula="of:=[.M$1]*[.F79]" office:value-type="float" office:value="2.86" calcext:value-type="float">
            <text:p>2.86</text:p>
          </table:table-cell>
          <table:table-cell table:style-name="ce1" table:formula="of:=[.N$1]*[.K79]" office:value-type="float" office:value="8.19234194122885" calcext:value-type="float">
            <text:p>8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605" calcext:value-type="float">
            <text:p>2026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23" calcext:value-type="float">
            <text:p>2123</text:p>
          </table:table-cell>
          <table:table-cell table:formula="of:=[.B80]-[.B79]" office:value-type="float" office:value="100" calcext:value-type="float">
            <text:p>100</text:p>
          </table:table-cell>
          <table:table-cell table:formula="of:=[.H80]-[.H79]" office:value-type="float" office:value="53" calcext:value-type="float">
            <text:p>53</text:p>
          </table:table-cell>
          <table:table-cell table:formula="of:=([.J80]/[.K$1])/([.I80]/1000)" office:value-type="float" office:value="0.0943900267141585" calcext:value-type="float">
            <text:p>0.09</text:p>
          </table:table-cell>
          <table:table-cell table:formula="of:=[.L$1]*([.D80]-20)" office:value-type="float" office:value="7" calcext:value-type="float">
            <text:p>7</text:p>
          </table:table-cell>
          <table:table-cell table:formula="of:=[.M$1]*[.F80]" office:value-type="float" office:value="2.86" calcext:value-type="float">
            <text:p>2.86</text:p>
          </table:table-cell>
          <table:table-cell table:style-name="ce1" table:formula="of:=[.N$1]*[.K80]" office:value-type="float" office:value="9.43900267141585" calcext:value-type="float">
            <text:p>9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705" calcext:value-type="float">
            <text:p>2027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166" calcext:value-type="float">
            <text:p>2166</text:p>
          </table:table-cell>
          <table:table-cell table:formula="of:=[.B81]-[.B80]" office:value-type="float" office:value="100" calcext:value-type="float">
            <text:p>100</text:p>
          </table:table-cell>
          <table:table-cell table:formula="of:=[.H81]-[.H80]" office:value-type="float" office:value="43" calcext:value-type="float">
            <text:p>43</text:p>
          </table:table-cell>
          <table:table-cell table:formula="of:=([.J81]/[.K$1])/([.I81]/1000)" office:value-type="float" office:value="0.0765805877114871" calcext:value-type="float">
            <text:p>0.08</text:p>
          </table:table-cell>
          <table:table-cell table:formula="of:=[.L$1]*([.D81]-20)" office:value-type="float" office:value="7" calcext:value-type="float">
            <text:p>7</text:p>
          </table:table-cell>
          <table:table-cell table:formula="of:=[.M$1]*[.F81]" office:value-type="float" office:value="2.86" calcext:value-type="float">
            <text:p>2.86</text:p>
          </table:table-cell>
          <table:table-cell table:style-name="ce1" table:formula="of:=[.N$1]*[.K81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805" calcext:value-type="float">
            <text:p>202805</text:p>
          </table:table-cell>
          <table:table-cell office:value-type="string" calcext:value-type="string">
            <text:p><text:s/>TH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14" calcext:value-type="float">
            <text:p>2214</text:p>
          </table:table-cell>
          <table:table-cell table:formula="of:=[.B82]-[.B81]" office:value-type="float" office:value="100" calcext:value-type="float">
            <text:p>100</text:p>
          </table:table-cell>
          <table:table-cell table:formula="of:=[.H82]-[.H81]" office:value-type="float" office:value="48" calcext:value-type="float">
            <text:p>48</text:p>
          </table:table-cell>
          <table:table-cell table:formula="of:=([.J82]/[.K$1])/([.I82]/1000)" office:value-type="float" office:value="0.0854853072128228" calcext:value-type="float">
            <text:p>0.09</text:p>
          </table:table-cell>
          <table:table-cell table:formula="of:=[.L$1]*([.D82]-20)" office:value-type="float" office:value="7" calcext:value-type="float">
            <text:p>7</text:p>
          </table:table-cell>
          <table:table-cell table:formula="of:=[.M$1]*[.F82]" office:value-type="float" office:value="2.86" calcext:value-type="float">
            <text:p>2.86</text:p>
          </table:table-cell>
          <table:table-cell table:style-name="ce1" table:formula="of:=[.N$1]*[.K82]" office:value-type="float" office:value="8.54853072128228" calcext:value-type="float">
            <text:p>8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2905" calcext:value-type="float">
            <text:p>2029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257" calcext:value-type="float">
            <text:p>2257</text:p>
          </table:table-cell>
          <table:table-cell table:formula="of:=[.B83]-[.B82]" office:value-type="float" office:value="100" calcext:value-type="float">
            <text:p>100</text:p>
          </table:table-cell>
          <table:table-cell table:formula="of:=[.H83]-[.H82]" office:value-type="float" office:value="43" calcext:value-type="float">
            <text:p>43</text:p>
          </table:table-cell>
          <table:table-cell table:formula="of:=([.J83]/[.K$1])/([.I83]/1000)" office:value-type="float" office:value="0.0765805877114871" calcext:value-type="float">
            <text:p>0.08</text:p>
          </table:table-cell>
          <table:table-cell table:formula="of:=[.L$1]*([.D83]-20)" office:value-type="float" office:value="8" calcext:value-type="float">
            <text:p>8</text:p>
          </table:table-cell>
          <table:table-cell table:formula="of:=[.M$1]*[.F83]" office:value-type="float" office:value="2.86" calcext:value-type="float">
            <text:p>2.86</text:p>
          </table:table-cell>
          <table:table-cell table:style-name="ce1" table:formula="of:=[.N$1]*[.K83]" office:value-type="float" office:value="7.65805877114871" calcext:value-type="float">
            <text:p>7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005" calcext:value-type="float">
            <text:p>2030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15" calcext:value-type="float">
            <text:p>2315</text:p>
          </table:table-cell>
          <table:table-cell table:formula="of:=[.B84]-[.B83]" office:value-type="float" office:value="100" calcext:value-type="float">
            <text:p>100</text:p>
          </table:table-cell>
          <table:table-cell table:formula="of:=[.H84]-[.H83]" office:value-type="float" office:value="58" calcext:value-type="float">
            <text:p>58</text:p>
          </table:table-cell>
          <table:table-cell table:formula="of:=([.J84]/[.K$1])/([.I84]/1000)" office:value-type="float" office:value="0.103294746215494" calcext:value-type="float">
            <text:p>0.10</text:p>
          </table:table-cell>
          <table:table-cell table:formula="of:=[.L$1]*([.D84]-20)" office:value-type="float" office:value="8" calcext:value-type="float">
            <text:p>8</text:p>
          </table:table-cell>
          <table:table-cell table:formula="of:=[.M$1]*[.F84]" office:value-type="float" office:value="2.86" calcext:value-type="float">
            <text:p>2.86</text:p>
          </table:table-cell>
          <table:table-cell table:style-name="ce1" table:formula="of:=[.N$1]*[.K84]" office:value-type="float" office:value="10.3294746215494" calcext:value-type="float">
            <text:p>10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105" calcext:value-type="float">
            <text:p>2031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366" calcext:value-type="float">
            <text:p>2366</text:p>
          </table:table-cell>
          <table:table-cell table:formula="of:=[.B85]-[.B84]" office:value-type="float" office:value="100" calcext:value-type="float">
            <text:p>100</text:p>
          </table:table-cell>
          <table:table-cell table:formula="of:=[.H85]-[.H84]" office:value-type="float" office:value="51" calcext:value-type="float">
            <text:p>51</text:p>
          </table:table-cell>
          <table:table-cell table:formula="of:=([.J85]/[.K$1])/([.I85]/1000)" office:value-type="float" office:value="0.0908281389136242" calcext:value-type="float">
            <text:p>0.09</text:p>
          </table:table-cell>
          <table:table-cell table:formula="of:=[.L$1]*([.D85]-20)" office:value-type="float" office:value="8" calcext:value-type="float">
            <text:p>8</text:p>
          </table:table-cell>
          <table:table-cell table:formula="of:=[.M$1]*[.F85]" office:value-type="float" office:value="2.86" calcext:value-type="float">
            <text:p>2.86</text:p>
          </table:table-cell>
          <table:table-cell table:style-name="ce1" table:formula="of:=[.N$1]*[.K85]" office:value-type="float" office:value="9.08281389136242" calcext:value-type="float">
            <text:p>9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205" calcext:value-type="float">
            <text:p>2032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21" calcext:value-type="float">
            <text:p>2421</text:p>
          </table:table-cell>
          <table:table-cell table:formula="of:=[.B86]-[.B85]" office:value-type="float" office:value="100" calcext:value-type="float">
            <text:p>100</text:p>
          </table:table-cell>
          <table:table-cell table:formula="of:=[.H86]-[.H85]" office:value-type="float" office:value="55" calcext:value-type="float">
            <text:p>55</text:p>
          </table:table-cell>
          <table:table-cell table:formula="of:=([.J86]/[.K$1])/([.I86]/1000)" office:value-type="float" office:value="0.0979519145146928" calcext:value-type="float">
            <text:p>0.10</text:p>
          </table:table-cell>
          <table:table-cell table:formula="of:=[.L$1]*([.D86]-20)" office:value-type="float" office:value="8" calcext:value-type="float">
            <text:p>8</text:p>
          </table:table-cell>
          <table:table-cell table:formula="of:=[.M$1]*[.F86]" office:value-type="float" office:value="2.86" calcext:value-type="float">
            <text:p>2.86</text:p>
          </table:table-cell>
          <table:table-cell table:style-name="ce1" table:formula="of:=[.N$1]*[.K86]" office:value-type="float" office:value="9.79519145146928" calcext:value-type="float">
            <text:p>9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305" calcext:value-type="float">
            <text:p>2033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Odom</text:p>
          </table:table-cell>
          <table:table-cell office:value-type="float" office:value="2475" calcext:value-type="float">
            <text:p>2475</text:p>
          </table:table-cell>
          <table:table-cell table:formula="of:=[.B87]-[.B86]" office:value-type="float" office:value="100" calcext:value-type="float">
            <text:p>100</text:p>
          </table:table-cell>
          <table:table-cell table:formula="of:=[.H87]-[.H86]" office:value-type="float" office:value="54" calcext:value-type="float">
            <text:p>54</text:p>
          </table:table-cell>
          <table:table-cell table:formula="of:=([.J87]/[.K$1])/([.I87]/1000)" office:value-type="float" office:value="0.0961709706144256" calcext:value-type="float">
            <text:p>0.10</text:p>
          </table:table-cell>
          <table:table-cell table:formula="of:=[.L$1]*([.D87]-20)" office:value-type="float" office:value="8" calcext:value-type="float">
            <text:p>8</text:p>
          </table:table-cell>
          <table:table-cell table:formula="of:=[.M$1]*[.F87]" office:value-type="float" office:value="2.86" calcext:value-type="float">
            <text:p>2.86</text:p>
          </table:table-cell>
          <table:table-cell table:style-name="ce1" table:formula="of:=[.N$1]*[.K87]" office:value-type="float" office:value="9.61709706144256" calcext:value-type="float">
            <text:p>9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405" calcext:value-type="float">
            <text:p>2034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32" calcext:value-type="float">
            <text:p>2532</text:p>
          </table:table-cell>
          <table:table-cell table:formula="of:=[.B88]-[.B87]" office:value-type="float" office:value="100" calcext:value-type="float">
            <text:p>100</text:p>
          </table:table-cell>
          <table:table-cell table:formula="of:=[.H88]-[.H87]" office:value-type="float" office:value="57" calcext:value-type="float">
            <text:p>57</text:p>
          </table:table-cell>
          <table:table-cell table:formula="of:=([.J88]/[.K$1])/([.I88]/1000)" office:value-type="float" office:value="0.101513802315227" calcext:value-type="float">
            <text:p>0.10</text:p>
          </table:table-cell>
          <table:table-cell table:formula="of:=[.L$1]*([.D88]-20)" office:value-type="float" office:value="8" calcext:value-type="float">
            <text:p>8</text:p>
          </table:table-cell>
          <table:table-cell table:formula="of:=[.M$1]*[.F88]" office:value-type="float" office:value="3.685" calcext:value-type="float">
            <text:p>3.685</text:p>
          </table:table-cell>
          <table:table-cell table:style-name="ce1" table:formula="of:=[.N$1]*[.K88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505" calcext:value-type="float">
            <text:p>2035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582" calcext:value-type="float">
            <text:p>2582</text:p>
          </table:table-cell>
          <table:table-cell table:formula="of:=[.B89]-[.B88]" office:value-type="float" office:value="100" calcext:value-type="float">
            <text:p>100</text:p>
          </table:table-cell>
          <table:table-cell table:formula="of:=[.H89]-[.H88]" office:value-type="float" office:value="50" calcext:value-type="float">
            <text:p>50</text:p>
          </table:table-cell>
          <table:table-cell table:formula="of:=([.J89]/[.K$1])/([.I89]/1000)" office:value-type="float" office:value="0.0890471950133571" calcext:value-type="float">
            <text:p>0.09</text:p>
          </table:table-cell>
          <table:table-cell table:formula="of:=[.L$1]*([.D89]-20)" office:value-type="float" office:value="8" calcext:value-type="float">
            <text:p>8</text:p>
          </table:table-cell>
          <table:table-cell table:formula="of:=[.M$1]*[.F89]" office:value-type="float" office:value="3.685" calcext:value-type="float">
            <text:p>3.685</text:p>
          </table:table-cell>
          <table:table-cell table:style-name="ce1" table:formula="of:=[.N$1]*[.K89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605" calcext:value-type="float">
            <text:p>2036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Odom</text:p>
          </table:table-cell>
          <table:table-cell office:value-type="float" office:value="2647" calcext:value-type="float">
            <text:p>2647</text:p>
          </table:table-cell>
          <table:table-cell table:formula="of:=[.B90]-[.B89]" office:value-type="float" office:value="100" calcext:value-type="float">
            <text:p>100</text:p>
          </table:table-cell>
          <table:table-cell table:formula="of:=[.H90]-[.H89]" office:value-type="float" office:value="65" calcext:value-type="float">
            <text:p>65</text:p>
          </table:table-cell>
          <table:table-cell table:formula="of:=([.J90]/[.K$1])/([.I90]/1000)" office:value-type="float" office:value="0.115761353517364" calcext:value-type="float">
            <text:p>0.12</text:p>
          </table:table-cell>
          <table:table-cell table:formula="of:=[.L$1]*([.D90]-20)" office:value-type="float" office:value="8" calcext:value-type="float">
            <text:p>8</text:p>
          </table:table-cell>
          <table:table-cell table:formula="of:=[.M$1]*[.F90]" office:value-type="float" office:value="3.685" calcext:value-type="float">
            <text:p>3.685</text:p>
          </table:table-cell>
          <table:table-cell table:style-name="ce1" table:formula="of:=[.N$1]*[.K90]" office:value-type="float" office:value="11.5761353517364" calcext:value-type="float">
            <text:p>11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705" calcext:value-type="float">
            <text:p>2037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04" calcext:value-type="float">
            <text:p>2704</text:p>
          </table:table-cell>
          <table:table-cell table:formula="of:=[.B91]-[.B90]" office:value-type="float" office:value="100" calcext:value-type="float">
            <text:p>100</text:p>
          </table:table-cell>
          <table:table-cell table:formula="of:=[.H91]-[.H90]" office:value-type="float" office:value="57" calcext:value-type="float">
            <text:p>57</text:p>
          </table:table-cell>
          <table:table-cell table:formula="of:=([.J91]/[.K$1])/([.I91]/1000)" office:value-type="float" office:value="0.101513802315227" calcext:value-type="float">
            <text:p>0.10</text:p>
          </table:table-cell>
          <table:table-cell table:formula="of:=[.L$1]*([.D91]-20)" office:value-type="float" office:value="8" calcext:value-type="float">
            <text:p>8</text:p>
          </table:table-cell>
          <table:table-cell table:formula="of:=[.M$1]*[.F91]" office:value-type="float" office:value="4.235" calcext:value-type="float">
            <text:p>4.235</text:p>
          </table:table-cell>
          <table:table-cell table:style-name="ce1" table:formula="of:=[.N$1]*[.K91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805" calcext:value-type="float">
            <text:p>203805</text:p>
          </table:table-cell>
          <table:table-cell office:value-type="string" calcext:value-type="string">
            <text:p><text:s/>T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755" calcext:value-type="float">
            <text:p>2755</text:p>
          </table:table-cell>
          <table:table-cell table:formula="of:=[.B92]-[.B91]" office:value-type="float" office:value="100" calcext:value-type="float">
            <text:p>100</text:p>
          </table:table-cell>
          <table:table-cell table:formula="of:=[.H92]-[.H91]" office:value-type="float" office:value="51" calcext:value-type="float">
            <text:p>51</text:p>
          </table:table-cell>
          <table:table-cell table:formula="of:=([.J92]/[.K$1])/([.I92]/1000)" office:value-type="float" office:value="0.0908281389136242" calcext:value-type="float">
            <text:p>0.09</text:p>
          </table:table-cell>
          <table:table-cell table:formula="of:=[.L$1]*([.D92]-20)" office:value-type="float" office:value="8" calcext:value-type="float">
            <text:p>8</text:p>
          </table:table-cell>
          <table:table-cell table:formula="of:=[.M$1]*[.F92]" office:value-type="float" office:value="4.235" calcext:value-type="float">
            <text:p>4.235</text:p>
          </table:table-cell>
          <table:table-cell table:style-name="ce1" table:formula="of:=[.N$1]*[.K92]" office:value-type="float" office:value="9.08281389136242" calcext:value-type="float">
            <text:p>9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3905" calcext:value-type="float">
            <text:p>2039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Odom</text:p>
          </table:table-cell>
          <table:table-cell office:value-type="float" office:value="2815" calcext:value-type="float">
            <text:p>2815</text:p>
          </table:table-cell>
          <table:table-cell table:formula="of:=[.B93]-[.B92]" office:value-type="float" office:value="100" calcext:value-type="float">
            <text:p>100</text:p>
          </table:table-cell>
          <table:table-cell table:formula="of:=[.H93]-[.H92]" office:value-type="float" office:value="60" calcext:value-type="float">
            <text:p>60</text:p>
          </table:table-cell>
          <table:table-cell table:formula="of:=([.J93]/[.K$1])/([.I93]/1000)" office:value-type="float" office:value="0.106856634016028" calcext:value-type="float">
            <text:p>0.11</text:p>
          </table:table-cell>
          <table:table-cell table:formula="of:=[.L$1]*([.D93]-20)" office:value-type="float" office:value="9" calcext:value-type="float">
            <text:p>9</text:p>
          </table:table-cell>
          <table:table-cell table:formula="of:=[.M$1]*[.F93]" office:value-type="float" office:value="4.235" calcext:value-type="float">
            <text:p>4.235</text:p>
          </table:table-cell>
          <table:table-cell table:style-name="ce1" table:formula="of:=[.N$1]*[.K93]" office:value-type="float" office:value="10.6856634016028" calcext:value-type="float">
            <text:p>1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005" calcext:value-type="float">
            <text:p>2040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870" calcext:value-type="float">
            <text:p>2870</text:p>
          </table:table-cell>
          <table:table-cell table:formula="of:=[.B94]-[.B93]" office:value-type="float" office:value="100" calcext:value-type="float">
            <text:p>100</text:p>
          </table:table-cell>
          <table:table-cell table:formula="of:=[.H94]-[.H93]" office:value-type="float" office:value="55" calcext:value-type="float">
            <text:p>55</text:p>
          </table:table-cell>
          <table:table-cell table:formula="of:=([.J94]/[.K$1])/([.I94]/1000)" office:value-type="float" office:value="0.0979519145146928" calcext:value-type="float">
            <text:p>0.10</text:p>
          </table:table-cell>
          <table:table-cell table:formula="of:=[.L$1]*([.D94]-20)" office:value-type="float" office:value="9" calcext:value-type="float">
            <text:p>9</text:p>
          </table:table-cell>
          <table:table-cell table:formula="of:=[.M$1]*[.F94]" office:value-type="float" office:value="5.17" calcext:value-type="float">
            <text:p>5.17</text:p>
          </table:table-cell>
          <table:table-cell table:style-name="ce1" table:formula="of:=[.N$1]*[.K94]" office:value-type="float" office:value="9.79519145146928" calcext:value-type="float">
            <text:p>9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105" calcext:value-type="float">
            <text:p>2041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23" calcext:value-type="float">
            <text:p>2923</text:p>
          </table:table-cell>
          <table:table-cell table:formula="of:=[.B95]-[.B94]" office:value-type="float" office:value="100" calcext:value-type="float">
            <text:p>100</text:p>
          </table:table-cell>
          <table:table-cell table:formula="of:=[.H95]-[.H94]" office:value-type="float" office:value="53" calcext:value-type="float">
            <text:p>53</text:p>
          </table:table-cell>
          <table:table-cell table:formula="of:=([.J95]/[.K$1])/([.I95]/1000)" office:value-type="float" office:value="0.0943900267141585" calcext:value-type="float">
            <text:p>0.09</text:p>
          </table:table-cell>
          <table:table-cell table:formula="of:=[.L$1]*([.D95]-20)" office:value-type="float" office:value="9" calcext:value-type="float">
            <text:p>9</text:p>
          </table:table-cell>
          <table:table-cell table:formula="of:=[.M$1]*[.F95]" office:value-type="float" office:value="5.17" calcext:value-type="float">
            <text:p>5.17</text:p>
          </table:table-cell>
          <table:table-cell table:style-name="ce1" table:formula="of:=[.N$1]*[.K95]" office:value-type="float" office:value="9.43900267141585" calcext:value-type="float">
            <text:p>9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205" calcext:value-type="float">
            <text:p>2042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2985" calcext:value-type="float">
            <text:p>2985</text:p>
          </table:table-cell>
          <table:table-cell table:formula="of:=[.B96]-[.B95]" office:value-type="float" office:value="100" calcext:value-type="float">
            <text:p>100</text:p>
          </table:table-cell>
          <table:table-cell table:formula="of:=[.H96]-[.H95]" office:value-type="float" office:value="62" calcext:value-type="float">
            <text:p>62</text:p>
          </table:table-cell>
          <table:table-cell table:formula="of:=([.J96]/[.K$1])/([.I96]/1000)" office:value-type="float" office:value="0.110418521816563" calcext:value-type="float">
            <text:p>0.11</text:p>
          </table:table-cell>
          <table:table-cell table:formula="of:=[.L$1]*([.D96]-20)" office:value-type="float" office:value="9" calcext:value-type="float">
            <text:p>9</text:p>
          </table:table-cell>
          <table:table-cell table:formula="of:=[.M$1]*[.F96]" office:value-type="float" office:value="5.17" calcext:value-type="float">
            <text:p>5.17</text:p>
          </table:table-cell>
          <table:table-cell table:style-name="ce1" table:formula="of:=[.N$1]*[.K96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305" calcext:value-type="float">
            <text:p>2043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044" calcext:value-type="float">
            <text:p>3044</text:p>
          </table:table-cell>
          <table:table-cell table:formula="of:=[.B97]-[.B96]" office:value-type="float" office:value="100" calcext:value-type="float">
            <text:p>100</text:p>
          </table:table-cell>
          <table:table-cell table:formula="of:=[.H97]-[.H96]" office:value-type="float" office:value="59" calcext:value-type="float">
            <text:p>59</text:p>
          </table:table-cell>
          <table:table-cell table:formula="of:=([.J97]/[.K$1])/([.I97]/1000)" office:value-type="float" office:value="0.105075690115761" calcext:value-type="float">
            <text:p>0.11</text:p>
          </table:table-cell>
          <table:table-cell table:formula="of:=[.L$1]*([.D97]-20)" office:value-type="float" office:value="9" calcext:value-type="float">
            <text:p>9</text:p>
          </table:table-cell>
          <table:table-cell table:formula="of:=[.M$1]*[.F97]" office:value-type="float" office:value="5.17" calcext:value-type="float">
            <text:p>5.17</text:p>
          </table:table-cell>
          <table:table-cell table:style-name="ce1" table:formula="of:=[.N$1]*[.K97]" office:value-type="float" office:value="10.5075690115761" calcext:value-type="float">
            <text:p>10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405" calcext:value-type="float">
            <text:p>2044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05" calcext:value-type="float">
            <text:p>3105</text:p>
          </table:table-cell>
          <table:table-cell table:formula="of:=[.B98]-[.B97]" office:value-type="float" office:value="100" calcext:value-type="float">
            <text:p>100</text:p>
          </table:table-cell>
          <table:table-cell table:formula="of:=[.H98]-[.H97]" office:value-type="float" office:value="61" calcext:value-type="float">
            <text:p>61</text:p>
          </table:table-cell>
          <table:table-cell table:formula="of:=([.J98]/[.K$1])/([.I98]/1000)" office:value-type="float" office:value="0.108637577916296" calcext:value-type="float">
            <text:p>0.11</text:p>
          </table:table-cell>
          <table:table-cell table:formula="of:=[.L$1]*([.D98]-20)" office:value-type="float" office:value="9" calcext:value-type="float">
            <text:p>9</text:p>
          </table:table-cell>
          <table:table-cell table:formula="of:=[.M$1]*[.F98]" office:value-type="float" office:value="5.17" calcext:value-type="float">
            <text:p>5.17</text:p>
          </table:table-cell>
          <table:table-cell table:style-name="ce1" table:formula="of:=[.N$1]*[.K98]" office:value-type="float" office:value="10.8637577916296" calcext:value-type="float">
            <text:p>10.8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505" calcext:value-type="float">
            <text:p>2045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167" calcext:value-type="float">
            <text:p>3167</text:p>
          </table:table-cell>
          <table:table-cell table:formula="of:=[.B99]-[.B98]" office:value-type="float" office:value="100" calcext:value-type="float">
            <text:p>100</text:p>
          </table:table-cell>
          <table:table-cell table:formula="of:=[.H99]-[.H98]" office:value-type="float" office:value="62" calcext:value-type="float">
            <text:p>62</text:p>
          </table:table-cell>
          <table:table-cell table:formula="of:=([.J99]/[.K$1])/([.I99]/1000)" office:value-type="float" office:value="0.110418521816563" calcext:value-type="float">
            <text:p>0.11</text:p>
          </table:table-cell>
          <table:table-cell table:formula="of:=[.L$1]*([.D99]-20)" office:value-type="float" office:value="9" calcext:value-type="float">
            <text:p>9</text:p>
          </table:table-cell>
          <table:table-cell table:formula="of:=[.M$1]*[.F99]" office:value-type="float" office:value="5.17" calcext:value-type="float">
            <text:p>5.17</text:p>
          </table:table-cell>
          <table:table-cell table:style-name="ce1" table:formula="of:=[.N$1]*[.K99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605" calcext:value-type="float">
            <text:p>2046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Odom</text:p>
          </table:table-cell>
          <table:table-cell office:value-type="float" office:value="3224" calcext:value-type="float">
            <text:p>3224</text:p>
          </table:table-cell>
          <table:table-cell table:formula="of:=[.B100]-[.B99]" office:value-type="float" office:value="100" calcext:value-type="float">
            <text:p>100</text:p>
          </table:table-cell>
          <table:table-cell table:formula="of:=[.H100]-[.H99]" office:value-type="float" office:value="57" calcext:value-type="float">
            <text:p>57</text:p>
          </table:table-cell>
          <table:table-cell table:formula="of:=([.J100]/[.K$1])/([.I100]/1000)" office:value-type="float" office:value="0.101513802315227" calcext:value-type="float">
            <text:p>0.10</text:p>
          </table:table-cell>
          <table:table-cell table:formula="of:=[.L$1]*([.D100]-20)" office:value-type="float" office:value="9" calcext:value-type="float">
            <text:p>9</text:p>
          </table:table-cell>
          <table:table-cell table:formula="of:=[.M$1]*[.F100]" office:value-type="float" office:value="5.17" calcext:value-type="float">
            <text:p>5.17</text:p>
          </table:table-cell>
          <table:table-cell table:style-name="ce1" table:formula="of:=[.N$1]*[.K100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705" calcext:value-type="float">
            <text:p>2047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274" calcext:value-type="float">
            <text:p>3274</text:p>
          </table:table-cell>
          <table:table-cell table:formula="of:=[.B101]-[.B100]" office:value-type="float" office:value="100" calcext:value-type="float">
            <text:p>100</text:p>
          </table:table-cell>
          <table:table-cell table:formula="of:=[.H101]-[.H100]" office:value-type="float" office:value="50" calcext:value-type="float">
            <text:p>50</text:p>
          </table:table-cell>
          <table:table-cell table:formula="of:=([.J101]/[.K$1])/([.I101]/1000)" office:value-type="float" office:value="0.0890471950133571" calcext:value-type="float">
            <text:p>0.09</text:p>
          </table:table-cell>
          <table:table-cell table:formula="of:=[.L$1]*([.D101]-20)" office:value-type="float" office:value="9" calcext:value-type="float">
            <text:p>9</text:p>
          </table:table-cell>
          <table:table-cell table:formula="of:=[.M$1]*[.F101]" office:value-type="float" office:value="5.83" calcext:value-type="float">
            <text:p>5.83</text:p>
          </table:table-cell>
          <table:table-cell table:style-name="ce1" table:formula="of:=[.N$1]*[.K101]" office:value-type="float" office:value="8.90471950133571" calcext:value-type="float">
            <text:p>8.9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805" calcext:value-type="float">
            <text:p>204805</text:p>
          </table:table-cell>
          <table:table-cell office:value-type="string" calcext:value-type="string">
            <text:p><text:s/>TH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36" calcext:value-type="float">
            <text:p>3336</text:p>
          </table:table-cell>
          <table:table-cell table:formula="of:=[.B102]-[.B101]" office:value-type="float" office:value="100" calcext:value-type="float">
            <text:p>100</text:p>
          </table:table-cell>
          <table:table-cell table:formula="of:=[.H102]-[.H101]" office:value-type="float" office:value="62" calcext:value-type="float">
            <text:p>62</text:p>
          </table:table-cell>
          <table:table-cell table:formula="of:=([.J102]/[.K$1])/([.I102]/1000)" office:value-type="float" office:value="0.110418521816563" calcext:value-type="float">
            <text:p>0.11</text:p>
          </table:table-cell>
          <table:table-cell table:formula="of:=[.L$1]*([.D102]-20)" office:value-type="float" office:value="9" calcext:value-type="float">
            <text:p>9</text:p>
          </table:table-cell>
          <table:table-cell table:formula="of:=[.M$1]*[.F102]" office:value-type="float" office:value="5.83" calcext:value-type="float">
            <text:p>5.83</text:p>
          </table:table-cell>
          <table:table-cell table:style-name="ce1" table:formula="of:=[.N$1]*[.K102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4905" calcext:value-type="float">
            <text:p>2049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398" calcext:value-type="float">
            <text:p>3398</text:p>
          </table:table-cell>
          <table:table-cell table:formula="of:=[.B103]-[.B102]" office:value-type="float" office:value="100" calcext:value-type="float">
            <text:p>100</text:p>
          </table:table-cell>
          <table:table-cell table:formula="of:=[.H103]-[.H102]" office:value-type="float" office:value="62" calcext:value-type="float">
            <text:p>62</text:p>
          </table:table-cell>
          <table:table-cell table:formula="of:=([.J103]/[.K$1])/([.I103]/1000)" office:value-type="float" office:value="0.110418521816563" calcext:value-type="float">
            <text:p>0.11</text:p>
          </table:table-cell>
          <table:table-cell table:formula="of:=[.L$1]*([.D103]-20)" office:value-type="float" office:value="10" calcext:value-type="float">
            <text:p>10</text:p>
          </table:table-cell>
          <table:table-cell table:formula="of:=[.M$1]*[.F103]" office:value-type="float" office:value="5.83" calcext:value-type="float">
            <text:p>5.83</text:p>
          </table:table-cell>
          <table:table-cell table:style-name="ce1" table:formula="of:=[.N$1]*[.K103]" office:value-type="float" office:value="11.0418521816563" calcext:value-type="float">
            <text:p>11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005" calcext:value-type="float">
            <text:p>2050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463" calcext:value-type="float">
            <text:p>3463</text:p>
          </table:table-cell>
          <table:table-cell table:formula="of:=[.B104]-[.B103]" office:value-type="float" office:value="100" calcext:value-type="float">
            <text:p>100</text:p>
          </table:table-cell>
          <table:table-cell table:formula="of:=[.H104]-[.H103]" office:value-type="float" office:value="65" calcext:value-type="float">
            <text:p>65</text:p>
          </table:table-cell>
          <table:table-cell table:formula="of:=([.J104]/[.K$1])/([.I104]/1000)" office:value-type="float" office:value="0.115761353517364" calcext:value-type="float">
            <text:p>0.12</text:p>
          </table:table-cell>
          <table:table-cell table:formula="of:=[.L$1]*([.D104]-20)" office:value-type="float" office:value="10" calcext:value-type="float">
            <text:p>10</text:p>
          </table:table-cell>
          <table:table-cell table:formula="of:=[.M$1]*[.F104]" office:value-type="float" office:value="5.83" calcext:value-type="float">
            <text:p>5.83</text:p>
          </table:table-cell>
          <table:table-cell table:style-name="ce1" table:formula="of:=[.N$1]*[.K104]" office:value-type="float" office:value="11.5761353517364" calcext:value-type="float">
            <text:p>11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105" calcext:value-type="float">
            <text:p>2051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35" calcext:value-type="float">
            <text:p>3535</text:p>
          </table:table-cell>
          <table:table-cell table:formula="of:=[.B105]-[.B104]" office:value-type="float" office:value="100" calcext:value-type="float">
            <text:p>100</text:p>
          </table:table-cell>
          <table:table-cell table:formula="of:=[.H105]-[.H104]" office:value-type="float" office:value="72" calcext:value-type="float">
            <text:p>72</text:p>
          </table:table-cell>
          <table:table-cell table:formula="of:=([.J105]/[.K$1])/([.I105]/1000)" office:value-type="float" office:value="0.128227960819234" calcext:value-type="float">
            <text:p>0.13</text:p>
          </table:table-cell>
          <table:table-cell table:formula="of:=[.L$1]*([.D105]-20)" office:value-type="float" office:value="10" calcext:value-type="float">
            <text:p>10</text:p>
          </table:table-cell>
          <table:table-cell table:formula="of:=[.M$1]*[.F105]" office:value-type="float" office:value="5.83" calcext:value-type="float">
            <text:p>5.83</text:p>
          </table:table-cell>
          <table:table-cell table:style-name="ce1" table:formula="of:=[.N$1]*[.K105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205" calcext:value-type="float">
            <text:p>2052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598" calcext:value-type="float">
            <text:p>3598</text:p>
          </table:table-cell>
          <table:table-cell table:formula="of:=[.B106]-[.B105]" office:value-type="float" office:value="100" calcext:value-type="float">
            <text:p>100</text:p>
          </table:table-cell>
          <table:table-cell table:formula="of:=[.H106]-[.H105]" office:value-type="float" office:value="63" calcext:value-type="float">
            <text:p>63</text:p>
          </table:table-cell>
          <table:table-cell table:formula="of:=([.J106]/[.K$1])/([.I106]/1000)" office:value-type="float" office:value="0.11219946571683" calcext:value-type="float">
            <text:p>0.11</text:p>
          </table:table-cell>
          <table:table-cell table:formula="of:=[.L$1]*([.D106]-20)" office:value-type="float" office:value="10" calcext:value-type="float">
            <text:p>10</text:p>
          </table:table-cell>
          <table:table-cell table:formula="of:=[.M$1]*[.F106]" office:value-type="float" office:value="5.83" calcext:value-type="float">
            <text:p>5.83</text:p>
          </table:table-cell>
          <table:table-cell table:style-name="ce1" table:formula="of:=[.N$1]*[.K106]" office:value-type="float" office:value="11.219946571683" calcext:value-type="float">
            <text:p>11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305" calcext:value-type="float">
            <text:p>2053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667" calcext:value-type="float">
            <text:p>3667</text:p>
          </table:table-cell>
          <table:table-cell table:formula="of:=[.B107]-[.B106]" office:value-type="float" office:value="100" calcext:value-type="float">
            <text:p>100</text:p>
          </table:table-cell>
          <table:table-cell table:formula="of:=[.H107]-[.H106]" office:value-type="float" office:value="69" calcext:value-type="float">
            <text:p>69</text:p>
          </table:table-cell>
          <table:table-cell table:formula="of:=([.J107]/[.K$1])/([.I107]/1000)" office:value-type="float" office:value="0.122885129118433" calcext:value-type="float">
            <text:p>0.12</text:p>
          </table:table-cell>
          <table:table-cell table:formula="of:=[.L$1]*([.D107]-20)" office:value-type="float" office:value="10" calcext:value-type="float">
            <text:p>10</text:p>
          </table:table-cell>
          <table:table-cell table:formula="of:=[.M$1]*[.F107]" office:value-type="float" office:value="5.83" calcext:value-type="float">
            <text:p>5.83</text:p>
          </table:table-cell>
          <table:table-cell table:style-name="ce1" table:formula="of:=[.N$1]*[.K107]" office:value-type="float" office:value="12.2885129118433" calcext:value-type="float">
            <text:p>12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405" calcext:value-type="float">
            <text:p>2054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731" calcext:value-type="float">
            <text:p>3731</text:p>
          </table:table-cell>
          <table:table-cell table:formula="of:=[.B108]-[.B107]" office:value-type="float" office:value="100" calcext:value-type="float">
            <text:p>100</text:p>
          </table:table-cell>
          <table:table-cell table:formula="of:=[.H108]-[.H107]" office:value-type="float" office:value="64" calcext:value-type="float">
            <text:p>64</text:p>
          </table:table-cell>
          <table:table-cell table:formula="of:=([.J108]/[.K$1])/([.I108]/1000)" office:value-type="float" office:value="0.113980409617097" calcext:value-type="float">
            <text:p>0.11</text:p>
          </table:table-cell>
          <table:table-cell table:formula="of:=[.L$1]*([.D108]-20)" office:value-type="float" office:value="10" calcext:value-type="float">
            <text:p>10</text:p>
          </table:table-cell>
          <table:table-cell table:formula="of:=[.M$1]*[.F108]" office:value-type="float" office:value="5.83" calcext:value-type="float">
            <text:p>5.83</text:p>
          </table:table-cell>
          <table:table-cell table:style-name="ce1" table:formula="of:=[.N$1]*[.K108]" office:value-type="float" office:value="11.3980409617097" calcext:value-type="float">
            <text:p>11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505" calcext:value-type="float">
            <text:p>2055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05" calcext:value-type="float">
            <text:p>3805</text:p>
          </table:table-cell>
          <table:table-cell table:formula="of:=[.B109]-[.B108]" office:value-type="float" office:value="100" calcext:value-type="float">
            <text:p>100</text:p>
          </table:table-cell>
          <table:table-cell table:formula="of:=[.H109]-[.H108]" office:value-type="float" office:value="74" calcext:value-type="float">
            <text:p>74</text:p>
          </table:table-cell>
          <table:table-cell table:formula="of:=([.J109]/[.K$1])/([.I109]/1000)" office:value-type="float" office:value="0.131789848619768" calcext:value-type="float">
            <text:p>0.13</text:p>
          </table:table-cell>
          <table:table-cell table:formula="of:=[.L$1]*([.D109]-20)" office:value-type="float" office:value="10" calcext:value-type="float">
            <text:p>10</text:p>
          </table:table-cell>
          <table:table-cell table:formula="of:=[.M$1]*[.F109]" office:value-type="float" office:value="5.83" calcext:value-type="float">
            <text:p>5.83</text:p>
          </table:table-cell>
          <table:table-cell table:style-name="ce1" table:formula="of:=[.N$1]*[.K109]" office:value-type="float" office:value="13.1789848619768" calcext:value-type="float">
            <text:p>13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605" calcext:value-type="float">
            <text:p>2056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862" calcext:value-type="float">
            <text:p>3862</text:p>
          </table:table-cell>
          <table:table-cell table:formula="of:=[.B110]-[.B109]" office:value-type="float" office:value="100" calcext:value-type="float">
            <text:p>100</text:p>
          </table:table-cell>
          <table:table-cell table:formula="of:=[.H110]-[.H109]" office:value-type="float" office:value="57" calcext:value-type="float">
            <text:p>57</text:p>
          </table:table-cell>
          <table:table-cell table:formula="of:=([.J110]/[.K$1])/([.I110]/1000)" office:value-type="float" office:value="0.101513802315227" calcext:value-type="float">
            <text:p>0.10</text:p>
          </table:table-cell>
          <table:table-cell table:formula="of:=[.L$1]*([.D110]-20)" office:value-type="float" office:value="10" calcext:value-type="float">
            <text:p>10</text:p>
          </table:table-cell>
          <table:table-cell table:formula="of:=[.M$1]*[.F110]" office:value-type="float" office:value="5.83" calcext:value-type="float">
            <text:p>5.83</text:p>
          </table:table-cell>
          <table:table-cell table:style-name="ce1" table:formula="of:=[.N$1]*[.K110]" office:value-type="float" office:value="10.1513802315227" calcext:value-type="float">
            <text:p>10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705" calcext:value-type="float">
            <text:p>2057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14" calcext:value-type="float">
            <text:p>3914</text:p>
          </table:table-cell>
          <table:table-cell table:formula="of:=[.B111]-[.B110]" office:value-type="float" office:value="100" calcext:value-type="float">
            <text:p>100</text:p>
          </table:table-cell>
          <table:table-cell table:formula="of:=[.H111]-[.H110]" office:value-type="float" office:value="52" calcext:value-type="float">
            <text:p>52</text:p>
          </table:table-cell>
          <table:table-cell table:formula="of:=([.J111]/[.K$1])/([.I111]/1000)" office:value-type="float" office:value="0.0926090828138914" calcext:value-type="float">
            <text:p>0.09</text:p>
          </table:table-cell>
          <table:table-cell table:formula="of:=[.L$1]*([.D111]-20)" office:value-type="float" office:value="10" calcext:value-type="float">
            <text:p>10</text:p>
          </table:table-cell>
          <table:table-cell table:formula="of:=[.M$1]*[.F111]" office:value-type="float" office:value="5.83" calcext:value-type="float">
            <text:p>5.83</text:p>
          </table:table-cell>
          <table:table-cell table:style-name="ce1" table:formula="of:=[.N$1]*[.K111]" office:value-type="float" office:value="9.26090828138914" calcext:value-type="float">
            <text:p>9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805" calcext:value-type="float">
            <text:p>205805</text:p>
          </table:table-cell>
          <table:table-cell office:value-type="string" calcext:value-type="string">
            <text:p><text:s/>T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3983" calcext:value-type="float">
            <text:p>3983</text:p>
          </table:table-cell>
          <table:table-cell table:formula="of:=[.B112]-[.B111]" office:value-type="float" office:value="100" calcext:value-type="float">
            <text:p>100</text:p>
          </table:table-cell>
          <table:table-cell table:formula="of:=[.H112]-[.H111]" office:value-type="float" office:value="69" calcext:value-type="float">
            <text:p>69</text:p>
          </table:table-cell>
          <table:table-cell table:formula="of:=([.J112]/[.K$1])/([.I112]/1000)" office:value-type="float" office:value="0.122885129118433" calcext:value-type="float">
            <text:p>0.12</text:p>
          </table:table-cell>
          <table:table-cell table:formula="of:=[.L$1]*([.D112]-20)" office:value-type="float" office:value="10" calcext:value-type="float">
            <text:p>10</text:p>
          </table:table-cell>
          <table:table-cell table:formula="of:=[.M$1]*[.F112]" office:value-type="float" office:value="5.83" calcext:value-type="float">
            <text:p>5.83</text:p>
          </table:table-cell>
          <table:table-cell table:style-name="ce1" table:formula="of:=[.N$1]*[.K112]" office:value-type="float" office:value="12.2885129118433" calcext:value-type="float">
            <text:p>12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5905" calcext:value-type="float">
            <text:p>2059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050" calcext:value-type="float">
            <text:p>4050</text:p>
          </table:table-cell>
          <table:table-cell table:formula="of:=[.B113]-[.B112]" office:value-type="float" office:value="100" calcext:value-type="float">
            <text:p>100</text:p>
          </table:table-cell>
          <table:table-cell table:formula="of:=[.H113]-[.H112]" office:value-type="float" office:value="67" calcext:value-type="float">
            <text:p>67</text:p>
          </table:table-cell>
          <table:table-cell table:formula="of:=([.J113]/[.K$1])/([.I113]/1000)" office:value-type="float" office:value="0.119323241317898" calcext:value-type="float">
            <text:p>0.12</text:p>
          </table:table-cell>
          <table:table-cell table:formula="of:=[.L$1]*([.D113]-20)" office:value-type="float" office:value="11" calcext:value-type="float">
            <text:p>11</text:p>
          </table:table-cell>
          <table:table-cell table:formula="of:=[.M$1]*[.F113]" office:value-type="float" office:value="5.83" calcext:value-type="float">
            <text:p>5.83</text:p>
          </table:table-cell>
          <table:table-cell table:style-name="ce1" table:formula="of:=[.N$1]*[.K113]" office:value-type="float" office:value="11.9323241317898" calcext:value-type="float">
            <text:p>11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005" calcext:value-type="float">
            <text:p>2060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31" calcext:value-type="float">
            <text:p>4131</text:p>
          </table:table-cell>
          <table:table-cell table:formula="of:=[.B114]-[.B113]" office:value-type="float" office:value="100" calcext:value-type="float">
            <text:p>100</text:p>
          </table:table-cell>
          <table:table-cell table:formula="of:=[.H114]-[.H113]" office:value-type="float" office:value="81" calcext:value-type="float">
            <text:p>81</text:p>
          </table:table-cell>
          <table:table-cell table:formula="of:=([.J114]/[.K$1])/([.I114]/1000)" office:value-type="float" office:value="0.144256455921638" calcext:value-type="float">
            <text:p>0.14</text:p>
          </table:table-cell>
          <table:table-cell table:formula="of:=[.L$1]*([.D114]-20)" office:value-type="float" office:value="11" calcext:value-type="float">
            <text:p>11</text:p>
          </table:table-cell>
          <table:table-cell table:formula="of:=[.M$1]*[.F114]" office:value-type="float" office:value="5.83" calcext:value-type="float">
            <text:p>5.83</text:p>
          </table:table-cell>
          <table:table-cell table:style-name="ce1" table:formula="of:=[.N$1]*[.K114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105" calcext:value-type="float">
            <text:p>2061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194" calcext:value-type="float">
            <text:p>4194</text:p>
          </table:table-cell>
          <table:table-cell table:formula="of:=[.B115]-[.B114]" office:value-type="float" office:value="100" calcext:value-type="float">
            <text:p>100</text:p>
          </table:table-cell>
          <table:table-cell table:formula="of:=[.H115]-[.H114]" office:value-type="float" office:value="63" calcext:value-type="float">
            <text:p>63</text:p>
          </table:table-cell>
          <table:table-cell table:formula="of:=([.J115]/[.K$1])/([.I115]/1000)" office:value-type="float" office:value="0.11219946571683" calcext:value-type="float">
            <text:p>0.11</text:p>
          </table:table-cell>
          <table:table-cell table:formula="of:=[.L$1]*([.D115]-20)" office:value-type="float" office:value="11" calcext:value-type="float">
            <text:p>11</text:p>
          </table:table-cell>
          <table:table-cell table:formula="of:=[.M$1]*[.F115]" office:value-type="float" office:value="5.83" calcext:value-type="float">
            <text:p>5.83</text:p>
          </table:table-cell>
          <table:table-cell table:style-name="ce1" table:formula="of:=[.N$1]*[.K115]" office:value-type="float" office:value="11.219946571683" calcext:value-type="float">
            <text:p>11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205" calcext:value-type="float">
            <text:p>2062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254" calcext:value-type="float">
            <text:p>4254</text:p>
          </table:table-cell>
          <table:table-cell table:formula="of:=[.B116]-[.B115]" office:value-type="float" office:value="100" calcext:value-type="float">
            <text:p>100</text:p>
          </table:table-cell>
          <table:table-cell table:formula="of:=[.H116]-[.H115]" office:value-type="float" office:value="60" calcext:value-type="float">
            <text:p>60</text:p>
          </table:table-cell>
          <table:table-cell table:formula="of:=([.J116]/[.K$1])/([.I116]/1000)" office:value-type="float" office:value="0.106856634016028" calcext:value-type="float">
            <text:p>0.11</text:p>
          </table:table-cell>
          <table:table-cell table:formula="of:=[.L$1]*([.D116]-20)" office:value-type="float" office:value="11" calcext:value-type="float">
            <text:p>11</text:p>
          </table:table-cell>
          <table:table-cell table:formula="of:=[.M$1]*[.F116]" office:value-type="float" office:value="5.83" calcext:value-type="float">
            <text:p>5.83</text:p>
          </table:table-cell>
          <table:table-cell table:style-name="ce1" table:formula="of:=[.N$1]*[.K116]" office:value-type="float" office:value="10.6856634016028" calcext:value-type="float">
            <text:p>10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305" calcext:value-type="float">
            <text:p>2063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331" calcext:value-type="float">
            <text:p>4331</text:p>
          </table:table-cell>
          <table:table-cell table:formula="of:=[.B117]-[.B116]" office:value-type="float" office:value="100" calcext:value-type="float">
            <text:p>100</text:p>
          </table:table-cell>
          <table:table-cell table:formula="of:=[.H117]-[.H116]" office:value-type="float" office:value="77" calcext:value-type="float">
            <text:p>77</text:p>
          </table:table-cell>
          <table:table-cell table:formula="of:=([.J117]/[.K$1])/([.I117]/1000)" office:value-type="float" office:value="0.13713268032057" calcext:value-type="float">
            <text:p>0.14</text:p>
          </table:table-cell>
          <table:table-cell table:formula="of:=[.L$1]*([.D117]-20)" office:value-type="float" office:value="11" calcext:value-type="float">
            <text:p>11</text:p>
          </table:table-cell>
          <table:table-cell table:formula="of:=[.M$1]*[.F117]" office:value-type="float" office:value="5.83" calcext:value-type="float">
            <text:p>5.83</text:p>
          </table:table-cell>
          <table:table-cell table:style-name="ce1" table:formula="of:=[.N$1]*[.K117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405" calcext:value-type="float">
            <text:p>2064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03" calcext:value-type="float">
            <text:p>4403</text:p>
          </table:table-cell>
          <table:table-cell table:formula="of:=[.B118]-[.B117]" office:value-type="float" office:value="100" calcext:value-type="float">
            <text:p>100</text:p>
          </table:table-cell>
          <table:table-cell table:formula="of:=[.H118]-[.H117]" office:value-type="float" office:value="72" calcext:value-type="float">
            <text:p>72</text:p>
          </table:table-cell>
          <table:table-cell table:formula="of:=([.J118]/[.K$1])/([.I118]/1000)" office:value-type="float" office:value="0.128227960819234" calcext:value-type="float">
            <text:p>0.13</text:p>
          </table:table-cell>
          <table:table-cell table:formula="of:=[.L$1]*([.D118]-20)" office:value-type="float" office:value="11" calcext:value-type="float">
            <text:p>11</text:p>
          </table:table-cell>
          <table:table-cell table:formula="of:=[.M$1]*[.F118]" office:value-type="float" office:value="5.83" calcext:value-type="float">
            <text:p>5.83</text:p>
          </table:table-cell>
          <table:table-cell table:style-name="ce1" table:formula="of:=[.N$1]*[.K118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505" calcext:value-type="float">
            <text:p>2065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479" calcext:value-type="float">
            <text:p>4479</text:p>
          </table:table-cell>
          <table:table-cell table:formula="of:=[.B119]-[.B118]" office:value-type="float" office:value="100" calcext:value-type="float">
            <text:p>100</text:p>
          </table:table-cell>
          <table:table-cell table:formula="of:=[.H119]-[.H118]" office:value-type="float" office:value="76" calcext:value-type="float">
            <text:p>76</text:p>
          </table:table-cell>
          <table:table-cell table:formula="of:=([.J119]/[.K$1])/([.I119]/1000)" office:value-type="float" office:value="0.135351736420303" calcext:value-type="float">
            <text:p>0.14</text:p>
          </table:table-cell>
          <table:table-cell table:formula="of:=[.L$1]*([.D119]-20)" office:value-type="float" office:value="11" calcext:value-type="float">
            <text:p>11</text:p>
          </table:table-cell>
          <table:table-cell table:formula="of:=[.M$1]*[.F119]" office:value-type="float" office:value="5.83" calcext:value-type="float">
            <text:p>5.83</text:p>
          </table:table-cell>
          <table:table-cell table:style-name="ce1" table:formula="of:=[.N$1]*[.K119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605" calcext:value-type="float">
            <text:p>2066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551" calcext:value-type="float">
            <text:p>4551</text:p>
          </table:table-cell>
          <table:table-cell table:formula="of:=[.B120]-[.B119]" office:value-type="float" office:value="100" calcext:value-type="float">
            <text:p>100</text:p>
          </table:table-cell>
          <table:table-cell table:formula="of:=[.H120]-[.H119]" office:value-type="float" office:value="72" calcext:value-type="float">
            <text:p>72</text:p>
          </table:table-cell>
          <table:table-cell table:formula="of:=([.J120]/[.K$1])/([.I120]/1000)" office:value-type="float" office:value="0.128227960819234" calcext:value-type="float">
            <text:p>0.13</text:p>
          </table:table-cell>
          <table:table-cell table:formula="of:=[.L$1]*([.D120]-20)" office:value-type="float" office:value="11" calcext:value-type="float">
            <text:p>11</text:p>
          </table:table-cell>
          <table:table-cell table:formula="of:=[.M$1]*[.F120]" office:value-type="float" office:value="5.83" calcext:value-type="float">
            <text:p>5.83</text:p>
          </table:table-cell>
          <table:table-cell table:style-name="ce1" table:formula="of:=[.N$1]*[.K120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705" calcext:value-type="float">
            <text:p>2067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19" calcext:value-type="float">
            <text:p>4619</text:p>
          </table:table-cell>
          <table:table-cell table:formula="of:=[.B121]-[.B120]" office:value-type="float" office:value="100" calcext:value-type="float">
            <text:p>100</text:p>
          </table:table-cell>
          <table:table-cell table:formula="of:=[.H121]-[.H120]" office:value-type="float" office:value="68" calcext:value-type="float">
            <text:p>68</text:p>
          </table:table-cell>
          <table:table-cell table:formula="of:=([.J121]/[.K$1])/([.I121]/1000)" office:value-type="float" office:value="0.121104185218166" calcext:value-type="float">
            <text:p>0.12</text:p>
          </table:table-cell>
          <table:table-cell table:formula="of:=[.L$1]*([.D121]-20)" office:value-type="float" office:value="11" calcext:value-type="float">
            <text:p>11</text:p>
          </table:table-cell>
          <table:table-cell table:formula="of:=[.M$1]*[.F121]" office:value-type="float" office:value="5.83" calcext:value-type="float">
            <text:p>5.83</text:p>
          </table:table-cell>
          <table:table-cell table:style-name="ce1" table:formula="of:=[.N$1]*[.K121]" office:value-type="float" office:value="12.1104185218166" calcext:value-type="float">
            <text:p>12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805" calcext:value-type="float">
            <text:p>206805</text:p>
          </table:table-cell>
          <table:table-cell office:value-type="string" calcext:value-type="string">
            <text:p><text:s/>T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690" calcext:value-type="float">
            <text:p>4690</text:p>
          </table:table-cell>
          <table:table-cell table:formula="of:=[.B122]-[.B121]" office:value-type="float" office:value="100" calcext:value-type="float">
            <text:p>100</text:p>
          </table:table-cell>
          <table:table-cell table:formula="of:=[.H122]-[.H121]" office:value-type="float" office:value="71" calcext:value-type="float">
            <text:p>71</text:p>
          </table:table-cell>
          <table:table-cell table:formula="of:=([.J122]/[.K$1])/([.I122]/1000)" office:value-type="float" office:value="0.126447016918967" calcext:value-type="float">
            <text:p>0.13</text:p>
          </table:table-cell>
          <table:table-cell table:formula="of:=[.L$1]*([.D122]-20)" office:value-type="float" office:value="11" calcext:value-type="float">
            <text:p>11</text:p>
          </table:table-cell>
          <table:table-cell table:formula="of:=[.M$1]*[.F122]" office:value-type="float" office:value="5.83" calcext:value-type="float">
            <text:p>5.83</text:p>
          </table:table-cell>
          <table:table-cell table:style-name="ce1" table:formula="of:=[.N$1]*[.K122]" office:value-type="float" office:value="12.6447016918967" calcext:value-type="float">
            <text:p>12.6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6905" calcext:value-type="float">
            <text:p>2069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760" calcext:value-type="float">
            <text:p>4760</text:p>
          </table:table-cell>
          <table:table-cell table:formula="of:=[.B123]-[.B122]" office:value-type="float" office:value="100" calcext:value-type="float">
            <text:p>100</text:p>
          </table:table-cell>
          <table:table-cell table:formula="of:=[.H123]-[.H122]" office:value-type="float" office:value="70" calcext:value-type="float">
            <text:p>70</text:p>
          </table:table-cell>
          <table:table-cell table:formula="of:=([.J123]/[.K$1])/([.I123]/1000)" office:value-type="float" office:value="0.1246660730187" calcext:value-type="float">
            <text:p>0.12</text:p>
          </table:table-cell>
          <table:table-cell table:formula="of:=[.L$1]*([.D123]-20)" office:value-type="float" office:value="12" calcext:value-type="float">
            <text:p>12</text:p>
          </table:table-cell>
          <table:table-cell table:formula="of:=[.M$1]*[.F123]" office:value-type="float" office:value="5.83" calcext:value-type="float">
            <text:p>5.83</text:p>
          </table:table-cell>
          <table:table-cell table:style-name="ce1" table:formula="of:=[.N$1]*[.K123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005" calcext:value-type="float">
            <text:p>2070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838" calcext:value-type="float">
            <text:p>4838</text:p>
          </table:table-cell>
          <table:table-cell table:formula="of:=[.B124]-[.B123]" office:value-type="float" office:value="100" calcext:value-type="float">
            <text:p>100</text:p>
          </table:table-cell>
          <table:table-cell table:formula="of:=[.H124]-[.H123]" office:value-type="float" office:value="78" calcext:value-type="float">
            <text:p>78</text:p>
          </table:table-cell>
          <table:table-cell table:formula="of:=([.J124]/[.K$1])/([.I124]/1000)" office:value-type="float" office:value="0.138913624220837" calcext:value-type="float">
            <text:p>0.14</text:p>
          </table:table-cell>
          <table:table-cell table:formula="of:=[.L$1]*([.D124]-20)" office:value-type="float" office:value="12" calcext:value-type="float">
            <text:p>12</text:p>
          </table:table-cell>
          <table:table-cell table:formula="of:=[.M$1]*[.F124]" office:value-type="float" office:value="5.83" calcext:value-type="float">
            <text:p>5.83</text:p>
          </table:table-cell>
          <table:table-cell table:style-name="ce1" table:formula="of:=[.N$1]*[.K124]" office:value-type="float" office:value="13.8913624220837" calcext:value-type="float">
            <text:p>1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105" calcext:value-type="float">
            <text:p>2071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08" calcext:value-type="float">
            <text:p>4908</text:p>
          </table:table-cell>
          <table:table-cell table:formula="of:=[.B125]-[.B124]" office:value-type="float" office:value="100" calcext:value-type="float">
            <text:p>100</text:p>
          </table:table-cell>
          <table:table-cell table:formula="of:=[.H125]-[.H124]" office:value-type="float" office:value="70" calcext:value-type="float">
            <text:p>70</text:p>
          </table:table-cell>
          <table:table-cell table:formula="of:=([.J125]/[.K$1])/([.I125]/1000)" office:value-type="float" office:value="0.1246660730187" calcext:value-type="float">
            <text:p>0.12</text:p>
          </table:table-cell>
          <table:table-cell table:formula="of:=[.L$1]*([.D125]-20)" office:value-type="float" office:value="12" calcext:value-type="float">
            <text:p>12</text:p>
          </table:table-cell>
          <table:table-cell table:formula="of:=[.M$1]*[.F125]" office:value-type="float" office:value="5.83" calcext:value-type="float">
            <text:p>5.83</text:p>
          </table:table-cell>
          <table:table-cell table:style-name="ce1" table:formula="of:=[.N$1]*[.K125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205" calcext:value-type="float">
            <text:p>2072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4985" calcext:value-type="float">
            <text:p>4985</text:p>
          </table:table-cell>
          <table:table-cell table:formula="of:=[.B126]-[.B125]" office:value-type="float" office:value="100" calcext:value-type="float">
            <text:p>100</text:p>
          </table:table-cell>
          <table:table-cell table:formula="of:=[.H126]-[.H125]" office:value-type="float" office:value="77" calcext:value-type="float">
            <text:p>77</text:p>
          </table:table-cell>
          <table:table-cell table:formula="of:=([.J126]/[.K$1])/([.I126]/1000)" office:value-type="float" office:value="0.13713268032057" calcext:value-type="float">
            <text:p>0.14</text:p>
          </table:table-cell>
          <table:table-cell table:formula="of:=[.L$1]*([.D126]-20)" office:value-type="float" office:value="12" calcext:value-type="float">
            <text:p>12</text:p>
          </table:table-cell>
          <table:table-cell table:formula="of:=[.M$1]*[.F126]" office:value-type="float" office:value="5.83" calcext:value-type="float">
            <text:p>5.83</text:p>
          </table:table-cell>
          <table:table-cell table:style-name="ce1" table:formula="of:=[.N$1]*[.K126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305" calcext:value-type="float">
            <text:p>2073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Odom</text:p>
          </table:table-cell>
          <table:table-cell office:value-type="float" office:value="5060" calcext:value-type="float">
            <text:p>5060</text:p>
          </table:table-cell>
          <table:table-cell table:formula="of:=[.B127]-[.B126]" office:value-type="float" office:value="100" calcext:value-type="float">
            <text:p>100</text:p>
          </table:table-cell>
          <table:table-cell table:formula="of:=[.H127]-[.H126]" office:value-type="float" office:value="75" calcext:value-type="float">
            <text:p>75</text:p>
          </table:table-cell>
          <table:table-cell table:formula="of:=([.J127]/[.K$1])/([.I127]/1000)" office:value-type="float" office:value="0.133570792520036" calcext:value-type="float">
            <text:p>0.13</text:p>
          </table:table-cell>
          <table:table-cell table:formula="of:=[.L$1]*([.D127]-20)" office:value-type="float" office:value="12" calcext:value-type="float">
            <text:p>12</text:p>
          </table:table-cell>
          <table:table-cell table:formula="of:=[.M$1]*[.F127]" office:value-type="float" office:value="5.83" calcext:value-type="float">
            <text:p>5.83</text:p>
          </table:table-cell>
          <table:table-cell table:style-name="ce1" table:formula="of:=[.N$1]*[.K127]" office:value-type="float" office:value="13.3570792520036" calcext:value-type="float">
            <text:p>13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405" calcext:value-type="float">
            <text:p>2074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144" calcext:value-type="float">
            <text:p>5144</text:p>
          </table:table-cell>
          <table:table-cell table:formula="of:=[.B128]-[.B127]" office:value-type="float" office:value="100" calcext:value-type="float">
            <text:p>100</text:p>
          </table:table-cell>
          <table:table-cell table:formula="of:=[.H128]-[.H127]" office:value-type="float" office:value="84" calcext:value-type="float">
            <text:p>84</text:p>
          </table:table-cell>
          <table:table-cell table:formula="of:=([.J128]/[.K$1])/([.I128]/1000)" office:value-type="float" office:value="0.14959928762244" calcext:value-type="float">
            <text:p>0.15</text:p>
          </table:table-cell>
          <table:table-cell table:formula="of:=[.L$1]*([.D128]-20)" office:value-type="float" office:value="12" calcext:value-type="float">
            <text:p>12</text:p>
          </table:table-cell>
          <table:table-cell table:formula="of:=[.M$1]*[.F128]" office:value-type="float" office:value="6.82" calcext:value-type="float">
            <text:p>6.82</text:p>
          </table:table-cell>
          <table:table-cell table:style-name="ce1" table:formula="of:=[.N$1]*[.K128]" office:value-type="float" office:value="14.959928762244" calcext:value-type="float">
            <text:p>14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505" calcext:value-type="float">
            <text:p>2075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14" calcext:value-type="float">
            <text:p>5214</text:p>
          </table:table-cell>
          <table:table-cell table:formula="of:=[.B129]-[.B128]" office:value-type="float" office:value="100" calcext:value-type="float">
            <text:p>100</text:p>
          </table:table-cell>
          <table:table-cell table:formula="of:=[.H129]-[.H128]" office:value-type="float" office:value="70" calcext:value-type="float">
            <text:p>70</text:p>
          </table:table-cell>
          <table:table-cell table:formula="of:=([.J129]/[.K$1])/([.I129]/1000)" office:value-type="float" office:value="0.1246660730187" calcext:value-type="float">
            <text:p>0.12</text:p>
          </table:table-cell>
          <table:table-cell table:formula="of:=[.L$1]*([.D129]-20)" office:value-type="float" office:value="12" calcext:value-type="float">
            <text:p>12</text:p>
          </table:table-cell>
          <table:table-cell table:formula="of:=[.M$1]*[.F129]" office:value-type="float" office:value="6.82" calcext:value-type="float">
            <text:p>6.82</text:p>
          </table:table-cell>
          <table:table-cell table:style-name="ce1" table:formula="of:=[.N$1]*[.K129]" office:value-type="float" office:value="12.46660730187" calcext:value-type="float">
            <text:p>12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605" calcext:value-type="float">
            <text:p>2076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Odom</text:p>
          </table:table-cell>
          <table:table-cell office:value-type="float" office:value="5291" calcext:value-type="float">
            <text:p>5291</text:p>
          </table:table-cell>
          <table:table-cell table:formula="of:=[.B130]-[.B129]" office:value-type="float" office:value="100" calcext:value-type="float">
            <text:p>100</text:p>
          </table:table-cell>
          <table:table-cell table:formula="of:=[.H130]-[.H129]" office:value-type="float" office:value="77" calcext:value-type="float">
            <text:p>77</text:p>
          </table:table-cell>
          <table:table-cell table:formula="of:=([.J130]/[.K$1])/([.I130]/1000)" office:value-type="float" office:value="0.13713268032057" calcext:value-type="float">
            <text:p>0.14</text:p>
          </table:table-cell>
          <table:table-cell table:formula="of:=[.L$1]*([.D130]-20)" office:value-type="float" office:value="12" calcext:value-type="float">
            <text:p>12</text:p>
          </table:table-cell>
          <table:table-cell table:formula="of:=[.M$1]*[.F130]" office:value-type="float" office:value="6.82" calcext:value-type="float">
            <text:p>6.82</text:p>
          </table:table-cell>
          <table:table-cell table:style-name="ce1" table:formula="of:=[.N$1]*[.K130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705" calcext:value-type="float">
            <text:p>2077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371" calcext:value-type="float">
            <text:p>5371</text:p>
          </table:table-cell>
          <table:table-cell table:formula="of:=[.B131]-[.B130]" office:value-type="float" office:value="100" calcext:value-type="float">
            <text:p>100</text:p>
          </table:table-cell>
          <table:table-cell table:formula="of:=[.H131]-[.H130]" office:value-type="float" office:value="80" calcext:value-type="float">
            <text:p>80</text:p>
          </table:table-cell>
          <table:table-cell table:formula="of:=([.J131]/[.K$1])/([.I131]/1000)" office:value-type="float" office:value="0.142475512021371" calcext:value-type="float">
            <text:p>0.14</text:p>
          </table:table-cell>
          <table:table-cell table:formula="of:=[.L$1]*([.D131]-20)" office:value-type="float" office:value="12" calcext:value-type="float">
            <text:p>12</text:p>
          </table:table-cell>
          <table:table-cell table:formula="of:=[.M$1]*[.F131]" office:value-type="float" office:value="7.15" calcext:value-type="float">
            <text:p>7.15</text:p>
          </table:table-cell>
          <table:table-cell table:style-name="ce1" table:formula="of:=[.N$1]*[.K131]" office:value-type="float" office:value="14.2475512021371" calcext:value-type="float">
            <text:p>14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805" calcext:value-type="float">
            <text:p>207805</text:p>
          </table:table-cell>
          <table:table-cell office:value-type="string" calcext:value-type="string">
            <text:p><text:s/>TH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443" calcext:value-type="float">
            <text:p>5443</text:p>
          </table:table-cell>
          <table:table-cell table:formula="of:=[.B132]-[.B131]" office:value-type="float" office:value="100" calcext:value-type="float">
            <text:p>100</text:p>
          </table:table-cell>
          <table:table-cell table:formula="of:=[.H132]-[.H131]" office:value-type="float" office:value="72" calcext:value-type="float">
            <text:p>72</text:p>
          </table:table-cell>
          <table:table-cell table:formula="of:=([.J132]/[.K$1])/([.I132]/1000)" office:value-type="float" office:value="0.128227960819234" calcext:value-type="float">
            <text:p>0.13</text:p>
          </table:table-cell>
          <table:table-cell table:formula="of:=[.L$1]*([.D132]-20)" office:value-type="float" office:value="12" calcext:value-type="float">
            <text:p>12</text:p>
          </table:table-cell>
          <table:table-cell table:formula="of:=[.M$1]*[.F132]" office:value-type="float" office:value="7.15" calcext:value-type="float">
            <text:p>7.15</text:p>
          </table:table-cell>
          <table:table-cell table:style-name="ce1" table:formula="of:=[.N$1]*[.K132]" office:value-type="float" office:value="12.8227960819234" calcext:value-type="float">
            <text:p>12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7905" calcext:value-type="float">
            <text:p>2079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Odom</text:p>
          </table:table-cell>
          <table:table-cell office:value-type="float" office:value="5519" calcext:value-type="float">
            <text:p>5519</text:p>
          </table:table-cell>
          <table:table-cell table:formula="of:=[.B133]-[.B132]" office:value-type="float" office:value="100" calcext:value-type="float">
            <text:p>100</text:p>
          </table:table-cell>
          <table:table-cell table:formula="of:=[.H133]-[.H132]" office:value-type="float" office:value="76" calcext:value-type="float">
            <text:p>76</text:p>
          </table:table-cell>
          <table:table-cell table:formula="of:=([.J133]/[.K$1])/([.I133]/1000)" office:value-type="float" office:value="0.135351736420303" calcext:value-type="float">
            <text:p>0.14</text:p>
          </table:table-cell>
          <table:table-cell table:formula="of:=[.L$1]*([.D133]-20)" office:value-type="float" office:value="13" calcext:value-type="float">
            <text:p>13</text:p>
          </table:table-cell>
          <table:table-cell table:formula="of:=[.M$1]*[.F133]" office:value-type="float" office:value="7.15" calcext:value-type="float">
            <text:p>7.15</text:p>
          </table:table-cell>
          <table:table-cell table:style-name="ce1" table:formula="of:=[.N$1]*[.K133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005" calcext:value-type="float">
            <text:p>2080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595" calcext:value-type="float">
            <text:p>5595</text:p>
          </table:table-cell>
          <table:table-cell table:formula="of:=[.B134]-[.B133]" office:value-type="float" office:value="100" calcext:value-type="float">
            <text:p>100</text:p>
          </table:table-cell>
          <table:table-cell table:formula="of:=[.H134]-[.H133]" office:value-type="float" office:value="76" calcext:value-type="float">
            <text:p>76</text:p>
          </table:table-cell>
          <table:table-cell table:formula="of:=([.J134]/[.K$1])/([.I134]/1000)" office:value-type="float" office:value="0.135351736420303" calcext:value-type="float">
            <text:p>0.14</text:p>
          </table:table-cell>
          <table:table-cell table:formula="of:=[.L$1]*([.D134]-20)" office:value-type="float" office:value="13" calcext:value-type="float">
            <text:p>13</text:p>
          </table:table-cell>
          <table:table-cell table:formula="of:=[.M$1]*[.F134]" office:value-type="float" office:value="7.645" calcext:value-type="float">
            <text:p>7.645</text:p>
          </table:table-cell>
          <table:table-cell table:style-name="ce1" table:formula="of:=[.N$1]*[.K134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105" calcext:value-type="float">
            <text:p>2081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679" calcext:value-type="float">
            <text:p>5679</text:p>
          </table:table-cell>
          <table:table-cell table:formula="of:=[.B135]-[.B134]" office:value-type="float" office:value="100" calcext:value-type="float">
            <text:p>100</text:p>
          </table:table-cell>
          <table:table-cell table:formula="of:=[.H135]-[.H134]" office:value-type="float" office:value="84" calcext:value-type="float">
            <text:p>84</text:p>
          </table:table-cell>
          <table:table-cell table:formula="of:=([.J135]/[.K$1])/([.I135]/1000)" office:value-type="float" office:value="0.14959928762244" calcext:value-type="float">
            <text:p>0.15</text:p>
          </table:table-cell>
          <table:table-cell table:formula="of:=[.L$1]*([.D135]-20)" office:value-type="float" office:value="13" calcext:value-type="float">
            <text:p>13</text:p>
          </table:table-cell>
          <table:table-cell table:formula="of:=[.M$1]*[.F135]" office:value-type="float" office:value="7.645" calcext:value-type="float">
            <text:p>7.645</text:p>
          </table:table-cell>
          <table:table-cell table:style-name="ce1" table:formula="of:=[.N$1]*[.K135]" office:value-type="float" office:value="14.959928762244" calcext:value-type="float">
            <text:p>14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205" calcext:value-type="float">
            <text:p>2082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760" calcext:value-type="float">
            <text:p>5760</text:p>
          </table:table-cell>
          <table:table-cell table:formula="of:=[.B136]-[.B135]" office:value-type="float" office:value="100" calcext:value-type="float">
            <text:p>100</text:p>
          </table:table-cell>
          <table:table-cell table:formula="of:=[.H136]-[.H135]" office:value-type="float" office:value="81" calcext:value-type="float">
            <text:p>81</text:p>
          </table:table-cell>
          <table:table-cell table:formula="of:=([.J136]/[.K$1])/([.I136]/1000)" office:value-type="float" office:value="0.144256455921638" calcext:value-type="float">
            <text:p>0.14</text:p>
          </table:table-cell>
          <table:table-cell table:formula="of:=[.L$1]*([.D136]-20)" office:value-type="float" office:value="13" calcext:value-type="float">
            <text:p>13</text:p>
          </table:table-cell>
          <table:table-cell table:formula="of:=[.M$1]*[.F136]" office:value-type="float" office:value="7.645" calcext:value-type="float">
            <text:p>7.645</text:p>
          </table:table-cell>
          <table:table-cell table:style-name="ce1" table:formula="of:=[.N$1]*[.K136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305" calcext:value-type="float">
            <text:p>2083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836" calcext:value-type="float">
            <text:p>5836</text:p>
          </table:table-cell>
          <table:table-cell table:formula="of:=[.B137]-[.B136]" office:value-type="float" office:value="100" calcext:value-type="float">
            <text:p>100</text:p>
          </table:table-cell>
          <table:table-cell table:formula="of:=[.H137]-[.H136]" office:value-type="float" office:value="76" calcext:value-type="float">
            <text:p>76</text:p>
          </table:table-cell>
          <table:table-cell table:formula="of:=([.J137]/[.K$1])/([.I137]/1000)" office:value-type="float" office:value="0.135351736420303" calcext:value-type="float">
            <text:p>0.14</text:p>
          </table:table-cell>
          <table:table-cell table:formula="of:=[.L$1]*([.D137]-20)" office:value-type="float" office:value="13" calcext:value-type="float">
            <text:p>13</text:p>
          </table:table-cell>
          <table:table-cell table:formula="of:=[.M$1]*[.F137]" office:value-type="float" office:value="7.645" calcext:value-type="float">
            <text:p>7.645</text:p>
          </table:table-cell>
          <table:table-cell table:style-name="ce1" table:formula="of:=[.N$1]*[.K137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405" calcext:value-type="float">
            <text:p>2084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12" calcext:value-type="float">
            <text:p>5912</text:p>
          </table:table-cell>
          <table:table-cell table:formula="of:=[.B138]-[.B137]" office:value-type="float" office:value="100" calcext:value-type="float">
            <text:p>100</text:p>
          </table:table-cell>
          <table:table-cell table:formula="of:=[.H138]-[.H137]" office:value-type="float" office:value="76" calcext:value-type="float">
            <text:p>76</text:p>
          </table:table-cell>
          <table:table-cell table:formula="of:=([.J138]/[.K$1])/([.I138]/1000)" office:value-type="float" office:value="0.135351736420303" calcext:value-type="float">
            <text:p>0.14</text:p>
          </table:table-cell>
          <table:table-cell table:formula="of:=[.L$1]*([.D138]-20)" office:value-type="float" office:value="13" calcext:value-type="float">
            <text:p>13</text:p>
          </table:table-cell>
          <table:table-cell table:formula="of:=[.M$1]*[.F138]" office:value-type="float" office:value="7.645" calcext:value-type="float">
            <text:p>7.645</text:p>
          </table:table-cell>
          <table:table-cell table:style-name="ce1" table:formula="of:=[.N$1]*[.K138]" office:value-type="float" office:value="13.5351736420303" calcext:value-type="float">
            <text:p>13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505" calcext:value-type="float">
            <text:p>2085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5999" calcext:value-type="float">
            <text:p>5999</text:p>
          </table:table-cell>
          <table:table-cell table:formula="of:=[.B139]-[.B138]" office:value-type="float" office:value="100" calcext:value-type="float">
            <text:p>100</text:p>
          </table:table-cell>
          <table:table-cell table:formula="of:=[.H139]-[.H138]" office:value-type="float" office:value="87" calcext:value-type="float">
            <text:p>87</text:p>
          </table:table-cell>
          <table:table-cell table:formula="of:=([.J139]/[.K$1])/([.I139]/1000)" office:value-type="float" office:value="0.154942119323241" calcext:value-type="float">
            <text:p>0.15</text:p>
          </table:table-cell>
          <table:table-cell table:formula="of:=[.L$1]*([.D139]-20)" office:value-type="float" office:value="13" calcext:value-type="float">
            <text:p>13</text:p>
          </table:table-cell>
          <table:table-cell table:formula="of:=[.M$1]*[.F139]" office:value-type="float" office:value="7.645" calcext:value-type="float">
            <text:p>7.645</text:p>
          </table:table-cell>
          <table:table-cell table:style-name="ce1" table:formula="of:=[.N$1]*[.K139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605" calcext:value-type="float">
            <text:p>2086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Odom</text:p>
          </table:table-cell>
          <table:table-cell office:value-type="float" office:value="6084" calcext:value-type="float">
            <text:p>6084</text:p>
          </table:table-cell>
          <table:table-cell table:formula="of:=[.B140]-[.B139]" office:value-type="float" office:value="100" calcext:value-type="float">
            <text:p>100</text:p>
          </table:table-cell>
          <table:table-cell table:formula="of:=[.H140]-[.H139]" office:value-type="float" office:value="85" calcext:value-type="float">
            <text:p>85</text:p>
          </table:table-cell>
          <table:table-cell table:formula="of:=([.J140]/[.K$1])/([.I140]/1000)" office:value-type="float" office:value="0.151380231522707" calcext:value-type="float">
            <text:p>0.15</text:p>
          </table:table-cell>
          <table:table-cell table:formula="of:=[.L$1]*([.D140]-20)" office:value-type="float" office:value="13" calcext:value-type="float">
            <text:p>13</text:p>
          </table:table-cell>
          <table:table-cell table:formula="of:=[.M$1]*[.F140]" office:value-type="float" office:value="7.645" calcext:value-type="float">
            <text:p>7.645</text:p>
          </table:table-cell>
          <table:table-cell table:style-name="ce1" table:formula="of:=[.N$1]*[.K140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705" calcext:value-type="float">
            <text:p>2087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165" calcext:value-type="float">
            <text:p>6165</text:p>
          </table:table-cell>
          <table:table-cell table:formula="of:=[.B141]-[.B140]" office:value-type="float" office:value="100" calcext:value-type="float">
            <text:p>100</text:p>
          </table:table-cell>
          <table:table-cell table:formula="of:=[.H141]-[.H140]" office:value-type="float" office:value="81" calcext:value-type="float">
            <text:p>81</text:p>
          </table:table-cell>
          <table:table-cell table:formula="of:=([.J141]/[.K$1])/([.I141]/1000)" office:value-type="float" office:value="0.144256455921638" calcext:value-type="float">
            <text:p>0.14</text:p>
          </table:table-cell>
          <table:table-cell table:formula="of:=[.L$1]*([.D141]-20)" office:value-type="float" office:value="13" calcext:value-type="float">
            <text:p>13</text:p>
          </table:table-cell>
          <table:table-cell table:formula="of:=[.M$1]*[.F141]" office:value-type="float" office:value="8.305" calcext:value-type="float">
            <text:p>8.305</text:p>
          </table:table-cell>
          <table:table-cell table:style-name="ce1" table:formula="of:=[.N$1]*[.K141]" office:value-type="float" office:value="14.4256455921638" calcext:value-type="float">
            <text:p>14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805" calcext:value-type="float">
            <text:p>208805</text:p>
          </table:table-cell>
          <table:table-cell office:value-type="string" calcext:value-type="string">
            <text:p><text:s/>T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243" calcext:value-type="float">
            <text:p>6243</text:p>
          </table:table-cell>
          <table:table-cell table:formula="of:=[.B142]-[.B141]" office:value-type="float" office:value="100" calcext:value-type="float">
            <text:p>100</text:p>
          </table:table-cell>
          <table:table-cell table:formula="of:=[.H142]-[.H141]" office:value-type="float" office:value="78" calcext:value-type="float">
            <text:p>78</text:p>
          </table:table-cell>
          <table:table-cell table:formula="of:=([.J142]/[.K$1])/([.I142]/1000)" office:value-type="float" office:value="0.138913624220837" calcext:value-type="float">
            <text:p>0.14</text:p>
          </table:table-cell>
          <table:table-cell table:formula="of:=[.L$1]*([.D142]-20)" office:value-type="float" office:value="13" calcext:value-type="float">
            <text:p>13</text:p>
          </table:table-cell>
          <table:table-cell table:formula="of:=[.M$1]*[.F142]" office:value-type="float" office:value="8.305" calcext:value-type="float">
            <text:p>8.305</text:p>
          </table:table-cell>
          <table:table-cell table:style-name="ce1" table:formula="of:=[.N$1]*[.K142]" office:value-type="float" office:value="13.8913624220837" calcext:value-type="float">
            <text:p>13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8905" calcext:value-type="float">
            <text:p>2089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332" calcext:value-type="float">
            <text:p>6332</text:p>
          </table:table-cell>
          <table:table-cell table:formula="of:=[.B143]-[.B142]" office:value-type="float" office:value="100" calcext:value-type="float">
            <text:p>100</text:p>
          </table:table-cell>
          <table:table-cell table:formula="of:=[.H143]-[.H142]" office:value-type="float" office:value="89" calcext:value-type="float">
            <text:p>89</text:p>
          </table:table-cell>
          <table:table-cell table:formula="of:=([.J143]/[.K$1])/([.I143]/1000)" office:value-type="float" office:value="0.158504007123776" calcext:value-type="float">
            <text:p>0.16</text:p>
          </table:table-cell>
          <table:table-cell table:formula="of:=[.L$1]*([.D143]-20)" office:value-type="float" office:value="14" calcext:value-type="float">
            <text:p>14</text:p>
          </table:table-cell>
          <table:table-cell table:formula="of:=[.M$1]*[.F143]" office:value-type="float" office:value="8.305" calcext:value-type="float">
            <text:p>8.305</text:p>
          </table:table-cell>
          <table:table-cell table:style-name="ce1" table:formula="of:=[.N$1]*[.K143]" office:value-type="float" office:value="15.8504007123776" calcext:value-type="float">
            <text:p>15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005" calcext:value-type="float">
            <text:p>2090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419" calcext:value-type="float">
            <text:p>6419</text:p>
          </table:table-cell>
          <table:table-cell table:formula="of:=[.B144]-[.B143]" office:value-type="float" office:value="100" calcext:value-type="float">
            <text:p>100</text:p>
          </table:table-cell>
          <table:table-cell table:formula="of:=[.H144]-[.H143]" office:value-type="float" office:value="87" calcext:value-type="float">
            <text:p>87</text:p>
          </table:table-cell>
          <table:table-cell table:formula="of:=([.J144]/[.K$1])/([.I144]/1000)" office:value-type="float" office:value="0.154942119323241" calcext:value-type="float">
            <text:p>0.15</text:p>
          </table:table-cell>
          <table:table-cell table:formula="of:=[.L$1]*([.D144]-20)" office:value-type="float" office:value="14" calcext:value-type="float">
            <text:p>14</text:p>
          </table:table-cell>
          <table:table-cell table:formula="of:=[.M$1]*[.F144]" office:value-type="float" office:value="8.305" calcext:value-type="float">
            <text:p>8.305</text:p>
          </table:table-cell>
          <table:table-cell table:style-name="ce1" table:formula="of:=[.N$1]*[.K144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105" calcext:value-type="float">
            <text:p>2091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09" calcext:value-type="float">
            <text:p>6509</text:p>
          </table:table-cell>
          <table:table-cell table:formula="of:=[.B145]-[.B144]" office:value-type="float" office:value="100" calcext:value-type="float">
            <text:p>100</text:p>
          </table:table-cell>
          <table:table-cell table:formula="of:=[.H145]-[.H144]" office:value-type="float" office:value="90" calcext:value-type="float">
            <text:p>90</text:p>
          </table:table-cell>
          <table:table-cell table:formula="of:=([.J145]/[.K$1])/([.I145]/1000)" office:value-type="float" office:value="0.160284951024043" calcext:value-type="float">
            <text:p>0.16</text:p>
          </table:table-cell>
          <table:table-cell table:formula="of:=[.L$1]*([.D145]-20)" office:value-type="float" office:value="14" calcext:value-type="float">
            <text:p>14</text:p>
          </table:table-cell>
          <table:table-cell table:formula="of:=[.M$1]*[.F145]" office:value-type="float" office:value="8.305" calcext:value-type="float">
            <text:p>8.305</text:p>
          </table:table-cell>
          <table:table-cell table:style-name="ce1" table:formula="of:=[.N$1]*[.K145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205" calcext:value-type="float">
            <text:p>2092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586" calcext:value-type="float">
            <text:p>6586</text:p>
          </table:table-cell>
          <table:table-cell table:formula="of:=[.B146]-[.B145]" office:value-type="float" office:value="100" calcext:value-type="float">
            <text:p>100</text:p>
          </table:table-cell>
          <table:table-cell table:formula="of:=[.H146]-[.H145]" office:value-type="float" office:value="77" calcext:value-type="float">
            <text:p>77</text:p>
          </table:table-cell>
          <table:table-cell table:formula="of:=([.J146]/[.K$1])/([.I146]/1000)" office:value-type="float" office:value="0.13713268032057" calcext:value-type="float">
            <text:p>0.14</text:p>
          </table:table-cell>
          <table:table-cell table:formula="of:=[.L$1]*([.D146]-20)" office:value-type="float" office:value="14" calcext:value-type="float">
            <text:p>14</text:p>
          </table:table-cell>
          <table:table-cell table:formula="of:=[.M$1]*[.F146]" office:value-type="float" office:value="8.305" calcext:value-type="float">
            <text:p>8.305</text:p>
          </table:table-cell>
          <table:table-cell table:style-name="ce1" table:formula="of:=[.N$1]*[.K146]" office:value-type="float" office:value="13.713268032057" calcext:value-type="float">
            <text:p>13.7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305" calcext:value-type="float">
            <text:p>2093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675" calcext:value-type="float">
            <text:p>6675</text:p>
          </table:table-cell>
          <table:table-cell table:formula="of:=[.B147]-[.B146]" office:value-type="float" office:value="100" calcext:value-type="float">
            <text:p>100</text:p>
          </table:table-cell>
          <table:table-cell table:formula="of:=[.H147]-[.H146]" office:value-type="float" office:value="89" calcext:value-type="float">
            <text:p>89</text:p>
          </table:table-cell>
          <table:table-cell table:formula="of:=([.J147]/[.K$1])/([.I147]/1000)" office:value-type="float" office:value="0.158504007123776" calcext:value-type="float">
            <text:p>0.16</text:p>
          </table:table-cell>
          <table:table-cell table:formula="of:=[.L$1]*([.D147]-20)" office:value-type="float" office:value="14" calcext:value-type="float">
            <text:p>14</text:p>
          </table:table-cell>
          <table:table-cell table:formula="of:=[.M$1]*[.F147]" office:value-type="float" office:value="8.305" calcext:value-type="float">
            <text:p>8.305</text:p>
          </table:table-cell>
          <table:table-cell table:style-name="ce1" table:formula="of:=[.N$1]*[.K147]" office:value-type="float" office:value="15.8504007123776" calcext:value-type="float">
            <text:p>15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405" calcext:value-type="float">
            <text:p>2094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760" calcext:value-type="float">
            <text:p>6760</text:p>
          </table:table-cell>
          <table:table-cell table:formula="of:=[.B148]-[.B147]" office:value-type="float" office:value="100" calcext:value-type="float">
            <text:p>100</text:p>
          </table:table-cell>
          <table:table-cell table:formula="of:=[.H148]-[.H147]" office:value-type="float" office:value="85" calcext:value-type="float">
            <text:p>85</text:p>
          </table:table-cell>
          <table:table-cell table:formula="of:=([.J148]/[.K$1])/([.I148]/1000)" office:value-type="float" office:value="0.151380231522707" calcext:value-type="float">
            <text:p>0.15</text:p>
          </table:table-cell>
          <table:table-cell table:formula="of:=[.L$1]*([.D148]-20)" office:value-type="float" office:value="14" calcext:value-type="float">
            <text:p>14</text:p>
          </table:table-cell>
          <table:table-cell table:formula="of:=[.M$1]*[.F148]" office:value-type="float" office:value="8.305" calcext:value-type="float">
            <text:p>8.305</text:p>
          </table:table-cell>
          <table:table-cell table:style-name="ce1" table:formula="of:=[.N$1]*[.K148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505" calcext:value-type="float">
            <text:p>2095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847" calcext:value-type="float">
            <text:p>6847</text:p>
          </table:table-cell>
          <table:table-cell table:formula="of:=[.B149]-[.B148]" office:value-type="float" office:value="100" calcext:value-type="float">
            <text:p>100</text:p>
          </table:table-cell>
          <table:table-cell table:formula="of:=[.H149]-[.H148]" office:value-type="float" office:value="87" calcext:value-type="float">
            <text:p>87</text:p>
          </table:table-cell>
          <table:table-cell table:formula="of:=([.J149]/[.K$1])/([.I149]/1000)" office:value-type="float" office:value="0.154942119323241" calcext:value-type="float">
            <text:p>0.15</text:p>
          </table:table-cell>
          <table:table-cell table:formula="of:=[.L$1]*([.D149]-20)" office:value-type="float" office:value="14" calcext:value-type="float">
            <text:p>14</text:p>
          </table:table-cell>
          <table:table-cell table:formula="of:=[.M$1]*[.F149]" office:value-type="float" office:value="8.305" calcext:value-type="float">
            <text:p>8.305</text:p>
          </table:table-cell>
          <table:table-cell table:style-name="ce1" table:formula="of:=[.N$1]*[.K149]" office:value-type="float" office:value="15.4942119323241" calcext:value-type="float">
            <text:p>15.4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605" calcext:value-type="float">
            <text:p>2096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6932" calcext:value-type="float">
            <text:p>6932</text:p>
          </table:table-cell>
          <table:table-cell table:formula="of:=[.B150]-[.B149]" office:value-type="float" office:value="100" calcext:value-type="float">
            <text:p>100</text:p>
          </table:table-cell>
          <table:table-cell table:formula="of:=[.H150]-[.H149]" office:value-type="float" office:value="85" calcext:value-type="float">
            <text:p>85</text:p>
          </table:table-cell>
          <table:table-cell table:formula="of:=([.J150]/[.K$1])/([.I150]/1000)" office:value-type="float" office:value="0.151380231522707" calcext:value-type="float">
            <text:p>0.15</text:p>
          </table:table-cell>
          <table:table-cell table:formula="of:=[.L$1]*([.D150]-20)" office:value-type="float" office:value="14" calcext:value-type="float">
            <text:p>14</text:p>
          </table:table-cell>
          <table:table-cell table:formula="of:=[.M$1]*[.F150]" office:value-type="float" office:value="8.305" calcext:value-type="float">
            <text:p>8.305</text:p>
          </table:table-cell>
          <table:table-cell table:style-name="ce1" table:formula="of:=[.N$1]*[.K150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705" calcext:value-type="float">
            <text:p>2097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028" calcext:value-type="float">
            <text:p>7028</text:p>
          </table:table-cell>
          <table:table-cell table:formula="of:=[.B151]-[.B150]" office:value-type="float" office:value="100" calcext:value-type="float">
            <text:p>100</text:p>
          </table:table-cell>
          <table:table-cell table:formula="of:=[.H151]-[.H150]" office:value-type="float" office:value="96" calcext:value-type="float">
            <text:p>96</text:p>
          </table:table-cell>
          <table:table-cell table:formula="of:=([.J151]/[.K$1])/([.I151]/1000)" office:value-type="float" office:value="0.170970614425646" calcext:value-type="float">
            <text:p>0.17</text:p>
          </table:table-cell>
          <table:table-cell table:formula="of:=[.L$1]*([.D151]-20)" office:value-type="float" office:value="14" calcext:value-type="float">
            <text:p>14</text:p>
          </table:table-cell>
          <table:table-cell table:formula="of:=[.M$1]*[.F151]" office:value-type="float" office:value="8.305" calcext:value-type="float">
            <text:p>8.305</text:p>
          </table:table-cell>
          <table:table-cell table:style-name="ce1" table:formula="of:=[.N$1]*[.K151]" office:value-type="float" office:value="17.0970614425646" calcext:value-type="float">
            <text:p>17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805" calcext:value-type="float">
            <text:p>209805</text:p>
          </table:table-cell>
          <table:table-cell office:value-type="string" calcext:value-type="string">
            <text:p><text:s/>TH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127" calcext:value-type="float">
            <text:p>7127</text:p>
          </table:table-cell>
          <table:table-cell table:formula="of:=[.B152]-[.B151]" office:value-type="float" office:value="100" calcext:value-type="float">
            <text:p>100</text:p>
          </table:table-cell>
          <table:table-cell table:formula="of:=[.H152]-[.H151]" office:value-type="float" office:value="99" calcext:value-type="float">
            <text:p>99</text:p>
          </table:table-cell>
          <table:table-cell table:formula="of:=([.J152]/[.K$1])/([.I152]/1000)" office:value-type="float" office:value="0.176313446126447" calcext:value-type="float">
            <text:p>0.18</text:p>
          </table:table-cell>
          <table:table-cell table:formula="of:=[.L$1]*([.D152]-20)" office:value-type="float" office:value="14" calcext:value-type="float">
            <text:p>14</text:p>
          </table:table-cell>
          <table:table-cell table:formula="of:=[.M$1]*[.F152]" office:value-type="float" office:value="8.305" calcext:value-type="float">
            <text:p>8.305</text:p>
          </table:table-cell>
          <table:table-cell table:style-name="ce1" table:formula="of:=[.N$1]*[.K152]" office:value-type="float" office:value="17.6313446126447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09905" calcext:value-type="float">
            <text:p>2099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215" calcext:value-type="float">
            <text:p>7215</text:p>
          </table:table-cell>
          <table:table-cell table:formula="of:=[.B153]-[.B152]" office:value-type="float" office:value="100" calcext:value-type="float">
            <text:p>100</text:p>
          </table:table-cell>
          <table:table-cell table:formula="of:=[.H153]-[.H152]" office:value-type="float" office:value="88" calcext:value-type="float">
            <text:p>88</text:p>
          </table:table-cell>
          <table:table-cell table:formula="of:=([.J153]/[.K$1])/([.I153]/1000)" office:value-type="float" office:value="0.156723063223508" calcext:value-type="float">
            <text:p>0.16</text:p>
          </table:table-cell>
          <table:table-cell table:formula="of:=[.L$1]*([.D153]-20)" office:value-type="float" office:value="15" calcext:value-type="float">
            <text:p>15</text:p>
          </table:table-cell>
          <table:table-cell table:formula="of:=[.M$1]*[.F153]" office:value-type="float" office:value="8.305" calcext:value-type="float">
            <text:p>8.305</text:p>
          </table:table-cell>
          <table:table-cell table:style-name="ce1" table:formula="of:=[.N$1]*[.K153]" office:value-type="float" office:value="15.6723063223508" calcext:value-type="float">
            <text:p>15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005" calcext:value-type="float">
            <text:p>2100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00" calcext:value-type="float">
            <text:p>7300</text:p>
          </table:table-cell>
          <table:table-cell table:formula="of:=[.B154]-[.B153]" office:value-type="float" office:value="100" calcext:value-type="float">
            <text:p>100</text:p>
          </table:table-cell>
          <table:table-cell table:formula="of:=[.H154]-[.H153]" office:value-type="float" office:value="85" calcext:value-type="float">
            <text:p>85</text:p>
          </table:table-cell>
          <table:table-cell table:formula="of:=([.J154]/[.K$1])/([.I154]/1000)" office:value-type="float" office:value="0.151380231522707" calcext:value-type="float">
            <text:p>0.15</text:p>
          </table:table-cell>
          <table:table-cell table:formula="of:=[.L$1]*([.D154]-20)" office:value-type="float" office:value="15" calcext:value-type="float">
            <text:p>15</text:p>
          </table:table-cell>
          <table:table-cell table:formula="of:=[.M$1]*[.F154]" office:value-type="float" office:value="8.305" calcext:value-type="float">
            <text:p>8.305</text:p>
          </table:table-cell>
          <table:table-cell table:style-name="ce1" table:formula="of:=[.N$1]*[.K154]" office:value-type="float" office:value="15.1380231522707" calcext:value-type="float">
            <text:p>15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105" calcext:value-type="float">
            <text:p>2101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386" calcext:value-type="float">
            <text:p>7386</text:p>
          </table:table-cell>
          <table:table-cell table:formula="of:=[.B155]-[.B154]" office:value-type="float" office:value="100" calcext:value-type="float">
            <text:p>100</text:p>
          </table:table-cell>
          <table:table-cell table:formula="of:=[.H155]-[.H154]" office:value-type="float" office:value="86" calcext:value-type="float">
            <text:p>86</text:p>
          </table:table-cell>
          <table:table-cell table:formula="of:=([.J155]/[.K$1])/([.I155]/1000)" office:value-type="float" office:value="0.153161175422974" calcext:value-type="float">
            <text:p>0.15</text:p>
          </table:table-cell>
          <table:table-cell table:formula="of:=[.L$1]*([.D155]-20)" office:value-type="float" office:value="15" calcext:value-type="float">
            <text:p>15</text:p>
          </table:table-cell>
          <table:table-cell table:formula="of:=[.M$1]*[.F155]" office:value-type="float" office:value="8.305" calcext:value-type="float">
            <text:p>8.305</text:p>
          </table:table-cell>
          <table:table-cell table:style-name="ce1" table:formula="of:=[.N$1]*[.K155]" office:value-type="float" office:value="15.3161175422974" calcext:value-type="float">
            <text:p>15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205" calcext:value-type="float">
            <text:p>2102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477" calcext:value-type="float">
            <text:p>7477</text:p>
          </table:table-cell>
          <table:table-cell table:formula="of:=[.B156]-[.B155]" office:value-type="float" office:value="100" calcext:value-type="float">
            <text:p>100</text:p>
          </table:table-cell>
          <table:table-cell table:formula="of:=[.H156]-[.H155]" office:value-type="float" office:value="91" calcext:value-type="float">
            <text:p>91</text:p>
          </table:table-cell>
          <table:table-cell table:formula="of:=([.J156]/[.K$1])/([.I156]/1000)" office:value-type="float" office:value="0.16206589492431" calcext:value-type="float">
            <text:p>0.16</text:p>
          </table:table-cell>
          <table:table-cell table:formula="of:=[.L$1]*([.D156]-20)" office:value-type="float" office:value="15" calcext:value-type="float">
            <text:p>15</text:p>
          </table:table-cell>
          <table:table-cell table:formula="of:=[.M$1]*[.F156]" office:value-type="float" office:value="8.305" calcext:value-type="float">
            <text:p>8.305</text:p>
          </table:table-cell>
          <table:table-cell table:style-name="ce1" table:formula="of:=[.N$1]*[.K156]" office:value-type="float" office:value="16.206589492431" calcext:value-type="float">
            <text:p>16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565" calcext:value-type="float">
            <text:p>7565</text:p>
          </table:table-cell>
          <table:table-cell table:formula="of:=[.B157]-[.B156]" office:value-type="float" office:value="100" calcext:value-type="float">
            <text:p>100</text:p>
          </table:table-cell>
          <table:table-cell table:formula="of:=[.H157]-[.H156]" office:value-type="float" office:value="88" calcext:value-type="float">
            <text:p>88</text:p>
          </table:table-cell>
          <table:table-cell table:formula="of:=([.J157]/[.K$1])/([.I157]/1000)" office:value-type="float" office:value="0.156723063223508" calcext:value-type="float">
            <text:p>0.16</text:p>
          </table:table-cell>
          <table:table-cell table:formula="of:=[.L$1]*([.D157]-20)" office:value-type="float" office:value="15" calcext:value-type="float">
            <text:p>15</text:p>
          </table:table-cell>
          <table:table-cell table:formula="of:=[.M$1]*[.F157]" office:value-type="float" office:value="8.305" calcext:value-type="float">
            <text:p>8.305</text:p>
          </table:table-cell>
          <table:table-cell table:style-name="ce1" table:formula="of:=[.N$1]*[.K157]" office:value-type="float" office:value="15.6723063223508" calcext:value-type="float">
            <text:p>15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405" calcext:value-type="float">
            <text:p>2104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656" calcext:value-type="float">
            <text:p>7656</text:p>
          </table:table-cell>
          <table:table-cell table:formula="of:=[.B158]-[.B157]" office:value-type="float" office:value="100" calcext:value-type="float">
            <text:p>100</text:p>
          </table:table-cell>
          <table:table-cell table:formula="of:=[.H158]-[.H157]" office:value-type="float" office:value="91" calcext:value-type="float">
            <text:p>91</text:p>
          </table:table-cell>
          <table:table-cell table:formula="of:=([.J158]/[.K$1])/([.I158]/1000)" office:value-type="float" office:value="0.16206589492431" calcext:value-type="float">
            <text:p>0.16</text:p>
          </table:table-cell>
          <table:table-cell table:formula="of:=[.L$1]*([.D158]-20)" office:value-type="float" office:value="15" calcext:value-type="float">
            <text:p>15</text:p>
          </table:table-cell>
          <table:table-cell table:formula="of:=[.M$1]*[.F158]" office:value-type="float" office:value="8.305" calcext:value-type="float">
            <text:p>8.305</text:p>
          </table:table-cell>
          <table:table-cell table:style-name="ce1" table:formula="of:=[.N$1]*[.K158]" office:value-type="float" office:value="16.206589492431" calcext:value-type="float">
            <text:p>16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505" calcext:value-type="float">
            <text:p>2105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750" calcext:value-type="float">
            <text:p>7750</text:p>
          </table:table-cell>
          <table:table-cell table:formula="of:=[.B159]-[.B158]" office:value-type="float" office:value="100" calcext:value-type="float">
            <text:p>100</text:p>
          </table:table-cell>
          <table:table-cell table:formula="of:=[.H159]-[.H158]" office:value-type="float" office:value="94" calcext:value-type="float">
            <text:p>94</text:p>
          </table:table-cell>
          <table:table-cell table:formula="of:=([.J159]/[.K$1])/([.I159]/1000)" office:value-type="float" office:value="0.167408726625111" calcext:value-type="float">
            <text:p>0.17</text:p>
          </table:table-cell>
          <table:table-cell table:formula="of:=[.L$1]*([.D159]-20)" office:value-type="float" office:value="15" calcext:value-type="float">
            <text:p>15</text:p>
          </table:table-cell>
          <table:table-cell table:formula="of:=[.M$1]*[.F159]" office:value-type="float" office:value="8.305" calcext:value-type="float">
            <text:p>8.305</text:p>
          </table:table-cell>
          <table:table-cell table:style-name="ce1" table:formula="of:=[.N$1]*[.K159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605" calcext:value-type="float">
            <text:p>2106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844" calcext:value-type="float">
            <text:p>7844</text:p>
          </table:table-cell>
          <table:table-cell table:formula="of:=[.B160]-[.B159]" office:value-type="float" office:value="100" calcext:value-type="float">
            <text:p>100</text:p>
          </table:table-cell>
          <table:table-cell table:formula="of:=[.H160]-[.H159]" office:value-type="float" office:value="94" calcext:value-type="float">
            <text:p>94</text:p>
          </table:table-cell>
          <table:table-cell table:formula="of:=([.J160]/[.K$1])/([.I160]/1000)" office:value-type="float" office:value="0.167408726625111" calcext:value-type="float">
            <text:p>0.17</text:p>
          </table:table-cell>
          <table:table-cell table:formula="of:=[.L$1]*([.D160]-20)" office:value-type="float" office:value="15" calcext:value-type="float">
            <text:p>15</text:p>
          </table:table-cell>
          <table:table-cell table:formula="of:=[.M$1]*[.F160]" office:value-type="float" office:value="8.305" calcext:value-type="float">
            <text:p>8.305</text:p>
          </table:table-cell>
          <table:table-cell table:style-name="ce1" table:formula="of:=[.N$1]*[.K160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705" calcext:value-type="float">
            <text:p>2107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7930" calcext:value-type="float">
            <text:p>7930</text:p>
          </table:table-cell>
          <table:table-cell table:formula="of:=[.B161]-[.B160]" office:value-type="float" office:value="100" calcext:value-type="float">
            <text:p>100</text:p>
          </table:table-cell>
          <table:table-cell table:formula="of:=[.H161]-[.H160]" office:value-type="float" office:value="86" calcext:value-type="float">
            <text:p>86</text:p>
          </table:table-cell>
          <table:table-cell table:formula="of:=([.J161]/[.K$1])/([.I161]/1000)" office:value-type="float" office:value="0.153161175422974" calcext:value-type="float">
            <text:p>0.15</text:p>
          </table:table-cell>
          <table:table-cell table:formula="of:=[.L$1]*([.D161]-20)" office:value-type="float" office:value="15" calcext:value-type="float">
            <text:p>15</text:p>
          </table:table-cell>
          <table:table-cell table:formula="of:=[.M$1]*[.F161]" office:value-type="float" office:value="8.305" calcext:value-type="float">
            <text:p>8.305</text:p>
          </table:table-cell>
          <table:table-cell table:style-name="ce1" table:formula="of:=[.N$1]*[.K161]" office:value-type="float" office:value="15.3161175422974" calcext:value-type="float">
            <text:p>15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805" calcext:value-type="float">
            <text:p>210805</text:p>
          </table:table-cell>
          <table:table-cell office:value-type="string" calcext:value-type="string">
            <text:p><text:s/>TH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033" calcext:value-type="float">
            <text:p>8033</text:p>
          </table:table-cell>
          <table:table-cell table:formula="of:=[.B162]-[.B161]" office:value-type="float" office:value="100" calcext:value-type="float">
            <text:p>100</text:p>
          </table:table-cell>
          <table:table-cell table:formula="of:=[.H162]-[.H161]" office:value-type="float" office:value="103" calcext:value-type="float">
            <text:p>103</text:p>
          </table:table-cell>
          <table:table-cell table:formula="of:=([.J162]/[.K$1])/([.I162]/1000)" office:value-type="float" office:value="0.183437221727516" calcext:value-type="float">
            <text:p>0.18</text:p>
          </table:table-cell>
          <table:table-cell table:formula="of:=[.L$1]*([.D162]-20)" office:value-type="float" office:value="15" calcext:value-type="float">
            <text:p>15</text:p>
          </table:table-cell>
          <table:table-cell table:formula="of:=[.M$1]*[.F162]" office:value-type="float" office:value="8.305" calcext:value-type="float">
            <text:p>8.305</text:p>
          </table:table-cell>
          <table:table-cell table:style-name="ce1" table:formula="of:=[.N$1]*[.K162]" office:value-type="float" office:value="18.3437221727516" calcext:value-type="float">
            <text:p>18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0905" calcext:value-type="float">
            <text:p>2109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132" calcext:value-type="float">
            <text:p>8132</text:p>
          </table:table-cell>
          <table:table-cell table:formula="of:=[.B163]-[.B162]" office:value-type="float" office:value="100" calcext:value-type="float">
            <text:p>100</text:p>
          </table:table-cell>
          <table:table-cell table:formula="of:=[.H163]-[.H162]" office:value-type="float" office:value="99" calcext:value-type="float">
            <text:p>99</text:p>
          </table:table-cell>
          <table:table-cell table:formula="of:=([.J163]/[.K$1])/([.I163]/1000)" office:value-type="float" office:value="0.176313446126447" calcext:value-type="float">
            <text:p>0.18</text:p>
          </table:table-cell>
          <table:table-cell table:formula="of:=[.L$1]*([.D163]-20)" office:value-type="float" office:value="16" calcext:value-type="float">
            <text:p>16</text:p>
          </table:table-cell>
          <table:table-cell table:formula="of:=[.M$1]*[.F163]" office:value-type="float" office:value="8.305" calcext:value-type="float">
            <text:p>8.305</text:p>
          </table:table-cell>
          <table:table-cell table:style-name="ce1" table:formula="of:=[.N$1]*[.K163]" office:value-type="float" office:value="17.6313446126447" calcext:value-type="float">
            <text:p>17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005" calcext:value-type="float">
            <text:p>2110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222" calcext:value-type="float">
            <text:p>8222</text:p>
          </table:table-cell>
          <table:table-cell table:formula="of:=[.B164]-[.B163]" office:value-type="float" office:value="100" calcext:value-type="float">
            <text:p>100</text:p>
          </table:table-cell>
          <table:table-cell table:formula="of:=[.H164]-[.H163]" office:value-type="float" office:value="90" calcext:value-type="float">
            <text:p>90</text:p>
          </table:table-cell>
          <table:table-cell table:formula="of:=([.J164]/[.K$1])/([.I164]/1000)" office:value-type="float" office:value="0.160284951024043" calcext:value-type="float">
            <text:p>0.16</text:p>
          </table:table-cell>
          <table:table-cell table:formula="of:=[.L$1]*([.D164]-20)" office:value-type="float" office:value="16" calcext:value-type="float">
            <text:p>16</text:p>
          </table:table-cell>
          <table:table-cell table:formula="of:=[.M$1]*[.F164]" office:value-type="float" office:value="8.305" calcext:value-type="float">
            <text:p>8.305</text:p>
          </table:table-cell>
          <table:table-cell table:style-name="ce1" table:formula="of:=[.N$1]*[.K164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105" calcext:value-type="float">
            <text:p>2111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317" calcext:value-type="float">
            <text:p>8317</text:p>
          </table:table-cell>
          <table:table-cell table:formula="of:=[.B165]-[.B164]" office:value-type="float" office:value="100" calcext:value-type="float">
            <text:p>100</text:p>
          </table:table-cell>
          <table:table-cell table:formula="of:=[.H165]-[.H164]" office:value-type="float" office:value="95" calcext:value-type="float">
            <text:p>95</text:p>
          </table:table-cell>
          <table:table-cell table:formula="of:=([.J165]/[.K$1])/([.I165]/1000)" office:value-type="float" office:value="0.169189670525378" calcext:value-type="float">
            <text:p>0.17</text:p>
          </table:table-cell>
          <table:table-cell table:formula="of:=[.L$1]*([.D165]-20)" office:value-type="float" office:value="16" calcext:value-type="float">
            <text:p>16</text:p>
          </table:table-cell>
          <table:table-cell table:formula="of:=[.M$1]*[.F165]" office:value-type="float" office:value="8.305" calcext:value-type="float">
            <text:p>8.305</text:p>
          </table:table-cell>
          <table:table-cell table:style-name="ce1" table:formula="of:=[.N$1]*[.K165]" office:value-type="float" office:value="16.9189670525378" calcext:value-type="float">
            <text:p>16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205" calcext:value-type="float">
            <text:p>2112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411" calcext:value-type="float">
            <text:p>8411</text:p>
          </table:table-cell>
          <table:table-cell table:formula="of:=[.B166]-[.B165]" office:value-type="float" office:value="100" calcext:value-type="float">
            <text:p>100</text:p>
          </table:table-cell>
          <table:table-cell table:formula="of:=[.H166]-[.H165]" office:value-type="float" office:value="94" calcext:value-type="float">
            <text:p>94</text:p>
          </table:table-cell>
          <table:table-cell table:formula="of:=([.J166]/[.K$1])/([.I166]/1000)" office:value-type="float" office:value="0.167408726625111" calcext:value-type="float">
            <text:p>0.17</text:p>
          </table:table-cell>
          <table:table-cell table:formula="of:=[.L$1]*([.D166]-20)" office:value-type="float" office:value="16" calcext:value-type="float">
            <text:p>16</text:p>
          </table:table-cell>
          <table:table-cell table:formula="of:=[.M$1]*[.F166]" office:value-type="float" office:value="8.305" calcext:value-type="float">
            <text:p>8.305</text:p>
          </table:table-cell>
          <table:table-cell table:style-name="ce1" table:formula="of:=[.N$1]*[.K166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305" calcext:value-type="float">
            <text:p>2113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Odom</text:p>
          </table:table-cell>
          <table:table-cell office:value-type="float" office:value="8509" calcext:value-type="float">
            <text:p>8509</text:p>
          </table:table-cell>
          <table:table-cell table:formula="of:=[.B167]-[.B166]" office:value-type="float" office:value="100" calcext:value-type="float">
            <text:p>100</text:p>
          </table:table-cell>
          <table:table-cell table:formula="of:=[.H167]-[.H166]" office:value-type="float" office:value="98" calcext:value-type="float">
            <text:p>98</text:p>
          </table:table-cell>
          <table:table-cell table:formula="of:=([.J167]/[.K$1])/([.I167]/1000)" office:value-type="float" office:value="0.17453250222618" calcext:value-type="float">
            <text:p>0.17</text:p>
          </table:table-cell>
          <table:table-cell table:formula="of:=[.L$1]*([.D167]-20)" office:value-type="float" office:value="16" calcext:value-type="float">
            <text:p>16</text:p>
          </table:table-cell>
          <table:table-cell table:formula="of:=[.M$1]*[.F167]" office:value-type="float" office:value="8.305" calcext:value-type="float">
            <text:p>8.305</text:p>
          </table:table-cell>
          <table:table-cell table:style-name="ce1" table:formula="of:=[.N$1]*[.K167]" office:value-type="float" office:value="17.453250222618" calcext:value-type="float">
            <text:p>1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405" calcext:value-type="float">
            <text:p>2114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601" calcext:value-type="float">
            <text:p>8601</text:p>
          </table:table-cell>
          <table:table-cell table:formula="of:=[.B168]-[.B167]" office:value-type="float" office:value="100" calcext:value-type="float">
            <text:p>100</text:p>
          </table:table-cell>
          <table:table-cell table:formula="of:=[.H168]-[.H167]" office:value-type="float" office:value="92" calcext:value-type="float">
            <text:p>92</text:p>
          </table:table-cell>
          <table:table-cell table:formula="of:=([.J168]/[.K$1])/([.I168]/1000)" office:value-type="float" office:value="0.163846838824577" calcext:value-type="float">
            <text:p>0.16</text:p>
          </table:table-cell>
          <table:table-cell table:formula="of:=[.L$1]*([.D168]-20)" office:value-type="float" office:value="16" calcext:value-type="float">
            <text:p>16</text:p>
          </table:table-cell>
          <table:table-cell table:formula="of:=[.M$1]*[.F168]" office:value-type="float" office:value="9.185" calcext:value-type="float">
            <text:p>9.185</text:p>
          </table:table-cell>
          <table:table-cell table:style-name="ce1" table:formula="of:=[.N$1]*[.K168]" office:value-type="float" office:value="16.3846838824577" calcext:value-type="float">
            <text:p>16.3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505" calcext:value-type="float">
            <text:p>2115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703" calcext:value-type="float">
            <text:p>8703</text:p>
          </table:table-cell>
          <table:table-cell table:formula="of:=[.B169]-[.B168]" office:value-type="float" office:value="100" calcext:value-type="float">
            <text:p>100</text:p>
          </table:table-cell>
          <table:table-cell table:formula="of:=[.H169]-[.H168]" office:value-type="float" office:value="102" calcext:value-type="float">
            <text:p>102</text:p>
          </table:table-cell>
          <table:table-cell table:formula="of:=([.J169]/[.K$1])/([.I169]/1000)" office:value-type="float" office:value="0.181656277827248" calcext:value-type="float">
            <text:p>0.18</text:p>
          </table:table-cell>
          <table:table-cell table:formula="of:=[.L$1]*([.D169]-20)" office:value-type="float" office:value="16" calcext:value-type="float">
            <text:p>16</text:p>
          </table:table-cell>
          <table:table-cell table:formula="of:=[.M$1]*[.F169]" office:value-type="float" office:value="9.185" calcext:value-type="float">
            <text:p>9.185</text:p>
          </table:table-cell>
          <table:table-cell table:style-name="ce1" table:formula="of:=[.N$1]*[.K169]" office:value-type="float" office:value="18.1656277827248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605" calcext:value-type="float">
            <text:p>2116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Odom</text:p>
          </table:table-cell>
          <table:table-cell office:value-type="float" office:value="8803" calcext:value-type="float">
            <text:p>8803</text:p>
          </table:table-cell>
          <table:table-cell table:formula="of:=[.B170]-[.B169]" office:value-type="float" office:value="100" calcext:value-type="float">
            <text:p>100</text:p>
          </table:table-cell>
          <table:table-cell table:formula="of:=[.H170]-[.H169]" office:value-type="float" office:value="100" calcext:value-type="float">
            <text:p>100</text:p>
          </table:table-cell>
          <table:table-cell table:formula="of:=([.J170]/[.K$1])/([.I170]/1000)" office:value-type="float" office:value="0.178094390026714" calcext:value-type="float">
            <text:p>0.18</text:p>
          </table:table-cell>
          <table:table-cell table:formula="of:=[.L$1]*([.D170]-20)" office:value-type="float" office:value="16" calcext:value-type="float">
            <text:p>16</text:p>
          </table:table-cell>
          <table:table-cell table:formula="of:=[.M$1]*[.F170]" office:value-type="float" office:value="9.185" calcext:value-type="float">
            <text:p>9.185</text:p>
          </table:table-cell>
          <table:table-cell table:style-name="ce1" table:formula="of:=[.N$1]*[.K170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705" calcext:value-type="float">
            <text:p>2117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8903" calcext:value-type="float">
            <text:p>8903</text:p>
          </table:table-cell>
          <table:table-cell table:formula="of:=[.B171]-[.B170]" office:value-type="float" office:value="100" calcext:value-type="float">
            <text:p>100</text:p>
          </table:table-cell>
          <table:table-cell table:formula="of:=[.H171]-[.H170]" office:value-type="float" office:value="100" calcext:value-type="float">
            <text:p>100</text:p>
          </table:table-cell>
          <table:table-cell table:formula="of:=([.J171]/[.K$1])/([.I171]/1000)" office:value-type="float" office:value="0.178094390026714" calcext:value-type="float">
            <text:p>0.18</text:p>
          </table:table-cell>
          <table:table-cell table:formula="of:=[.L$1]*([.D171]-20)" office:value-type="float" office:value="16" calcext:value-type="float">
            <text:p>16</text:p>
          </table:table-cell>
          <table:table-cell table:formula="of:=[.M$1]*[.F171]" office:value-type="float" office:value="10.175" calcext:value-type="float">
            <text:p>10.175</text:p>
          </table:table-cell>
          <table:table-cell table:style-name="ce1" table:formula="of:=[.N$1]*[.K17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805" calcext:value-type="float">
            <text:p>211805</text:p>
          </table:table-cell>
          <table:table-cell office:value-type="string" calcext:value-type="string">
            <text:p><text:s/>T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004" calcext:value-type="float">
            <text:p>9004</text:p>
          </table:table-cell>
          <table:table-cell table:formula="of:=[.B172]-[.B171]" office:value-type="float" office:value="100" calcext:value-type="float">
            <text:p>100</text:p>
          </table:table-cell>
          <table:table-cell table:formula="of:=[.H172]-[.H171]" office:value-type="float" office:value="101" calcext:value-type="float">
            <text:p>101</text:p>
          </table:table-cell>
          <table:table-cell table:formula="of:=([.J172]/[.K$1])/([.I172]/1000)" office:value-type="float" office:value="0.179875333926981" calcext:value-type="float">
            <text:p>0.18</text:p>
          </table:table-cell>
          <table:table-cell table:formula="of:=[.L$1]*([.D172]-20)" office:value-type="float" office:value="16" calcext:value-type="float">
            <text:p>16</text:p>
          </table:table-cell>
          <table:table-cell table:formula="of:=[.M$1]*[.F172]" office:value-type="float" office:value="10.175" calcext:value-type="float">
            <text:p>10.175</text:p>
          </table:table-cell>
          <table:table-cell table:style-name="ce1" table:formula="of:=[.N$1]*[.K172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1905" calcext:value-type="float">
            <text:p>2119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Odom</text:p>
          </table:table-cell>
          <table:table-cell office:value-type="float" office:value="9107" calcext:value-type="float">
            <text:p>9107</text:p>
          </table:table-cell>
          <table:table-cell table:formula="of:=[.B173]-[.B172]" office:value-type="float" office:value="100" calcext:value-type="float">
            <text:p>100</text:p>
          </table:table-cell>
          <table:table-cell table:formula="of:=[.H173]-[.H172]" office:value-type="float" office:value="103" calcext:value-type="float">
            <text:p>103</text:p>
          </table:table-cell>
          <table:table-cell table:formula="of:=([.J173]/[.K$1])/([.I173]/1000)" office:value-type="float" office:value="0.183437221727516" calcext:value-type="float">
            <text:p>0.18</text:p>
          </table:table-cell>
          <table:table-cell table:formula="of:=[.L$1]*([.D173]-20)" office:value-type="float" office:value="17" calcext:value-type="float">
            <text:p>17</text:p>
          </table:table-cell>
          <table:table-cell table:formula="of:=[.M$1]*[.F173]" office:value-type="float" office:value="10.175" calcext:value-type="float">
            <text:p>10.175</text:p>
          </table:table-cell>
          <table:table-cell table:style-name="ce1" table:formula="of:=[.N$1]*[.K173]" office:value-type="float" office:value="18.3437221727516" calcext:value-type="float">
            <text:p>18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005" calcext:value-type="float">
            <text:p>2120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205" calcext:value-type="float">
            <text:p>9205</text:p>
          </table:table-cell>
          <table:table-cell table:formula="of:=[.B174]-[.B173]" office:value-type="float" office:value="100" calcext:value-type="float">
            <text:p>100</text:p>
          </table:table-cell>
          <table:table-cell table:formula="of:=[.H174]-[.H173]" office:value-type="float" office:value="98" calcext:value-type="float">
            <text:p>98</text:p>
          </table:table-cell>
          <table:table-cell table:formula="of:=([.J174]/[.K$1])/([.I174]/1000)" office:value-type="float" office:value="0.17453250222618" calcext:value-type="float">
            <text:p>0.17</text:p>
          </table:table-cell>
          <table:table-cell table:formula="of:=[.L$1]*([.D174]-20)" office:value-type="float" office:value="17" calcext:value-type="float">
            <text:p>17</text:p>
          </table:table-cell>
          <table:table-cell table:formula="of:=[.M$1]*[.F174]" office:value-type="float" office:value="10.67" calcext:value-type="float">
            <text:p>10.67</text:p>
          </table:table-cell>
          <table:table-cell table:style-name="ce1" table:formula="of:=[.N$1]*[.K174]" office:value-type="float" office:value="17.453250222618" calcext:value-type="float">
            <text:p>17.4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105" calcext:value-type="float">
            <text:p>2121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05" calcext:value-type="float">
            <text:p>9305</text:p>
          </table:table-cell>
          <table:table-cell table:formula="of:=[.B175]-[.B174]" office:value-type="float" office:value="100" calcext:value-type="float">
            <text:p>100</text:p>
          </table:table-cell>
          <table:table-cell table:formula="of:=[.H175]-[.H174]" office:value-type="float" office:value="100" calcext:value-type="float">
            <text:p>100</text:p>
          </table:table-cell>
          <table:table-cell table:formula="of:=([.J175]/[.K$1])/([.I175]/1000)" office:value-type="float" office:value="0.178094390026714" calcext:value-type="float">
            <text:p>0.18</text:p>
          </table:table-cell>
          <table:table-cell table:formula="of:=[.L$1]*([.D175]-20)" office:value-type="float" office:value="17" calcext:value-type="float">
            <text:p>17</text:p>
          </table:table-cell>
          <table:table-cell table:formula="of:=[.M$1]*[.F175]" office:value-type="float" office:value="10.67" calcext:value-type="float">
            <text:p>10.67</text:p>
          </table:table-cell>
          <table:table-cell table:style-name="ce1" table:formula="of:=[.N$1]*[.K175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205" calcext:value-type="float">
            <text:p>2122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399" calcext:value-type="float">
            <text:p>9399</text:p>
          </table:table-cell>
          <table:table-cell table:formula="of:=[.B176]-[.B175]" office:value-type="float" office:value="100" calcext:value-type="float">
            <text:p>100</text:p>
          </table:table-cell>
          <table:table-cell table:formula="of:=[.H176]-[.H175]" office:value-type="float" office:value="94" calcext:value-type="float">
            <text:p>94</text:p>
          </table:table-cell>
          <table:table-cell table:formula="of:=([.J176]/[.K$1])/([.I176]/1000)" office:value-type="float" office:value="0.167408726625111" calcext:value-type="float">
            <text:p>0.17</text:p>
          </table:table-cell>
          <table:table-cell table:formula="of:=[.L$1]*([.D176]-20)" office:value-type="float" office:value="17" calcext:value-type="float">
            <text:p>17</text:p>
          </table:table-cell>
          <table:table-cell table:formula="of:=[.M$1]*[.F176]" office:value-type="float" office:value="10.67" calcext:value-type="float">
            <text:p>10.67</text:p>
          </table:table-cell>
          <table:table-cell table:style-name="ce1" table:formula="of:=[.N$1]*[.K176]" office:value-type="float" office:value="16.7408726625111" calcext:value-type="float">
            <text:p>16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305" calcext:value-type="float">
            <text:p>2123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500" calcext:value-type="float">
            <text:p>9500</text:p>
          </table:table-cell>
          <table:table-cell table:formula="of:=[.B177]-[.B176]" office:value-type="float" office:value="100" calcext:value-type="float">
            <text:p>100</text:p>
          </table:table-cell>
          <table:table-cell table:formula="of:=[.H177]-[.H176]" office:value-type="float" office:value="101" calcext:value-type="float">
            <text:p>101</text:p>
          </table:table-cell>
          <table:table-cell table:formula="of:=([.J177]/[.K$1])/([.I177]/1000)" office:value-type="float" office:value="0.179875333926981" calcext:value-type="float">
            <text:p>0.18</text:p>
          </table:table-cell>
          <table:table-cell table:formula="of:=[.L$1]*([.D177]-20)" office:value-type="float" office:value="17" calcext:value-type="float">
            <text:p>17</text:p>
          </table:table-cell>
          <table:table-cell table:formula="of:=[.M$1]*[.F177]" office:value-type="float" office:value="10.67" calcext:value-type="float">
            <text:p>10.67</text:p>
          </table:table-cell>
          <table:table-cell table:style-name="ce1" table:formula="of:=[.N$1]*[.K177]" office:value-type="float" office:value="17.9875333926981" calcext:value-type="float">
            <text:p>17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405" calcext:value-type="float">
            <text:p>2124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602" calcext:value-type="float">
            <text:p>9602</text:p>
          </table:table-cell>
          <table:table-cell table:formula="of:=[.B178]-[.B177]" office:value-type="float" office:value="100" calcext:value-type="float">
            <text:p>100</text:p>
          </table:table-cell>
          <table:table-cell table:formula="of:=[.H178]-[.H177]" office:value-type="float" office:value="102" calcext:value-type="float">
            <text:p>102</text:p>
          </table:table-cell>
          <table:table-cell table:formula="of:=([.J178]/[.K$1])/([.I178]/1000)" office:value-type="float" office:value="0.181656277827248" calcext:value-type="float">
            <text:p>0.18</text:p>
          </table:table-cell>
          <table:table-cell table:formula="of:=[.L$1]*([.D178]-20)" office:value-type="float" office:value="17" calcext:value-type="float">
            <text:p>17</text:p>
          </table:table-cell>
          <table:table-cell table:formula="of:=[.M$1]*[.F178]" office:value-type="float" office:value="10.67" calcext:value-type="float">
            <text:p>10.67</text:p>
          </table:table-cell>
          <table:table-cell table:style-name="ce1" table:formula="of:=[.N$1]*[.K178]" office:value-type="float" office:value="18.1656277827248" calcext:value-type="float">
            <text:p>18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712" calcext:value-type="float">
            <text:p>9712</text:p>
          </table:table-cell>
          <table:table-cell table:formula="of:=[.B179]-[.B178]" office:value-type="float" office:value="100" calcext:value-type="float">
            <text:p>100</text:p>
          </table:table-cell>
          <table:table-cell table:formula="of:=[.H179]-[.H178]" office:value-type="float" office:value="110" calcext:value-type="float">
            <text:p>110</text:p>
          </table:table-cell>
          <table:table-cell table:formula="of:=([.J179]/[.K$1])/([.I179]/1000)" office:value-type="float" office:value="0.195903829029386" calcext:value-type="float">
            <text:p>0.20</text:p>
          </table:table-cell>
          <table:table-cell table:formula="of:=[.L$1]*([.D179]-20)" office:value-type="float" office:value="17" calcext:value-type="float">
            <text:p>17</text:p>
          </table:table-cell>
          <table:table-cell table:formula="of:=[.M$1]*[.F179]" office:value-type="float" office:value="10.67" calcext:value-type="float">
            <text:p>10.67</text:p>
          </table:table-cell>
          <table:table-cell table:style-name="ce1" table:formula="of:=[.N$1]*[.K179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605" calcext:value-type="float">
            <text:p>2126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Odom</text:p>
          </table:table-cell>
          <table:table-cell office:value-type="float" office:value="9819" calcext:value-type="float">
            <text:p>9819</text:p>
          </table:table-cell>
          <table:table-cell table:formula="of:=[.B180]-[.B179]" office:value-type="float" office:value="100" calcext:value-type="float">
            <text:p>100</text:p>
          </table:table-cell>
          <table:table-cell table:formula="of:=[.H180]-[.H179]" office:value-type="float" office:value="107" calcext:value-type="float">
            <text:p>107</text:p>
          </table:table-cell>
          <table:table-cell table:formula="of:=([.J180]/[.K$1])/([.I180]/1000)" office:value-type="float" office:value="0.190560997328584" calcext:value-type="float">
            <text:p>0.19</text:p>
          </table:table-cell>
          <table:table-cell table:formula="of:=[.L$1]*([.D180]-20)" office:value-type="float" office:value="17" calcext:value-type="float">
            <text:p>17</text:p>
          </table:table-cell>
          <table:table-cell table:formula="of:=[.M$1]*[.F180]" office:value-type="float" office:value="10.67" calcext:value-type="float">
            <text:p>10.67</text:p>
          </table:table-cell>
          <table:table-cell table:style-name="ce1" table:formula="of:=[.N$1]*[.K180]" office:value-type="float" office:value="19.0560997328584" calcext:value-type="float">
            <text:p>19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705" calcext:value-type="float">
            <text:p>2127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9919" calcext:value-type="float">
            <text:p>9919</text:p>
          </table:table-cell>
          <table:table-cell table:formula="of:=[.B181]-[.B180]" office:value-type="float" office:value="100" calcext:value-type="float">
            <text:p>100</text:p>
          </table:table-cell>
          <table:table-cell table:formula="of:=[.H181]-[.H180]" office:value-type="float" office:value="100" calcext:value-type="float">
            <text:p>100</text:p>
          </table:table-cell>
          <table:table-cell table:formula="of:=([.J181]/[.K$1])/([.I181]/1000)" office:value-type="float" office:value="0.178094390026714" calcext:value-type="float">
            <text:p>0.18</text:p>
          </table:table-cell>
          <table:table-cell table:formula="of:=[.L$1]*([.D181]-20)" office:value-type="float" office:value="17" calcext:value-type="float">
            <text:p>17</text:p>
          </table:table-cell>
          <table:table-cell table:formula="of:=[.M$1]*[.F181]" office:value-type="float" office:value="11.44" calcext:value-type="float">
            <text:p>11.44</text:p>
          </table:table-cell>
          <table:table-cell table:style-name="ce1" table:formula="of:=[.N$1]*[.K18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805" calcext:value-type="float">
            <text:p>212805</text:p>
          </table:table-cell>
          <table:table-cell office:value-type="string" calcext:value-type="string">
            <text:p><text:s/>TH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025" calcext:value-type="float">
            <text:p>10025</text:p>
          </table:table-cell>
          <table:table-cell table:formula="of:=[.B182]-[.B181]" office:value-type="float" office:value="100" calcext:value-type="float">
            <text:p>100</text:p>
          </table:table-cell>
          <table:table-cell table:formula="of:=[.H182]-[.H181]" office:value-type="float" office:value="106" calcext:value-type="float">
            <text:p>106</text:p>
          </table:table-cell>
          <table:table-cell table:formula="of:=([.J182]/[.K$1])/([.I182]/1000)" office:value-type="float" office:value="0.188780053428317" calcext:value-type="float">
            <text:p>0.19</text:p>
          </table:table-cell>
          <table:table-cell table:formula="of:=[.L$1]*([.D182]-20)" office:value-type="float" office:value="17" calcext:value-type="float">
            <text:p>17</text:p>
          </table:table-cell>
          <table:table-cell table:formula="of:=[.M$1]*[.F182]" office:value-type="float" office:value="11.44" calcext:value-type="float">
            <text:p>11.44</text:p>
          </table:table-cell>
          <table:table-cell table:style-name="ce1" table:formula="of:=[.N$1]*[.K182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2905" calcext:value-type="float">
            <text:p>2129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140" calcext:value-type="float">
            <text:p>10140</text:p>
          </table:table-cell>
          <table:table-cell table:formula="of:=[.B183]-[.B182]" office:value-type="float" office:value="100" calcext:value-type="float">
            <text:p>100</text:p>
          </table:table-cell>
          <table:table-cell table:formula="of:=[.H183]-[.H182]" office:value-type="float" office:value="115" calcext:value-type="float">
            <text:p>115</text:p>
          </table:table-cell>
          <table:table-cell table:formula="of:=([.J183]/[.K$1])/([.I183]/1000)" office:value-type="float" office:value="0.204808548530721" calcext:value-type="float">
            <text:p>0.20</text:p>
          </table:table-cell>
          <table:table-cell table:formula="of:=[.L$1]*([.D183]-20)" office:value-type="float" office:value="18" calcext:value-type="float">
            <text:p>18</text:p>
          </table:table-cell>
          <table:table-cell table:formula="of:=[.M$1]*[.F183]" office:value-type="float" office:value="11.44" calcext:value-type="float">
            <text:p>11.44</text:p>
          </table:table-cell>
          <table:table-cell table:style-name="ce1" table:formula="of:=[.N$1]*[.K183]" office:value-type="float" office:value="20.4808548530721" calcext:value-type="float">
            <text:p>20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005" calcext:value-type="float">
            <text:p>2130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230" calcext:value-type="float">
            <text:p>10230</text:p>
          </table:table-cell>
          <table:table-cell table:formula="of:=[.B184]-[.B183]" office:value-type="float" office:value="100" calcext:value-type="float">
            <text:p>100</text:p>
          </table:table-cell>
          <table:table-cell table:formula="of:=[.H184]-[.H183]" office:value-type="float" office:value="90" calcext:value-type="float">
            <text:p>90</text:p>
          </table:table-cell>
          <table:table-cell table:formula="of:=([.J184]/[.K$1])/([.I184]/1000)" office:value-type="float" office:value="0.160284951024043" calcext:value-type="float">
            <text:p>0.16</text:p>
          </table:table-cell>
          <table:table-cell table:formula="of:=[.L$1]*([.D184]-20)" office:value-type="float" office:value="18" calcext:value-type="float">
            <text:p>18</text:p>
          </table:table-cell>
          <table:table-cell table:formula="of:=[.M$1]*[.F184]" office:value-type="float" office:value="11.44" calcext:value-type="float">
            <text:p>11.44</text:p>
          </table:table-cell>
          <table:table-cell table:style-name="ce1" table:formula="of:=[.N$1]*[.K184]" office:value-type="float" office:value="16.0284951024043" calcext:value-type="float">
            <text:p>16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105" calcext:value-type="float">
            <text:p>2131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336" calcext:value-type="float">
            <text:p>10336</text:p>
          </table:table-cell>
          <table:table-cell table:formula="of:=[.B185]-[.B184]" office:value-type="float" office:value="100" calcext:value-type="float">
            <text:p>100</text:p>
          </table:table-cell>
          <table:table-cell table:formula="of:=[.H185]-[.H184]" office:value-type="float" office:value="106" calcext:value-type="float">
            <text:p>106</text:p>
          </table:table-cell>
          <table:table-cell table:formula="of:=([.J185]/[.K$1])/([.I185]/1000)" office:value-type="float" office:value="0.188780053428317" calcext:value-type="float">
            <text:p>0.19</text:p>
          </table:table-cell>
          <table:table-cell table:formula="of:=[.L$1]*([.D185]-20)" office:value-type="float" office:value="18" calcext:value-type="float">
            <text:p>18</text:p>
          </table:table-cell>
          <table:table-cell table:formula="of:=[.M$1]*[.F185]" office:value-type="float" office:value="11.44" calcext:value-type="float">
            <text:p>11.44</text:p>
          </table:table-cell>
          <table:table-cell table:style-name="ce1" table:formula="of:=[.N$1]*[.K185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205" calcext:value-type="float">
            <text:p>2132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450" calcext:value-type="float">
            <text:p>10450</text:p>
          </table:table-cell>
          <table:table-cell table:formula="of:=[.B186]-[.B185]" office:value-type="float" office:value="100" calcext:value-type="float">
            <text:p>100</text:p>
          </table:table-cell>
          <table:table-cell table:formula="of:=[.H186]-[.H185]" office:value-type="float" office:value="114" calcext:value-type="float">
            <text:p>114</text:p>
          </table:table-cell>
          <table:table-cell table:formula="of:=([.J186]/[.K$1])/([.I186]/1000)" office:value-type="float" office:value="0.203027604630454" calcext:value-type="float">
            <text:p>0.20</text:p>
          </table:table-cell>
          <table:table-cell table:formula="of:=[.L$1]*([.D186]-20)" office:value-type="float" office:value="18" calcext:value-type="float">
            <text:p>18</text:p>
          </table:table-cell>
          <table:table-cell table:formula="of:=[.M$1]*[.F186]" office:value-type="float" office:value="11.44" calcext:value-type="float">
            <text:p>11.44</text:p>
          </table:table-cell>
          <table:table-cell table:style-name="ce1" table:formula="of:=[.N$1]*[.K186]" office:value-type="float" office:value="20.3027604630454" calcext:value-type="float">
            <text:p>20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305" calcext:value-type="float">
            <text:p>2133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557" calcext:value-type="float">
            <text:p>10557</text:p>
          </table:table-cell>
          <table:table-cell table:formula="of:=[.B187]-[.B186]" office:value-type="float" office:value="100" calcext:value-type="float">
            <text:p>100</text:p>
          </table:table-cell>
          <table:table-cell table:formula="of:=[.H187]-[.H186]" office:value-type="float" office:value="107" calcext:value-type="float">
            <text:p>107</text:p>
          </table:table-cell>
          <table:table-cell table:formula="of:=([.J187]/[.K$1])/([.I187]/1000)" office:value-type="float" office:value="0.190560997328584" calcext:value-type="float">
            <text:p>0.19</text:p>
          </table:table-cell>
          <table:table-cell table:formula="of:=[.L$1]*([.D187]-20)" office:value-type="float" office:value="18" calcext:value-type="float">
            <text:p>18</text:p>
          </table:table-cell>
          <table:table-cell table:formula="of:=[.M$1]*[.F187]" office:value-type="float" office:value="11.44" calcext:value-type="float">
            <text:p>11.44</text:p>
          </table:table-cell>
          <table:table-cell table:style-name="ce1" table:formula="of:=[.N$1]*[.K187]" office:value-type="float" office:value="19.0560997328584" calcext:value-type="float">
            <text:p>19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405" calcext:value-type="float">
            <text:p>2134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670" calcext:value-type="float">
            <text:p>10670</text:p>
          </table:table-cell>
          <table:table-cell table:formula="of:=[.B188]-[.B187]" office:value-type="float" office:value="100" calcext:value-type="float">
            <text:p>100</text:p>
          </table:table-cell>
          <table:table-cell table:formula="of:=[.H188]-[.H187]" office:value-type="float" office:value="113" calcext:value-type="float">
            <text:p>113</text:p>
          </table:table-cell>
          <table:table-cell table:formula="of:=([.J188]/[.K$1])/([.I188]/1000)" office:value-type="float" office:value="0.201246660730187" calcext:value-type="float">
            <text:p>0.20</text:p>
          </table:table-cell>
          <table:table-cell table:formula="of:=[.L$1]*([.D188]-20)" office:value-type="float" office:value="18" calcext:value-type="float">
            <text:p>18</text:p>
          </table:table-cell>
          <table:table-cell table:formula="of:=[.M$1]*[.F188]" office:value-type="float" office:value="11.44" calcext:value-type="float">
            <text:p>11.44</text:p>
          </table:table-cell>
          <table:table-cell table:style-name="ce1" table:formula="of:=[.N$1]*[.K188]" office:value-type="float" office:value="20.1246660730187" calcext:value-type="float">
            <text:p>20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505" calcext:value-type="float">
            <text:p>2135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788" calcext:value-type="float">
            <text:p>10788</text:p>
          </table:table-cell>
          <table:table-cell table:formula="of:=[.B189]-[.B188]" office:value-type="float" office:value="100" calcext:value-type="float">
            <text:p>100</text:p>
          </table:table-cell>
          <table:table-cell table:formula="of:=[.H189]-[.H188]" office:value-type="float" office:value="118" calcext:value-type="float">
            <text:p>118</text:p>
          </table:table-cell>
          <table:table-cell table:formula="of:=([.J189]/[.K$1])/([.I189]/1000)" office:value-type="float" office:value="0.210151380231523" calcext:value-type="float">
            <text:p>0.21</text:p>
          </table:table-cell>
          <table:table-cell table:formula="of:=[.L$1]*([.D189]-20)" office:value-type="float" office:value="18" calcext:value-type="float">
            <text:p>18</text:p>
          </table:table-cell>
          <table:table-cell table:formula="of:=[.M$1]*[.F189]" office:value-type="float" office:value="11.44" calcext:value-type="float">
            <text:p>11.44</text:p>
          </table:table-cell>
          <table:table-cell table:style-name="ce1" table:formula="of:=[.N$1]*[.K189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605" calcext:value-type="float">
            <text:p>2136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894" calcext:value-type="float">
            <text:p>10894</text:p>
          </table:table-cell>
          <table:table-cell table:formula="of:=[.B190]-[.B189]" office:value-type="float" office:value="100" calcext:value-type="float">
            <text:p>100</text:p>
          </table:table-cell>
          <table:table-cell table:formula="of:=[.H190]-[.H189]" office:value-type="float" office:value="106" calcext:value-type="float">
            <text:p>106</text:p>
          </table:table-cell>
          <table:table-cell table:formula="of:=([.J190]/[.K$1])/([.I190]/1000)" office:value-type="float" office:value="0.188780053428317" calcext:value-type="float">
            <text:p>0.19</text:p>
          </table:table-cell>
          <table:table-cell table:formula="of:=[.L$1]*([.D190]-20)" office:value-type="float" office:value="18" calcext:value-type="float">
            <text:p>18</text:p>
          </table:table-cell>
          <table:table-cell table:formula="of:=[.M$1]*[.F190]" office:value-type="float" office:value="11.44" calcext:value-type="float">
            <text:p>11.44</text:p>
          </table:table-cell>
          <table:table-cell table:style-name="ce1" table:formula="of:=[.N$1]*[.K190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705" calcext:value-type="float">
            <text:p>2137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0994" calcext:value-type="float">
            <text:p>10994</text:p>
          </table:table-cell>
          <table:table-cell table:formula="of:=[.B191]-[.B190]" office:value-type="float" office:value="100" calcext:value-type="float">
            <text:p>100</text:p>
          </table:table-cell>
          <table:table-cell table:formula="of:=[.H191]-[.H190]" office:value-type="float" office:value="100" calcext:value-type="float">
            <text:p>100</text:p>
          </table:table-cell>
          <table:table-cell table:formula="of:=([.J191]/[.K$1])/([.I191]/1000)" office:value-type="float" office:value="0.178094390026714" calcext:value-type="float">
            <text:p>0.18</text:p>
          </table:table-cell>
          <table:table-cell table:formula="of:=[.L$1]*([.D191]-20)" office:value-type="float" office:value="18" calcext:value-type="float">
            <text:p>18</text:p>
          </table:table-cell>
          <table:table-cell table:formula="of:=[.M$1]*[.F191]" office:value-type="float" office:value="11.44" calcext:value-type="float">
            <text:p>11.44</text:p>
          </table:table-cell>
          <table:table-cell table:style-name="ce1" table:formula="of:=[.N$1]*[.K191]" office:value-type="float" office:value="17.8094390026714" calcext:value-type="float">
            <text:p>17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<text:s/>TH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104" calcext:value-type="float">
            <text:p>11104</text:p>
          </table:table-cell>
          <table:table-cell table:formula="of:=[.B192]-[.B191]" office:value-type="float" office:value="100" calcext:value-type="float">
            <text:p>100</text:p>
          </table:table-cell>
          <table:table-cell table:formula="of:=[.H192]-[.H191]" office:value-type="float" office:value="110" calcext:value-type="float">
            <text:p>110</text:p>
          </table:table-cell>
          <table:table-cell table:formula="of:=([.J192]/[.K$1])/([.I192]/1000)" office:value-type="float" office:value="0.195903829029386" calcext:value-type="float">
            <text:p>0.20</text:p>
          </table:table-cell>
          <table:table-cell table:formula="of:=[.L$1]*([.D192]-20)" office:value-type="float" office:value="18" calcext:value-type="float">
            <text:p>18</text:p>
          </table:table-cell>
          <table:table-cell table:formula="of:=[.M$1]*[.F192]" office:value-type="float" office:value="11.44" calcext:value-type="float">
            <text:p>11.44</text:p>
          </table:table-cell>
          <table:table-cell table:style-name="ce1" table:formula="of:=[.N$1]*[.K192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3905" calcext:value-type="float">
            <text:p>2139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210" calcext:value-type="float">
            <text:p>11210</text:p>
          </table:table-cell>
          <table:table-cell table:formula="of:=[.B193]-[.B192]" office:value-type="float" office:value="100" calcext:value-type="float">
            <text:p>100</text:p>
          </table:table-cell>
          <table:table-cell table:formula="of:=[.H193]-[.H192]" office:value-type="float" office:value="106" calcext:value-type="float">
            <text:p>106</text:p>
          </table:table-cell>
          <table:table-cell table:formula="of:=([.J193]/[.K$1])/([.I193]/1000)" office:value-type="float" office:value="0.188780053428317" calcext:value-type="float">
            <text:p>0.19</text:p>
          </table:table-cell>
          <table:table-cell table:formula="of:=[.L$1]*([.D193]-20)" office:value-type="float" office:value="19" calcext:value-type="float">
            <text:p>19</text:p>
          </table:table-cell>
          <table:table-cell table:formula="of:=[.M$1]*[.F193]" office:value-type="float" office:value="11.44" calcext:value-type="float">
            <text:p>11.44</text:p>
          </table:table-cell>
          <table:table-cell table:style-name="ce1" table:formula="of:=[.N$1]*[.K193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005" calcext:value-type="float">
            <text:p>2140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321" calcext:value-type="float">
            <text:p>11321</text:p>
          </table:table-cell>
          <table:table-cell table:formula="of:=[.B194]-[.B193]" office:value-type="float" office:value="100" calcext:value-type="float">
            <text:p>100</text:p>
          </table:table-cell>
          <table:table-cell table:formula="of:=[.H194]-[.H193]" office:value-type="float" office:value="111" calcext:value-type="float">
            <text:p>111</text:p>
          </table:table-cell>
          <table:table-cell table:formula="of:=([.J194]/[.K$1])/([.I194]/1000)" office:value-type="float" office:value="0.197684772929653" calcext:value-type="float">
            <text:p>0.20</text:p>
          </table:table-cell>
          <table:table-cell table:formula="of:=[.L$1]*([.D194]-20)" office:value-type="float" office:value="19" calcext:value-type="float">
            <text:p>19</text:p>
          </table:table-cell>
          <table:table-cell table:formula="of:=[.M$1]*[.F194]" office:value-type="float" office:value="11.44" calcext:value-type="float">
            <text:p>11.44</text:p>
          </table:table-cell>
          <table:table-cell table:style-name="ce1" table:formula="of:=[.N$1]*[.K194]" office:value-type="float" office:value="19.7684772929653" calcext:value-type="float">
            <text:p>19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105" calcext:value-type="float">
            <text:p>2141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432" calcext:value-type="float">
            <text:p>11432</text:p>
          </table:table-cell>
          <table:table-cell table:formula="of:=[.B195]-[.B194]" office:value-type="float" office:value="100" calcext:value-type="float">
            <text:p>100</text:p>
          </table:table-cell>
          <table:table-cell table:formula="of:=[.H195]-[.H194]" office:value-type="float" office:value="111" calcext:value-type="float">
            <text:p>111</text:p>
          </table:table-cell>
          <table:table-cell table:formula="of:=([.J195]/[.K$1])/([.I195]/1000)" office:value-type="float" office:value="0.197684772929653" calcext:value-type="float">
            <text:p>0.20</text:p>
          </table:table-cell>
          <table:table-cell table:formula="of:=[.L$1]*([.D195]-20)" office:value-type="float" office:value="19" calcext:value-type="float">
            <text:p>19</text:p>
          </table:table-cell>
          <table:table-cell table:formula="of:=[.M$1]*[.F195]" office:value-type="float" office:value="11.44" calcext:value-type="float">
            <text:p>11.44</text:p>
          </table:table-cell>
          <table:table-cell table:style-name="ce1" table:formula="of:=[.N$1]*[.K195]" office:value-type="float" office:value="19.7684772929653" calcext:value-type="float">
            <text:p>19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205" calcext:value-type="float">
            <text:p>2142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550" calcext:value-type="float">
            <text:p>11550</text:p>
          </table:table-cell>
          <table:table-cell table:formula="of:=[.B196]-[.B195]" office:value-type="float" office:value="100" calcext:value-type="float">
            <text:p>100</text:p>
          </table:table-cell>
          <table:table-cell table:formula="of:=[.H196]-[.H195]" office:value-type="float" office:value="118" calcext:value-type="float">
            <text:p>118</text:p>
          </table:table-cell>
          <table:table-cell table:formula="of:=([.J196]/[.K$1])/([.I196]/1000)" office:value-type="float" office:value="0.210151380231523" calcext:value-type="float">
            <text:p>0.21</text:p>
          </table:table-cell>
          <table:table-cell table:formula="of:=[.L$1]*([.D196]-20)" office:value-type="float" office:value="19" calcext:value-type="float">
            <text:p>19</text:p>
          </table:table-cell>
          <table:table-cell table:formula="of:=[.M$1]*[.F196]" office:value-type="float" office:value="11.44" calcext:value-type="float">
            <text:p>11.44</text:p>
          </table:table-cell>
          <table:table-cell table:style-name="ce1" table:formula="of:=[.N$1]*[.K196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305" calcext:value-type="float">
            <text:p>2143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669" calcext:value-type="float">
            <text:p>11669</text:p>
          </table:table-cell>
          <table:table-cell table:formula="of:=[.B197]-[.B196]" office:value-type="float" office:value="100" calcext:value-type="float">
            <text:p>100</text:p>
          </table:table-cell>
          <table:table-cell table:formula="of:=[.H197]-[.H196]" office:value-type="float" office:value="119" calcext:value-type="float">
            <text:p>119</text:p>
          </table:table-cell>
          <table:table-cell table:formula="of:=([.J197]/[.K$1])/([.I197]/1000)" office:value-type="float" office:value="0.21193232413179" calcext:value-type="float">
            <text:p>0.21</text:p>
          </table:table-cell>
          <table:table-cell table:formula="of:=[.L$1]*([.D197]-20)" office:value-type="float" office:value="19" calcext:value-type="float">
            <text:p>19</text:p>
          </table:table-cell>
          <table:table-cell table:formula="of:=[.M$1]*[.F197]" office:value-type="float" office:value="11.44" calcext:value-type="float">
            <text:p>11.44</text:p>
          </table:table-cell>
          <table:table-cell table:style-name="ce1" table:formula="of:=[.N$1]*[.K197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405" calcext:value-type="float">
            <text:p>2144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785" calcext:value-type="float">
            <text:p>11785</text:p>
          </table:table-cell>
          <table:table-cell table:formula="of:=[.B198]-[.B197]" office:value-type="float" office:value="100" calcext:value-type="float">
            <text:p>100</text:p>
          </table:table-cell>
          <table:table-cell table:formula="of:=[.H198]-[.H197]" office:value-type="float" office:value="116" calcext:value-type="float">
            <text:p>116</text:p>
          </table:table-cell>
          <table:table-cell table:formula="of:=([.J198]/[.K$1])/([.I198]/1000)" office:value-type="float" office:value="0.206589492430988" calcext:value-type="float">
            <text:p>0.21</text:p>
          </table:table-cell>
          <table:table-cell table:formula="of:=[.L$1]*([.D198]-20)" office:value-type="float" office:value="19" calcext:value-type="float">
            <text:p>19</text:p>
          </table:table-cell>
          <table:table-cell table:formula="of:=[.M$1]*[.F198]" office:value-type="float" office:value="11.44" calcext:value-type="float">
            <text:p>11.44</text:p>
          </table:table-cell>
          <table:table-cell table:style-name="ce1" table:formula="of:=[.N$1]*[.K198]" office:value-type="float" office:value="20.6589492430988" calcext:value-type="float">
            <text:p>20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505" calcext:value-type="float">
            <text:p>2145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1891" calcext:value-type="float">
            <text:p>11891</text:p>
          </table:table-cell>
          <table:table-cell table:formula="of:=[.B199]-[.B198]" office:value-type="float" office:value="100" calcext:value-type="float">
            <text:p>100</text:p>
          </table:table-cell>
          <table:table-cell table:formula="of:=[.H199]-[.H198]" office:value-type="float" office:value="106" calcext:value-type="float">
            <text:p>106</text:p>
          </table:table-cell>
          <table:table-cell table:formula="of:=([.J199]/[.K$1])/([.I199]/1000)" office:value-type="float" office:value="0.188780053428317" calcext:value-type="float">
            <text:p>0.19</text:p>
          </table:table-cell>
          <table:table-cell table:formula="of:=[.L$1]*([.D199]-20)" office:value-type="float" office:value="19" calcext:value-type="float">
            <text:p>19</text:p>
          </table:table-cell>
          <table:table-cell table:formula="of:=[.M$1]*[.F199]" office:value-type="float" office:value="11.44" calcext:value-type="float">
            <text:p>11.44</text:p>
          </table:table-cell>
          <table:table-cell table:style-name="ce1" table:formula="of:=[.N$1]*[.K199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605" calcext:value-type="float">
            <text:p>2146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004" calcext:value-type="float">
            <text:p>12004</text:p>
          </table:table-cell>
          <table:table-cell table:formula="of:=[.B200]-[.B199]" office:value-type="float" office:value="100" calcext:value-type="float">
            <text:p>100</text:p>
          </table:table-cell>
          <table:table-cell table:formula="of:=[.H200]-[.H199]" office:value-type="float" office:value="113" calcext:value-type="float">
            <text:p>113</text:p>
          </table:table-cell>
          <table:table-cell table:formula="of:=([.J200]/[.K$1])/([.I200]/1000)" office:value-type="float" office:value="0.201246660730187" calcext:value-type="float">
            <text:p>0.20</text:p>
          </table:table-cell>
          <table:table-cell table:formula="of:=[.L$1]*([.D200]-20)" office:value-type="float" office:value="19" calcext:value-type="float">
            <text:p>19</text:p>
          </table:table-cell>
          <table:table-cell table:formula="of:=[.M$1]*[.F200]" office:value-type="float" office:value="11.44" calcext:value-type="float">
            <text:p>11.44</text:p>
          </table:table-cell>
          <table:table-cell table:style-name="ce1" table:formula="of:=[.N$1]*[.K200]" office:value-type="float" office:value="20.1246660730187" calcext:value-type="float">
            <text:p>20.1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705" calcext:value-type="float">
            <text:p>2147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113" calcext:value-type="float">
            <text:p>12113</text:p>
          </table:table-cell>
          <table:table-cell table:formula="of:=[.B201]-[.B200]" office:value-type="float" office:value="100" calcext:value-type="float">
            <text:p>100</text:p>
          </table:table-cell>
          <table:table-cell table:formula="of:=[.H201]-[.H200]" office:value-type="float" office:value="109" calcext:value-type="float">
            <text:p>109</text:p>
          </table:table-cell>
          <table:table-cell table:formula="of:=([.J201]/[.K$1])/([.I201]/1000)" office:value-type="float" office:value="0.194122885129118" calcext:value-type="float">
            <text:p>0.19</text:p>
          </table:table-cell>
          <table:table-cell table:formula="of:=[.L$1]*([.D201]-20)" office:value-type="float" office:value="19" calcext:value-type="float">
            <text:p>19</text:p>
          </table:table-cell>
          <table:table-cell table:formula="of:=[.M$1]*[.F201]" office:value-type="float" office:value="11.44" calcext:value-type="float">
            <text:p>11.44</text:p>
          </table:table-cell>
          <table:table-cell table:style-name="ce1" table:formula="of:=[.N$1]*[.K201]" office:value-type="float" office:value="19.4122885129118" calcext:value-type="float">
            <text:p>19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805" calcext:value-type="float">
            <text:p>214805</text:p>
          </table:table-cell>
          <table:table-cell office:value-type="string" calcext:value-type="string">
            <text:p><text:s/>TH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222" calcext:value-type="float">
            <text:p>12222</text:p>
          </table:table-cell>
          <table:table-cell table:formula="of:=[.B202]-[.B201]" office:value-type="float" office:value="100" calcext:value-type="float">
            <text:p>100</text:p>
          </table:table-cell>
          <table:table-cell table:formula="of:=[.H202]-[.H201]" office:value-type="float" office:value="109" calcext:value-type="float">
            <text:p>109</text:p>
          </table:table-cell>
          <table:table-cell table:formula="of:=([.J202]/[.K$1])/([.I202]/1000)" office:value-type="float" office:value="0.194122885129118" calcext:value-type="float">
            <text:p>0.19</text:p>
          </table:table-cell>
          <table:table-cell table:formula="of:=[.L$1]*([.D202]-20)" office:value-type="float" office:value="19" calcext:value-type="float">
            <text:p>19</text:p>
          </table:table-cell>
          <table:table-cell table:formula="of:=[.M$1]*[.F202]" office:value-type="float" office:value="11.44" calcext:value-type="float">
            <text:p>11.44</text:p>
          </table:table-cell>
          <table:table-cell table:style-name="ce1" table:formula="of:=[.N$1]*[.K202]" office:value-type="float" office:value="19.4122885129118" calcext:value-type="float">
            <text:p>19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4905" calcext:value-type="float">
            <text:p>2149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340" calcext:value-type="float">
            <text:p>12340</text:p>
          </table:table-cell>
          <table:table-cell table:formula="of:=[.B203]-[.B202]" office:value-type="float" office:value="100" calcext:value-type="float">
            <text:p>100</text:p>
          </table:table-cell>
          <table:table-cell table:formula="of:=[.H203]-[.H202]" office:value-type="float" office:value="118" calcext:value-type="float">
            <text:p>118</text:p>
          </table:table-cell>
          <table:table-cell table:formula="of:=([.J203]/[.K$1])/([.I203]/1000)" office:value-type="float" office:value="0.210151380231523" calcext:value-type="float">
            <text:p>0.21</text:p>
          </table:table-cell>
          <table:table-cell table:formula="of:=[.L$1]*([.D203]-20)" office:value-type="float" office:value="20" calcext:value-type="float">
            <text:p>20</text:p>
          </table:table-cell>
          <table:table-cell table:formula="of:=[.M$1]*[.F203]" office:value-type="float" office:value="11.44" calcext:value-type="float">
            <text:p>11.44</text:p>
          </table:table-cell>
          <table:table-cell table:style-name="ce1" table:formula="of:=[.N$1]*[.K203]" office:value-type="float" office:value="21.0151380231523" calcext:value-type="float">
            <text:p>21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005" calcext:value-type="float">
            <text:p>2150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465" calcext:value-type="float">
            <text:p>12465</text:p>
          </table:table-cell>
          <table:table-cell table:formula="of:=[.B204]-[.B203]" office:value-type="float" office:value="100" calcext:value-type="float">
            <text:p>100</text:p>
          </table:table-cell>
          <table:table-cell table:formula="of:=[.H204]-[.H203]" office:value-type="float" office:value="125" calcext:value-type="float">
            <text:p>125</text:p>
          </table:table-cell>
          <table:table-cell table:formula="of:=([.J204]/[.K$1])/([.I204]/1000)" office:value-type="float" office:value="0.222617987533393" calcext:value-type="float">
            <text:p>0.22</text:p>
          </table:table-cell>
          <table:table-cell table:formula="of:=[.L$1]*([.D204]-20)" office:value-type="float" office:value="20" calcext:value-type="float">
            <text:p>20</text:p>
          </table:table-cell>
          <table:table-cell table:formula="of:=[.M$1]*[.F204]" office:value-type="float" office:value="11.44" calcext:value-type="float">
            <text:p>11.44</text:p>
          </table:table-cell>
          <table:table-cell table:style-name="ce1" table:formula="of:=[.N$1]*[.K204]" office:value-type="float" office:value="22.2617987533393" calcext:value-type="float">
            <text:p>22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105" calcext:value-type="float">
            <text:p>2151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586" calcext:value-type="float">
            <text:p>12586</text:p>
          </table:table-cell>
          <table:table-cell table:formula="of:=[.B205]-[.B204]" office:value-type="float" office:value="100" calcext:value-type="float">
            <text:p>100</text:p>
          </table:table-cell>
          <table:table-cell table:formula="of:=[.H205]-[.H204]" office:value-type="float" office:value="121" calcext:value-type="float">
            <text:p>121</text:p>
          </table:table-cell>
          <table:table-cell table:formula="of:=([.J205]/[.K$1])/([.I205]/1000)" office:value-type="float" office:value="0.215494211932324" calcext:value-type="float">
            <text:p>0.22</text:p>
          </table:table-cell>
          <table:table-cell table:formula="of:=[.L$1]*([.D205]-20)" office:value-type="float" office:value="20" calcext:value-type="float">
            <text:p>20</text:p>
          </table:table-cell>
          <table:table-cell table:formula="of:=[.M$1]*[.F205]" office:value-type="float" office:value="11.44" calcext:value-type="float">
            <text:p>11.44</text:p>
          </table:table-cell>
          <table:table-cell table:style-name="ce1" table:formula="of:=[.N$1]*[.K205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205" calcext:value-type="float">
            <text:p>2152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712" calcext:value-type="float">
            <text:p>12712</text:p>
          </table:table-cell>
          <table:table-cell table:formula="of:=[.B206]-[.B205]" office:value-type="float" office:value="100" calcext:value-type="float">
            <text:p>100</text:p>
          </table:table-cell>
          <table:table-cell table:formula="of:=[.H206]-[.H205]" office:value-type="float" office:value="126" calcext:value-type="float">
            <text:p>126</text:p>
          </table:table-cell>
          <table:table-cell table:formula="of:=([.J206]/[.K$1])/([.I206]/1000)" office:value-type="float" office:value="0.22439893143366" calcext:value-type="float">
            <text:p>0.22</text:p>
          </table:table-cell>
          <table:table-cell table:formula="of:=[.L$1]*([.D206]-20)" office:value-type="float" office:value="20" calcext:value-type="float">
            <text:p>20</text:p>
          </table:table-cell>
          <table:table-cell table:formula="of:=[.M$1]*[.F206]" office:value-type="float" office:value="11.44" calcext:value-type="float">
            <text:p>11.44</text:p>
          </table:table-cell>
          <table:table-cell table:style-name="ce1" table:formula="of:=[.N$1]*[.K206]" office:value-type="float" office:value="22.439893143366" calcext:value-type="float">
            <text:p>22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305" calcext:value-type="float">
            <text:p>2153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Odom</text:p>
          </table:table-cell>
          <table:table-cell office:value-type="float" office:value="12832" calcext:value-type="float">
            <text:p>12832</text:p>
          </table:table-cell>
          <table:table-cell table:formula="of:=[.B207]-[.B206]" office:value-type="float" office:value="100" calcext:value-type="float">
            <text:p>100</text:p>
          </table:table-cell>
          <table:table-cell table:formula="of:=[.H207]-[.H206]" office:value-type="float" office:value="120" calcext:value-type="float">
            <text:p>120</text:p>
          </table:table-cell>
          <table:table-cell table:formula="of:=([.J207]/[.K$1])/([.I207]/1000)" office:value-type="float" office:value="0.213713268032057" calcext:value-type="float">
            <text:p>0.21</text:p>
          </table:table-cell>
          <table:table-cell table:formula="of:=[.L$1]*([.D207]-20)" office:value-type="float" office:value="20" calcext:value-type="float">
            <text:p>20</text:p>
          </table:table-cell>
          <table:table-cell table:formula="of:=[.M$1]*[.F207]" office:value-type="float" office:value="11.44" calcext:value-type="float">
            <text:p>11.44</text:p>
          </table:table-cell>
          <table:table-cell table:style-name="ce1" table:formula="of:=[.N$1]*[.K207]" office:value-type="float" office:value="21.3713268032057" calcext:value-type="float">
            <text:p>21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405" calcext:value-type="float">
            <text:p>2154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2942" calcext:value-type="float">
            <text:p>12942</text:p>
          </table:table-cell>
          <table:table-cell table:formula="of:=[.B208]-[.B207]" office:value-type="float" office:value="100" calcext:value-type="float">
            <text:p>100</text:p>
          </table:table-cell>
          <table:table-cell table:formula="of:=[.H208]-[.H207]" office:value-type="float" office:value="110" calcext:value-type="float">
            <text:p>110</text:p>
          </table:table-cell>
          <table:table-cell table:formula="of:=([.J208]/[.K$1])/([.I208]/1000)" office:value-type="float" office:value="0.195903829029386" calcext:value-type="float">
            <text:p>0.20</text:p>
          </table:table-cell>
          <table:table-cell table:formula="of:=[.L$1]*([.D208]-20)" office:value-type="float" office:value="20" calcext:value-type="float">
            <text:p>20</text:p>
          </table:table-cell>
          <table:table-cell table:formula="of:=[.M$1]*[.F208]" office:value-type="float" office:value="12.43" calcext:value-type="float">
            <text:p>12.43</text:p>
          </table:table-cell>
          <table:table-cell table:style-name="ce1" table:formula="of:=[.N$1]*[.K208]" office:value-type="float" office:value="19.5903829029386" calcext:value-type="float">
            <text:p>19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505" calcext:value-type="float">
            <text:p>2155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061" calcext:value-type="float">
            <text:p>13061</text:p>
          </table:table-cell>
          <table:table-cell table:formula="of:=[.B209]-[.B208]" office:value-type="float" office:value="100" calcext:value-type="float">
            <text:p>100</text:p>
          </table:table-cell>
          <table:table-cell table:formula="of:=[.H209]-[.H208]" office:value-type="float" office:value="119" calcext:value-type="float">
            <text:p>119</text:p>
          </table:table-cell>
          <table:table-cell table:formula="of:=([.J209]/[.K$1])/([.I209]/1000)" office:value-type="float" office:value="0.21193232413179" calcext:value-type="float">
            <text:p>0.21</text:p>
          </table:table-cell>
          <table:table-cell table:formula="of:=[.L$1]*([.D209]-20)" office:value-type="float" office:value="20" calcext:value-type="float">
            <text:p>20</text:p>
          </table:table-cell>
          <table:table-cell table:formula="of:=[.M$1]*[.F209]" office:value-type="float" office:value="12.43" calcext:value-type="float">
            <text:p>12.43</text:p>
          </table:table-cell>
          <table:table-cell table:style-name="ce1" table:formula="of:=[.N$1]*[.K209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605" calcext:value-type="float">
            <text:p>2156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dom</text:p>
          </table:table-cell>
          <table:table-cell office:value-type="float" office:value="13182" calcext:value-type="float">
            <text:p>13182</text:p>
          </table:table-cell>
          <table:table-cell table:formula="of:=[.B210]-[.B209]" office:value-type="float" office:value="100" calcext:value-type="float">
            <text:p>100</text:p>
          </table:table-cell>
          <table:table-cell table:formula="of:=[.H210]-[.H209]" office:value-type="float" office:value="121" calcext:value-type="float">
            <text:p>121</text:p>
          </table:table-cell>
          <table:table-cell table:formula="of:=([.J210]/[.K$1])/([.I210]/1000)" office:value-type="float" office:value="0.215494211932324" calcext:value-type="float">
            <text:p>0.22</text:p>
          </table:table-cell>
          <table:table-cell table:formula="of:=[.L$1]*([.D210]-20)" office:value-type="float" office:value="20" calcext:value-type="float">
            <text:p>20</text:p>
          </table:table-cell>
          <table:table-cell table:formula="of:=[.M$1]*[.F210]" office:value-type="float" office:value="12.43" calcext:value-type="float">
            <text:p>12.43</text:p>
          </table:table-cell>
          <table:table-cell table:style-name="ce1" table:formula="of:=[.N$1]*[.K210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705" calcext:value-type="float">
            <text:p>2157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306" calcext:value-type="float">
            <text:p>13306</text:p>
          </table:table-cell>
          <table:table-cell table:formula="of:=[.B211]-[.B210]" office:value-type="float" office:value="100" calcext:value-type="float">
            <text:p>100</text:p>
          </table:table-cell>
          <table:table-cell table:formula="of:=[.H211]-[.H210]" office:value-type="float" office:value="124" calcext:value-type="float">
            <text:p>124</text:p>
          </table:table-cell>
          <table:table-cell table:formula="of:=([.J211]/[.K$1])/([.I211]/1000)" office:value-type="float" office:value="0.220837043633126" calcext:value-type="float">
            <text:p>0.22</text:p>
          </table:table-cell>
          <table:table-cell table:formula="of:=[.L$1]*([.D211]-20)" office:value-type="float" office:value="20" calcext:value-type="float">
            <text:p>20</text:p>
          </table:table-cell>
          <table:table-cell table:formula="of:=[.M$1]*[.F211]" office:value-type="float" office:value="13.64" calcext:value-type="float">
            <text:p>13.64</text:p>
          </table:table-cell>
          <table:table-cell table:style-name="ce1" table:formula="of:=[.N$1]*[.K211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805" calcext:value-type="float">
            <text:p>215805</text:p>
          </table:table-cell>
          <table:table-cell office:value-type="string" calcext:value-type="string">
            <text:p><text:s/>TH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427" calcext:value-type="float">
            <text:p>13427</text:p>
          </table:table-cell>
          <table:table-cell table:formula="of:=[.B212]-[.B211]" office:value-type="float" office:value="100" calcext:value-type="float">
            <text:p>100</text:p>
          </table:table-cell>
          <table:table-cell table:formula="of:=[.H212]-[.H211]" office:value-type="float" office:value="121" calcext:value-type="float">
            <text:p>121</text:p>
          </table:table-cell>
          <table:table-cell table:formula="of:=([.J212]/[.K$1])/([.I212]/1000)" office:value-type="float" office:value="0.215494211932324" calcext:value-type="float">
            <text:p>0.22</text:p>
          </table:table-cell>
          <table:table-cell table:formula="of:=[.L$1]*([.D212]-20)" office:value-type="float" office:value="20" calcext:value-type="float">
            <text:p>20</text:p>
          </table:table-cell>
          <table:table-cell table:formula="of:=[.M$1]*[.F212]" office:value-type="float" office:value="13.64" calcext:value-type="float">
            <text:p>13.64</text:p>
          </table:table-cell>
          <table:table-cell table:style-name="ce1" table:formula="of:=[.N$1]*[.K212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5905" calcext:value-type="float">
            <text:p>2159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Odom</text:p>
          </table:table-cell>
          <table:table-cell office:value-type="float" office:value="13551" calcext:value-type="float">
            <text:p>13551</text:p>
          </table:table-cell>
          <table:table-cell table:formula="of:=[.B213]-[.B212]" office:value-type="float" office:value="100" calcext:value-type="float">
            <text:p>100</text:p>
          </table:table-cell>
          <table:table-cell table:formula="of:=[.H213]-[.H212]" office:value-type="float" office:value="124" calcext:value-type="float">
            <text:p>124</text:p>
          </table:table-cell>
          <table:table-cell table:formula="of:=([.J213]/[.K$1])/([.I213]/1000)" office:value-type="float" office:value="0.220837043633126" calcext:value-type="float">
            <text:p>0.22</text:p>
          </table:table-cell>
          <table:table-cell table:formula="of:=[.L$1]*([.D213]-20)" office:value-type="float" office:value="21" calcext:value-type="float">
            <text:p>21</text:p>
          </table:table-cell>
          <table:table-cell table:formula="of:=[.M$1]*[.F213]" office:value-type="float" office:value="13.64" calcext:value-type="float">
            <text:p>13.64</text:p>
          </table:table-cell>
          <table:table-cell table:style-name="ce1" table:formula="of:=[.N$1]*[.K213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005" calcext:value-type="float">
            <text:p>2160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672" calcext:value-type="float">
            <text:p>13672</text:p>
          </table:table-cell>
          <table:table-cell table:formula="of:=[.B214]-[.B213]" office:value-type="float" office:value="100" calcext:value-type="float">
            <text:p>100</text:p>
          </table:table-cell>
          <table:table-cell table:formula="of:=[.H214]-[.H213]" office:value-type="float" office:value="121" calcext:value-type="float">
            <text:p>121</text:p>
          </table:table-cell>
          <table:table-cell table:formula="of:=([.J214]/[.K$1])/([.I214]/1000)" office:value-type="float" office:value="0.215494211932324" calcext:value-type="float">
            <text:p>0.22</text:p>
          </table:table-cell>
          <table:table-cell table:formula="of:=[.L$1]*([.D214]-20)" office:value-type="float" office:value="21" calcext:value-type="float">
            <text:p>21</text:p>
          </table:table-cell>
          <table:table-cell table:formula="of:=[.M$1]*[.F214]" office:value-type="float" office:value="14.41" calcext:value-type="float">
            <text:p>14.41</text:p>
          </table:table-cell>
          <table:table-cell table:style-name="ce1" table:formula="of:=[.N$1]*[.K214]" office:value-type="float" office:value="21.5494211932324" calcext:value-type="float">
            <text:p>21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105" calcext:value-type="float">
            <text:p>2161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808" calcext:value-type="float">
            <text:p>13808</text:p>
          </table:table-cell>
          <table:table-cell table:formula="of:=[.B215]-[.B214]" office:value-type="float" office:value="100" calcext:value-type="float">
            <text:p>100</text:p>
          </table:table-cell>
          <table:table-cell table:formula="of:=[.H215]-[.H214]" office:value-type="float" office:value="136" calcext:value-type="float">
            <text:p>136</text:p>
          </table:table-cell>
          <table:table-cell table:formula="of:=([.J215]/[.K$1])/([.I215]/1000)" office:value-type="float" office:value="0.242208370436331" calcext:value-type="float">
            <text:p>0.24</text:p>
          </table:table-cell>
          <table:table-cell table:formula="of:=[.L$1]*([.D215]-20)" office:value-type="float" office:value="21" calcext:value-type="float">
            <text:p>21</text:p>
          </table:table-cell>
          <table:table-cell table:formula="of:=[.M$1]*[.F215]" office:value-type="float" office:value="14.41" calcext:value-type="float">
            <text:p>14.41</text:p>
          </table:table-cell>
          <table:table-cell table:style-name="ce1" table:formula="of:=[.N$1]*[.K215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205" calcext:value-type="float">
            <text:p>2162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3914" calcext:value-type="float">
            <text:p>13914</text:p>
          </table:table-cell>
          <table:table-cell table:formula="of:=[.B216]-[.B215]" office:value-type="float" office:value="100" calcext:value-type="float">
            <text:p>100</text:p>
          </table:table-cell>
          <table:table-cell table:formula="of:=[.H216]-[.H215]" office:value-type="float" office:value="106" calcext:value-type="float">
            <text:p>106</text:p>
          </table:table-cell>
          <table:table-cell table:formula="of:=([.J216]/[.K$1])/([.I216]/1000)" office:value-type="float" office:value="0.188780053428317" calcext:value-type="float">
            <text:p>0.19</text:p>
          </table:table-cell>
          <table:table-cell table:formula="of:=[.L$1]*([.D216]-20)" office:value-type="float" office:value="21" calcext:value-type="float">
            <text:p>21</text:p>
          </table:table-cell>
          <table:table-cell table:formula="of:=[.M$1]*[.F216]" office:value-type="float" office:value="14.41" calcext:value-type="float">
            <text:p>14.41</text:p>
          </table:table-cell>
          <table:table-cell table:style-name="ce1" table:formula="of:=[.N$1]*[.K216]" office:value-type="float" office:value="18.8780053428317" calcext:value-type="float">
            <text:p>18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305" calcext:value-type="float">
            <text:p>2163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046" calcext:value-type="float">
            <text:p>14046</text:p>
          </table:table-cell>
          <table:table-cell table:formula="of:=[.B217]-[.B216]" office:value-type="float" office:value="100" calcext:value-type="float">
            <text:p>100</text:p>
          </table:table-cell>
          <table:table-cell table:formula="of:=[.H217]-[.H216]" office:value-type="float" office:value="132" calcext:value-type="float">
            <text:p>132</text:p>
          </table:table-cell>
          <table:table-cell table:formula="of:=([.J217]/[.K$1])/([.I217]/1000)" office:value-type="float" office:value="0.235084594835263" calcext:value-type="float">
            <text:p>0.24</text:p>
          </table:table-cell>
          <table:table-cell table:formula="of:=[.L$1]*([.D217]-20)" office:value-type="float" office:value="21" calcext:value-type="float">
            <text:p>21</text:p>
          </table:table-cell>
          <table:table-cell table:formula="of:=[.M$1]*[.F217]" office:value-type="float" office:value="14.41" calcext:value-type="float">
            <text:p>14.41</text:p>
          </table:table-cell>
          <table:table-cell table:style-name="ce1" table:formula="of:=[.N$1]*[.K217]" office:value-type="float" office:value="23.5084594835263" calcext:value-type="float">
            <text:p>23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405" calcext:value-type="float">
            <text:p>2164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170" calcext:value-type="float">
            <text:p>14170</text:p>
          </table:table-cell>
          <table:table-cell table:formula="of:=[.B218]-[.B217]" office:value-type="float" office:value="100" calcext:value-type="float">
            <text:p>100</text:p>
          </table:table-cell>
          <table:table-cell table:formula="of:=[.H218]-[.H217]" office:value-type="float" office:value="124" calcext:value-type="float">
            <text:p>124</text:p>
          </table:table-cell>
          <table:table-cell table:formula="of:=([.J218]/[.K$1])/([.I218]/1000)" office:value-type="float" office:value="0.220837043633126" calcext:value-type="float">
            <text:p>0.22</text:p>
          </table:table-cell>
          <table:table-cell table:formula="of:=[.L$1]*([.D218]-20)" office:value-type="float" office:value="21" calcext:value-type="float">
            <text:p>21</text:p>
          </table:table-cell>
          <table:table-cell table:formula="of:=[.M$1]*[.F218]" office:value-type="float" office:value="14.41" calcext:value-type="float">
            <text:p>14.41</text:p>
          </table:table-cell>
          <table:table-cell table:style-name="ce1" table:formula="of:=[.N$1]*[.K218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505" calcext:value-type="float">
            <text:p>2165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301" calcext:value-type="float">
            <text:p>14301</text:p>
          </table:table-cell>
          <table:table-cell table:formula="of:=[.B219]-[.B218]" office:value-type="float" office:value="100" calcext:value-type="float">
            <text:p>100</text:p>
          </table:table-cell>
          <table:table-cell table:formula="of:=[.H219]-[.H218]" office:value-type="float" office:value="131" calcext:value-type="float">
            <text:p>131</text:p>
          </table:table-cell>
          <table:table-cell table:formula="of:=([.J219]/[.K$1])/([.I219]/1000)" office:value-type="float" office:value="0.233303650934996" calcext:value-type="float">
            <text:p>0.23</text:p>
          </table:table-cell>
          <table:table-cell table:formula="of:=[.L$1]*([.D219]-20)" office:value-type="float" office:value="21" calcext:value-type="float">
            <text:p>21</text:p>
          </table:table-cell>
          <table:table-cell table:formula="of:=[.M$1]*[.F219]" office:value-type="float" office:value="14.41" calcext:value-type="float">
            <text:p>14.41</text:p>
          </table:table-cell>
          <table:table-cell table:style-name="ce1" table:formula="of:=[.N$1]*[.K219]" office:value-type="float" office:value="23.3303650934996" calcext:value-type="float">
            <text:p>23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605" calcext:value-type="float">
            <text:p>2166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dom</text:p>
          </table:table-cell>
          <table:table-cell office:value-type="float" office:value="14428" calcext:value-type="float">
            <text:p>14428</text:p>
          </table:table-cell>
          <table:table-cell table:formula="of:=[.B220]-[.B219]" office:value-type="float" office:value="100" calcext:value-type="float">
            <text:p>100</text:p>
          </table:table-cell>
          <table:table-cell table:formula="of:=[.H220]-[.H219]" office:value-type="float" office:value="127" calcext:value-type="float">
            <text:p>127</text:p>
          </table:table-cell>
          <table:table-cell table:formula="of:=([.J220]/[.K$1])/([.I220]/1000)" office:value-type="float" office:value="0.226179875333927" calcext:value-type="float">
            <text:p>0.23</text:p>
          </table:table-cell>
          <table:table-cell table:formula="of:=[.L$1]*([.D220]-20)" office:value-type="float" office:value="21" calcext:value-type="float">
            <text:p>21</text:p>
          </table:table-cell>
          <table:table-cell table:formula="of:=[.M$1]*[.F220]" office:value-type="float" office:value="14.41" calcext:value-type="float">
            <text:p>14.41</text:p>
          </table:table-cell>
          <table:table-cell table:style-name="ce1" table:formula="of:=[.N$1]*[.K220]" office:value-type="float" office:value="22.6179875333927" calcext:value-type="float">
            <text:p>22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705" calcext:value-type="float">
            <text:p>2167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556" calcext:value-type="float">
            <text:p>14556</text:p>
          </table:table-cell>
          <table:table-cell table:formula="of:=[.B221]-[.B220]" office:value-type="float" office:value="100" calcext:value-type="float">
            <text:p>100</text:p>
          </table:table-cell>
          <table:table-cell table:formula="of:=[.H221]-[.H220]" office:value-type="float" office:value="128" calcext:value-type="float">
            <text:p>128</text:p>
          </table:table-cell>
          <table:table-cell table:formula="of:=([.J221]/[.K$1])/([.I221]/1000)" office:value-type="float" office:value="0.227960819234194" calcext:value-type="float">
            <text:p>0.23</text:p>
          </table:table-cell>
          <table:table-cell table:formula="of:=[.L$1]*([.D221]-20)" office:value-type="float" office:value="21" calcext:value-type="float">
            <text:p>21</text:p>
          </table:table-cell>
          <table:table-cell table:formula="of:=[.M$1]*[.F221]" office:value-type="float" office:value="15.51" calcext:value-type="float">
            <text:p>15.51</text:p>
          </table:table-cell>
          <table:table-cell table:style-name="ce1" table:formula="of:=[.N$1]*[.K221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805" calcext:value-type="float">
            <text:p>216805</text:p>
          </table:table-cell>
          <table:table-cell office:value-type="string" calcext:value-type="string">
            <text:p><text:s/>TH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675" calcext:value-type="float">
            <text:p>14675</text:p>
          </table:table-cell>
          <table:table-cell table:formula="of:=[.B222]-[.B221]" office:value-type="float" office:value="100" calcext:value-type="float">
            <text:p>100</text:p>
          </table:table-cell>
          <table:table-cell table:formula="of:=[.H222]-[.H221]" office:value-type="float" office:value="119" calcext:value-type="float">
            <text:p>119</text:p>
          </table:table-cell>
          <table:table-cell table:formula="of:=([.J222]/[.K$1])/([.I222]/1000)" office:value-type="float" office:value="0.21193232413179" calcext:value-type="float">
            <text:p>0.21</text:p>
          </table:table-cell>
          <table:table-cell table:formula="of:=[.L$1]*([.D222]-20)" office:value-type="float" office:value="21" calcext:value-type="float">
            <text:p>21</text:p>
          </table:table-cell>
          <table:table-cell table:formula="of:=[.M$1]*[.F222]" office:value-type="float" office:value="15.51" calcext:value-type="float">
            <text:p>15.51</text:p>
          </table:table-cell>
          <table:table-cell table:style-name="ce1" table:formula="of:=[.N$1]*[.K222]" office:value-type="float" office:value="21.193232413179" calcext:value-type="float">
            <text:p>21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6905" calcext:value-type="float">
            <text:p>2169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802" calcext:value-type="float">
            <text:p>14802</text:p>
          </table:table-cell>
          <table:table-cell table:formula="of:=[.B223]-[.B222]" office:value-type="float" office:value="100" calcext:value-type="float">
            <text:p>100</text:p>
          </table:table-cell>
          <table:table-cell table:formula="of:=[.H223]-[.H222]" office:value-type="float" office:value="127" calcext:value-type="float">
            <text:p>127</text:p>
          </table:table-cell>
          <table:table-cell table:formula="of:=([.J223]/[.K$1])/([.I223]/1000)" office:value-type="float" office:value="0.226179875333927" calcext:value-type="float">
            <text:p>0.23</text:p>
          </table:table-cell>
          <table:table-cell table:formula="of:=[.L$1]*([.D223]-20)" office:value-type="float" office:value="22" calcext:value-type="float">
            <text:p>22</text:p>
          </table:table-cell>
          <table:table-cell table:formula="of:=[.M$1]*[.F223]" office:value-type="float" office:value="15.51" calcext:value-type="float">
            <text:p>15.51</text:p>
          </table:table-cell>
          <table:table-cell table:style-name="ce1" table:formula="of:=[.N$1]*[.K223]" office:value-type="float" office:value="22.6179875333927" calcext:value-type="float">
            <text:p>22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005" calcext:value-type="float">
            <text:p>2170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4925" calcext:value-type="float">
            <text:p>14925</text:p>
          </table:table-cell>
          <table:table-cell table:formula="of:=[.B224]-[.B223]" office:value-type="float" office:value="100" calcext:value-type="float">
            <text:p>100</text:p>
          </table:table-cell>
          <table:table-cell table:formula="of:=[.H224]-[.H223]" office:value-type="float" office:value="123" calcext:value-type="float">
            <text:p>123</text:p>
          </table:table-cell>
          <table:table-cell table:formula="of:=([.J224]/[.K$1])/([.I224]/1000)" office:value-type="float" office:value="0.219056099732858" calcext:value-type="float">
            <text:p>0.22</text:p>
          </table:table-cell>
          <table:table-cell table:formula="of:=[.L$1]*([.D224]-20)" office:value-type="float" office:value="22" calcext:value-type="float">
            <text:p>22</text:p>
          </table:table-cell>
          <table:table-cell table:formula="of:=[.M$1]*[.F224]" office:value-type="float" office:value="15.51" calcext:value-type="float">
            <text:p>15.51</text:p>
          </table:table-cell>
          <table:table-cell table:style-name="ce1" table:formula="of:=[.N$1]*[.K224]" office:value-type="float" office:value="21.9056099732858" calcext:value-type="float">
            <text:p>21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105" calcext:value-type="float">
            <text:p>2171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063" calcext:value-type="float">
            <text:p>15063</text:p>
          </table:table-cell>
          <table:table-cell table:formula="of:=[.B225]-[.B224]" office:value-type="float" office:value="100" calcext:value-type="float">
            <text:p>100</text:p>
          </table:table-cell>
          <table:table-cell table:formula="of:=[.H225]-[.H224]" office:value-type="float" office:value="138" calcext:value-type="float">
            <text:p>138</text:p>
          </table:table-cell>
          <table:table-cell table:formula="of:=([.J225]/[.K$1])/([.I225]/1000)" office:value-type="float" office:value="0.245770258236866" calcext:value-type="float">
            <text:p>0.25</text:p>
          </table:table-cell>
          <table:table-cell table:formula="of:=[.L$1]*([.D225]-20)" office:value-type="float" office:value="22" calcext:value-type="float">
            <text:p>22</text:p>
          </table:table-cell>
          <table:table-cell table:formula="of:=[.M$1]*[.F225]" office:value-type="float" office:value="15.51" calcext:value-type="float">
            <text:p>15.51</text:p>
          </table:table-cell>
          <table:table-cell table:style-name="ce1" table:formula="of:=[.N$1]*[.K225]" office:value-type="float" office:value="24.5770258236866" calcext:value-type="float">
            <text:p>24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205" calcext:value-type="float">
            <text:p>2172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201" calcext:value-type="float">
            <text:p>15201</text:p>
          </table:table-cell>
          <table:table-cell table:formula="of:=[.B226]-[.B225]" office:value-type="float" office:value="100" calcext:value-type="float">
            <text:p>100</text:p>
          </table:table-cell>
          <table:table-cell table:formula="of:=[.H226]-[.H225]" office:value-type="float" office:value="138" calcext:value-type="float">
            <text:p>138</text:p>
          </table:table-cell>
          <table:table-cell table:formula="of:=([.J226]/[.K$1])/([.I226]/1000)" office:value-type="float" office:value="0.245770258236866" calcext:value-type="float">
            <text:p>0.25</text:p>
          </table:table-cell>
          <table:table-cell table:formula="of:=[.L$1]*([.D226]-20)" office:value-type="float" office:value="22" calcext:value-type="float">
            <text:p>22</text:p>
          </table:table-cell>
          <table:table-cell table:formula="of:=[.M$1]*[.F226]" office:value-type="float" office:value="15.51" calcext:value-type="float">
            <text:p>15.51</text:p>
          </table:table-cell>
          <table:table-cell table:style-name="ce1" table:formula="of:=[.N$1]*[.K226]" office:value-type="float" office:value="24.5770258236866" calcext:value-type="float">
            <text:p>24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305" calcext:value-type="float">
            <text:p>2173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332" calcext:value-type="float">
            <text:p>15332</text:p>
          </table:table-cell>
          <table:table-cell table:formula="of:=[.B227]-[.B226]" office:value-type="float" office:value="100" calcext:value-type="float">
            <text:p>100</text:p>
          </table:table-cell>
          <table:table-cell table:formula="of:=[.H227]-[.H226]" office:value-type="float" office:value="131" calcext:value-type="float">
            <text:p>131</text:p>
          </table:table-cell>
          <table:table-cell table:formula="of:=([.J227]/[.K$1])/([.I227]/1000)" office:value-type="float" office:value="0.233303650934996" calcext:value-type="float">
            <text:p>0.23</text:p>
          </table:table-cell>
          <table:table-cell table:formula="of:=[.L$1]*([.D227]-20)" office:value-type="float" office:value="22" calcext:value-type="float">
            <text:p>22</text:p>
          </table:table-cell>
          <table:table-cell table:formula="of:=[.M$1]*[.F227]" office:value-type="float" office:value="15.51" calcext:value-type="float">
            <text:p>15.51</text:p>
          </table:table-cell>
          <table:table-cell table:style-name="ce1" table:formula="of:=[.N$1]*[.K227]" office:value-type="float" office:value="23.3303650934996" calcext:value-type="float">
            <text:p>23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405" calcext:value-type="float">
            <text:p>2174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460" calcext:value-type="float">
            <text:p>15460</text:p>
          </table:table-cell>
          <table:table-cell table:formula="of:=[.B228]-[.B227]" office:value-type="float" office:value="100" calcext:value-type="float">
            <text:p>100</text:p>
          </table:table-cell>
          <table:table-cell table:formula="of:=[.H228]-[.H227]" office:value-type="float" office:value="128" calcext:value-type="float">
            <text:p>128</text:p>
          </table:table-cell>
          <table:table-cell table:formula="of:=([.J228]/[.K$1])/([.I228]/1000)" office:value-type="float" office:value="0.227960819234194" calcext:value-type="float">
            <text:p>0.23</text:p>
          </table:table-cell>
          <table:table-cell table:formula="of:=[.L$1]*([.D228]-20)" office:value-type="float" office:value="22" calcext:value-type="float">
            <text:p>22</text:p>
          </table:table-cell>
          <table:table-cell table:formula="of:=[.M$1]*[.F228]" office:value-type="float" office:value="15.51" calcext:value-type="float">
            <text:p>15.51</text:p>
          </table:table-cell>
          <table:table-cell table:style-name="ce1" table:formula="of:=[.N$1]*[.K228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505" calcext:value-type="float">
            <text:p>2175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580" calcext:value-type="float">
            <text:p>15580</text:p>
          </table:table-cell>
          <table:table-cell table:formula="of:=[.B229]-[.B228]" office:value-type="float" office:value="100" calcext:value-type="float">
            <text:p>100</text:p>
          </table:table-cell>
          <table:table-cell table:formula="of:=[.H229]-[.H228]" office:value-type="float" office:value="120" calcext:value-type="float">
            <text:p>120</text:p>
          </table:table-cell>
          <table:table-cell table:formula="of:=([.J229]/[.K$1])/([.I229]/1000)" office:value-type="float" office:value="0.213713268032057" calcext:value-type="float">
            <text:p>0.21</text:p>
          </table:table-cell>
          <table:table-cell table:formula="of:=[.L$1]*([.D229]-20)" office:value-type="float" office:value="22" calcext:value-type="float">
            <text:p>22</text:p>
          </table:table-cell>
          <table:table-cell table:formula="of:=[.M$1]*[.F229]" office:value-type="float" office:value="15.51" calcext:value-type="float">
            <text:p>15.51</text:p>
          </table:table-cell>
          <table:table-cell table:style-name="ce1" table:formula="of:=[.N$1]*[.K229]" office:value-type="float" office:value="21.3713268032057" calcext:value-type="float">
            <text:p>21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605" calcext:value-type="float">
            <text:p>2176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715" calcext:value-type="float">
            <text:p>15715</text:p>
          </table:table-cell>
          <table:table-cell table:formula="of:=[.B230]-[.B229]" office:value-type="float" office:value="100" calcext:value-type="float">
            <text:p>100</text:p>
          </table:table-cell>
          <table:table-cell table:formula="of:=[.H230]-[.H229]" office:value-type="float" office:value="135" calcext:value-type="float">
            <text:p>135</text:p>
          </table:table-cell>
          <table:table-cell table:formula="of:=([.J230]/[.K$1])/([.I230]/1000)" office:value-type="float" office:value="0.240427426536064" calcext:value-type="float">
            <text:p>0.24</text:p>
          </table:table-cell>
          <table:table-cell table:formula="of:=[.L$1]*([.D230]-20)" office:value-type="float" office:value="22" calcext:value-type="float">
            <text:p>22</text:p>
          </table:table-cell>
          <table:table-cell table:formula="of:=[.M$1]*[.F230]" office:value-type="float" office:value="15.51" calcext:value-type="float">
            <text:p>15.51</text:p>
          </table:table-cell>
          <table:table-cell table:style-name="ce1" table:formula="of:=[.N$1]*[.K230]" office:value-type="float" office:value="24.0427426536064" calcext:value-type="float">
            <text:p>2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705" calcext:value-type="float">
            <text:p>2177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843" calcext:value-type="float">
            <text:p>15843</text:p>
          </table:table-cell>
          <table:table-cell table:formula="of:=[.B231]-[.B230]" office:value-type="float" office:value="100" calcext:value-type="float">
            <text:p>100</text:p>
          </table:table-cell>
          <table:table-cell table:formula="of:=[.H231]-[.H230]" office:value-type="float" office:value="128" calcext:value-type="float">
            <text:p>128</text:p>
          </table:table-cell>
          <table:table-cell table:formula="of:=([.J231]/[.K$1])/([.I231]/1000)" office:value-type="float" office:value="0.227960819234194" calcext:value-type="float">
            <text:p>0.23</text:p>
          </table:table-cell>
          <table:table-cell table:formula="of:=[.L$1]*([.D231]-20)" office:value-type="float" office:value="22" calcext:value-type="float">
            <text:p>22</text:p>
          </table:table-cell>
          <table:table-cell table:formula="of:=[.M$1]*[.F231]" office:value-type="float" office:value="15.51" calcext:value-type="float">
            <text:p>15.51</text:p>
          </table:table-cell>
          <table:table-cell table:style-name="ce1" table:formula="of:=[.N$1]*[.K231]" office:value-type="float" office:value="22.7960819234194" calcext:value-type="float">
            <text:p>22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805" calcext:value-type="float">
            <text:p>217805</text:p>
          </table:table-cell>
          <table:table-cell office:value-type="string" calcext:value-type="string">
            <text:p><text:s/>TH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5980" calcext:value-type="float">
            <text:p>15980</text:p>
          </table:table-cell>
          <table:table-cell table:formula="of:=[.B232]-[.B231]" office:value-type="float" office:value="100" calcext:value-type="float">
            <text:p>100</text:p>
          </table:table-cell>
          <table:table-cell table:formula="of:=[.H232]-[.H231]" office:value-type="float" office:value="137" calcext:value-type="float">
            <text:p>137</text:p>
          </table:table-cell>
          <table:table-cell table:formula="of:=([.J232]/[.K$1])/([.I232]/1000)" office:value-type="float" office:value="0.243989314336598" calcext:value-type="float">
            <text:p>0.24</text:p>
          </table:table-cell>
          <table:table-cell table:formula="of:=[.L$1]*([.D232]-20)" office:value-type="float" office:value="22" calcext:value-type="float">
            <text:p>22</text:p>
          </table:table-cell>
          <table:table-cell table:formula="of:=[.M$1]*[.F232]" office:value-type="float" office:value="15.51" calcext:value-type="float">
            <text:p>15.51</text:p>
          </table:table-cell>
          <table:table-cell table:style-name="ce1" table:formula="of:=[.N$1]*[.K232]" office:value-type="float" office:value="24.3989314336598" calcext:value-type="float">
            <text:p>24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7905" calcext:value-type="float">
            <text:p>2179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125" calcext:value-type="float">
            <text:p>16125</text:p>
          </table:table-cell>
          <table:table-cell table:formula="of:=[.B233]-[.B232]" office:value-type="float" office:value="100" calcext:value-type="float">
            <text:p>100</text:p>
          </table:table-cell>
          <table:table-cell table:formula="of:=[.H233]-[.H232]" office:value-type="float" office:value="145" calcext:value-type="float">
            <text:p>145</text:p>
          </table:table-cell>
          <table:table-cell table:formula="of:=([.J233]/[.K$1])/([.I233]/1000)" office:value-type="float" office:value="0.258236865538736" calcext:value-type="float">
            <text:p>0.26</text:p>
          </table:table-cell>
          <table:table-cell table:formula="of:=[.L$1]*([.D233]-20)" office:value-type="float" office:value="23" calcext:value-type="float">
            <text:p>23</text:p>
          </table:table-cell>
          <table:table-cell table:formula="of:=[.M$1]*[.F233]" office:value-type="float" office:value="15.51" calcext:value-type="float">
            <text:p>15.51</text:p>
          </table:table-cell>
          <table:table-cell table:style-name="ce1" table:formula="of:=[.N$1]*[.K233]" office:value-type="float" office:value="25.8236865538736" calcext:value-type="float">
            <text:p>25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005" calcext:value-type="float">
            <text:p>2180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249" calcext:value-type="float">
            <text:p>16249</text:p>
          </table:table-cell>
          <table:table-cell table:formula="of:=[.B234]-[.B233]" office:value-type="float" office:value="100" calcext:value-type="float">
            <text:p>100</text:p>
          </table:table-cell>
          <table:table-cell table:formula="of:=[.H234]-[.H233]" office:value-type="float" office:value="124" calcext:value-type="float">
            <text:p>124</text:p>
          </table:table-cell>
          <table:table-cell table:formula="of:=([.J234]/[.K$1])/([.I234]/1000)" office:value-type="float" office:value="0.220837043633126" calcext:value-type="float">
            <text:p>0.22</text:p>
          </table:table-cell>
          <table:table-cell table:formula="of:=[.L$1]*([.D234]-20)" office:value-type="float" office:value="23" calcext:value-type="float">
            <text:p>23</text:p>
          </table:table-cell>
          <table:table-cell table:formula="of:=[.M$1]*[.F234]" office:value-type="float" office:value="15.51" calcext:value-type="float">
            <text:p>15.51</text:p>
          </table:table-cell>
          <table:table-cell table:style-name="ce1" table:formula="of:=[.N$1]*[.K234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105" calcext:value-type="float">
            <text:p>2181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386" calcext:value-type="float">
            <text:p>16386</text:p>
          </table:table-cell>
          <table:table-cell table:formula="of:=[.B235]-[.B234]" office:value-type="float" office:value="100" calcext:value-type="float">
            <text:p>100</text:p>
          </table:table-cell>
          <table:table-cell table:formula="of:=[.H235]-[.H234]" office:value-type="float" office:value="137" calcext:value-type="float">
            <text:p>137</text:p>
          </table:table-cell>
          <table:table-cell table:formula="of:=([.J235]/[.K$1])/([.I235]/1000)" office:value-type="float" office:value="0.243989314336598" calcext:value-type="float">
            <text:p>0.24</text:p>
          </table:table-cell>
          <table:table-cell table:formula="of:=[.L$1]*([.D235]-20)" office:value-type="float" office:value="23" calcext:value-type="float">
            <text:p>23</text:p>
          </table:table-cell>
          <table:table-cell table:formula="of:=[.M$1]*[.F235]" office:value-type="float" office:value="15.51" calcext:value-type="float">
            <text:p>15.51</text:p>
          </table:table-cell>
          <table:table-cell table:style-name="ce1" table:formula="of:=[.N$1]*[.K235]" office:value-type="float" office:value="24.3989314336598" calcext:value-type="float">
            <text:p>24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205" calcext:value-type="float">
            <text:p>2182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522" calcext:value-type="float">
            <text:p>16522</text:p>
          </table:table-cell>
          <table:table-cell table:formula="of:=[.B236]-[.B235]" office:value-type="float" office:value="100" calcext:value-type="float">
            <text:p>100</text:p>
          </table:table-cell>
          <table:table-cell table:formula="of:=[.H236]-[.H235]" office:value-type="float" office:value="136" calcext:value-type="float">
            <text:p>136</text:p>
          </table:table-cell>
          <table:table-cell table:formula="of:=([.J236]/[.K$1])/([.I236]/1000)" office:value-type="float" office:value="0.242208370436331" calcext:value-type="float">
            <text:p>0.24</text:p>
          </table:table-cell>
          <table:table-cell table:formula="of:=[.L$1]*([.D236]-20)" office:value-type="float" office:value="23" calcext:value-type="float">
            <text:p>23</text:p>
          </table:table-cell>
          <table:table-cell table:formula="of:=[.M$1]*[.F236]" office:value-type="float" office:value="15.51" calcext:value-type="float">
            <text:p>15.51</text:p>
          </table:table-cell>
          <table:table-cell table:style-name="ce1" table:formula="of:=[.N$1]*[.K236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305" calcext:value-type="float">
            <text:p>2183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658" calcext:value-type="float">
            <text:p>16658</text:p>
          </table:table-cell>
          <table:table-cell table:formula="of:=[.B237]-[.B236]" office:value-type="float" office:value="100" calcext:value-type="float">
            <text:p>100</text:p>
          </table:table-cell>
          <table:table-cell table:formula="of:=[.H237]-[.H236]" office:value-type="float" office:value="136" calcext:value-type="float">
            <text:p>136</text:p>
          </table:table-cell>
          <table:table-cell table:formula="of:=([.J237]/[.K$1])/([.I237]/1000)" office:value-type="float" office:value="0.242208370436331" calcext:value-type="float">
            <text:p>0.24</text:p>
          </table:table-cell>
          <table:table-cell table:formula="of:=[.L$1]*([.D237]-20)" office:value-type="float" office:value="23" calcext:value-type="float">
            <text:p>23</text:p>
          </table:table-cell>
          <table:table-cell table:formula="of:=[.M$1]*[.F237]" office:value-type="float" office:value="15.51" calcext:value-type="float">
            <text:p>15.51</text:p>
          </table:table-cell>
          <table:table-cell table:style-name="ce1" table:formula="of:=[.N$1]*[.K237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405" calcext:value-type="float">
            <text:p>2184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800" calcext:value-type="float">
            <text:p>16800</text:p>
          </table:table-cell>
          <table:table-cell table:formula="of:=[.B238]-[.B237]" office:value-type="float" office:value="100" calcext:value-type="float">
            <text:p>100</text:p>
          </table:table-cell>
          <table:table-cell table:formula="of:=[.H238]-[.H237]" office:value-type="float" office:value="142" calcext:value-type="float">
            <text:p>142</text:p>
          </table:table-cell>
          <table:table-cell table:formula="of:=([.J238]/[.K$1])/([.I238]/1000)" office:value-type="float" office:value="0.252894033837934" calcext:value-type="float">
            <text:p>0.25</text:p>
          </table:table-cell>
          <table:table-cell table:formula="of:=[.L$1]*([.D238]-20)" office:value-type="float" office:value="23" calcext:value-type="float">
            <text:p>23</text:p>
          </table:table-cell>
          <table:table-cell table:formula="of:=[.M$1]*[.F238]" office:value-type="float" office:value="15.51" calcext:value-type="float">
            <text:p>15.51</text:p>
          </table:table-cell>
          <table:table-cell table:style-name="ce1" table:formula="of:=[.N$1]*[.K238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505" calcext:value-type="float">
            <text:p>2185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6930" calcext:value-type="float">
            <text:p>16930</text:p>
          </table:table-cell>
          <table:table-cell table:formula="of:=[.B239]-[.B238]" office:value-type="float" office:value="100" calcext:value-type="float">
            <text:p>100</text:p>
          </table:table-cell>
          <table:table-cell table:formula="of:=[.H239]-[.H238]" office:value-type="float" office:value="130" calcext:value-type="float">
            <text:p>130</text:p>
          </table:table-cell>
          <table:table-cell table:formula="of:=([.J239]/[.K$1])/([.I239]/1000)" office:value-type="float" office:value="0.231522707034728" calcext:value-type="float">
            <text:p>0.23</text:p>
          </table:table-cell>
          <table:table-cell table:formula="of:=[.L$1]*([.D239]-20)" office:value-type="float" office:value="23" calcext:value-type="float">
            <text:p>23</text:p>
          </table:table-cell>
          <table:table-cell table:formula="of:=[.M$1]*[.F239]" office:value-type="float" office:value="15.51" calcext:value-type="float">
            <text:p>15.51</text:p>
          </table:table-cell>
          <table:table-cell table:style-name="ce1" table:formula="of:=[.N$1]*[.K239]" office:value-type="float" office:value="23.1522707034728" calcext:value-type="float">
            <text:p>23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605" calcext:value-type="float">
            <text:p>2186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076" calcext:value-type="float">
            <text:p>17076</text:p>
          </table:table-cell>
          <table:table-cell table:formula="of:=[.B240]-[.B239]" office:value-type="float" office:value="100" calcext:value-type="float">
            <text:p>100</text:p>
          </table:table-cell>
          <table:table-cell table:formula="of:=[.H240]-[.H239]" office:value-type="float" office:value="146" calcext:value-type="float">
            <text:p>146</text:p>
          </table:table-cell>
          <table:table-cell table:formula="of:=([.J240]/[.K$1])/([.I240]/1000)" office:value-type="float" office:value="0.260017809439003" calcext:value-type="float">
            <text:p>0.26</text:p>
          </table:table-cell>
          <table:table-cell table:formula="of:=[.L$1]*([.D240]-20)" office:value-type="float" office:value="23" calcext:value-type="float">
            <text:p>23</text:p>
          </table:table-cell>
          <table:table-cell table:formula="of:=[.M$1]*[.F240]" office:value-type="float" office:value="15.51" calcext:value-type="float">
            <text:p>15.51</text:p>
          </table:table-cell>
          <table:table-cell table:style-name="ce1" table:formula="of:=[.N$1]*[.K240]" office:value-type="float" office:value="26.0017809439003" calcext:value-type="float">
            <text:p>26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705" calcext:value-type="float">
            <text:p>2187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217" calcext:value-type="float">
            <text:p>17217</text:p>
          </table:table-cell>
          <table:table-cell table:formula="of:=[.B241]-[.B240]" office:value-type="float" office:value="100" calcext:value-type="float">
            <text:p>100</text:p>
          </table:table-cell>
          <table:table-cell table:formula="of:=[.H241]-[.H240]" office:value-type="float" office:value="141" calcext:value-type="float">
            <text:p>141</text:p>
          </table:table-cell>
          <table:table-cell table:formula="of:=([.J241]/[.K$1])/([.I241]/1000)" office:value-type="float" office:value="0.251113089937667" calcext:value-type="float">
            <text:p>0.25</text:p>
          </table:table-cell>
          <table:table-cell table:formula="of:=[.L$1]*([.D241]-20)" office:value-type="float" office:value="23" calcext:value-type="float">
            <text:p>23</text:p>
          </table:table-cell>
          <table:table-cell table:formula="of:=[.M$1]*[.F241]" office:value-type="float" office:value="15.51" calcext:value-type="float">
            <text:p>15.51</text:p>
          </table:table-cell>
          <table:table-cell table:style-name="ce1" table:formula="of:=[.N$1]*[.K241]" office:value-type="float" office:value="25.1113089937667" calcext:value-type="float">
            <text:p>2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805" calcext:value-type="float">
            <text:p>218805</text:p>
          </table:table-cell>
          <table:table-cell office:value-type="string" calcext:value-type="string">
            <text:p><text:s/>TH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341" calcext:value-type="float">
            <text:p>17341</text:p>
          </table:table-cell>
          <table:table-cell table:formula="of:=[.B242]-[.B241]" office:value-type="float" office:value="100" calcext:value-type="float">
            <text:p>100</text:p>
          </table:table-cell>
          <table:table-cell table:formula="of:=[.H242]-[.H241]" office:value-type="float" office:value="124" calcext:value-type="float">
            <text:p>124</text:p>
          </table:table-cell>
          <table:table-cell table:formula="of:=([.J242]/[.K$1])/([.I242]/1000)" office:value-type="float" office:value="0.220837043633126" calcext:value-type="float">
            <text:p>0.22</text:p>
          </table:table-cell>
          <table:table-cell table:formula="of:=[.L$1]*([.D242]-20)" office:value-type="float" office:value="23" calcext:value-type="float">
            <text:p>23</text:p>
          </table:table-cell>
          <table:table-cell table:formula="of:=[.M$1]*[.F242]" office:value-type="float" office:value="15.51" calcext:value-type="float">
            <text:p>15.51</text:p>
          </table:table-cell>
          <table:table-cell table:style-name="ce1" table:formula="of:=[.N$1]*[.K242]" office:value-type="float" office:value="22.0837043633126" calcext:value-type="float">
            <text:p>22.0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8905" calcext:value-type="float">
            <text:p>2189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477" calcext:value-type="float">
            <text:p>17477</text:p>
          </table:table-cell>
          <table:table-cell table:formula="of:=[.B243]-[.B242]" office:value-type="float" office:value="100" calcext:value-type="float">
            <text:p>100</text:p>
          </table:table-cell>
          <table:table-cell table:formula="of:=[.H243]-[.H242]" office:value-type="float" office:value="136" calcext:value-type="float">
            <text:p>136</text:p>
          </table:table-cell>
          <table:table-cell table:formula="of:=([.J243]/[.K$1])/([.I243]/1000)" office:value-type="float" office:value="0.242208370436331" calcext:value-type="float">
            <text:p>0.24</text:p>
          </table:table-cell>
          <table:table-cell table:formula="of:=[.L$1]*([.D243]-20)" office:value-type="float" office:value="24" calcext:value-type="float">
            <text:p>24</text:p>
          </table:table-cell>
          <table:table-cell table:formula="of:=[.M$1]*[.F243]" office:value-type="float" office:value="15.51" calcext:value-type="float">
            <text:p>15.51</text:p>
          </table:table-cell>
          <table:table-cell table:style-name="ce1" table:formula="of:=[.N$1]*[.K243]" office:value-type="float" office:value="24.2208370436331" calcext:value-type="float">
            <text:p>24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005" calcext:value-type="float">
            <text:p>2190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617" calcext:value-type="float">
            <text:p>17617</text:p>
          </table:table-cell>
          <table:table-cell table:formula="of:=[.B244]-[.B243]" office:value-type="float" office:value="100" calcext:value-type="float">
            <text:p>100</text:p>
          </table:table-cell>
          <table:table-cell table:formula="of:=[.H244]-[.H243]" office:value-type="float" office:value="140" calcext:value-type="float">
            <text:p>140</text:p>
          </table:table-cell>
          <table:table-cell table:formula="of:=([.J244]/[.K$1])/([.I244]/1000)" office:value-type="float" office:value="0.2493321460374" calcext:value-type="float">
            <text:p>0.25</text:p>
          </table:table-cell>
          <table:table-cell table:formula="of:=[.L$1]*([.D244]-20)" office:value-type="float" office:value="24" calcext:value-type="float">
            <text:p>24</text:p>
          </table:table-cell>
          <table:table-cell table:formula="of:=[.M$1]*[.F244]" office:value-type="float" office:value="15.51" calcext:value-type="float">
            <text:p>15.51</text:p>
          </table:table-cell>
          <table:table-cell table:style-name="ce1" table:formula="of:=[.N$1]*[.K244]" office:value-type="float" office:value="24.93321460374" calcext:value-type="float">
            <text:p>24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105" calcext:value-type="float">
            <text:p>2191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766" calcext:value-type="float">
            <text:p>17766</text:p>
          </table:table-cell>
          <table:table-cell table:formula="of:=[.B245]-[.B244]" office:value-type="float" office:value="100" calcext:value-type="float">
            <text:p>100</text:p>
          </table:table-cell>
          <table:table-cell table:formula="of:=[.H245]-[.H244]" office:value-type="float" office:value="149" calcext:value-type="float">
            <text:p>149</text:p>
          </table:table-cell>
          <table:table-cell table:formula="of:=([.J245]/[.K$1])/([.I245]/1000)" office:value-type="float" office:value="0.265360641139804" calcext:value-type="float">
            <text:p>0.27</text:p>
          </table:table-cell>
          <table:table-cell table:formula="of:=[.L$1]*([.D245]-20)" office:value-type="float" office:value="24" calcext:value-type="float">
            <text:p>24</text:p>
          </table:table-cell>
          <table:table-cell table:formula="of:=[.M$1]*[.F245]" office:value-type="float" office:value="15.51" calcext:value-type="float">
            <text:p>15.51</text:p>
          </table:table-cell>
          <table:table-cell table:style-name="ce1" table:formula="of:=[.N$1]*[.K245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205" calcext:value-type="float">
            <text:p>2192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7908" calcext:value-type="float">
            <text:p>17908</text:p>
          </table:table-cell>
          <table:table-cell table:formula="of:=[.B246]-[.B245]" office:value-type="float" office:value="100" calcext:value-type="float">
            <text:p>100</text:p>
          </table:table-cell>
          <table:table-cell table:formula="of:=[.H246]-[.H245]" office:value-type="float" office:value="142" calcext:value-type="float">
            <text:p>142</text:p>
          </table:table-cell>
          <table:table-cell table:formula="of:=([.J246]/[.K$1])/([.I246]/1000)" office:value-type="float" office:value="0.252894033837934" calcext:value-type="float">
            <text:p>0.25</text:p>
          </table:table-cell>
          <table:table-cell table:formula="of:=[.L$1]*([.D246]-20)" office:value-type="float" office:value="24" calcext:value-type="float">
            <text:p>24</text:p>
          </table:table-cell>
          <table:table-cell table:formula="of:=[.M$1]*[.F246]" office:value-type="float" office:value="15.51" calcext:value-type="float">
            <text:p>15.51</text:p>
          </table:table-cell>
          <table:table-cell table:style-name="ce1" table:formula="of:=[.N$1]*[.K246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305" calcext:value-type="float">
            <text:p>2193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Odom</text:p>
          </table:table-cell>
          <table:table-cell office:value-type="float" office:value="18055" calcext:value-type="float">
            <text:p>18055</text:p>
          </table:table-cell>
          <table:table-cell table:formula="of:=[.B247]-[.B246]" office:value-type="float" office:value="100" calcext:value-type="float">
            <text:p>100</text:p>
          </table:table-cell>
          <table:table-cell table:formula="of:=[.H247]-[.H246]" office:value-type="float" office:value="147" calcext:value-type="float">
            <text:p>147</text:p>
          </table:table-cell>
          <table:table-cell table:formula="of:=([.J247]/[.K$1])/([.I247]/1000)" office:value-type="float" office:value="0.26179875333927" calcext:value-type="float">
            <text:p>0.26</text:p>
          </table:table-cell>
          <table:table-cell table:formula="of:=[.L$1]*([.D247]-20)" office:value-type="float" office:value="24" calcext:value-type="float">
            <text:p>24</text:p>
          </table:table-cell>
          <table:table-cell table:formula="of:=[.M$1]*[.F247]" office:value-type="float" office:value="15.51" calcext:value-type="float">
            <text:p>15.51</text:p>
          </table:table-cell>
          <table:table-cell table:style-name="ce1" table:formula="of:=[.N$1]*[.K247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405" calcext:value-type="float">
            <text:p>2194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197" calcext:value-type="float">
            <text:p>18197</text:p>
          </table:table-cell>
          <table:table-cell table:formula="of:=[.B248]-[.B247]" office:value-type="float" office:value="100" calcext:value-type="float">
            <text:p>100</text:p>
          </table:table-cell>
          <table:table-cell table:formula="of:=[.H248]-[.H247]" office:value-type="float" office:value="142" calcext:value-type="float">
            <text:p>142</text:p>
          </table:table-cell>
          <table:table-cell table:formula="of:=([.J248]/[.K$1])/([.I248]/1000)" office:value-type="float" office:value="0.252894033837934" calcext:value-type="float">
            <text:p>0.25</text:p>
          </table:table-cell>
          <table:table-cell table:formula="of:=[.L$1]*([.D248]-20)" office:value-type="float" office:value="24" calcext:value-type="float">
            <text:p>24</text:p>
          </table:table-cell>
          <table:table-cell table:formula="of:=[.M$1]*[.F248]" office:value-type="float" office:value="16.885" calcext:value-type="float">
            <text:p>16.885</text:p>
          </table:table-cell>
          <table:table-cell table:style-name="ce1" table:formula="of:=[.N$1]*[.K248]" office:value-type="float" office:value="25.2894033837934" calcext:value-type="float">
            <text:p>25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505" calcext:value-type="float">
            <text:p>2195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327" calcext:value-type="float">
            <text:p>18327</text:p>
          </table:table-cell>
          <table:table-cell table:formula="of:=[.B249]-[.B248]" office:value-type="float" office:value="100" calcext:value-type="float">
            <text:p>100</text:p>
          </table:table-cell>
          <table:table-cell table:formula="of:=[.H249]-[.H248]" office:value-type="float" office:value="130" calcext:value-type="float">
            <text:p>130</text:p>
          </table:table-cell>
          <table:table-cell table:formula="of:=([.J249]/[.K$1])/([.I249]/1000)" office:value-type="float" office:value="0.231522707034728" calcext:value-type="float">
            <text:p>0.23</text:p>
          </table:table-cell>
          <table:table-cell table:formula="of:=[.L$1]*([.D249]-20)" office:value-type="float" office:value="24" calcext:value-type="float">
            <text:p>24</text:p>
          </table:table-cell>
          <table:table-cell table:formula="of:=[.M$1]*[.F249]" office:value-type="float" office:value="16.885" calcext:value-type="float">
            <text:p>16.885</text:p>
          </table:table-cell>
          <table:table-cell table:style-name="ce1" table:formula="of:=[.N$1]*[.K249]" office:value-type="float" office:value="23.1522707034728" calcext:value-type="float">
            <text:p>23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605" calcext:value-type="float">
            <text:p>2196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dom</text:p>
          </table:table-cell>
          <table:table-cell office:value-type="float" office:value="18466" calcext:value-type="float">
            <text:p>18466</text:p>
          </table:table-cell>
          <table:table-cell table:formula="of:=[.B250]-[.B249]" office:value-type="float" office:value="100" calcext:value-type="float">
            <text:p>100</text:p>
          </table:table-cell>
          <table:table-cell table:formula="of:=[.H250]-[.H249]" office:value-type="float" office:value="139" calcext:value-type="float">
            <text:p>139</text:p>
          </table:table-cell>
          <table:table-cell table:formula="of:=([.J250]/[.K$1])/([.I250]/1000)" office:value-type="float" office:value="0.247551202137133" calcext:value-type="float">
            <text:p>0.25</text:p>
          </table:table-cell>
          <table:table-cell table:formula="of:=[.L$1]*([.D250]-20)" office:value-type="float" office:value="24" calcext:value-type="float">
            <text:p>24</text:p>
          </table:table-cell>
          <table:table-cell table:formula="of:=[.M$1]*[.F250]" office:value-type="float" office:value="16.885" calcext:value-type="float">
            <text:p>16.885</text:p>
          </table:table-cell>
          <table:table-cell table:style-name="ce1" table:formula="of:=[.N$1]*[.K250]" office:value-type="float" office:value="24.7551202137133" calcext:value-type="float">
            <text:p>24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705" calcext:value-type="float">
            <text:p>2197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610" calcext:value-type="float">
            <text:p>18610</text:p>
          </table:table-cell>
          <table:table-cell table:formula="of:=[.B251]-[.B250]" office:value-type="float" office:value="100" calcext:value-type="float">
            <text:p>100</text:p>
          </table:table-cell>
          <table:table-cell table:formula="of:=[.H251]-[.H250]" office:value-type="float" office:value="144" calcext:value-type="float">
            <text:p>144</text:p>
          </table:table-cell>
          <table:table-cell table:formula="of:=([.J251]/[.K$1])/([.I251]/1000)" office:value-type="float" office:value="0.256455921638468" calcext:value-type="float">
            <text:p>0.26</text:p>
          </table:table-cell>
          <table:table-cell table:formula="of:=[.L$1]*([.D251]-20)" office:value-type="float" office:value="24" calcext:value-type="float">
            <text:p>24</text:p>
          </table:table-cell>
          <table:table-cell table:formula="of:=[.M$1]*[.F251]" office:value-type="float" office:value="17.875" calcext:value-type="float">
            <text:p>17.875</text:p>
          </table:table-cell>
          <table:table-cell table:style-name="ce1" table:formula="of:=[.N$1]*[.K251]" office:value-type="float" office:value="25.6455921638468" calcext:value-type="float">
            <text:p>2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805" calcext:value-type="float">
            <text:p>219805</text:p>
          </table:table-cell>
          <table:table-cell office:value-type="string" calcext:value-type="string">
            <text:p><text:s/>TH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761" calcext:value-type="float">
            <text:p>18761</text:p>
          </table:table-cell>
          <table:table-cell table:formula="of:=[.B252]-[.B251]" office:value-type="float" office:value="100" calcext:value-type="float">
            <text:p>100</text:p>
          </table:table-cell>
          <table:table-cell table:formula="of:=[.H252]-[.H251]" office:value-type="float" office:value="151" calcext:value-type="float">
            <text:p>151</text:p>
          </table:table-cell>
          <table:table-cell table:formula="of:=([.J252]/[.K$1])/([.I252]/1000)" office:value-type="float" office:value="0.268922528940338" calcext:value-type="float">
            <text:p>0.27</text:p>
          </table:table-cell>
          <table:table-cell table:formula="of:=[.L$1]*([.D252]-20)" office:value-type="float" office:value="24" calcext:value-type="float">
            <text:p>24</text:p>
          </table:table-cell>
          <table:table-cell table:formula="of:=[.M$1]*[.F252]" office:value-type="float" office:value="17.875" calcext:value-type="float">
            <text:p>17.875</text:p>
          </table:table-cell>
          <table:table-cell table:style-name="ce1" table:formula="of:=[.N$1]*[.K252]" office:value-type="float" office:value="26.8922528940338" calcext:value-type="float">
            <text:p>26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19905" calcext:value-type="float">
            <text:p>2199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Odom</text:p>
          </table:table-cell>
          <table:table-cell office:value-type="float" office:value="18909" calcext:value-type="float">
            <text:p>18909</text:p>
          </table:table-cell>
          <table:table-cell table:formula="of:=[.B253]-[.B252]" office:value-type="float" office:value="100" calcext:value-type="float">
            <text:p>100</text:p>
          </table:table-cell>
          <table:table-cell table:formula="of:=[.H253]-[.H252]" office:value-type="float" office:value="148" calcext:value-type="float">
            <text:p>148</text:p>
          </table:table-cell>
          <table:table-cell table:formula="of:=([.J253]/[.K$1])/([.I253]/1000)" office:value-type="float" office:value="0.263579697239537" calcext:value-type="float">
            <text:p>0.26</text:p>
          </table:table-cell>
          <table:table-cell table:formula="of:=[.L$1]*([.D253]-20)" office:value-type="float" office:value="25" calcext:value-type="float">
            <text:p>25</text:p>
          </table:table-cell>
          <table:table-cell table:formula="of:=[.M$1]*[.F253]" office:value-type="float" office:value="17.875" calcext:value-type="float">
            <text:p>17.875</text:p>
          </table:table-cell>
          <table:table-cell table:style-name="ce1" table:formula="of:=[.N$1]*[.K253]" office:value-type="float" office:value="26.3579697239537" calcext:value-type="float">
            <text:p>26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005" calcext:value-type="float">
            <text:p>2200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052" calcext:value-type="float">
            <text:p>19052</text:p>
          </table:table-cell>
          <table:table-cell table:formula="of:=[.B254]-[.B253]" office:value-type="float" office:value="100" calcext:value-type="float">
            <text:p>100</text:p>
          </table:table-cell>
          <table:table-cell table:formula="of:=[.H254]-[.H253]" office:value-type="float" office:value="143" calcext:value-type="float">
            <text:p>143</text:p>
          </table:table-cell>
          <table:table-cell table:formula="of:=([.J254]/[.K$1])/([.I254]/1000)" office:value-type="float" office:value="0.254674977738201" calcext:value-type="float">
            <text:p>0.25</text:p>
          </table:table-cell>
          <table:table-cell table:formula="of:=[.L$1]*([.D254]-20)" office:value-type="float" office:value="25" calcext:value-type="float">
            <text:p>25</text:p>
          </table:table-cell>
          <table:table-cell table:formula="of:=[.M$1]*[.F254]" office:value-type="float" office:value="18.755" calcext:value-type="float">
            <text:p>18.755</text:p>
          </table:table-cell>
          <table:table-cell table:style-name="ce1" table:formula="of:=[.N$1]*[.K254]" office:value-type="float" office:value="25.4674977738201" calcext:value-type="float">
            <text:p>25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105" calcext:value-type="float">
            <text:p>2201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204" calcext:value-type="float">
            <text:p>19204</text:p>
          </table:table-cell>
          <table:table-cell table:formula="of:=[.B255]-[.B254]" office:value-type="float" office:value="100" calcext:value-type="float">
            <text:p>100</text:p>
          </table:table-cell>
          <table:table-cell table:formula="of:=[.H255]-[.H254]" office:value-type="float" office:value="152" calcext:value-type="float">
            <text:p>152</text:p>
          </table:table-cell>
          <table:table-cell table:formula="of:=([.J255]/[.K$1])/([.I255]/1000)" office:value-type="float" office:value="0.270703472840606" calcext:value-type="float">
            <text:p>0.27</text:p>
          </table:table-cell>
          <table:table-cell table:formula="of:=[.L$1]*([.D255]-20)" office:value-type="float" office:value="25" calcext:value-type="float">
            <text:p>25</text:p>
          </table:table-cell>
          <table:table-cell table:formula="of:=[.M$1]*[.F255]" office:value-type="float" office:value="18.755" calcext:value-type="float">
            <text:p>18.755</text:p>
          </table:table-cell>
          <table:table-cell table:style-name="ce1" table:formula="of:=[.N$1]*[.K255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205" calcext:value-type="float">
            <text:p>2202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339" calcext:value-type="float">
            <text:p>19339</text:p>
          </table:table-cell>
          <table:table-cell table:formula="of:=[.B256]-[.B255]" office:value-type="float" office:value="100" calcext:value-type="float">
            <text:p>100</text:p>
          </table:table-cell>
          <table:table-cell table:formula="of:=[.H256]-[.H255]" office:value-type="float" office:value="135" calcext:value-type="float">
            <text:p>135</text:p>
          </table:table-cell>
          <table:table-cell table:formula="of:=([.J256]/[.K$1])/([.I256]/1000)" office:value-type="float" office:value="0.240427426536064" calcext:value-type="float">
            <text:p>0.24</text:p>
          </table:table-cell>
          <table:table-cell table:formula="of:=[.L$1]*([.D256]-20)" office:value-type="float" office:value="25" calcext:value-type="float">
            <text:p>25</text:p>
          </table:table-cell>
          <table:table-cell table:formula="of:=[.M$1]*[.F256]" office:value-type="float" office:value="18.755" calcext:value-type="float">
            <text:p>18.755</text:p>
          </table:table-cell>
          <table:table-cell table:style-name="ce1" table:formula="of:=[.N$1]*[.K256]" office:value-type="float" office:value="24.0427426536064" calcext:value-type="float">
            <text:p>24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305" calcext:value-type="float">
            <text:p>2203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486" calcext:value-type="float">
            <text:p>19486</text:p>
          </table:table-cell>
          <table:table-cell table:formula="of:=[.B257]-[.B256]" office:value-type="float" office:value="100" calcext:value-type="float">
            <text:p>100</text:p>
          </table:table-cell>
          <table:table-cell table:formula="of:=[.H257]-[.H256]" office:value-type="float" office:value="147" calcext:value-type="float">
            <text:p>147</text:p>
          </table:table-cell>
          <table:table-cell table:formula="of:=([.J257]/[.K$1])/([.I257]/1000)" office:value-type="float" office:value="0.26179875333927" calcext:value-type="float">
            <text:p>0.26</text:p>
          </table:table-cell>
          <table:table-cell table:formula="of:=[.L$1]*([.D257]-20)" office:value-type="float" office:value="25" calcext:value-type="float">
            <text:p>25</text:p>
          </table:table-cell>
          <table:table-cell table:formula="of:=[.M$1]*[.F257]" office:value-type="float" office:value="18.755" calcext:value-type="float">
            <text:p>18.755</text:p>
          </table:table-cell>
          <table:table-cell table:style-name="ce1" table:formula="of:=[.N$1]*[.K257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405" calcext:value-type="float">
            <text:p>2204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639" calcext:value-type="float">
            <text:p>19639</text:p>
          </table:table-cell>
          <table:table-cell table:formula="of:=[.B258]-[.B257]" office:value-type="float" office:value="100" calcext:value-type="float">
            <text:p>100</text:p>
          </table:table-cell>
          <table:table-cell table:formula="of:=[.H258]-[.H257]" office:value-type="float" office:value="153" calcext:value-type="float">
            <text:p>153</text:p>
          </table:table-cell>
          <table:table-cell table:formula="of:=([.J258]/[.K$1])/([.I258]/1000)" office:value-type="float" office:value="0.272484416740873" calcext:value-type="float">
            <text:p>0.27</text:p>
          </table:table-cell>
          <table:table-cell table:formula="of:=[.L$1]*([.D258]-20)" office:value-type="float" office:value="25" calcext:value-type="float">
            <text:p>25</text:p>
          </table:table-cell>
          <table:table-cell table:formula="of:=[.M$1]*[.F258]" office:value-type="float" office:value="18.755" calcext:value-type="float">
            <text:p>18.755</text:p>
          </table:table-cell>
          <table:table-cell table:style-name="ce1" table:formula="of:=[.N$1]*[.K258]" office:value-type="float" office:value="27.2484416740873" calcext:value-type="float">
            <text:p>27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505" calcext:value-type="float">
            <text:p>2205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791" calcext:value-type="float">
            <text:p>19791</text:p>
          </table:table-cell>
          <table:table-cell table:formula="of:=[.B259]-[.B258]" office:value-type="float" office:value="100" calcext:value-type="float">
            <text:p>100</text:p>
          </table:table-cell>
          <table:table-cell table:formula="of:=[.H259]-[.H258]" office:value-type="float" office:value="152" calcext:value-type="float">
            <text:p>152</text:p>
          </table:table-cell>
          <table:table-cell table:formula="of:=([.J259]/[.K$1])/([.I259]/1000)" office:value-type="float" office:value="0.270703472840606" calcext:value-type="float">
            <text:p>0.27</text:p>
          </table:table-cell>
          <table:table-cell table:formula="of:=[.L$1]*([.D259]-20)" office:value-type="float" office:value="25" calcext:value-type="float">
            <text:p>25</text:p>
          </table:table-cell>
          <table:table-cell table:formula="of:=[.M$1]*[.F259]" office:value-type="float" office:value="18.755" calcext:value-type="float">
            <text:p>18.755</text:p>
          </table:table-cell>
          <table:table-cell table:style-name="ce1" table:formula="of:=[.N$1]*[.K259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605" calcext:value-type="float">
            <text:p>2206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Odom</text:p>
          </table:table-cell>
          <table:table-cell office:value-type="float" office:value="19932" calcext:value-type="float">
            <text:p>19932</text:p>
          </table:table-cell>
          <table:table-cell table:formula="of:=[.B260]-[.B259]" office:value-type="float" office:value="100" calcext:value-type="float">
            <text:p>100</text:p>
          </table:table-cell>
          <table:table-cell table:formula="of:=[.H260]-[.H259]" office:value-type="float" office:value="141" calcext:value-type="float">
            <text:p>141</text:p>
          </table:table-cell>
          <table:table-cell table:formula="of:=([.J260]/[.K$1])/([.I260]/1000)" office:value-type="float" office:value="0.251113089937667" calcext:value-type="float">
            <text:p>0.25</text:p>
          </table:table-cell>
          <table:table-cell table:formula="of:=[.L$1]*([.D260]-20)" office:value-type="float" office:value="25" calcext:value-type="float">
            <text:p>25</text:p>
          </table:table-cell>
          <table:table-cell table:formula="of:=[.M$1]*[.F260]" office:value-type="float" office:value="18.755" calcext:value-type="float">
            <text:p>18.755</text:p>
          </table:table-cell>
          <table:table-cell table:style-name="ce1" table:formula="of:=[.N$1]*[.K260]" office:value-type="float" office:value="25.1113089937667" calcext:value-type="float">
            <text:p>25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705" calcext:value-type="float">
            <text:p>2207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078" calcext:value-type="float">
            <text:p>20078</text:p>
          </table:table-cell>
          <table:table-cell table:formula="of:=[.B261]-[.B260]" office:value-type="float" office:value="100" calcext:value-type="float">
            <text:p>100</text:p>
          </table:table-cell>
          <table:table-cell table:formula="of:=[.H261]-[.H260]" office:value-type="float" office:value="146" calcext:value-type="float">
            <text:p>146</text:p>
          </table:table-cell>
          <table:table-cell table:formula="of:=([.J261]/[.K$1])/([.I261]/1000)" office:value-type="float" office:value="0.260017809439003" calcext:value-type="float">
            <text:p>0.26</text:p>
          </table:table-cell>
          <table:table-cell table:formula="of:=[.L$1]*([.D261]-20)" office:value-type="float" office:value="25" calcext:value-type="float">
            <text:p>25</text:p>
          </table:table-cell>
          <table:table-cell table:formula="of:=[.M$1]*[.F261]" office:value-type="float" office:value="19.525" calcext:value-type="float">
            <text:p>19.525</text:p>
          </table:table-cell>
          <table:table-cell table:style-name="ce1" table:formula="of:=[.N$1]*[.K261]" office:value-type="float" office:value="26.0017809439003" calcext:value-type="float">
            <text:p>26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805" calcext:value-type="float">
            <text:p>220805</text:p>
          </table:table-cell>
          <table:table-cell office:value-type="string" calcext:value-type="string">
            <text:p><text:s/>T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223" calcext:value-type="float">
            <text:p>20223</text:p>
          </table:table-cell>
          <table:table-cell table:formula="of:=[.B262]-[.B261]" office:value-type="float" office:value="100" calcext:value-type="float">
            <text:p>100</text:p>
          </table:table-cell>
          <table:table-cell table:formula="of:=[.H262]-[.H261]" office:value-type="float" office:value="145" calcext:value-type="float">
            <text:p>145</text:p>
          </table:table-cell>
          <table:table-cell table:formula="of:=([.J262]/[.K$1])/([.I262]/1000)" office:value-type="float" office:value="0.258236865538736" calcext:value-type="float">
            <text:p>0.26</text:p>
          </table:table-cell>
          <table:table-cell table:formula="of:=[.L$1]*([.D262]-20)" office:value-type="float" office:value="25" calcext:value-type="float">
            <text:p>25</text:p>
          </table:table-cell>
          <table:table-cell table:formula="of:=[.M$1]*[.F262]" office:value-type="float" office:value="19.525" calcext:value-type="float">
            <text:p>19.525</text:p>
          </table:table-cell>
          <table:table-cell table:style-name="ce1" table:formula="of:=[.N$1]*[.K262]" office:value-type="float" office:value="25.8236865538736" calcext:value-type="float">
            <text:p>25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0905" calcext:value-type="float">
            <text:p>2209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371" calcext:value-type="float">
            <text:p>20371</text:p>
          </table:table-cell>
          <table:table-cell table:formula="of:=[.B263]-[.B262]" office:value-type="float" office:value="100" calcext:value-type="float">
            <text:p>100</text:p>
          </table:table-cell>
          <table:table-cell table:formula="of:=[.H263]-[.H262]" office:value-type="float" office:value="148" calcext:value-type="float">
            <text:p>148</text:p>
          </table:table-cell>
          <table:table-cell table:formula="of:=([.J263]/[.K$1])/([.I263]/1000)" office:value-type="float" office:value="0.263579697239537" calcext:value-type="float">
            <text:p>0.26</text:p>
          </table:table-cell>
          <table:table-cell table:formula="of:=[.L$1]*([.D263]-20)" office:value-type="float" office:value="26" calcext:value-type="float">
            <text:p>26</text:p>
          </table:table-cell>
          <table:table-cell table:formula="of:=[.M$1]*[.F263]" office:value-type="float" office:value="19.525" calcext:value-type="float">
            <text:p>19.525</text:p>
          </table:table-cell>
          <table:table-cell table:style-name="ce1" table:formula="of:=[.N$1]*[.K263]" office:value-type="float" office:value="26.3579697239537" calcext:value-type="float">
            <text:p>26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005" calcext:value-type="float">
            <text:p>2210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530" calcext:value-type="float">
            <text:p>20530</text:p>
          </table:table-cell>
          <table:table-cell table:formula="of:=[.B264]-[.B263]" office:value-type="float" office:value="100" calcext:value-type="float">
            <text:p>100</text:p>
          </table:table-cell>
          <table:table-cell table:formula="of:=[.H264]-[.H263]" office:value-type="float" office:value="159" calcext:value-type="float">
            <text:p>159</text:p>
          </table:table-cell>
          <table:table-cell table:formula="of:=([.J264]/[.K$1])/([.I264]/1000)" office:value-type="float" office:value="0.283170080142476" calcext:value-type="float">
            <text:p>0.28</text:p>
          </table:table-cell>
          <table:table-cell table:formula="of:=[.L$1]*([.D264]-20)" office:value-type="float" office:value="26" calcext:value-type="float">
            <text:p>26</text:p>
          </table:table-cell>
          <table:table-cell table:formula="of:=[.M$1]*[.F264]" office:value-type="float" office:value="19.525" calcext:value-type="float">
            <text:p>19.525</text:p>
          </table:table-cell>
          <table:table-cell table:style-name="ce1" table:formula="of:=[.N$1]*[.K264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105" calcext:value-type="float">
            <text:p>2211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686" calcext:value-type="float">
            <text:p>20686</text:p>
          </table:table-cell>
          <table:table-cell table:formula="of:=[.B265]-[.B264]" office:value-type="float" office:value="100" calcext:value-type="float">
            <text:p>100</text:p>
          </table:table-cell>
          <table:table-cell table:formula="of:=[.H265]-[.H264]" office:value-type="float" office:value="156" calcext:value-type="float">
            <text:p>156</text:p>
          </table:table-cell>
          <table:table-cell table:formula="of:=([.J265]/[.K$1])/([.I265]/1000)" office:value-type="float" office:value="0.277827248441674" calcext:value-type="float">
            <text:p>0.28</text:p>
          </table:table-cell>
          <table:table-cell table:formula="of:=[.L$1]*([.D265]-20)" office:value-type="float" office:value="26" calcext:value-type="float">
            <text:p>26</text:p>
          </table:table-cell>
          <table:table-cell table:formula="of:=[.M$1]*[.F265]" office:value-type="float" office:value="19.525" calcext:value-type="float">
            <text:p>19.525</text:p>
          </table:table-cell>
          <table:table-cell table:style-name="ce1" table:formula="of:=[.N$1]*[.K265]" office:value-type="float" office:value="27.7827248441674" calcext:value-type="float">
            <text:p>27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205" calcext:value-type="float">
            <text:p>2212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835" calcext:value-type="float">
            <text:p>20835</text:p>
          </table:table-cell>
          <table:table-cell table:formula="of:=[.B266]-[.B265]" office:value-type="float" office:value="100" calcext:value-type="float">
            <text:p>100</text:p>
          </table:table-cell>
          <table:table-cell table:formula="of:=[.H266]-[.H265]" office:value-type="float" office:value="149" calcext:value-type="float">
            <text:p>149</text:p>
          </table:table-cell>
          <table:table-cell table:formula="of:=([.J266]/[.K$1])/([.I266]/1000)" office:value-type="float" office:value="0.265360641139804" calcext:value-type="float">
            <text:p>0.27</text:p>
          </table:table-cell>
          <table:table-cell table:formula="of:=[.L$1]*([.D266]-20)" office:value-type="float" office:value="26" calcext:value-type="float">
            <text:p>26</text:p>
          </table:table-cell>
          <table:table-cell table:formula="of:=[.M$1]*[.F266]" office:value-type="float" office:value="19.525" calcext:value-type="float">
            <text:p>19.525</text:p>
          </table:table-cell>
          <table:table-cell table:style-name="ce1" table:formula="of:=[.N$1]*[.K266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305" calcext:value-type="float">
            <text:p>2213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0987" calcext:value-type="float">
            <text:p>20987</text:p>
          </table:table-cell>
          <table:table-cell table:formula="of:=[.B267]-[.B266]" office:value-type="float" office:value="100" calcext:value-type="float">
            <text:p>100</text:p>
          </table:table-cell>
          <table:table-cell table:formula="of:=[.H267]-[.H266]" office:value-type="float" office:value="152" calcext:value-type="float">
            <text:p>152</text:p>
          </table:table-cell>
          <table:table-cell table:formula="of:=([.J267]/[.K$1])/([.I267]/1000)" office:value-type="float" office:value="0.270703472840606" calcext:value-type="float">
            <text:p>0.27</text:p>
          </table:table-cell>
          <table:table-cell table:formula="of:=[.L$1]*([.D267]-20)" office:value-type="float" office:value="26" calcext:value-type="float">
            <text:p>26</text:p>
          </table:table-cell>
          <table:table-cell table:formula="of:=[.M$1]*[.F267]" office:value-type="float" office:value="19.525" calcext:value-type="float">
            <text:p>19.525</text:p>
          </table:table-cell>
          <table:table-cell table:style-name="ce1" table:formula="of:=[.N$1]*[.K267]" office:value-type="float" office:value="27.0703472840605" calcext:value-type="float">
            <text:p>27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405" calcext:value-type="float">
            <text:p>2214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144" calcext:value-type="float">
            <text:p>21144</text:p>
          </table:table-cell>
          <table:table-cell table:formula="of:=[.B268]-[.B267]" office:value-type="float" office:value="100" calcext:value-type="float">
            <text:p>100</text:p>
          </table:table-cell>
          <table:table-cell table:formula="of:=[.H268]-[.H267]" office:value-type="float" office:value="157" calcext:value-type="float">
            <text:p>157</text:p>
          </table:table-cell>
          <table:table-cell table:formula="of:=([.J268]/[.K$1])/([.I268]/1000)" office:value-type="float" office:value="0.279608192341941" calcext:value-type="float">
            <text:p>0.28</text:p>
          </table:table-cell>
          <table:table-cell table:formula="of:=[.L$1]*([.D268]-20)" office:value-type="float" office:value="26" calcext:value-type="float">
            <text:p>26</text:p>
          </table:table-cell>
          <table:table-cell table:formula="of:=[.M$1]*[.F268]" office:value-type="float" office:value="19.525" calcext:value-type="float">
            <text:p>19.525</text:p>
          </table:table-cell>
          <table:table-cell table:style-name="ce1" table:formula="of:=[.N$1]*[.K268]" office:value-type="float" office:value="27.9608192341941" calcext:value-type="float">
            <text:p>27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505" calcext:value-type="float">
            <text:p>2215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288" calcext:value-type="float">
            <text:p>21288</text:p>
          </table:table-cell>
          <table:table-cell table:formula="of:=[.B269]-[.B268]" office:value-type="float" office:value="100" calcext:value-type="float">
            <text:p>100</text:p>
          </table:table-cell>
          <table:table-cell table:formula="of:=[.H269]-[.H268]" office:value-type="float" office:value="144" calcext:value-type="float">
            <text:p>144</text:p>
          </table:table-cell>
          <table:table-cell table:formula="of:=([.J269]/[.K$1])/([.I269]/1000)" office:value-type="float" office:value="0.256455921638468" calcext:value-type="float">
            <text:p>0.26</text:p>
          </table:table-cell>
          <table:table-cell table:formula="of:=[.L$1]*([.D269]-20)" office:value-type="float" office:value="26" calcext:value-type="float">
            <text:p>26</text:p>
          </table:table-cell>
          <table:table-cell table:formula="of:=[.M$1]*[.F269]" office:value-type="float" office:value="19.525" calcext:value-type="float">
            <text:p>19.525</text:p>
          </table:table-cell>
          <table:table-cell table:style-name="ce1" table:formula="of:=[.N$1]*[.K269]" office:value-type="float" office:value="25.6455921638468" calcext:value-type="float">
            <text:p>25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605" calcext:value-type="float">
            <text:p>2216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442" calcext:value-type="float">
            <text:p>21442</text:p>
          </table:table-cell>
          <table:table-cell table:formula="of:=[.B270]-[.B269]" office:value-type="float" office:value="100" calcext:value-type="float">
            <text:p>100</text:p>
          </table:table-cell>
          <table:table-cell table:formula="of:=[.H270]-[.H269]" office:value-type="float" office:value="154" calcext:value-type="float">
            <text:p>154</text:p>
          </table:table-cell>
          <table:table-cell table:formula="of:=([.J270]/[.K$1])/([.I270]/1000)" office:value-type="float" office:value="0.27426536064114" calcext:value-type="float">
            <text:p>0.27</text:p>
          </table:table-cell>
          <table:table-cell table:formula="of:=[.L$1]*([.D270]-20)" office:value-type="float" office:value="26" calcext:value-type="float">
            <text:p>26</text:p>
          </table:table-cell>
          <table:table-cell table:formula="of:=[.M$1]*[.F270]" office:value-type="float" office:value="19.525" calcext:value-type="float">
            <text:p>19.525</text:p>
          </table:table-cell>
          <table:table-cell table:style-name="ce1" table:formula="of:=[.N$1]*[.K270]" office:value-type="float" office:value="27.426536064114" calcext:value-type="float">
            <text:p>27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705" calcext:value-type="float">
            <text:p>2217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600" calcext:value-type="float">
            <text:p>21600</text:p>
          </table:table-cell>
          <table:table-cell table:formula="of:=[.B271]-[.B270]" office:value-type="float" office:value="100" calcext:value-type="float">
            <text:p>100</text:p>
          </table:table-cell>
          <table:table-cell table:formula="of:=[.H271]-[.H270]" office:value-type="float" office:value="158" calcext:value-type="float">
            <text:p>158</text:p>
          </table:table-cell>
          <table:table-cell table:formula="of:=([.J271]/[.K$1])/([.I271]/1000)" office:value-type="float" office:value="0.281389136242208" calcext:value-type="float">
            <text:p>0.28</text:p>
          </table:table-cell>
          <table:table-cell table:formula="of:=[.L$1]*([.D271]-20)" office:value-type="float" office:value="26" calcext:value-type="float">
            <text:p>26</text:p>
          </table:table-cell>
          <table:table-cell table:formula="of:=[.M$1]*[.F271]" office:value-type="float" office:value="19.525" calcext:value-type="float">
            <text:p>19.525</text:p>
          </table:table-cell>
          <table:table-cell table:style-name="ce1" table:formula="of:=[.N$1]*[.K271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805" calcext:value-type="float">
            <text:p>221805</text:p>
          </table:table-cell>
          <table:table-cell office:value-type="string" calcext:value-type="string">
            <text:p><text:s/>TH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754" calcext:value-type="float">
            <text:p>21754</text:p>
          </table:table-cell>
          <table:table-cell table:formula="of:=[.B272]-[.B271]" office:value-type="float" office:value="100" calcext:value-type="float">
            <text:p>100</text:p>
          </table:table-cell>
          <table:table-cell table:formula="of:=[.H272]-[.H271]" office:value-type="float" office:value="154" calcext:value-type="float">
            <text:p>154</text:p>
          </table:table-cell>
          <table:table-cell table:formula="of:=([.J272]/[.K$1])/([.I272]/1000)" office:value-type="float" office:value="0.27426536064114" calcext:value-type="float">
            <text:p>0.27</text:p>
          </table:table-cell>
          <table:table-cell table:formula="of:=[.L$1]*([.D272]-20)" office:value-type="float" office:value="26" calcext:value-type="float">
            <text:p>26</text:p>
          </table:table-cell>
          <table:table-cell table:formula="of:=[.M$1]*[.F272]" office:value-type="float" office:value="19.525" calcext:value-type="float">
            <text:p>19.525</text:p>
          </table:table-cell>
          <table:table-cell table:style-name="ce1" table:formula="of:=[.N$1]*[.K272]" office:value-type="float" office:value="27.426536064114" calcext:value-type="float">
            <text:p>27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1905" calcext:value-type="float">
            <text:p>2219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1901" calcext:value-type="float">
            <text:p>21901</text:p>
          </table:table-cell>
          <table:table-cell table:formula="of:=[.B273]-[.B272]" office:value-type="float" office:value="100" calcext:value-type="float">
            <text:p>100</text:p>
          </table:table-cell>
          <table:table-cell table:formula="of:=[.H273]-[.H272]" office:value-type="float" office:value="147" calcext:value-type="float">
            <text:p>147</text:p>
          </table:table-cell>
          <table:table-cell table:formula="of:=([.J273]/[.K$1])/([.I273]/1000)" office:value-type="float" office:value="0.26179875333927" calcext:value-type="float">
            <text:p>0.26</text:p>
          </table:table-cell>
          <table:table-cell table:formula="of:=[.L$1]*([.D273]-20)" office:value-type="float" office:value="27" calcext:value-type="float">
            <text:p>27</text:p>
          </table:table-cell>
          <table:table-cell table:formula="of:=[.M$1]*[.F273]" office:value-type="float" office:value="19.525" calcext:value-type="float">
            <text:p>19.525</text:p>
          </table:table-cell>
          <table:table-cell table:style-name="ce1" table:formula="of:=[.N$1]*[.K273]" office:value-type="float" office:value="26.179875333927" calcext:value-type="float">
            <text:p>26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005" calcext:value-type="float">
            <text:p>2220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060" calcext:value-type="float">
            <text:p>22060</text:p>
          </table:table-cell>
          <table:table-cell table:formula="of:=[.B274]-[.B273]" office:value-type="float" office:value="100" calcext:value-type="float">
            <text:p>100</text:p>
          </table:table-cell>
          <table:table-cell table:formula="of:=[.H274]-[.H273]" office:value-type="float" office:value="159" calcext:value-type="float">
            <text:p>159</text:p>
          </table:table-cell>
          <table:table-cell table:formula="of:=([.J274]/[.K$1])/([.I274]/1000)" office:value-type="float" office:value="0.283170080142476" calcext:value-type="float">
            <text:p>0.28</text:p>
          </table:table-cell>
          <table:table-cell table:formula="of:=[.L$1]*([.D274]-20)" office:value-type="float" office:value="27" calcext:value-type="float">
            <text:p>27</text:p>
          </table:table-cell>
          <table:table-cell table:formula="of:=[.M$1]*[.F274]" office:value-type="float" office:value="19.525" calcext:value-type="float">
            <text:p>19.525</text:p>
          </table:table-cell>
          <table:table-cell table:style-name="ce1" table:formula="of:=[.N$1]*[.K274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105" calcext:value-type="float">
            <text:p>2221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220" calcext:value-type="float">
            <text:p>22220</text:p>
          </table:table-cell>
          <table:table-cell table:formula="of:=[.B275]-[.B274]" office:value-type="float" office:value="100" calcext:value-type="float">
            <text:p>100</text:p>
          </table:table-cell>
          <table:table-cell table:formula="of:=[.H275]-[.H274]" office:value-type="float" office:value="160" calcext:value-type="float">
            <text:p>160</text:p>
          </table:table-cell>
          <table:table-cell table:formula="of:=([.J275]/[.K$1])/([.I275]/1000)" office:value-type="float" office:value="0.284951024042743" calcext:value-type="float">
            <text:p>0.28</text:p>
          </table:table-cell>
          <table:table-cell table:formula="of:=[.L$1]*([.D275]-20)" office:value-type="float" office:value="27" calcext:value-type="float">
            <text:p>27</text:p>
          </table:table-cell>
          <table:table-cell table:formula="of:=[.M$1]*[.F275]" office:value-type="float" office:value="19.525" calcext:value-type="float">
            <text:p>19.525</text:p>
          </table:table-cell>
          <table:table-cell table:style-name="ce1" table:formula="of:=[.N$1]*[.K275]" office:value-type="float" office:value="28.4951024042743" calcext:value-type="float">
            <text:p>28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205" calcext:value-type="float">
            <text:p>2222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384" calcext:value-type="float">
            <text:p>22384</text:p>
          </table:table-cell>
          <table:table-cell table:formula="of:=[.B276]-[.B275]" office:value-type="float" office:value="100" calcext:value-type="float">
            <text:p>100</text:p>
          </table:table-cell>
          <table:table-cell table:formula="of:=[.H276]-[.H275]" office:value-type="float" office:value="164" calcext:value-type="float">
            <text:p>164</text:p>
          </table:table-cell>
          <table:table-cell table:formula="of:=([.J276]/[.K$1])/([.I276]/1000)" office:value-type="float" office:value="0.292074799643811" calcext:value-type="float">
            <text:p>0.29</text:p>
          </table:table-cell>
          <table:table-cell table:formula="of:=[.L$1]*([.D276]-20)" office:value-type="float" office:value="27" calcext:value-type="float">
            <text:p>27</text:p>
          </table:table-cell>
          <table:table-cell table:formula="of:=[.M$1]*[.F276]" office:value-type="float" office:value="19.525" calcext:value-type="float">
            <text:p>19.525</text:p>
          </table:table-cell>
          <table:table-cell table:style-name="ce1" table:formula="of:=[.N$1]*[.K276]" office:value-type="float" office:value="29.2074799643811" calcext:value-type="float">
            <text:p>2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305" calcext:value-type="float">
            <text:p>2223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552" calcext:value-type="float">
            <text:p>22552</text:p>
          </table:table-cell>
          <table:table-cell table:formula="of:=[.B277]-[.B276]" office:value-type="float" office:value="100" calcext:value-type="float">
            <text:p>100</text:p>
          </table:table-cell>
          <table:table-cell table:formula="of:=[.H277]-[.H276]" office:value-type="float" office:value="168" calcext:value-type="float">
            <text:p>168</text:p>
          </table:table-cell>
          <table:table-cell table:formula="of:=([.J277]/[.K$1])/([.I277]/1000)" office:value-type="float" office:value="0.29919857524488" calcext:value-type="float">
            <text:p>0.30</text:p>
          </table:table-cell>
          <table:table-cell table:formula="of:=[.L$1]*([.D277]-20)" office:value-type="float" office:value="27" calcext:value-type="float">
            <text:p>27</text:p>
          </table:table-cell>
          <table:table-cell table:formula="of:=[.M$1]*[.F277]" office:value-type="float" office:value="19.525" calcext:value-type="float">
            <text:p>19.525</text:p>
          </table:table-cell>
          <table:table-cell table:style-name="ce1" table:formula="of:=[.N$1]*[.K277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405" calcext:value-type="float">
            <text:p>2224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701" calcext:value-type="float">
            <text:p>22701</text:p>
          </table:table-cell>
          <table:table-cell table:formula="of:=[.B278]-[.B277]" office:value-type="float" office:value="100" calcext:value-type="float">
            <text:p>100</text:p>
          </table:table-cell>
          <table:table-cell table:formula="of:=[.H278]-[.H277]" office:value-type="float" office:value="149" calcext:value-type="float">
            <text:p>149</text:p>
          </table:table-cell>
          <table:table-cell table:formula="of:=([.J278]/[.K$1])/([.I278]/1000)" office:value-type="float" office:value="0.265360641139804" calcext:value-type="float">
            <text:p>0.27</text:p>
          </table:table-cell>
          <table:table-cell table:formula="of:=[.L$1]*([.D278]-20)" office:value-type="float" office:value="27" calcext:value-type="float">
            <text:p>27</text:p>
          </table:table-cell>
          <table:table-cell table:formula="of:=[.M$1]*[.F278]" office:value-type="float" office:value="19.525" calcext:value-type="float">
            <text:p>19.525</text:p>
          </table:table-cell>
          <table:table-cell table:style-name="ce1" table:formula="of:=[.N$1]*[.K278]" office:value-type="float" office:value="26.5360641139804" calcext:value-type="float">
            <text:p>26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505" calcext:value-type="float">
            <text:p>2225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2856" calcext:value-type="float">
            <text:p>22856</text:p>
          </table:table-cell>
          <table:table-cell table:formula="of:=[.B279]-[.B278]" office:value-type="float" office:value="100" calcext:value-type="float">
            <text:p>100</text:p>
          </table:table-cell>
          <table:table-cell table:formula="of:=[.H279]-[.H278]" office:value-type="float" office:value="155" calcext:value-type="float">
            <text:p>155</text:p>
          </table:table-cell>
          <table:table-cell table:formula="of:=([.J279]/[.K$1])/([.I279]/1000)" office:value-type="float" office:value="0.276046304541407" calcext:value-type="float">
            <text:p>0.28</text:p>
          </table:table-cell>
          <table:table-cell table:formula="of:=[.L$1]*([.D279]-20)" office:value-type="float" office:value="27" calcext:value-type="float">
            <text:p>27</text:p>
          </table:table-cell>
          <table:table-cell table:formula="of:=[.M$1]*[.F279]" office:value-type="float" office:value="19.525" calcext:value-type="float">
            <text:p>19.525</text:p>
          </table:table-cell>
          <table:table-cell table:style-name="ce1" table:formula="of:=[.N$1]*[.K279]" office:value-type="float" office:value="27.6046304541407" calcext:value-type="float">
            <text:p>27.6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605" calcext:value-type="float">
            <text:p>2226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014" calcext:value-type="float">
            <text:p>23014</text:p>
          </table:table-cell>
          <table:table-cell table:formula="of:=[.B280]-[.B279]" office:value-type="float" office:value="100" calcext:value-type="float">
            <text:p>100</text:p>
          </table:table-cell>
          <table:table-cell table:formula="of:=[.H280]-[.H279]" office:value-type="float" office:value="158" calcext:value-type="float">
            <text:p>158</text:p>
          </table:table-cell>
          <table:table-cell table:formula="of:=([.J280]/[.K$1])/([.I280]/1000)" office:value-type="float" office:value="0.281389136242208" calcext:value-type="float">
            <text:p>0.28</text:p>
          </table:table-cell>
          <table:table-cell table:formula="of:=[.L$1]*([.D280]-20)" office:value-type="float" office:value="27" calcext:value-type="float">
            <text:p>27</text:p>
          </table:table-cell>
          <table:table-cell table:formula="of:=[.M$1]*[.F280]" office:value-type="float" office:value="19.525" calcext:value-type="float">
            <text:p>19.525</text:p>
          </table:table-cell>
          <table:table-cell table:style-name="ce1" table:formula="of:=[.N$1]*[.K280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705" calcext:value-type="float">
            <text:p>2227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179" calcext:value-type="float">
            <text:p>23179</text:p>
          </table:table-cell>
          <table:table-cell table:formula="of:=[.B281]-[.B280]" office:value-type="float" office:value="100" calcext:value-type="float">
            <text:p>100</text:p>
          </table:table-cell>
          <table:table-cell table:formula="of:=[.H281]-[.H280]" office:value-type="float" office:value="165" calcext:value-type="float">
            <text:p>165</text:p>
          </table:table-cell>
          <table:table-cell table:formula="of:=([.J281]/[.K$1])/([.I281]/1000)" office:value-type="float" office:value="0.293855743544078" calcext:value-type="float">
            <text:p>0.29</text:p>
          </table:table-cell>
          <table:table-cell table:formula="of:=[.L$1]*([.D281]-20)" office:value-type="float" office:value="27" calcext:value-type="float">
            <text:p>27</text:p>
          </table:table-cell>
          <table:table-cell table:formula="of:=[.M$1]*[.F281]" office:value-type="float" office:value="19.525" calcext:value-type="float">
            <text:p>19.525</text:p>
          </table:table-cell>
          <table:table-cell table:style-name="ce1" table:formula="of:=[.N$1]*[.K281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805" calcext:value-type="float">
            <text:p>222805</text:p>
          </table:table-cell>
          <table:table-cell office:value-type="string" calcext:value-type="string">
            <text:p><text:s/>TH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338" calcext:value-type="float">
            <text:p>23338</text:p>
          </table:table-cell>
          <table:table-cell table:formula="of:=[.B282]-[.B281]" office:value-type="float" office:value="100" calcext:value-type="float">
            <text:p>100</text:p>
          </table:table-cell>
          <table:table-cell table:formula="of:=[.H282]-[.H281]" office:value-type="float" office:value="159" calcext:value-type="float">
            <text:p>159</text:p>
          </table:table-cell>
          <table:table-cell table:formula="of:=([.J282]/[.K$1])/([.I282]/1000)" office:value-type="float" office:value="0.283170080142476" calcext:value-type="float">
            <text:p>0.28</text:p>
          </table:table-cell>
          <table:table-cell table:formula="of:=[.L$1]*([.D282]-20)" office:value-type="float" office:value="27" calcext:value-type="float">
            <text:p>27</text:p>
          </table:table-cell>
          <table:table-cell table:formula="of:=[.M$1]*[.F282]" office:value-type="float" office:value="19.525" calcext:value-type="float">
            <text:p>19.525</text:p>
          </table:table-cell>
          <table:table-cell table:style-name="ce1" table:formula="of:=[.N$1]*[.K282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2905" calcext:value-type="float">
            <text:p>2229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497" calcext:value-type="float">
            <text:p>23497</text:p>
          </table:table-cell>
          <table:table-cell table:formula="of:=[.B283]-[.B282]" office:value-type="float" office:value="100" calcext:value-type="float">
            <text:p>100</text:p>
          </table:table-cell>
          <table:table-cell table:formula="of:=[.H283]-[.H282]" office:value-type="float" office:value="159" calcext:value-type="float">
            <text:p>159</text:p>
          </table:table-cell>
          <table:table-cell table:formula="of:=([.J283]/[.K$1])/([.I283]/1000)" office:value-type="float" office:value="0.283170080142476" calcext:value-type="float">
            <text:p>0.28</text:p>
          </table:table-cell>
          <table:table-cell table:formula="of:=[.L$1]*([.D283]-20)" office:value-type="float" office:value="28" calcext:value-type="float">
            <text:p>28</text:p>
          </table:table-cell>
          <table:table-cell table:formula="of:=[.M$1]*[.F283]" office:value-type="float" office:value="19.525" calcext:value-type="float">
            <text:p>19.525</text:p>
          </table:table-cell>
          <table:table-cell table:style-name="ce1" table:formula="of:=[.N$1]*[.K283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005" calcext:value-type="float">
            <text:p>2230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658" calcext:value-type="float">
            <text:p>23658</text:p>
          </table:table-cell>
          <table:table-cell table:formula="of:=[.B284]-[.B283]" office:value-type="float" office:value="100" calcext:value-type="float">
            <text:p>100</text:p>
          </table:table-cell>
          <table:table-cell table:formula="of:=[.H284]-[.H283]" office:value-type="float" office:value="161" calcext:value-type="float">
            <text:p>161</text:p>
          </table:table-cell>
          <table:table-cell table:formula="of:=([.J284]/[.K$1])/([.I284]/1000)" office:value-type="float" office:value="0.28673196794301" calcext:value-type="float">
            <text:p>0.29</text:p>
          </table:table-cell>
          <table:table-cell table:formula="of:=[.L$1]*([.D284]-20)" office:value-type="float" office:value="28" calcext:value-type="float">
            <text:p>28</text:p>
          </table:table-cell>
          <table:table-cell table:formula="of:=[.M$1]*[.F284]" office:value-type="float" office:value="19.525" calcext:value-type="float">
            <text:p>19.525</text:p>
          </table:table-cell>
          <table:table-cell table:style-name="ce1" table:formula="of:=[.N$1]*[.K284]" office:value-type="float" office:value="28.673196794301" calcext:value-type="float">
            <text:p>28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105" calcext:value-type="float">
            <text:p>2231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823" calcext:value-type="float">
            <text:p>23823</text:p>
          </table:table-cell>
          <table:table-cell table:formula="of:=[.B285]-[.B284]" office:value-type="float" office:value="100" calcext:value-type="float">
            <text:p>100</text:p>
          </table:table-cell>
          <table:table-cell table:formula="of:=[.H285]-[.H284]" office:value-type="float" office:value="165" calcext:value-type="float">
            <text:p>165</text:p>
          </table:table-cell>
          <table:table-cell table:formula="of:=([.J285]/[.K$1])/([.I285]/1000)" office:value-type="float" office:value="0.293855743544078" calcext:value-type="float">
            <text:p>0.29</text:p>
          </table:table-cell>
          <table:table-cell table:formula="of:=[.L$1]*([.D285]-20)" office:value-type="float" office:value="28" calcext:value-type="float">
            <text:p>28</text:p>
          </table:table-cell>
          <table:table-cell table:formula="of:=[.M$1]*[.F285]" office:value-type="float" office:value="19.525" calcext:value-type="float">
            <text:p>19.525</text:p>
          </table:table-cell>
          <table:table-cell table:style-name="ce1" table:formula="of:=[.N$1]*[.K285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205" calcext:value-type="float">
            <text:p>2232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dom</text:p>
          </table:table-cell>
          <table:table-cell office:value-type="float" office:value="23982" calcext:value-type="float">
            <text:p>23982</text:p>
          </table:table-cell>
          <table:table-cell table:formula="of:=[.B286]-[.B285]" office:value-type="float" office:value="100" calcext:value-type="float">
            <text:p>100</text:p>
          </table:table-cell>
          <table:table-cell table:formula="of:=[.H286]-[.H285]" office:value-type="float" office:value="159" calcext:value-type="float">
            <text:p>159</text:p>
          </table:table-cell>
          <table:table-cell table:formula="of:=([.J286]/[.K$1])/([.I286]/1000)" office:value-type="float" office:value="0.283170080142476" calcext:value-type="float">
            <text:p>0.28</text:p>
          </table:table-cell>
          <table:table-cell table:formula="of:=[.L$1]*([.D286]-20)" office:value-type="float" office:value="28" calcext:value-type="float">
            <text:p>28</text:p>
          </table:table-cell>
          <table:table-cell table:formula="of:=[.M$1]*[.F286]" office:value-type="float" office:value="19.525" calcext:value-type="float">
            <text:p>19.525</text:p>
          </table:table-cell>
          <table:table-cell table:style-name="ce1" table:formula="of:=[.N$1]*[.K286]" office:value-type="float" office:value="28.3170080142476" calcext:value-type="float">
            <text:p>28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305" calcext:value-type="float">
            <text:p>2233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154" calcext:value-type="float">
            <text:p>24154</text:p>
          </table:table-cell>
          <table:table-cell table:formula="of:=[.B287]-[.B286]" office:value-type="float" office:value="100" calcext:value-type="float">
            <text:p>100</text:p>
          </table:table-cell>
          <table:table-cell table:formula="of:=[.H287]-[.H286]" office:value-type="float" office:value="172" calcext:value-type="float">
            <text:p>172</text:p>
          </table:table-cell>
          <table:table-cell table:formula="of:=([.J287]/[.K$1])/([.I287]/1000)" office:value-type="float" office:value="0.306322350845948" calcext:value-type="float">
            <text:p>0.31</text:p>
          </table:table-cell>
          <table:table-cell table:formula="of:=[.L$1]*([.D287]-20)" office:value-type="float" office:value="28" calcext:value-type="float">
            <text:p>28</text:p>
          </table:table-cell>
          <table:table-cell table:formula="of:=[.M$1]*[.F287]" office:value-type="float" office:value="20.405" calcext:value-type="float">
            <text:p>20.405</text:p>
          </table:table-cell>
          <table:table-cell table:style-name="ce1" table:formula="of:=[.N$1]*[.K287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405" calcext:value-type="float">
            <text:p>2234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318" calcext:value-type="float">
            <text:p>24318</text:p>
          </table:table-cell>
          <table:table-cell table:formula="of:=[.B288]-[.B287]" office:value-type="float" office:value="100" calcext:value-type="float">
            <text:p>100</text:p>
          </table:table-cell>
          <table:table-cell table:formula="of:=[.H288]-[.H287]" office:value-type="float" office:value="164" calcext:value-type="float">
            <text:p>164</text:p>
          </table:table-cell>
          <table:table-cell table:formula="of:=([.J288]/[.K$1])/([.I288]/1000)" office:value-type="float" office:value="0.292074799643811" calcext:value-type="float">
            <text:p>0.29</text:p>
          </table:table-cell>
          <table:table-cell table:formula="of:=[.L$1]*([.D288]-20)" office:value-type="float" office:value="28" calcext:value-type="float">
            <text:p>28</text:p>
          </table:table-cell>
          <table:table-cell table:formula="of:=[.M$1]*[.F288]" office:value-type="float" office:value="20.405" calcext:value-type="float">
            <text:p>20.405</text:p>
          </table:table-cell>
          <table:table-cell table:style-name="ce1" table:formula="of:=[.N$1]*[.K288]" office:value-type="float" office:value="29.2074799643811" calcext:value-type="float">
            <text:p>29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505" calcext:value-type="float">
            <text:p>2235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483" calcext:value-type="float">
            <text:p>24483</text:p>
          </table:table-cell>
          <table:table-cell table:formula="of:=[.B289]-[.B288]" office:value-type="float" office:value="100" calcext:value-type="float">
            <text:p>100</text:p>
          </table:table-cell>
          <table:table-cell table:formula="of:=[.H289]-[.H288]" office:value-type="float" office:value="165" calcext:value-type="float">
            <text:p>165</text:p>
          </table:table-cell>
          <table:table-cell table:formula="of:=([.J289]/[.K$1])/([.I289]/1000)" office:value-type="float" office:value="0.293855743544078" calcext:value-type="float">
            <text:p>0.29</text:p>
          </table:table-cell>
          <table:table-cell table:formula="of:=[.L$1]*([.D289]-20)" office:value-type="float" office:value="28" calcext:value-type="float">
            <text:p>28</text:p>
          </table:table-cell>
          <table:table-cell table:formula="of:=[.M$1]*[.F289]" office:value-type="float" office:value="20.405" calcext:value-type="float">
            <text:p>20.405</text:p>
          </table:table-cell>
          <table:table-cell table:style-name="ce1" table:formula="of:=[.N$1]*[.K289]" office:value-type="float" office:value="29.3855743544078" calcext:value-type="float">
            <text:p>29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605" calcext:value-type="float">
            <text:p>2236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dom</text:p>
          </table:table-cell>
          <table:table-cell office:value-type="float" office:value="24639" calcext:value-type="float">
            <text:p>24639</text:p>
          </table:table-cell>
          <table:table-cell table:formula="of:=[.B290]-[.B289]" office:value-type="float" office:value="100" calcext:value-type="float">
            <text:p>100</text:p>
          </table:table-cell>
          <table:table-cell table:formula="of:=[.H290]-[.H289]" office:value-type="float" office:value="156" calcext:value-type="float">
            <text:p>156</text:p>
          </table:table-cell>
          <table:table-cell table:formula="of:=([.J290]/[.K$1])/([.I290]/1000)" office:value-type="float" office:value="0.277827248441674" calcext:value-type="float">
            <text:p>0.28</text:p>
          </table:table-cell>
          <table:table-cell table:formula="of:=[.L$1]*([.D290]-20)" office:value-type="float" office:value="28" calcext:value-type="float">
            <text:p>28</text:p>
          </table:table-cell>
          <table:table-cell table:formula="of:=[.M$1]*[.F290]" office:value-type="float" office:value="20.405" calcext:value-type="float">
            <text:p>20.405</text:p>
          </table:table-cell>
          <table:table-cell table:style-name="ce1" table:formula="of:=[.N$1]*[.K290]" office:value-type="float" office:value="27.7827248441674" calcext:value-type="float">
            <text:p>27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705" calcext:value-type="float">
            <text:p>2237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797" calcext:value-type="float">
            <text:p>24797</text:p>
          </table:table-cell>
          <table:table-cell table:formula="of:=[.B291]-[.B290]" office:value-type="float" office:value="100" calcext:value-type="float">
            <text:p>100</text:p>
          </table:table-cell>
          <table:table-cell table:formula="of:=[.H291]-[.H290]" office:value-type="float" office:value="158" calcext:value-type="float">
            <text:p>158</text:p>
          </table:table-cell>
          <table:table-cell table:formula="of:=([.J291]/[.K$1])/([.I291]/1000)" office:value-type="float" office:value="0.281389136242208" calcext:value-type="float">
            <text:p>0.28</text:p>
          </table:table-cell>
          <table:table-cell table:formula="of:=[.L$1]*([.D291]-20)" office:value-type="float" office:value="28" calcext:value-type="float">
            <text:p>28</text:p>
          </table:table-cell>
          <table:table-cell table:formula="of:=[.M$1]*[.F291]" office:value-type="float" office:value="21.23" calcext:value-type="float">
            <text:p>21.23</text:p>
          </table:table-cell>
          <table:table-cell table:style-name="ce1" table:formula="of:=[.N$1]*[.K291]" office:value-type="float" office:value="28.1389136242208" calcext:value-type="float">
            <text:p>28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805" calcext:value-type="float">
            <text:p>223805</text:p>
          </table:table-cell>
          <table:table-cell office:value-type="string" calcext:value-type="string">
            <text:p><text:s/>T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4971" calcext:value-type="float">
            <text:p>24971</text:p>
          </table:table-cell>
          <table:table-cell table:formula="of:=[.B292]-[.B291]" office:value-type="float" office:value="100" calcext:value-type="float">
            <text:p>100</text:p>
          </table:table-cell>
          <table:table-cell table:formula="of:=[.H292]-[.H291]" office:value-type="float" office:value="174" calcext:value-type="float">
            <text:p>174</text:p>
          </table:table-cell>
          <table:table-cell table:formula="of:=([.J292]/[.K$1])/([.I292]/1000)" office:value-type="float" office:value="0.309884238646483" calcext:value-type="float">
            <text:p>0.31</text:p>
          </table:table-cell>
          <table:table-cell table:formula="of:=[.L$1]*([.D292]-20)" office:value-type="float" office:value="28" calcext:value-type="float">
            <text:p>28</text:p>
          </table:table-cell>
          <table:table-cell table:formula="of:=[.M$1]*[.F292]" office:value-type="float" office:value="21.23" calcext:value-type="float">
            <text:p>21.23</text:p>
          </table:table-cell>
          <table:table-cell table:style-name="ce1" table:formula="of:=[.N$1]*[.K292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3905" calcext:value-type="float">
            <text:p>2239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dom</text:p>
          </table:table-cell>
          <table:table-cell office:value-type="float" office:value="25144" calcext:value-type="float">
            <text:p>25144</text:p>
          </table:table-cell>
          <table:table-cell table:formula="of:=[.B293]-[.B292]" office:value-type="float" office:value="100" calcext:value-type="float">
            <text:p>100</text:p>
          </table:table-cell>
          <table:table-cell table:formula="of:=[.H293]-[.H292]" office:value-type="float" office:value="173" calcext:value-type="float">
            <text:p>173</text:p>
          </table:table-cell>
          <table:table-cell table:formula="of:=([.J293]/[.K$1])/([.I293]/1000)" office:value-type="float" office:value="0.308103294746215" calcext:value-type="float">
            <text:p>0.31</text:p>
          </table:table-cell>
          <table:table-cell table:formula="of:=[.L$1]*([.D293]-20)" office:value-type="float" office:value="29" calcext:value-type="float">
            <text:p>29</text:p>
          </table:table-cell>
          <table:table-cell table:formula="of:=[.M$1]*[.F293]" office:value-type="float" office:value="21.23" calcext:value-type="float">
            <text:p>21.23</text:p>
          </table:table-cell>
          <table:table-cell table:style-name="ce1" table:formula="of:=[.N$1]*[.K293]" office:value-type="float" office:value="30.8103294746215" calcext:value-type="float">
            <text:p>30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005" calcext:value-type="float">
            <text:p>2240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310" calcext:value-type="float">
            <text:p>25310</text:p>
          </table:table-cell>
          <table:table-cell table:formula="of:=[.B294]-[.B293]" office:value-type="float" office:value="100" calcext:value-type="float">
            <text:p>100</text:p>
          </table:table-cell>
          <table:table-cell table:formula="of:=[.H294]-[.H293]" office:value-type="float" office:value="166" calcext:value-type="float">
            <text:p>166</text:p>
          </table:table-cell>
          <table:table-cell table:formula="of:=([.J294]/[.K$1])/([.I294]/1000)" office:value-type="float" office:value="0.295636687444345" calcext:value-type="float">
            <text:p>0.30</text:p>
          </table:table-cell>
          <table:table-cell table:formula="of:=[.L$1]*([.D294]-20)" office:value-type="float" office:value="29" calcext:value-type="float">
            <text:p>29</text:p>
          </table:table-cell>
          <table:table-cell table:formula="of:=[.M$1]*[.F294]" office:value-type="float" office:value="22.165" calcext:value-type="float">
            <text:p>22.165</text:p>
          </table:table-cell>
          <table:table-cell table:style-name="ce1" table:formula="of:=[.N$1]*[.K294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105" calcext:value-type="float">
            <text:p>2241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472" calcext:value-type="float">
            <text:p>25472</text:p>
          </table:table-cell>
          <table:table-cell table:formula="of:=[.B295]-[.B294]" office:value-type="float" office:value="100" calcext:value-type="float">
            <text:p>100</text:p>
          </table:table-cell>
          <table:table-cell table:formula="of:=[.H295]-[.H294]" office:value-type="float" office:value="162" calcext:value-type="float">
            <text:p>162</text:p>
          </table:table-cell>
          <table:table-cell table:formula="of:=([.J295]/[.K$1])/([.I295]/1000)" office:value-type="float" office:value="0.288512911843277" calcext:value-type="float">
            <text:p>0.29</text:p>
          </table:table-cell>
          <table:table-cell table:formula="of:=[.L$1]*([.D295]-20)" office:value-type="float" office:value="29" calcext:value-type="float">
            <text:p>29</text:p>
          </table:table-cell>
          <table:table-cell table:formula="of:=[.M$1]*[.F295]" office:value-type="float" office:value="22.165" calcext:value-type="float">
            <text:p>22.165</text:p>
          </table:table-cell>
          <table:table-cell table:style-name="ce1" table:formula="of:=[.N$1]*[.K295]" office:value-type="float" office:value="28.8512911843277" calcext:value-type="float">
            <text:p>28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205" calcext:value-type="float">
            <text:p>2242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641" calcext:value-type="float">
            <text:p>25641</text:p>
          </table:table-cell>
          <table:table-cell table:formula="of:=[.B296]-[.B295]" office:value-type="float" office:value="100" calcext:value-type="float">
            <text:p>100</text:p>
          </table:table-cell>
          <table:table-cell table:formula="of:=[.H296]-[.H295]" office:value-type="float" office:value="169" calcext:value-type="float">
            <text:p>169</text:p>
          </table:table-cell>
          <table:table-cell table:formula="of:=([.J296]/[.K$1])/([.I296]/1000)" office:value-type="float" office:value="0.300979519145147" calcext:value-type="float">
            <text:p>0.30</text:p>
          </table:table-cell>
          <table:table-cell table:formula="of:=[.L$1]*([.D296]-20)" office:value-type="float" office:value="29" calcext:value-type="float">
            <text:p>29</text:p>
          </table:table-cell>
          <table:table-cell table:formula="of:=[.M$1]*[.F296]" office:value-type="float" office:value="22.165" calcext:value-type="float">
            <text:p>22.165</text:p>
          </table:table-cell>
          <table:table-cell table:style-name="ce1" table:formula="of:=[.N$1]*[.K296]" office:value-type="float" office:value="30.0979519145147" calcext:value-type="float">
            <text:p>30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305" calcext:value-type="float">
            <text:p>2243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815" calcext:value-type="float">
            <text:p>25815</text:p>
          </table:table-cell>
          <table:table-cell table:formula="of:=[.B297]-[.B296]" office:value-type="float" office:value="100" calcext:value-type="float">
            <text:p>100</text:p>
          </table:table-cell>
          <table:table-cell table:formula="of:=[.H297]-[.H296]" office:value-type="float" office:value="174" calcext:value-type="float">
            <text:p>174</text:p>
          </table:table-cell>
          <table:table-cell table:formula="of:=([.J297]/[.K$1])/([.I297]/1000)" office:value-type="float" office:value="0.309884238646483" calcext:value-type="float">
            <text:p>0.31</text:p>
          </table:table-cell>
          <table:table-cell table:formula="of:=[.L$1]*([.D297]-20)" office:value-type="float" office:value="29" calcext:value-type="float">
            <text:p>29</text:p>
          </table:table-cell>
          <table:table-cell table:formula="of:=[.M$1]*[.F297]" office:value-type="float" office:value="22.165" calcext:value-type="float">
            <text:p>22.165</text:p>
          </table:table-cell>
          <table:table-cell table:style-name="ce1" table:formula="of:=[.N$1]*[.K297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405" calcext:value-type="float">
            <text:p>2244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5987" calcext:value-type="float">
            <text:p>25987</text:p>
          </table:table-cell>
          <table:table-cell table:formula="of:=[.B298]-[.B297]" office:value-type="float" office:value="100" calcext:value-type="float">
            <text:p>100</text:p>
          </table:table-cell>
          <table:table-cell table:formula="of:=[.H298]-[.H297]" office:value-type="float" office:value="172" calcext:value-type="float">
            <text:p>172</text:p>
          </table:table-cell>
          <table:table-cell table:formula="of:=([.J298]/[.K$1])/([.I298]/1000)" office:value-type="float" office:value="0.306322350845948" calcext:value-type="float">
            <text:p>0.31</text:p>
          </table:table-cell>
          <table:table-cell table:formula="of:=[.L$1]*([.D298]-20)" office:value-type="float" office:value="29" calcext:value-type="float">
            <text:p>29</text:p>
          </table:table-cell>
          <table:table-cell table:formula="of:=[.M$1]*[.F298]" office:value-type="float" office:value="22.165" calcext:value-type="float">
            <text:p>22.165</text:p>
          </table:table-cell>
          <table:table-cell table:style-name="ce1" table:formula="of:=[.N$1]*[.K298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505" calcext:value-type="float">
            <text:p>2245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154" calcext:value-type="float">
            <text:p>26154</text:p>
          </table:table-cell>
          <table:table-cell table:formula="of:=[.B299]-[.B298]" office:value-type="float" office:value="100" calcext:value-type="float">
            <text:p>100</text:p>
          </table:table-cell>
          <table:table-cell table:formula="of:=[.H299]-[.H298]" office:value-type="float" office:value="167" calcext:value-type="float">
            <text:p>167</text:p>
          </table:table-cell>
          <table:table-cell table:formula="of:=([.J299]/[.K$1])/([.I299]/1000)" office:value-type="float" office:value="0.297417631344613" calcext:value-type="float">
            <text:p>0.30</text:p>
          </table:table-cell>
          <table:table-cell table:formula="of:=[.L$1]*([.D299]-20)" office:value-type="float" office:value="29" calcext:value-type="float">
            <text:p>29</text:p>
          </table:table-cell>
          <table:table-cell table:formula="of:=[.M$1]*[.F299]" office:value-type="float" office:value="22.165" calcext:value-type="float">
            <text:p>22.165</text:p>
          </table:table-cell>
          <table:table-cell table:style-name="ce1" table:formula="of:=[.N$1]*[.K299]" office:value-type="float" office:value="29.7417631344613" calcext:value-type="float">
            <text:p>29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605" calcext:value-type="float">
            <text:p>2246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Odom</text:p>
          </table:table-cell>
          <table:table-cell office:value-type="float" office:value="26320" calcext:value-type="float">
            <text:p>26320</text:p>
          </table:table-cell>
          <table:table-cell table:formula="of:=[.B300]-[.B299]" office:value-type="float" office:value="100" calcext:value-type="float">
            <text:p>100</text:p>
          </table:table-cell>
          <table:table-cell table:formula="of:=[.H300]-[.H299]" office:value-type="float" office:value="166" calcext:value-type="float">
            <text:p>166</text:p>
          </table:table-cell>
          <table:table-cell table:formula="of:=([.J300]/[.K$1])/([.I300]/1000)" office:value-type="float" office:value="0.295636687444345" calcext:value-type="float">
            <text:p>0.30</text:p>
          </table:table-cell>
          <table:table-cell table:formula="of:=[.L$1]*([.D300]-20)" office:value-type="float" office:value="29" calcext:value-type="float">
            <text:p>29</text:p>
          </table:table-cell>
          <table:table-cell table:formula="of:=[.M$1]*[.F300]" office:value-type="float" office:value="22.165" calcext:value-type="float">
            <text:p>22.165</text:p>
          </table:table-cell>
          <table:table-cell table:style-name="ce1" table:formula="of:=[.N$1]*[.K300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705" calcext:value-type="float">
            <text:p>2247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490" calcext:value-type="float">
            <text:p>26490</text:p>
          </table:table-cell>
          <table:table-cell table:formula="of:=[.B301]-[.B300]" office:value-type="float" office:value="100" calcext:value-type="float">
            <text:p>100</text:p>
          </table:table-cell>
          <table:table-cell table:formula="of:=[.H301]-[.H300]" office:value-type="float" office:value="170" calcext:value-type="float">
            <text:p>170</text:p>
          </table:table-cell>
          <table:table-cell table:formula="of:=([.J301]/[.K$1])/([.I301]/1000)" office:value-type="float" office:value="0.302760463045414" calcext:value-type="float">
            <text:p>0.30</text:p>
          </table:table-cell>
          <table:table-cell table:formula="of:=[.L$1]*([.D301]-20)" office:value-type="float" office:value="29" calcext:value-type="float">
            <text:p>29</text:p>
          </table:table-cell>
          <table:table-cell table:formula="of:=[.M$1]*[.F301]" office:value-type="float" office:value="22.99" calcext:value-type="float">
            <text:p>22.99</text:p>
          </table:table-cell>
          <table:table-cell table:style-name="ce1" table:formula="of:=[.N$1]*[.K301]" office:value-type="float" office:value="30.2760463045414" calcext:value-type="float">
            <text:p>30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805" calcext:value-type="float">
            <text:p>224805</text:p>
          </table:table-cell>
          <table:table-cell office:value-type="string" calcext:value-type="string">
            <text:p><text:s/>TH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656" calcext:value-type="float">
            <text:p>26656</text:p>
          </table:table-cell>
          <table:table-cell table:formula="of:=[.B302]-[.B301]" office:value-type="float" office:value="100" calcext:value-type="float">
            <text:p>100</text:p>
          </table:table-cell>
          <table:table-cell table:formula="of:=[.H302]-[.H301]" office:value-type="float" office:value="166" calcext:value-type="float">
            <text:p>166</text:p>
          </table:table-cell>
          <table:table-cell table:formula="of:=([.J302]/[.K$1])/([.I302]/1000)" office:value-type="float" office:value="0.295636687444345" calcext:value-type="float">
            <text:p>0.30</text:p>
          </table:table-cell>
          <table:table-cell table:formula="of:=[.L$1]*([.D302]-20)" office:value-type="float" office:value="29" calcext:value-type="float">
            <text:p>29</text:p>
          </table:table-cell>
          <table:table-cell table:formula="of:=[.M$1]*[.F302]" office:value-type="float" office:value="22.99" calcext:value-type="float">
            <text:p>22.99</text:p>
          </table:table-cell>
          <table:table-cell table:style-name="ce1" table:formula="of:=[.N$1]*[.K302]" office:value-type="float" office:value="29.5636687444345" calcext:value-type="float">
            <text:p>29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4905" calcext:value-type="float">
            <text:p>2249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6832" calcext:value-type="float">
            <text:p>26832</text:p>
          </table:table-cell>
          <table:table-cell table:formula="of:=[.B303]-[.B302]" office:value-type="float" office:value="100" calcext:value-type="float">
            <text:p>100</text:p>
          </table:table-cell>
          <table:table-cell table:formula="of:=[.H303]-[.H302]" office:value-type="float" office:value="176" calcext:value-type="float">
            <text:p>176</text:p>
          </table:table-cell>
          <table:table-cell table:formula="of:=([.J303]/[.K$1])/([.I303]/1000)" office:value-type="float" office:value="0.313446126447017" calcext:value-type="float">
            <text:p>0.31</text:p>
          </table:table-cell>
          <table:table-cell table:formula="of:=[.L$1]*([.D303]-20)" office:value-type="float" office:value="30" calcext:value-type="float">
            <text:p>30</text:p>
          </table:table-cell>
          <table:table-cell table:formula="of:=[.M$1]*[.F303]" office:value-type="float" office:value="22.99" calcext:value-type="float">
            <text:p>22.99</text:p>
          </table:table-cell>
          <table:table-cell table:style-name="ce1" table:formula="of:=[.N$1]*[.K303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005" calcext:value-type="float">
            <text:p>2250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011" calcext:value-type="float">
            <text:p>27011</text:p>
          </table:table-cell>
          <table:table-cell table:formula="of:=[.B304]-[.B303]" office:value-type="float" office:value="100" calcext:value-type="float">
            <text:p>100</text:p>
          </table:table-cell>
          <table:table-cell table:formula="of:=[.H304]-[.H303]" office:value-type="float" office:value="179" calcext:value-type="float">
            <text:p>179</text:p>
          </table:table-cell>
          <table:table-cell table:formula="of:=([.J304]/[.K$1])/([.I304]/1000)" office:value-type="float" office:value="0.318788958147818" calcext:value-type="float">
            <text:p>0.32</text:p>
          </table:table-cell>
          <table:table-cell table:formula="of:=[.L$1]*([.D304]-20)" office:value-type="float" office:value="30" calcext:value-type="float">
            <text:p>30</text:p>
          </table:table-cell>
          <table:table-cell table:formula="of:=[.M$1]*[.F304]" office:value-type="float" office:value="22.99" calcext:value-type="float">
            <text:p>22.99</text:p>
          </table:table-cell>
          <table:table-cell table:style-name="ce1" table:formula="of:=[.N$1]*[.K304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105" calcext:value-type="float">
            <text:p>2251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188" calcext:value-type="float">
            <text:p>27188</text:p>
          </table:table-cell>
          <table:table-cell table:formula="of:=[.B305]-[.B304]" office:value-type="float" office:value="100" calcext:value-type="float">
            <text:p>100</text:p>
          </table:table-cell>
          <table:table-cell table:formula="of:=[.H305]-[.H304]" office:value-type="float" office:value="177" calcext:value-type="float">
            <text:p>177</text:p>
          </table:table-cell>
          <table:table-cell table:formula="of:=([.J305]/[.K$1])/([.I305]/1000)" office:value-type="float" office:value="0.315227070347284" calcext:value-type="float">
            <text:p>0.32</text:p>
          </table:table-cell>
          <table:table-cell table:formula="of:=[.L$1]*([.D305]-20)" office:value-type="float" office:value="30" calcext:value-type="float">
            <text:p>30</text:p>
          </table:table-cell>
          <table:table-cell table:formula="of:=[.M$1]*[.F305]" office:value-type="float" office:value="22.99" calcext:value-type="float">
            <text:p>22.99</text:p>
          </table:table-cell>
          <table:table-cell table:style-name="ce1" table:formula="of:=[.N$1]*[.K305]" office:value-type="float" office:value="31.5227070347284" calcext:value-type="float">
            <text:p>31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205" calcext:value-type="float">
            <text:p>2252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351" calcext:value-type="float">
            <text:p>27351</text:p>
          </table:table-cell>
          <table:table-cell table:formula="of:=[.B306]-[.B305]" office:value-type="float" office:value="100" calcext:value-type="float">
            <text:p>100</text:p>
          </table:table-cell>
          <table:table-cell table:formula="of:=[.H306]-[.H305]" office:value-type="float" office:value="163" calcext:value-type="float">
            <text:p>163</text:p>
          </table:table-cell>
          <table:table-cell table:formula="of:=([.J306]/[.K$1])/([.I306]/1000)" office:value-type="float" office:value="0.290293855743544" calcext:value-type="float">
            <text:p>0.29</text:p>
          </table:table-cell>
          <table:table-cell table:formula="of:=[.L$1]*([.D306]-20)" office:value-type="float" office:value="30" calcext:value-type="float">
            <text:p>30</text:p>
          </table:table-cell>
          <table:table-cell table:formula="of:=[.M$1]*[.F306]" office:value-type="float" office:value="22.99" calcext:value-type="float">
            <text:p>22.99</text:p>
          </table:table-cell>
          <table:table-cell table:style-name="ce1" table:formula="of:=[.N$1]*[.K306]" office:value-type="float" office:value="29.0293855743544" calcext:value-type="float">
            <text:p>29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305" calcext:value-type="float">
            <text:p>2253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524" calcext:value-type="float">
            <text:p>27524</text:p>
          </table:table-cell>
          <table:table-cell table:formula="of:=[.B307]-[.B306]" office:value-type="float" office:value="100" calcext:value-type="float">
            <text:p>100</text:p>
          </table:table-cell>
          <table:table-cell table:formula="of:=[.H307]-[.H306]" office:value-type="float" office:value="173" calcext:value-type="float">
            <text:p>173</text:p>
          </table:table-cell>
          <table:table-cell table:formula="of:=([.J307]/[.K$1])/([.I307]/1000)" office:value-type="float" office:value="0.308103294746215" calcext:value-type="float">
            <text:p>0.31</text:p>
          </table:table-cell>
          <table:table-cell table:formula="of:=[.L$1]*([.D307]-20)" office:value-type="float" office:value="30" calcext:value-type="float">
            <text:p>30</text:p>
          </table:table-cell>
          <table:table-cell table:formula="of:=[.M$1]*[.F307]" office:value-type="float" office:value="22.99" calcext:value-type="float">
            <text:p>22.99</text:p>
          </table:table-cell>
          <table:table-cell table:style-name="ce1" table:formula="of:=[.N$1]*[.K307]" office:value-type="float" office:value="30.8103294746215" calcext:value-type="float">
            <text:p>30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405" calcext:value-type="float">
            <text:p>2254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707" calcext:value-type="float">
            <text:p>27707</text:p>
          </table:table-cell>
          <table:table-cell table:formula="of:=[.B308]-[.B307]" office:value-type="float" office:value="100" calcext:value-type="float">
            <text:p>100</text:p>
          </table:table-cell>
          <table:table-cell table:formula="of:=[.H308]-[.H307]" office:value-type="float" office:value="183" calcext:value-type="float">
            <text:p>183</text:p>
          </table:table-cell>
          <table:table-cell table:formula="of:=([.J308]/[.K$1])/([.I308]/1000)" office:value-type="float" office:value="0.325912733748887" calcext:value-type="float">
            <text:p>0.33</text:p>
          </table:table-cell>
          <table:table-cell table:formula="of:=[.L$1]*([.D308]-20)" office:value-type="float" office:value="30" calcext:value-type="float">
            <text:p>30</text:p>
          </table:table-cell>
          <table:table-cell table:formula="of:=[.M$1]*[.F308]" office:value-type="float" office:value="22.99" calcext:value-type="float">
            <text:p>22.99</text:p>
          </table:table-cell>
          <table:table-cell table:style-name="ce1" table:formula="of:=[.N$1]*[.K308]" office:value-type="float" office:value="32.5912733748887" calcext:value-type="float">
            <text:p>3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505" calcext:value-type="float">
            <text:p>2255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7889" calcext:value-type="float">
            <text:p>27889</text:p>
          </table:table-cell>
          <table:table-cell table:formula="of:=[.B309]-[.B308]" office:value-type="float" office:value="100" calcext:value-type="float">
            <text:p>100</text:p>
          </table:table-cell>
          <table:table-cell table:formula="of:=[.H309]-[.H308]" office:value-type="float" office:value="182" calcext:value-type="float">
            <text:p>182</text:p>
          </table:table-cell>
          <table:table-cell table:formula="of:=([.J309]/[.K$1])/([.I309]/1000)" office:value-type="float" office:value="0.32413178984862" calcext:value-type="float">
            <text:p>0.32</text:p>
          </table:table-cell>
          <table:table-cell table:formula="of:=[.L$1]*([.D309]-20)" office:value-type="float" office:value="30" calcext:value-type="float">
            <text:p>30</text:p>
          </table:table-cell>
          <table:table-cell table:formula="of:=[.M$1]*[.F309]" office:value-type="float" office:value="22.99" calcext:value-type="float">
            <text:p>22.99</text:p>
          </table:table-cell>
          <table:table-cell table:style-name="ce1" table:formula="of:=[.N$1]*[.K309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605" calcext:value-type="float">
            <text:p>2256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057" calcext:value-type="float">
            <text:p>28057</text:p>
          </table:table-cell>
          <table:table-cell table:formula="of:=[.B310]-[.B309]" office:value-type="float" office:value="100" calcext:value-type="float">
            <text:p>100</text:p>
          </table:table-cell>
          <table:table-cell table:formula="of:=[.H310]-[.H309]" office:value-type="float" office:value="168" calcext:value-type="float">
            <text:p>168</text:p>
          </table:table-cell>
          <table:table-cell table:formula="of:=([.J310]/[.K$1])/([.I310]/1000)" office:value-type="float" office:value="0.29919857524488" calcext:value-type="float">
            <text:p>0.30</text:p>
          </table:table-cell>
          <table:table-cell table:formula="of:=[.L$1]*([.D310]-20)" office:value-type="float" office:value="30" calcext:value-type="float">
            <text:p>30</text:p>
          </table:table-cell>
          <table:table-cell table:formula="of:=[.M$1]*[.F310]" office:value-type="float" office:value="22.99" calcext:value-type="float">
            <text:p>22.99</text:p>
          </table:table-cell>
          <table:table-cell table:style-name="ce1" table:formula="of:=[.N$1]*[.K310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705" calcext:value-type="float">
            <text:p>2257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225" calcext:value-type="float">
            <text:p>28225</text:p>
          </table:table-cell>
          <table:table-cell table:formula="of:=[.B311]-[.B310]" office:value-type="float" office:value="100" calcext:value-type="float">
            <text:p>100</text:p>
          </table:table-cell>
          <table:table-cell table:formula="of:=[.H311]-[.H310]" office:value-type="float" office:value="168" calcext:value-type="float">
            <text:p>168</text:p>
          </table:table-cell>
          <table:table-cell table:formula="of:=([.J311]/[.K$1])/([.I311]/1000)" office:value-type="float" office:value="0.29919857524488" calcext:value-type="float">
            <text:p>0.30</text:p>
          </table:table-cell>
          <table:table-cell table:formula="of:=[.L$1]*([.D311]-20)" office:value-type="float" office:value="30" calcext:value-type="float">
            <text:p>30</text:p>
          </table:table-cell>
          <table:table-cell table:formula="of:=[.M$1]*[.F311]" office:value-type="float" office:value="22.99" calcext:value-type="float">
            <text:p>22.99</text:p>
          </table:table-cell>
          <table:table-cell table:style-name="ce1" table:formula="of:=[.N$1]*[.K311]" office:value-type="float" office:value="29.919857524488" calcext:value-type="float">
            <text:p>29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805" calcext:value-type="float">
            <text:p>225805</text:p>
          </table:table-cell>
          <table:table-cell office:value-type="string" calcext:value-type="string">
            <text:p><text:s/>TH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399" calcext:value-type="float">
            <text:p>28399</text:p>
          </table:table-cell>
          <table:table-cell table:formula="of:=[.B312]-[.B311]" office:value-type="float" office:value="100" calcext:value-type="float">
            <text:p>100</text:p>
          </table:table-cell>
          <table:table-cell table:formula="of:=[.H312]-[.H311]" office:value-type="float" office:value="174" calcext:value-type="float">
            <text:p>174</text:p>
          </table:table-cell>
          <table:table-cell table:formula="of:=([.J312]/[.K$1])/([.I312]/1000)" office:value-type="float" office:value="0.309884238646483" calcext:value-type="float">
            <text:p>0.31</text:p>
          </table:table-cell>
          <table:table-cell table:formula="of:=[.L$1]*([.D312]-20)" office:value-type="float" office:value="30" calcext:value-type="float">
            <text:p>30</text:p>
          </table:table-cell>
          <table:table-cell table:formula="of:=[.M$1]*[.F312]" office:value-type="float" office:value="22.99" calcext:value-type="float">
            <text:p>22.99</text:p>
          </table:table-cell>
          <table:table-cell table:style-name="ce1" table:formula="of:=[.N$1]*[.K312]" office:value-type="float" office:value="30.9884238646483" calcext:value-type="float">
            <text:p>30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5905" calcext:value-type="float">
            <text:p>2259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575" calcext:value-type="float">
            <text:p>28575</text:p>
          </table:table-cell>
          <table:table-cell table:formula="of:=[.B313]-[.B312]" office:value-type="float" office:value="100" calcext:value-type="float">
            <text:p>100</text:p>
          </table:table-cell>
          <table:table-cell table:formula="of:=[.H313]-[.H312]" office:value-type="float" office:value="176" calcext:value-type="float">
            <text:p>176</text:p>
          </table:table-cell>
          <table:table-cell table:formula="of:=([.J313]/[.K$1])/([.I313]/1000)" office:value-type="float" office:value="0.313446126447017" calcext:value-type="float">
            <text:p>0.31</text:p>
          </table:table-cell>
          <table:table-cell table:formula="of:=[.L$1]*([.D313]-20)" office:value-type="float" office:value="31" calcext:value-type="float">
            <text:p>31</text:p>
          </table:table-cell>
          <table:table-cell table:formula="of:=[.M$1]*[.F313]" office:value-type="float" office:value="22.99" calcext:value-type="float">
            <text:p>22.99</text:p>
          </table:table-cell>
          <table:table-cell table:style-name="ce1" table:formula="of:=[.N$1]*[.K313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005" calcext:value-type="float">
            <text:p>2260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770" calcext:value-type="float">
            <text:p>28770</text:p>
          </table:table-cell>
          <table:table-cell table:formula="of:=[.B314]-[.B313]" office:value-type="float" office:value="100" calcext:value-type="float">
            <text:p>100</text:p>
          </table:table-cell>
          <table:table-cell table:formula="of:=[.H314]-[.H313]" office:value-type="float" office:value="195" calcext:value-type="float">
            <text:p>195</text:p>
          </table:table-cell>
          <table:table-cell table:formula="of:=([.J314]/[.K$1])/([.I314]/1000)" office:value-type="float" office:value="0.347284060552093" calcext:value-type="float">
            <text:p>0.35</text:p>
          </table:table-cell>
          <table:table-cell table:formula="of:=[.L$1]*([.D314]-20)" office:value-type="float" office:value="31" calcext:value-type="float">
            <text:p>31</text:p>
          </table:table-cell>
          <table:table-cell table:formula="of:=[.M$1]*[.F314]" office:value-type="float" office:value="22.99" calcext:value-type="float">
            <text:p>22.99</text:p>
          </table:table-cell>
          <table:table-cell table:style-name="ce1" table:formula="of:=[.N$1]*[.K314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105" calcext:value-type="float">
            <text:p>2261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8945" calcext:value-type="float">
            <text:p>28945</text:p>
          </table:table-cell>
          <table:table-cell table:formula="of:=[.B315]-[.B314]" office:value-type="float" office:value="100" calcext:value-type="float">
            <text:p>100</text:p>
          </table:table-cell>
          <table:table-cell table:formula="of:=[.H315]-[.H314]" office:value-type="float" office:value="175" calcext:value-type="float">
            <text:p>175</text:p>
          </table:table-cell>
          <table:table-cell table:formula="of:=([.J315]/[.K$1])/([.I315]/1000)" office:value-type="float" office:value="0.31166518254675" calcext:value-type="float">
            <text:p>0.31</text:p>
          </table:table-cell>
          <table:table-cell table:formula="of:=[.L$1]*([.D315]-20)" office:value-type="float" office:value="31" calcext:value-type="float">
            <text:p>31</text:p>
          </table:table-cell>
          <table:table-cell table:formula="of:=[.M$1]*[.F315]" office:value-type="float" office:value="22.99" calcext:value-type="float">
            <text:p>22.99</text:p>
          </table:table-cell>
          <table:table-cell table:style-name="ce1" table:formula="of:=[.N$1]*[.K315]" office:value-type="float" office:value="31.166518254675" calcext:value-type="float">
            <text:p>31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205" calcext:value-type="float">
            <text:p>2262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132" calcext:value-type="float">
            <text:p>29132</text:p>
          </table:table-cell>
          <table:table-cell table:formula="of:=[.B316]-[.B315]" office:value-type="float" office:value="100" calcext:value-type="float">
            <text:p>100</text:p>
          </table:table-cell>
          <table:table-cell table:formula="of:=[.H316]-[.H315]" office:value-type="float" office:value="187" calcext:value-type="float">
            <text:p>187</text:p>
          </table:table-cell>
          <table:table-cell table:formula="of:=([.J316]/[.K$1])/([.I316]/1000)" office:value-type="float" office:value="0.333036509349956" calcext:value-type="float">
            <text:p>0.33</text:p>
          </table:table-cell>
          <table:table-cell table:formula="of:=[.L$1]*([.D316]-20)" office:value-type="float" office:value="31" calcext:value-type="float">
            <text:p>31</text:p>
          </table:table-cell>
          <table:table-cell table:formula="of:=[.M$1]*[.F316]" office:value-type="float" office:value="22.99" calcext:value-type="float">
            <text:p>22.99</text:p>
          </table:table-cell>
          <table:table-cell table:style-name="ce1" table:formula="of:=[.N$1]*[.K316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305" calcext:value-type="float">
            <text:p>2263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304" calcext:value-type="float">
            <text:p>29304</text:p>
          </table:table-cell>
          <table:table-cell table:formula="of:=[.B317]-[.B316]" office:value-type="float" office:value="100" calcext:value-type="float">
            <text:p>100</text:p>
          </table:table-cell>
          <table:table-cell table:formula="of:=[.H317]-[.H316]" office:value-type="float" office:value="172" calcext:value-type="float">
            <text:p>172</text:p>
          </table:table-cell>
          <table:table-cell table:formula="of:=([.J317]/[.K$1])/([.I317]/1000)" office:value-type="float" office:value="0.306322350845948" calcext:value-type="float">
            <text:p>0.31</text:p>
          </table:table-cell>
          <table:table-cell table:formula="of:=[.L$1]*([.D317]-20)" office:value-type="float" office:value="31" calcext:value-type="float">
            <text:p>31</text:p>
          </table:table-cell>
          <table:table-cell table:formula="of:=[.M$1]*[.F317]" office:value-type="float" office:value="22.99" calcext:value-type="float">
            <text:p>22.99</text:p>
          </table:table-cell>
          <table:table-cell table:style-name="ce1" table:formula="of:=[.N$1]*[.K317]" office:value-type="float" office:value="30.6322350845948" calcext:value-type="float">
            <text:p>30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405" calcext:value-type="float">
            <text:p>2264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483" calcext:value-type="float">
            <text:p>29483</text:p>
          </table:table-cell>
          <table:table-cell table:formula="of:=[.B318]-[.B317]" office:value-type="float" office:value="100" calcext:value-type="float">
            <text:p>100</text:p>
          </table:table-cell>
          <table:table-cell table:formula="of:=[.H318]-[.H317]" office:value-type="float" office:value="179" calcext:value-type="float">
            <text:p>179</text:p>
          </table:table-cell>
          <table:table-cell table:formula="of:=([.J318]/[.K$1])/([.I318]/1000)" office:value-type="float" office:value="0.318788958147818" calcext:value-type="float">
            <text:p>0.32</text:p>
          </table:table-cell>
          <table:table-cell table:formula="of:=[.L$1]*([.D318]-20)" office:value-type="float" office:value="31" calcext:value-type="float">
            <text:p>31</text:p>
          </table:table-cell>
          <table:table-cell table:formula="of:=[.M$1]*[.F318]" office:value-type="float" office:value="22.99" calcext:value-type="float">
            <text:p>22.99</text:p>
          </table:table-cell>
          <table:table-cell table:style-name="ce1" table:formula="of:=[.N$1]*[.K318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505" calcext:value-type="float">
            <text:p>2265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670" calcext:value-type="float">
            <text:p>29670</text:p>
          </table:table-cell>
          <table:table-cell table:formula="of:=[.B319]-[.B318]" office:value-type="float" office:value="100" calcext:value-type="float">
            <text:p>100</text:p>
          </table:table-cell>
          <table:table-cell table:formula="of:=[.H319]-[.H318]" office:value-type="float" office:value="187" calcext:value-type="float">
            <text:p>187</text:p>
          </table:table-cell>
          <table:table-cell table:formula="of:=([.J319]/[.K$1])/([.I319]/1000)" office:value-type="float" office:value="0.333036509349956" calcext:value-type="float">
            <text:p>0.33</text:p>
          </table:table-cell>
          <table:table-cell table:formula="of:=[.L$1]*([.D319]-20)" office:value-type="float" office:value="31" calcext:value-type="float">
            <text:p>31</text:p>
          </table:table-cell>
          <table:table-cell table:formula="of:=[.M$1]*[.F319]" office:value-type="float" office:value="22.99" calcext:value-type="float">
            <text:p>22.99</text:p>
          </table:table-cell>
          <table:table-cell table:style-name="ce1" table:formula="of:=[.N$1]*[.K31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605" calcext:value-type="float">
            <text:p>2266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29848" calcext:value-type="float">
            <text:p>29848</text:p>
          </table:table-cell>
          <table:table-cell table:formula="of:=[.B320]-[.B319]" office:value-type="float" office:value="100" calcext:value-type="float">
            <text:p>100</text:p>
          </table:table-cell>
          <table:table-cell table:formula="of:=[.H320]-[.H319]" office:value-type="float" office:value="178" calcext:value-type="float">
            <text:p>178</text:p>
          </table:table-cell>
          <table:table-cell table:formula="of:=([.J320]/[.K$1])/([.I320]/1000)" office:value-type="float" office:value="0.317008014247551" calcext:value-type="float">
            <text:p>0.32</text:p>
          </table:table-cell>
          <table:table-cell table:formula="of:=[.L$1]*([.D320]-20)" office:value-type="float" office:value="31" calcext:value-type="float">
            <text:p>31</text:p>
          </table:table-cell>
          <table:table-cell table:formula="of:=[.M$1]*[.F320]" office:value-type="float" office:value="22.99" calcext:value-type="float">
            <text:p>22.99</text:p>
          </table:table-cell>
          <table:table-cell table:style-name="ce1" table:formula="of:=[.N$1]*[.K320]" office:value-type="float" office:value="31.7008014247551" calcext:value-type="float">
            <text:p>3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705" calcext:value-type="float">
            <text:p>2267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026" calcext:value-type="float">
            <text:p>30026</text:p>
          </table:table-cell>
          <table:table-cell table:formula="of:=[.B321]-[.B320]" office:value-type="float" office:value="100" calcext:value-type="float">
            <text:p>100</text:p>
          </table:table-cell>
          <table:table-cell table:formula="of:=[.H321]-[.H320]" office:value-type="float" office:value="178" calcext:value-type="float">
            <text:p>178</text:p>
          </table:table-cell>
          <table:table-cell table:formula="of:=([.J321]/[.K$1])/([.I321]/1000)" office:value-type="float" office:value="0.317008014247551" calcext:value-type="float">
            <text:p>0.32</text:p>
          </table:table-cell>
          <table:table-cell table:formula="of:=[.L$1]*([.D321]-20)" office:value-type="float" office:value="31" calcext:value-type="float">
            <text:p>31</text:p>
          </table:table-cell>
          <table:table-cell table:formula="of:=[.M$1]*[.F321]" office:value-type="float" office:value="22.99" calcext:value-type="float">
            <text:p>22.99</text:p>
          </table:table-cell>
          <table:table-cell table:style-name="ce1" table:formula="of:=[.N$1]*[.K321]" office:value-type="float" office:value="31.7008014247551" calcext:value-type="float">
            <text:p>31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805" calcext:value-type="float">
            <text:p>226805</text:p>
          </table:table-cell>
          <table:table-cell office:value-type="string" calcext:value-type="string">
            <text:p><text:s/>TH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202" calcext:value-type="float">
            <text:p>30202</text:p>
          </table:table-cell>
          <table:table-cell table:formula="of:=[.B322]-[.B321]" office:value-type="float" office:value="100" calcext:value-type="float">
            <text:p>100</text:p>
          </table:table-cell>
          <table:table-cell table:formula="of:=[.H322]-[.H321]" office:value-type="float" office:value="176" calcext:value-type="float">
            <text:p>176</text:p>
          </table:table-cell>
          <table:table-cell table:formula="of:=([.J322]/[.K$1])/([.I322]/1000)" office:value-type="float" office:value="0.313446126447017" calcext:value-type="float">
            <text:p>0.31</text:p>
          </table:table-cell>
          <table:table-cell table:formula="of:=[.L$1]*([.D322]-20)" office:value-type="float" office:value="31" calcext:value-type="float">
            <text:p>31</text:p>
          </table:table-cell>
          <table:table-cell table:formula="of:=[.M$1]*[.F322]" office:value-type="float" office:value="22.99" calcext:value-type="float">
            <text:p>22.99</text:p>
          </table:table-cell>
          <table:table-cell table:style-name="ce1" table:formula="of:=[.N$1]*[.K322]" office:value-type="float" office:value="31.3446126447017" calcext:value-type="float">
            <text:p>31.3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6905" calcext:value-type="float">
            <text:p>2269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388" calcext:value-type="float">
            <text:p>30388</text:p>
          </table:table-cell>
          <table:table-cell table:formula="of:=[.B323]-[.B322]" office:value-type="float" office:value="100" calcext:value-type="float">
            <text:p>100</text:p>
          </table:table-cell>
          <table:table-cell table:formula="of:=[.H323]-[.H322]" office:value-type="float" office:value="186" calcext:value-type="float">
            <text:p>186</text:p>
          </table:table-cell>
          <table:table-cell table:formula="of:=([.J323]/[.K$1])/([.I323]/1000)" office:value-type="float" office:value="0.331255565449688" calcext:value-type="float">
            <text:p>0.33</text:p>
          </table:table-cell>
          <table:table-cell table:formula="of:=[.L$1]*([.D323]-20)" office:value-type="float" office:value="32" calcext:value-type="float">
            <text:p>32</text:p>
          </table:table-cell>
          <table:table-cell table:formula="of:=[.M$1]*[.F323]" office:value-type="float" office:value="22.99" calcext:value-type="float">
            <text:p>22.99</text:p>
          </table:table-cell>
          <table:table-cell table:style-name="ce1" table:formula="of:=[.N$1]*[.K323]" office:value-type="float" office:value="33.1255565449688" calcext:value-type="float">
            <text:p>33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005" calcext:value-type="float">
            <text:p>2270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577" calcext:value-type="float">
            <text:p>30577</text:p>
          </table:table-cell>
          <table:table-cell table:formula="of:=[.B324]-[.B323]" office:value-type="float" office:value="100" calcext:value-type="float">
            <text:p>100</text:p>
          </table:table-cell>
          <table:table-cell table:formula="of:=[.H324]-[.H323]" office:value-type="float" office:value="189" calcext:value-type="float">
            <text:p>189</text:p>
          </table:table-cell>
          <table:table-cell table:formula="of:=([.J324]/[.K$1])/([.I324]/1000)" office:value-type="float" office:value="0.33659839715049" calcext:value-type="float">
            <text:p>0.34</text:p>
          </table:table-cell>
          <table:table-cell table:formula="of:=[.L$1]*([.D324]-20)" office:value-type="float" office:value="32" calcext:value-type="float">
            <text:p>32</text:p>
          </table:table-cell>
          <table:table-cell table:formula="of:=[.M$1]*[.F324]" office:value-type="float" office:value="22.99" calcext:value-type="float">
            <text:p>22.99</text:p>
          </table:table-cell>
          <table:table-cell table:style-name="ce1" table:formula="of:=[.N$1]*[.K32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105" calcext:value-type="float">
            <text:p>2271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764" calcext:value-type="float">
            <text:p>30764</text:p>
          </table:table-cell>
          <table:table-cell table:formula="of:=[.B325]-[.B324]" office:value-type="float" office:value="100" calcext:value-type="float">
            <text:p>100</text:p>
          </table:table-cell>
          <table:table-cell table:formula="of:=[.H325]-[.H324]" office:value-type="float" office:value="187" calcext:value-type="float">
            <text:p>187</text:p>
          </table:table-cell>
          <table:table-cell table:formula="of:=([.J325]/[.K$1])/([.I325]/1000)" office:value-type="float" office:value="0.333036509349956" calcext:value-type="float">
            <text:p>0.33</text:p>
          </table:table-cell>
          <table:table-cell table:formula="of:=[.L$1]*([.D325]-20)" office:value-type="float" office:value="32" calcext:value-type="float">
            <text:p>32</text:p>
          </table:table-cell>
          <table:table-cell table:formula="of:=[.M$1]*[.F325]" office:value-type="float" office:value="22.99" calcext:value-type="float">
            <text:p>22.99</text:p>
          </table:table-cell>
          <table:table-cell table:style-name="ce1" table:formula="of:=[.N$1]*[.K325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205" calcext:value-type="float">
            <text:p>2272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dom</text:p>
          </table:table-cell>
          <table:table-cell office:value-type="float" office:value="30944" calcext:value-type="float">
            <text:p>30944</text:p>
          </table:table-cell>
          <table:table-cell table:formula="of:=[.B326]-[.B325]" office:value-type="float" office:value="100" calcext:value-type="float">
            <text:p>100</text:p>
          </table:table-cell>
          <table:table-cell table:formula="of:=[.H326]-[.H325]" office:value-type="float" office:value="180" calcext:value-type="float">
            <text:p>180</text:p>
          </table:table-cell>
          <table:table-cell table:formula="of:=([.J326]/[.K$1])/([.I326]/1000)" office:value-type="float" office:value="0.320569902048085" calcext:value-type="float">
            <text:p>0.32</text:p>
          </table:table-cell>
          <table:table-cell table:formula="of:=[.L$1]*([.D326]-20)" office:value-type="float" office:value="32" calcext:value-type="float">
            <text:p>32</text:p>
          </table:table-cell>
          <table:table-cell table:formula="of:=[.M$1]*[.F326]" office:value-type="float" office:value="22.99" calcext:value-type="float">
            <text:p>22.99</text:p>
          </table:table-cell>
          <table:table-cell table:style-name="ce1" table:formula="of:=[.N$1]*[.K326]" office:value-type="float" office:value="32.0569902048085" calcext:value-type="float">
            <text:p>32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305" calcext:value-type="float">
            <text:p>2273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134" calcext:value-type="float">
            <text:p>31134</text:p>
          </table:table-cell>
          <table:table-cell table:formula="of:=[.B327]-[.B326]" office:value-type="float" office:value="100" calcext:value-type="float">
            <text:p>100</text:p>
          </table:table-cell>
          <table:table-cell table:formula="of:=[.H327]-[.H326]" office:value-type="float" office:value="190" calcext:value-type="float">
            <text:p>190</text:p>
          </table:table-cell>
          <table:table-cell table:formula="of:=([.J327]/[.K$1])/([.I327]/1000)" office:value-type="float" office:value="0.338379341050757" calcext:value-type="float">
            <text:p>0.34</text:p>
          </table:table-cell>
          <table:table-cell table:formula="of:=[.L$1]*([.D327]-20)" office:value-type="float" office:value="32" calcext:value-type="float">
            <text:p>32</text:p>
          </table:table-cell>
          <table:table-cell table:formula="of:=[.M$1]*[.F327]" office:value-type="float" office:value="24.09" calcext:value-type="float">
            <text:p>24.09</text:p>
          </table:table-cell>
          <table:table-cell table:style-name="ce1" table:formula="of:=[.N$1]*[.K327]" office:value-type="float" office:value="33.8379341050757" calcext:value-type="float">
            <text:p>33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405" calcext:value-type="float">
            <text:p>2274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322" calcext:value-type="float">
            <text:p>31322</text:p>
          </table:table-cell>
          <table:table-cell table:formula="of:=[.B328]-[.B327]" office:value-type="float" office:value="100" calcext:value-type="float">
            <text:p>100</text:p>
          </table:table-cell>
          <table:table-cell table:formula="of:=[.H328]-[.H327]" office:value-type="float" office:value="188" calcext:value-type="float">
            <text:p>188</text:p>
          </table:table-cell>
          <table:table-cell table:formula="of:=([.J328]/[.K$1])/([.I328]/1000)" office:value-type="float" office:value="0.334817453250223" calcext:value-type="float">
            <text:p>0.33</text:p>
          </table:table-cell>
          <table:table-cell table:formula="of:=[.L$1]*([.D328]-20)" office:value-type="float" office:value="32" calcext:value-type="float">
            <text:p>32</text:p>
          </table:table-cell>
          <table:table-cell table:formula="of:=[.M$1]*[.F328]" office:value-type="float" office:value="24.09" calcext:value-type="float">
            <text:p>24.09</text:p>
          </table:table-cell>
          <table:table-cell table:style-name="ce1" table:formula="of:=[.N$1]*[.K328]" office:value-type="float" office:value="33.4817453250223" calcext:value-type="float">
            <text:p>33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505" calcext:value-type="float">
            <text:p>2275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509" calcext:value-type="float">
            <text:p>31509</text:p>
          </table:table-cell>
          <table:table-cell table:formula="of:=[.B329]-[.B328]" office:value-type="float" office:value="100" calcext:value-type="float">
            <text:p>100</text:p>
          </table:table-cell>
          <table:table-cell table:formula="of:=[.H329]-[.H328]" office:value-type="float" office:value="187" calcext:value-type="float">
            <text:p>187</text:p>
          </table:table-cell>
          <table:table-cell table:formula="of:=([.J329]/[.K$1])/([.I329]/1000)" office:value-type="float" office:value="0.333036509349956" calcext:value-type="float">
            <text:p>0.33</text:p>
          </table:table-cell>
          <table:table-cell table:formula="of:=[.L$1]*([.D329]-20)" office:value-type="float" office:value="32" calcext:value-type="float">
            <text:p>32</text:p>
          </table:table-cell>
          <table:table-cell table:formula="of:=[.M$1]*[.F329]" office:value-type="float" office:value="24.09" calcext:value-type="float">
            <text:p>24.09</text:p>
          </table:table-cell>
          <table:table-cell table:style-name="ce1" table:formula="of:=[.N$1]*[.K32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605" calcext:value-type="float">
            <text:p>2276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Odom</text:p>
          </table:table-cell>
          <table:table-cell office:value-type="float" office:value="31692" calcext:value-type="float">
            <text:p>31692</text:p>
          </table:table-cell>
          <table:table-cell table:formula="of:=[.B330]-[.B329]" office:value-type="float" office:value="100" calcext:value-type="float">
            <text:p>100</text:p>
          </table:table-cell>
          <table:table-cell table:formula="of:=[.H330]-[.H329]" office:value-type="float" office:value="183" calcext:value-type="float">
            <text:p>183</text:p>
          </table:table-cell>
          <table:table-cell table:formula="of:=([.J330]/[.K$1])/([.I330]/1000)" office:value-type="float" office:value="0.325912733748887" calcext:value-type="float">
            <text:p>0.33</text:p>
          </table:table-cell>
          <table:table-cell table:formula="of:=[.L$1]*([.D330]-20)" office:value-type="float" office:value="32" calcext:value-type="float">
            <text:p>32</text:p>
          </table:table-cell>
          <table:table-cell table:formula="of:=[.M$1]*[.F330]" office:value-type="float" office:value="24.09" calcext:value-type="float">
            <text:p>24.09</text:p>
          </table:table-cell>
          <table:table-cell table:style-name="ce1" table:formula="of:=[.N$1]*[.K330]" office:value-type="float" office:value="32.5912733748887" calcext:value-type="float">
            <text:p>32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705" calcext:value-type="float">
            <text:p>2277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1876" calcext:value-type="float">
            <text:p>31876</text:p>
          </table:table-cell>
          <table:table-cell table:formula="of:=[.B331]-[.B330]" office:value-type="float" office:value="100" calcext:value-type="float">
            <text:p>100</text:p>
          </table:table-cell>
          <table:table-cell table:formula="of:=[.H331]-[.H330]" office:value-type="float" office:value="184" calcext:value-type="float">
            <text:p>184</text:p>
          </table:table-cell>
          <table:table-cell table:formula="of:=([.J331]/[.K$1])/([.I331]/1000)" office:value-type="float" office:value="0.327693677649154" calcext:value-type="float">
            <text:p>0.33</text:p>
          </table:table-cell>
          <table:table-cell table:formula="of:=[.L$1]*([.D331]-20)" office:value-type="float" office:value="32" calcext:value-type="float">
            <text:p>32</text:p>
          </table:table-cell>
          <table:table-cell table:formula="of:=[.M$1]*[.F331]" office:value-type="float" office:value="25.135" calcext:value-type="float">
            <text:p>25.135</text:p>
          </table:table-cell>
          <table:table-cell table:style-name="ce1" table:formula="of:=[.N$1]*[.K331]" office:value-type="float" office:value="32.7693677649154" calcext:value-type="float">
            <text:p>32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805" calcext:value-type="float">
            <text:p>227805</text:p>
          </table:table-cell>
          <table:table-cell office:value-type="string" calcext:value-type="string">
            <text:p><text:s/>TH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061" calcext:value-type="float">
            <text:p>32061</text:p>
          </table:table-cell>
          <table:table-cell table:formula="of:=[.B332]-[.B331]" office:value-type="float" office:value="100" calcext:value-type="float">
            <text:p>100</text:p>
          </table:table-cell>
          <table:table-cell table:formula="of:=[.H332]-[.H331]" office:value-type="float" office:value="185" calcext:value-type="float">
            <text:p>185</text:p>
          </table:table-cell>
          <table:table-cell table:formula="of:=([.J332]/[.K$1])/([.I332]/1000)" office:value-type="float" office:value="0.329474621549421" calcext:value-type="float">
            <text:p>0.33</text:p>
          </table:table-cell>
          <table:table-cell table:formula="of:=[.L$1]*([.D332]-20)" office:value-type="float" office:value="32" calcext:value-type="float">
            <text:p>32</text:p>
          </table:table-cell>
          <table:table-cell table:formula="of:=[.M$1]*[.F332]" office:value-type="float" office:value="25.135" calcext:value-type="float">
            <text:p>25.135</text:p>
          </table:table-cell>
          <table:table-cell table:style-name="ce1" table:formula="of:=[.N$1]*[.K332]" office:value-type="float" office:value="32.9474621549421" calcext:value-type="float">
            <text:p>3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7905" calcext:value-type="float">
            <text:p>2279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Odom</text:p>
          </table:table-cell>
          <table:table-cell office:value-type="float" office:value="32243" calcext:value-type="float">
            <text:p>32243</text:p>
          </table:table-cell>
          <table:table-cell table:formula="of:=[.B333]-[.B332]" office:value-type="float" office:value="100" calcext:value-type="float">
            <text:p>100</text:p>
          </table:table-cell>
          <table:table-cell table:formula="of:=[.H333]-[.H332]" office:value-type="float" office:value="182" calcext:value-type="float">
            <text:p>182</text:p>
          </table:table-cell>
          <table:table-cell table:formula="of:=([.J333]/[.K$1])/([.I333]/1000)" office:value-type="float" office:value="0.32413178984862" calcext:value-type="float">
            <text:p>0.32</text:p>
          </table:table-cell>
          <table:table-cell table:formula="of:=[.L$1]*([.D333]-20)" office:value-type="float" office:value="33" calcext:value-type="float">
            <text:p>33</text:p>
          </table:table-cell>
          <table:table-cell table:formula="of:=[.M$1]*[.F333]" office:value-type="float" office:value="25.135" calcext:value-type="float">
            <text:p>25.135</text:p>
          </table:table-cell>
          <table:table-cell table:style-name="ce1" table:formula="of:=[.N$1]*[.K333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005" calcext:value-type="float">
            <text:p>2280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443" calcext:value-type="float">
            <text:p>32443</text:p>
          </table:table-cell>
          <table:table-cell table:formula="of:=[.B334]-[.B333]" office:value-type="float" office:value="100" calcext:value-type="float">
            <text:p>100</text:p>
          </table:table-cell>
          <table:table-cell table:formula="of:=[.H334]-[.H333]" office:value-type="float" office:value="200" calcext:value-type="float">
            <text:p>200</text:p>
          </table:table-cell>
          <table:table-cell table:formula="of:=([.J334]/[.K$1])/([.I334]/1000)" office:value-type="float" office:value="0.356188780053428" calcext:value-type="float">
            <text:p>0.36</text:p>
          </table:table-cell>
          <table:table-cell table:formula="of:=[.L$1]*([.D334]-20)" office:value-type="float" office:value="33" calcext:value-type="float">
            <text:p>33</text:p>
          </table:table-cell>
          <table:table-cell table:formula="of:=[.M$1]*[.F334]" office:value-type="float" office:value="26.4" calcext:value-type="float">
            <text:p>26.4</text:p>
          </table:table-cell>
          <table:table-cell table:style-name="ce1" table:formula="of:=[.N$1]*[.K334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105" calcext:value-type="float">
            <text:p>2281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634" calcext:value-type="float">
            <text:p>32634</text:p>
          </table:table-cell>
          <table:table-cell table:formula="of:=[.B335]-[.B334]" office:value-type="float" office:value="100" calcext:value-type="float">
            <text:p>100</text:p>
          </table:table-cell>
          <table:table-cell table:formula="of:=[.H335]-[.H334]" office:value-type="float" office:value="191" calcext:value-type="float">
            <text:p>191</text:p>
          </table:table-cell>
          <table:table-cell table:formula="of:=([.J335]/[.K$1])/([.I335]/1000)" office:value-type="float" office:value="0.340160284951024" calcext:value-type="float">
            <text:p>0.34</text:p>
          </table:table-cell>
          <table:table-cell table:formula="of:=[.L$1]*([.D335]-20)" office:value-type="float" office:value="33" calcext:value-type="float">
            <text:p>33</text:p>
          </table:table-cell>
          <table:table-cell table:formula="of:=[.M$1]*[.F335]" office:value-type="float" office:value="26.4" calcext:value-type="float">
            <text:p>26.4</text:p>
          </table:table-cell>
          <table:table-cell table:style-name="ce1" table:formula="of:=[.N$1]*[.K335]" office:value-type="float" office:value="34.0160284951024" calcext:value-type="float">
            <text:p>34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205" calcext:value-type="float">
            <text:p>2282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2819" calcext:value-type="float">
            <text:p>32819</text:p>
          </table:table-cell>
          <table:table-cell table:formula="of:=[.B336]-[.B335]" office:value-type="float" office:value="100" calcext:value-type="float">
            <text:p>100</text:p>
          </table:table-cell>
          <table:table-cell table:formula="of:=[.H336]-[.H335]" office:value-type="float" office:value="185" calcext:value-type="float">
            <text:p>185</text:p>
          </table:table-cell>
          <table:table-cell table:formula="of:=([.J336]/[.K$1])/([.I336]/1000)" office:value-type="float" office:value="0.329474621549421" calcext:value-type="float">
            <text:p>0.33</text:p>
          </table:table-cell>
          <table:table-cell table:formula="of:=[.L$1]*([.D336]-20)" office:value-type="float" office:value="33" calcext:value-type="float">
            <text:p>33</text:p>
          </table:table-cell>
          <table:table-cell table:formula="of:=[.M$1]*[.F336]" office:value-type="float" office:value="26.4" calcext:value-type="float">
            <text:p>26.4</text:p>
          </table:table-cell>
          <table:table-cell table:style-name="ce1" table:formula="of:=[.N$1]*[.K336]" office:value-type="float" office:value="32.9474621549421" calcext:value-type="float">
            <text:p>32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305" calcext:value-type="float">
            <text:p>2283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012" calcext:value-type="float">
            <text:p>33012</text:p>
          </table:table-cell>
          <table:table-cell table:formula="of:=[.B337]-[.B336]" office:value-type="float" office:value="100" calcext:value-type="float">
            <text:p>100</text:p>
          </table:table-cell>
          <table:table-cell table:formula="of:=[.H337]-[.H336]" office:value-type="float" office:value="193" calcext:value-type="float">
            <text:p>193</text:p>
          </table:table-cell>
          <table:table-cell table:formula="of:=([.J337]/[.K$1])/([.I337]/1000)" office:value-type="float" office:value="0.343722172751558" calcext:value-type="float">
            <text:p>0.34</text:p>
          </table:table-cell>
          <table:table-cell table:formula="of:=[.L$1]*([.D337]-20)" office:value-type="float" office:value="33" calcext:value-type="float">
            <text:p>33</text:p>
          </table:table-cell>
          <table:table-cell table:formula="of:=[.M$1]*[.F337]" office:value-type="float" office:value="26.4" calcext:value-type="float">
            <text:p>26.4</text:p>
          </table:table-cell>
          <table:table-cell table:style-name="ce1" table:formula="of:=[.N$1]*[.K337]" office:value-type="float" office:value="34.3722172751558" calcext:value-type="float">
            <text:p>34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405" calcext:value-type="float">
            <text:p>2284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218" calcext:value-type="float">
            <text:p>33218</text:p>
          </table:table-cell>
          <table:table-cell table:formula="of:=[.B338]-[.B337]" office:value-type="float" office:value="100" calcext:value-type="float">
            <text:p>100</text:p>
          </table:table-cell>
          <table:table-cell table:formula="of:=[.H338]-[.H337]" office:value-type="float" office:value="206" calcext:value-type="float">
            <text:p>206</text:p>
          </table:table-cell>
          <table:table-cell table:formula="of:=([.J338]/[.K$1])/([.I338]/1000)" office:value-type="float" office:value="0.366874443455031" calcext:value-type="float">
            <text:p>0.37</text:p>
          </table:table-cell>
          <table:table-cell table:formula="of:=[.L$1]*([.D338]-20)" office:value-type="float" office:value="33" calcext:value-type="float">
            <text:p>33</text:p>
          </table:table-cell>
          <table:table-cell table:formula="of:=[.M$1]*[.F338]" office:value-type="float" office:value="26.4" calcext:value-type="float">
            <text:p>26.4</text:p>
          </table:table-cell>
          <table:table-cell table:style-name="ce1" table:formula="of:=[.N$1]*[.K338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505" calcext:value-type="float">
            <text:p>2285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397" calcext:value-type="float">
            <text:p>33397</text:p>
          </table:table-cell>
          <table:table-cell table:formula="of:=[.B339]-[.B338]" office:value-type="float" office:value="100" calcext:value-type="float">
            <text:p>100</text:p>
          </table:table-cell>
          <table:table-cell table:formula="of:=[.H339]-[.H338]" office:value-type="float" office:value="179" calcext:value-type="float">
            <text:p>179</text:p>
          </table:table-cell>
          <table:table-cell table:formula="of:=([.J339]/[.K$1])/([.I339]/1000)" office:value-type="float" office:value="0.318788958147818" calcext:value-type="float">
            <text:p>0.32</text:p>
          </table:table-cell>
          <table:table-cell table:formula="of:=[.L$1]*([.D339]-20)" office:value-type="float" office:value="33" calcext:value-type="float">
            <text:p>33</text:p>
          </table:table-cell>
          <table:table-cell table:formula="of:=[.M$1]*[.F339]" office:value-type="float" office:value="26.4" calcext:value-type="float">
            <text:p>26.4</text:p>
          </table:table-cell>
          <table:table-cell table:style-name="ce1" table:formula="of:=[.N$1]*[.K339]" office:value-type="float" office:value="31.8788958147818" calcext:value-type="float">
            <text:p>31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605" calcext:value-type="float">
            <text:p>2286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Odom</text:p>
          </table:table-cell>
          <table:table-cell office:value-type="float" office:value="33579" calcext:value-type="float">
            <text:p>33579</text:p>
          </table:table-cell>
          <table:table-cell table:formula="of:=[.B340]-[.B339]" office:value-type="float" office:value="100" calcext:value-type="float">
            <text:p>100</text:p>
          </table:table-cell>
          <table:table-cell table:formula="of:=[.H340]-[.H339]" office:value-type="float" office:value="182" calcext:value-type="float">
            <text:p>182</text:p>
          </table:table-cell>
          <table:table-cell table:formula="of:=([.J340]/[.K$1])/([.I340]/1000)" office:value-type="float" office:value="0.32413178984862" calcext:value-type="float">
            <text:p>0.32</text:p>
          </table:table-cell>
          <table:table-cell table:formula="of:=[.L$1]*([.D340]-20)" office:value-type="float" office:value="33" calcext:value-type="float">
            <text:p>33</text:p>
          </table:table-cell>
          <table:table-cell table:formula="of:=[.M$1]*[.F340]" office:value-type="float" office:value="26.4" calcext:value-type="float">
            <text:p>26.4</text:p>
          </table:table-cell>
          <table:table-cell table:style-name="ce1" table:formula="of:=[.N$1]*[.K340]" office:value-type="float" office:value="32.413178984862" calcext:value-type="float">
            <text:p>32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705" calcext:value-type="float">
            <text:p>2287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778" calcext:value-type="float">
            <text:p>33778</text:p>
          </table:table-cell>
          <table:table-cell table:formula="of:=[.B341]-[.B340]" office:value-type="float" office:value="100" calcext:value-type="float">
            <text:p>100</text:p>
          </table:table-cell>
          <table:table-cell table:formula="of:=[.H341]-[.H340]" office:value-type="float" office:value="199" calcext:value-type="float">
            <text:p>199</text:p>
          </table:table-cell>
          <table:table-cell table:formula="of:=([.J341]/[.K$1])/([.I341]/1000)" office:value-type="float" office:value="0.354407836153161" calcext:value-type="float">
            <text:p>0.35</text:p>
          </table:table-cell>
          <table:table-cell table:formula="of:=[.L$1]*([.D341]-20)" office:value-type="float" office:value="33" calcext:value-type="float">
            <text:p>33</text:p>
          </table:table-cell>
          <table:table-cell table:formula="of:=[.M$1]*[.F341]" office:value-type="float" office:value="27.115" calcext:value-type="float">
            <text:p>27.115</text:p>
          </table:table-cell>
          <table:table-cell table:style-name="ce1" table:formula="of:=[.N$1]*[.K341]" office:value-type="float" office:value="35.4407836153161" calcext:value-type="float">
            <text:p>35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805" calcext:value-type="float">
            <text:p>228805</text:p>
          </table:table-cell>
          <table:table-cell office:value-type="string" calcext:value-type="string">
            <text:p><text:s/>TH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3973" calcext:value-type="float">
            <text:p>33973</text:p>
          </table:table-cell>
          <table:table-cell table:formula="of:=[.B342]-[.B341]" office:value-type="float" office:value="100" calcext:value-type="float">
            <text:p>100</text:p>
          </table:table-cell>
          <table:table-cell table:formula="of:=[.H342]-[.H341]" office:value-type="float" office:value="195" calcext:value-type="float">
            <text:p>195</text:p>
          </table:table-cell>
          <table:table-cell table:formula="of:=([.J342]/[.K$1])/([.I342]/1000)" office:value-type="float" office:value="0.347284060552093" calcext:value-type="float">
            <text:p>0.35</text:p>
          </table:table-cell>
          <table:table-cell table:formula="of:=[.L$1]*([.D342]-20)" office:value-type="float" office:value="33" calcext:value-type="float">
            <text:p>33</text:p>
          </table:table-cell>
          <table:table-cell table:formula="of:=[.M$1]*[.F342]" office:value-type="float" office:value="27.115" calcext:value-type="float">
            <text:p>27.115</text:p>
          </table:table-cell>
          <table:table-cell table:style-name="ce1" table:formula="of:=[.N$1]*[.K342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8905" calcext:value-type="float">
            <text:p>2289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176" calcext:value-type="float">
            <text:p>34176</text:p>
          </table:table-cell>
          <table:table-cell table:formula="of:=[.B343]-[.B342]" office:value-type="float" office:value="100" calcext:value-type="float">
            <text:p>100</text:p>
          </table:table-cell>
          <table:table-cell table:formula="of:=[.H343]-[.H342]" office:value-type="float" office:value="203" calcext:value-type="float">
            <text:p>203</text:p>
          </table:table-cell>
          <table:table-cell table:formula="of:=([.J343]/[.K$1])/([.I343]/1000)" office:value-type="float" office:value="0.36153161175423" calcext:value-type="float">
            <text:p>0.36</text:p>
          </table:table-cell>
          <table:table-cell table:formula="of:=[.L$1]*([.D343]-20)" office:value-type="float" office:value="34" calcext:value-type="float">
            <text:p>34</text:p>
          </table:table-cell>
          <table:table-cell table:formula="of:=[.M$1]*[.F343]" office:value-type="float" office:value="27.115" calcext:value-type="float">
            <text:p>27.115</text:p>
          </table:table-cell>
          <table:table-cell table:style-name="ce1" table:formula="of:=[.N$1]*[.K343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005" calcext:value-type="float">
            <text:p>2290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365" calcext:value-type="float">
            <text:p>34365</text:p>
          </table:table-cell>
          <table:table-cell table:formula="of:=[.B344]-[.B343]" office:value-type="float" office:value="100" calcext:value-type="float">
            <text:p>100</text:p>
          </table:table-cell>
          <table:table-cell table:formula="of:=[.H344]-[.H343]" office:value-type="float" office:value="189" calcext:value-type="float">
            <text:p>189</text:p>
          </table:table-cell>
          <table:table-cell table:formula="of:=([.J344]/[.K$1])/([.I344]/1000)" office:value-type="float" office:value="0.33659839715049" calcext:value-type="float">
            <text:p>0.34</text:p>
          </table:table-cell>
          <table:table-cell table:formula="of:=[.L$1]*([.D344]-20)" office:value-type="float" office:value="34" calcext:value-type="float">
            <text:p>34</text:p>
          </table:table-cell>
          <table:table-cell table:formula="of:=[.M$1]*[.F344]" office:value-type="float" office:value="27.115" calcext:value-type="float">
            <text:p>27.115</text:p>
          </table:table-cell>
          <table:table-cell table:style-name="ce1" table:formula="of:=[.N$1]*[.K34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105" calcext:value-type="float">
            <text:p>2291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557" calcext:value-type="float">
            <text:p>34557</text:p>
          </table:table-cell>
          <table:table-cell table:formula="of:=[.B345]-[.B344]" office:value-type="float" office:value="100" calcext:value-type="float">
            <text:p>100</text:p>
          </table:table-cell>
          <table:table-cell table:formula="of:=[.H345]-[.H344]" office:value-type="float" office:value="192" calcext:value-type="float">
            <text:p>192</text:p>
          </table:table-cell>
          <table:table-cell table:formula="of:=([.J345]/[.K$1])/([.I345]/1000)" office:value-type="float" office:value="0.341941228851291" calcext:value-type="float">
            <text:p>0.34</text:p>
          </table:table-cell>
          <table:table-cell table:formula="of:=[.L$1]*([.D345]-20)" office:value-type="float" office:value="34" calcext:value-type="float">
            <text:p>34</text:p>
          </table:table-cell>
          <table:table-cell table:formula="of:=[.M$1]*[.F345]" office:value-type="float" office:value="27.115" calcext:value-type="float">
            <text:p>27.115</text:p>
          </table:table-cell>
          <table:table-cell table:style-name="ce1" table:formula="of:=[.N$1]*[.K345]" office:value-type="float" office:value="34.1941228851291" calcext:value-type="float">
            <text:p>34.1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205" calcext:value-type="float">
            <text:p>2292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757" calcext:value-type="float">
            <text:p>34757</text:p>
          </table:table-cell>
          <table:table-cell table:formula="of:=[.B346]-[.B345]" office:value-type="float" office:value="100" calcext:value-type="float">
            <text:p>100</text:p>
          </table:table-cell>
          <table:table-cell table:formula="of:=[.H346]-[.H345]" office:value-type="float" office:value="200" calcext:value-type="float">
            <text:p>200</text:p>
          </table:table-cell>
          <table:table-cell table:formula="of:=([.J346]/[.K$1])/([.I346]/1000)" office:value-type="float" office:value="0.356188780053428" calcext:value-type="float">
            <text:p>0.36</text:p>
          </table:table-cell>
          <table:table-cell table:formula="of:=[.L$1]*([.D346]-20)" office:value-type="float" office:value="34" calcext:value-type="float">
            <text:p>34</text:p>
          </table:table-cell>
          <table:table-cell table:formula="of:=[.M$1]*[.F346]" office:value-type="float" office:value="27.115" calcext:value-type="float">
            <text:p>27.115</text:p>
          </table:table-cell>
          <table:table-cell table:style-name="ce1" table:formula="of:=[.N$1]*[.K346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305" calcext:value-type="float">
            <text:p>2293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4960" calcext:value-type="float">
            <text:p>34960</text:p>
          </table:table-cell>
          <table:table-cell table:formula="of:=[.B347]-[.B346]" office:value-type="float" office:value="100" calcext:value-type="float">
            <text:p>100</text:p>
          </table:table-cell>
          <table:table-cell table:formula="of:=[.H347]-[.H346]" office:value-type="float" office:value="203" calcext:value-type="float">
            <text:p>203</text:p>
          </table:table-cell>
          <table:table-cell table:formula="of:=([.J347]/[.K$1])/([.I347]/1000)" office:value-type="float" office:value="0.36153161175423" calcext:value-type="float">
            <text:p>0.36</text:p>
          </table:table-cell>
          <table:table-cell table:formula="of:=[.L$1]*([.D347]-20)" office:value-type="float" office:value="34" calcext:value-type="float">
            <text:p>34</text:p>
          </table:table-cell>
          <table:table-cell table:formula="of:=[.M$1]*[.F347]" office:value-type="float" office:value="27.115" calcext:value-type="float">
            <text:p>27.115</text:p>
          </table:table-cell>
          <table:table-cell table:style-name="ce1" table:formula="of:=[.N$1]*[.K34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405" calcext:value-type="float">
            <text:p>2294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161" calcext:value-type="float">
            <text:p>35161</text:p>
          </table:table-cell>
          <table:table-cell table:formula="of:=[.B348]-[.B347]" office:value-type="float" office:value="100" calcext:value-type="float">
            <text:p>100</text:p>
          </table:table-cell>
          <table:table-cell table:formula="of:=[.H348]-[.H347]" office:value-type="float" office:value="201" calcext:value-type="float">
            <text:p>201</text:p>
          </table:table-cell>
          <table:table-cell table:formula="of:=([.J348]/[.K$1])/([.I348]/1000)" office:value-type="float" office:value="0.357969723953695" calcext:value-type="float">
            <text:p>0.36</text:p>
          </table:table-cell>
          <table:table-cell table:formula="of:=[.L$1]*([.D348]-20)" office:value-type="float" office:value="34" calcext:value-type="float">
            <text:p>34</text:p>
          </table:table-cell>
          <table:table-cell table:formula="of:=[.M$1]*[.F348]" office:value-type="float" office:value="27.115" calcext:value-type="float">
            <text:p>27.115</text:p>
          </table:table-cell>
          <table:table-cell table:style-name="ce1" table:formula="of:=[.N$1]*[.K348]" office:value-type="float" office:value="35.7969723953695" calcext:value-type="float">
            <text:p>35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505" calcext:value-type="float">
            <text:p>2295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347" calcext:value-type="float">
            <text:p>35347</text:p>
          </table:table-cell>
          <table:table-cell table:formula="of:=[.B349]-[.B348]" office:value-type="float" office:value="100" calcext:value-type="float">
            <text:p>100</text:p>
          </table:table-cell>
          <table:table-cell table:formula="of:=[.H349]-[.H348]" office:value-type="float" office:value="186" calcext:value-type="float">
            <text:p>186</text:p>
          </table:table-cell>
          <table:table-cell table:formula="of:=([.J349]/[.K$1])/([.I349]/1000)" office:value-type="float" office:value="0.331255565449688" calcext:value-type="float">
            <text:p>0.33</text:p>
          </table:table-cell>
          <table:table-cell table:formula="of:=[.L$1]*([.D349]-20)" office:value-type="float" office:value="34" calcext:value-type="float">
            <text:p>34</text:p>
          </table:table-cell>
          <table:table-cell table:formula="of:=[.M$1]*[.F349]" office:value-type="float" office:value="27.115" calcext:value-type="float">
            <text:p>27.115</text:p>
          </table:table-cell>
          <table:table-cell table:style-name="ce1" table:formula="of:=[.N$1]*[.K349]" office:value-type="float" office:value="33.1255565449688" calcext:value-type="float">
            <text:p>33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605" calcext:value-type="float">
            <text:p>2296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541" calcext:value-type="float">
            <text:p>35541</text:p>
          </table:table-cell>
          <table:table-cell table:formula="of:=[.B350]-[.B349]" office:value-type="float" office:value="100" calcext:value-type="float">
            <text:p>100</text:p>
          </table:table-cell>
          <table:table-cell table:formula="of:=[.H350]-[.H349]" office:value-type="float" office:value="194" calcext:value-type="float">
            <text:p>194</text:p>
          </table:table-cell>
          <table:table-cell table:formula="of:=([.J350]/[.K$1])/([.I350]/1000)" office:value-type="float" office:value="0.345503116651826" calcext:value-type="float">
            <text:p>0.35</text:p>
          </table:table-cell>
          <table:table-cell table:formula="of:=[.L$1]*([.D350]-20)" office:value-type="float" office:value="34" calcext:value-type="float">
            <text:p>34</text:p>
          </table:table-cell>
          <table:table-cell table:formula="of:=[.M$1]*[.F350]" office:value-type="float" office:value="27.115" calcext:value-type="float">
            <text:p>27.115</text:p>
          </table:table-cell>
          <table:table-cell table:style-name="ce1" table:formula="of:=[.N$1]*[.K350]" office:value-type="float" office:value="34.5503116651826" calcext:value-type="float">
            <text:p>34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705" calcext:value-type="float">
            <text:p>2297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741" calcext:value-type="float">
            <text:p>35741</text:p>
          </table:table-cell>
          <table:table-cell table:formula="of:=[.B351]-[.B350]" office:value-type="float" office:value="100" calcext:value-type="float">
            <text:p>100</text:p>
          </table:table-cell>
          <table:table-cell table:formula="of:=[.H351]-[.H350]" office:value-type="float" office:value="200" calcext:value-type="float">
            <text:p>200</text:p>
          </table:table-cell>
          <table:table-cell table:formula="of:=([.J351]/[.K$1])/([.I351]/1000)" office:value-type="float" office:value="0.356188780053428" calcext:value-type="float">
            <text:p>0.36</text:p>
          </table:table-cell>
          <table:table-cell table:formula="of:=[.L$1]*([.D351]-20)" office:value-type="float" office:value="34" calcext:value-type="float">
            <text:p>34</text:p>
          </table:table-cell>
          <table:table-cell table:formula="of:=[.M$1]*[.F351]" office:value-type="float" office:value="27.115" calcext:value-type="float">
            <text:p>27.115</text:p>
          </table:table-cell>
          <table:table-cell table:style-name="ce1" table:formula="of:=[.N$1]*[.K351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805" calcext:value-type="float">
            <text:p>229805</text:p>
          </table:table-cell>
          <table:table-cell office:value-type="string" calcext:value-type="string">
            <text:p><text:s/>T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5941" calcext:value-type="float">
            <text:p>35941</text:p>
          </table:table-cell>
          <table:table-cell table:formula="of:=[.B352]-[.B351]" office:value-type="float" office:value="100" calcext:value-type="float">
            <text:p>100</text:p>
          </table:table-cell>
          <table:table-cell table:formula="of:=[.H352]-[.H351]" office:value-type="float" office:value="200" calcext:value-type="float">
            <text:p>200</text:p>
          </table:table-cell>
          <table:table-cell table:formula="of:=([.J352]/[.K$1])/([.I352]/1000)" office:value-type="float" office:value="0.356188780053428" calcext:value-type="float">
            <text:p>0.36</text:p>
          </table:table-cell>
          <table:table-cell table:formula="of:=[.L$1]*([.D352]-20)" office:value-type="float" office:value="34" calcext:value-type="float">
            <text:p>34</text:p>
          </table:table-cell>
          <table:table-cell table:formula="of:=[.M$1]*[.F352]" office:value-type="float" office:value="27.115" calcext:value-type="float">
            <text:p>27.115</text:p>
          </table:table-cell>
          <table:table-cell table:style-name="ce1" table:formula="of:=[.N$1]*[.K352]" office:value-type="float" office:value="35.6188780053428" calcext:value-type="float">
            <text:p>35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29905" calcext:value-type="float">
            <text:p>2299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146" calcext:value-type="float">
            <text:p>36146</text:p>
          </table:table-cell>
          <table:table-cell table:formula="of:=[.B353]-[.B352]" office:value-type="float" office:value="100" calcext:value-type="float">
            <text:p>100</text:p>
          </table:table-cell>
          <table:table-cell table:formula="of:=[.H353]-[.H352]" office:value-type="float" office:value="205" calcext:value-type="float">
            <text:p>205</text:p>
          </table:table-cell>
          <table:table-cell table:formula="of:=([.J353]/[.K$1])/([.I353]/1000)" office:value-type="float" office:value="0.365093499554764" calcext:value-type="float">
            <text:p>0.37</text:p>
          </table:table-cell>
          <table:table-cell table:formula="of:=[.L$1]*([.D353]-20)" office:value-type="float" office:value="35" calcext:value-type="float">
            <text:p>35</text:p>
          </table:table-cell>
          <table:table-cell table:formula="of:=[.M$1]*[.F353]" office:value-type="float" office:value="27.115" calcext:value-type="float">
            <text:p>27.115</text:p>
          </table:table-cell>
          <table:table-cell table:style-name="ce1" table:formula="of:=[.N$1]*[.K353]" office:value-type="float" office:value="36.5093499554764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005" calcext:value-type="float">
            <text:p>2300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335" calcext:value-type="float">
            <text:p>36335</text:p>
          </table:table-cell>
          <table:table-cell table:formula="of:=[.B354]-[.B353]" office:value-type="float" office:value="100" calcext:value-type="float">
            <text:p>100</text:p>
          </table:table-cell>
          <table:table-cell table:formula="of:=[.H354]-[.H353]" office:value-type="float" office:value="189" calcext:value-type="float">
            <text:p>189</text:p>
          </table:table-cell>
          <table:table-cell table:formula="of:=([.J354]/[.K$1])/([.I354]/1000)" office:value-type="float" office:value="0.33659839715049" calcext:value-type="float">
            <text:p>0.34</text:p>
          </table:table-cell>
          <table:table-cell table:formula="of:=[.L$1]*([.D354]-20)" office:value-type="float" office:value="35" calcext:value-type="float">
            <text:p>35</text:p>
          </table:table-cell>
          <table:table-cell table:formula="of:=[.M$1]*[.F354]" office:value-type="float" office:value="27.115" calcext:value-type="float">
            <text:p>27.115</text:p>
          </table:table-cell>
          <table:table-cell table:style-name="ce1" table:formula="of:=[.N$1]*[.K354]" office:value-type="float" office:value="33.659839715049" calcext:value-type="float">
            <text:p>33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105" calcext:value-type="float">
            <text:p>2301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540" calcext:value-type="float">
            <text:p>36540</text:p>
          </table:table-cell>
          <table:table-cell table:formula="of:=[.B355]-[.B354]" office:value-type="float" office:value="100" calcext:value-type="float">
            <text:p>100</text:p>
          </table:table-cell>
          <table:table-cell table:formula="of:=[.H355]-[.H354]" office:value-type="float" office:value="205" calcext:value-type="float">
            <text:p>205</text:p>
          </table:table-cell>
          <table:table-cell table:formula="of:=([.J355]/[.K$1])/([.I355]/1000)" office:value-type="float" office:value="0.365093499554764" calcext:value-type="float">
            <text:p>0.37</text:p>
          </table:table-cell>
          <table:table-cell table:formula="of:=[.L$1]*([.D355]-20)" office:value-type="float" office:value="35" calcext:value-type="float">
            <text:p>35</text:p>
          </table:table-cell>
          <table:table-cell table:formula="of:=[.M$1]*[.F355]" office:value-type="float" office:value="27.115" calcext:value-type="float">
            <text:p>27.115</text:p>
          </table:table-cell>
          <table:table-cell table:style-name="ce1" table:formula="of:=[.N$1]*[.K355]" office:value-type="float" office:value="36.5093499554764" calcext:value-type="float">
            <text:p>36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205" calcext:value-type="float">
            <text:p>2302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748" calcext:value-type="float">
            <text:p>36748</text:p>
          </table:table-cell>
          <table:table-cell table:formula="of:=[.B356]-[.B355]" office:value-type="float" office:value="100" calcext:value-type="float">
            <text:p>100</text:p>
          </table:table-cell>
          <table:table-cell table:formula="of:=[.H356]-[.H355]" office:value-type="float" office:value="208" calcext:value-type="float">
            <text:p>208</text:p>
          </table:table-cell>
          <table:table-cell table:formula="of:=([.J356]/[.K$1])/([.I356]/1000)" office:value-type="float" office:value="0.370436331255565" calcext:value-type="float">
            <text:p>0.37</text:p>
          </table:table-cell>
          <table:table-cell table:formula="of:=[.L$1]*([.D356]-20)" office:value-type="float" office:value="35" calcext:value-type="float">
            <text:p>35</text:p>
          </table:table-cell>
          <table:table-cell table:formula="of:=[.M$1]*[.F356]" office:value-type="float" office:value="27.115" calcext:value-type="float">
            <text:p>27.115</text:p>
          </table:table-cell>
          <table:table-cell table:style-name="ce1" table:formula="of:=[.N$1]*[.K356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305" calcext:value-type="float">
            <text:p>2303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6951" calcext:value-type="float">
            <text:p>36951</text:p>
          </table:table-cell>
          <table:table-cell table:formula="of:=[.B357]-[.B356]" office:value-type="float" office:value="100" calcext:value-type="float">
            <text:p>100</text:p>
          </table:table-cell>
          <table:table-cell table:formula="of:=[.H357]-[.H356]" office:value-type="float" office:value="203" calcext:value-type="float">
            <text:p>203</text:p>
          </table:table-cell>
          <table:table-cell table:formula="of:=([.J357]/[.K$1])/([.I357]/1000)" office:value-type="float" office:value="0.36153161175423" calcext:value-type="float">
            <text:p>0.36</text:p>
          </table:table-cell>
          <table:table-cell table:formula="of:=[.L$1]*([.D357]-20)" office:value-type="float" office:value="35" calcext:value-type="float">
            <text:p>35</text:p>
          </table:table-cell>
          <table:table-cell table:formula="of:=[.M$1]*[.F357]" office:value-type="float" office:value="27.115" calcext:value-type="float">
            <text:p>27.115</text:p>
          </table:table-cell>
          <table:table-cell table:style-name="ce1" table:formula="of:=[.N$1]*[.K35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405" calcext:value-type="float">
            <text:p>2304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160" calcext:value-type="float">
            <text:p>37160</text:p>
          </table:table-cell>
          <table:table-cell table:formula="of:=[.B358]-[.B357]" office:value-type="float" office:value="100" calcext:value-type="float">
            <text:p>100</text:p>
          </table:table-cell>
          <table:table-cell table:formula="of:=[.H358]-[.H357]" office:value-type="float" office:value="209" calcext:value-type="float">
            <text:p>209</text:p>
          </table:table-cell>
          <table:table-cell table:formula="of:=([.J358]/[.K$1])/([.I358]/1000)" office:value-type="float" office:value="0.372217275155833" calcext:value-type="float">
            <text:p>0.37</text:p>
          </table:table-cell>
          <table:table-cell table:formula="of:=[.L$1]*([.D358]-20)" office:value-type="float" office:value="35" calcext:value-type="float">
            <text:p>35</text:p>
          </table:table-cell>
          <table:table-cell table:formula="of:=[.M$1]*[.F358]" office:value-type="float" office:value="27.115" calcext:value-type="float">
            <text:p>27.115</text:p>
          </table:table-cell>
          <table:table-cell table:style-name="ce1" table:formula="of:=[.N$1]*[.K358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505" calcext:value-type="float">
            <text:p>2305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347" calcext:value-type="float">
            <text:p>37347</text:p>
          </table:table-cell>
          <table:table-cell table:formula="of:=[.B359]-[.B358]" office:value-type="float" office:value="100" calcext:value-type="float">
            <text:p>100</text:p>
          </table:table-cell>
          <table:table-cell table:formula="of:=[.H359]-[.H358]" office:value-type="float" office:value="187" calcext:value-type="float">
            <text:p>187</text:p>
          </table:table-cell>
          <table:table-cell table:formula="of:=([.J359]/[.K$1])/([.I359]/1000)" office:value-type="float" office:value="0.333036509349956" calcext:value-type="float">
            <text:p>0.33</text:p>
          </table:table-cell>
          <table:table-cell table:formula="of:=[.L$1]*([.D359]-20)" office:value-type="float" office:value="35" calcext:value-type="float">
            <text:p>35</text:p>
          </table:table-cell>
          <table:table-cell table:formula="of:=[.M$1]*[.F359]" office:value-type="float" office:value="27.115" calcext:value-type="float">
            <text:p>27.115</text:p>
          </table:table-cell>
          <table:table-cell table:style-name="ce1" table:formula="of:=[.N$1]*[.K359]" office:value-type="float" office:value="33.3036509349956" calcext:value-type="float">
            <text:p>33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605" calcext:value-type="float">
            <text:p>2306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554" calcext:value-type="float">
            <text:p>37554</text:p>
          </table:table-cell>
          <table:table-cell table:formula="of:=[.B360]-[.B359]" office:value-type="float" office:value="100" calcext:value-type="float">
            <text:p>100</text:p>
          </table:table-cell>
          <table:table-cell table:formula="of:=[.H360]-[.H359]" office:value-type="float" office:value="207" calcext:value-type="float">
            <text:p>207</text:p>
          </table:table-cell>
          <table:table-cell table:formula="of:=([.J360]/[.K$1])/([.I360]/1000)" office:value-type="float" office:value="0.368655387355298" calcext:value-type="float">
            <text:p>0.37</text:p>
          </table:table-cell>
          <table:table-cell table:formula="of:=[.L$1]*([.D360]-20)" office:value-type="float" office:value="35" calcext:value-type="float">
            <text:p>35</text:p>
          </table:table-cell>
          <table:table-cell table:formula="of:=[.M$1]*[.F360]" office:value-type="float" office:value="27.115" calcext:value-type="float">
            <text:p>27.115</text:p>
          </table:table-cell>
          <table:table-cell table:style-name="ce1" table:formula="of:=[.N$1]*[.K360]" office:value-type="float" office:value="36.8655387355298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705" calcext:value-type="float">
            <text:p>2307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763" calcext:value-type="float">
            <text:p>37763</text:p>
          </table:table-cell>
          <table:table-cell table:formula="of:=[.B361]-[.B360]" office:value-type="float" office:value="100" calcext:value-type="float">
            <text:p>100</text:p>
          </table:table-cell>
          <table:table-cell table:formula="of:=[.H361]-[.H360]" office:value-type="float" office:value="209" calcext:value-type="float">
            <text:p>209</text:p>
          </table:table-cell>
          <table:table-cell table:formula="of:=([.J361]/[.K$1])/([.I361]/1000)" office:value-type="float" office:value="0.372217275155833" calcext:value-type="float">
            <text:p>0.37</text:p>
          </table:table-cell>
          <table:table-cell table:formula="of:=[.L$1]*([.D361]-20)" office:value-type="float" office:value="35" calcext:value-type="float">
            <text:p>35</text:p>
          </table:table-cell>
          <table:table-cell table:formula="of:=[.M$1]*[.F361]" office:value-type="float" office:value="27.115" calcext:value-type="float">
            <text:p>27.115</text:p>
          </table:table-cell>
          <table:table-cell table:style-name="ce1" table:formula="of:=[.N$1]*[.K361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805" calcext:value-type="float">
            <text:p>230805</text:p>
          </table:table-cell>
          <table:table-cell office:value-type="string" calcext:value-type="string">
            <text:p><text:s/>TH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7958" calcext:value-type="float">
            <text:p>37958</text:p>
          </table:table-cell>
          <table:table-cell table:formula="of:=[.B362]-[.B361]" office:value-type="float" office:value="100" calcext:value-type="float">
            <text:p>100</text:p>
          </table:table-cell>
          <table:table-cell table:formula="of:=[.H362]-[.H361]" office:value-type="float" office:value="195" calcext:value-type="float">
            <text:p>195</text:p>
          </table:table-cell>
          <table:table-cell table:formula="of:=([.J362]/[.K$1])/([.I362]/1000)" office:value-type="float" office:value="0.347284060552093" calcext:value-type="float">
            <text:p>0.35</text:p>
          </table:table-cell>
          <table:table-cell table:formula="of:=[.L$1]*([.D362]-20)" office:value-type="float" office:value="35" calcext:value-type="float">
            <text:p>35</text:p>
          </table:table-cell>
          <table:table-cell table:formula="of:=[.M$1]*[.F362]" office:value-type="float" office:value="27.115" calcext:value-type="float">
            <text:p>27.115</text:p>
          </table:table-cell>
          <table:table-cell table:style-name="ce1" table:formula="of:=[.N$1]*[.K362]" office:value-type="float" office:value="34.7284060552093" calcext:value-type="float">
            <text:p>34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0905" calcext:value-type="float">
            <text:p>2309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162" calcext:value-type="float">
            <text:p>38162</text:p>
          </table:table-cell>
          <table:table-cell table:formula="of:=[.B363]-[.B362]" office:value-type="float" office:value="100" calcext:value-type="float">
            <text:p>100</text:p>
          </table:table-cell>
          <table:table-cell table:formula="of:=[.H363]-[.H362]" office:value-type="float" office:value="204" calcext:value-type="float">
            <text:p>204</text:p>
          </table:table-cell>
          <table:table-cell table:formula="of:=([.J363]/[.K$1])/([.I363]/1000)" office:value-type="float" office:value="0.363312555654497" calcext:value-type="float">
            <text:p>0.36</text:p>
          </table:table-cell>
          <table:table-cell table:formula="of:=[.L$1]*([.D363]-20)" office:value-type="float" office:value="36" calcext:value-type="float">
            <text:p>36</text:p>
          </table:table-cell>
          <table:table-cell table:formula="of:=[.M$1]*[.F363]" office:value-type="float" office:value="27.115" calcext:value-type="float">
            <text:p>27.115</text:p>
          </table:table-cell>
          <table:table-cell table:style-name="ce1" table:formula="of:=[.N$1]*[.K363]" office:value-type="float" office:value="36.3312555654497" calcext:value-type="float">
            <text:p>36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005" calcext:value-type="float">
            <text:p>2310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368" calcext:value-type="float">
            <text:p>38368</text:p>
          </table:table-cell>
          <table:table-cell table:formula="of:=[.B364]-[.B363]" office:value-type="float" office:value="100" calcext:value-type="float">
            <text:p>100</text:p>
          </table:table-cell>
          <table:table-cell table:formula="of:=[.H364]-[.H363]" office:value-type="float" office:value="206" calcext:value-type="float">
            <text:p>206</text:p>
          </table:table-cell>
          <table:table-cell table:formula="of:=([.J364]/[.K$1])/([.I364]/1000)" office:value-type="float" office:value="0.366874443455031" calcext:value-type="float">
            <text:p>0.37</text:p>
          </table:table-cell>
          <table:table-cell table:formula="of:=[.L$1]*([.D364]-20)" office:value-type="float" office:value="36" calcext:value-type="float">
            <text:p>36</text:p>
          </table:table-cell>
          <table:table-cell table:formula="of:=[.M$1]*[.F364]" office:value-type="float" office:value="27.115" calcext:value-type="float">
            <text:p>27.115</text:p>
          </table:table-cell>
          <table:table-cell table:style-name="ce1" table:formula="of:=[.N$1]*[.K364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105" calcext:value-type="float">
            <text:p>2311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579" calcext:value-type="float">
            <text:p>38579</text:p>
          </table:table-cell>
          <table:table-cell table:formula="of:=[.B365]-[.B364]" office:value-type="float" office:value="100" calcext:value-type="float">
            <text:p>100</text:p>
          </table:table-cell>
          <table:table-cell table:formula="of:=[.H365]-[.H364]" office:value-type="float" office:value="211" calcext:value-type="float">
            <text:p>211</text:p>
          </table:table-cell>
          <table:table-cell table:formula="of:=([.J365]/[.K$1])/([.I365]/1000)" office:value-type="float" office:value="0.375779162956367" calcext:value-type="float">
            <text:p>0.38</text:p>
          </table:table-cell>
          <table:table-cell table:formula="of:=[.L$1]*([.D365]-20)" office:value-type="float" office:value="36" calcext:value-type="float">
            <text:p>36</text:p>
          </table:table-cell>
          <table:table-cell table:formula="of:=[.M$1]*[.F365]" office:value-type="float" office:value="27.115" calcext:value-type="float">
            <text:p>27.115</text:p>
          </table:table-cell>
          <table:table-cell table:style-name="ce1" table:formula="of:=[.N$1]*[.K365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205" calcext:value-type="float">
            <text:p>2312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Odom</text:p>
          </table:table-cell>
          <table:table-cell office:value-type="float" office:value="38788" calcext:value-type="float">
            <text:p>38788</text:p>
          </table:table-cell>
          <table:table-cell table:formula="of:=[.B366]-[.B365]" office:value-type="float" office:value="100" calcext:value-type="float">
            <text:p>100</text:p>
          </table:table-cell>
          <table:table-cell table:formula="of:=[.H366]-[.H365]" office:value-type="float" office:value="209" calcext:value-type="float">
            <text:p>209</text:p>
          </table:table-cell>
          <table:table-cell table:formula="of:=([.J366]/[.K$1])/([.I366]/1000)" office:value-type="float" office:value="0.372217275155833" calcext:value-type="float">
            <text:p>0.37</text:p>
          </table:table-cell>
          <table:table-cell table:formula="of:=[.L$1]*([.D366]-20)" office:value-type="float" office:value="36" calcext:value-type="float">
            <text:p>36</text:p>
          </table:table-cell>
          <table:table-cell table:formula="of:=[.M$1]*[.F366]" office:value-type="float" office:value="27.115" calcext:value-type="float">
            <text:p>27.115</text:p>
          </table:table-cell>
          <table:table-cell table:style-name="ce1" table:formula="of:=[.N$1]*[.K366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305" calcext:value-type="float">
            <text:p>2313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8991" calcext:value-type="float">
            <text:p>38991</text:p>
          </table:table-cell>
          <table:table-cell table:formula="of:=[.B367]-[.B366]" office:value-type="float" office:value="100" calcext:value-type="float">
            <text:p>100</text:p>
          </table:table-cell>
          <table:table-cell table:formula="of:=[.H367]-[.H366]" office:value-type="float" office:value="203" calcext:value-type="float">
            <text:p>203</text:p>
          </table:table-cell>
          <table:table-cell table:formula="of:=([.J367]/[.K$1])/([.I367]/1000)" office:value-type="float" office:value="0.36153161175423" calcext:value-type="float">
            <text:p>0.36</text:p>
          </table:table-cell>
          <table:table-cell table:formula="of:=[.L$1]*([.D367]-20)" office:value-type="float" office:value="36" calcext:value-type="float">
            <text:p>36</text:p>
          </table:table-cell>
          <table:table-cell table:formula="of:=[.M$1]*[.F367]" office:value-type="float" office:value="28.545" calcext:value-type="float">
            <text:p>28.545</text:p>
          </table:table-cell>
          <table:table-cell table:style-name="ce1" table:formula="of:=[.N$1]*[.K367]" office:value-type="float" office:value="36.153161175423" calcext:value-type="float">
            <text:p>36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405" calcext:value-type="float">
            <text:p>2314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200" calcext:value-type="float">
            <text:p>39200</text:p>
          </table:table-cell>
          <table:table-cell table:formula="of:=[.B368]-[.B367]" office:value-type="float" office:value="100" calcext:value-type="float">
            <text:p>100</text:p>
          </table:table-cell>
          <table:table-cell table:formula="of:=[.H368]-[.H367]" office:value-type="float" office:value="209" calcext:value-type="float">
            <text:p>209</text:p>
          </table:table-cell>
          <table:table-cell table:formula="of:=([.J368]/[.K$1])/([.I368]/1000)" office:value-type="float" office:value="0.372217275155833" calcext:value-type="float">
            <text:p>0.37</text:p>
          </table:table-cell>
          <table:table-cell table:formula="of:=[.L$1]*([.D368]-20)" office:value-type="float" office:value="36" calcext:value-type="float">
            <text:p>36</text:p>
          </table:table-cell>
          <table:table-cell table:formula="of:=[.M$1]*[.F368]" office:value-type="float" office:value="28.545" calcext:value-type="float">
            <text:p>28.545</text:p>
          </table:table-cell>
          <table:table-cell table:style-name="ce1" table:formula="of:=[.N$1]*[.K368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505" calcext:value-type="float">
            <text:p>2315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408" calcext:value-type="float">
            <text:p>39408</text:p>
          </table:table-cell>
          <table:table-cell table:formula="of:=[.B369]-[.B368]" office:value-type="float" office:value="100" calcext:value-type="float">
            <text:p>100</text:p>
          </table:table-cell>
          <table:table-cell table:formula="of:=[.H369]-[.H368]" office:value-type="float" office:value="208" calcext:value-type="float">
            <text:p>208</text:p>
          </table:table-cell>
          <table:table-cell table:formula="of:=([.J369]/[.K$1])/([.I369]/1000)" office:value-type="float" office:value="0.370436331255565" calcext:value-type="float">
            <text:p>0.37</text:p>
          </table:table-cell>
          <table:table-cell table:formula="of:=[.L$1]*([.D369]-20)" office:value-type="float" office:value="36" calcext:value-type="float">
            <text:p>36</text:p>
          </table:table-cell>
          <table:table-cell table:formula="of:=[.M$1]*[.F369]" office:value-type="float" office:value="28.545" calcext:value-type="float">
            <text:p>28.545</text:p>
          </table:table-cell>
          <table:table-cell table:style-name="ce1" table:formula="of:=[.N$1]*[.K369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605" calcext:value-type="float">
            <text:p>2316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Odom</text:p>
          </table:table-cell>
          <table:table-cell office:value-type="float" office:value="39620" calcext:value-type="float">
            <text:p>39620</text:p>
          </table:table-cell>
          <table:table-cell table:formula="of:=[.B370]-[.B369]" office:value-type="float" office:value="100" calcext:value-type="float">
            <text:p>100</text:p>
          </table:table-cell>
          <table:table-cell table:formula="of:=[.H370]-[.H369]" office:value-type="float" office:value="212" calcext:value-type="float">
            <text:p>212</text:p>
          </table:table-cell>
          <table:table-cell table:formula="of:=([.J370]/[.K$1])/([.I370]/1000)" office:value-type="float" office:value="0.377560106856634" calcext:value-type="float">
            <text:p>0.38</text:p>
          </table:table-cell>
          <table:table-cell table:formula="of:=[.L$1]*([.D370]-20)" office:value-type="float" office:value="36" calcext:value-type="float">
            <text:p>36</text:p>
          </table:table-cell>
          <table:table-cell table:formula="of:=[.M$1]*[.F370]" office:value-type="float" office:value="28.545" calcext:value-type="float">
            <text:p>28.545</text:p>
          </table:table-cell>
          <table:table-cell table:style-name="ce1" table:formula="of:=[.N$1]*[.K370]" office:value-type="float" office:value="37.7560106856634" calcext:value-type="float">
            <text:p>37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705" calcext:value-type="float">
            <text:p>2317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39828" calcext:value-type="float">
            <text:p>39828</text:p>
          </table:table-cell>
          <table:table-cell table:formula="of:=[.B371]-[.B370]" office:value-type="float" office:value="100" calcext:value-type="float">
            <text:p>100</text:p>
          </table:table-cell>
          <table:table-cell table:formula="of:=[.H371]-[.H370]" office:value-type="float" office:value="208" calcext:value-type="float">
            <text:p>208</text:p>
          </table:table-cell>
          <table:table-cell table:formula="of:=([.J371]/[.K$1])/([.I371]/1000)" office:value-type="float" office:value="0.370436331255565" calcext:value-type="float">
            <text:p>0.37</text:p>
          </table:table-cell>
          <table:table-cell table:formula="of:=[.L$1]*([.D371]-20)" office:value-type="float" office:value="36" calcext:value-type="float">
            <text:p>36</text:p>
          </table:table-cell>
          <table:table-cell table:formula="of:=[.M$1]*[.F371]" office:value-type="float" office:value="29.15" calcext:value-type="float">
            <text:p>29.15</text:p>
          </table:table-cell>
          <table:table-cell table:style-name="ce1" table:formula="of:=[.N$1]*[.K371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805" calcext:value-type="float">
            <text:p>231805</text:p>
          </table:table-cell>
          <table:table-cell office:value-type="string" calcext:value-type="string">
            <text:p><text:s/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030" calcext:value-type="float">
            <text:p>40030</text:p>
          </table:table-cell>
          <table:table-cell table:formula="of:=[.B372]-[.B371]" office:value-type="float" office:value="100" calcext:value-type="float">
            <text:p>100</text:p>
          </table:table-cell>
          <table:table-cell table:formula="of:=[.H372]-[.H371]" office:value-type="float" office:value="202" calcext:value-type="float">
            <text:p>202</text:p>
          </table:table-cell>
          <table:table-cell table:formula="of:=([.J372]/[.K$1])/([.I372]/1000)" office:value-type="float" office:value="0.359750667853963" calcext:value-type="float">
            <text:p>0.36</text:p>
          </table:table-cell>
          <table:table-cell table:formula="of:=[.L$1]*([.D372]-20)" office:value-type="float" office:value="36" calcext:value-type="float">
            <text:p>36</text:p>
          </table:table-cell>
          <table:table-cell table:formula="of:=[.M$1]*[.F372]" office:value-type="float" office:value="29.15" calcext:value-type="float">
            <text:p>29.15</text:p>
          </table:table-cell>
          <table:table-cell table:style-name="ce1" table:formula="of:=[.N$1]*[.K372]" office:value-type="float" office:value="35.9750667853963" calcext:value-type="float">
            <text:p>35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1905" calcext:value-type="float">
            <text:p>2319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Odom</text:p>
          </table:table-cell>
          <table:table-cell office:value-type="float" office:value="40237" calcext:value-type="float">
            <text:p>40237</text:p>
          </table:table-cell>
          <table:table-cell table:formula="of:=[.B373]-[.B372]" office:value-type="float" office:value="100" calcext:value-type="float">
            <text:p>100</text:p>
          </table:table-cell>
          <table:table-cell table:formula="of:=[.H373]-[.H372]" office:value-type="float" office:value="207" calcext:value-type="float">
            <text:p>207</text:p>
          </table:table-cell>
          <table:table-cell table:formula="of:=([.J373]/[.K$1])/([.I373]/1000)" office:value-type="float" office:value="0.368655387355298" calcext:value-type="float">
            <text:p>0.37</text:p>
          </table:table-cell>
          <table:table-cell table:formula="of:=[.L$1]*([.D373]-20)" office:value-type="float" office:value="37" calcext:value-type="float">
            <text:p>37</text:p>
          </table:table-cell>
          <table:table-cell table:formula="of:=[.M$1]*[.F373]" office:value-type="float" office:value="29.15" calcext:value-type="float">
            <text:p>29.15</text:p>
          </table:table-cell>
          <table:table-cell table:style-name="ce1" table:formula="of:=[.N$1]*[.K373]" office:value-type="float" office:value="36.8655387355298" calcext:value-type="float">
            <text:p>36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005" calcext:value-type="float">
            <text:p>2320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459" calcext:value-type="float">
            <text:p>40459</text:p>
          </table:table-cell>
          <table:table-cell table:formula="of:=[.B374]-[.B373]" office:value-type="float" office:value="100" calcext:value-type="float">
            <text:p>100</text:p>
          </table:table-cell>
          <table:table-cell table:formula="of:=[.H374]-[.H373]" office:value-type="float" office:value="222" calcext:value-type="float">
            <text:p>222</text:p>
          </table:table-cell>
          <table:table-cell table:formula="of:=([.J374]/[.K$1])/([.I374]/1000)" office:value-type="float" office:value="0.395369545859305" calcext:value-type="float">
            <text:p>0.40</text:p>
          </table:table-cell>
          <table:table-cell table:formula="of:=[.L$1]*([.D374]-20)" office:value-type="float" office:value="37" calcext:value-type="float">
            <text:p>37</text:p>
          </table:table-cell>
          <table:table-cell table:formula="of:=[.M$1]*[.F374]" office:value-type="float" office:value="29.975" calcext:value-type="float">
            <text:p>29.975</text:p>
          </table:table-cell>
          <table:table-cell table:style-name="ce1" table:formula="of:=[.N$1]*[.K374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105" calcext:value-type="float">
            <text:p>2321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669" calcext:value-type="float">
            <text:p>40669</text:p>
          </table:table-cell>
          <table:table-cell table:formula="of:=[.B375]-[.B374]" office:value-type="float" office:value="100" calcext:value-type="float">
            <text:p>100</text:p>
          </table:table-cell>
          <table:table-cell table:formula="of:=[.H375]-[.H374]" office:value-type="float" office:value="210" calcext:value-type="float">
            <text:p>210</text:p>
          </table:table-cell>
          <table:table-cell table:formula="of:=([.J375]/[.K$1])/([.I375]/1000)" office:value-type="float" office:value="0.3739982190561" calcext:value-type="float">
            <text:p>0.37</text:p>
          </table:table-cell>
          <table:table-cell table:formula="of:=[.L$1]*([.D375]-20)" office:value-type="float" office:value="37" calcext:value-type="float">
            <text:p>37</text:p>
          </table:table-cell>
          <table:table-cell table:formula="of:=[.M$1]*[.F375]" office:value-type="float" office:value="29.975" calcext:value-type="float">
            <text:p>29.975</text:p>
          </table:table-cell>
          <table:table-cell table:style-name="ce1" table:formula="of:=[.N$1]*[.K375]" office:value-type="float" office:value="37.39982190561" calcext:value-type="float">
            <text:p>37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205" calcext:value-type="float">
            <text:p>2322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0880" calcext:value-type="float">
            <text:p>40880</text:p>
          </table:table-cell>
          <table:table-cell table:formula="of:=[.B376]-[.B375]" office:value-type="float" office:value="100" calcext:value-type="float">
            <text:p>100</text:p>
          </table:table-cell>
          <table:table-cell table:formula="of:=[.H376]-[.H375]" office:value-type="float" office:value="211" calcext:value-type="float">
            <text:p>211</text:p>
          </table:table-cell>
          <table:table-cell table:formula="of:=([.J376]/[.K$1])/([.I376]/1000)" office:value-type="float" office:value="0.375779162956367" calcext:value-type="float">
            <text:p>0.38</text:p>
          </table:table-cell>
          <table:table-cell table:formula="of:=[.L$1]*([.D376]-20)" office:value-type="float" office:value="37" calcext:value-type="float">
            <text:p>37</text:p>
          </table:table-cell>
          <table:table-cell table:formula="of:=[.M$1]*[.F376]" office:value-type="float" office:value="29.975" calcext:value-type="float">
            <text:p>29.975</text:p>
          </table:table-cell>
          <table:table-cell table:style-name="ce1" table:formula="of:=[.N$1]*[.K376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305" calcext:value-type="float">
            <text:p>2323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097" calcext:value-type="float">
            <text:p>41097</text:p>
          </table:table-cell>
          <table:table-cell table:formula="of:=[.B377]-[.B376]" office:value-type="float" office:value="100" calcext:value-type="float">
            <text:p>100</text:p>
          </table:table-cell>
          <table:table-cell table:formula="of:=[.H377]-[.H376]" office:value-type="float" office:value="217" calcext:value-type="float">
            <text:p>217</text:p>
          </table:table-cell>
          <table:table-cell table:formula="of:=([.J377]/[.K$1])/([.I377]/1000)" office:value-type="float" office:value="0.38646482635797" calcext:value-type="float">
            <text:p>0.39</text:p>
          </table:table-cell>
          <table:table-cell table:formula="of:=[.L$1]*([.D377]-20)" office:value-type="float" office:value="37" calcext:value-type="float">
            <text:p>37</text:p>
          </table:table-cell>
          <table:table-cell table:formula="of:=[.M$1]*[.F377]" office:value-type="float" office:value="29.975" calcext:value-type="float">
            <text:p>29.975</text:p>
          </table:table-cell>
          <table:table-cell table:style-name="ce1" table:formula="of:=[.N$1]*[.K377]" office:value-type="float" office:value="38.646482635797" calcext:value-type="float">
            <text:p>38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405" calcext:value-type="float">
            <text:p>2324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316" calcext:value-type="float">
            <text:p>41316</text:p>
          </table:table-cell>
          <table:table-cell table:formula="of:=[.B378]-[.B377]" office:value-type="float" office:value="100" calcext:value-type="float">
            <text:p>100</text:p>
          </table:table-cell>
          <table:table-cell table:formula="of:=[.H378]-[.H377]" office:value-type="float" office:value="219" calcext:value-type="float">
            <text:p>219</text:p>
          </table:table-cell>
          <table:table-cell table:formula="of:=([.J378]/[.K$1])/([.I378]/1000)" office:value-type="float" office:value="0.390026714158504" calcext:value-type="float">
            <text:p>0.39</text:p>
          </table:table-cell>
          <table:table-cell table:formula="of:=[.L$1]*([.D378]-20)" office:value-type="float" office:value="37" calcext:value-type="float">
            <text:p>37</text:p>
          </table:table-cell>
          <table:table-cell table:formula="of:=[.M$1]*[.F378]" office:value-type="float" office:value="29.975" calcext:value-type="float">
            <text:p>29.975</text:p>
          </table:table-cell>
          <table:table-cell table:style-name="ce1" table:formula="of:=[.N$1]*[.K378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505" calcext:value-type="float">
            <text:p>2325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522" calcext:value-type="float">
            <text:p>41522</text:p>
          </table:table-cell>
          <table:table-cell table:formula="of:=[.B379]-[.B378]" office:value-type="float" office:value="100" calcext:value-type="float">
            <text:p>100</text:p>
          </table:table-cell>
          <table:table-cell table:formula="of:=[.H379]-[.H378]" office:value-type="float" office:value="206" calcext:value-type="float">
            <text:p>206</text:p>
          </table:table-cell>
          <table:table-cell table:formula="of:=([.J379]/[.K$1])/([.I379]/1000)" office:value-type="float" office:value="0.366874443455031" calcext:value-type="float">
            <text:p>0.37</text:p>
          </table:table-cell>
          <table:table-cell table:formula="of:=[.L$1]*([.D379]-20)" office:value-type="float" office:value="37" calcext:value-type="float">
            <text:p>37</text:p>
          </table:table-cell>
          <table:table-cell table:formula="of:=[.M$1]*[.F379]" office:value-type="float" office:value="29.975" calcext:value-type="float">
            <text:p>29.975</text:p>
          </table:table-cell>
          <table:table-cell table:style-name="ce1" table:formula="of:=[.N$1]*[.K379]" office:value-type="float" office:value="36.6874443455031" calcext:value-type="float">
            <text:p>36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605" calcext:value-type="float">
            <text:p>2326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Odom</text:p>
          </table:table-cell>
          <table:table-cell office:value-type="float" office:value="41731" calcext:value-type="float">
            <text:p>41731</text:p>
          </table:table-cell>
          <table:table-cell table:formula="of:=[.B380]-[.B379]" office:value-type="float" office:value="100" calcext:value-type="float">
            <text:p>100</text:p>
          </table:table-cell>
          <table:table-cell table:formula="of:=[.H380]-[.H379]" office:value-type="float" office:value="209" calcext:value-type="float">
            <text:p>209</text:p>
          </table:table-cell>
          <table:table-cell table:formula="of:=([.J380]/[.K$1])/([.I380]/1000)" office:value-type="float" office:value="0.372217275155833" calcext:value-type="float">
            <text:p>0.37</text:p>
          </table:table-cell>
          <table:table-cell table:formula="of:=[.L$1]*([.D380]-20)" office:value-type="float" office:value="37" calcext:value-type="float">
            <text:p>37</text:p>
          </table:table-cell>
          <table:table-cell table:formula="of:=[.M$1]*[.F380]" office:value-type="float" office:value="29.975" calcext:value-type="float">
            <text:p>29.975</text:p>
          </table:table-cell>
          <table:table-cell table:style-name="ce1" table:formula="of:=[.N$1]*[.K380]" office:value-type="float" office:value="37.2217275155833" calcext:value-type="float">
            <text:p>37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705" calcext:value-type="float">
            <text:p>2327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1944" calcext:value-type="float">
            <text:p>41944</text:p>
          </table:table-cell>
          <table:table-cell table:formula="of:=[.B381]-[.B380]" office:value-type="float" office:value="100" calcext:value-type="float">
            <text:p>100</text:p>
          </table:table-cell>
          <table:table-cell table:formula="of:=[.H381]-[.H380]" office:value-type="float" office:value="213" calcext:value-type="float">
            <text:p>213</text:p>
          </table:table-cell>
          <table:table-cell table:formula="of:=([.J381]/[.K$1])/([.I381]/1000)" office:value-type="float" office:value="0.379341050756901" calcext:value-type="float">
            <text:p>0.38</text:p>
          </table:table-cell>
          <table:table-cell table:formula="of:=[.L$1]*([.D381]-20)" office:value-type="float" office:value="37" calcext:value-type="float">
            <text:p>37</text:p>
          </table:table-cell>
          <table:table-cell table:formula="of:=[.M$1]*[.F381]" office:value-type="float" office:value="31.075" calcext:value-type="float">
            <text:p>31.075</text:p>
          </table:table-cell>
          <table:table-cell table:style-name="ce1" table:formula="of:=[.N$1]*[.K381]" office:value-type="float" office:value="37.9341050756901" calcext:value-type="float">
            <text:p>37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805" calcext:value-type="float">
            <text:p>232805</text:p>
          </table:table-cell>
          <table:table-cell office:value-type="string" calcext:value-type="string">
            <text:p><text:s/>TH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166" calcext:value-type="float">
            <text:p>42166</text:p>
          </table:table-cell>
          <table:table-cell table:formula="of:=[.B382]-[.B381]" office:value-type="float" office:value="100" calcext:value-type="float">
            <text:p>100</text:p>
          </table:table-cell>
          <table:table-cell table:formula="of:=[.H382]-[.H381]" office:value-type="float" office:value="222" calcext:value-type="float">
            <text:p>222</text:p>
          </table:table-cell>
          <table:table-cell table:formula="of:=([.J382]/[.K$1])/([.I382]/1000)" office:value-type="float" office:value="0.395369545859305" calcext:value-type="float">
            <text:p>0.40</text:p>
          </table:table-cell>
          <table:table-cell table:formula="of:=[.L$1]*([.D382]-20)" office:value-type="float" office:value="37" calcext:value-type="float">
            <text:p>37</text:p>
          </table:table-cell>
          <table:table-cell table:formula="of:=[.M$1]*[.F382]" office:value-type="float" office:value="31.075" calcext:value-type="float">
            <text:p>31.075</text:p>
          </table:table-cell>
          <table:table-cell table:style-name="ce1" table:formula="of:=[.N$1]*[.K382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2905" calcext:value-type="float">
            <text:p>2329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379" calcext:value-type="float">
            <text:p>42379</text:p>
          </table:table-cell>
          <table:table-cell table:formula="of:=[.B383]-[.B382]" office:value-type="float" office:value="100" calcext:value-type="float">
            <text:p>100</text:p>
          </table:table-cell>
          <table:table-cell table:formula="of:=[.H383]-[.H382]" office:value-type="float" office:value="213" calcext:value-type="float">
            <text:p>213</text:p>
          </table:table-cell>
          <table:table-cell table:formula="of:=([.J383]/[.K$1])/([.I383]/1000)" office:value-type="float" office:value="0.379341050756901" calcext:value-type="float">
            <text:p>0.38</text:p>
          </table:table-cell>
          <table:table-cell table:formula="of:=[.L$1]*([.D383]-20)" office:value-type="float" office:value="38" calcext:value-type="float">
            <text:p>38</text:p>
          </table:table-cell>
          <table:table-cell table:formula="of:=[.M$1]*[.F383]" office:value-type="float" office:value="31.075" calcext:value-type="float">
            <text:p>31.075</text:p>
          </table:table-cell>
          <table:table-cell table:style-name="ce1" table:formula="of:=[.N$1]*[.K383]" office:value-type="float" office:value="37.9341050756901" calcext:value-type="float">
            <text:p>37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005" calcext:value-type="float">
            <text:p>2330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590" calcext:value-type="float">
            <text:p>42590</text:p>
          </table:table-cell>
          <table:table-cell table:formula="of:=[.B384]-[.B383]" office:value-type="float" office:value="100" calcext:value-type="float">
            <text:p>100</text:p>
          </table:table-cell>
          <table:table-cell table:formula="of:=[.H384]-[.H383]" office:value-type="float" office:value="211" calcext:value-type="float">
            <text:p>211</text:p>
          </table:table-cell>
          <table:table-cell table:formula="of:=([.J384]/[.K$1])/([.I384]/1000)" office:value-type="float" office:value="0.375779162956367" calcext:value-type="float">
            <text:p>0.38</text:p>
          </table:table-cell>
          <table:table-cell table:formula="of:=[.L$1]*([.D384]-20)" office:value-type="float" office:value="38" calcext:value-type="float">
            <text:p>38</text:p>
          </table:table-cell>
          <table:table-cell table:formula="of:=[.M$1]*[.F384]" office:value-type="float" office:value="31.075" calcext:value-type="float">
            <text:p>31.075</text:p>
          </table:table-cell>
          <table:table-cell table:style-name="ce1" table:formula="of:=[.N$1]*[.K384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105" calcext:value-type="float">
            <text:p>2331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2814" calcext:value-type="float">
            <text:p>42814</text:p>
          </table:table-cell>
          <table:table-cell table:formula="of:=[.B385]-[.B384]" office:value-type="float" office:value="100" calcext:value-type="float">
            <text:p>100</text:p>
          </table:table-cell>
          <table:table-cell table:formula="of:=[.H385]-[.H384]" office:value-type="float" office:value="224" calcext:value-type="float">
            <text:p>224</text:p>
          </table:table-cell>
          <table:table-cell table:formula="of:=([.J385]/[.K$1])/([.I385]/1000)" office:value-type="float" office:value="0.39893143365984" calcext:value-type="float">
            <text:p>0.40</text:p>
          </table:table-cell>
          <table:table-cell table:formula="of:=[.L$1]*([.D385]-20)" office:value-type="float" office:value="38" calcext:value-type="float">
            <text:p>38</text:p>
          </table:table-cell>
          <table:table-cell table:formula="of:=[.M$1]*[.F385]" office:value-type="float" office:value="31.075" calcext:value-type="float">
            <text:p>31.075</text:p>
          </table:table-cell>
          <table:table-cell table:style-name="ce1" table:formula="of:=[.N$1]*[.K385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205" calcext:value-type="float">
            <text:p>2332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040" calcext:value-type="float">
            <text:p>43040</text:p>
          </table:table-cell>
          <table:table-cell table:formula="of:=[.B386]-[.B385]" office:value-type="float" office:value="100" calcext:value-type="float">
            <text:p>100</text:p>
          </table:table-cell>
          <table:table-cell table:formula="of:=[.H386]-[.H385]" office:value-type="float" office:value="226" calcext:value-type="float">
            <text:p>226</text:p>
          </table:table-cell>
          <table:table-cell table:formula="of:=([.J386]/[.K$1])/([.I386]/1000)" office:value-type="float" office:value="0.402493321460374" calcext:value-type="float">
            <text:p>0.40</text:p>
          </table:table-cell>
          <table:table-cell table:formula="of:=[.L$1]*([.D386]-20)" office:value-type="float" office:value="38" calcext:value-type="float">
            <text:p>38</text:p>
          </table:table-cell>
          <table:table-cell table:formula="of:=[.M$1]*[.F386]" office:value-type="float" office:value="31.075" calcext:value-type="float">
            <text:p>31.075</text:p>
          </table:table-cell>
          <table:table-cell table:style-name="ce1" table:formula="of:=[.N$1]*[.K386]" office:value-type="float" office:value="40.2493321460374" calcext:value-type="float">
            <text:p>40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305" calcext:value-type="float">
            <text:p>2333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248" calcext:value-type="float">
            <text:p>43248</text:p>
          </table:table-cell>
          <table:table-cell table:formula="of:=[.B387]-[.B386]" office:value-type="float" office:value="100" calcext:value-type="float">
            <text:p>100</text:p>
          </table:table-cell>
          <table:table-cell table:formula="of:=[.H387]-[.H386]" office:value-type="float" office:value="208" calcext:value-type="float">
            <text:p>208</text:p>
          </table:table-cell>
          <table:table-cell table:formula="of:=([.J387]/[.K$1])/([.I387]/1000)" office:value-type="float" office:value="0.370436331255565" calcext:value-type="float">
            <text:p>0.37</text:p>
          </table:table-cell>
          <table:table-cell table:formula="of:=[.L$1]*([.D387]-20)" office:value-type="float" office:value="38" calcext:value-type="float">
            <text:p>38</text:p>
          </table:table-cell>
          <table:table-cell table:formula="of:=[.M$1]*[.F387]" office:value-type="float" office:value="31.075" calcext:value-type="float">
            <text:p>31.075</text:p>
          </table:table-cell>
          <table:table-cell table:style-name="ce1" table:formula="of:=[.N$1]*[.K387]" office:value-type="float" office:value="37.0436331255565" calcext:value-type="float">
            <text:p>37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405" calcext:value-type="float">
            <text:p>2334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468" calcext:value-type="float">
            <text:p>43468</text:p>
          </table:table-cell>
          <table:table-cell table:formula="of:=[.B388]-[.B387]" office:value-type="float" office:value="100" calcext:value-type="float">
            <text:p>100</text:p>
          </table:table-cell>
          <table:table-cell table:formula="of:=[.H388]-[.H387]" office:value-type="float" office:value="220" calcext:value-type="float">
            <text:p>220</text:p>
          </table:table-cell>
          <table:table-cell table:formula="of:=([.J388]/[.K$1])/([.I388]/1000)" office:value-type="float" office:value="0.391807658058771" calcext:value-type="float">
            <text:p>0.39</text:p>
          </table:table-cell>
          <table:table-cell table:formula="of:=[.L$1]*([.D388]-20)" office:value-type="float" office:value="38" calcext:value-type="float">
            <text:p>38</text:p>
          </table:table-cell>
          <table:table-cell table:formula="of:=[.M$1]*[.F388]" office:value-type="float" office:value="31.075" calcext:value-type="float">
            <text:p>31.075</text:p>
          </table:table-cell>
          <table:table-cell table:style-name="ce1" table:formula="of:=[.N$1]*[.K388]" office:value-type="float" office:value="39.1807658058771" calcext:value-type="float">
            <text:p>3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505" calcext:value-type="float">
            <text:p>2335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687" calcext:value-type="float">
            <text:p>43687</text:p>
          </table:table-cell>
          <table:table-cell table:formula="of:=[.B389]-[.B388]" office:value-type="float" office:value="100" calcext:value-type="float">
            <text:p>100</text:p>
          </table:table-cell>
          <table:table-cell table:formula="of:=[.H389]-[.H388]" office:value-type="float" office:value="219" calcext:value-type="float">
            <text:p>219</text:p>
          </table:table-cell>
          <table:table-cell table:formula="of:=([.J389]/[.K$1])/([.I389]/1000)" office:value-type="float" office:value="0.390026714158504" calcext:value-type="float">
            <text:p>0.39</text:p>
          </table:table-cell>
          <table:table-cell table:formula="of:=[.L$1]*([.D389]-20)" office:value-type="float" office:value="38" calcext:value-type="float">
            <text:p>38</text:p>
          </table:table-cell>
          <table:table-cell table:formula="of:=[.M$1]*[.F389]" office:value-type="float" office:value="31.075" calcext:value-type="float">
            <text:p>31.075</text:p>
          </table:table-cell>
          <table:table-cell table:style-name="ce1" table:formula="of:=[.N$1]*[.K389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605" calcext:value-type="float">
            <text:p>2336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3906" calcext:value-type="float">
            <text:p>43906</text:p>
          </table:table-cell>
          <table:table-cell table:formula="of:=[.B390]-[.B389]" office:value-type="float" office:value="100" calcext:value-type="float">
            <text:p>100</text:p>
          </table:table-cell>
          <table:table-cell table:formula="of:=[.H390]-[.H389]" office:value-type="float" office:value="219" calcext:value-type="float">
            <text:p>219</text:p>
          </table:table-cell>
          <table:table-cell table:formula="of:=([.J390]/[.K$1])/([.I390]/1000)" office:value-type="float" office:value="0.390026714158504" calcext:value-type="float">
            <text:p>0.39</text:p>
          </table:table-cell>
          <table:table-cell table:formula="of:=[.L$1]*([.D390]-20)" office:value-type="float" office:value="38" calcext:value-type="float">
            <text:p>38</text:p>
          </table:table-cell>
          <table:table-cell table:formula="of:=[.M$1]*[.F390]" office:value-type="float" office:value="31.075" calcext:value-type="float">
            <text:p>31.075</text:p>
          </table:table-cell>
          <table:table-cell table:style-name="ce1" table:formula="of:=[.N$1]*[.K390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705" calcext:value-type="float">
            <text:p>2337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128" calcext:value-type="float">
            <text:p>44128</text:p>
          </table:table-cell>
          <table:table-cell table:formula="of:=[.B391]-[.B390]" office:value-type="float" office:value="100" calcext:value-type="float">
            <text:p>100</text:p>
          </table:table-cell>
          <table:table-cell table:formula="of:=[.H391]-[.H390]" office:value-type="float" office:value="222" calcext:value-type="float">
            <text:p>222</text:p>
          </table:table-cell>
          <table:table-cell table:formula="of:=([.J391]/[.K$1])/([.I391]/1000)" office:value-type="float" office:value="0.395369545859305" calcext:value-type="float">
            <text:p>0.40</text:p>
          </table:table-cell>
          <table:table-cell table:formula="of:=[.L$1]*([.D391]-20)" office:value-type="float" office:value="38" calcext:value-type="float">
            <text:p>38</text:p>
          </table:table-cell>
          <table:table-cell table:formula="of:=[.M$1]*[.F391]" office:value-type="float" office:value="31.075" calcext:value-type="float">
            <text:p>31.075</text:p>
          </table:table-cell>
          <table:table-cell table:style-name="ce1" table:formula="of:=[.N$1]*[.K391]" office:value-type="float" office:value="39.5369545859305" calcext:value-type="float">
            <text:p>39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805" calcext:value-type="float">
            <text:p>233805</text:p>
          </table:table-cell>
          <table:table-cell office:value-type="string" calcext:value-type="string">
            <text:p><text:s/>TH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339" calcext:value-type="float">
            <text:p>44339</text:p>
          </table:table-cell>
          <table:table-cell table:formula="of:=[.B392]-[.B391]" office:value-type="float" office:value="100" calcext:value-type="float">
            <text:p>100</text:p>
          </table:table-cell>
          <table:table-cell table:formula="of:=[.H392]-[.H391]" office:value-type="float" office:value="211" calcext:value-type="float">
            <text:p>211</text:p>
          </table:table-cell>
          <table:table-cell table:formula="of:=([.J392]/[.K$1])/([.I392]/1000)" office:value-type="float" office:value="0.375779162956367" calcext:value-type="float">
            <text:p>0.38</text:p>
          </table:table-cell>
          <table:table-cell table:formula="of:=[.L$1]*([.D392]-20)" office:value-type="float" office:value="38" calcext:value-type="float">
            <text:p>38</text:p>
          </table:table-cell>
          <table:table-cell table:formula="of:=[.M$1]*[.F392]" office:value-type="float" office:value="31.075" calcext:value-type="float">
            <text:p>31.075</text:p>
          </table:table-cell>
          <table:table-cell table:style-name="ce1" table:formula="of:=[.N$1]*[.K392]" office:value-type="float" office:value="37.5779162956367" calcext:value-type="float">
            <text:p>37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3905" calcext:value-type="float">
            <text:p>2339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557" calcext:value-type="float">
            <text:p>44557</text:p>
          </table:table-cell>
          <table:table-cell table:formula="of:=[.B393]-[.B392]" office:value-type="float" office:value="100" calcext:value-type="float">
            <text:p>100</text:p>
          </table:table-cell>
          <table:table-cell table:formula="of:=[.H393]-[.H392]" office:value-type="float" office:value="218" calcext:value-type="float">
            <text:p>218</text:p>
          </table:table-cell>
          <table:table-cell table:formula="of:=([.J393]/[.K$1])/([.I393]/1000)" office:value-type="float" office:value="0.388245770258237" calcext:value-type="float">
            <text:p>0.39</text:p>
          </table:table-cell>
          <table:table-cell table:formula="of:=[.L$1]*([.D393]-20)" office:value-type="float" office:value="39" calcext:value-type="float">
            <text:p>39</text:p>
          </table:table-cell>
          <table:table-cell table:formula="of:=[.M$1]*[.F393]" office:value-type="float" office:value="31.075" calcext:value-type="float">
            <text:p>31.075</text:p>
          </table:table-cell>
          <table:table-cell table:style-name="ce1" table:formula="of:=[.N$1]*[.K393]" office:value-type="float" office:value="38.8245770258237" calcext:value-type="float">
            <text:p>38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005" calcext:value-type="float">
            <text:p>2340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4787" calcext:value-type="float">
            <text:p>44787</text:p>
          </table:table-cell>
          <table:table-cell table:formula="of:=[.B394]-[.B393]" office:value-type="float" office:value="100" calcext:value-type="float">
            <text:p>100</text:p>
          </table:table-cell>
          <table:table-cell table:formula="of:=[.H394]-[.H393]" office:value-type="float" office:value="230" calcext:value-type="float">
            <text:p>230</text:p>
          </table:table-cell>
          <table:table-cell table:formula="of:=([.J394]/[.K$1])/([.I394]/1000)" office:value-type="float" office:value="0.409617097061443" calcext:value-type="float">
            <text:p>0.41</text:p>
          </table:table-cell>
          <table:table-cell table:formula="of:=[.L$1]*([.D394]-20)" office:value-type="float" office:value="39" calcext:value-type="float">
            <text:p>39</text:p>
          </table:table-cell>
          <table:table-cell table:formula="of:=[.M$1]*[.F394]" office:value-type="float" office:value="31.075" calcext:value-type="float">
            <text:p>31.075</text:p>
          </table:table-cell>
          <table:table-cell table:style-name="ce1" table:formula="of:=[.N$1]*[.K394]" office:value-type="float" office:value="40.9617097061443" calcext:value-type="float">
            <text:p>40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105" calcext:value-type="float">
            <text:p>2341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016" calcext:value-type="float">
            <text:p>45016</text:p>
          </table:table-cell>
          <table:table-cell table:formula="of:=[.B395]-[.B394]" office:value-type="float" office:value="100" calcext:value-type="float">
            <text:p>100</text:p>
          </table:table-cell>
          <table:table-cell table:formula="of:=[.H395]-[.H394]" office:value-type="float" office:value="229" calcext:value-type="float">
            <text:p>229</text:p>
          </table:table-cell>
          <table:table-cell table:formula="of:=([.J395]/[.K$1])/([.I395]/1000)" office:value-type="float" office:value="0.407836153161175" calcext:value-type="float">
            <text:p>0.41</text:p>
          </table:table-cell>
          <table:table-cell table:formula="of:=[.L$1]*([.D395]-20)" office:value-type="float" office:value="39" calcext:value-type="float">
            <text:p>39</text:p>
          </table:table-cell>
          <table:table-cell table:formula="of:=[.M$1]*[.F395]" office:value-type="float" office:value="31.075" calcext:value-type="float">
            <text:p>31.075</text:p>
          </table:table-cell>
          <table:table-cell table:style-name="ce1" table:formula="of:=[.N$1]*[.K395]" office:value-type="float" office:value="40.7836153161176" calcext:value-type="float">
            <text:p>40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205" calcext:value-type="float">
            <text:p>2342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234" calcext:value-type="float">
            <text:p>45234</text:p>
          </table:table-cell>
          <table:table-cell table:formula="of:=[.B396]-[.B395]" office:value-type="float" office:value="100" calcext:value-type="float">
            <text:p>100</text:p>
          </table:table-cell>
          <table:table-cell table:formula="of:=[.H396]-[.H395]" office:value-type="float" office:value="218" calcext:value-type="float">
            <text:p>218</text:p>
          </table:table-cell>
          <table:table-cell table:formula="of:=([.J396]/[.K$1])/([.I396]/1000)" office:value-type="float" office:value="0.388245770258237" calcext:value-type="float">
            <text:p>0.39</text:p>
          </table:table-cell>
          <table:table-cell table:formula="of:=[.L$1]*([.D396]-20)" office:value-type="float" office:value="39" calcext:value-type="float">
            <text:p>39</text:p>
          </table:table-cell>
          <table:table-cell table:formula="of:=[.M$1]*[.F396]" office:value-type="float" office:value="31.075" calcext:value-type="float">
            <text:p>31.075</text:p>
          </table:table-cell>
          <table:table-cell table:style-name="ce1" table:formula="of:=[.N$1]*[.K396]" office:value-type="float" office:value="38.8245770258237" calcext:value-type="float">
            <text:p>38.8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305" calcext:value-type="float">
            <text:p>2343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449" calcext:value-type="float">
            <text:p>45449</text:p>
          </table:table-cell>
          <table:table-cell table:formula="of:=[.B397]-[.B396]" office:value-type="float" office:value="100" calcext:value-type="float">
            <text:p>100</text:p>
          </table:table-cell>
          <table:table-cell table:formula="of:=[.H397]-[.H396]" office:value-type="float" office:value="215" calcext:value-type="float">
            <text:p>215</text:p>
          </table:table-cell>
          <table:table-cell table:formula="of:=([.J397]/[.K$1])/([.I397]/1000)" office:value-type="float" office:value="0.382902938557435" calcext:value-type="float">
            <text:p>0.38</text:p>
          </table:table-cell>
          <table:table-cell table:formula="of:=[.L$1]*([.D397]-20)" office:value-type="float" office:value="39" calcext:value-type="float">
            <text:p>39</text:p>
          </table:table-cell>
          <table:table-cell table:formula="of:=[.M$1]*[.F397]" office:value-type="float" office:value="31.075" calcext:value-type="float">
            <text:p>31.075</text:p>
          </table:table-cell>
          <table:table-cell table:style-name="ce1" table:formula="of:=[.N$1]*[.K397]" office:value-type="float" office:value="38.2902938557435" calcext:value-type="float">
            <text:p>38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405" calcext:value-type="float">
            <text:p>2344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686" calcext:value-type="float">
            <text:p>45686</text:p>
          </table:table-cell>
          <table:table-cell table:formula="of:=[.B398]-[.B397]" office:value-type="float" office:value="100" calcext:value-type="float">
            <text:p>100</text:p>
          </table:table-cell>
          <table:table-cell table:formula="of:=[.H398]-[.H397]" office:value-type="float" office:value="237" calcext:value-type="float">
            <text:p>237</text:p>
          </table:table-cell>
          <table:table-cell table:formula="of:=([.J398]/[.K$1])/([.I398]/1000)" office:value-type="float" office:value="0.422083704363313" calcext:value-type="float">
            <text:p>0.42</text:p>
          </table:table-cell>
          <table:table-cell table:formula="of:=[.L$1]*([.D398]-20)" office:value-type="float" office:value="39" calcext:value-type="float">
            <text:p>39</text:p>
          </table:table-cell>
          <table:table-cell table:formula="of:=[.M$1]*[.F398]" office:value-type="float" office:value="31.075" calcext:value-type="float">
            <text:p>31.075</text:p>
          </table:table-cell>
          <table:table-cell table:style-name="ce1" table:formula="of:=[.N$1]*[.K398]" office:value-type="float" office:value="42.2083704363313" calcext:value-type="float">
            <text:p>42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505" calcext:value-type="float">
            <text:p>2345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5910" calcext:value-type="float">
            <text:p>45910</text:p>
          </table:table-cell>
          <table:table-cell table:formula="of:=[.B399]-[.B398]" office:value-type="float" office:value="100" calcext:value-type="float">
            <text:p>100</text:p>
          </table:table-cell>
          <table:table-cell table:formula="of:=[.H399]-[.H398]" office:value-type="float" office:value="224" calcext:value-type="float">
            <text:p>224</text:p>
          </table:table-cell>
          <table:table-cell table:formula="of:=([.J399]/[.K$1])/([.I399]/1000)" office:value-type="float" office:value="0.39893143365984" calcext:value-type="float">
            <text:p>0.40</text:p>
          </table:table-cell>
          <table:table-cell table:formula="of:=[.L$1]*([.D399]-20)" office:value-type="float" office:value="39" calcext:value-type="float">
            <text:p>39</text:p>
          </table:table-cell>
          <table:table-cell table:formula="of:=[.M$1]*[.F399]" office:value-type="float" office:value="31.075" calcext:value-type="float">
            <text:p>31.075</text:p>
          </table:table-cell>
          <table:table-cell table:style-name="ce1" table:formula="of:=[.N$1]*[.K399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605" calcext:value-type="float">
            <text:p>2346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134" calcext:value-type="float">
            <text:p>46134</text:p>
          </table:table-cell>
          <table:table-cell table:formula="of:=[.B400]-[.B399]" office:value-type="float" office:value="100" calcext:value-type="float">
            <text:p>100</text:p>
          </table:table-cell>
          <table:table-cell table:formula="of:=[.H400]-[.H399]" office:value-type="float" office:value="224" calcext:value-type="float">
            <text:p>224</text:p>
          </table:table-cell>
          <table:table-cell table:formula="of:=([.J400]/[.K$1])/([.I400]/1000)" office:value-type="float" office:value="0.39893143365984" calcext:value-type="float">
            <text:p>0.40</text:p>
          </table:table-cell>
          <table:table-cell table:formula="of:=[.L$1]*([.D400]-20)" office:value-type="float" office:value="39" calcext:value-type="float">
            <text:p>39</text:p>
          </table:table-cell>
          <table:table-cell table:formula="of:=[.M$1]*[.F400]" office:value-type="float" office:value="31.075" calcext:value-type="float">
            <text:p>31.075</text:p>
          </table:table-cell>
          <table:table-cell table:style-name="ce1" table:formula="of:=[.N$1]*[.K400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705" calcext:value-type="float">
            <text:p>2347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353" calcext:value-type="float">
            <text:p>46353</text:p>
          </table:table-cell>
          <table:table-cell table:formula="of:=[.B401]-[.B400]" office:value-type="float" office:value="100" calcext:value-type="float">
            <text:p>100</text:p>
          </table:table-cell>
          <table:table-cell table:formula="of:=[.H401]-[.H400]" office:value-type="float" office:value="219" calcext:value-type="float">
            <text:p>219</text:p>
          </table:table-cell>
          <table:table-cell table:formula="of:=([.J401]/[.K$1])/([.I401]/1000)" office:value-type="float" office:value="0.390026714158504" calcext:value-type="float">
            <text:p>0.39</text:p>
          </table:table-cell>
          <table:table-cell table:formula="of:=[.L$1]*([.D401]-20)" office:value-type="float" office:value="39" calcext:value-type="float">
            <text:p>39</text:p>
          </table:table-cell>
          <table:table-cell table:formula="of:=[.M$1]*[.F401]" office:value-type="float" office:value="31.075" calcext:value-type="float">
            <text:p>31.075</text:p>
          </table:table-cell>
          <table:table-cell table:style-name="ce1" table:formula="of:=[.N$1]*[.K401]" office:value-type="float" office:value="39.0026714158504" calcext:value-type="float">
            <text:p>39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805" calcext:value-type="float">
            <text:p>234805</text:p>
          </table:table-cell>
          <table:table-cell office:value-type="string" calcext:value-type="string">
            <text:p><text:s/>TH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574" calcext:value-type="float">
            <text:p>46574</text:p>
          </table:table-cell>
          <table:table-cell table:formula="of:=[.B402]-[.B401]" office:value-type="float" office:value="100" calcext:value-type="float">
            <text:p>100</text:p>
          </table:table-cell>
          <table:table-cell table:formula="of:=[.H402]-[.H401]" office:value-type="float" office:value="221" calcext:value-type="float">
            <text:p>221</text:p>
          </table:table-cell>
          <table:table-cell table:formula="of:=([.J402]/[.K$1])/([.I402]/1000)" office:value-type="float" office:value="0.393588601959038" calcext:value-type="float">
            <text:p>0.39</text:p>
          </table:table-cell>
          <table:table-cell table:formula="of:=[.L$1]*([.D402]-20)" office:value-type="float" office:value="39" calcext:value-type="float">
            <text:p>39</text:p>
          </table:table-cell>
          <table:table-cell table:formula="of:=[.M$1]*[.F402]" office:value-type="float" office:value="31.075" calcext:value-type="float">
            <text:p>31.075</text:p>
          </table:table-cell>
          <table:table-cell table:style-name="ce1" table:formula="of:=[.N$1]*[.K402]" office:value-type="float" office:value="39.3588601959038" calcext:value-type="float">
            <text:p>39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4905" calcext:value-type="float">
            <text:p>2349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6814" calcext:value-type="float">
            <text:p>46814</text:p>
          </table:table-cell>
          <table:table-cell table:formula="of:=[.B403]-[.B402]" office:value-type="float" office:value="100" calcext:value-type="float">
            <text:p>100</text:p>
          </table:table-cell>
          <table:table-cell table:formula="of:=[.H403]-[.H402]" office:value-type="float" office:value="240" calcext:value-type="float">
            <text:p>240</text:p>
          </table:table-cell>
          <table:table-cell table:formula="of:=([.J403]/[.K$1])/([.I403]/1000)" office:value-type="float" office:value="0.427426536064114" calcext:value-type="float">
            <text:p>0.43</text:p>
          </table:table-cell>
          <table:table-cell table:formula="of:=[.L$1]*([.D403]-20)" office:value-type="float" office:value="40" calcext:value-type="float">
            <text:p>40</text:p>
          </table:table-cell>
          <table:table-cell table:formula="of:=[.M$1]*[.F403]" office:value-type="float" office:value="31.075" calcext:value-type="float">
            <text:p>31.075</text:p>
          </table:table-cell>
          <table:table-cell table:style-name="ce1" table:formula="of:=[.N$1]*[.K403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005" calcext:value-type="float">
            <text:p>2350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038" calcext:value-type="float">
            <text:p>47038</text:p>
          </table:table-cell>
          <table:table-cell table:formula="of:=[.B404]-[.B403]" office:value-type="float" office:value="100" calcext:value-type="float">
            <text:p>100</text:p>
          </table:table-cell>
          <table:table-cell table:formula="of:=[.H404]-[.H403]" office:value-type="float" office:value="224" calcext:value-type="float">
            <text:p>224</text:p>
          </table:table-cell>
          <table:table-cell table:formula="of:=([.J404]/[.K$1])/([.I404]/1000)" office:value-type="float" office:value="0.39893143365984" calcext:value-type="float">
            <text:p>0.40</text:p>
          </table:table-cell>
          <table:table-cell table:formula="of:=[.L$1]*([.D404]-20)" office:value-type="float" office:value="40" calcext:value-type="float">
            <text:p>40</text:p>
          </table:table-cell>
          <table:table-cell table:formula="of:=[.M$1]*[.F404]" office:value-type="float" office:value="31.075" calcext:value-type="float">
            <text:p>31.075</text:p>
          </table:table-cell>
          <table:table-cell table:style-name="ce1" table:formula="of:=[.N$1]*[.K404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105" calcext:value-type="float">
            <text:p>2351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258" calcext:value-type="float">
            <text:p>47258</text:p>
          </table:table-cell>
          <table:table-cell table:formula="of:=[.B405]-[.B404]" office:value-type="float" office:value="100" calcext:value-type="float">
            <text:p>100</text:p>
          </table:table-cell>
          <table:table-cell table:formula="of:=[.H405]-[.H404]" office:value-type="float" office:value="220" calcext:value-type="float">
            <text:p>220</text:p>
          </table:table-cell>
          <table:table-cell table:formula="of:=([.J405]/[.K$1])/([.I405]/1000)" office:value-type="float" office:value="0.391807658058771" calcext:value-type="float">
            <text:p>0.39</text:p>
          </table:table-cell>
          <table:table-cell table:formula="of:=[.L$1]*([.D405]-20)" office:value-type="float" office:value="40" calcext:value-type="float">
            <text:p>40</text:p>
          </table:table-cell>
          <table:table-cell table:formula="of:=[.M$1]*[.F405]" office:value-type="float" office:value="31.075" calcext:value-type="float">
            <text:p>31.075</text:p>
          </table:table-cell>
          <table:table-cell table:style-name="ce1" table:formula="of:=[.N$1]*[.K405]" office:value-type="float" office:value="39.1807658058771" calcext:value-type="float">
            <text:p>39.1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205" calcext:value-type="float">
            <text:p>2352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Odom</text:p>
          </table:table-cell>
          <table:table-cell office:value-type="float" office:value="47497" calcext:value-type="float">
            <text:p>47497</text:p>
          </table:table-cell>
          <table:table-cell table:formula="of:=[.B406]-[.B405]" office:value-type="float" office:value="100" calcext:value-type="float">
            <text:p>100</text:p>
          </table:table-cell>
          <table:table-cell table:formula="of:=[.H406]-[.H405]" office:value-type="float" office:value="239" calcext:value-type="float">
            <text:p>239</text:p>
          </table:table-cell>
          <table:table-cell table:formula="of:=([.J406]/[.K$1])/([.I406]/1000)" office:value-type="float" office:value="0.425645592163847" calcext:value-type="float">
            <text:p>0.43</text:p>
          </table:table-cell>
          <table:table-cell table:formula="of:=[.L$1]*([.D406]-20)" office:value-type="float" office:value="40" calcext:value-type="float">
            <text:p>40</text:p>
          </table:table-cell>
          <table:table-cell table:formula="of:=[.M$1]*[.F406]" office:value-type="float" office:value="31.075" calcext:value-type="float">
            <text:p>31.075</text:p>
          </table:table-cell>
          <table:table-cell table:style-name="ce1" table:formula="of:=[.N$1]*[.K406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305" calcext:value-type="float">
            <text:p>2353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731" calcext:value-type="float">
            <text:p>47731</text:p>
          </table:table-cell>
          <table:table-cell table:formula="of:=[.B407]-[.B406]" office:value-type="float" office:value="100" calcext:value-type="float">
            <text:p>100</text:p>
          </table:table-cell>
          <table:table-cell table:formula="of:=[.H407]-[.H406]" office:value-type="float" office:value="234" calcext:value-type="float">
            <text:p>234</text:p>
          </table:table-cell>
          <table:table-cell table:formula="of:=([.J407]/[.K$1])/([.I407]/1000)" office:value-type="float" office:value="0.416740872662511" calcext:value-type="float">
            <text:p>0.42</text:p>
          </table:table-cell>
          <table:table-cell table:formula="of:=[.L$1]*([.D407]-20)" office:value-type="float" office:value="40" calcext:value-type="float">
            <text:p>40</text:p>
          </table:table-cell>
          <table:table-cell table:formula="of:=[.M$1]*[.F407]" office:value-type="float" office:value="32.23" calcext:value-type="float">
            <text:p>32.23</text:p>
          </table:table-cell>
          <table:table-cell table:style-name="ce1" table:formula="of:=[.N$1]*[.K407]" office:value-type="float" office:value="41.6740872662511" calcext:value-type="float">
            <text:p>41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405" calcext:value-type="float">
            <text:p>2354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7955" calcext:value-type="float">
            <text:p>47955</text:p>
          </table:table-cell>
          <table:table-cell table:formula="of:=[.B408]-[.B407]" office:value-type="float" office:value="100" calcext:value-type="float">
            <text:p>100</text:p>
          </table:table-cell>
          <table:table-cell table:formula="of:=[.H408]-[.H407]" office:value-type="float" office:value="224" calcext:value-type="float">
            <text:p>224</text:p>
          </table:table-cell>
          <table:table-cell table:formula="of:=([.J408]/[.K$1])/([.I408]/1000)" office:value-type="float" office:value="0.39893143365984" calcext:value-type="float">
            <text:p>0.40</text:p>
          </table:table-cell>
          <table:table-cell table:formula="of:=[.L$1]*([.D408]-20)" office:value-type="float" office:value="40" calcext:value-type="float">
            <text:p>40</text:p>
          </table:table-cell>
          <table:table-cell table:formula="of:=[.M$1]*[.F408]" office:value-type="float" office:value="32.23" calcext:value-type="float">
            <text:p>32.23</text:p>
          </table:table-cell>
          <table:table-cell table:style-name="ce1" table:formula="of:=[.N$1]*[.K408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505" calcext:value-type="float">
            <text:p>2355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184" calcext:value-type="float">
            <text:p>48184</text:p>
          </table:table-cell>
          <table:table-cell table:formula="of:=[.B409]-[.B408]" office:value-type="float" office:value="100" calcext:value-type="float">
            <text:p>100</text:p>
          </table:table-cell>
          <table:table-cell table:formula="of:=[.H409]-[.H408]" office:value-type="float" office:value="229" calcext:value-type="float">
            <text:p>229</text:p>
          </table:table-cell>
          <table:table-cell table:formula="of:=([.J409]/[.K$1])/([.I409]/1000)" office:value-type="float" office:value="0.407836153161175" calcext:value-type="float">
            <text:p>0.41</text:p>
          </table:table-cell>
          <table:table-cell table:formula="of:=[.L$1]*([.D409]-20)" office:value-type="float" office:value="40" calcext:value-type="float">
            <text:p>40</text:p>
          </table:table-cell>
          <table:table-cell table:formula="of:=[.M$1]*[.F409]" office:value-type="float" office:value="32.23" calcext:value-type="float">
            <text:p>32.23</text:p>
          </table:table-cell>
          <table:table-cell table:style-name="ce1" table:formula="of:=[.N$1]*[.K409]" office:value-type="float" office:value="40.7836153161176" calcext:value-type="float">
            <text:p>40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605" calcext:value-type="float">
            <text:p>2356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Odom</text:p>
          </table:table-cell>
          <table:table-cell office:value-type="float" office:value="48421" calcext:value-type="float">
            <text:p>48421</text:p>
          </table:table-cell>
          <table:table-cell table:formula="of:=[.B410]-[.B409]" office:value-type="float" office:value="100" calcext:value-type="float">
            <text:p>100</text:p>
          </table:table-cell>
          <table:table-cell table:formula="of:=[.H410]-[.H409]" office:value-type="float" office:value="237" calcext:value-type="float">
            <text:p>237</text:p>
          </table:table-cell>
          <table:table-cell table:formula="of:=([.J410]/[.K$1])/([.I410]/1000)" office:value-type="float" office:value="0.422083704363313" calcext:value-type="float">
            <text:p>0.42</text:p>
          </table:table-cell>
          <table:table-cell table:formula="of:=[.L$1]*([.D410]-20)" office:value-type="float" office:value="40" calcext:value-type="float">
            <text:p>40</text:p>
          </table:table-cell>
          <table:table-cell table:formula="of:=[.M$1]*[.F410]" office:value-type="float" office:value="32.23" calcext:value-type="float">
            <text:p>32.23</text:p>
          </table:table-cell>
          <table:table-cell table:style-name="ce1" table:formula="of:=[.N$1]*[.K410]" office:value-type="float" office:value="42.2083704363313" calcext:value-type="float">
            <text:p>42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705" calcext:value-type="float">
            <text:p>2357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652" calcext:value-type="float">
            <text:p>48652</text:p>
          </table:table-cell>
          <table:table-cell table:formula="of:=[.B411]-[.B410]" office:value-type="float" office:value="100" calcext:value-type="float">
            <text:p>100</text:p>
          </table:table-cell>
          <table:table-cell table:formula="of:=[.H411]-[.H410]" office:value-type="float" office:value="231" calcext:value-type="float">
            <text:p>231</text:p>
          </table:table-cell>
          <table:table-cell table:formula="of:=([.J411]/[.K$1])/([.I411]/1000)" office:value-type="float" office:value="0.41139804096171" calcext:value-type="float">
            <text:p>0.41</text:p>
          </table:table-cell>
          <table:table-cell table:formula="of:=[.L$1]*([.D411]-20)" office:value-type="float" office:value="40" calcext:value-type="float">
            <text:p>40</text:p>
          </table:table-cell>
          <table:table-cell table:formula="of:=[.M$1]*[.F411]" office:value-type="float" office:value="33.33" calcext:value-type="float">
            <text:p>33.33</text:p>
          </table:table-cell>
          <table:table-cell table:style-name="ce1" table:formula="of:=[.N$1]*[.K411]" office:value-type="float" office:value="41.139804096171" calcext:value-type="float">
            <text:p>41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805" calcext:value-type="float">
            <text:p>235805</text:p>
          </table:table-cell>
          <table:table-cell office:value-type="string" calcext:value-type="string">
            <text:p><text:s/>TH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8876" calcext:value-type="float">
            <text:p>48876</text:p>
          </table:table-cell>
          <table:table-cell table:formula="of:=[.B412]-[.B411]" office:value-type="float" office:value="100" calcext:value-type="float">
            <text:p>100</text:p>
          </table:table-cell>
          <table:table-cell table:formula="of:=[.H412]-[.H411]" office:value-type="float" office:value="224" calcext:value-type="float">
            <text:p>224</text:p>
          </table:table-cell>
          <table:table-cell table:formula="of:=([.J412]/[.K$1])/([.I412]/1000)" office:value-type="float" office:value="0.39893143365984" calcext:value-type="float">
            <text:p>0.40</text:p>
          </table:table-cell>
          <table:table-cell table:formula="of:=[.L$1]*([.D412]-20)" office:value-type="float" office:value="40" calcext:value-type="float">
            <text:p>40</text:p>
          </table:table-cell>
          <table:table-cell table:formula="of:=[.M$1]*[.F412]" office:value-type="float" office:value="33.33" calcext:value-type="float">
            <text:p>33.33</text:p>
          </table:table-cell>
          <table:table-cell table:style-name="ce1" table:formula="of:=[.N$1]*[.K412]" office:value-type="float" office:value="39.893143365984" calcext:value-type="float">
            <text:p>39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5905" calcext:value-type="float">
            <text:p>2359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Odom</text:p>
          </table:table-cell>
          <table:table-cell office:value-type="float" office:value="49111" calcext:value-type="float">
            <text:p>49111</text:p>
          </table:table-cell>
          <table:table-cell table:formula="of:=[.B413]-[.B412]" office:value-type="float" office:value="100" calcext:value-type="float">
            <text:p>100</text:p>
          </table:table-cell>
          <table:table-cell table:formula="of:=[.H413]-[.H412]" office:value-type="float" office:value="235" calcext:value-type="float">
            <text:p>235</text:p>
          </table:table-cell>
          <table:table-cell table:formula="of:=([.J413]/[.K$1])/([.I413]/1000)" office:value-type="float" office:value="0.418521816562778" calcext:value-type="float">
            <text:p>0.42</text:p>
          </table:table-cell>
          <table:table-cell table:formula="of:=[.L$1]*([.D413]-20)" office:value-type="float" office:value="41" calcext:value-type="float">
            <text:p>41</text:p>
          </table:table-cell>
          <table:table-cell table:formula="of:=[.M$1]*[.F413]" office:value-type="float" office:value="33.33" calcext:value-type="float">
            <text:p>33.33</text:p>
          </table:table-cell>
          <table:table-cell table:style-name="ce1" table:formula="of:=[.N$1]*[.K413]" office:value-type="float" office:value="41.8521816562778" calcext:value-type="float">
            <text:p>41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005" calcext:value-type="float">
            <text:p>2360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349" calcext:value-type="float">
            <text:p>49349</text:p>
          </table:table-cell>
          <table:table-cell table:formula="of:=[.B414]-[.B413]" office:value-type="float" office:value="100" calcext:value-type="float">
            <text:p>100</text:p>
          </table:table-cell>
          <table:table-cell table:formula="of:=[.H414]-[.H413]" office:value-type="float" office:value="238" calcext:value-type="float">
            <text:p>238</text:p>
          </table:table-cell>
          <table:table-cell table:formula="of:=([.J414]/[.K$1])/([.I414]/1000)" office:value-type="float" office:value="0.42386464826358" calcext:value-type="float">
            <text:p>0.42</text:p>
          </table:table-cell>
          <table:table-cell table:formula="of:=[.L$1]*([.D414]-20)" office:value-type="float" office:value="41" calcext:value-type="float">
            <text:p>41</text:p>
          </table:table-cell>
          <table:table-cell table:formula="of:=[.M$1]*[.F414]" office:value-type="float" office:value="34.1" calcext:value-type="float">
            <text:p>34.1</text:p>
          </table:table-cell>
          <table:table-cell table:style-name="ce1" table:formula="of:=[.N$1]*[.K414]" office:value-type="float" office:value="42.386464826358" calcext:value-type="float">
            <text:p>42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105" calcext:value-type="float">
            <text:p>2361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576" calcext:value-type="float">
            <text:p>49576</text:p>
          </table:table-cell>
          <table:table-cell table:formula="of:=[.B415]-[.B414]" office:value-type="float" office:value="100" calcext:value-type="float">
            <text:p>100</text:p>
          </table:table-cell>
          <table:table-cell table:formula="of:=[.H415]-[.H414]" office:value-type="float" office:value="227" calcext:value-type="float">
            <text:p>227</text:p>
          </table:table-cell>
          <table:table-cell table:formula="of:=([.J415]/[.K$1])/([.I415]/1000)" office:value-type="float" office:value="0.404274265360641" calcext:value-type="float">
            <text:p>0.40</text:p>
          </table:table-cell>
          <table:table-cell table:formula="of:=[.L$1]*([.D415]-20)" office:value-type="float" office:value="41" calcext:value-type="float">
            <text:p>41</text:p>
          </table:table-cell>
          <table:table-cell table:formula="of:=[.M$1]*[.F415]" office:value-type="float" office:value="34.1" calcext:value-type="float">
            <text:p>34.1</text:p>
          </table:table-cell>
          <table:table-cell table:style-name="ce1" table:formula="of:=[.N$1]*[.K415]" office:value-type="float" office:value="40.4274265360641" calcext:value-type="float">
            <text:p>40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205" calcext:value-type="float">
            <text:p>2362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49812" calcext:value-type="float">
            <text:p>49812</text:p>
          </table:table-cell>
          <table:table-cell table:formula="of:=[.B416]-[.B415]" office:value-type="float" office:value="100" calcext:value-type="float">
            <text:p>100</text:p>
          </table:table-cell>
          <table:table-cell table:formula="of:=[.H416]-[.H415]" office:value-type="float" office:value="236" calcext:value-type="float">
            <text:p>236</text:p>
          </table:table-cell>
          <table:table-cell table:formula="of:=([.J416]/[.K$1])/([.I416]/1000)" office:value-type="float" office:value="0.420302760463045" calcext:value-type="float">
            <text:p>0.42</text:p>
          </table:table-cell>
          <table:table-cell table:formula="of:=[.L$1]*([.D416]-20)" office:value-type="float" office:value="41" calcext:value-type="float">
            <text:p>41</text:p>
          </table:table-cell>
          <table:table-cell table:formula="of:=[.M$1]*[.F416]" office:value-type="float" office:value="34.1" calcext:value-type="float">
            <text:p>34.1</text:p>
          </table:table-cell>
          <table:table-cell table:style-name="ce1" table:formula="of:=[.N$1]*[.K416]" office:value-type="float" office:value="42.0302760463045" calcext:value-type="float">
            <text:p>42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305" calcext:value-type="float">
            <text:p>2363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048" calcext:value-type="float">
            <text:p>50048</text:p>
          </table:table-cell>
          <table:table-cell table:formula="of:=[.B417]-[.B416]" office:value-type="float" office:value="100" calcext:value-type="float">
            <text:p>100</text:p>
          </table:table-cell>
          <table:table-cell table:formula="of:=[.H417]-[.H416]" office:value-type="float" office:value="236" calcext:value-type="float">
            <text:p>236</text:p>
          </table:table-cell>
          <table:table-cell table:formula="of:=([.J417]/[.K$1])/([.I417]/1000)" office:value-type="float" office:value="0.420302760463045" calcext:value-type="float">
            <text:p>0.42</text:p>
          </table:table-cell>
          <table:table-cell table:formula="of:=[.L$1]*([.D417]-20)" office:value-type="float" office:value="41" calcext:value-type="float">
            <text:p>41</text:p>
          </table:table-cell>
          <table:table-cell table:formula="of:=[.M$1]*[.F417]" office:value-type="float" office:value="34.1" calcext:value-type="float">
            <text:p>34.1</text:p>
          </table:table-cell>
          <table:table-cell table:style-name="ce1" table:formula="of:=[.N$1]*[.K417]" office:value-type="float" office:value="42.0302760463045" calcext:value-type="float">
            <text:p>42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405" calcext:value-type="float">
            <text:p>2364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288" calcext:value-type="float">
            <text:p>50288</text:p>
          </table:table-cell>
          <table:table-cell table:formula="of:=[.B418]-[.B417]" office:value-type="float" office:value="100" calcext:value-type="float">
            <text:p>100</text:p>
          </table:table-cell>
          <table:table-cell table:formula="of:=[.H418]-[.H417]" office:value-type="float" office:value="240" calcext:value-type="float">
            <text:p>240</text:p>
          </table:table-cell>
          <table:table-cell table:formula="of:=([.J418]/[.K$1])/([.I418]/1000)" office:value-type="float" office:value="0.427426536064114" calcext:value-type="float">
            <text:p>0.43</text:p>
          </table:table-cell>
          <table:table-cell table:formula="of:=[.L$1]*([.D418]-20)" office:value-type="float" office:value="41" calcext:value-type="float">
            <text:p>41</text:p>
          </table:table-cell>
          <table:table-cell table:formula="of:=[.M$1]*[.F418]" office:value-type="float" office:value="34.1" calcext:value-type="float">
            <text:p>34.1</text:p>
          </table:table-cell>
          <table:table-cell table:style-name="ce1" table:formula="of:=[.N$1]*[.K418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505" calcext:value-type="float">
            <text:p>2365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521" calcext:value-type="float">
            <text:p>50521</text:p>
          </table:table-cell>
          <table:table-cell table:formula="of:=[.B419]-[.B418]" office:value-type="float" office:value="100" calcext:value-type="float">
            <text:p>100</text:p>
          </table:table-cell>
          <table:table-cell table:formula="of:=[.H419]-[.H418]" office:value-type="float" office:value="233" calcext:value-type="float">
            <text:p>233</text:p>
          </table:table-cell>
          <table:table-cell table:formula="of:=([.J419]/[.K$1])/([.I419]/1000)" office:value-type="float" office:value="0.414959928762244" calcext:value-type="float">
            <text:p>0.41</text:p>
          </table:table-cell>
          <table:table-cell table:formula="of:=[.L$1]*([.D419]-20)" office:value-type="float" office:value="41" calcext:value-type="float">
            <text:p>41</text:p>
          </table:table-cell>
          <table:table-cell table:formula="of:=[.M$1]*[.F419]" office:value-type="float" office:value="34.1" calcext:value-type="float">
            <text:p>34.1</text:p>
          </table:table-cell>
          <table:table-cell table:style-name="ce1" table:formula="of:=[.N$1]*[.K419]" office:value-type="float" office:value="41.4959928762244" calcext:value-type="float">
            <text:p>41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605" calcext:value-type="float">
            <text:p>2366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Odom</text:p>
          </table:table-cell>
          <table:table-cell office:value-type="float" office:value="50749" calcext:value-type="float">
            <text:p>50749</text:p>
          </table:table-cell>
          <table:table-cell table:formula="of:=[.B420]-[.B419]" office:value-type="float" office:value="100" calcext:value-type="float">
            <text:p>100</text:p>
          </table:table-cell>
          <table:table-cell table:formula="of:=[.H420]-[.H419]" office:value-type="float" office:value="228" calcext:value-type="float">
            <text:p>228</text:p>
          </table:table-cell>
          <table:table-cell table:formula="of:=([.J420]/[.K$1])/([.I420]/1000)" office:value-type="float" office:value="0.406055209260908" calcext:value-type="float">
            <text:p>0.41</text:p>
          </table:table-cell>
          <table:table-cell table:formula="of:=[.L$1]*([.D420]-20)" office:value-type="float" office:value="41" calcext:value-type="float">
            <text:p>41</text:p>
          </table:table-cell>
          <table:table-cell table:formula="of:=[.M$1]*[.F420]" office:value-type="float" office:value="34.1" calcext:value-type="float">
            <text:p>34.1</text:p>
          </table:table-cell>
          <table:table-cell table:style-name="ce1" table:formula="of:=[.N$1]*[.K420]" office:value-type="float" office:value="40.6055209260908" calcext:value-type="float">
            <text:p>40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705" calcext:value-type="float">
            <text:p>2367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0989" calcext:value-type="float">
            <text:p>50989</text:p>
          </table:table-cell>
          <table:table-cell table:formula="of:=[.B421]-[.B420]" office:value-type="float" office:value="100" calcext:value-type="float">
            <text:p>100</text:p>
          </table:table-cell>
          <table:table-cell table:formula="of:=[.H421]-[.H420]" office:value-type="float" office:value="240" calcext:value-type="float">
            <text:p>240</text:p>
          </table:table-cell>
          <table:table-cell table:formula="of:=([.J421]/[.K$1])/([.I421]/1000)" office:value-type="float" office:value="0.427426536064114" calcext:value-type="float">
            <text:p>0.43</text:p>
          </table:table-cell>
          <table:table-cell table:formula="of:=[.L$1]*([.D421]-20)" office:value-type="float" office:value="41" calcext:value-type="float">
            <text:p>41</text:p>
          </table:table-cell>
          <table:table-cell table:formula="of:=[.M$1]*[.F421]" office:value-type="float" office:value="34.925" calcext:value-type="float">
            <text:p>34.925</text:p>
          </table:table-cell>
          <table:table-cell table:style-name="ce1" table:formula="of:=[.N$1]*[.K421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805" calcext:value-type="float">
            <text:p>236805</text:p>
          </table:table-cell>
          <table:table-cell office:value-type="string" calcext:value-type="string">
            <text:p><text:s/>TH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235" calcext:value-type="float">
            <text:p>51235</text:p>
          </table:table-cell>
          <table:table-cell table:formula="of:=[.B422]-[.B421]" office:value-type="float" office:value="100" calcext:value-type="float">
            <text:p>100</text:p>
          </table:table-cell>
          <table:table-cell table:formula="of:=[.H422]-[.H421]" office:value-type="float" office:value="246" calcext:value-type="float">
            <text:p>246</text:p>
          </table:table-cell>
          <table:table-cell table:formula="of:=([.J422]/[.K$1])/([.I422]/1000)" office:value-type="float" office:value="0.438112199465717" calcext:value-type="float">
            <text:p>0.44</text:p>
          </table:table-cell>
          <table:table-cell table:formula="of:=[.L$1]*([.D422]-20)" office:value-type="float" office:value="41" calcext:value-type="float">
            <text:p>41</text:p>
          </table:table-cell>
          <table:table-cell table:formula="of:=[.M$1]*[.F422]" office:value-type="float" office:value="34.925" calcext:value-type="float">
            <text:p>34.925</text:p>
          </table:table-cell>
          <table:table-cell table:style-name="ce1" table:formula="of:=[.N$1]*[.K422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6905" calcext:value-type="float">
            <text:p>2369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462" calcext:value-type="float">
            <text:p>51462</text:p>
          </table:table-cell>
          <table:table-cell table:formula="of:=[.B423]-[.B422]" office:value-type="float" office:value="100" calcext:value-type="float">
            <text:p>100</text:p>
          </table:table-cell>
          <table:table-cell table:formula="of:=[.H423]-[.H422]" office:value-type="float" office:value="227" calcext:value-type="float">
            <text:p>227</text:p>
          </table:table-cell>
          <table:table-cell table:formula="of:=([.J423]/[.K$1])/([.I423]/1000)" office:value-type="float" office:value="0.404274265360641" calcext:value-type="float">
            <text:p>0.40</text:p>
          </table:table-cell>
          <table:table-cell table:formula="of:=[.L$1]*([.D423]-20)" office:value-type="float" office:value="42" calcext:value-type="float">
            <text:p>42</text:p>
          </table:table-cell>
          <table:table-cell table:formula="of:=[.M$1]*[.F423]" office:value-type="float" office:value="34.925" calcext:value-type="float">
            <text:p>34.925</text:p>
          </table:table-cell>
          <table:table-cell table:style-name="ce1" table:formula="of:=[.N$1]*[.K423]" office:value-type="float" office:value="40.4274265360641" calcext:value-type="float">
            <text:p>40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005" calcext:value-type="float">
            <text:p>2370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700" calcext:value-type="float">
            <text:p>51700</text:p>
          </table:table-cell>
          <table:table-cell table:formula="of:=[.B424]-[.B423]" office:value-type="float" office:value="100" calcext:value-type="float">
            <text:p>100</text:p>
          </table:table-cell>
          <table:table-cell table:formula="of:=[.H424]-[.H423]" office:value-type="float" office:value="238" calcext:value-type="float">
            <text:p>238</text:p>
          </table:table-cell>
          <table:table-cell table:formula="of:=([.J424]/[.K$1])/([.I424]/1000)" office:value-type="float" office:value="0.42386464826358" calcext:value-type="float">
            <text:p>0.42</text:p>
          </table:table-cell>
          <table:table-cell table:formula="of:=[.L$1]*([.D424]-20)" office:value-type="float" office:value="42" calcext:value-type="float">
            <text:p>42</text:p>
          </table:table-cell>
          <table:table-cell table:formula="of:=[.M$1]*[.F424]" office:value-type="float" office:value="34.925" calcext:value-type="float">
            <text:p>34.925</text:p>
          </table:table-cell>
          <table:table-cell table:style-name="ce1" table:formula="of:=[.N$1]*[.K424]" office:value-type="float" office:value="42.386464826358" calcext:value-type="float">
            <text:p>42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105" calcext:value-type="float">
            <text:p>2371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1944" calcext:value-type="float">
            <text:p>51944</text:p>
          </table:table-cell>
          <table:table-cell table:formula="of:=[.B425]-[.B424]" office:value-type="float" office:value="100" calcext:value-type="float">
            <text:p>100</text:p>
          </table:table-cell>
          <table:table-cell table:formula="of:=[.H425]-[.H424]" office:value-type="float" office:value="244" calcext:value-type="float">
            <text:p>244</text:p>
          </table:table-cell>
          <table:table-cell table:formula="of:=([.J425]/[.K$1])/([.I425]/1000)" office:value-type="float" office:value="0.434550311665183" calcext:value-type="float">
            <text:p>0.43</text:p>
          </table:table-cell>
          <table:table-cell table:formula="of:=[.L$1]*([.D425]-20)" office:value-type="float" office:value="42" calcext:value-type="float">
            <text:p>42</text:p>
          </table:table-cell>
          <table:table-cell table:formula="of:=[.M$1]*[.F425]" office:value-type="float" office:value="34.925" calcext:value-type="float">
            <text:p>34.925</text:p>
          </table:table-cell>
          <table:table-cell table:style-name="ce1" table:formula="of:=[.N$1]*[.K425]" office:value-type="float" office:value="43.4550311665183" calcext:value-type="float">
            <text:p>4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205" calcext:value-type="float">
            <text:p>2372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192" calcext:value-type="float">
            <text:p>52192</text:p>
          </table:table-cell>
          <table:table-cell table:formula="of:=[.B426]-[.B425]" office:value-type="float" office:value="100" calcext:value-type="float">
            <text:p>100</text:p>
          </table:table-cell>
          <table:table-cell table:formula="of:=[.H426]-[.H425]" office:value-type="float" office:value="248" calcext:value-type="float">
            <text:p>248</text:p>
          </table:table-cell>
          <table:table-cell table:formula="of:=([.J426]/[.K$1])/([.I426]/1000)" office:value-type="float" office:value="0.441674087266251" calcext:value-type="float">
            <text:p>0.44</text:p>
          </table:table-cell>
          <table:table-cell table:formula="of:=[.L$1]*([.D426]-20)" office:value-type="float" office:value="42" calcext:value-type="float">
            <text:p>42</text:p>
          </table:table-cell>
          <table:table-cell table:formula="of:=[.M$1]*[.F426]" office:value-type="float" office:value="34.925" calcext:value-type="float">
            <text:p>34.925</text:p>
          </table:table-cell>
          <table:table-cell table:style-name="ce1" table:formula="of:=[.N$1]*[.K426]" office:value-type="float" office:value="44.1674087266251" calcext:value-type="float">
            <text:p>44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305" calcext:value-type="float">
            <text:p>2373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423" calcext:value-type="float">
            <text:p>52423</text:p>
          </table:table-cell>
          <table:table-cell table:formula="of:=[.B427]-[.B426]" office:value-type="float" office:value="100" calcext:value-type="float">
            <text:p>100</text:p>
          </table:table-cell>
          <table:table-cell table:formula="of:=[.H427]-[.H426]" office:value-type="float" office:value="231" calcext:value-type="float">
            <text:p>231</text:p>
          </table:table-cell>
          <table:table-cell table:formula="of:=([.J427]/[.K$1])/([.I427]/1000)" office:value-type="float" office:value="0.41139804096171" calcext:value-type="float">
            <text:p>0.41</text:p>
          </table:table-cell>
          <table:table-cell table:formula="of:=[.L$1]*([.D427]-20)" office:value-type="float" office:value="42" calcext:value-type="float">
            <text:p>42</text:p>
          </table:table-cell>
          <table:table-cell table:formula="of:=[.M$1]*[.F427]" office:value-type="float" office:value="34.925" calcext:value-type="float">
            <text:p>34.925</text:p>
          </table:table-cell>
          <table:table-cell table:style-name="ce1" table:formula="of:=[.N$1]*[.K427]" office:value-type="float" office:value="41.139804096171" calcext:value-type="float">
            <text:p>41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405" calcext:value-type="float">
            <text:p>2374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665" calcext:value-type="float">
            <text:p>52665</text:p>
          </table:table-cell>
          <table:table-cell table:formula="of:=[.B428]-[.B427]" office:value-type="float" office:value="100" calcext:value-type="float">
            <text:p>100</text:p>
          </table:table-cell>
          <table:table-cell table:formula="of:=[.H428]-[.H427]" office:value-type="float" office:value="242" calcext:value-type="float">
            <text:p>242</text:p>
          </table:table-cell>
          <table:table-cell table:formula="of:=([.J428]/[.K$1])/([.I428]/1000)" office:value-type="float" office:value="0.430988423864648" calcext:value-type="float">
            <text:p>0.43</text:p>
          </table:table-cell>
          <table:table-cell table:formula="of:=[.L$1]*([.D428]-20)" office:value-type="float" office:value="42" calcext:value-type="float">
            <text:p>42</text:p>
          </table:table-cell>
          <table:table-cell table:formula="of:=[.M$1]*[.F428]" office:value-type="float" office:value="34.925" calcext:value-type="float">
            <text:p>34.925</text:p>
          </table:table-cell>
          <table:table-cell table:style-name="ce1" table:formula="of:=[.N$1]*[.K428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505" calcext:value-type="float">
            <text:p>2375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2910" calcext:value-type="float">
            <text:p>52910</text:p>
          </table:table-cell>
          <table:table-cell table:formula="of:=[.B429]-[.B428]" office:value-type="float" office:value="100" calcext:value-type="float">
            <text:p>100</text:p>
          </table:table-cell>
          <table:table-cell table:formula="of:=[.H429]-[.H428]" office:value-type="float" office:value="245" calcext:value-type="float">
            <text:p>245</text:p>
          </table:table-cell>
          <table:table-cell table:formula="of:=([.J429]/[.K$1])/([.I429]/1000)" office:value-type="float" office:value="0.43633125556545" calcext:value-type="float">
            <text:p>0.44</text:p>
          </table:table-cell>
          <table:table-cell table:formula="of:=[.L$1]*([.D429]-20)" office:value-type="float" office:value="42" calcext:value-type="float">
            <text:p>42</text:p>
          </table:table-cell>
          <table:table-cell table:formula="of:=[.M$1]*[.F429]" office:value-type="float" office:value="34.925" calcext:value-type="float">
            <text:p>34.925</text:p>
          </table:table-cell>
          <table:table-cell table:style-name="ce1" table:formula="of:=[.N$1]*[.K429]" office:value-type="float" office:value="43.633125556545" calcext:value-type="float">
            <text:p>43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605" calcext:value-type="float">
            <text:p>2376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159" calcext:value-type="float">
            <text:p>53159</text:p>
          </table:table-cell>
          <table:table-cell table:formula="of:=[.B430]-[.B429]" office:value-type="float" office:value="100" calcext:value-type="float">
            <text:p>100</text:p>
          </table:table-cell>
          <table:table-cell table:formula="of:=[.H430]-[.H429]" office:value-type="float" office:value="249" calcext:value-type="float">
            <text:p>249</text:p>
          </table:table-cell>
          <table:table-cell table:formula="of:=([.J430]/[.K$1])/([.I430]/1000)" office:value-type="float" office:value="0.443455031166518" calcext:value-type="float">
            <text:p>0.44</text:p>
          </table:table-cell>
          <table:table-cell table:formula="of:=[.L$1]*([.D430]-20)" office:value-type="float" office:value="42" calcext:value-type="float">
            <text:p>42</text:p>
          </table:table-cell>
          <table:table-cell table:formula="of:=[.M$1]*[.F430]" office:value-type="float" office:value="34.925" calcext:value-type="float">
            <text:p>34.925</text:p>
          </table:table-cell>
          <table:table-cell table:style-name="ce1" table:formula="of:=[.N$1]*[.K430]" office:value-type="float" office:value="44.3455031166518" calcext:value-type="float">
            <text:p>44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705" calcext:value-type="float">
            <text:p>2377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382" calcext:value-type="float">
            <text:p>53382</text:p>
          </table:table-cell>
          <table:table-cell table:formula="of:=[.B431]-[.B430]" office:value-type="float" office:value="100" calcext:value-type="float">
            <text:p>100</text:p>
          </table:table-cell>
          <table:table-cell table:formula="of:=[.H431]-[.H430]" office:value-type="float" office:value="223" calcext:value-type="float">
            <text:p>223</text:p>
          </table:table-cell>
          <table:table-cell table:formula="of:=([.J431]/[.K$1])/([.I431]/1000)" office:value-type="float" office:value="0.397150489759573" calcext:value-type="float">
            <text:p>0.40</text:p>
          </table:table-cell>
          <table:table-cell table:formula="of:=[.L$1]*([.D431]-20)" office:value-type="float" office:value="42" calcext:value-type="float">
            <text:p>42</text:p>
          </table:table-cell>
          <table:table-cell table:formula="of:=[.M$1]*[.F431]" office:value-type="float" office:value="34.925" calcext:value-type="float">
            <text:p>34.925</text:p>
          </table:table-cell>
          <table:table-cell table:style-name="ce1" table:formula="of:=[.N$1]*[.K431]" office:value-type="float" office:value="39.7150489759573" calcext:value-type="float">
            <text:p>39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805" calcext:value-type="float">
            <text:p>237805</text:p>
          </table:table-cell>
          <table:table-cell office:value-type="string" calcext:value-type="string">
            <text:p><text:s/>T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626" calcext:value-type="float">
            <text:p>53626</text:p>
          </table:table-cell>
          <table:table-cell table:formula="of:=[.B432]-[.B431]" office:value-type="float" office:value="100" calcext:value-type="float">
            <text:p>100</text:p>
          </table:table-cell>
          <table:table-cell table:formula="of:=[.H432]-[.H431]" office:value-type="float" office:value="244" calcext:value-type="float">
            <text:p>244</text:p>
          </table:table-cell>
          <table:table-cell table:formula="of:=([.J432]/[.K$1])/([.I432]/1000)" office:value-type="float" office:value="0.434550311665183" calcext:value-type="float">
            <text:p>0.43</text:p>
          </table:table-cell>
          <table:table-cell table:formula="of:=[.L$1]*([.D432]-20)" office:value-type="float" office:value="42" calcext:value-type="float">
            <text:p>42</text:p>
          </table:table-cell>
          <table:table-cell table:formula="of:=[.M$1]*[.F432]" office:value-type="float" office:value="34.925" calcext:value-type="float">
            <text:p>34.925</text:p>
          </table:table-cell>
          <table:table-cell table:style-name="ce1" table:formula="of:=[.N$1]*[.K432]" office:value-type="float" office:value="43.4550311665183" calcext:value-type="float">
            <text:p>43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7905" calcext:value-type="float">
            <text:p>2379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3877" calcext:value-type="float">
            <text:p>53877</text:p>
          </table:table-cell>
          <table:table-cell table:formula="of:=[.B433]-[.B432]" office:value-type="float" office:value="100" calcext:value-type="float">
            <text:p>100</text:p>
          </table:table-cell>
          <table:table-cell table:formula="of:=[.H433]-[.H432]" office:value-type="float" office:value="251" calcext:value-type="float">
            <text:p>251</text:p>
          </table:table-cell>
          <table:table-cell table:formula="of:=([.J433]/[.K$1])/([.I433]/1000)" office:value-type="float" office:value="0.447016918967053" calcext:value-type="float">
            <text:p>0.45</text:p>
          </table:table-cell>
          <table:table-cell table:formula="of:=[.L$1]*([.D433]-20)" office:value-type="float" office:value="43" calcext:value-type="float">
            <text:p>43</text:p>
          </table:table-cell>
          <table:table-cell table:formula="of:=[.M$1]*[.F433]" office:value-type="float" office:value="34.925" calcext:value-type="float">
            <text:p>34.925</text:p>
          </table:table-cell>
          <table:table-cell table:style-name="ce1" table:formula="of:=[.N$1]*[.K433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005" calcext:value-type="float">
            <text:p>2380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122" calcext:value-type="float">
            <text:p>54122</text:p>
          </table:table-cell>
          <table:table-cell table:formula="of:=[.B434]-[.B433]" office:value-type="float" office:value="100" calcext:value-type="float">
            <text:p>100</text:p>
          </table:table-cell>
          <table:table-cell table:formula="of:=[.H434]-[.H433]" office:value-type="float" office:value="245" calcext:value-type="float">
            <text:p>245</text:p>
          </table:table-cell>
          <table:table-cell table:formula="of:=([.J434]/[.K$1])/([.I434]/1000)" office:value-type="float" office:value="0.43633125556545" calcext:value-type="float">
            <text:p>0.44</text:p>
          </table:table-cell>
          <table:table-cell table:formula="of:=[.L$1]*([.D434]-20)" office:value-type="float" office:value="43" calcext:value-type="float">
            <text:p>43</text:p>
          </table:table-cell>
          <table:table-cell table:formula="of:=[.M$1]*[.F434]" office:value-type="float" office:value="34.925" calcext:value-type="float">
            <text:p>34.925</text:p>
          </table:table-cell>
          <table:table-cell table:style-name="ce1" table:formula="of:=[.N$1]*[.K434]" office:value-type="float" office:value="43.633125556545" calcext:value-type="float">
            <text:p>43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105" calcext:value-type="float">
            <text:p>2381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361" calcext:value-type="float">
            <text:p>54361</text:p>
          </table:table-cell>
          <table:table-cell table:formula="of:=[.B435]-[.B434]" office:value-type="float" office:value="100" calcext:value-type="float">
            <text:p>100</text:p>
          </table:table-cell>
          <table:table-cell table:formula="of:=[.H435]-[.H434]" office:value-type="float" office:value="239" calcext:value-type="float">
            <text:p>239</text:p>
          </table:table-cell>
          <table:table-cell table:formula="of:=([.J435]/[.K$1])/([.I435]/1000)" office:value-type="float" office:value="0.425645592163847" calcext:value-type="float">
            <text:p>0.43</text:p>
          </table:table-cell>
          <table:table-cell table:formula="of:=[.L$1]*([.D435]-20)" office:value-type="float" office:value="43" calcext:value-type="float">
            <text:p>43</text:p>
          </table:table-cell>
          <table:table-cell table:formula="of:=[.M$1]*[.F435]" office:value-type="float" office:value="34.925" calcext:value-type="float">
            <text:p>34.925</text:p>
          </table:table-cell>
          <table:table-cell table:style-name="ce1" table:formula="of:=[.N$1]*[.K435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205" calcext:value-type="float">
            <text:p>2382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612" calcext:value-type="float">
            <text:p>54612</text:p>
          </table:table-cell>
          <table:table-cell table:formula="of:=[.B436]-[.B435]" office:value-type="float" office:value="100" calcext:value-type="float">
            <text:p>100</text:p>
          </table:table-cell>
          <table:table-cell table:formula="of:=[.H436]-[.H435]" office:value-type="float" office:value="251" calcext:value-type="float">
            <text:p>251</text:p>
          </table:table-cell>
          <table:table-cell table:formula="of:=([.J436]/[.K$1])/([.I436]/1000)" office:value-type="float" office:value="0.447016918967053" calcext:value-type="float">
            <text:p>0.45</text:p>
          </table:table-cell>
          <table:table-cell table:formula="of:=[.L$1]*([.D436]-20)" office:value-type="float" office:value="43" calcext:value-type="float">
            <text:p>43</text:p>
          </table:table-cell>
          <table:table-cell table:formula="of:=[.M$1]*[.F436]" office:value-type="float" office:value="34.925" calcext:value-type="float">
            <text:p>34.925</text:p>
          </table:table-cell>
          <table:table-cell table:style-name="ce1" table:formula="of:=[.N$1]*[.K436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305" calcext:value-type="float">
            <text:p>2383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4867" calcext:value-type="float">
            <text:p>54867</text:p>
          </table:table-cell>
          <table:table-cell table:formula="of:=[.B437]-[.B436]" office:value-type="float" office:value="100" calcext:value-type="float">
            <text:p>100</text:p>
          </table:table-cell>
          <table:table-cell table:formula="of:=[.H437]-[.H436]" office:value-type="float" office:value="255" calcext:value-type="float">
            <text:p>255</text:p>
          </table:table-cell>
          <table:table-cell table:formula="of:=([.J437]/[.K$1])/([.I437]/1000)" office:value-type="float" office:value="0.454140694568121" calcext:value-type="float">
            <text:p>0.45</text:p>
          </table:table-cell>
          <table:table-cell table:formula="of:=[.L$1]*([.D437]-20)" office:value-type="float" office:value="43" calcext:value-type="float">
            <text:p>43</text:p>
          </table:table-cell>
          <table:table-cell table:formula="of:=[.M$1]*[.F437]" office:value-type="float" office:value="34.925" calcext:value-type="float">
            <text:p>34.925</text:p>
          </table:table-cell>
          <table:table-cell table:style-name="ce1" table:formula="of:=[.N$1]*[.K437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405" calcext:value-type="float">
            <text:p>2384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106" calcext:value-type="float">
            <text:p>55106</text:p>
          </table:table-cell>
          <table:table-cell table:formula="of:=[.B438]-[.B437]" office:value-type="float" office:value="100" calcext:value-type="float">
            <text:p>100</text:p>
          </table:table-cell>
          <table:table-cell table:formula="of:=[.H438]-[.H437]" office:value-type="float" office:value="239" calcext:value-type="float">
            <text:p>239</text:p>
          </table:table-cell>
          <table:table-cell table:formula="of:=([.J438]/[.K$1])/([.I438]/1000)" office:value-type="float" office:value="0.425645592163847" calcext:value-type="float">
            <text:p>0.43</text:p>
          </table:table-cell>
          <table:table-cell table:formula="of:=[.L$1]*([.D438]-20)" office:value-type="float" office:value="43" calcext:value-type="float">
            <text:p>43</text:p>
          </table:table-cell>
          <table:table-cell table:formula="of:=[.M$1]*[.F438]" office:value-type="float" office:value="34.925" calcext:value-type="float">
            <text:p>34.925</text:p>
          </table:table-cell>
          <table:table-cell table:style-name="ce1" table:formula="of:=[.N$1]*[.K438]" office:value-type="float" office:value="42.5645592163847" calcext:value-type="float">
            <text:p>42.5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505" calcext:value-type="float">
            <text:p>2385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346" calcext:value-type="float">
            <text:p>55346</text:p>
          </table:table-cell>
          <table:table-cell table:formula="of:=[.B439]-[.B438]" office:value-type="float" office:value="100" calcext:value-type="float">
            <text:p>100</text:p>
          </table:table-cell>
          <table:table-cell table:formula="of:=[.H439]-[.H438]" office:value-type="float" office:value="240" calcext:value-type="float">
            <text:p>240</text:p>
          </table:table-cell>
          <table:table-cell table:formula="of:=([.J439]/[.K$1])/([.I439]/1000)" office:value-type="float" office:value="0.427426536064114" calcext:value-type="float">
            <text:p>0.43</text:p>
          </table:table-cell>
          <table:table-cell table:formula="of:=[.L$1]*([.D439]-20)" office:value-type="float" office:value="43" calcext:value-type="float">
            <text:p>43</text:p>
          </table:table-cell>
          <table:table-cell table:formula="of:=[.M$1]*[.F439]" office:value-type="float" office:value="34.925" calcext:value-type="float">
            <text:p>34.925</text:p>
          </table:table-cell>
          <table:table-cell table:style-name="ce1" table:formula="of:=[.N$1]*[.K439]" office:value-type="float" office:value="42.7426536064114" calcext:value-type="float">
            <text:p>42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605" calcext:value-type="float">
            <text:p>2386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592" calcext:value-type="float">
            <text:p>55592</text:p>
          </table:table-cell>
          <table:table-cell table:formula="of:=[.B440]-[.B439]" office:value-type="float" office:value="100" calcext:value-type="float">
            <text:p>100</text:p>
          </table:table-cell>
          <table:table-cell table:formula="of:=[.H440]-[.H439]" office:value-type="float" office:value="246" calcext:value-type="float">
            <text:p>246</text:p>
          </table:table-cell>
          <table:table-cell table:formula="of:=([.J440]/[.K$1])/([.I440]/1000)" office:value-type="float" office:value="0.438112199465717" calcext:value-type="float">
            <text:p>0.44</text:p>
          </table:table-cell>
          <table:table-cell table:formula="of:=[.L$1]*([.D440]-20)" office:value-type="float" office:value="43" calcext:value-type="float">
            <text:p>43</text:p>
          </table:table-cell>
          <table:table-cell table:formula="of:=[.M$1]*[.F440]" office:value-type="float" office:value="34.925" calcext:value-type="float">
            <text:p>34.925</text:p>
          </table:table-cell>
          <table:table-cell table:style-name="ce1" table:formula="of:=[.N$1]*[.K440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705" calcext:value-type="float">
            <text:p>2387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5845" calcext:value-type="float">
            <text:p>55845</text:p>
          </table:table-cell>
          <table:table-cell table:formula="of:=[.B441]-[.B440]" office:value-type="float" office:value="100" calcext:value-type="float">
            <text:p>100</text:p>
          </table:table-cell>
          <table:table-cell table:formula="of:=[.H441]-[.H440]" office:value-type="float" office:value="253" calcext:value-type="float">
            <text:p>253</text:p>
          </table:table-cell>
          <table:table-cell table:formula="of:=([.J441]/[.K$1])/([.I441]/1000)" office:value-type="float" office:value="0.450578806767587" calcext:value-type="float">
            <text:p>0.45</text:p>
          </table:table-cell>
          <table:table-cell table:formula="of:=[.L$1]*([.D441]-20)" office:value-type="float" office:value="43" calcext:value-type="float">
            <text:p>43</text:p>
          </table:table-cell>
          <table:table-cell table:formula="of:=[.M$1]*[.F441]" office:value-type="float" office:value="34.925" calcext:value-type="float">
            <text:p>34.925</text:p>
          </table:table-cell>
          <table:table-cell table:style-name="ce1" table:formula="of:=[.N$1]*[.K441]" office:value-type="float" office:value="45.0578806767587" calcext:value-type="float">
            <text:p>45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805" calcext:value-type="float">
            <text:p>238805</text:p>
          </table:table-cell>
          <table:table-cell office:value-type="string" calcext:value-type="string">
            <text:p><text:s/>TH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087" calcext:value-type="float">
            <text:p>56087</text:p>
          </table:table-cell>
          <table:table-cell table:formula="of:=[.B442]-[.B441]" office:value-type="float" office:value="100" calcext:value-type="float">
            <text:p>100</text:p>
          </table:table-cell>
          <table:table-cell table:formula="of:=[.H442]-[.H441]" office:value-type="float" office:value="242" calcext:value-type="float">
            <text:p>242</text:p>
          </table:table-cell>
          <table:table-cell table:formula="of:=([.J442]/[.K$1])/([.I442]/1000)" office:value-type="float" office:value="0.430988423864648" calcext:value-type="float">
            <text:p>0.43</text:p>
          </table:table-cell>
          <table:table-cell table:formula="of:=[.L$1]*([.D442]-20)" office:value-type="float" office:value="43" calcext:value-type="float">
            <text:p>43</text:p>
          </table:table-cell>
          <table:table-cell table:formula="of:=[.M$1]*[.F442]" office:value-type="float" office:value="34.925" calcext:value-type="float">
            <text:p>34.925</text:p>
          </table:table-cell>
          <table:table-cell table:style-name="ce1" table:formula="of:=[.N$1]*[.K442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8905" calcext:value-type="float">
            <text:p>2389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330" calcext:value-type="float">
            <text:p>56330</text:p>
          </table:table-cell>
          <table:table-cell table:formula="of:=[.B443]-[.B442]" office:value-type="float" office:value="100" calcext:value-type="float">
            <text:p>100</text:p>
          </table:table-cell>
          <table:table-cell table:formula="of:=[.H443]-[.H442]" office:value-type="float" office:value="243" calcext:value-type="float">
            <text:p>243</text:p>
          </table:table-cell>
          <table:table-cell table:formula="of:=([.J443]/[.K$1])/([.I443]/1000)" office:value-type="float" office:value="0.432769367764915" calcext:value-type="float">
            <text:p>0.43</text:p>
          </table:table-cell>
          <table:table-cell table:formula="of:=[.L$1]*([.D443]-20)" office:value-type="float" office:value="44" calcext:value-type="float">
            <text:p>44</text:p>
          </table:table-cell>
          <table:table-cell table:formula="of:=[.M$1]*[.F443]" office:value-type="float" office:value="34.925" calcext:value-type="float">
            <text:p>34.925</text:p>
          </table:table-cell>
          <table:table-cell table:style-name="ce1" table:formula="of:=[.N$1]*[.K443]" office:value-type="float" office:value="43.2769367764915" calcext:value-type="float">
            <text:p>43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005" calcext:value-type="float">
            <text:p>2390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588" calcext:value-type="float">
            <text:p>56588</text:p>
          </table:table-cell>
          <table:table-cell table:formula="of:=[.B444]-[.B443]" office:value-type="float" office:value="100" calcext:value-type="float">
            <text:p>100</text:p>
          </table:table-cell>
          <table:table-cell table:formula="of:=[.H444]-[.H443]" office:value-type="float" office:value="258" calcext:value-type="float">
            <text:p>258</text:p>
          </table:table-cell>
          <table:table-cell table:formula="of:=([.J444]/[.K$1])/([.I444]/1000)" office:value-type="float" office:value="0.459483526268922" calcext:value-type="float">
            <text:p>0.46</text:p>
          </table:table-cell>
          <table:table-cell table:formula="of:=[.L$1]*([.D444]-20)" office:value-type="float" office:value="44" calcext:value-type="float">
            <text:p>44</text:p>
          </table:table-cell>
          <table:table-cell table:formula="of:=[.M$1]*[.F444]" office:value-type="float" office:value="34.925" calcext:value-type="float">
            <text:p>34.925</text:p>
          </table:table-cell>
          <table:table-cell table:style-name="ce1" table:formula="of:=[.N$1]*[.K444]" office:value-type="float" office:value="45.9483526268922" calcext:value-type="float">
            <text:p>45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105" calcext:value-type="float">
            <text:p>2391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6843" calcext:value-type="float">
            <text:p>56843</text:p>
          </table:table-cell>
          <table:table-cell table:formula="of:=[.B445]-[.B444]" office:value-type="float" office:value="100" calcext:value-type="float">
            <text:p>100</text:p>
          </table:table-cell>
          <table:table-cell table:formula="of:=[.H445]-[.H444]" office:value-type="float" office:value="255" calcext:value-type="float">
            <text:p>255</text:p>
          </table:table-cell>
          <table:table-cell table:formula="of:=([.J445]/[.K$1])/([.I445]/1000)" office:value-type="float" office:value="0.454140694568121" calcext:value-type="float">
            <text:p>0.45</text:p>
          </table:table-cell>
          <table:table-cell table:formula="of:=[.L$1]*([.D445]-20)" office:value-type="float" office:value="44" calcext:value-type="float">
            <text:p>44</text:p>
          </table:table-cell>
          <table:table-cell table:formula="of:=[.M$1]*[.F445]" office:value-type="float" office:value="34.925" calcext:value-type="float">
            <text:p>34.925</text:p>
          </table:table-cell>
          <table:table-cell table:style-name="ce1" table:formula="of:=[.N$1]*[.K445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205" calcext:value-type="float">
            <text:p>2392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Odom</text:p>
          </table:table-cell>
          <table:table-cell office:value-type="float" office:value="57091" calcext:value-type="float">
            <text:p>57091</text:p>
          </table:table-cell>
          <table:table-cell table:formula="of:=[.B446]-[.B445]" office:value-type="float" office:value="100" calcext:value-type="float">
            <text:p>100</text:p>
          </table:table-cell>
          <table:table-cell table:formula="of:=[.H446]-[.H445]" office:value-type="float" office:value="248" calcext:value-type="float">
            <text:p>248</text:p>
          </table:table-cell>
          <table:table-cell table:formula="of:=([.J446]/[.K$1])/([.I446]/1000)" office:value-type="float" office:value="0.441674087266251" calcext:value-type="float">
            <text:p>0.44</text:p>
          </table:table-cell>
          <table:table-cell table:formula="of:=[.L$1]*([.D446]-20)" office:value-type="float" office:value="44" calcext:value-type="float">
            <text:p>44</text:p>
          </table:table-cell>
          <table:table-cell table:formula="of:=[.M$1]*[.F446]" office:value-type="float" office:value="34.925" calcext:value-type="float">
            <text:p>34.925</text:p>
          </table:table-cell>
          <table:table-cell table:style-name="ce1" table:formula="of:=[.N$1]*[.K446]" office:value-type="float" office:value="44.1674087266251" calcext:value-type="float">
            <text:p>44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305" calcext:value-type="float">
            <text:p>2393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347" calcext:value-type="float">
            <text:p>57347</text:p>
          </table:table-cell>
          <table:table-cell table:formula="of:=[.B447]-[.B446]" office:value-type="float" office:value="100" calcext:value-type="float">
            <text:p>100</text:p>
          </table:table-cell>
          <table:table-cell table:formula="of:=[.H447]-[.H446]" office:value-type="float" office:value="256" calcext:value-type="float">
            <text:p>256</text:p>
          </table:table-cell>
          <table:table-cell table:formula="of:=([.J447]/[.K$1])/([.I447]/1000)" office:value-type="float" office:value="0.455921638468388" calcext:value-type="float">
            <text:p>0.46</text:p>
          </table:table-cell>
          <table:table-cell table:formula="of:=[.L$1]*([.D447]-20)" office:value-type="float" office:value="44" calcext:value-type="float">
            <text:p>44</text:p>
          </table:table-cell>
          <table:table-cell table:formula="of:=[.M$1]*[.F447]" office:value-type="float" office:value="35.915" calcext:value-type="float">
            <text:p>35.915</text:p>
          </table:table-cell>
          <table:table-cell table:style-name="ce1" table:formula="of:=[.N$1]*[.K447]" office:value-type="float" office:value="45.5921638468388" calcext:value-type="float">
            <text:p>45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405" calcext:value-type="float">
            <text:p>2394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597" calcext:value-type="float">
            <text:p>57597</text:p>
          </table:table-cell>
          <table:table-cell table:formula="of:=[.B448]-[.B447]" office:value-type="float" office:value="100" calcext:value-type="float">
            <text:p>100</text:p>
          </table:table-cell>
          <table:table-cell table:formula="of:=[.H448]-[.H447]" office:value-type="float" office:value="250" calcext:value-type="float">
            <text:p>250</text:p>
          </table:table-cell>
          <table:table-cell table:formula="of:=([.J448]/[.K$1])/([.I448]/1000)" office:value-type="float" office:value="0.445235975066785" calcext:value-type="float">
            <text:p>0.45</text:p>
          </table:table-cell>
          <table:table-cell table:formula="of:=[.L$1]*([.D448]-20)" office:value-type="float" office:value="44" calcext:value-type="float">
            <text:p>44</text:p>
          </table:table-cell>
          <table:table-cell table:formula="of:=[.M$1]*[.F448]" office:value-type="float" office:value="35.915" calcext:value-type="float">
            <text:p>35.915</text:p>
          </table:table-cell>
          <table:table-cell table:style-name="ce1" table:formula="of:=[.N$1]*[.K448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505" calcext:value-type="float">
            <text:p>2395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7853" calcext:value-type="float">
            <text:p>57853</text:p>
          </table:table-cell>
          <table:table-cell table:formula="of:=[.B449]-[.B448]" office:value-type="float" office:value="100" calcext:value-type="float">
            <text:p>100</text:p>
          </table:table-cell>
          <table:table-cell table:formula="of:=[.H449]-[.H448]" office:value-type="float" office:value="256" calcext:value-type="float">
            <text:p>256</text:p>
          </table:table-cell>
          <table:table-cell table:formula="of:=([.J449]/[.K$1])/([.I449]/1000)" office:value-type="float" office:value="0.455921638468388" calcext:value-type="float">
            <text:p>0.46</text:p>
          </table:table-cell>
          <table:table-cell table:formula="of:=[.L$1]*([.D449]-20)" office:value-type="float" office:value="44" calcext:value-type="float">
            <text:p>44</text:p>
          </table:table-cell>
          <table:table-cell table:formula="of:=[.M$1]*[.F449]" office:value-type="float" office:value="35.915" calcext:value-type="float">
            <text:p>35.915</text:p>
          </table:table-cell>
          <table:table-cell table:style-name="ce1" table:formula="of:=[.N$1]*[.K449]" office:value-type="float" office:value="45.5921638468388" calcext:value-type="float">
            <text:p>45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605" calcext:value-type="float">
            <text:p>2396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Odom</text:p>
          </table:table-cell>
          <table:table-cell office:value-type="float" office:value="58103" calcext:value-type="float">
            <text:p>58103</text:p>
          </table:table-cell>
          <table:table-cell table:formula="of:=[.B450]-[.B449]" office:value-type="float" office:value="100" calcext:value-type="float">
            <text:p>100</text:p>
          </table:table-cell>
          <table:table-cell table:formula="of:=[.H450]-[.H449]" office:value-type="float" office:value="250" calcext:value-type="float">
            <text:p>250</text:p>
          </table:table-cell>
          <table:table-cell table:formula="of:=([.J450]/[.K$1])/([.I450]/1000)" office:value-type="float" office:value="0.445235975066785" calcext:value-type="float">
            <text:p>0.45</text:p>
          </table:table-cell>
          <table:table-cell table:formula="of:=[.L$1]*([.D450]-20)" office:value-type="float" office:value="44" calcext:value-type="float">
            <text:p>44</text:p>
          </table:table-cell>
          <table:table-cell table:formula="of:=[.M$1]*[.F450]" office:value-type="float" office:value="35.915" calcext:value-type="float">
            <text:p>35.915</text:p>
          </table:table-cell>
          <table:table-cell table:style-name="ce1" table:formula="of:=[.N$1]*[.K450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705" calcext:value-type="float">
            <text:p>2397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360" calcext:value-type="float">
            <text:p>58360</text:p>
          </table:table-cell>
          <table:table-cell table:formula="of:=[.B451]-[.B450]" office:value-type="float" office:value="100" calcext:value-type="float">
            <text:p>100</text:p>
          </table:table-cell>
          <table:table-cell table:formula="of:=[.H451]-[.H450]" office:value-type="float" office:value="257" calcext:value-type="float">
            <text:p>257</text:p>
          </table:table-cell>
          <table:table-cell table:formula="of:=([.J451]/[.K$1])/([.I451]/1000)" office:value-type="float" office:value="0.457702582368655" calcext:value-type="float">
            <text:p>0.46</text:p>
          </table:table-cell>
          <table:table-cell table:formula="of:=[.L$1]*([.D451]-20)" office:value-type="float" office:value="44" calcext:value-type="float">
            <text:p>44</text:p>
          </table:table-cell>
          <table:table-cell table:formula="of:=[.M$1]*[.F451]" office:value-type="float" office:value="36.74" calcext:value-type="float">
            <text:p>36.74</text:p>
          </table:table-cell>
          <table:table-cell table:style-name="ce1" table:formula="of:=[.N$1]*[.K451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805" calcext:value-type="float">
            <text:p>239805</text:p>
          </table:table-cell>
          <table:table-cell office:value-type="string" calcext:value-type="string">
            <text:p><text:s/>TH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606" calcext:value-type="float">
            <text:p>58606</text:p>
          </table:table-cell>
          <table:table-cell table:formula="of:=[.B452]-[.B451]" office:value-type="float" office:value="100" calcext:value-type="float">
            <text:p>100</text:p>
          </table:table-cell>
          <table:table-cell table:formula="of:=[.H452]-[.H451]" office:value-type="float" office:value="246" calcext:value-type="float">
            <text:p>246</text:p>
          </table:table-cell>
          <table:table-cell table:formula="of:=([.J452]/[.K$1])/([.I452]/1000)" office:value-type="float" office:value="0.438112199465717" calcext:value-type="float">
            <text:p>0.44</text:p>
          </table:table-cell>
          <table:table-cell table:formula="of:=[.L$1]*([.D452]-20)" office:value-type="float" office:value="44" calcext:value-type="float">
            <text:p>44</text:p>
          </table:table-cell>
          <table:table-cell table:formula="of:=[.M$1]*[.F452]" office:value-type="float" office:value="36.74" calcext:value-type="float">
            <text:p>36.74</text:p>
          </table:table-cell>
          <table:table-cell table:style-name="ce1" table:formula="of:=[.N$1]*[.K452]" office:value-type="float" office:value="43.8112199465717" calcext:value-type="float">
            <text:p>43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39905" calcext:value-type="float">
            <text:p>2399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Odom</text:p>
          </table:table-cell>
          <table:table-cell office:value-type="float" office:value="58857" calcext:value-type="float">
            <text:p>58857</text:p>
          </table:table-cell>
          <table:table-cell table:formula="of:=[.B453]-[.B452]" office:value-type="float" office:value="100" calcext:value-type="float">
            <text:p>100</text:p>
          </table:table-cell>
          <table:table-cell table:formula="of:=[.H453]-[.H452]" office:value-type="float" office:value="251" calcext:value-type="float">
            <text:p>251</text:p>
          </table:table-cell>
          <table:table-cell table:formula="of:=([.J453]/[.K$1])/([.I453]/1000)" office:value-type="float" office:value="0.447016918967053" calcext:value-type="float">
            <text:p>0.45</text:p>
          </table:table-cell>
          <table:table-cell table:formula="of:=[.L$1]*([.D453]-20)" office:value-type="float" office:value="45" calcext:value-type="float">
            <text:p>45</text:p>
          </table:table-cell>
          <table:table-cell table:formula="of:=[.M$1]*[.F453]" office:value-type="float" office:value="36.74" calcext:value-type="float">
            <text:p>36.74</text:p>
          </table:table-cell>
          <table:table-cell table:style-name="ce1" table:formula="of:=[.N$1]*[.K453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005" calcext:value-type="float">
            <text:p>2400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120" calcext:value-type="float">
            <text:p>59120</text:p>
          </table:table-cell>
          <table:table-cell table:formula="of:=[.B454]-[.B453]" office:value-type="float" office:value="100" calcext:value-type="float">
            <text:p>100</text:p>
          </table:table-cell>
          <table:table-cell table:formula="of:=[.H454]-[.H453]" office:value-type="float" office:value="263" calcext:value-type="float">
            <text:p>263</text:p>
          </table:table-cell>
          <table:table-cell table:formula="of:=([.J454]/[.K$1])/([.I454]/1000)" office:value-type="float" office:value="0.468388245770258" calcext:value-type="float">
            <text:p>0.47</text:p>
          </table:table-cell>
          <table:table-cell table:formula="of:=[.L$1]*([.D454]-20)" office:value-type="float" office:value="45" calcext:value-type="float">
            <text:p>45</text:p>
          </table:table-cell>
          <table:table-cell table:formula="of:=[.M$1]*[.F454]" office:value-type="float" office:value="37.84" calcext:value-type="float">
            <text:p>37.84</text:p>
          </table:table-cell>
          <table:table-cell table:style-name="ce1" table:formula="of:=[.N$1]*[.K454]" office:value-type="float" office:value="46.8388245770258" calcext:value-type="float">
            <text:p>4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105" calcext:value-type="float">
            <text:p>2401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380" calcext:value-type="float">
            <text:p>59380</text:p>
          </table:table-cell>
          <table:table-cell table:formula="of:=[.B455]-[.B454]" office:value-type="float" office:value="100" calcext:value-type="float">
            <text:p>100</text:p>
          </table:table-cell>
          <table:table-cell table:formula="of:=[.H455]-[.H454]" office:value-type="float" office:value="260" calcext:value-type="float">
            <text:p>260</text:p>
          </table:table-cell>
          <table:table-cell table:formula="of:=([.J455]/[.K$1])/([.I455]/1000)" office:value-type="float" office:value="0.463045414069457" calcext:value-type="float">
            <text:p>0.46</text:p>
          </table:table-cell>
          <table:table-cell table:formula="of:=[.L$1]*([.D455]-20)" office:value-type="float" office:value="45" calcext:value-type="float">
            <text:p>45</text:p>
          </table:table-cell>
          <table:table-cell table:formula="of:=[.M$1]*[.F455]" office:value-type="float" office:value="37.84" calcext:value-type="float">
            <text:p>37.84</text:p>
          </table:table-cell>
          <table:table-cell table:style-name="ce1" table:formula="of:=[.N$1]*[.K455]" office:value-type="float" office:value="46.3045414069457" calcext:value-type="float">
            <text:p>46.3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205" calcext:value-type="float">
            <text:p>2402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630" calcext:value-type="float">
            <text:p>59630</text:p>
          </table:table-cell>
          <table:table-cell table:formula="of:=[.B456]-[.B455]" office:value-type="float" office:value="100" calcext:value-type="float">
            <text:p>100</text:p>
          </table:table-cell>
          <table:table-cell table:formula="of:=[.H456]-[.H455]" office:value-type="float" office:value="250" calcext:value-type="float">
            <text:p>250</text:p>
          </table:table-cell>
          <table:table-cell table:formula="of:=([.J456]/[.K$1])/([.I456]/1000)" office:value-type="float" office:value="0.445235975066785" calcext:value-type="float">
            <text:p>0.45</text:p>
          </table:table-cell>
          <table:table-cell table:formula="of:=[.L$1]*([.D456]-20)" office:value-type="float" office:value="45" calcext:value-type="float">
            <text:p>45</text:p>
          </table:table-cell>
          <table:table-cell table:formula="of:=[.M$1]*[.F456]" office:value-type="float" office:value="37.84" calcext:value-type="float">
            <text:p>37.84</text:p>
          </table:table-cell>
          <table:table-cell table:style-name="ce1" table:formula="of:=[.N$1]*[.K456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305" calcext:value-type="float">
            <text:p>2403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59884" calcext:value-type="float">
            <text:p>59884</text:p>
          </table:table-cell>
          <table:table-cell table:formula="of:=[.B457]-[.B456]" office:value-type="float" office:value="100" calcext:value-type="float">
            <text:p>100</text:p>
          </table:table-cell>
          <table:table-cell table:formula="of:=[.H457]-[.H456]" office:value-type="float" office:value="254" calcext:value-type="float">
            <text:p>254</text:p>
          </table:table-cell>
          <table:table-cell table:formula="of:=([.J457]/[.K$1])/([.I457]/1000)" office:value-type="float" office:value="0.452359750667854" calcext:value-type="float">
            <text:p>0.45</text:p>
          </table:table-cell>
          <table:table-cell table:formula="of:=[.L$1]*([.D457]-20)" office:value-type="float" office:value="45" calcext:value-type="float">
            <text:p>45</text:p>
          </table:table-cell>
          <table:table-cell table:formula="of:=[.M$1]*[.F457]" office:value-type="float" office:value="37.84" calcext:value-type="float">
            <text:p>37.84</text:p>
          </table:table-cell>
          <table:table-cell table:style-name="ce1" table:formula="of:=[.N$1]*[.K457]" office:value-type="float" office:value="45.2359750667854" calcext:value-type="float">
            <text:p>45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405" calcext:value-type="float">
            <text:p>2404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150" calcext:value-type="float">
            <text:p>60150</text:p>
          </table:table-cell>
          <table:table-cell table:formula="of:=[.B458]-[.B457]" office:value-type="float" office:value="100" calcext:value-type="float">
            <text:p>100</text:p>
          </table:table-cell>
          <table:table-cell table:formula="of:=[.H458]-[.H457]" office:value-type="float" office:value="266" calcext:value-type="float">
            <text:p>266</text:p>
          </table:table-cell>
          <table:table-cell table:formula="of:=([.J458]/[.K$1])/([.I458]/1000)" office:value-type="float" office:value="0.47373107747106" calcext:value-type="float">
            <text:p>0.47</text:p>
          </table:table-cell>
          <table:table-cell table:formula="of:=[.L$1]*([.D458]-20)" office:value-type="float" office:value="45" calcext:value-type="float">
            <text:p>45</text:p>
          </table:table-cell>
          <table:table-cell table:formula="of:=[.M$1]*[.F458]" office:value-type="float" office:value="37.84" calcext:value-type="float">
            <text:p>37.84</text:p>
          </table:table-cell>
          <table:table-cell table:style-name="ce1" table:formula="of:=[.N$1]*[.K458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505" calcext:value-type="float">
            <text:p>2405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400" calcext:value-type="float">
            <text:p>60400</text:p>
          </table:table-cell>
          <table:table-cell table:formula="of:=[.B459]-[.B458]" office:value-type="float" office:value="100" calcext:value-type="float">
            <text:p>100</text:p>
          </table:table-cell>
          <table:table-cell table:formula="of:=[.H459]-[.H458]" office:value-type="float" office:value="250" calcext:value-type="float">
            <text:p>250</text:p>
          </table:table-cell>
          <table:table-cell table:formula="of:=([.J459]/[.K$1])/([.I459]/1000)" office:value-type="float" office:value="0.445235975066785" calcext:value-type="float">
            <text:p>0.45</text:p>
          </table:table-cell>
          <table:table-cell table:formula="of:=[.L$1]*([.D459]-20)" office:value-type="float" office:value="45" calcext:value-type="float">
            <text:p>45</text:p>
          </table:table-cell>
          <table:table-cell table:formula="of:=[.M$1]*[.F459]" office:value-type="float" office:value="37.84" calcext:value-type="float">
            <text:p>37.84</text:p>
          </table:table-cell>
          <table:table-cell table:style-name="ce1" table:formula="of:=[.N$1]*[.K459]" office:value-type="float" office:value="44.5235975066785" calcext:value-type="float">
            <text:p>44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605" calcext:value-type="float">
            <text:p>2406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Odom</text:p>
          </table:table-cell>
          <table:table-cell office:value-type="float" office:value="60658" calcext:value-type="float">
            <text:p>60658</text:p>
          </table:table-cell>
          <table:table-cell table:formula="of:=[.B460]-[.B459]" office:value-type="float" office:value="100" calcext:value-type="float">
            <text:p>100</text:p>
          </table:table-cell>
          <table:table-cell table:formula="of:=[.H460]-[.H459]" office:value-type="float" office:value="258" calcext:value-type="float">
            <text:p>258</text:p>
          </table:table-cell>
          <table:table-cell table:formula="of:=([.J460]/[.K$1])/([.I460]/1000)" office:value-type="float" office:value="0.459483526268922" calcext:value-type="float">
            <text:p>0.46</text:p>
          </table:table-cell>
          <table:table-cell table:formula="of:=[.L$1]*([.D460]-20)" office:value-type="float" office:value="45" calcext:value-type="float">
            <text:p>45</text:p>
          </table:table-cell>
          <table:table-cell table:formula="of:=[.M$1]*[.F460]" office:value-type="float" office:value="37.84" calcext:value-type="float">
            <text:p>37.84</text:p>
          </table:table-cell>
          <table:table-cell table:style-name="ce1" table:formula="of:=[.N$1]*[.K460]" office:value-type="float" office:value="45.9483526268922" calcext:value-type="float">
            <text:p>45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705" calcext:value-type="float">
            <text:p>2407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0913" calcext:value-type="float">
            <text:p>60913</text:p>
          </table:table-cell>
          <table:table-cell table:formula="of:=[.B461]-[.B460]" office:value-type="float" office:value="100" calcext:value-type="float">
            <text:p>100</text:p>
          </table:table-cell>
          <table:table-cell table:formula="of:=[.H461]-[.H460]" office:value-type="float" office:value="255" calcext:value-type="float">
            <text:p>255</text:p>
          </table:table-cell>
          <table:table-cell table:formula="of:=([.J461]/[.K$1])/([.I461]/1000)" office:value-type="float" office:value="0.454140694568121" calcext:value-type="float">
            <text:p>0.45</text:p>
          </table:table-cell>
          <table:table-cell table:formula="of:=[.L$1]*([.D461]-20)" office:value-type="float" office:value="45" calcext:value-type="float">
            <text:p>45</text:p>
          </table:table-cell>
          <table:table-cell table:formula="of:=[.M$1]*[.F461]" office:value-type="float" office:value="38.665" calcext:value-type="float">
            <text:p>38.665</text:p>
          </table:table-cell>
          <table:table-cell table:style-name="ce1" table:formula="of:=[.N$1]*[.K461]" office:value-type="float" office:value="45.4140694568121" calcext:value-type="float">
            <text:p>45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805" calcext:value-type="float">
            <text:p>240805</text:p>
          </table:table-cell>
          <table:table-cell office:value-type="string" calcext:value-type="string">
            <text:p><text:s/>TH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187" calcext:value-type="float">
            <text:p>61187</text:p>
          </table:table-cell>
          <table:table-cell table:formula="of:=[.B462]-[.B461]" office:value-type="float" office:value="100" calcext:value-type="float">
            <text:p>100</text:p>
          </table:table-cell>
          <table:table-cell table:formula="of:=[.H462]-[.H461]" office:value-type="float" office:value="274" calcext:value-type="float">
            <text:p>274</text:p>
          </table:table-cell>
          <table:table-cell table:formula="of:=([.J462]/[.K$1])/([.I462]/1000)" office:value-type="float" office:value="0.487978628673197" calcext:value-type="float">
            <text:p>0.49</text:p>
          </table:table-cell>
          <table:table-cell table:formula="of:=[.L$1]*([.D462]-20)" office:value-type="float" office:value="45" calcext:value-type="float">
            <text:p>45</text:p>
          </table:table-cell>
          <table:table-cell table:formula="of:=[.M$1]*[.F462]" office:value-type="float" office:value="38.665" calcext:value-type="float">
            <text:p>38.665</text:p>
          </table:table-cell>
          <table:table-cell table:style-name="ce1" table:formula="of:=[.N$1]*[.K462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0905" calcext:value-type="float">
            <text:p>2409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429" calcext:value-type="float">
            <text:p>61429</text:p>
          </table:table-cell>
          <table:table-cell table:formula="of:=[.B463]-[.B462]" office:value-type="float" office:value="100" calcext:value-type="float">
            <text:p>100</text:p>
          </table:table-cell>
          <table:table-cell table:formula="of:=[.H463]-[.H462]" office:value-type="float" office:value="242" calcext:value-type="float">
            <text:p>242</text:p>
          </table:table-cell>
          <table:table-cell table:formula="of:=([.J463]/[.K$1])/([.I463]/1000)" office:value-type="float" office:value="0.430988423864648" calcext:value-type="float">
            <text:p>0.43</text:p>
          </table:table-cell>
          <table:table-cell table:formula="of:=[.L$1]*([.D463]-20)" office:value-type="float" office:value="46" calcext:value-type="float">
            <text:p>46</text:p>
          </table:table-cell>
          <table:table-cell table:formula="of:=[.M$1]*[.F463]" office:value-type="float" office:value="38.665" calcext:value-type="float">
            <text:p>38.665</text:p>
          </table:table-cell>
          <table:table-cell table:style-name="ce1" table:formula="of:=[.N$1]*[.K463]" office:value-type="float" office:value="43.0988423864648" calcext:value-type="float">
            <text:p>43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005" calcext:value-type="float">
            <text:p>2410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695" calcext:value-type="float">
            <text:p>61695</text:p>
          </table:table-cell>
          <table:table-cell table:formula="of:=[.B464]-[.B463]" office:value-type="float" office:value="100" calcext:value-type="float">
            <text:p>100</text:p>
          </table:table-cell>
          <table:table-cell table:formula="of:=[.H464]-[.H463]" office:value-type="float" office:value="266" calcext:value-type="float">
            <text:p>266</text:p>
          </table:table-cell>
          <table:table-cell table:formula="of:=([.J464]/[.K$1])/([.I464]/1000)" office:value-type="float" office:value="0.47373107747106" calcext:value-type="float">
            <text:p>0.47</text:p>
          </table:table-cell>
          <table:table-cell table:formula="of:=[.L$1]*([.D464]-20)" office:value-type="float" office:value="46" calcext:value-type="float">
            <text:p>46</text:p>
          </table:table-cell>
          <table:table-cell table:formula="of:=[.M$1]*[.F464]" office:value-type="float" office:value="38.665" calcext:value-type="float">
            <text:p>38.665</text:p>
          </table:table-cell>
          <table:table-cell table:style-name="ce1" table:formula="of:=[.N$1]*[.K464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105" calcext:value-type="float">
            <text:p>2411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1964" calcext:value-type="float">
            <text:p>61964</text:p>
          </table:table-cell>
          <table:table-cell table:formula="of:=[.B465]-[.B464]" office:value-type="float" office:value="100" calcext:value-type="float">
            <text:p>100</text:p>
          </table:table-cell>
          <table:table-cell table:formula="of:=[.H465]-[.H464]" office:value-type="float" office:value="269" calcext:value-type="float">
            <text:p>269</text:p>
          </table:table-cell>
          <table:table-cell table:formula="of:=([.J465]/[.K$1])/([.I465]/1000)" office:value-type="float" office:value="0.479073909171861" calcext:value-type="float">
            <text:p>0.48</text:p>
          </table:table-cell>
          <table:table-cell table:formula="of:=[.L$1]*([.D465]-20)" office:value-type="float" office:value="46" calcext:value-type="float">
            <text:p>46</text:p>
          </table:table-cell>
          <table:table-cell table:formula="of:=[.M$1]*[.F465]" office:value-type="float" office:value="38.665" calcext:value-type="float">
            <text:p>38.665</text:p>
          </table:table-cell>
          <table:table-cell table:style-name="ce1" table:formula="of:=[.N$1]*[.K465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205" calcext:value-type="float">
            <text:p>2412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221" calcext:value-type="float">
            <text:p>62221</text:p>
          </table:table-cell>
          <table:table-cell table:formula="of:=[.B466]-[.B465]" office:value-type="float" office:value="100" calcext:value-type="float">
            <text:p>100</text:p>
          </table:table-cell>
          <table:table-cell table:formula="of:=[.H466]-[.H465]" office:value-type="float" office:value="257" calcext:value-type="float">
            <text:p>257</text:p>
          </table:table-cell>
          <table:table-cell table:formula="of:=([.J466]/[.K$1])/([.I466]/1000)" office:value-type="float" office:value="0.457702582368655" calcext:value-type="float">
            <text:p>0.46</text:p>
          </table:table-cell>
          <table:table-cell table:formula="of:=[.L$1]*([.D466]-20)" office:value-type="float" office:value="46" calcext:value-type="float">
            <text:p>46</text:p>
          </table:table-cell>
          <table:table-cell table:formula="of:=[.M$1]*[.F466]" office:value-type="float" office:value="38.665" calcext:value-type="float">
            <text:p>38.665</text:p>
          </table:table-cell>
          <table:table-cell table:style-name="ce1" table:formula="of:=[.N$1]*[.K466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305" calcext:value-type="float">
            <text:p>2413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482" calcext:value-type="float">
            <text:p>62482</text:p>
          </table:table-cell>
          <table:table-cell table:formula="of:=[.B467]-[.B466]" office:value-type="float" office:value="100" calcext:value-type="float">
            <text:p>100</text:p>
          </table:table-cell>
          <table:table-cell table:formula="of:=[.H467]-[.H466]" office:value-type="float" office:value="261" calcext:value-type="float">
            <text:p>261</text:p>
          </table:table-cell>
          <table:table-cell table:formula="of:=([.J467]/[.K$1])/([.I467]/1000)" office:value-type="float" office:value="0.464826357969724" calcext:value-type="float">
            <text:p>0.46</text:p>
          </table:table-cell>
          <table:table-cell table:formula="of:=[.L$1]*([.D467]-20)" office:value-type="float" office:value="46" calcext:value-type="float">
            <text:p>46</text:p>
          </table:table-cell>
          <table:table-cell table:formula="of:=[.M$1]*[.F467]" office:value-type="float" office:value="38.665" calcext:value-type="float">
            <text:p>38.665</text:p>
          </table:table-cell>
          <table:table-cell table:style-name="ce1" table:formula="of:=[.N$1]*[.K467]" office:value-type="float" office:value="46.4826357969724" calcext:value-type="float">
            <text:p>46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405" calcext:value-type="float">
            <text:p>2414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2745" calcext:value-type="float">
            <text:p>62745</text:p>
          </table:table-cell>
          <table:table-cell table:formula="of:=[.B468]-[.B467]" office:value-type="float" office:value="100" calcext:value-type="float">
            <text:p>100</text:p>
          </table:table-cell>
          <table:table-cell table:formula="of:=[.H468]-[.H467]" office:value-type="float" office:value="263" calcext:value-type="float">
            <text:p>263</text:p>
          </table:table-cell>
          <table:table-cell table:formula="of:=([.J468]/[.K$1])/([.I468]/1000)" office:value-type="float" office:value="0.468388245770258" calcext:value-type="float">
            <text:p>0.47</text:p>
          </table:table-cell>
          <table:table-cell table:formula="of:=[.L$1]*([.D468]-20)" office:value-type="float" office:value="46" calcext:value-type="float">
            <text:p>46</text:p>
          </table:table-cell>
          <table:table-cell table:formula="of:=[.M$1]*[.F468]" office:value-type="float" office:value="38.665" calcext:value-type="float">
            <text:p>38.665</text:p>
          </table:table-cell>
          <table:table-cell table:style-name="ce1" table:formula="of:=[.N$1]*[.K468]" office:value-type="float" office:value="46.8388245770258" calcext:value-type="float">
            <text:p>46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505" calcext:value-type="float">
            <text:p>2415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012" calcext:value-type="float">
            <text:p>63012</text:p>
          </table:table-cell>
          <table:table-cell table:formula="of:=[.B469]-[.B468]" office:value-type="float" office:value="100" calcext:value-type="float">
            <text:p>100</text:p>
          </table:table-cell>
          <table:table-cell table:formula="of:=[.H469]-[.H468]" office:value-type="float" office:value="267" calcext:value-type="float">
            <text:p>267</text:p>
          </table:table-cell>
          <table:table-cell table:formula="of:=([.J469]/[.K$1])/([.I469]/1000)" office:value-type="float" office:value="0.475512021371327" calcext:value-type="float">
            <text:p>0.48</text:p>
          </table:table-cell>
          <table:table-cell table:formula="of:=[.L$1]*([.D469]-20)" office:value-type="float" office:value="46" calcext:value-type="float">
            <text:p>46</text:p>
          </table:table-cell>
          <table:table-cell table:formula="of:=[.M$1]*[.F469]" office:value-type="float" office:value="38.665" calcext:value-type="float">
            <text:p>38.665</text:p>
          </table:table-cell>
          <table:table-cell table:style-name="ce1" table:formula="of:=[.N$1]*[.K469]" office:value-type="float" office:value="47.5512021371327" calcext:value-type="float">
            <text:p>4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605" calcext:value-type="float">
            <text:p>2416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263" calcext:value-type="float">
            <text:p>63263</text:p>
          </table:table-cell>
          <table:table-cell table:formula="of:=[.B470]-[.B469]" office:value-type="float" office:value="100" calcext:value-type="float">
            <text:p>100</text:p>
          </table:table-cell>
          <table:table-cell table:formula="of:=[.H470]-[.H469]" office:value-type="float" office:value="251" calcext:value-type="float">
            <text:p>251</text:p>
          </table:table-cell>
          <table:table-cell table:formula="of:=([.J470]/[.K$1])/([.I470]/1000)" office:value-type="float" office:value="0.447016918967053" calcext:value-type="float">
            <text:p>0.45</text:p>
          </table:table-cell>
          <table:table-cell table:formula="of:=[.L$1]*([.D470]-20)" office:value-type="float" office:value="46" calcext:value-type="float">
            <text:p>46</text:p>
          </table:table-cell>
          <table:table-cell table:formula="of:=[.M$1]*[.F470]" office:value-type="float" office:value="38.665" calcext:value-type="float">
            <text:p>38.665</text:p>
          </table:table-cell>
          <table:table-cell table:style-name="ce1" table:formula="of:=[.N$1]*[.K470]" office:value-type="float" office:value="44.7016918967053" calcext:value-type="float">
            <text:p>44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705" calcext:value-type="float">
            <text:p>2417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532" calcext:value-type="float">
            <text:p>63532</text:p>
          </table:table-cell>
          <table:table-cell table:formula="of:=[.B471]-[.B470]" office:value-type="float" office:value="100" calcext:value-type="float">
            <text:p>100</text:p>
          </table:table-cell>
          <table:table-cell table:formula="of:=[.H471]-[.H470]" office:value-type="float" office:value="269" calcext:value-type="float">
            <text:p>269</text:p>
          </table:table-cell>
          <table:table-cell table:formula="of:=([.J471]/[.K$1])/([.I471]/1000)" office:value-type="float" office:value="0.479073909171861" calcext:value-type="float">
            <text:p>0.48</text:p>
          </table:table-cell>
          <table:table-cell table:formula="of:=[.L$1]*([.D471]-20)" office:value-type="float" office:value="46" calcext:value-type="float">
            <text:p>46</text:p>
          </table:table-cell>
          <table:table-cell table:formula="of:=[.M$1]*[.F471]" office:value-type="float" office:value="38.665" calcext:value-type="float">
            <text:p>38.665</text:p>
          </table:table-cell>
          <table:table-cell table:style-name="ce1" table:formula="of:=[.N$1]*[.K471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805" calcext:value-type="float">
            <text:p>241805</text:p>
          </table:table-cell>
          <table:table-cell office:value-type="string" calcext:value-type="string">
            <text:p><text:s/>TH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3807" calcext:value-type="float">
            <text:p>63807</text:p>
          </table:table-cell>
          <table:table-cell table:formula="of:=[.B472]-[.B471]" office:value-type="float" office:value="100" calcext:value-type="float">
            <text:p>100</text:p>
          </table:table-cell>
          <table:table-cell table:formula="of:=[.H472]-[.H471]" office:value-type="float" office:value="275" calcext:value-type="float">
            <text:p>275</text:p>
          </table:table-cell>
          <table:table-cell table:formula="of:=([.J472]/[.K$1])/([.I472]/1000)" office:value-type="float" office:value="0.489759572573464" calcext:value-type="float">
            <text:p>0.49</text:p>
          </table:table-cell>
          <table:table-cell table:formula="of:=[.L$1]*([.D472]-20)" office:value-type="float" office:value="46" calcext:value-type="float">
            <text:p>46</text:p>
          </table:table-cell>
          <table:table-cell table:formula="of:=[.M$1]*[.F472]" office:value-type="float" office:value="38.665" calcext:value-type="float">
            <text:p>38.665</text:p>
          </table:table-cell>
          <table:table-cell table:style-name="ce1" table:formula="of:=[.N$1]*[.K472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1905" calcext:value-type="float">
            <text:p>2419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060" calcext:value-type="float">
            <text:p>64060</text:p>
          </table:table-cell>
          <table:table-cell table:formula="of:=[.B473]-[.B472]" office:value-type="float" office:value="100" calcext:value-type="float">
            <text:p>100</text:p>
          </table:table-cell>
          <table:table-cell table:formula="of:=[.H473]-[.H472]" office:value-type="float" office:value="253" calcext:value-type="float">
            <text:p>253</text:p>
          </table:table-cell>
          <table:table-cell table:formula="of:=([.J473]/[.K$1])/([.I473]/1000)" office:value-type="float" office:value="0.450578806767587" calcext:value-type="float">
            <text:p>0.45</text:p>
          </table:table-cell>
          <table:table-cell table:formula="of:=[.L$1]*([.D473]-20)" office:value-type="float" office:value="47" calcext:value-type="float">
            <text:p>47</text:p>
          </table:table-cell>
          <table:table-cell table:formula="of:=[.M$1]*[.F473]" office:value-type="float" office:value="38.665" calcext:value-type="float">
            <text:p>38.665</text:p>
          </table:table-cell>
          <table:table-cell table:style-name="ce1" table:formula="of:=[.N$1]*[.K473]" office:value-type="float" office:value="45.0578806767587" calcext:value-type="float">
            <text:p>45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005" calcext:value-type="float">
            <text:p>2420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325" calcext:value-type="float">
            <text:p>64325</text:p>
          </table:table-cell>
          <table:table-cell table:formula="of:=[.B474]-[.B473]" office:value-type="float" office:value="100" calcext:value-type="float">
            <text:p>100</text:p>
          </table:table-cell>
          <table:table-cell table:formula="of:=[.H474]-[.H473]" office:value-type="float" office:value="265" calcext:value-type="float">
            <text:p>265</text:p>
          </table:table-cell>
          <table:table-cell table:formula="of:=([.J474]/[.K$1])/([.I474]/1000)" office:value-type="float" office:value="0.471950133570792" calcext:value-type="float">
            <text:p>0.47</text:p>
          </table:table-cell>
          <table:table-cell table:formula="of:=[.L$1]*([.D474]-20)" office:value-type="float" office:value="47" calcext:value-type="float">
            <text:p>47</text:p>
          </table:table-cell>
          <table:table-cell table:formula="of:=[.M$1]*[.F474]" office:value-type="float" office:value="38.665" calcext:value-type="float">
            <text:p>38.665</text:p>
          </table:table-cell>
          <table:table-cell table:style-name="ce1" table:formula="of:=[.N$1]*[.K474]" office:value-type="float" office:value="47.1950133570793" calcext:value-type="float">
            <text:p>47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105" calcext:value-type="float">
            <text:p>2421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598" calcext:value-type="float">
            <text:p>64598</text:p>
          </table:table-cell>
          <table:table-cell table:formula="of:=[.B475]-[.B474]" office:value-type="float" office:value="100" calcext:value-type="float">
            <text:p>100</text:p>
          </table:table-cell>
          <table:table-cell table:formula="of:=[.H475]-[.H474]" office:value-type="float" office:value="273" calcext:value-type="float">
            <text:p>273</text:p>
          </table:table-cell>
          <table:table-cell table:formula="of:=([.J475]/[.K$1])/([.I475]/1000)" office:value-type="float" office:value="0.48619768477293" calcext:value-type="float">
            <text:p>0.49</text:p>
          </table:table-cell>
          <table:table-cell table:formula="of:=[.L$1]*([.D475]-20)" office:value-type="float" office:value="47" calcext:value-type="float">
            <text:p>47</text:p>
          </table:table-cell>
          <table:table-cell table:formula="of:=[.M$1]*[.F475]" office:value-type="float" office:value="38.665" calcext:value-type="float">
            <text:p>38.665</text:p>
          </table:table-cell>
          <table:table-cell table:style-name="ce1" table:formula="of:=[.N$1]*[.K475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205" calcext:value-type="float">
            <text:p>2422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4869" calcext:value-type="float">
            <text:p>64869</text:p>
          </table:table-cell>
          <table:table-cell table:formula="of:=[.B476]-[.B475]" office:value-type="float" office:value="100" calcext:value-type="float">
            <text:p>100</text:p>
          </table:table-cell>
          <table:table-cell table:formula="of:=[.H476]-[.H475]" office:value-type="float" office:value="271" calcext:value-type="float">
            <text:p>271</text:p>
          </table:table-cell>
          <table:table-cell table:formula="of:=([.J476]/[.K$1])/([.I476]/1000)" office:value-type="float" office:value="0.482635796972395" calcext:value-type="float">
            <text:p>0.48</text:p>
          </table:table-cell>
          <table:table-cell table:formula="of:=[.L$1]*([.D476]-20)" office:value-type="float" office:value="47" calcext:value-type="float">
            <text:p>47</text:p>
          </table:table-cell>
          <table:table-cell table:formula="of:=[.M$1]*[.F476]" office:value-type="float" office:value="38.665" calcext:value-type="float">
            <text:p>38.665</text:p>
          </table:table-cell>
          <table:table-cell table:style-name="ce1" table:formula="of:=[.N$1]*[.K476]" office:value-type="float" office:value="48.2635796972395" calcext:value-type="float">
            <text:p>48.2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305" calcext:value-type="float">
            <text:p>2423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138" calcext:value-type="float">
            <text:p>65138</text:p>
          </table:table-cell>
          <table:table-cell table:formula="of:=[.B477]-[.B476]" office:value-type="float" office:value="100" calcext:value-type="float">
            <text:p>100</text:p>
          </table:table-cell>
          <table:table-cell table:formula="of:=[.H477]-[.H476]" office:value-type="float" office:value="269" calcext:value-type="float">
            <text:p>269</text:p>
          </table:table-cell>
          <table:table-cell table:formula="of:=([.J477]/[.K$1])/([.I477]/1000)" office:value-type="float" office:value="0.479073909171861" calcext:value-type="float">
            <text:p>0.48</text:p>
          </table:table-cell>
          <table:table-cell table:formula="of:=[.L$1]*([.D477]-20)" office:value-type="float" office:value="47" calcext:value-type="float">
            <text:p>47</text:p>
          </table:table-cell>
          <table:table-cell table:formula="of:=[.M$1]*[.F477]" office:value-type="float" office:value="38.665" calcext:value-type="float">
            <text:p>38.665</text:p>
          </table:table-cell>
          <table:table-cell table:style-name="ce1" table:formula="of:=[.N$1]*[.K477]" office:value-type="float" office:value="47.9073909171861" calcext:value-type="float">
            <text:p>47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405" calcext:value-type="float">
            <text:p>2424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400" calcext:value-type="float">
            <text:p>65400</text:p>
          </table:table-cell>
          <table:table-cell table:formula="of:=[.B478]-[.B477]" office:value-type="float" office:value="100" calcext:value-type="float">
            <text:p>100</text:p>
          </table:table-cell>
          <table:table-cell table:formula="of:=[.H478]-[.H477]" office:value-type="float" office:value="262" calcext:value-type="float">
            <text:p>262</text:p>
          </table:table-cell>
          <table:table-cell table:formula="of:=([.J478]/[.K$1])/([.I478]/1000)" office:value-type="float" office:value="0.466607301869991" calcext:value-type="float">
            <text:p>0.47</text:p>
          </table:table-cell>
          <table:table-cell table:formula="of:=[.L$1]*([.D478]-20)" office:value-type="float" office:value="47" calcext:value-type="float">
            <text:p>47</text:p>
          </table:table-cell>
          <table:table-cell table:formula="of:=[.M$1]*[.F478]" office:value-type="float" office:value="38.665" calcext:value-type="float">
            <text:p>38.665</text:p>
          </table:table-cell>
          <table:table-cell table:style-name="ce1" table:formula="of:=[.N$1]*[.K478]" office:value-type="float" office:value="46.6607301869991" calcext:value-type="float">
            <text:p>46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505" calcext:value-type="float">
            <text:p>2425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677" calcext:value-type="float">
            <text:p>65677</text:p>
          </table:table-cell>
          <table:table-cell table:formula="of:=[.B479]-[.B478]" office:value-type="float" office:value="100" calcext:value-type="float">
            <text:p>100</text:p>
          </table:table-cell>
          <table:table-cell table:formula="of:=[.H479]-[.H478]" office:value-type="float" office:value="277" calcext:value-type="float">
            <text:p>277</text:p>
          </table:table-cell>
          <table:table-cell table:formula="of:=([.J479]/[.K$1])/([.I479]/1000)" office:value-type="float" office:value="0.493321460373998" calcext:value-type="float">
            <text:p>0.49</text:p>
          </table:table-cell>
          <table:table-cell table:formula="of:=[.L$1]*([.D479]-20)" office:value-type="float" office:value="47" calcext:value-type="float">
            <text:p>47</text:p>
          </table:table-cell>
          <table:table-cell table:formula="of:=[.M$1]*[.F479]" office:value-type="float" office:value="38.665" calcext:value-type="float">
            <text:p>38.665</text:p>
          </table:table-cell>
          <table:table-cell table:style-name="ce1" table:formula="of:=[.N$1]*[.K479]" office:value-type="float" office:value="49.3321460373998" calcext:value-type="float">
            <text:p>49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605" calcext:value-type="float">
            <text:p>2426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5936" calcext:value-type="float">
            <text:p>65936</text:p>
          </table:table-cell>
          <table:table-cell table:formula="of:=[.B480]-[.B479]" office:value-type="float" office:value="100" calcext:value-type="float">
            <text:p>100</text:p>
          </table:table-cell>
          <table:table-cell table:formula="of:=[.H480]-[.H479]" office:value-type="float" office:value="259" calcext:value-type="float">
            <text:p>259</text:p>
          </table:table-cell>
          <table:table-cell table:formula="of:=([.J480]/[.K$1])/([.I480]/1000)" office:value-type="float" office:value="0.46126447016919" calcext:value-type="float">
            <text:p>0.46</text:p>
          </table:table-cell>
          <table:table-cell table:formula="of:=[.L$1]*([.D480]-20)" office:value-type="float" office:value="47" calcext:value-type="float">
            <text:p>47</text:p>
          </table:table-cell>
          <table:table-cell table:formula="of:=[.M$1]*[.F480]" office:value-type="float" office:value="38.665" calcext:value-type="float">
            <text:p>38.665</text:p>
          </table:table-cell>
          <table:table-cell table:style-name="ce1" table:formula="of:=[.N$1]*[.K480]" office:value-type="float" office:value="46.126447016919" calcext:value-type="float">
            <text:p>46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705" calcext:value-type="float">
            <text:p>2427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206" calcext:value-type="float">
            <text:p>66206</text:p>
          </table:table-cell>
          <table:table-cell table:formula="of:=[.B481]-[.B480]" office:value-type="float" office:value="100" calcext:value-type="float">
            <text:p>100</text:p>
          </table:table-cell>
          <table:table-cell table:formula="of:=[.H481]-[.H480]" office:value-type="float" office:value="270" calcext:value-type="float">
            <text:p>270</text:p>
          </table:table-cell>
          <table:table-cell table:formula="of:=([.J481]/[.K$1])/([.I481]/1000)" office:value-type="float" office:value="0.480854853072128" calcext:value-type="float">
            <text:p>0.48</text:p>
          </table:table-cell>
          <table:table-cell table:formula="of:=[.L$1]*([.D481]-20)" office:value-type="float" office:value="47" calcext:value-type="float">
            <text:p>47</text:p>
          </table:table-cell>
          <table:table-cell table:formula="of:=[.M$1]*[.F481]" office:value-type="float" office:value="38.665" calcext:value-type="float">
            <text:p>38.665</text:p>
          </table:table-cell>
          <table:table-cell table:style-name="ce1" table:formula="of:=[.N$1]*[.K481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805" calcext:value-type="float">
            <text:p>242805</text:p>
          </table:table-cell>
          <table:table-cell office:value-type="string" calcext:value-type="string">
            <text:p><text:s/>TH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490" calcext:value-type="float">
            <text:p>66490</text:p>
          </table:table-cell>
          <table:table-cell table:formula="of:=[.B482]-[.B481]" office:value-type="float" office:value="100" calcext:value-type="float">
            <text:p>100</text:p>
          </table:table-cell>
          <table:table-cell table:formula="of:=[.H482]-[.H481]" office:value-type="float" office:value="284" calcext:value-type="float">
            <text:p>284</text:p>
          </table:table-cell>
          <table:table-cell table:formula="of:=([.J482]/[.K$1])/([.I482]/1000)" office:value-type="float" office:value="0.505788067675868" calcext:value-type="float">
            <text:p>0.51</text:p>
          </table:table-cell>
          <table:table-cell table:formula="of:=[.L$1]*([.D482]-20)" office:value-type="float" office:value="47" calcext:value-type="float">
            <text:p>47</text:p>
          </table:table-cell>
          <table:table-cell table:formula="of:=[.M$1]*[.F482]" office:value-type="float" office:value="38.665" calcext:value-type="float">
            <text:p>38.665</text:p>
          </table:table-cell>
          <table:table-cell table:style-name="ce1" table:formula="of:=[.N$1]*[.K482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2905" calcext:value-type="float">
            <text:p>2429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6747" calcext:value-type="float">
            <text:p>66747</text:p>
          </table:table-cell>
          <table:table-cell table:formula="of:=[.B483]-[.B482]" office:value-type="float" office:value="100" calcext:value-type="float">
            <text:p>100</text:p>
          </table:table-cell>
          <table:table-cell table:formula="of:=[.H483]-[.H482]" office:value-type="float" office:value="257" calcext:value-type="float">
            <text:p>257</text:p>
          </table:table-cell>
          <table:table-cell table:formula="of:=([.J483]/[.K$1])/([.I483]/1000)" office:value-type="float" office:value="0.457702582368655" calcext:value-type="float">
            <text:p>0.46</text:p>
          </table:table-cell>
          <table:table-cell table:formula="of:=[.L$1]*([.D483]-20)" office:value-type="float" office:value="48" calcext:value-type="float">
            <text:p>48</text:p>
          </table:table-cell>
          <table:table-cell table:formula="of:=[.M$1]*[.F483]" office:value-type="float" office:value="38.665" calcext:value-type="float">
            <text:p>38.665</text:p>
          </table:table-cell>
          <table:table-cell table:style-name="ce1" table:formula="of:=[.N$1]*[.K483]" office:value-type="float" office:value="45.7702582368655" calcext:value-type="float">
            <text:p>45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005" calcext:value-type="float">
            <text:p>2430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020" calcext:value-type="float">
            <text:p>67020</text:p>
          </table:table-cell>
          <table:table-cell table:formula="of:=[.B484]-[.B483]" office:value-type="float" office:value="100" calcext:value-type="float">
            <text:p>100</text:p>
          </table:table-cell>
          <table:table-cell table:formula="of:=[.H484]-[.H483]" office:value-type="float" office:value="273" calcext:value-type="float">
            <text:p>273</text:p>
          </table:table-cell>
          <table:table-cell table:formula="of:=([.J484]/[.K$1])/([.I484]/1000)" office:value-type="float" office:value="0.48619768477293" calcext:value-type="float">
            <text:p>0.49</text:p>
          </table:table-cell>
          <table:table-cell table:formula="of:=[.L$1]*([.D484]-20)" office:value-type="float" office:value="48" calcext:value-type="float">
            <text:p>48</text:p>
          </table:table-cell>
          <table:table-cell table:formula="of:=[.M$1]*[.F484]" office:value-type="float" office:value="38.665" calcext:value-type="float">
            <text:p>38.665</text:p>
          </table:table-cell>
          <table:table-cell table:style-name="ce1" table:formula="of:=[.N$1]*[.K484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105" calcext:value-type="float">
            <text:p>2431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304" calcext:value-type="float">
            <text:p>67304</text:p>
          </table:table-cell>
          <table:table-cell table:formula="of:=[.B485]-[.B484]" office:value-type="float" office:value="100" calcext:value-type="float">
            <text:p>100</text:p>
          </table:table-cell>
          <table:table-cell table:formula="of:=[.H485]-[.H484]" office:value-type="float" office:value="284" calcext:value-type="float">
            <text:p>284</text:p>
          </table:table-cell>
          <table:table-cell table:formula="of:=([.J485]/[.K$1])/([.I485]/1000)" office:value-type="float" office:value="0.505788067675868" calcext:value-type="float">
            <text:p>0.51</text:p>
          </table:table-cell>
          <table:table-cell table:formula="of:=[.L$1]*([.D485]-20)" office:value-type="float" office:value="48" calcext:value-type="float">
            <text:p>48</text:p>
          </table:table-cell>
          <table:table-cell table:formula="of:=[.M$1]*[.F485]" office:value-type="float" office:value="38.665" calcext:value-type="float">
            <text:p>38.665</text:p>
          </table:table-cell>
          <table:table-cell table:style-name="ce1" table:formula="of:=[.N$1]*[.K485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205" calcext:value-type="float">
            <text:p>2432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Odom</text:p>
          </table:table-cell>
          <table:table-cell office:value-type="float" office:value="67570" calcext:value-type="float">
            <text:p>67570</text:p>
          </table:table-cell>
          <table:table-cell table:formula="of:=[.B486]-[.B485]" office:value-type="float" office:value="100" calcext:value-type="float">
            <text:p>100</text:p>
          </table:table-cell>
          <table:table-cell table:formula="of:=[.H486]-[.H485]" office:value-type="float" office:value="266" calcext:value-type="float">
            <text:p>266</text:p>
          </table:table-cell>
          <table:table-cell table:formula="of:=([.J486]/[.K$1])/([.I486]/1000)" office:value-type="float" office:value="0.47373107747106" calcext:value-type="float">
            <text:p>0.47</text:p>
          </table:table-cell>
          <table:table-cell table:formula="of:=[.L$1]*([.D486]-20)" office:value-type="float" office:value="48" calcext:value-type="float">
            <text:p>48</text:p>
          </table:table-cell>
          <table:table-cell table:formula="of:=[.M$1]*[.F486]" office:value-type="float" office:value="38.665" calcext:value-type="float">
            <text:p>38.665</text:p>
          </table:table-cell>
          <table:table-cell table:style-name="ce1" table:formula="of:=[.N$1]*[.K486]" office:value-type="float" office:value="47.373107747106" calcext:value-type="float">
            <text:p>47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305" calcext:value-type="float">
            <text:p>2433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7837" calcext:value-type="float">
            <text:p>67837</text:p>
          </table:table-cell>
          <table:table-cell table:formula="of:=[.B487]-[.B486]" office:value-type="float" office:value="100" calcext:value-type="float">
            <text:p>100</text:p>
          </table:table-cell>
          <table:table-cell table:formula="of:=[.H487]-[.H486]" office:value-type="float" office:value="267" calcext:value-type="float">
            <text:p>267</text:p>
          </table:table-cell>
          <table:table-cell table:formula="of:=([.J487]/[.K$1])/([.I487]/1000)" office:value-type="float" office:value="0.475512021371327" calcext:value-type="float">
            <text:p>0.48</text:p>
          </table:table-cell>
          <table:table-cell table:formula="of:=[.L$1]*([.D487]-20)" office:value-type="float" office:value="48" calcext:value-type="float">
            <text:p>48</text:p>
          </table:table-cell>
          <table:table-cell table:formula="of:=[.M$1]*[.F487]" office:value-type="float" office:value="39.71" calcext:value-type="float">
            <text:p>39.71</text:p>
          </table:table-cell>
          <table:table-cell table:style-name="ce1" table:formula="of:=[.N$1]*[.K487]" office:value-type="float" office:value="47.5512021371327" calcext:value-type="float">
            <text:p>47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405" calcext:value-type="float">
            <text:p>2434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116" calcext:value-type="float">
            <text:p>68116</text:p>
          </table:table-cell>
          <table:table-cell table:formula="of:=[.B488]-[.B487]" office:value-type="float" office:value="100" calcext:value-type="float">
            <text:p>100</text:p>
          </table:table-cell>
          <table:table-cell table:formula="of:=[.H488]-[.H487]" office:value-type="float" office:value="279" calcext:value-type="float">
            <text:p>279</text:p>
          </table:table-cell>
          <table:table-cell table:formula="of:=([.J488]/[.K$1])/([.I488]/1000)" office:value-type="float" office:value="0.496883348174533" calcext:value-type="float">
            <text:p>0.50</text:p>
          </table:table-cell>
          <table:table-cell table:formula="of:=[.L$1]*([.D488]-20)" office:value-type="float" office:value="48" calcext:value-type="float">
            <text:p>48</text:p>
          </table:table-cell>
          <table:table-cell table:formula="of:=[.M$1]*[.F488]" office:value-type="float" office:value="39.71" calcext:value-type="float">
            <text:p>39.71</text:p>
          </table:table-cell>
          <table:table-cell table:style-name="ce1" table:formula="of:=[.N$1]*[.K488]" office:value-type="float" office:value="49.6883348174533" calcext:value-type="float">
            <text:p>49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505" calcext:value-type="float">
            <text:p>2435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390" calcext:value-type="float">
            <text:p>68390</text:p>
          </table:table-cell>
          <table:table-cell table:formula="of:=[.B489]-[.B488]" office:value-type="float" office:value="100" calcext:value-type="float">
            <text:p>100</text:p>
          </table:table-cell>
          <table:table-cell table:formula="of:=[.H489]-[.H488]" office:value-type="float" office:value="274" calcext:value-type="float">
            <text:p>274</text:p>
          </table:table-cell>
          <table:table-cell table:formula="of:=([.J489]/[.K$1])/([.I489]/1000)" office:value-type="float" office:value="0.487978628673197" calcext:value-type="float">
            <text:p>0.49</text:p>
          </table:table-cell>
          <table:table-cell table:formula="of:=[.L$1]*([.D489]-20)" office:value-type="float" office:value="48" calcext:value-type="float">
            <text:p>48</text:p>
          </table:table-cell>
          <table:table-cell table:formula="of:=[.M$1]*[.F489]" office:value-type="float" office:value="39.71" calcext:value-type="float">
            <text:p>39.71</text:p>
          </table:table-cell>
          <table:table-cell table:style-name="ce1" table:formula="of:=[.N$1]*[.K489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605" calcext:value-type="float">
            <text:p>2436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Odom</text:p>
          </table:table-cell>
          <table:table-cell office:value-type="float" office:value="68660" calcext:value-type="float">
            <text:p>68660</text:p>
          </table:table-cell>
          <table:table-cell table:formula="of:=[.B490]-[.B489]" office:value-type="float" office:value="100" calcext:value-type="float">
            <text:p>100</text:p>
          </table:table-cell>
          <table:table-cell table:formula="of:=[.H490]-[.H489]" office:value-type="float" office:value="270" calcext:value-type="float">
            <text:p>270</text:p>
          </table:table-cell>
          <table:table-cell table:formula="of:=([.J490]/[.K$1])/([.I490]/1000)" office:value-type="float" office:value="0.480854853072128" calcext:value-type="float">
            <text:p>0.48</text:p>
          </table:table-cell>
          <table:table-cell table:formula="of:=[.L$1]*([.D490]-20)" office:value-type="float" office:value="48" calcext:value-type="float">
            <text:p>48</text:p>
          </table:table-cell>
          <table:table-cell table:formula="of:=[.M$1]*[.F490]" office:value-type="float" office:value="39.71" calcext:value-type="float">
            <text:p>39.71</text:p>
          </table:table-cell>
          <table:table-cell table:style-name="ce1" table:formula="of:=[.N$1]*[.K490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705" calcext:value-type="float">
            <text:p>2437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8928" calcext:value-type="float">
            <text:p>68928</text:p>
          </table:table-cell>
          <table:table-cell table:formula="of:=[.B491]-[.B490]" office:value-type="float" office:value="100" calcext:value-type="float">
            <text:p>100</text:p>
          </table:table-cell>
          <table:table-cell table:formula="of:=[.H491]-[.H490]" office:value-type="float" office:value="268" calcext:value-type="float">
            <text:p>268</text:p>
          </table:table-cell>
          <table:table-cell table:formula="of:=([.J491]/[.K$1])/([.I491]/1000)" office:value-type="float" office:value="0.477292965271594" calcext:value-type="float">
            <text:p>0.48</text:p>
          </table:table-cell>
          <table:table-cell table:formula="of:=[.L$1]*([.D491]-20)" office:value-type="float" office:value="48" calcext:value-type="float">
            <text:p>48</text:p>
          </table:table-cell>
          <table:table-cell table:formula="of:=[.M$1]*[.F491]" office:value-type="float" office:value="40.92" calcext:value-type="float">
            <text:p>40.92</text:p>
          </table:table-cell>
          <table:table-cell table:style-name="ce1" table:formula="of:=[.N$1]*[.K491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805" calcext:value-type="float">
            <text:p>243805</text:p>
          </table:table-cell>
          <table:table-cell office:value-type="string" calcext:value-type="string">
            <text:p><text:s/>TH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217" calcext:value-type="float">
            <text:p>69217</text:p>
          </table:table-cell>
          <table:table-cell table:formula="of:=[.B492]-[.B491]" office:value-type="float" office:value="100" calcext:value-type="float">
            <text:p>100</text:p>
          </table:table-cell>
          <table:table-cell table:formula="of:=[.H492]-[.H491]" office:value-type="float" office:value="289" calcext:value-type="float">
            <text:p>289</text:p>
          </table:table-cell>
          <table:table-cell table:formula="of:=([.J492]/[.K$1])/([.I492]/1000)" office:value-type="float" office:value="0.514692787177204" calcext:value-type="float">
            <text:p>0.51</text:p>
          </table:table-cell>
          <table:table-cell table:formula="of:=[.L$1]*([.D492]-20)" office:value-type="float" office:value="48" calcext:value-type="float">
            <text:p>48</text:p>
          </table:table-cell>
          <table:table-cell table:formula="of:=[.M$1]*[.F492]" office:value-type="float" office:value="40.92" calcext:value-type="float">
            <text:p>40.92</text:p>
          </table:table-cell>
          <table:table-cell table:style-name="ce1" table:formula="of:=[.N$1]*[.K492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3905" calcext:value-type="float">
            <text:p>2439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dom</text:p>
          </table:table-cell>
          <table:table-cell office:value-type="float" office:value="69485" calcext:value-type="float">
            <text:p>69485</text:p>
          </table:table-cell>
          <table:table-cell table:formula="of:=[.B493]-[.B492]" office:value-type="float" office:value="100" calcext:value-type="float">
            <text:p>100</text:p>
          </table:table-cell>
          <table:table-cell table:formula="of:=[.H493]-[.H492]" office:value-type="float" office:value="268" calcext:value-type="float">
            <text:p>268</text:p>
          </table:table-cell>
          <table:table-cell table:formula="of:=([.J493]/[.K$1])/([.I493]/1000)" office:value-type="float" office:value="0.477292965271594" calcext:value-type="float">
            <text:p>0.48</text:p>
          </table:table-cell>
          <table:table-cell table:formula="of:=[.L$1]*([.D493]-20)" office:value-type="float" office:value="49" calcext:value-type="float">
            <text:p>49</text:p>
          </table:table-cell>
          <table:table-cell table:formula="of:=[.M$1]*[.F493]" office:value-type="float" office:value="40.92" calcext:value-type="float">
            <text:p>40.92</text:p>
          </table:table-cell>
          <table:table-cell table:style-name="ce1" table:formula="of:=[.N$1]*[.K493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005" calcext:value-type="float">
            <text:p>2440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69766" calcext:value-type="float">
            <text:p>69766</text:p>
          </table:table-cell>
          <table:table-cell table:formula="of:=[.B494]-[.B493]" office:value-type="float" office:value="100" calcext:value-type="float">
            <text:p>100</text:p>
          </table:table-cell>
          <table:table-cell table:formula="of:=[.H494]-[.H493]" office:value-type="float" office:value="281" calcext:value-type="float">
            <text:p>281</text:p>
          </table:table-cell>
          <table:table-cell table:formula="of:=([.J494]/[.K$1])/([.I494]/1000)" office:value-type="float" office:value="0.500445235975067" calcext:value-type="float">
            <text:p>0.50</text:p>
          </table:table-cell>
          <table:table-cell table:formula="of:=[.L$1]*([.D494]-20)" office:value-type="float" office:value="49" calcext:value-type="float">
            <text:p>49</text:p>
          </table:table-cell>
          <table:table-cell table:formula="of:=[.M$1]*[.F494]" office:value-type="float" office:value="42.185" calcext:value-type="float">
            <text:p>42.185</text:p>
          </table:table-cell>
          <table:table-cell table:style-name="ce1" table:formula="of:=[.N$1]*[.K494]" office:value-type="float" office:value="50.0445235975067" calcext:value-type="float">
            <text:p>50.0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105" calcext:value-type="float">
            <text:p>2441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051" calcext:value-type="float">
            <text:p>70051</text:p>
          </table:table-cell>
          <table:table-cell table:formula="of:=[.B495]-[.B494]" office:value-type="float" office:value="100" calcext:value-type="float">
            <text:p>100</text:p>
          </table:table-cell>
          <table:table-cell table:formula="of:=[.H495]-[.H494]" office:value-type="float" office:value="285" calcext:value-type="float">
            <text:p>285</text:p>
          </table:table-cell>
          <table:table-cell table:formula="of:=([.J495]/[.K$1])/([.I495]/1000)" office:value-type="float" office:value="0.507569011576135" calcext:value-type="float">
            <text:p>0.51</text:p>
          </table:table-cell>
          <table:table-cell table:formula="of:=[.L$1]*([.D495]-20)" office:value-type="float" office:value="49" calcext:value-type="float">
            <text:p>49</text:p>
          </table:table-cell>
          <table:table-cell table:formula="of:=[.M$1]*[.F495]" office:value-type="float" office:value="42.185" calcext:value-type="float">
            <text:p>42.185</text:p>
          </table:table-cell>
          <table:table-cell table:style-name="ce1" table:formula="of:=[.N$1]*[.K495]" office:value-type="float" office:value="50.7569011576135" calcext:value-type="float">
            <text:p>50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205" calcext:value-type="float">
            <text:p>2442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321" calcext:value-type="float">
            <text:p>70321</text:p>
          </table:table-cell>
          <table:table-cell table:formula="of:=[.B496]-[.B495]" office:value-type="float" office:value="100" calcext:value-type="float">
            <text:p>100</text:p>
          </table:table-cell>
          <table:table-cell table:formula="of:=[.H496]-[.H495]" office:value-type="float" office:value="270" calcext:value-type="float">
            <text:p>270</text:p>
          </table:table-cell>
          <table:table-cell table:formula="of:=([.J496]/[.K$1])/([.I496]/1000)" office:value-type="float" office:value="0.480854853072128" calcext:value-type="float">
            <text:p>0.48</text:p>
          </table:table-cell>
          <table:table-cell table:formula="of:=[.L$1]*([.D496]-20)" office:value-type="float" office:value="49" calcext:value-type="float">
            <text:p>49</text:p>
          </table:table-cell>
          <table:table-cell table:formula="of:=[.M$1]*[.F496]" office:value-type="float" office:value="42.185" calcext:value-type="float">
            <text:p>42.185</text:p>
          </table:table-cell>
          <table:table-cell table:style-name="ce1" table:formula="of:=[.N$1]*[.K496]" office:value-type="float" office:value="48.0854853072128" calcext:value-type="float">
            <text:p>48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305" calcext:value-type="float">
            <text:p>2443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593" calcext:value-type="float">
            <text:p>70593</text:p>
          </table:table-cell>
          <table:table-cell table:formula="of:=[.B497]-[.B496]" office:value-type="float" office:value="100" calcext:value-type="float">
            <text:p>100</text:p>
          </table:table-cell>
          <table:table-cell table:formula="of:=[.H497]-[.H496]" office:value-type="float" office:value="272" calcext:value-type="float">
            <text:p>272</text:p>
          </table:table-cell>
          <table:table-cell table:formula="of:=([.J497]/[.K$1])/([.I497]/1000)" office:value-type="float" office:value="0.484416740872663" calcext:value-type="float">
            <text:p>0.48</text:p>
          </table:table-cell>
          <table:table-cell table:formula="of:=[.L$1]*([.D497]-20)" office:value-type="float" office:value="49" calcext:value-type="float">
            <text:p>49</text:p>
          </table:table-cell>
          <table:table-cell table:formula="of:=[.M$1]*[.F497]" office:value-type="float" office:value="42.185" calcext:value-type="float">
            <text:p>42.185</text:p>
          </table:table-cell>
          <table:table-cell table:style-name="ce1" table:formula="of:=[.N$1]*[.K497]" office:value-type="float" office:value="48.4416740872663" calcext:value-type="float">
            <text:p>48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405" calcext:value-type="float">
            <text:p>2444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0887" calcext:value-type="float">
            <text:p>70887</text:p>
          </table:table-cell>
          <table:table-cell table:formula="of:=[.B498]-[.B497]" office:value-type="float" office:value="100" calcext:value-type="float">
            <text:p>100</text:p>
          </table:table-cell>
          <table:table-cell table:formula="of:=[.H498]-[.H497]" office:value-type="float" office:value="294" calcext:value-type="float">
            <text:p>294</text:p>
          </table:table-cell>
          <table:table-cell table:formula="of:=([.J498]/[.K$1])/([.I498]/1000)" office:value-type="float" office:value="0.52359750667854" calcext:value-type="float">
            <text:p>0.52</text:p>
          </table:table-cell>
          <table:table-cell table:formula="of:=[.L$1]*([.D498]-20)" office:value-type="float" office:value="49" calcext:value-type="float">
            <text:p>49</text:p>
          </table:table-cell>
          <table:table-cell table:formula="of:=[.M$1]*[.F498]" office:value-type="float" office:value="42.185" calcext:value-type="float">
            <text:p>42.185</text:p>
          </table:table-cell>
          <table:table-cell table:style-name="ce1" table:formula="of:=[.N$1]*[.K498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505" calcext:value-type="float">
            <text:p>2445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161" calcext:value-type="float">
            <text:p>71161</text:p>
          </table:table-cell>
          <table:table-cell table:formula="of:=[.B499]-[.B498]" office:value-type="float" office:value="100" calcext:value-type="float">
            <text:p>100</text:p>
          </table:table-cell>
          <table:table-cell table:formula="of:=[.H499]-[.H498]" office:value-type="float" office:value="274" calcext:value-type="float">
            <text:p>274</text:p>
          </table:table-cell>
          <table:table-cell table:formula="of:=([.J499]/[.K$1])/([.I499]/1000)" office:value-type="float" office:value="0.487978628673197" calcext:value-type="float">
            <text:p>0.49</text:p>
          </table:table-cell>
          <table:table-cell table:formula="of:=[.L$1]*([.D499]-20)" office:value-type="float" office:value="49" calcext:value-type="float">
            <text:p>49</text:p>
          </table:table-cell>
          <table:table-cell table:formula="of:=[.M$1]*[.F499]" office:value-type="float" office:value="42.185" calcext:value-type="float">
            <text:p>42.185</text:p>
          </table:table-cell>
          <table:table-cell table:style-name="ce1" table:formula="of:=[.N$1]*[.K499]" office:value-type="float" office:value="48.7978628673197" calcext:value-type="float">
            <text:p>48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605" calcext:value-type="float">
            <text:p>2446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Odom</text:p>
          </table:table-cell>
          <table:table-cell office:value-type="float" office:value="71434" calcext:value-type="float">
            <text:p>71434</text:p>
          </table:table-cell>
          <table:table-cell table:formula="of:=[.B500]-[.B499]" office:value-type="float" office:value="100" calcext:value-type="float">
            <text:p>100</text:p>
          </table:table-cell>
          <table:table-cell table:formula="of:=[.H500]-[.H499]" office:value-type="float" office:value="273" calcext:value-type="float">
            <text:p>273</text:p>
          </table:table-cell>
          <table:table-cell table:formula="of:=([.J500]/[.K$1])/([.I500]/1000)" office:value-type="float" office:value="0.48619768477293" calcext:value-type="float">
            <text:p>0.49</text:p>
          </table:table-cell>
          <table:table-cell table:formula="of:=[.L$1]*([.D500]-20)" office:value-type="float" office:value="49" calcext:value-type="float">
            <text:p>49</text:p>
          </table:table-cell>
          <table:table-cell table:formula="of:=[.M$1]*[.F500]" office:value-type="float" office:value="42.185" calcext:value-type="float">
            <text:p>42.185</text:p>
          </table:table-cell>
          <table:table-cell table:style-name="ce1" table:formula="of:=[.N$1]*[.K500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705" calcext:value-type="float">
            <text:p>2447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1718" calcext:value-type="float">
            <text:p>71718</text:p>
          </table:table-cell>
          <table:table-cell table:formula="of:=[.B501]-[.B500]" office:value-type="float" office:value="100" calcext:value-type="float">
            <text:p>100</text:p>
          </table:table-cell>
          <table:table-cell table:formula="of:=[.H501]-[.H500]" office:value-type="float" office:value="284" calcext:value-type="float">
            <text:p>284</text:p>
          </table:table-cell>
          <table:table-cell table:formula="of:=([.J501]/[.K$1])/([.I501]/1000)" office:value-type="float" office:value="0.505788067675868" calcext:value-type="float">
            <text:p>0.51</text:p>
          </table:table-cell>
          <table:table-cell table:formula="of:=[.L$1]*([.D501]-20)" office:value-type="float" office:value="49" calcext:value-type="float">
            <text:p>49</text:p>
          </table:table-cell>
          <table:table-cell table:formula="of:=[.M$1]*[.F501]" office:value-type="float" office:value="42.9" calcext:value-type="float">
            <text:p>42.9</text:p>
          </table:table-cell>
          <table:table-cell table:style-name="ce1" table:formula="of:=[.N$1]*[.K501]" office:value-type="float" office:value="50.5788067675868" calcext:value-type="float">
            <text:p>50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805" calcext:value-type="float">
            <text:p>244805</text:p>
          </table:table-cell>
          <table:table-cell office:value-type="string" calcext:value-type="string">
            <text:p><text:s/>TH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001" calcext:value-type="float">
            <text:p>72001</text:p>
          </table:table-cell>
          <table:table-cell table:formula="of:=[.B502]-[.B501]" office:value-type="float" office:value="100" calcext:value-type="float">
            <text:p>100</text:p>
          </table:table-cell>
          <table:table-cell table:formula="of:=[.H502]-[.H501]" office:value-type="float" office:value="283" calcext:value-type="float">
            <text:p>283</text:p>
          </table:table-cell>
          <table:table-cell table:formula="of:=([.J502]/[.K$1])/([.I502]/1000)" office:value-type="float" office:value="0.504007123775601" calcext:value-type="float">
            <text:p>0.50</text:p>
          </table:table-cell>
          <table:table-cell table:formula="of:=[.L$1]*([.D502]-20)" office:value-type="float" office:value="49" calcext:value-type="float">
            <text:p>49</text:p>
          </table:table-cell>
          <table:table-cell table:formula="of:=[.M$1]*[.F502]" office:value-type="float" office:value="42.9" calcext:value-type="float">
            <text:p>42.9</text:p>
          </table:table-cell>
          <table:table-cell table:style-name="ce1" table:formula="of:=[.N$1]*[.K502]" office:value-type="float" office:value="50.4007123775601" calcext:value-type="float">
            <text:p>50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4905" calcext:value-type="float">
            <text:p>2449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269" calcext:value-type="float">
            <text:p>72269</text:p>
          </table:table-cell>
          <table:table-cell table:formula="of:=[.B503]-[.B502]" office:value-type="float" office:value="100" calcext:value-type="float">
            <text:p>100</text:p>
          </table:table-cell>
          <table:table-cell table:formula="of:=[.H503]-[.H502]" office:value-type="float" office:value="268" calcext:value-type="float">
            <text:p>268</text:p>
          </table:table-cell>
          <table:table-cell table:formula="of:=([.J503]/[.K$1])/([.I503]/1000)" office:value-type="float" office:value="0.477292965271594" calcext:value-type="float">
            <text:p>0.48</text:p>
          </table:table-cell>
          <table:table-cell table:formula="of:=[.L$1]*([.D503]-20)" office:value-type="float" office:value="50" calcext:value-type="float">
            <text:p>50</text:p>
          </table:table-cell>
          <table:table-cell table:formula="of:=[.M$1]*[.F503]" office:value-type="float" office:value="42.9" calcext:value-type="float">
            <text:p>42.9</text:p>
          </table:table-cell>
          <table:table-cell table:style-name="ce1" table:formula="of:=[.N$1]*[.K503]" office:value-type="float" office:value="47.7292965271594" calcext:value-type="float">
            <text:p>47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005" calcext:value-type="float">
            <text:p>2450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559" calcext:value-type="float">
            <text:p>72559</text:p>
          </table:table-cell>
          <table:table-cell table:formula="of:=[.B504]-[.B503]" office:value-type="float" office:value="100" calcext:value-type="float">
            <text:p>100</text:p>
          </table:table-cell>
          <table:table-cell table:formula="of:=[.H504]-[.H503]" office:value-type="float" office:value="290" calcext:value-type="float">
            <text:p>290</text:p>
          </table:table-cell>
          <table:table-cell table:formula="of:=([.J504]/[.K$1])/([.I504]/1000)" office:value-type="float" office:value="0.516473731077471" calcext:value-type="float">
            <text:p>0.52</text:p>
          </table:table-cell>
          <table:table-cell table:formula="of:=[.L$1]*([.D504]-20)" office:value-type="float" office:value="50" calcext:value-type="float">
            <text:p>50</text:p>
          </table:table-cell>
          <table:table-cell table:formula="of:=[.M$1]*[.F504]" office:value-type="float" office:value="42.9" calcext:value-type="float">
            <text:p>42.9</text:p>
          </table:table-cell>
          <table:table-cell table:style-name="ce1" table:formula="of:=[.N$1]*[.K504]" office:value-type="float" office:value="51.6473731077471" calcext:value-type="float">
            <text:p>51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105" calcext:value-type="float">
            <text:p>2451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2855" calcext:value-type="float">
            <text:p>72855</text:p>
          </table:table-cell>
          <table:table-cell table:formula="of:=[.B505]-[.B504]" office:value-type="float" office:value="100" calcext:value-type="float">
            <text:p>100</text:p>
          </table:table-cell>
          <table:table-cell table:formula="of:=[.H505]-[.H504]" office:value-type="float" office:value="296" calcext:value-type="float">
            <text:p>296</text:p>
          </table:table-cell>
          <table:table-cell table:formula="of:=([.J505]/[.K$1])/([.I505]/1000)" office:value-type="float" office:value="0.527159394479074" calcext:value-type="float">
            <text:p>0.53</text:p>
          </table:table-cell>
          <table:table-cell table:formula="of:=[.L$1]*([.D505]-20)" office:value-type="float" office:value="50" calcext:value-type="float">
            <text:p>50</text:p>
          </table:table-cell>
          <table:table-cell table:formula="of:=[.M$1]*[.F505]" office:value-type="float" office:value="42.9" calcext:value-type="float">
            <text:p>42.9</text:p>
          </table:table-cell>
          <table:table-cell table:style-name="ce1" table:formula="of:=[.N$1]*[.K505]" office:value-type="float" office:value="52.7159394479074" calcext:value-type="float">
            <text:p>52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205" calcext:value-type="float">
            <text:p>2452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130" calcext:value-type="float">
            <text:p>73130</text:p>
          </table:table-cell>
          <table:table-cell table:formula="of:=[.B506]-[.B505]" office:value-type="float" office:value="100" calcext:value-type="float">
            <text:p>100</text:p>
          </table:table-cell>
          <table:table-cell table:formula="of:=[.H506]-[.H505]" office:value-type="float" office:value="275" calcext:value-type="float">
            <text:p>275</text:p>
          </table:table-cell>
          <table:table-cell table:formula="of:=([.J506]/[.K$1])/([.I506]/1000)" office:value-type="float" office:value="0.489759572573464" calcext:value-type="float">
            <text:p>0.49</text:p>
          </table:table-cell>
          <table:table-cell table:formula="of:=[.L$1]*([.D506]-20)" office:value-type="float" office:value="50" calcext:value-type="float">
            <text:p>50</text:p>
          </table:table-cell>
          <table:table-cell table:formula="of:=[.M$1]*[.F506]" office:value-type="float" office:value="42.9" calcext:value-type="float">
            <text:p>42.9</text:p>
          </table:table-cell>
          <table:table-cell table:style-name="ce1" table:formula="of:=[.N$1]*[.K506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305" calcext:value-type="float">
            <text:p>2453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412" calcext:value-type="float">
            <text:p>73412</text:p>
          </table:table-cell>
          <table:table-cell table:formula="of:=[.B507]-[.B506]" office:value-type="float" office:value="100" calcext:value-type="float">
            <text:p>100</text:p>
          </table:table-cell>
          <table:table-cell table:formula="of:=[.H507]-[.H506]" office:value-type="float" office:value="282" calcext:value-type="float">
            <text:p>282</text:p>
          </table:table-cell>
          <table:table-cell table:formula="of:=([.J507]/[.K$1])/([.I507]/1000)" office:value-type="float" office:value="0.502226179875334" calcext:value-type="float">
            <text:p>0.50</text:p>
          </table:table-cell>
          <table:table-cell table:formula="of:=[.L$1]*([.D507]-20)" office:value-type="float" office:value="50" calcext:value-type="float">
            <text:p>50</text:p>
          </table:table-cell>
          <table:table-cell table:formula="of:=[.M$1]*[.F507]" office:value-type="float" office:value="42.9" calcext:value-type="float">
            <text:p>42.9</text:p>
          </table:table-cell>
          <table:table-cell table:style-name="ce1" table:formula="of:=[.N$1]*[.K507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405" calcext:value-type="float">
            <text:p>2454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707" calcext:value-type="float">
            <text:p>73707</text:p>
          </table:table-cell>
          <table:table-cell table:formula="of:=[.B508]-[.B507]" office:value-type="float" office:value="100" calcext:value-type="float">
            <text:p>100</text:p>
          </table:table-cell>
          <table:table-cell table:formula="of:=[.H508]-[.H507]" office:value-type="float" office:value="295" calcext:value-type="float">
            <text:p>295</text:p>
          </table:table-cell>
          <table:table-cell table:formula="of:=([.J508]/[.K$1])/([.I508]/1000)" office:value-type="float" office:value="0.525378450578807" calcext:value-type="float">
            <text:p>0.53</text:p>
          </table:table-cell>
          <table:table-cell table:formula="of:=[.L$1]*([.D508]-20)" office:value-type="float" office:value="50" calcext:value-type="float">
            <text:p>50</text:p>
          </table:table-cell>
          <table:table-cell table:formula="of:=[.M$1]*[.F508]" office:value-type="float" office:value="42.9" calcext:value-type="float">
            <text:p>42.9</text:p>
          </table:table-cell>
          <table:table-cell table:style-name="ce1" table:formula="of:=[.N$1]*[.K508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505" calcext:value-type="float">
            <text:p>2455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3982" calcext:value-type="float">
            <text:p>73982</text:p>
          </table:table-cell>
          <table:table-cell table:formula="of:=[.B509]-[.B508]" office:value-type="float" office:value="100" calcext:value-type="float">
            <text:p>100</text:p>
          </table:table-cell>
          <table:table-cell table:formula="of:=[.H509]-[.H508]" office:value-type="float" office:value="275" calcext:value-type="float">
            <text:p>275</text:p>
          </table:table-cell>
          <table:table-cell table:formula="of:=([.J509]/[.K$1])/([.I509]/1000)" office:value-type="float" office:value="0.489759572573464" calcext:value-type="float">
            <text:p>0.49</text:p>
          </table:table-cell>
          <table:table-cell table:formula="of:=[.L$1]*([.D509]-20)" office:value-type="float" office:value="50" calcext:value-type="float">
            <text:p>50</text:p>
          </table:table-cell>
          <table:table-cell table:formula="of:=[.M$1]*[.F509]" office:value-type="float" office:value="42.9" calcext:value-type="float">
            <text:p>42.9</text:p>
          </table:table-cell>
          <table:table-cell table:style-name="ce1" table:formula="of:=[.N$1]*[.K509]" office:value-type="float" office:value="48.9759572573464" calcext:value-type="float">
            <text:p>48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605" calcext:value-type="float">
            <text:p>2456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255" calcext:value-type="float">
            <text:p>74255</text:p>
          </table:table-cell>
          <table:table-cell table:formula="of:=[.B510]-[.B509]" office:value-type="float" office:value="100" calcext:value-type="float">
            <text:p>100</text:p>
          </table:table-cell>
          <table:table-cell table:formula="of:=[.H510]-[.H509]" office:value-type="float" office:value="273" calcext:value-type="float">
            <text:p>273</text:p>
          </table:table-cell>
          <table:table-cell table:formula="of:=([.J510]/[.K$1])/([.I510]/1000)" office:value-type="float" office:value="0.48619768477293" calcext:value-type="float">
            <text:p>0.49</text:p>
          </table:table-cell>
          <table:table-cell table:formula="of:=[.L$1]*([.D510]-20)" office:value-type="float" office:value="50" calcext:value-type="float">
            <text:p>50</text:p>
          </table:table-cell>
          <table:table-cell table:formula="of:=[.M$1]*[.F510]" office:value-type="float" office:value="42.9" calcext:value-type="float">
            <text:p>42.9</text:p>
          </table:table-cell>
          <table:table-cell table:style-name="ce1" table:formula="of:=[.N$1]*[.K510]" office:value-type="float" office:value="48.619768477293" calcext:value-type="float">
            <text:p>48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705" calcext:value-type="float">
            <text:p>2457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557" calcext:value-type="float">
            <text:p>74557</text:p>
          </table:table-cell>
          <table:table-cell table:formula="of:=[.B511]-[.B510]" office:value-type="float" office:value="100" calcext:value-type="float">
            <text:p>100</text:p>
          </table:table-cell>
          <table:table-cell table:formula="of:=[.H511]-[.H510]" office:value-type="float" office:value="302" calcext:value-type="float">
            <text:p>302</text:p>
          </table:table-cell>
          <table:table-cell table:formula="of:=([.J511]/[.K$1])/([.I511]/1000)" office:value-type="float" office:value="0.537845057880677" calcext:value-type="float">
            <text:p>0.54</text:p>
          </table:table-cell>
          <table:table-cell table:formula="of:=[.L$1]*([.D511]-20)" office:value-type="float" office:value="50" calcext:value-type="float">
            <text:p>50</text:p>
          </table:table-cell>
          <table:table-cell table:formula="of:=[.M$1]*[.F511]" office:value-type="float" office:value="42.9" calcext:value-type="float">
            <text:p>42.9</text:p>
          </table:table-cell>
          <table:table-cell table:style-name="ce1" table:formula="of:=[.N$1]*[.K511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805" calcext:value-type="float">
            <text:p>245805</text:p>
          </table:table-cell>
          <table:table-cell office:value-type="string" calcext:value-type="string">
            <text:p><text:s/>TH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4833" calcext:value-type="float">
            <text:p>74833</text:p>
          </table:table-cell>
          <table:table-cell table:formula="of:=[.B512]-[.B511]" office:value-type="float" office:value="100" calcext:value-type="float">
            <text:p>100</text:p>
          </table:table-cell>
          <table:table-cell table:formula="of:=[.H512]-[.H511]" office:value-type="float" office:value="276" calcext:value-type="float">
            <text:p>276</text:p>
          </table:table-cell>
          <table:table-cell table:formula="of:=([.J512]/[.K$1])/([.I512]/1000)" office:value-type="float" office:value="0.491540516473731" calcext:value-type="float">
            <text:p>0.49</text:p>
          </table:table-cell>
          <table:table-cell table:formula="of:=[.L$1]*([.D512]-20)" office:value-type="float" office:value="50" calcext:value-type="float">
            <text:p>50</text:p>
          </table:table-cell>
          <table:table-cell table:formula="of:=[.M$1]*[.F512]" office:value-type="float" office:value="42.9" calcext:value-type="float">
            <text:p>42.9</text:p>
          </table:table-cell>
          <table:table-cell table:style-name="ce1" table:formula="of:=[.N$1]*[.K512]" office:value-type="float" office:value="49.1540516473731" calcext:value-type="float">
            <text:p>49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5905" calcext:value-type="float">
            <text:p>2459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119" calcext:value-type="float">
            <text:p>75119</text:p>
          </table:table-cell>
          <table:table-cell table:formula="of:=[.B513]-[.B512]" office:value-type="float" office:value="100" calcext:value-type="float">
            <text:p>100</text:p>
          </table:table-cell>
          <table:table-cell table:formula="of:=[.H513]-[.H512]" office:value-type="float" office:value="286" calcext:value-type="float">
            <text:p>286</text:p>
          </table:table-cell>
          <table:table-cell table:formula="of:=([.J513]/[.K$1])/([.I513]/1000)" office:value-type="float" office:value="0.509349955476403" calcext:value-type="float">
            <text:p>0.51</text:p>
          </table:table-cell>
          <table:table-cell table:formula="of:=[.L$1]*([.D513]-20)" office:value-type="float" office:value="51" calcext:value-type="float">
            <text:p>51</text:p>
          </table:table-cell>
          <table:table-cell table:formula="of:=[.M$1]*[.F513]" office:value-type="float" office:value="42.9" calcext:value-type="float">
            <text:p>42.9</text:p>
          </table:table-cell>
          <table:table-cell table:style-name="ce1" table:formula="of:=[.N$1]*[.K513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005" calcext:value-type="float">
            <text:p>2460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416" calcext:value-type="float">
            <text:p>75416</text:p>
          </table:table-cell>
          <table:table-cell table:formula="of:=[.B514]-[.B513]" office:value-type="float" office:value="100" calcext:value-type="float">
            <text:p>100</text:p>
          </table:table-cell>
          <table:table-cell table:formula="of:=[.H514]-[.H513]" office:value-type="float" office:value="297" calcext:value-type="float">
            <text:p>297</text:p>
          </table:table-cell>
          <table:table-cell table:formula="of:=([.J514]/[.K$1])/([.I514]/1000)" office:value-type="float" office:value="0.528940338379341" calcext:value-type="float">
            <text:p>0.53</text:p>
          </table:table-cell>
          <table:table-cell table:formula="of:=[.L$1]*([.D514]-20)" office:value-type="float" office:value="51" calcext:value-type="float">
            <text:p>51</text:p>
          </table:table-cell>
          <table:table-cell table:formula="of:=[.M$1]*[.F514]" office:value-type="float" office:value="42.9" calcext:value-type="float">
            <text:p>42.9</text:p>
          </table:table-cell>
          <table:table-cell table:style-name="ce1" table:formula="of:=[.N$1]*[.K514]" office:value-type="float" office:value="52.8940338379341" calcext:value-type="float">
            <text:p>52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105" calcext:value-type="float">
            <text:p>2461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703" calcext:value-type="float">
            <text:p>75703</text:p>
          </table:table-cell>
          <table:table-cell table:formula="of:=[.B515]-[.B514]" office:value-type="float" office:value="100" calcext:value-type="float">
            <text:p>100</text:p>
          </table:table-cell>
          <table:table-cell table:formula="of:=[.H515]-[.H514]" office:value-type="float" office:value="287" calcext:value-type="float">
            <text:p>287</text:p>
          </table:table-cell>
          <table:table-cell table:formula="of:=([.J515]/[.K$1])/([.I515]/1000)" office:value-type="float" office:value="0.51113089937667" calcext:value-type="float">
            <text:p>0.51</text:p>
          </table:table-cell>
          <table:table-cell table:formula="of:=[.L$1]*([.D515]-20)" office:value-type="float" office:value="51" calcext:value-type="float">
            <text:p>51</text:p>
          </table:table-cell>
          <table:table-cell table:formula="of:=[.M$1]*[.F515]" office:value-type="float" office:value="42.9" calcext:value-type="float">
            <text:p>42.9</text:p>
          </table:table-cell>
          <table:table-cell table:style-name="ce1" table:formula="of:=[.N$1]*[.K515]" office:value-type="float" office:value="51.113089937667" calcext:value-type="float">
            <text:p>51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205" calcext:value-type="float">
            <text:p>2462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5989" calcext:value-type="float">
            <text:p>75989</text:p>
          </table:table-cell>
          <table:table-cell table:formula="of:=[.B516]-[.B515]" office:value-type="float" office:value="100" calcext:value-type="float">
            <text:p>100</text:p>
          </table:table-cell>
          <table:table-cell table:formula="of:=[.H516]-[.H515]" office:value-type="float" office:value="286" calcext:value-type="float">
            <text:p>286</text:p>
          </table:table-cell>
          <table:table-cell table:formula="of:=([.J516]/[.K$1])/([.I516]/1000)" office:value-type="float" office:value="0.509349955476403" calcext:value-type="float">
            <text:p>0.51</text:p>
          </table:table-cell>
          <table:table-cell table:formula="of:=[.L$1]*([.D516]-20)" office:value-type="float" office:value="51" calcext:value-type="float">
            <text:p>51</text:p>
          </table:table-cell>
          <table:table-cell table:formula="of:=[.M$1]*[.F516]" office:value-type="float" office:value="42.9" calcext:value-type="float">
            <text:p>42.9</text:p>
          </table:table-cell>
          <table:table-cell table:style-name="ce1" table:formula="of:=[.N$1]*[.K516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305" calcext:value-type="float">
            <text:p>2463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283" calcext:value-type="float">
            <text:p>76283</text:p>
          </table:table-cell>
          <table:table-cell table:formula="of:=[.B517]-[.B516]" office:value-type="float" office:value="100" calcext:value-type="float">
            <text:p>100</text:p>
          </table:table-cell>
          <table:table-cell table:formula="of:=[.H517]-[.H516]" office:value-type="float" office:value="294" calcext:value-type="float">
            <text:p>294</text:p>
          </table:table-cell>
          <table:table-cell table:formula="of:=([.J517]/[.K$1])/([.I517]/1000)" office:value-type="float" office:value="0.52359750667854" calcext:value-type="float">
            <text:p>0.52</text:p>
          </table:table-cell>
          <table:table-cell table:formula="of:=[.L$1]*([.D517]-20)" office:value-type="float" office:value="51" calcext:value-type="float">
            <text:p>51</text:p>
          </table:table-cell>
          <table:table-cell table:formula="of:=[.M$1]*[.F517]" office:value-type="float" office:value="42.9" calcext:value-type="float">
            <text:p>42.9</text:p>
          </table:table-cell>
          <table:table-cell table:style-name="ce1" table:formula="of:=[.N$1]*[.K517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405" calcext:value-type="float">
            <text:p>2464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565" calcext:value-type="float">
            <text:p>76565</text:p>
          </table:table-cell>
          <table:table-cell table:formula="of:=[.B518]-[.B517]" office:value-type="float" office:value="100" calcext:value-type="float">
            <text:p>100</text:p>
          </table:table-cell>
          <table:table-cell table:formula="of:=[.H518]-[.H517]" office:value-type="float" office:value="282" calcext:value-type="float">
            <text:p>282</text:p>
          </table:table-cell>
          <table:table-cell table:formula="of:=([.J518]/[.K$1])/([.I518]/1000)" office:value-type="float" office:value="0.502226179875334" calcext:value-type="float">
            <text:p>0.50</text:p>
          </table:table-cell>
          <table:table-cell table:formula="of:=[.L$1]*([.D518]-20)" office:value-type="float" office:value="51" calcext:value-type="float">
            <text:p>51</text:p>
          </table:table-cell>
          <table:table-cell table:formula="of:=[.M$1]*[.F518]" office:value-type="float" office:value="42.9" calcext:value-type="float">
            <text:p>42.9</text:p>
          </table:table-cell>
          <table:table-cell table:style-name="ce1" table:formula="of:=[.N$1]*[.K518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505" calcext:value-type="float">
            <text:p>2465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6854" calcext:value-type="float">
            <text:p>76854</text:p>
          </table:table-cell>
          <table:table-cell table:formula="of:=[.B519]-[.B518]" office:value-type="float" office:value="100" calcext:value-type="float">
            <text:p>100</text:p>
          </table:table-cell>
          <table:table-cell table:formula="of:=[.H519]-[.H518]" office:value-type="float" office:value="289" calcext:value-type="float">
            <text:p>289</text:p>
          </table:table-cell>
          <table:table-cell table:formula="of:=([.J519]/[.K$1])/([.I519]/1000)" office:value-type="float" office:value="0.514692787177204" calcext:value-type="float">
            <text:p>0.51</text:p>
          </table:table-cell>
          <table:table-cell table:formula="of:=[.L$1]*([.D519]-20)" office:value-type="float" office:value="51" calcext:value-type="float">
            <text:p>51</text:p>
          </table:table-cell>
          <table:table-cell table:formula="of:=[.M$1]*[.F519]" office:value-type="float" office:value="42.9" calcext:value-type="float">
            <text:p>42.9</text:p>
          </table:table-cell>
          <table:table-cell table:style-name="ce1" table:formula="of:=[.N$1]*[.K519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605" calcext:value-type="float">
            <text:p>2466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158" calcext:value-type="float">
            <text:p>77158</text:p>
          </table:table-cell>
          <table:table-cell table:formula="of:=[.B520]-[.B519]" office:value-type="float" office:value="100" calcext:value-type="float">
            <text:p>100</text:p>
          </table:table-cell>
          <table:table-cell table:formula="of:=[.H520]-[.H519]" office:value-type="float" office:value="304" calcext:value-type="float">
            <text:p>304</text:p>
          </table:table-cell>
          <table:table-cell table:formula="of:=([.J520]/[.K$1])/([.I520]/1000)" office:value-type="float" office:value="0.541406945681211" calcext:value-type="float">
            <text:p>0.54</text:p>
          </table:table-cell>
          <table:table-cell table:formula="of:=[.L$1]*([.D520]-20)" office:value-type="float" office:value="51" calcext:value-type="float">
            <text:p>51</text:p>
          </table:table-cell>
          <table:table-cell table:formula="of:=[.M$1]*[.F520]" office:value-type="float" office:value="42.9" calcext:value-type="float">
            <text:p>42.9</text:p>
          </table:table-cell>
          <table:table-cell table:style-name="ce1" table:formula="of:=[.N$1]*[.K520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705" calcext:value-type="float">
            <text:p>2467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437" calcext:value-type="float">
            <text:p>77437</text:p>
          </table:table-cell>
          <table:table-cell table:formula="of:=[.B521]-[.B520]" office:value-type="float" office:value="100" calcext:value-type="float">
            <text:p>100</text:p>
          </table:table-cell>
          <table:table-cell table:formula="of:=[.H521]-[.H520]" office:value-type="float" office:value="279" calcext:value-type="float">
            <text:p>279</text:p>
          </table:table-cell>
          <table:table-cell table:formula="of:=([.J521]/[.K$1])/([.I521]/1000)" office:value-type="float" office:value="0.496883348174533" calcext:value-type="float">
            <text:p>0.50</text:p>
          </table:table-cell>
          <table:table-cell table:formula="of:=[.L$1]*([.D521]-20)" office:value-type="float" office:value="51" calcext:value-type="float">
            <text:p>51</text:p>
          </table:table-cell>
          <table:table-cell table:formula="of:=[.M$1]*[.F521]" office:value-type="float" office:value="42.9" calcext:value-type="float">
            <text:p>42.9</text:p>
          </table:table-cell>
          <table:table-cell table:style-name="ce1" table:formula="of:=[.N$1]*[.K521]" office:value-type="float" office:value="49.6883348174533" calcext:value-type="float">
            <text:p>49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805" calcext:value-type="float">
            <text:p>246805</text:p>
          </table:table-cell>
          <table:table-cell office:value-type="string" calcext:value-type="string">
            <text:p><text:s/>T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7719" calcext:value-type="float">
            <text:p>77719</text:p>
          </table:table-cell>
          <table:table-cell table:formula="of:=[.B522]-[.B521]" office:value-type="float" office:value="100" calcext:value-type="float">
            <text:p>100</text:p>
          </table:table-cell>
          <table:table-cell table:formula="of:=[.H522]-[.H521]" office:value-type="float" office:value="282" calcext:value-type="float">
            <text:p>282</text:p>
          </table:table-cell>
          <table:table-cell table:formula="of:=([.J522]/[.K$1])/([.I522]/1000)" office:value-type="float" office:value="0.502226179875334" calcext:value-type="float">
            <text:p>0.50</text:p>
          </table:table-cell>
          <table:table-cell table:formula="of:=[.L$1]*([.D522]-20)" office:value-type="float" office:value="51" calcext:value-type="float">
            <text:p>51</text:p>
          </table:table-cell>
          <table:table-cell table:formula="of:=[.M$1]*[.F522]" office:value-type="float" office:value="42.9" calcext:value-type="float">
            <text:p>42.9</text:p>
          </table:table-cell>
          <table:table-cell table:style-name="ce1" table:formula="of:=[.N$1]*[.K522]" office:value-type="float" office:value="50.2226179875334" calcext:value-type="float">
            <text:p>50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6905" calcext:value-type="float">
            <text:p>2469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018" calcext:value-type="float">
            <text:p>78018</text:p>
          </table:table-cell>
          <table:table-cell table:formula="of:=[.B523]-[.B522]" office:value-type="float" office:value="100" calcext:value-type="float">
            <text:p>100</text:p>
          </table:table-cell>
          <table:table-cell table:formula="of:=[.H523]-[.H522]" office:value-type="float" office:value="299" calcext:value-type="float">
            <text:p>299</text:p>
          </table:table-cell>
          <table:table-cell table:formula="of:=([.J523]/[.K$1])/([.I523]/1000)" office:value-type="float" office:value="0.532502226179875" calcext:value-type="float">
            <text:p>0.53</text:p>
          </table:table-cell>
          <table:table-cell table:formula="of:=[.L$1]*([.D523]-20)" office:value-type="float" office:value="52" calcext:value-type="float">
            <text:p>52</text:p>
          </table:table-cell>
          <table:table-cell table:formula="of:=[.M$1]*[.F523]" office:value-type="float" office:value="42.9" calcext:value-type="float">
            <text:p>42.9</text:p>
          </table:table-cell>
          <table:table-cell table:style-name="ce1" table:formula="of:=[.N$1]*[.K523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005" calcext:value-type="float">
            <text:p>2470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313" calcext:value-type="float">
            <text:p>78313</text:p>
          </table:table-cell>
          <table:table-cell table:formula="of:=[.B524]-[.B523]" office:value-type="float" office:value="100" calcext:value-type="float">
            <text:p>100</text:p>
          </table:table-cell>
          <table:table-cell table:formula="of:=[.H524]-[.H523]" office:value-type="float" office:value="295" calcext:value-type="float">
            <text:p>295</text:p>
          </table:table-cell>
          <table:table-cell table:formula="of:=([.J524]/[.K$1])/([.I524]/1000)" office:value-type="float" office:value="0.525378450578807" calcext:value-type="float">
            <text:p>0.53</text:p>
          </table:table-cell>
          <table:table-cell table:formula="of:=[.L$1]*([.D524]-20)" office:value-type="float" office:value="52" calcext:value-type="float">
            <text:p>52</text:p>
          </table:table-cell>
          <table:table-cell table:formula="of:=[.M$1]*[.F524]" office:value-type="float" office:value="42.9" calcext:value-type="float">
            <text:p>42.9</text:p>
          </table:table-cell>
          <table:table-cell table:style-name="ce1" table:formula="of:=[.N$1]*[.K524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105" calcext:value-type="float">
            <text:p>2471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599" calcext:value-type="float">
            <text:p>78599</text:p>
          </table:table-cell>
          <table:table-cell table:formula="of:=[.B525]-[.B524]" office:value-type="float" office:value="100" calcext:value-type="float">
            <text:p>100</text:p>
          </table:table-cell>
          <table:table-cell table:formula="of:=[.H525]-[.H524]" office:value-type="float" office:value="286" calcext:value-type="float">
            <text:p>286</text:p>
          </table:table-cell>
          <table:table-cell table:formula="of:=([.J525]/[.K$1])/([.I525]/1000)" office:value-type="float" office:value="0.509349955476403" calcext:value-type="float">
            <text:p>0.51</text:p>
          </table:table-cell>
          <table:table-cell table:formula="of:=[.L$1]*([.D525]-20)" office:value-type="float" office:value="52" calcext:value-type="float">
            <text:p>52</text:p>
          </table:table-cell>
          <table:table-cell table:formula="of:=[.M$1]*[.F525]" office:value-type="float" office:value="42.9" calcext:value-type="float">
            <text:p>42.9</text:p>
          </table:table-cell>
          <table:table-cell table:style-name="ce1" table:formula="of:=[.N$1]*[.K525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205" calcext:value-type="float">
            <text:p>2472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Odom</text:p>
          </table:table-cell>
          <table:table-cell office:value-type="float" office:value="78904" calcext:value-type="float">
            <text:p>78904</text:p>
          </table:table-cell>
          <table:table-cell table:formula="of:=[.B526]-[.B525]" office:value-type="float" office:value="100" calcext:value-type="float">
            <text:p>100</text:p>
          </table:table-cell>
          <table:table-cell table:formula="of:=[.H526]-[.H525]" office:value-type="float" office:value="305" calcext:value-type="float">
            <text:p>305</text:p>
          </table:table-cell>
          <table:table-cell table:formula="of:=([.J526]/[.K$1])/([.I526]/1000)" office:value-type="float" office:value="0.543187889581478" calcext:value-type="float">
            <text:p>0.54</text:p>
          </table:table-cell>
          <table:table-cell table:formula="of:=[.L$1]*([.D526]-20)" office:value-type="float" office:value="52" calcext:value-type="float">
            <text:p>52</text:p>
          </table:table-cell>
          <table:table-cell table:formula="of:=[.M$1]*[.F526]" office:value-type="float" office:value="42.9" calcext:value-type="float">
            <text:p>42.9</text:p>
          </table:table-cell>
          <table:table-cell table:style-name="ce1" table:formula="of:=[.N$1]*[.K526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305" calcext:value-type="float">
            <text:p>2473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207" calcext:value-type="float">
            <text:p>79207</text:p>
          </table:table-cell>
          <table:table-cell table:formula="of:=[.B527]-[.B526]" office:value-type="float" office:value="100" calcext:value-type="float">
            <text:p>100</text:p>
          </table:table-cell>
          <table:table-cell table:formula="of:=[.H527]-[.H526]" office:value-type="float" office:value="303" calcext:value-type="float">
            <text:p>303</text:p>
          </table:table-cell>
          <table:table-cell table:formula="of:=([.J527]/[.K$1])/([.I527]/1000)" office:value-type="float" office:value="0.539626001780944" calcext:value-type="float">
            <text:p>0.54</text:p>
          </table:table-cell>
          <table:table-cell table:formula="of:=[.L$1]*([.D527]-20)" office:value-type="float" office:value="52" calcext:value-type="float">
            <text:p>52</text:p>
          </table:table-cell>
          <table:table-cell table:formula="of:=[.M$1]*[.F527]" office:value-type="float" office:value="43.835" calcext:value-type="float">
            <text:p>43.835</text:p>
          </table:table-cell>
          <table:table-cell table:style-name="ce1" table:formula="of:=[.N$1]*[.K527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405" calcext:value-type="float">
            <text:p>2474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487" calcext:value-type="float">
            <text:p>79487</text:p>
          </table:table-cell>
          <table:table-cell table:formula="of:=[.B528]-[.B527]" office:value-type="float" office:value="100" calcext:value-type="float">
            <text:p>100</text:p>
          </table:table-cell>
          <table:table-cell table:formula="of:=[.H528]-[.H527]" office:value-type="float" office:value="280" calcext:value-type="float">
            <text:p>280</text:p>
          </table:table-cell>
          <table:table-cell table:formula="of:=([.J528]/[.K$1])/([.I528]/1000)" office:value-type="float" office:value="0.4986642920748" calcext:value-type="float">
            <text:p>0.50</text:p>
          </table:table-cell>
          <table:table-cell table:formula="of:=[.L$1]*([.D528]-20)" office:value-type="float" office:value="52" calcext:value-type="float">
            <text:p>52</text:p>
          </table:table-cell>
          <table:table-cell table:formula="of:=[.M$1]*[.F528]" office:value-type="float" office:value="43.835" calcext:value-type="float">
            <text:p>43.835</text:p>
          </table:table-cell>
          <table:table-cell table:style-name="ce1" table:formula="of:=[.N$1]*[.K528]" office:value-type="float" office:value="49.86642920748" calcext:value-type="float">
            <text:p>49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505" calcext:value-type="float">
            <text:p>2475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79789" calcext:value-type="float">
            <text:p>79789</text:p>
          </table:table-cell>
          <table:table-cell table:formula="of:=[.B529]-[.B528]" office:value-type="float" office:value="100" calcext:value-type="float">
            <text:p>100</text:p>
          </table:table-cell>
          <table:table-cell table:formula="of:=[.H529]-[.H528]" office:value-type="float" office:value="302" calcext:value-type="float">
            <text:p>302</text:p>
          </table:table-cell>
          <table:table-cell table:formula="of:=([.J529]/[.K$1])/([.I529]/1000)" office:value-type="float" office:value="0.537845057880677" calcext:value-type="float">
            <text:p>0.54</text:p>
          </table:table-cell>
          <table:table-cell table:formula="of:=[.L$1]*([.D529]-20)" office:value-type="float" office:value="52" calcext:value-type="float">
            <text:p>52</text:p>
          </table:table-cell>
          <table:table-cell table:formula="of:=[.M$1]*[.F529]" office:value-type="float" office:value="43.835" calcext:value-type="float">
            <text:p>43.835</text:p>
          </table:table-cell>
          <table:table-cell table:style-name="ce1" table:formula="of:=[.N$1]*[.K529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605" calcext:value-type="float">
            <text:p>2476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Odom</text:p>
          </table:table-cell>
          <table:table-cell office:value-type="float" office:value="80083" calcext:value-type="float">
            <text:p>80083</text:p>
          </table:table-cell>
          <table:table-cell table:formula="of:=[.B530]-[.B529]" office:value-type="float" office:value="100" calcext:value-type="float">
            <text:p>100</text:p>
          </table:table-cell>
          <table:table-cell table:formula="of:=[.H530]-[.H529]" office:value-type="float" office:value="294" calcext:value-type="float">
            <text:p>294</text:p>
          </table:table-cell>
          <table:table-cell table:formula="of:=([.J530]/[.K$1])/([.I530]/1000)" office:value-type="float" office:value="0.52359750667854" calcext:value-type="float">
            <text:p>0.52</text:p>
          </table:table-cell>
          <table:table-cell table:formula="of:=[.L$1]*([.D530]-20)" office:value-type="float" office:value="52" calcext:value-type="float">
            <text:p>52</text:p>
          </table:table-cell>
          <table:table-cell table:formula="of:=[.M$1]*[.F530]" office:value-type="float" office:value="43.835" calcext:value-type="float">
            <text:p>43.835</text:p>
          </table:table-cell>
          <table:table-cell table:style-name="ce1" table:formula="of:=[.N$1]*[.K530]" office:value-type="float" office:value="52.359750667854" calcext:value-type="float">
            <text:p>52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705" calcext:value-type="float">
            <text:p>2477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373" calcext:value-type="float">
            <text:p>80373</text:p>
          </table:table-cell>
          <table:table-cell table:formula="of:=[.B531]-[.B530]" office:value-type="float" office:value="100" calcext:value-type="float">
            <text:p>100</text:p>
          </table:table-cell>
          <table:table-cell table:formula="of:=[.H531]-[.H530]" office:value-type="float" office:value="290" calcext:value-type="float">
            <text:p>290</text:p>
          </table:table-cell>
          <table:table-cell table:formula="of:=([.J531]/[.K$1])/([.I531]/1000)" office:value-type="float" office:value="0.516473731077471" calcext:value-type="float">
            <text:p>0.52</text:p>
          </table:table-cell>
          <table:table-cell table:formula="of:=[.L$1]*([.D531]-20)" office:value-type="float" office:value="52" calcext:value-type="float">
            <text:p>52</text:p>
          </table:table-cell>
          <table:table-cell table:formula="of:=[.M$1]*[.F531]" office:value-type="float" office:value="45.045" calcext:value-type="float">
            <text:p>45.045</text:p>
          </table:table-cell>
          <table:table-cell table:style-name="ce1" table:formula="of:=[.N$1]*[.K531]" office:value-type="float" office:value="51.6473731077471" calcext:value-type="float">
            <text:p>51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805" calcext:value-type="float">
            <text:p>247805</text:p>
          </table:table-cell>
          <table:table-cell office:value-type="string" calcext:value-type="string">
            <text:p><text:s/>TH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672" calcext:value-type="float">
            <text:p>80672</text:p>
          </table:table-cell>
          <table:table-cell table:formula="of:=[.B532]-[.B531]" office:value-type="float" office:value="100" calcext:value-type="float">
            <text:p>100</text:p>
          </table:table-cell>
          <table:table-cell table:formula="of:=[.H532]-[.H531]" office:value-type="float" office:value="299" calcext:value-type="float">
            <text:p>299</text:p>
          </table:table-cell>
          <table:table-cell table:formula="of:=([.J532]/[.K$1])/([.I532]/1000)" office:value-type="float" office:value="0.532502226179875" calcext:value-type="float">
            <text:p>0.53</text:p>
          </table:table-cell>
          <table:table-cell table:formula="of:=[.L$1]*([.D532]-20)" office:value-type="float" office:value="52" calcext:value-type="float">
            <text:p>52</text:p>
          </table:table-cell>
          <table:table-cell table:formula="of:=[.M$1]*[.F532]" office:value-type="float" office:value="45.045" calcext:value-type="float">
            <text:p>45.045</text:p>
          </table:table-cell>
          <table:table-cell table:style-name="ce1" table:formula="of:=[.N$1]*[.K532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7905" calcext:value-type="float">
            <text:p>2479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Odom</text:p>
          </table:table-cell>
          <table:table-cell office:value-type="float" office:value="80976" calcext:value-type="float">
            <text:p>80976</text:p>
          </table:table-cell>
          <table:table-cell table:formula="of:=[.B533]-[.B532]" office:value-type="float" office:value="100" calcext:value-type="float">
            <text:p>100</text:p>
          </table:table-cell>
          <table:table-cell table:formula="of:=[.H533]-[.H532]" office:value-type="float" office:value="304" calcext:value-type="float">
            <text:p>304</text:p>
          </table:table-cell>
          <table:table-cell table:formula="of:=([.J533]/[.K$1])/([.I533]/1000)" office:value-type="float" office:value="0.541406945681211" calcext:value-type="float">
            <text:p>0.54</text:p>
          </table:table-cell>
          <table:table-cell table:formula="of:=[.L$1]*([.D533]-20)" office:value-type="float" office:value="53" calcext:value-type="float">
            <text:p>53</text:p>
          </table:table-cell>
          <table:table-cell table:formula="of:=[.M$1]*[.F533]" office:value-type="float" office:value="45.045" calcext:value-type="float">
            <text:p>45.045</text:p>
          </table:table-cell>
          <table:table-cell table:style-name="ce1" table:formula="of:=[.N$1]*[.K533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005" calcext:value-type="float">
            <text:p>2480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262" calcext:value-type="float">
            <text:p>81262</text:p>
          </table:table-cell>
          <table:table-cell table:formula="of:=[.B534]-[.B533]" office:value-type="float" office:value="100" calcext:value-type="float">
            <text:p>100</text:p>
          </table:table-cell>
          <table:table-cell table:formula="of:=[.H534]-[.H533]" office:value-type="float" office:value="286" calcext:value-type="float">
            <text:p>286</text:p>
          </table:table-cell>
          <table:table-cell table:formula="of:=([.J534]/[.K$1])/([.I534]/1000)" office:value-type="float" office:value="0.509349955476403" calcext:value-type="float">
            <text:p>0.51</text:p>
          </table:table-cell>
          <table:table-cell table:formula="of:=[.L$1]*([.D534]-20)" office:value-type="float" office:value="53" calcext:value-type="float">
            <text:p>53</text:p>
          </table:table-cell>
          <table:table-cell table:formula="of:=[.M$1]*[.F534]" office:value-type="float" office:value="45.98" calcext:value-type="float">
            <text:p>45.98</text:p>
          </table:table-cell>
          <table:table-cell table:style-name="ce1" table:formula="of:=[.N$1]*[.K534]" office:value-type="float" office:value="50.9349955476403" calcext:value-type="float">
            <text:p>50.9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105" calcext:value-type="float">
            <text:p>2481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572" calcext:value-type="float">
            <text:p>81572</text:p>
          </table:table-cell>
          <table:table-cell table:formula="of:=[.B535]-[.B534]" office:value-type="float" office:value="100" calcext:value-type="float">
            <text:p>100</text:p>
          </table:table-cell>
          <table:table-cell table:formula="of:=[.H535]-[.H534]" office:value-type="float" office:value="310" calcext:value-type="float">
            <text:p>310</text:p>
          </table:table-cell>
          <table:table-cell table:formula="of:=([.J535]/[.K$1])/([.I535]/1000)" office:value-type="float" office:value="0.552092609082814" calcext:value-type="float">
            <text:p>0.55</text:p>
          </table:table-cell>
          <table:table-cell table:formula="of:=[.L$1]*([.D535]-20)" office:value-type="float" office:value="53" calcext:value-type="float">
            <text:p>53</text:p>
          </table:table-cell>
          <table:table-cell table:formula="of:=[.M$1]*[.F535]" office:value-type="float" office:value="45.98" calcext:value-type="float">
            <text:p>45.98</text:p>
          </table:table-cell>
          <table:table-cell table:style-name="ce1" table:formula="of:=[.N$1]*[.K535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205" calcext:value-type="float">
            <text:p>2482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1878" calcext:value-type="float">
            <text:p>81878</text:p>
          </table:table-cell>
          <table:table-cell table:formula="of:=[.B536]-[.B535]" office:value-type="float" office:value="100" calcext:value-type="float">
            <text:p>100</text:p>
          </table:table-cell>
          <table:table-cell table:formula="of:=[.H536]-[.H535]" office:value-type="float" office:value="306" calcext:value-type="float">
            <text:p>306</text:p>
          </table:table-cell>
          <table:table-cell table:formula="of:=([.J536]/[.K$1])/([.I536]/1000)" office:value-type="float" office:value="0.544968833481745" calcext:value-type="float">
            <text:p>0.54</text:p>
          </table:table-cell>
          <table:table-cell table:formula="of:=[.L$1]*([.D536]-20)" office:value-type="float" office:value="53" calcext:value-type="float">
            <text:p>53</text:p>
          </table:table-cell>
          <table:table-cell table:formula="of:=[.M$1]*[.F536]" office:value-type="float" office:value="45.98" calcext:value-type="float">
            <text:p>45.98</text:p>
          </table:table-cell>
          <table:table-cell table:style-name="ce1" table:formula="of:=[.N$1]*[.K536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305" calcext:value-type="float">
            <text:p>2483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167" calcext:value-type="float">
            <text:p>82167</text:p>
          </table:table-cell>
          <table:table-cell table:formula="of:=[.B537]-[.B536]" office:value-type="float" office:value="100" calcext:value-type="float">
            <text:p>100</text:p>
          </table:table-cell>
          <table:table-cell table:formula="of:=[.H537]-[.H536]" office:value-type="float" office:value="289" calcext:value-type="float">
            <text:p>289</text:p>
          </table:table-cell>
          <table:table-cell table:formula="of:=([.J537]/[.K$1])/([.I537]/1000)" office:value-type="float" office:value="0.514692787177204" calcext:value-type="float">
            <text:p>0.51</text:p>
          </table:table-cell>
          <table:table-cell table:formula="of:=[.L$1]*([.D537]-20)" office:value-type="float" office:value="53" calcext:value-type="float">
            <text:p>53</text:p>
          </table:table-cell>
          <table:table-cell table:formula="of:=[.M$1]*[.F537]" office:value-type="float" office:value="45.98" calcext:value-type="float">
            <text:p>45.98</text:p>
          </table:table-cell>
          <table:table-cell table:style-name="ce1" table:formula="of:=[.N$1]*[.K537]" office:value-type="float" office:value="51.4692787177204" calcext:value-type="float">
            <text:p>51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405" calcext:value-type="float">
            <text:p>2484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474" calcext:value-type="float">
            <text:p>82474</text:p>
          </table:table-cell>
          <table:table-cell table:formula="of:=[.B538]-[.B537]" office:value-type="float" office:value="100" calcext:value-type="float">
            <text:p>100</text:p>
          </table:table-cell>
          <table:table-cell table:formula="of:=[.H538]-[.H537]" office:value-type="float" office:value="307" calcext:value-type="float">
            <text:p>307</text:p>
          </table:table-cell>
          <table:table-cell table:formula="of:=([.J538]/[.K$1])/([.I538]/1000)" office:value-type="float" office:value="0.546749777382013" calcext:value-type="float">
            <text:p>0.55</text:p>
          </table:table-cell>
          <table:table-cell table:formula="of:=[.L$1]*([.D538]-20)" office:value-type="float" office:value="53" calcext:value-type="float">
            <text:p>53</text:p>
          </table:table-cell>
          <table:table-cell table:formula="of:=[.M$1]*[.F538]" office:value-type="float" office:value="45.98" calcext:value-type="float">
            <text:p>45.98</text:p>
          </table:table-cell>
          <table:table-cell table:style-name="ce1" table:formula="of:=[.N$1]*[.K538]" office:value-type="float" office:value="54.6749777382013" calcext:value-type="float">
            <text:p>54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505" calcext:value-type="float">
            <text:p>2485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2777" calcext:value-type="float">
            <text:p>82777</text:p>
          </table:table-cell>
          <table:table-cell table:formula="of:=[.B539]-[.B538]" office:value-type="float" office:value="100" calcext:value-type="float">
            <text:p>100</text:p>
          </table:table-cell>
          <table:table-cell table:formula="of:=[.H539]-[.H538]" office:value-type="float" office:value="303" calcext:value-type="float">
            <text:p>303</text:p>
          </table:table-cell>
          <table:table-cell table:formula="of:=([.J539]/[.K$1])/([.I539]/1000)" office:value-type="float" office:value="0.539626001780944" calcext:value-type="float">
            <text:p>0.54</text:p>
          </table:table-cell>
          <table:table-cell table:formula="of:=[.L$1]*([.D539]-20)" office:value-type="float" office:value="53" calcext:value-type="float">
            <text:p>53</text:p>
          </table:table-cell>
          <table:table-cell table:formula="of:=[.M$1]*[.F539]" office:value-type="float" office:value="45.98" calcext:value-type="float">
            <text:p>45.98</text:p>
          </table:table-cell>
          <table:table-cell table:style-name="ce1" table:formula="of:=[.N$1]*[.K539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605" calcext:value-type="float">
            <text:p>2486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Odom</text:p>
          </table:table-cell>
          <table:table-cell office:value-type="float" office:value="83072" calcext:value-type="float">
            <text:p>83072</text:p>
          </table:table-cell>
          <table:table-cell table:formula="of:=[.B540]-[.B539]" office:value-type="float" office:value="100" calcext:value-type="float">
            <text:p>100</text:p>
          </table:table-cell>
          <table:table-cell table:formula="of:=[.H540]-[.H539]" office:value-type="float" office:value="295" calcext:value-type="float">
            <text:p>295</text:p>
          </table:table-cell>
          <table:table-cell table:formula="of:=([.J540]/[.K$1])/([.I540]/1000)" office:value-type="float" office:value="0.525378450578807" calcext:value-type="float">
            <text:p>0.53</text:p>
          </table:table-cell>
          <table:table-cell table:formula="of:=[.L$1]*([.D540]-20)" office:value-type="float" office:value="53" calcext:value-type="float">
            <text:p>53</text:p>
          </table:table-cell>
          <table:table-cell table:formula="of:=[.M$1]*[.F540]" office:value-type="float" office:value="45.98" calcext:value-type="float">
            <text:p>45.98</text:p>
          </table:table-cell>
          <table:table-cell table:style-name="ce1" table:formula="of:=[.N$1]*[.K540]" office:value-type="float" office:value="52.5378450578807" calcext:value-type="float">
            <text:p>52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705" calcext:value-type="float">
            <text:p>2487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378" calcext:value-type="float">
            <text:p>83378</text:p>
          </table:table-cell>
          <table:table-cell table:formula="of:=[.B541]-[.B540]" office:value-type="float" office:value="100" calcext:value-type="float">
            <text:p>100</text:p>
          </table:table-cell>
          <table:table-cell table:formula="of:=[.H541]-[.H540]" office:value-type="float" office:value="306" calcext:value-type="float">
            <text:p>306</text:p>
          </table:table-cell>
          <table:table-cell table:formula="of:=([.J541]/[.K$1])/([.I541]/1000)" office:value-type="float" office:value="0.544968833481745" calcext:value-type="float">
            <text:p>0.54</text:p>
          </table:table-cell>
          <table:table-cell table:formula="of:=[.L$1]*([.D541]-20)" office:value-type="float" office:value="53" calcext:value-type="float">
            <text:p>53</text:p>
          </table:table-cell>
          <table:table-cell table:formula="of:=[.M$1]*[.F541]" office:value-type="float" office:value="46.53" calcext:value-type="float">
            <text:p>46.53</text:p>
          </table:table-cell>
          <table:table-cell table:style-name="ce1" table:formula="of:=[.N$1]*[.K541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805" calcext:value-type="float">
            <text:p>248805</text:p>
          </table:table-cell>
          <table:table-cell office:value-type="string" calcext:value-type="string">
            <text:p><text:s/>TH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680" calcext:value-type="float">
            <text:p>83680</text:p>
          </table:table-cell>
          <table:table-cell table:formula="of:=[.B542]-[.B541]" office:value-type="float" office:value="100" calcext:value-type="float">
            <text:p>100</text:p>
          </table:table-cell>
          <table:table-cell table:formula="of:=[.H542]-[.H541]" office:value-type="float" office:value="302" calcext:value-type="float">
            <text:p>302</text:p>
          </table:table-cell>
          <table:table-cell table:formula="of:=([.J542]/[.K$1])/([.I542]/1000)" office:value-type="float" office:value="0.537845057880677" calcext:value-type="float">
            <text:p>0.54</text:p>
          </table:table-cell>
          <table:table-cell table:formula="of:=[.L$1]*([.D542]-20)" office:value-type="float" office:value="53" calcext:value-type="float">
            <text:p>53</text:p>
          </table:table-cell>
          <table:table-cell table:formula="of:=[.M$1]*[.F542]" office:value-type="float" office:value="46.53" calcext:value-type="float">
            <text:p>46.53</text:p>
          </table:table-cell>
          <table:table-cell table:style-name="ce1" table:formula="of:=[.N$1]*[.K542]" office:value-type="float" office:value="53.7845057880677" calcext:value-type="float">
            <text:p>53.7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8905" calcext:value-type="float">
            <text:p>2489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3979" calcext:value-type="float">
            <text:p>83979</text:p>
          </table:table-cell>
          <table:table-cell table:formula="of:=[.B543]-[.B542]" office:value-type="float" office:value="100" calcext:value-type="float">
            <text:p>100</text:p>
          </table:table-cell>
          <table:table-cell table:formula="of:=[.H543]-[.H542]" office:value-type="float" office:value="299" calcext:value-type="float">
            <text:p>299</text:p>
          </table:table-cell>
          <table:table-cell table:formula="of:=([.J543]/[.K$1])/([.I543]/1000)" office:value-type="float" office:value="0.532502226179875" calcext:value-type="float">
            <text:p>0.53</text:p>
          </table:table-cell>
          <table:table-cell table:formula="of:=[.L$1]*([.D543]-20)" office:value-type="float" office:value="54" calcext:value-type="float">
            <text:p>54</text:p>
          </table:table-cell>
          <table:table-cell table:formula="of:=[.M$1]*[.F543]" office:value-type="float" office:value="46.53" calcext:value-type="float">
            <text:p>46.53</text:p>
          </table:table-cell>
          <table:table-cell table:style-name="ce1" table:formula="of:=[.N$1]*[.K543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005" calcext:value-type="float">
            <text:p>2490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289" calcext:value-type="float">
            <text:p>84289</text:p>
          </table:table-cell>
          <table:table-cell table:formula="of:=[.B544]-[.B543]" office:value-type="float" office:value="100" calcext:value-type="float">
            <text:p>100</text:p>
          </table:table-cell>
          <table:table-cell table:formula="of:=[.H544]-[.H543]" office:value-type="float" office:value="310" calcext:value-type="float">
            <text:p>310</text:p>
          </table:table-cell>
          <table:table-cell table:formula="of:=([.J544]/[.K$1])/([.I544]/1000)" office:value-type="float" office:value="0.552092609082814" calcext:value-type="float">
            <text:p>0.55</text:p>
          </table:table-cell>
          <table:table-cell table:formula="of:=[.L$1]*([.D544]-20)" office:value-type="float" office:value="54" calcext:value-type="float">
            <text:p>54</text:p>
          </table:table-cell>
          <table:table-cell table:formula="of:=[.M$1]*[.F544]" office:value-type="float" office:value="46.53" calcext:value-type="float">
            <text:p>46.53</text:p>
          </table:table-cell>
          <table:table-cell table:style-name="ce1" table:formula="of:=[.N$1]*[.K544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105" calcext:value-type="float">
            <text:p>2491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588" calcext:value-type="float">
            <text:p>84588</text:p>
          </table:table-cell>
          <table:table-cell table:formula="of:=[.B545]-[.B544]" office:value-type="float" office:value="100" calcext:value-type="float">
            <text:p>100</text:p>
          </table:table-cell>
          <table:table-cell table:formula="of:=[.H545]-[.H544]" office:value-type="float" office:value="299" calcext:value-type="float">
            <text:p>299</text:p>
          </table:table-cell>
          <table:table-cell table:formula="of:=([.J545]/[.K$1])/([.I545]/1000)" office:value-type="float" office:value="0.532502226179875" calcext:value-type="float">
            <text:p>0.53</text:p>
          </table:table-cell>
          <table:table-cell table:formula="of:=[.L$1]*([.D545]-20)" office:value-type="float" office:value="54" calcext:value-type="float">
            <text:p>54</text:p>
          </table:table-cell>
          <table:table-cell table:formula="of:=[.M$1]*[.F545]" office:value-type="float" office:value="46.53" calcext:value-type="float">
            <text:p>46.53</text:p>
          </table:table-cell>
          <table:table-cell table:style-name="ce1" table:formula="of:=[.N$1]*[.K545]" office:value-type="float" office:value="53.2502226179875" calcext:value-type="float">
            <text:p>53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205" calcext:value-type="float">
            <text:p>2492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4893" calcext:value-type="float">
            <text:p>84893</text:p>
          </table:table-cell>
          <table:table-cell table:formula="of:=[.B546]-[.B545]" office:value-type="float" office:value="100" calcext:value-type="float">
            <text:p>100</text:p>
          </table:table-cell>
          <table:table-cell table:formula="of:=[.H546]-[.H545]" office:value-type="float" office:value="305" calcext:value-type="float">
            <text:p>305</text:p>
          </table:table-cell>
          <table:table-cell table:formula="of:=([.J546]/[.K$1])/([.I546]/1000)" office:value-type="float" office:value="0.543187889581478" calcext:value-type="float">
            <text:p>0.54</text:p>
          </table:table-cell>
          <table:table-cell table:formula="of:=[.L$1]*([.D546]-20)" office:value-type="float" office:value="54" calcext:value-type="float">
            <text:p>54</text:p>
          </table:table-cell>
          <table:table-cell table:formula="of:=[.M$1]*[.F546]" office:value-type="float" office:value="46.53" calcext:value-type="float">
            <text:p>46.53</text:p>
          </table:table-cell>
          <table:table-cell table:style-name="ce1" table:formula="of:=[.N$1]*[.K546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305" calcext:value-type="float">
            <text:p>2493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212" calcext:value-type="float">
            <text:p>85212</text:p>
          </table:table-cell>
          <table:table-cell table:formula="of:=[.B547]-[.B546]" office:value-type="float" office:value="100" calcext:value-type="float">
            <text:p>100</text:p>
          </table:table-cell>
          <table:table-cell table:formula="of:=[.H547]-[.H546]" office:value-type="float" office:value="319" calcext:value-type="float">
            <text:p>319</text:p>
          </table:table-cell>
          <table:table-cell table:formula="of:=([.J547]/[.K$1])/([.I547]/1000)" office:value-type="float" office:value="0.568121104185218" calcext:value-type="float">
            <text:p>0.57</text:p>
          </table:table-cell>
          <table:table-cell table:formula="of:=[.L$1]*([.D547]-20)" office:value-type="float" office:value="54" calcext:value-type="float">
            <text:p>54</text:p>
          </table:table-cell>
          <table:table-cell table:formula="of:=[.M$1]*[.F547]" office:value-type="float" office:value="46.53" calcext:value-type="float">
            <text:p>46.53</text:p>
          </table:table-cell>
          <table:table-cell table:style-name="ce1" table:formula="of:=[.N$1]*[.K547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405" calcext:value-type="float">
            <text:p>2494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513" calcext:value-type="float">
            <text:p>85513</text:p>
          </table:table-cell>
          <table:table-cell table:formula="of:=[.B548]-[.B547]" office:value-type="float" office:value="100" calcext:value-type="float">
            <text:p>100</text:p>
          </table:table-cell>
          <table:table-cell table:formula="of:=[.H548]-[.H547]" office:value-type="float" office:value="301" calcext:value-type="float">
            <text:p>301</text:p>
          </table:table-cell>
          <table:table-cell table:formula="of:=([.J548]/[.K$1])/([.I548]/1000)" office:value-type="float" office:value="0.53606411398041" calcext:value-type="float">
            <text:p>0.54</text:p>
          </table:table-cell>
          <table:table-cell table:formula="of:=[.L$1]*([.D548]-20)" office:value-type="float" office:value="54" calcext:value-type="float">
            <text:p>54</text:p>
          </table:table-cell>
          <table:table-cell table:formula="of:=[.M$1]*[.F548]" office:value-type="float" office:value="46.53" calcext:value-type="float">
            <text:p>46.53</text:p>
          </table:table-cell>
          <table:table-cell table:style-name="ce1" table:formula="of:=[.N$1]*[.K548]" office:value-type="float" office:value="53.606411398041" calcext:value-type="float">
            <text:p>53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505" calcext:value-type="float">
            <text:p>2495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5811" calcext:value-type="float">
            <text:p>85811</text:p>
          </table:table-cell>
          <table:table-cell table:formula="of:=[.B549]-[.B548]" office:value-type="float" office:value="100" calcext:value-type="float">
            <text:p>100</text:p>
          </table:table-cell>
          <table:table-cell table:formula="of:=[.H549]-[.H548]" office:value-type="float" office:value="298" calcext:value-type="float">
            <text:p>298</text:p>
          </table:table-cell>
          <table:table-cell table:formula="of:=([.J549]/[.K$1])/([.I549]/1000)" office:value-type="float" office:value="0.530721282279608" calcext:value-type="float">
            <text:p>0.53</text:p>
          </table:table-cell>
          <table:table-cell table:formula="of:=[.L$1]*([.D549]-20)" office:value-type="float" office:value="54" calcext:value-type="float">
            <text:p>54</text:p>
          </table:table-cell>
          <table:table-cell table:formula="of:=[.M$1]*[.F549]" office:value-type="float" office:value="46.53" calcext:value-type="float">
            <text:p>46.53</text:p>
          </table:table-cell>
          <table:table-cell table:style-name="ce1" table:formula="of:=[.N$1]*[.K549]" office:value-type="float" office:value="53.0721282279608" calcext:value-type="float">
            <text:p>53.0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605" calcext:value-type="float">
            <text:p>2496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124" calcext:value-type="float">
            <text:p>86124</text:p>
          </table:table-cell>
          <table:table-cell table:formula="of:=[.B550]-[.B549]" office:value-type="float" office:value="100" calcext:value-type="float">
            <text:p>100</text:p>
          </table:table-cell>
          <table:table-cell table:formula="of:=[.H550]-[.H549]" office:value-type="float" office:value="313" calcext:value-type="float">
            <text:p>313</text:p>
          </table:table-cell>
          <table:table-cell table:formula="of:=([.J550]/[.K$1])/([.I550]/1000)" office:value-type="float" office:value="0.557435440783615" calcext:value-type="float">
            <text:p>0.56</text:p>
          </table:table-cell>
          <table:table-cell table:formula="of:=[.L$1]*([.D550]-20)" office:value-type="float" office:value="54" calcext:value-type="float">
            <text:p>54</text:p>
          </table:table-cell>
          <table:table-cell table:formula="of:=[.M$1]*[.F550]" office:value-type="float" office:value="46.53" calcext:value-type="float">
            <text:p>46.53</text:p>
          </table:table-cell>
          <table:table-cell table:style-name="ce1" table:formula="of:=[.N$1]*[.K550]" office:value-type="float" office:value="55.7435440783615" calcext:value-type="float">
            <text:p>55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705" calcext:value-type="float">
            <text:p>2497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430" calcext:value-type="float">
            <text:p>86430</text:p>
          </table:table-cell>
          <table:table-cell table:formula="of:=[.B551]-[.B550]" office:value-type="float" office:value="100" calcext:value-type="float">
            <text:p>100</text:p>
          </table:table-cell>
          <table:table-cell table:formula="of:=[.H551]-[.H550]" office:value-type="float" office:value="306" calcext:value-type="float">
            <text:p>306</text:p>
          </table:table-cell>
          <table:table-cell table:formula="of:=([.J551]/[.K$1])/([.I551]/1000)" office:value-type="float" office:value="0.544968833481745" calcext:value-type="float">
            <text:p>0.54</text:p>
          </table:table-cell>
          <table:table-cell table:formula="of:=[.L$1]*([.D551]-20)" office:value-type="float" office:value="54" calcext:value-type="float">
            <text:p>54</text:p>
          </table:table-cell>
          <table:table-cell table:formula="of:=[.M$1]*[.F551]" office:value-type="float" office:value="46.53" calcext:value-type="float">
            <text:p>46.53</text:p>
          </table:table-cell>
          <table:table-cell table:style-name="ce1" table:formula="of:=[.N$1]*[.K551]" office:value-type="float" office:value="54.4968833481745" calcext:value-type="float">
            <text:p>54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805" calcext:value-type="float">
            <text:p>249805</text:p>
          </table:table-cell>
          <table:table-cell office:value-type="string" calcext:value-type="string">
            <text:p><text:s/>TH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6727" calcext:value-type="float">
            <text:p>86727</text:p>
          </table:table-cell>
          <table:table-cell table:formula="of:=[.B552]-[.B551]" office:value-type="float" office:value="100" calcext:value-type="float">
            <text:p>100</text:p>
          </table:table-cell>
          <table:table-cell table:formula="of:=[.H552]-[.H551]" office:value-type="float" office:value="297" calcext:value-type="float">
            <text:p>297</text:p>
          </table:table-cell>
          <table:table-cell table:formula="of:=([.J552]/[.K$1])/([.I552]/1000)" office:value-type="float" office:value="0.528940338379341" calcext:value-type="float">
            <text:p>0.53</text:p>
          </table:table-cell>
          <table:table-cell table:formula="of:=[.L$1]*([.D552]-20)" office:value-type="float" office:value="54" calcext:value-type="float">
            <text:p>54</text:p>
          </table:table-cell>
          <table:table-cell table:formula="of:=[.M$1]*[.F552]" office:value-type="float" office:value="46.53" calcext:value-type="float">
            <text:p>46.53</text:p>
          </table:table-cell>
          <table:table-cell table:style-name="ce1" table:formula="of:=[.N$1]*[.K552]" office:value-type="float" office:value="52.8940338379341" calcext:value-type="float">
            <text:p>52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49905" calcext:value-type="float">
            <text:p>2499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050" calcext:value-type="float">
            <text:p>87050</text:p>
          </table:table-cell>
          <table:table-cell table:formula="of:=[.B553]-[.B552]" office:value-type="float" office:value="100" calcext:value-type="float">
            <text:p>100</text:p>
          </table:table-cell>
          <table:table-cell table:formula="of:=[.H553]-[.H552]" office:value-type="float" office:value="323" calcext:value-type="float">
            <text:p>323</text:p>
          </table:table-cell>
          <table:table-cell table:formula="of:=([.J553]/[.K$1])/([.I553]/1000)" office:value-type="float" office:value="0.575244879786287" calcext:value-type="float">
            <text:p>0.58</text:p>
          </table:table-cell>
          <table:table-cell table:formula="of:=[.L$1]*([.D553]-20)" office:value-type="float" office:value="55" calcext:value-type="float">
            <text:p>55</text:p>
          </table:table-cell>
          <table:table-cell table:formula="of:=[.M$1]*[.F553]" office:value-type="float" office:value="46.53" calcext:value-type="float">
            <text:p>46.53</text:p>
          </table:table-cell>
          <table:table-cell table:style-name="ce1" table:formula="of:=[.N$1]*[.K553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005" calcext:value-type="float">
            <text:p>2500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353" calcext:value-type="float">
            <text:p>87353</text:p>
          </table:table-cell>
          <table:table-cell table:formula="of:=[.B554]-[.B553]" office:value-type="float" office:value="100" calcext:value-type="float">
            <text:p>100</text:p>
          </table:table-cell>
          <table:table-cell table:formula="of:=[.H554]-[.H553]" office:value-type="float" office:value="303" calcext:value-type="float">
            <text:p>303</text:p>
          </table:table-cell>
          <table:table-cell table:formula="of:=([.J554]/[.K$1])/([.I554]/1000)" office:value-type="float" office:value="0.539626001780944" calcext:value-type="float">
            <text:p>0.54</text:p>
          </table:table-cell>
          <table:table-cell table:formula="of:=[.L$1]*([.D554]-20)" office:value-type="float" office:value="55" calcext:value-type="float">
            <text:p>55</text:p>
          </table:table-cell>
          <table:table-cell table:formula="of:=[.M$1]*[.F554]" office:value-type="float" office:value="46.53" calcext:value-type="float">
            <text:p>46.53</text:p>
          </table:table-cell>
          <table:table-cell table:style-name="ce1" table:formula="of:=[.N$1]*[.K554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105" calcext:value-type="float">
            <text:p>2501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661" calcext:value-type="float">
            <text:p>87661</text:p>
          </table:table-cell>
          <table:table-cell table:formula="of:=[.B555]-[.B554]" office:value-type="float" office:value="100" calcext:value-type="float">
            <text:p>100</text:p>
          </table:table-cell>
          <table:table-cell table:formula="of:=[.H555]-[.H554]" office:value-type="float" office:value="308" calcext:value-type="float">
            <text:p>308</text:p>
          </table:table-cell>
          <table:table-cell table:formula="of:=([.J555]/[.K$1])/([.I555]/1000)" office:value-type="float" office:value="0.54853072128228" calcext:value-type="float">
            <text:p>0.55</text:p>
          </table:table-cell>
          <table:table-cell table:formula="of:=[.L$1]*([.D555]-20)" office:value-type="float" office:value="55" calcext:value-type="float">
            <text:p>55</text:p>
          </table:table-cell>
          <table:table-cell table:formula="of:=[.M$1]*[.F555]" office:value-type="float" office:value="46.53" calcext:value-type="float">
            <text:p>46.53</text:p>
          </table:table-cell>
          <table:table-cell table:style-name="ce1" table:formula="of:=[.N$1]*[.K555]" office:value-type="float" office:value="54.853072128228" calcext:value-type="float">
            <text:p>54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205" calcext:value-type="float">
            <text:p>2502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7983" calcext:value-type="float">
            <text:p>87983</text:p>
          </table:table-cell>
          <table:table-cell table:formula="of:=[.B556]-[.B555]" office:value-type="float" office:value="100" calcext:value-type="float">
            <text:p>100</text:p>
          </table:table-cell>
          <table:table-cell table:formula="of:=[.H556]-[.H555]" office:value-type="float" office:value="322" calcext:value-type="float">
            <text:p>322</text:p>
          </table:table-cell>
          <table:table-cell table:formula="of:=([.J556]/[.K$1])/([.I556]/1000)" office:value-type="float" office:value="0.57346393588602" calcext:value-type="float">
            <text:p>0.57</text:p>
          </table:table-cell>
          <table:table-cell table:formula="of:=[.L$1]*([.D556]-20)" office:value-type="float" office:value="55" calcext:value-type="float">
            <text:p>55</text:p>
          </table:table-cell>
          <table:table-cell table:formula="of:=[.M$1]*[.F556]" office:value-type="float" office:value="46.53" calcext:value-type="float">
            <text:p>46.53</text:p>
          </table:table-cell>
          <table:table-cell table:style-name="ce1" table:formula="of:=[.N$1]*[.K556]" office:value-type="float" office:value="57.346393588602" calcext:value-type="float">
            <text:p>57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305" calcext:value-type="float">
            <text:p>2503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286" calcext:value-type="float">
            <text:p>88286</text:p>
          </table:table-cell>
          <table:table-cell table:formula="of:=[.B557]-[.B556]" office:value-type="float" office:value="100" calcext:value-type="float">
            <text:p>100</text:p>
          </table:table-cell>
          <table:table-cell table:formula="of:=[.H557]-[.H556]" office:value-type="float" office:value="303" calcext:value-type="float">
            <text:p>303</text:p>
          </table:table-cell>
          <table:table-cell table:formula="of:=([.J557]/[.K$1])/([.I557]/1000)" office:value-type="float" office:value="0.539626001780944" calcext:value-type="float">
            <text:p>0.54</text:p>
          </table:table-cell>
          <table:table-cell table:formula="of:=[.L$1]*([.D557]-20)" office:value-type="float" office:value="55" calcext:value-type="float">
            <text:p>55</text:p>
          </table:table-cell>
          <table:table-cell table:formula="of:=[.M$1]*[.F557]" office:value-type="float" office:value="46.53" calcext:value-type="float">
            <text:p>46.53</text:p>
          </table:table-cell>
          <table:table-cell table:style-name="ce1" table:formula="of:=[.N$1]*[.K557]" office:value-type="float" office:value="53.9626001780944" calcext:value-type="float">
            <text:p>53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405" calcext:value-type="float">
            <text:p>2504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590" calcext:value-type="float">
            <text:p>88590</text:p>
          </table:table-cell>
          <table:table-cell table:formula="of:=[.B558]-[.B557]" office:value-type="float" office:value="100" calcext:value-type="float">
            <text:p>100</text:p>
          </table:table-cell>
          <table:table-cell table:formula="of:=[.H558]-[.H557]" office:value-type="float" office:value="304" calcext:value-type="float">
            <text:p>304</text:p>
          </table:table-cell>
          <table:table-cell table:formula="of:=([.J558]/[.K$1])/([.I558]/1000)" office:value-type="float" office:value="0.541406945681211" calcext:value-type="float">
            <text:p>0.54</text:p>
          </table:table-cell>
          <table:table-cell table:formula="of:=[.L$1]*([.D558]-20)" office:value-type="float" office:value="55" calcext:value-type="float">
            <text:p>55</text:p>
          </table:table-cell>
          <table:table-cell table:formula="of:=[.M$1]*[.F558]" office:value-type="float" office:value="46.53" calcext:value-type="float">
            <text:p>46.53</text:p>
          </table:table-cell>
          <table:table-cell table:style-name="ce1" table:formula="of:=[.N$1]*[.K558]" office:value-type="float" office:value="54.1406945681211" calcext:value-type="float">
            <text:p>54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505" calcext:value-type="float">
            <text:p>2505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8915" calcext:value-type="float">
            <text:p>88915</text:p>
          </table:table-cell>
          <table:table-cell table:formula="of:=[.B559]-[.B558]" office:value-type="float" office:value="100" calcext:value-type="float">
            <text:p>100</text:p>
          </table:table-cell>
          <table:table-cell table:formula="of:=[.H559]-[.H558]" office:value-type="float" office:value="325" calcext:value-type="float">
            <text:p>325</text:p>
          </table:table-cell>
          <table:table-cell table:formula="of:=([.J559]/[.K$1])/([.I559]/1000)" office:value-type="float" office:value="0.578806767586821" calcext:value-type="float">
            <text:p>0.58</text:p>
          </table:table-cell>
          <table:table-cell table:formula="of:=[.L$1]*([.D559]-20)" office:value-type="float" office:value="55" calcext:value-type="float">
            <text:p>55</text:p>
          </table:table-cell>
          <table:table-cell table:formula="of:=[.M$1]*[.F559]" office:value-type="float" office:value="46.53" calcext:value-type="float">
            <text:p>46.53</text:p>
          </table:table-cell>
          <table:table-cell table:style-name="ce1" table:formula="of:=[.N$1]*[.K559]" office:value-type="float" office:value="57.8806767586821" calcext:value-type="float">
            <text:p>57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605" calcext:value-type="float">
            <text:p>2506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222" calcext:value-type="float">
            <text:p>89222</text:p>
          </table:table-cell>
          <table:table-cell table:formula="of:=[.B560]-[.B559]" office:value-type="float" office:value="100" calcext:value-type="float">
            <text:p>100</text:p>
          </table:table-cell>
          <table:table-cell table:formula="of:=[.H560]-[.H559]" office:value-type="float" office:value="307" calcext:value-type="float">
            <text:p>307</text:p>
          </table:table-cell>
          <table:table-cell table:formula="of:=([.J560]/[.K$1])/([.I560]/1000)" office:value-type="float" office:value="0.546749777382013" calcext:value-type="float">
            <text:p>0.55</text:p>
          </table:table-cell>
          <table:table-cell table:formula="of:=[.L$1]*([.D560]-20)" office:value-type="float" office:value="55" calcext:value-type="float">
            <text:p>55</text:p>
          </table:table-cell>
          <table:table-cell table:formula="of:=[.M$1]*[.F560]" office:value-type="float" office:value="46.53" calcext:value-type="float">
            <text:p>46.53</text:p>
          </table:table-cell>
          <table:table-cell table:style-name="ce1" table:formula="of:=[.N$1]*[.K560]" office:value-type="float" office:value="54.6749777382013" calcext:value-type="float">
            <text:p>54.6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705" calcext:value-type="float">
            <text:p>2507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532" calcext:value-type="float">
            <text:p>89532</text:p>
          </table:table-cell>
          <table:table-cell table:formula="of:=[.B561]-[.B560]" office:value-type="float" office:value="100" calcext:value-type="float">
            <text:p>100</text:p>
          </table:table-cell>
          <table:table-cell table:formula="of:=[.H561]-[.H560]" office:value-type="float" office:value="310" calcext:value-type="float">
            <text:p>310</text:p>
          </table:table-cell>
          <table:table-cell table:formula="of:=([.J561]/[.K$1])/([.I561]/1000)" office:value-type="float" office:value="0.552092609082814" calcext:value-type="float">
            <text:p>0.55</text:p>
          </table:table-cell>
          <table:table-cell table:formula="of:=[.L$1]*([.D561]-20)" office:value-type="float" office:value="55" calcext:value-type="float">
            <text:p>55</text:p>
          </table:table-cell>
          <table:table-cell table:formula="of:=[.M$1]*[.F561]" office:value-type="float" office:value="46.53" calcext:value-type="float">
            <text:p>46.53</text:p>
          </table:table-cell>
          <table:table-cell table:style-name="ce1" table:formula="of:=[.N$1]*[.K561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805" calcext:value-type="float">
            <text:p>250805</text:p>
          </table:table-cell>
          <table:table-cell office:value-type="string" calcext:value-type="string">
            <text:p><text:s/>TH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89856" calcext:value-type="float">
            <text:p>89856</text:p>
          </table:table-cell>
          <table:table-cell table:formula="of:=[.B562]-[.B561]" office:value-type="float" office:value="100" calcext:value-type="float">
            <text:p>100</text:p>
          </table:table-cell>
          <table:table-cell table:formula="of:=[.H562]-[.H561]" office:value-type="float" office:value="324" calcext:value-type="float">
            <text:p>324</text:p>
          </table:table-cell>
          <table:table-cell table:formula="of:=([.J562]/[.K$1])/([.I562]/1000)" office:value-type="float" office:value="0.577025823686554" calcext:value-type="float">
            <text:p>0.58</text:p>
          </table:table-cell>
          <table:table-cell table:formula="of:=[.L$1]*([.D562]-20)" office:value-type="float" office:value="55" calcext:value-type="float">
            <text:p>55</text:p>
          </table:table-cell>
          <table:table-cell table:formula="of:=[.M$1]*[.F562]" office:value-type="float" office:value="46.53" calcext:value-type="float">
            <text:p>46.53</text:p>
          </table:table-cell>
          <table:table-cell table:style-name="ce1" table:formula="of:=[.N$1]*[.K562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0905" calcext:value-type="float">
            <text:p>2509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161" calcext:value-type="float">
            <text:p>90161</text:p>
          </table:table-cell>
          <table:table-cell table:formula="of:=[.B563]-[.B562]" office:value-type="float" office:value="100" calcext:value-type="float">
            <text:p>100</text:p>
          </table:table-cell>
          <table:table-cell table:formula="of:=[.H563]-[.H562]" office:value-type="float" office:value="305" calcext:value-type="float">
            <text:p>305</text:p>
          </table:table-cell>
          <table:table-cell table:formula="of:=([.J563]/[.K$1])/([.I563]/1000)" office:value-type="float" office:value="0.543187889581478" calcext:value-type="float">
            <text:p>0.54</text:p>
          </table:table-cell>
          <table:table-cell table:formula="of:=[.L$1]*([.D563]-20)" office:value-type="float" office:value="56" calcext:value-type="float">
            <text:p>56</text:p>
          </table:table-cell>
          <table:table-cell table:formula="of:=[.M$1]*[.F563]" office:value-type="float" office:value="46.53" calcext:value-type="float">
            <text:p>46.53</text:p>
          </table:table-cell>
          <table:table-cell table:style-name="ce1" table:formula="of:=[.N$1]*[.K563]" office:value-type="float" office:value="54.3187889581478" calcext:value-type="float">
            <text:p>54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005" calcext:value-type="float">
            <text:p>2510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473" calcext:value-type="float">
            <text:p>90473</text:p>
          </table:table-cell>
          <table:table-cell table:formula="of:=[.B564]-[.B563]" office:value-type="float" office:value="100" calcext:value-type="float">
            <text:p>100</text:p>
          </table:table-cell>
          <table:table-cell table:formula="of:=[.H564]-[.H563]" office:value-type="float" office:value="312" calcext:value-type="float">
            <text:p>312</text:p>
          </table:table-cell>
          <table:table-cell table:formula="of:=([.J564]/[.K$1])/([.I564]/1000)" office:value-type="float" office:value="0.555654496883348" calcext:value-type="float">
            <text:p>0.56</text:p>
          </table:table-cell>
          <table:table-cell table:formula="of:=[.L$1]*([.D564]-20)" office:value-type="float" office:value="56" calcext:value-type="float">
            <text:p>56</text:p>
          </table:table-cell>
          <table:table-cell table:formula="of:=[.M$1]*[.F564]" office:value-type="float" office:value="46.53" calcext:value-type="float">
            <text:p>46.53</text:p>
          </table:table-cell>
          <table:table-cell table:style-name="ce1" table:formula="of:=[.N$1]*[.K564]" office:value-type="float" office:value="55.5654496883348" calcext:value-type="float">
            <text:p>55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105" calcext:value-type="float">
            <text:p>2511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0793" calcext:value-type="float">
            <text:p>90793</text:p>
          </table:table-cell>
          <table:table-cell table:formula="of:=[.B565]-[.B564]" office:value-type="float" office:value="100" calcext:value-type="float">
            <text:p>100</text:p>
          </table:table-cell>
          <table:table-cell table:formula="of:=[.H565]-[.H564]" office:value-type="float" office:value="320" calcext:value-type="float">
            <text:p>320</text:p>
          </table:table-cell>
          <table:table-cell table:formula="of:=([.J565]/[.K$1])/([.I565]/1000)" office:value-type="float" office:value="0.569902048085485" calcext:value-type="float">
            <text:p>0.57</text:p>
          </table:table-cell>
          <table:table-cell table:formula="of:=[.L$1]*([.D565]-20)" office:value-type="float" office:value="56" calcext:value-type="float">
            <text:p>56</text:p>
          </table:table-cell>
          <table:table-cell table:formula="of:=[.M$1]*[.F565]" office:value-type="float" office:value="46.53" calcext:value-type="float">
            <text:p>46.53</text:p>
          </table:table-cell>
          <table:table-cell table:style-name="ce1" table:formula="of:=[.N$1]*[.K565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205" calcext:value-type="float">
            <text:p>2512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Odom</text:p>
          </table:table-cell>
          <table:table-cell office:value-type="float" office:value="91108" calcext:value-type="float">
            <text:p>91108</text:p>
          </table:table-cell>
          <table:table-cell table:formula="of:=[.B566]-[.B565]" office:value-type="float" office:value="100" calcext:value-type="float">
            <text:p>100</text:p>
          </table:table-cell>
          <table:table-cell table:formula="of:=[.H566]-[.H565]" office:value-type="float" office:value="315" calcext:value-type="float">
            <text:p>315</text:p>
          </table:table-cell>
          <table:table-cell table:formula="of:=([.J566]/[.K$1])/([.I566]/1000)" office:value-type="float" office:value="0.56099732858415" calcext:value-type="float">
            <text:p>0.56</text:p>
          </table:table-cell>
          <table:table-cell table:formula="of:=[.L$1]*([.D566]-20)" office:value-type="float" office:value="56" calcext:value-type="float">
            <text:p>56</text:p>
          </table:table-cell>
          <table:table-cell table:formula="of:=[.M$1]*[.F566]" office:value-type="float" office:value="46.53" calcext:value-type="float">
            <text:p>46.53</text:p>
          </table:table-cell>
          <table:table-cell table:style-name="ce1" table:formula="of:=[.N$1]*[.K566]" office:value-type="float" office:value="56.099732858415" calcext:value-type="float">
            <text:p>56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305" calcext:value-type="float">
            <text:p>2513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427" calcext:value-type="float">
            <text:p>91427</text:p>
          </table:table-cell>
          <table:table-cell table:formula="of:=[.B567]-[.B566]" office:value-type="float" office:value="100" calcext:value-type="float">
            <text:p>100</text:p>
          </table:table-cell>
          <table:table-cell table:formula="of:=[.H567]-[.H566]" office:value-type="float" office:value="319" calcext:value-type="float">
            <text:p>319</text:p>
          </table:table-cell>
          <table:table-cell table:formula="of:=([.J567]/[.K$1])/([.I567]/1000)" office:value-type="float" office:value="0.568121104185218" calcext:value-type="float">
            <text:p>0.57</text:p>
          </table:table-cell>
          <table:table-cell table:formula="of:=[.L$1]*([.D567]-20)" office:value-type="float" office:value="56" calcext:value-type="float">
            <text:p>56</text:p>
          </table:table-cell>
          <table:table-cell table:formula="of:=[.M$1]*[.F567]" office:value-type="float" office:value="47.52" calcext:value-type="float">
            <text:p>47.52</text:p>
          </table:table-cell>
          <table:table-cell table:style-name="ce1" table:formula="of:=[.N$1]*[.K567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405" calcext:value-type="float">
            <text:p>2514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1747" calcext:value-type="float">
            <text:p>91747</text:p>
          </table:table-cell>
          <table:table-cell table:formula="of:=[.B568]-[.B567]" office:value-type="float" office:value="100" calcext:value-type="float">
            <text:p>100</text:p>
          </table:table-cell>
          <table:table-cell table:formula="of:=[.H568]-[.H567]" office:value-type="float" office:value="320" calcext:value-type="float">
            <text:p>320</text:p>
          </table:table-cell>
          <table:table-cell table:formula="of:=([.J568]/[.K$1])/([.I568]/1000)" office:value-type="float" office:value="0.569902048085485" calcext:value-type="float">
            <text:p>0.57</text:p>
          </table:table-cell>
          <table:table-cell table:formula="of:=[.L$1]*([.D568]-20)" office:value-type="float" office:value="56" calcext:value-type="float">
            <text:p>56</text:p>
          </table:table-cell>
          <table:table-cell table:formula="of:=[.M$1]*[.F568]" office:value-type="float" office:value="47.52" calcext:value-type="float">
            <text:p>47.52</text:p>
          </table:table-cell>
          <table:table-cell table:style-name="ce1" table:formula="of:=[.N$1]*[.K568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505" calcext:value-type="float">
            <text:p>2515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057" calcext:value-type="float">
            <text:p>92057</text:p>
          </table:table-cell>
          <table:table-cell table:formula="of:=[.B569]-[.B568]" office:value-type="float" office:value="100" calcext:value-type="float">
            <text:p>100</text:p>
          </table:table-cell>
          <table:table-cell table:formula="of:=[.H569]-[.H568]" office:value-type="float" office:value="310" calcext:value-type="float">
            <text:p>310</text:p>
          </table:table-cell>
          <table:table-cell table:formula="of:=([.J569]/[.K$1])/([.I569]/1000)" office:value-type="float" office:value="0.552092609082814" calcext:value-type="float">
            <text:p>0.55</text:p>
          </table:table-cell>
          <table:table-cell table:formula="of:=[.L$1]*([.D569]-20)" office:value-type="float" office:value="56" calcext:value-type="float">
            <text:p>56</text:p>
          </table:table-cell>
          <table:table-cell table:formula="of:=[.M$1]*[.F569]" office:value-type="float" office:value="47.52" calcext:value-type="float">
            <text:p>47.52</text:p>
          </table:table-cell>
          <table:table-cell table:style-name="ce1" table:formula="of:=[.N$1]*[.K569]" office:value-type="float" office:value="55.2092609082814" calcext:value-type="float">
            <text:p>55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605" calcext:value-type="float">
            <text:p>2516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Odom</text:p>
          </table:table-cell>
          <table:table-cell office:value-type="float" office:value="92381" calcext:value-type="float">
            <text:p>92381</text:p>
          </table:table-cell>
          <table:table-cell table:formula="of:=[.B570]-[.B569]" office:value-type="float" office:value="100" calcext:value-type="float">
            <text:p>100</text:p>
          </table:table-cell>
          <table:table-cell table:formula="of:=[.H570]-[.H569]" office:value-type="float" office:value="324" calcext:value-type="float">
            <text:p>324</text:p>
          </table:table-cell>
          <table:table-cell table:formula="of:=([.J570]/[.K$1])/([.I570]/1000)" office:value-type="float" office:value="0.577025823686554" calcext:value-type="float">
            <text:p>0.58</text:p>
          </table:table-cell>
          <table:table-cell table:formula="of:=[.L$1]*([.D570]-20)" office:value-type="float" office:value="56" calcext:value-type="float">
            <text:p>56</text:p>
          </table:table-cell>
          <table:table-cell table:formula="of:=[.M$1]*[.F570]" office:value-type="float" office:value="47.52" calcext:value-type="float">
            <text:p>47.52</text:p>
          </table:table-cell>
          <table:table-cell table:style-name="ce1" table:formula="of:=[.N$1]*[.K570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705" calcext:value-type="float">
            <text:p>2517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2695" calcext:value-type="float">
            <text:p>92695</text:p>
          </table:table-cell>
          <table:table-cell table:formula="of:=[.B571]-[.B570]" office:value-type="float" office:value="100" calcext:value-type="float">
            <text:p>100</text:p>
          </table:table-cell>
          <table:table-cell table:formula="of:=[.H571]-[.H570]" office:value-type="float" office:value="314" calcext:value-type="float">
            <text:p>314</text:p>
          </table:table-cell>
          <table:table-cell table:formula="of:=([.J571]/[.K$1])/([.I571]/1000)" office:value-type="float" office:value="0.559216384683883" calcext:value-type="float">
            <text:p>0.56</text:p>
          </table:table-cell>
          <table:table-cell table:formula="of:=[.L$1]*([.D571]-20)" office:value-type="float" office:value="56" calcext:value-type="float">
            <text:p>56</text:p>
          </table:table-cell>
          <table:table-cell table:formula="of:=[.M$1]*[.F571]" office:value-type="float" office:value="48.18" calcext:value-type="float">
            <text:p>48.18</text:p>
          </table:table-cell>
          <table:table-cell table:style-name="ce1" table:formula="of:=[.N$1]*[.K571]" office:value-type="float" office:value="55.9216384683882" calcext:value-type="float">
            <text:p>55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805" calcext:value-type="float">
            <text:p>251805</text:p>
          </table:table-cell>
          <table:table-cell office:value-type="string" calcext:value-type="string">
            <text:p><text:s/>TH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006" calcext:value-type="float">
            <text:p>93006</text:p>
          </table:table-cell>
          <table:table-cell table:formula="of:=[.B572]-[.B571]" office:value-type="float" office:value="100" calcext:value-type="float">
            <text:p>100</text:p>
          </table:table-cell>
          <table:table-cell table:formula="of:=[.H572]-[.H571]" office:value-type="float" office:value="311" calcext:value-type="float">
            <text:p>311</text:p>
          </table:table-cell>
          <table:table-cell table:formula="of:=([.J572]/[.K$1])/([.I572]/1000)" office:value-type="float" office:value="0.553873552983081" calcext:value-type="float">
            <text:p>0.55</text:p>
          </table:table-cell>
          <table:table-cell table:formula="of:=[.L$1]*([.D572]-20)" office:value-type="float" office:value="56" calcext:value-type="float">
            <text:p>56</text:p>
          </table:table-cell>
          <table:table-cell table:formula="of:=[.M$1]*[.F572]" office:value-type="float" office:value="48.18" calcext:value-type="float">
            <text:p>48.18</text:p>
          </table:table-cell>
          <table:table-cell table:style-name="ce1" table:formula="of:=[.N$1]*[.K572]" office:value-type="float" office:value="55.3873552983081" calcext:value-type="float">
            <text:p>55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1905" calcext:value-type="float">
            <text:p>2519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Odom</text:p>
          </table:table-cell>
          <table:table-cell office:value-type="float" office:value="93337" calcext:value-type="float">
            <text:p>93337</text:p>
          </table:table-cell>
          <table:table-cell table:formula="of:=[.B573]-[.B572]" office:value-type="float" office:value="100" calcext:value-type="float">
            <text:p>100</text:p>
          </table:table-cell>
          <table:table-cell table:formula="of:=[.H573]-[.H572]" office:value-type="float" office:value="331" calcext:value-type="float">
            <text:p>331</text:p>
          </table:table-cell>
          <table:table-cell table:formula="of:=([.J573]/[.K$1])/([.I573]/1000)" office:value-type="float" office:value="0.589492430988424" calcext:value-type="float">
            <text:p>0.59</text:p>
          </table:table-cell>
          <table:table-cell table:formula="of:=[.L$1]*([.D573]-20)" office:value-type="float" office:value="57" calcext:value-type="float">
            <text:p>57</text:p>
          </table:table-cell>
          <table:table-cell table:formula="of:=[.M$1]*[.F573]" office:value-type="float" office:value="48.18" calcext:value-type="float">
            <text:p>48.18</text:p>
          </table:table-cell>
          <table:table-cell table:style-name="ce1" table:formula="of:=[.N$1]*[.K573]" office:value-type="float" office:value="58.9492430988424" calcext:value-type="float">
            <text:p>58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005" calcext:value-type="float">
            <text:p>2520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651" calcext:value-type="float">
            <text:p>93651</text:p>
          </table:table-cell>
          <table:table-cell table:formula="of:=[.B574]-[.B573]" office:value-type="float" office:value="100" calcext:value-type="float">
            <text:p>100</text:p>
          </table:table-cell>
          <table:table-cell table:formula="of:=[.H574]-[.H573]" office:value-type="float" office:value="314" calcext:value-type="float">
            <text:p>314</text:p>
          </table:table-cell>
          <table:table-cell table:formula="of:=([.J574]/[.K$1])/([.I574]/1000)" office:value-type="float" office:value="0.559216384683883" calcext:value-type="float">
            <text:p>0.56</text:p>
          </table:table-cell>
          <table:table-cell table:formula="of:=[.L$1]*([.D574]-20)" office:value-type="float" office:value="57" calcext:value-type="float">
            <text:p>57</text:p>
          </table:table-cell>
          <table:table-cell table:formula="of:=[.M$1]*[.F574]" office:value-type="float" office:value="49.5" calcext:value-type="float">
            <text:p>49.5</text:p>
          </table:table-cell>
          <table:table-cell table:style-name="ce1" table:formula="of:=[.N$1]*[.K574]" office:value-type="float" office:value="55.9216384683882" calcext:value-type="float">
            <text:p>55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105" calcext:value-type="float">
            <text:p>2521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3974" calcext:value-type="float">
            <text:p>93974</text:p>
          </table:table-cell>
          <table:table-cell table:formula="of:=[.B575]-[.B574]" office:value-type="float" office:value="100" calcext:value-type="float">
            <text:p>100</text:p>
          </table:table-cell>
          <table:table-cell table:formula="of:=[.H575]-[.H574]" office:value-type="float" office:value="323" calcext:value-type="float">
            <text:p>323</text:p>
          </table:table-cell>
          <table:table-cell table:formula="of:=([.J575]/[.K$1])/([.I575]/1000)" office:value-type="float" office:value="0.575244879786287" calcext:value-type="float">
            <text:p>0.58</text:p>
          </table:table-cell>
          <table:table-cell table:formula="of:=[.L$1]*([.D575]-20)" office:value-type="float" office:value="57" calcext:value-type="float">
            <text:p>57</text:p>
          </table:table-cell>
          <table:table-cell table:formula="of:=[.M$1]*[.F575]" office:value-type="float" office:value="49.5" calcext:value-type="float">
            <text:p>49.5</text:p>
          </table:table-cell>
          <table:table-cell table:style-name="ce1" table:formula="of:=[.N$1]*[.K575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205" calcext:value-type="float">
            <text:p>2522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303" calcext:value-type="float">
            <text:p>94303</text:p>
          </table:table-cell>
          <table:table-cell table:formula="of:=[.B576]-[.B575]" office:value-type="float" office:value="100" calcext:value-type="float">
            <text:p>100</text:p>
          </table:table-cell>
          <table:table-cell table:formula="of:=[.H576]-[.H575]" office:value-type="float" office:value="329" calcext:value-type="float">
            <text:p>329</text:p>
          </table:table-cell>
          <table:table-cell table:formula="of:=([.J576]/[.K$1])/([.I576]/1000)" office:value-type="float" office:value="0.58593054318789" calcext:value-type="float">
            <text:p>0.59</text:p>
          </table:table-cell>
          <table:table-cell table:formula="of:=[.L$1]*([.D576]-20)" office:value-type="float" office:value="57" calcext:value-type="float">
            <text:p>57</text:p>
          </table:table-cell>
          <table:table-cell table:formula="of:=[.M$1]*[.F576]" office:value-type="float" office:value="49.5" calcext:value-type="float">
            <text:p>49.5</text:p>
          </table:table-cell>
          <table:table-cell table:style-name="ce1" table:formula="of:=[.N$1]*[.K576]" office:value-type="float" office:value="58.593054318789" calcext:value-type="float">
            <text:p>58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305" calcext:value-type="float">
            <text:p>2523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616" calcext:value-type="float">
            <text:p>94616</text:p>
          </table:table-cell>
          <table:table-cell table:formula="of:=[.B577]-[.B576]" office:value-type="float" office:value="100" calcext:value-type="float">
            <text:p>100</text:p>
          </table:table-cell>
          <table:table-cell table:formula="of:=[.H577]-[.H576]" office:value-type="float" office:value="313" calcext:value-type="float">
            <text:p>313</text:p>
          </table:table-cell>
          <table:table-cell table:formula="of:=([.J577]/[.K$1])/([.I577]/1000)" office:value-type="float" office:value="0.557435440783615" calcext:value-type="float">
            <text:p>0.56</text:p>
          </table:table-cell>
          <table:table-cell table:formula="of:=[.L$1]*([.D577]-20)" office:value-type="float" office:value="57" calcext:value-type="float">
            <text:p>57</text:p>
          </table:table-cell>
          <table:table-cell table:formula="of:=[.M$1]*[.F577]" office:value-type="float" office:value="49.5" calcext:value-type="float">
            <text:p>49.5</text:p>
          </table:table-cell>
          <table:table-cell table:style-name="ce1" table:formula="of:=[.N$1]*[.K577]" office:value-type="float" office:value="55.7435440783615" calcext:value-type="float">
            <text:p>55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405" calcext:value-type="float">
            <text:p>2524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4935" calcext:value-type="float">
            <text:p>94935</text:p>
          </table:table-cell>
          <table:table-cell table:formula="of:=[.B578]-[.B577]" office:value-type="float" office:value="100" calcext:value-type="float">
            <text:p>100</text:p>
          </table:table-cell>
          <table:table-cell table:formula="of:=[.H578]-[.H577]" office:value-type="float" office:value="319" calcext:value-type="float">
            <text:p>319</text:p>
          </table:table-cell>
          <table:table-cell table:formula="of:=([.J578]/[.K$1])/([.I578]/1000)" office:value-type="float" office:value="0.568121104185218" calcext:value-type="float">
            <text:p>0.57</text:p>
          </table:table-cell>
          <table:table-cell table:formula="of:=[.L$1]*([.D578]-20)" office:value-type="float" office:value="57" calcext:value-type="float">
            <text:p>57</text:p>
          </table:table-cell>
          <table:table-cell table:formula="of:=[.M$1]*[.F578]" office:value-type="float" office:value="49.5" calcext:value-type="float">
            <text:p>49.5</text:p>
          </table:table-cell>
          <table:table-cell table:style-name="ce1" table:formula="of:=[.N$1]*[.K578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505" calcext:value-type="float">
            <text:p>2525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263" calcext:value-type="float">
            <text:p>95263</text:p>
          </table:table-cell>
          <table:table-cell table:formula="of:=[.B579]-[.B578]" office:value-type="float" office:value="100" calcext:value-type="float">
            <text:p>100</text:p>
          </table:table-cell>
          <table:table-cell table:formula="of:=[.H579]-[.H578]" office:value-type="float" office:value="328" calcext:value-type="float">
            <text:p>328</text:p>
          </table:table-cell>
          <table:table-cell table:formula="of:=([.J579]/[.K$1])/([.I579]/1000)" office:value-type="float" office:value="0.584149599287622" calcext:value-type="float">
            <text:p>0.58</text:p>
          </table:table-cell>
          <table:table-cell table:formula="of:=[.L$1]*([.D579]-20)" office:value-type="float" office:value="57" calcext:value-type="float">
            <text:p>57</text:p>
          </table:table-cell>
          <table:table-cell table:formula="of:=[.M$1]*[.F579]" office:value-type="float" office:value="49.5" calcext:value-type="float">
            <text:p>49.5</text:p>
          </table:table-cell>
          <table:table-cell table:style-name="ce1" table:formula="of:=[.N$1]*[.K579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605" calcext:value-type="float">
            <text:p>2526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dom</text:p>
          </table:table-cell>
          <table:table-cell office:value-type="float" office:value="95575" calcext:value-type="float">
            <text:p>95575</text:p>
          </table:table-cell>
          <table:table-cell table:formula="of:=[.B580]-[.B579]" office:value-type="float" office:value="100" calcext:value-type="float">
            <text:p>100</text:p>
          </table:table-cell>
          <table:table-cell table:formula="of:=[.H580]-[.H579]" office:value-type="float" office:value="312" calcext:value-type="float">
            <text:p>312</text:p>
          </table:table-cell>
          <table:table-cell table:formula="of:=([.J580]/[.K$1])/([.I580]/1000)" office:value-type="float" office:value="0.555654496883348" calcext:value-type="float">
            <text:p>0.56</text:p>
          </table:table-cell>
          <table:table-cell table:formula="of:=[.L$1]*([.D580]-20)" office:value-type="float" office:value="57" calcext:value-type="float">
            <text:p>57</text:p>
          </table:table-cell>
          <table:table-cell table:formula="of:=[.M$1]*[.F580]" office:value-type="float" office:value="49.5" calcext:value-type="float">
            <text:p>49.5</text:p>
          </table:table-cell>
          <table:table-cell table:style-name="ce1" table:formula="of:=[.N$1]*[.K580]" office:value-type="float" office:value="55.5654496883348" calcext:value-type="float">
            <text:p>55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705" calcext:value-type="float">
            <text:p>2527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5903" calcext:value-type="float">
            <text:p>95903</text:p>
          </table:table-cell>
          <table:table-cell table:formula="of:=[.B581]-[.B580]" office:value-type="float" office:value="100" calcext:value-type="float">
            <text:p>100</text:p>
          </table:table-cell>
          <table:table-cell table:formula="of:=[.H581]-[.H580]" office:value-type="float" office:value="328" calcext:value-type="float">
            <text:p>328</text:p>
          </table:table-cell>
          <table:table-cell table:formula="of:=([.J581]/[.K$1])/([.I581]/1000)" office:value-type="float" office:value="0.584149599287622" calcext:value-type="float">
            <text:p>0.58</text:p>
          </table:table-cell>
          <table:table-cell table:formula="of:=[.L$1]*([.D581]-20)" office:value-type="float" office:value="57" calcext:value-type="float">
            <text:p>57</text:p>
          </table:table-cell>
          <table:table-cell table:formula="of:=[.M$1]*[.F581]" office:value-type="float" office:value="50.435" calcext:value-type="float">
            <text:p>50.435</text:p>
          </table:table-cell>
          <table:table-cell table:style-name="ce1" table:formula="of:=[.N$1]*[.K581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805" calcext:value-type="float">
            <text:p>252805</text:p>
          </table:table-cell>
          <table:table-cell office:value-type="string" calcext:value-type="string">
            <text:p><text:s/>TH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230" calcext:value-type="float">
            <text:p>96230</text:p>
          </table:table-cell>
          <table:table-cell table:formula="of:=[.B582]-[.B581]" office:value-type="float" office:value="100" calcext:value-type="float">
            <text:p>100</text:p>
          </table:table-cell>
          <table:table-cell table:formula="of:=[.H582]-[.H581]" office:value-type="float" office:value="327" calcext:value-type="float">
            <text:p>327</text:p>
          </table:table-cell>
          <table:table-cell table:formula="of:=([.J582]/[.K$1])/([.I582]/1000)" office:value-type="float" office:value="0.582368655387355" calcext:value-type="float">
            <text:p>0.58</text:p>
          </table:table-cell>
          <table:table-cell table:formula="of:=[.L$1]*([.D582]-20)" office:value-type="float" office:value="57" calcext:value-type="float">
            <text:p>57</text:p>
          </table:table-cell>
          <table:table-cell table:formula="of:=[.M$1]*[.F582]" office:value-type="float" office:value="50.435" calcext:value-type="float">
            <text:p>50.435</text:p>
          </table:table-cell>
          <table:table-cell table:style-name="ce1" table:formula="of:=[.N$1]*[.K582]" office:value-type="float" office:value="58.2368655387355" calcext:value-type="float">
            <text:p>58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2905" calcext:value-type="float">
            <text:p>2529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550" calcext:value-type="float">
            <text:p>96550</text:p>
          </table:table-cell>
          <table:table-cell table:formula="of:=[.B583]-[.B582]" office:value-type="float" office:value="100" calcext:value-type="float">
            <text:p>100</text:p>
          </table:table-cell>
          <table:table-cell table:formula="of:=[.H583]-[.H582]" office:value-type="float" office:value="320" calcext:value-type="float">
            <text:p>320</text:p>
          </table:table-cell>
          <table:table-cell table:formula="of:=([.J583]/[.K$1])/([.I583]/1000)" office:value-type="float" office:value="0.569902048085485" calcext:value-type="float">
            <text:p>0.57</text:p>
          </table:table-cell>
          <table:table-cell table:formula="of:=[.L$1]*([.D583]-20)" office:value-type="float" office:value="58" calcext:value-type="float">
            <text:p>58</text:p>
          </table:table-cell>
          <table:table-cell table:formula="of:=[.M$1]*[.F583]" office:value-type="float" office:value="50.435" calcext:value-type="float">
            <text:p>50.435</text:p>
          </table:table-cell>
          <table:table-cell table:style-name="ce1" table:formula="of:=[.N$1]*[.K583]" office:value-type="float" office:value="56.9902048085485" calcext:value-type="float">
            <text:p>56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005" calcext:value-type="float">
            <text:p>2530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6888" calcext:value-type="float">
            <text:p>96888</text:p>
          </table:table-cell>
          <table:table-cell table:formula="of:=[.B584]-[.B583]" office:value-type="float" office:value="100" calcext:value-type="float">
            <text:p>100</text:p>
          </table:table-cell>
          <table:table-cell table:formula="of:=[.H584]-[.H583]" office:value-type="float" office:value="338" calcext:value-type="float">
            <text:p>338</text:p>
          </table:table-cell>
          <table:table-cell table:formula="of:=([.J584]/[.K$1])/([.I584]/1000)" office:value-type="float" office:value="0.601959038290294" calcext:value-type="float">
            <text:p>0.60</text:p>
          </table:table-cell>
          <table:table-cell table:formula="of:=[.L$1]*([.D584]-20)" office:value-type="float" office:value="58" calcext:value-type="float">
            <text:p>58</text:p>
          </table:table-cell>
          <table:table-cell table:formula="of:=[.M$1]*[.F584]" office:value-type="float" office:value="50.435" calcext:value-type="float">
            <text:p>50.435</text:p>
          </table:table-cell>
          <table:table-cell table:style-name="ce1" table:formula="of:=[.N$1]*[.K584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105" calcext:value-type="float">
            <text:p>2531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214" calcext:value-type="float">
            <text:p>97214</text:p>
          </table:table-cell>
          <table:table-cell table:formula="of:=[.B585]-[.B584]" office:value-type="float" office:value="100" calcext:value-type="float">
            <text:p>100</text:p>
          </table:table-cell>
          <table:table-cell table:formula="of:=[.H585]-[.H584]" office:value-type="float" office:value="326" calcext:value-type="float">
            <text:p>326</text:p>
          </table:table-cell>
          <table:table-cell table:formula="of:=([.J585]/[.K$1])/([.I585]/1000)" office:value-type="float" office:value="0.580587711487088" calcext:value-type="float">
            <text:p>0.58</text:p>
          </table:table-cell>
          <table:table-cell table:formula="of:=[.L$1]*([.D585]-20)" office:value-type="float" office:value="58" calcext:value-type="float">
            <text:p>58</text:p>
          </table:table-cell>
          <table:table-cell table:formula="of:=[.M$1]*[.F585]" office:value-type="float" office:value="50.435" calcext:value-type="float">
            <text:p>50.435</text:p>
          </table:table-cell>
          <table:table-cell table:style-name="ce1" table:formula="of:=[.N$1]*[.K585]" office:value-type="float" office:value="58.0587711487088" calcext:value-type="float">
            <text:p>5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205" calcext:value-type="float">
            <text:p>2532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537" calcext:value-type="float">
            <text:p>97537</text:p>
          </table:table-cell>
          <table:table-cell table:formula="of:=[.B586]-[.B585]" office:value-type="float" office:value="100" calcext:value-type="float">
            <text:p>100</text:p>
          </table:table-cell>
          <table:table-cell table:formula="of:=[.H586]-[.H585]" office:value-type="float" office:value="323" calcext:value-type="float">
            <text:p>323</text:p>
          </table:table-cell>
          <table:table-cell table:formula="of:=([.J586]/[.K$1])/([.I586]/1000)" office:value-type="float" office:value="0.575244879786287" calcext:value-type="float">
            <text:p>0.58</text:p>
          </table:table-cell>
          <table:table-cell table:formula="of:=[.L$1]*([.D586]-20)" office:value-type="float" office:value="58" calcext:value-type="float">
            <text:p>58</text:p>
          </table:table-cell>
          <table:table-cell table:formula="of:=[.M$1]*[.F586]" office:value-type="float" office:value="50.435" calcext:value-type="float">
            <text:p>50.435</text:p>
          </table:table-cell>
          <table:table-cell table:style-name="ce1" table:formula="of:=[.N$1]*[.K586]" office:value-type="float" office:value="57.5244879786287" calcext:value-type="float">
            <text:p>57.5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305" calcext:value-type="float">
            <text:p>2533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7876" calcext:value-type="float">
            <text:p>97876</text:p>
          </table:table-cell>
          <table:table-cell table:formula="of:=[.B587]-[.B586]" office:value-type="float" office:value="100" calcext:value-type="float">
            <text:p>100</text:p>
          </table:table-cell>
          <table:table-cell table:formula="of:=[.H587]-[.H586]" office:value-type="float" office:value="339" calcext:value-type="float">
            <text:p>339</text:p>
          </table:table-cell>
          <table:table-cell table:formula="of:=([.J587]/[.K$1])/([.I587]/1000)" office:value-type="float" office:value="0.603739982190561" calcext:value-type="float">
            <text:p>0.60</text:p>
          </table:table-cell>
          <table:table-cell table:formula="of:=[.L$1]*([.D587]-20)" office:value-type="float" office:value="58" calcext:value-type="float">
            <text:p>58</text:p>
          </table:table-cell>
          <table:table-cell table:formula="of:=[.M$1]*[.F587]" office:value-type="float" office:value="50.435" calcext:value-type="float">
            <text:p>50.435</text:p>
          </table:table-cell>
          <table:table-cell table:style-name="ce1" table:formula="of:=[.N$1]*[.K587]" office:value-type="float" office:value="60.3739982190561" calcext:value-type="float">
            <text:p>60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405" calcext:value-type="float">
            <text:p>2534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195" calcext:value-type="float">
            <text:p>98195</text:p>
          </table:table-cell>
          <table:table-cell table:formula="of:=[.B588]-[.B587]" office:value-type="float" office:value="100" calcext:value-type="float">
            <text:p>100</text:p>
          </table:table-cell>
          <table:table-cell table:formula="of:=[.H588]-[.H587]" office:value-type="float" office:value="319" calcext:value-type="float">
            <text:p>319</text:p>
          </table:table-cell>
          <table:table-cell table:formula="of:=([.J588]/[.K$1])/([.I588]/1000)" office:value-type="float" office:value="0.568121104185218" calcext:value-type="float">
            <text:p>0.57</text:p>
          </table:table-cell>
          <table:table-cell table:formula="of:=[.L$1]*([.D588]-20)" office:value-type="float" office:value="58" calcext:value-type="float">
            <text:p>58</text:p>
          </table:table-cell>
          <table:table-cell table:formula="of:=[.M$1]*[.F588]" office:value-type="float" office:value="50.435" calcext:value-type="float">
            <text:p>50.435</text:p>
          </table:table-cell>
          <table:table-cell table:style-name="ce1" table:formula="of:=[.N$1]*[.K588]" office:value-type="float" office:value="56.8121104185218" calcext:value-type="float">
            <text:p>56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505" calcext:value-type="float">
            <text:p>2535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519" calcext:value-type="float">
            <text:p>98519</text:p>
          </table:table-cell>
          <table:table-cell table:formula="of:=[.B589]-[.B588]" office:value-type="float" office:value="100" calcext:value-type="float">
            <text:p>100</text:p>
          </table:table-cell>
          <table:table-cell table:formula="of:=[.H589]-[.H588]" office:value-type="float" office:value="324" calcext:value-type="float">
            <text:p>324</text:p>
          </table:table-cell>
          <table:table-cell table:formula="of:=([.J589]/[.K$1])/([.I589]/1000)" office:value-type="float" office:value="0.577025823686554" calcext:value-type="float">
            <text:p>0.58</text:p>
          </table:table-cell>
          <table:table-cell table:formula="of:=[.L$1]*([.D589]-20)" office:value-type="float" office:value="58" calcext:value-type="float">
            <text:p>58</text:p>
          </table:table-cell>
          <table:table-cell table:formula="of:=[.M$1]*[.F589]" office:value-type="float" office:value="50.435" calcext:value-type="float">
            <text:p>50.435</text:p>
          </table:table-cell>
          <table:table-cell table:style-name="ce1" table:formula="of:=[.N$1]*[.K589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605" calcext:value-type="float">
            <text:p>2536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8852" calcext:value-type="float">
            <text:p>98852</text:p>
          </table:table-cell>
          <table:table-cell table:formula="of:=[.B590]-[.B589]" office:value-type="float" office:value="100" calcext:value-type="float">
            <text:p>100</text:p>
          </table:table-cell>
          <table:table-cell table:formula="of:=[.H590]-[.H589]" office:value-type="float" office:value="333" calcext:value-type="float">
            <text:p>333</text:p>
          </table:table-cell>
          <table:table-cell table:formula="of:=([.J590]/[.K$1])/([.I590]/1000)" office:value-type="float" office:value="0.593054318788958" calcext:value-type="float">
            <text:p>0.59</text:p>
          </table:table-cell>
          <table:table-cell table:formula="of:=[.L$1]*([.D590]-20)" office:value-type="float" office:value="58" calcext:value-type="float">
            <text:p>58</text:p>
          </table:table-cell>
          <table:table-cell table:formula="of:=[.M$1]*[.F590]" office:value-type="float" office:value="50.435" calcext:value-type="float">
            <text:p>50.435</text:p>
          </table:table-cell>
          <table:table-cell table:style-name="ce1" table:formula="of:=[.N$1]*[.K590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705" calcext:value-type="float">
            <text:p>2537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176" calcext:value-type="float">
            <text:p>99176</text:p>
          </table:table-cell>
          <table:table-cell table:formula="of:=[.B591]-[.B590]" office:value-type="float" office:value="100" calcext:value-type="float">
            <text:p>100</text:p>
          </table:table-cell>
          <table:table-cell table:formula="of:=[.H591]-[.H590]" office:value-type="float" office:value="324" calcext:value-type="float">
            <text:p>324</text:p>
          </table:table-cell>
          <table:table-cell table:formula="of:=([.J591]/[.K$1])/([.I591]/1000)" office:value-type="float" office:value="0.577025823686554" calcext:value-type="float">
            <text:p>0.58</text:p>
          </table:table-cell>
          <table:table-cell table:formula="of:=[.L$1]*([.D591]-20)" office:value-type="float" office:value="58" calcext:value-type="float">
            <text:p>58</text:p>
          </table:table-cell>
          <table:table-cell table:formula="of:=[.M$1]*[.F591]" office:value-type="float" office:value="50.435" calcext:value-type="float">
            <text:p>50.435</text:p>
          </table:table-cell>
          <table:table-cell table:style-name="ce1" table:formula="of:=[.N$1]*[.K591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805" calcext:value-type="float">
            <text:p>253805</text:p>
          </table:table-cell>
          <table:table-cell office:value-type="string" calcext:value-type="string">
            <text:p><text:s/>TH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506" calcext:value-type="float">
            <text:p>99506</text:p>
          </table:table-cell>
          <table:table-cell table:formula="of:=[.B592]-[.B591]" office:value-type="float" office:value="100" calcext:value-type="float">
            <text:p>100</text:p>
          </table:table-cell>
          <table:table-cell table:formula="of:=[.H592]-[.H591]" office:value-type="float" office:value="330" calcext:value-type="float">
            <text:p>330</text:p>
          </table:table-cell>
          <table:table-cell table:formula="of:=([.J592]/[.K$1])/([.I592]/1000)" office:value-type="float" office:value="0.587711487088157" calcext:value-type="float">
            <text:p>0.59</text:p>
          </table:table-cell>
          <table:table-cell table:formula="of:=[.L$1]*([.D592]-20)" office:value-type="float" office:value="58" calcext:value-type="float">
            <text:p>58</text:p>
          </table:table-cell>
          <table:table-cell table:formula="of:=[.M$1]*[.F592]" office:value-type="float" office:value="50.435" calcext:value-type="float">
            <text:p>50.435</text:p>
          </table:table-cell>
          <table:table-cell table:style-name="ce1" table:formula="of:=[.N$1]*[.K592]" office:value-type="float" office:value="58.7711487088157" calcext:value-type="float">
            <text:p>58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3905" calcext:value-type="float">
            <text:p>2539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99842" calcext:value-type="float">
            <text:p>99842</text:p>
          </table:table-cell>
          <table:table-cell table:formula="of:=[.B593]-[.B592]" office:value-type="float" office:value="100" calcext:value-type="float">
            <text:p>100</text:p>
          </table:table-cell>
          <table:table-cell table:formula="of:=[.H593]-[.H592]" office:value-type="float" office:value="336" calcext:value-type="float">
            <text:p>336</text:p>
          </table:table-cell>
          <table:table-cell table:formula="of:=([.J593]/[.K$1])/([.I593]/1000)" office:value-type="float" office:value="0.59839715048976" calcext:value-type="float">
            <text:p>0.60</text:p>
          </table:table-cell>
          <table:table-cell table:formula="of:=[.L$1]*([.D593]-20)" office:value-type="float" office:value="59" calcext:value-type="float">
            <text:p>59</text:p>
          </table:table-cell>
          <table:table-cell table:formula="of:=[.M$1]*[.F593]" office:value-type="float" office:value="50.435" calcext:value-type="float">
            <text:p>50.435</text:p>
          </table:table-cell>
          <table:table-cell table:style-name="ce1" table:formula="of:=[.N$1]*[.K593]" office:value-type="float" office:value="59.839715048976" calcext:value-type="float">
            <text:p>59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005" calcext:value-type="float">
            <text:p>2540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164" calcext:value-type="float">
            <text:p>100164</text:p>
          </table:table-cell>
          <table:table-cell table:formula="of:=[.B594]-[.B593]" office:value-type="float" office:value="100" calcext:value-type="float">
            <text:p>100</text:p>
          </table:table-cell>
          <table:table-cell table:formula="of:=[.H594]-[.H593]" office:value-type="float" office:value="322" calcext:value-type="float">
            <text:p>322</text:p>
          </table:table-cell>
          <table:table-cell table:formula="of:=([.J594]/[.K$1])/([.I594]/1000)" office:value-type="float" office:value="0.57346393588602" calcext:value-type="float">
            <text:p>0.57</text:p>
          </table:table-cell>
          <table:table-cell table:formula="of:=[.L$1]*([.D594]-20)" office:value-type="float" office:value="59" calcext:value-type="float">
            <text:p>59</text:p>
          </table:table-cell>
          <table:table-cell table:formula="of:=[.M$1]*[.F594]" office:value-type="float" office:value="50.435" calcext:value-type="float">
            <text:p>50.435</text:p>
          </table:table-cell>
          <table:table-cell table:style-name="ce1" table:formula="of:=[.N$1]*[.K594]" office:value-type="float" office:value="57.346393588602" calcext:value-type="float">
            <text:p>57.3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105" calcext:value-type="float">
            <text:p>2541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507" calcext:value-type="float">
            <text:p>100507</text:p>
          </table:table-cell>
          <table:table-cell table:formula="of:=[.B595]-[.B594]" office:value-type="float" office:value="100" calcext:value-type="float">
            <text:p>100</text:p>
          </table:table-cell>
          <table:table-cell table:formula="of:=[.H595]-[.H594]" office:value-type="float" office:value="343" calcext:value-type="float">
            <text:p>343</text:p>
          </table:table-cell>
          <table:table-cell table:formula="of:=([.J595]/[.K$1])/([.I595]/1000)" office:value-type="float" office:value="0.61086375779163" calcext:value-type="float">
            <text:p>0.61</text:p>
          </table:table-cell>
          <table:table-cell table:formula="of:=[.L$1]*([.D595]-20)" office:value-type="float" office:value="59" calcext:value-type="float">
            <text:p>59</text:p>
          </table:table-cell>
          <table:table-cell table:formula="of:=[.M$1]*[.F595]" office:value-type="float" office:value="50.435" calcext:value-type="float">
            <text:p>50.435</text:p>
          </table:table-cell>
          <table:table-cell table:style-name="ce1" table:formula="of:=[.N$1]*[.K595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205" calcext:value-type="float">
            <text:p>2542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0835" calcext:value-type="float">
            <text:p>100835</text:p>
          </table:table-cell>
          <table:table-cell table:formula="of:=[.B596]-[.B595]" office:value-type="float" office:value="100" calcext:value-type="float">
            <text:p>100</text:p>
          </table:table-cell>
          <table:table-cell table:formula="of:=[.H596]-[.H595]" office:value-type="float" office:value="328" calcext:value-type="float">
            <text:p>328</text:p>
          </table:table-cell>
          <table:table-cell table:formula="of:=([.J596]/[.K$1])/([.I596]/1000)" office:value-type="float" office:value="0.584149599287622" calcext:value-type="float">
            <text:p>0.58</text:p>
          </table:table-cell>
          <table:table-cell table:formula="of:=[.L$1]*([.D596]-20)" office:value-type="float" office:value="59" calcext:value-type="float">
            <text:p>59</text:p>
          </table:table-cell>
          <table:table-cell table:formula="of:=[.M$1]*[.F596]" office:value-type="float" office:value="50.435" calcext:value-type="float">
            <text:p>50.435</text:p>
          </table:table-cell>
          <table:table-cell table:style-name="ce1" table:formula="of:=[.N$1]*[.K596]" office:value-type="float" office:value="58.4149599287622" calcext:value-type="float">
            <text:p>58.4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305" calcext:value-type="float">
            <text:p>2543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173" calcext:value-type="float">
            <text:p>101173</text:p>
          </table:table-cell>
          <table:table-cell table:formula="of:=[.B597]-[.B596]" office:value-type="float" office:value="100" calcext:value-type="float">
            <text:p>100</text:p>
          </table:table-cell>
          <table:table-cell table:formula="of:=[.H597]-[.H596]" office:value-type="float" office:value="338" calcext:value-type="float">
            <text:p>338</text:p>
          </table:table-cell>
          <table:table-cell table:formula="of:=([.J597]/[.K$1])/([.I597]/1000)" office:value-type="float" office:value="0.601959038290294" calcext:value-type="float">
            <text:p>0.60</text:p>
          </table:table-cell>
          <table:table-cell table:formula="of:=[.L$1]*([.D597]-20)" office:value-type="float" office:value="59" calcext:value-type="float">
            <text:p>59</text:p>
          </table:table-cell>
          <table:table-cell table:formula="of:=[.M$1]*[.F597]" office:value-type="float" office:value="50.435" calcext:value-type="float">
            <text:p>50.435</text:p>
          </table:table-cell>
          <table:table-cell table:style-name="ce1" table:formula="of:=[.N$1]*[.K597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405" calcext:value-type="float">
            <text:p>2544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507" calcext:value-type="float">
            <text:p>101507</text:p>
          </table:table-cell>
          <table:table-cell table:formula="of:=[.B598]-[.B597]" office:value-type="float" office:value="100" calcext:value-type="float">
            <text:p>100</text:p>
          </table:table-cell>
          <table:table-cell table:formula="of:=[.H598]-[.H597]" office:value-type="float" office:value="334" calcext:value-type="float">
            <text:p>334</text:p>
          </table:table-cell>
          <table:table-cell table:formula="of:=([.J598]/[.K$1])/([.I598]/1000)" office:value-type="float" office:value="0.594835262689225" calcext:value-type="float">
            <text:p>0.59</text:p>
          </table:table-cell>
          <table:table-cell table:formula="of:=[.L$1]*([.D598]-20)" office:value-type="float" office:value="59" calcext:value-type="float">
            <text:p>59</text:p>
          </table:table-cell>
          <table:table-cell table:formula="of:=[.M$1]*[.F598]" office:value-type="float" office:value="50.435" calcext:value-type="float">
            <text:p>50.435</text:p>
          </table:table-cell>
          <table:table-cell table:style-name="ce1" table:formula="of:=[.N$1]*[.K598]" office:value-type="float" office:value="59.4835262689225" calcext:value-type="float">
            <text:p>59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505" calcext:value-type="float">
            <text:p>2545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1831" calcext:value-type="float">
            <text:p>101831</text:p>
          </table:table-cell>
          <table:table-cell table:formula="of:=[.B599]-[.B598]" office:value-type="float" office:value="100" calcext:value-type="float">
            <text:p>100</text:p>
          </table:table-cell>
          <table:table-cell table:formula="of:=[.H599]-[.H598]" office:value-type="float" office:value="324" calcext:value-type="float">
            <text:p>324</text:p>
          </table:table-cell>
          <table:table-cell table:formula="of:=([.J599]/[.K$1])/([.I599]/1000)" office:value-type="float" office:value="0.577025823686554" calcext:value-type="float">
            <text:p>0.58</text:p>
          </table:table-cell>
          <table:table-cell table:formula="of:=[.L$1]*([.D599]-20)" office:value-type="float" office:value="59" calcext:value-type="float">
            <text:p>59</text:p>
          </table:table-cell>
          <table:table-cell table:formula="of:=[.M$1]*[.F599]" office:value-type="float" office:value="50.435" calcext:value-type="float">
            <text:p>50.435</text:p>
          </table:table-cell>
          <table:table-cell table:style-name="ce1" table:formula="of:=[.N$1]*[.K599]" office:value-type="float" office:value="57.7025823686554" calcext:value-type="float">
            <text:p>57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605" calcext:value-type="float">
            <text:p>2546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169" calcext:value-type="float">
            <text:p>102169</text:p>
          </table:table-cell>
          <table:table-cell table:formula="of:=[.B600]-[.B599]" office:value-type="float" office:value="100" calcext:value-type="float">
            <text:p>100</text:p>
          </table:table-cell>
          <table:table-cell table:formula="of:=[.H600]-[.H599]" office:value-type="float" office:value="338" calcext:value-type="float">
            <text:p>338</text:p>
          </table:table-cell>
          <table:table-cell table:formula="of:=([.J600]/[.K$1])/([.I600]/1000)" office:value-type="float" office:value="0.601959038290294" calcext:value-type="float">
            <text:p>0.60</text:p>
          </table:table-cell>
          <table:table-cell table:formula="of:=[.L$1]*([.D600]-20)" office:value-type="float" office:value="59" calcext:value-type="float">
            <text:p>59</text:p>
          </table:table-cell>
          <table:table-cell table:formula="of:=[.M$1]*[.F600]" office:value-type="float" office:value="50.435" calcext:value-type="float">
            <text:p>50.435</text:p>
          </table:table-cell>
          <table:table-cell table:style-name="ce1" table:formula="of:=[.N$1]*[.K600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705" calcext:value-type="float">
            <text:p>2547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504" calcext:value-type="float">
            <text:p>102504</text:p>
          </table:table-cell>
          <table:table-cell table:formula="of:=[.B601]-[.B600]" office:value-type="float" office:value="100" calcext:value-type="float">
            <text:p>100</text:p>
          </table:table-cell>
          <table:table-cell table:formula="of:=[.H601]-[.H600]" office:value-type="float" office:value="335" calcext:value-type="float">
            <text:p>335</text:p>
          </table:table-cell>
          <table:table-cell table:formula="of:=([.J601]/[.K$1])/([.I601]/1000)" office:value-type="float" office:value="0.596616206589492" calcext:value-type="float">
            <text:p>0.60</text:p>
          </table:table-cell>
          <table:table-cell table:formula="of:=[.L$1]*([.D601]-20)" office:value-type="float" office:value="59" calcext:value-type="float">
            <text:p>59</text:p>
          </table:table-cell>
          <table:table-cell table:formula="of:=[.M$1]*[.F601]" office:value-type="float" office:value="50.435" calcext:value-type="float">
            <text:p>50.435</text:p>
          </table:table-cell>
          <table:table-cell table:style-name="ce1" table:formula="of:=[.N$1]*[.K601]" office:value-type="float" office:value="59.6616206589492" calcext:value-type="float">
            <text:p>59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805" calcext:value-type="float">
            <text:p>254805</text:p>
          </table:table-cell>
          <table:table-cell office:value-type="string" calcext:value-type="string">
            <text:p><text:s/>TH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2830" calcext:value-type="float">
            <text:p>102830</text:p>
          </table:table-cell>
          <table:table-cell table:formula="of:=[.B602]-[.B601]" office:value-type="float" office:value="100" calcext:value-type="float">
            <text:p>100</text:p>
          </table:table-cell>
          <table:table-cell table:formula="of:=[.H602]-[.H601]" office:value-type="float" office:value="326" calcext:value-type="float">
            <text:p>326</text:p>
          </table:table-cell>
          <table:table-cell table:formula="of:=([.J602]/[.K$1])/([.I602]/1000)" office:value-type="float" office:value="0.580587711487088" calcext:value-type="float">
            <text:p>0.58</text:p>
          </table:table-cell>
          <table:table-cell table:formula="of:=[.L$1]*([.D602]-20)" office:value-type="float" office:value="59" calcext:value-type="float">
            <text:p>59</text:p>
          </table:table-cell>
          <table:table-cell table:formula="of:=[.M$1]*[.F602]" office:value-type="float" office:value="50.435" calcext:value-type="float">
            <text:p>50.435</text:p>
          </table:table-cell>
          <table:table-cell table:style-name="ce1" table:formula="of:=[.N$1]*[.K602]" office:value-type="float" office:value="58.0587711487088" calcext:value-type="float">
            <text:p>58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4905" calcext:value-type="float">
            <text:p>2549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180" calcext:value-type="float">
            <text:p>103180</text:p>
          </table:table-cell>
          <table:table-cell table:formula="of:=[.B603]-[.B602]" office:value-type="float" office:value="100" calcext:value-type="float">
            <text:p>100</text:p>
          </table:table-cell>
          <table:table-cell table:formula="of:=[.H603]-[.H602]" office:value-type="float" office:value="350" calcext:value-type="float">
            <text:p>350</text:p>
          </table:table-cell>
          <table:table-cell table:formula="of:=([.J603]/[.K$1])/([.I603]/1000)" office:value-type="float" office:value="0.6233303650935" calcext:value-type="float">
            <text:p>0.62</text:p>
          </table:table-cell>
          <table:table-cell table:formula="of:=[.L$1]*([.D603]-20)" office:value-type="float" office:value="60" calcext:value-type="float">
            <text:p>60</text:p>
          </table:table-cell>
          <table:table-cell table:formula="of:=[.M$1]*[.F603]" office:value-type="float" office:value="50.435" calcext:value-type="float">
            <text:p>50.435</text:p>
          </table:table-cell>
          <table:table-cell table:style-name="ce1" table:formula="of:=[.N$1]*[.K603]" office:value-type="float" office:value="62.3330365093499" calcext:value-type="float">
            <text:p>62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005" calcext:value-type="float">
            <text:p>2550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510" calcext:value-type="float">
            <text:p>103510</text:p>
          </table:table-cell>
          <table:table-cell table:formula="of:=[.B604]-[.B603]" office:value-type="float" office:value="100" calcext:value-type="float">
            <text:p>100</text:p>
          </table:table-cell>
          <table:table-cell table:formula="of:=[.H604]-[.H603]" office:value-type="float" office:value="330" calcext:value-type="float">
            <text:p>330</text:p>
          </table:table-cell>
          <table:table-cell table:formula="of:=([.J604]/[.K$1])/([.I604]/1000)" office:value-type="float" office:value="0.587711487088157" calcext:value-type="float">
            <text:p>0.59</text:p>
          </table:table-cell>
          <table:table-cell table:formula="of:=[.L$1]*([.D604]-20)" office:value-type="float" office:value="60" calcext:value-type="float">
            <text:p>60</text:p>
          </table:table-cell>
          <table:table-cell table:formula="of:=[.M$1]*[.F604]" office:value-type="float" office:value="50.435" calcext:value-type="float">
            <text:p>50.435</text:p>
          </table:table-cell>
          <table:table-cell table:style-name="ce1" table:formula="of:=[.N$1]*[.K604]" office:value-type="float" office:value="58.7711487088157" calcext:value-type="float">
            <text:p>58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105" calcext:value-type="float">
            <text:p>2551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3846" calcext:value-type="float">
            <text:p>103846</text:p>
          </table:table-cell>
          <table:table-cell table:formula="of:=[.B605]-[.B604]" office:value-type="float" office:value="100" calcext:value-type="float">
            <text:p>100</text:p>
          </table:table-cell>
          <table:table-cell table:formula="of:=[.H605]-[.H604]" office:value-type="float" office:value="336" calcext:value-type="float">
            <text:p>336</text:p>
          </table:table-cell>
          <table:table-cell table:formula="of:=([.J605]/[.K$1])/([.I605]/1000)" office:value-type="float" office:value="0.59839715048976" calcext:value-type="float">
            <text:p>0.60</text:p>
          </table:table-cell>
          <table:table-cell table:formula="of:=[.L$1]*([.D605]-20)" office:value-type="float" office:value="60" calcext:value-type="float">
            <text:p>60</text:p>
          </table:table-cell>
          <table:table-cell table:formula="of:=[.M$1]*[.F605]" office:value-type="float" office:value="50.435" calcext:value-type="float">
            <text:p>50.435</text:p>
          </table:table-cell>
          <table:table-cell table:style-name="ce1" table:formula="of:=[.N$1]*[.K605]" office:value-type="float" office:value="59.839715048976" calcext:value-type="float">
            <text:p>59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205" calcext:value-type="float">
            <text:p>2552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Odom</text:p>
          </table:table-cell>
          <table:table-cell office:value-type="float" office:value="104192" calcext:value-type="float">
            <text:p>104192</text:p>
          </table:table-cell>
          <table:table-cell table:formula="of:=[.B606]-[.B605]" office:value-type="float" office:value="100" calcext:value-type="float">
            <text:p>100</text:p>
          </table:table-cell>
          <table:table-cell table:formula="of:=[.H606]-[.H605]" office:value-type="float" office:value="346" calcext:value-type="float">
            <text:p>346</text:p>
          </table:table-cell>
          <table:table-cell table:formula="of:=([.J606]/[.K$1])/([.I606]/1000)" office:value-type="float" office:value="0.616206589492431" calcext:value-type="float">
            <text:p>0.62</text:p>
          </table:table-cell>
          <table:table-cell table:formula="of:=[.L$1]*([.D606]-20)" office:value-type="float" office:value="60" calcext:value-type="float">
            <text:p>60</text:p>
          </table:table-cell>
          <table:table-cell table:formula="of:=[.M$1]*[.F606]" office:value-type="float" office:value="50.435" calcext:value-type="float">
            <text:p>50.435</text:p>
          </table:table-cell>
          <table:table-cell table:style-name="ce1" table:formula="of:=[.N$1]*[.K606]" office:value-type="float" office:value="61.6206589492431" calcext:value-type="float">
            <text:p>61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305" calcext:value-type="float">
            <text:p>2553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523" calcext:value-type="float">
            <text:p>104523</text:p>
          </table:table-cell>
          <table:table-cell table:formula="of:=[.B607]-[.B606]" office:value-type="float" office:value="100" calcext:value-type="float">
            <text:p>100</text:p>
          </table:table-cell>
          <table:table-cell table:formula="of:=[.H607]-[.H606]" office:value-type="float" office:value="331" calcext:value-type="float">
            <text:p>331</text:p>
          </table:table-cell>
          <table:table-cell table:formula="of:=([.J607]/[.K$1])/([.I607]/1000)" office:value-type="float" office:value="0.589492430988424" calcext:value-type="float">
            <text:p>0.59</text:p>
          </table:table-cell>
          <table:table-cell table:formula="of:=[.L$1]*([.D607]-20)" office:value-type="float" office:value="60" calcext:value-type="float">
            <text:p>60</text:p>
          </table:table-cell>
          <table:table-cell table:formula="of:=[.M$1]*[.F607]" office:value-type="float" office:value="51.645" calcext:value-type="float">
            <text:p>51.645</text:p>
          </table:table-cell>
          <table:table-cell table:style-name="ce1" table:formula="of:=[.N$1]*[.K607]" office:value-type="float" office:value="58.9492430988424" calcext:value-type="float">
            <text:p>58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405" calcext:value-type="float">
            <text:p>2554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4870" calcext:value-type="float">
            <text:p>104870</text:p>
          </table:table-cell>
          <table:table-cell table:formula="of:=[.B608]-[.B607]" office:value-type="float" office:value="100" calcext:value-type="float">
            <text:p>100</text:p>
          </table:table-cell>
          <table:table-cell table:formula="of:=[.H608]-[.H607]" office:value-type="float" office:value="347" calcext:value-type="float">
            <text:p>347</text:p>
          </table:table-cell>
          <table:table-cell table:formula="of:=([.J608]/[.K$1])/([.I608]/1000)" office:value-type="float" office:value="0.617987533392698" calcext:value-type="float">
            <text:p>0.62</text:p>
          </table:table-cell>
          <table:table-cell table:formula="of:=[.L$1]*([.D608]-20)" office:value-type="float" office:value="60" calcext:value-type="float">
            <text:p>60</text:p>
          </table:table-cell>
          <table:table-cell table:formula="of:=[.M$1]*[.F608]" office:value-type="float" office:value="51.645" calcext:value-type="float">
            <text:p>51.645</text:p>
          </table:table-cell>
          <table:table-cell table:style-name="ce1" table:formula="of:=[.N$1]*[.K608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505" calcext:value-type="float">
            <text:p>2555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Odom</text:p>
          </table:table-cell>
          <table:table-cell office:value-type="float" office:value="105208" calcext:value-type="float">
            <text:p>105208</text:p>
          </table:table-cell>
          <table:table-cell table:formula="of:=[.B609]-[.B608]" office:value-type="float" office:value="100" calcext:value-type="float">
            <text:p>100</text:p>
          </table:table-cell>
          <table:table-cell table:formula="of:=[.H609]-[.H608]" office:value-type="float" office:value="338" calcext:value-type="float">
            <text:p>338</text:p>
          </table:table-cell>
          <table:table-cell table:formula="of:=([.J609]/[.K$1])/([.I609]/1000)" office:value-type="float" office:value="0.601959038290294" calcext:value-type="float">
            <text:p>0.60</text:p>
          </table:table-cell>
          <table:table-cell table:formula="of:=[.L$1]*([.D609]-20)" office:value-type="float" office:value="60" calcext:value-type="float">
            <text:p>60</text:p>
          </table:table-cell>
          <table:table-cell table:formula="of:=[.M$1]*[.F609]" office:value-type="float" office:value="51.645" calcext:value-type="float">
            <text:p>51.645</text:p>
          </table:table-cell>
          <table:table-cell table:style-name="ce1" table:formula="of:=[.N$1]*[.K609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605" calcext:value-type="float">
            <text:p>2556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537" calcext:value-type="float">
            <text:p>105537</text:p>
          </table:table-cell>
          <table:table-cell table:formula="of:=[.B610]-[.B609]" office:value-type="float" office:value="100" calcext:value-type="float">
            <text:p>100</text:p>
          </table:table-cell>
          <table:table-cell table:formula="of:=[.H610]-[.H609]" office:value-type="float" office:value="329" calcext:value-type="float">
            <text:p>329</text:p>
          </table:table-cell>
          <table:table-cell table:formula="of:=([.J610]/[.K$1])/([.I610]/1000)" office:value-type="float" office:value="0.58593054318789" calcext:value-type="float">
            <text:p>0.59</text:p>
          </table:table-cell>
          <table:table-cell table:formula="of:=[.L$1]*([.D610]-20)" office:value-type="float" office:value="60" calcext:value-type="float">
            <text:p>60</text:p>
          </table:table-cell>
          <table:table-cell table:formula="of:=[.M$1]*[.F610]" office:value-type="float" office:value="52.305" calcext:value-type="float">
            <text:p>52.305</text:p>
          </table:table-cell>
          <table:table-cell table:style-name="ce1" table:formula="of:=[.N$1]*[.K610]" office:value-type="float" office:value="58.593054318789" calcext:value-type="float">
            <text:p>58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705" calcext:value-type="float">
            <text:p>2557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5890" calcext:value-type="float">
            <text:p>105890</text:p>
          </table:table-cell>
          <table:table-cell table:formula="of:=[.B611]-[.B610]" office:value-type="float" office:value="100" calcext:value-type="float">
            <text:p>100</text:p>
          </table:table-cell>
          <table:table-cell table:formula="of:=[.H611]-[.H610]" office:value-type="float" office:value="353" calcext:value-type="float">
            <text:p>353</text:p>
          </table:table-cell>
          <table:table-cell table:formula="of:=([.J611]/[.K$1])/([.I611]/1000)" office:value-type="float" office:value="0.628673196794301" calcext:value-type="float">
            <text:p>0.63</text:p>
          </table:table-cell>
          <table:table-cell table:formula="of:=[.L$1]*([.D611]-20)" office:value-type="float" office:value="60" calcext:value-type="float">
            <text:p>60</text:p>
          </table:table-cell>
          <table:table-cell table:formula="of:=[.M$1]*[.F611]" office:value-type="float" office:value="52.305" calcext:value-type="float">
            <text:p>52.305</text:p>
          </table:table-cell>
          <table:table-cell table:style-name="ce1" table:formula="of:=[.N$1]*[.K611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805" calcext:value-type="float">
            <text:p>255805</text:p>
          </table:table-cell>
          <table:table-cell office:value-type="string" calcext:value-type="string">
            <text:p><text:s/>T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223" calcext:value-type="float">
            <text:p>106223</text:p>
          </table:table-cell>
          <table:table-cell table:formula="of:=[.B612]-[.B611]" office:value-type="float" office:value="100" calcext:value-type="float">
            <text:p>100</text:p>
          </table:table-cell>
          <table:table-cell table:formula="of:=[.H612]-[.H611]" office:value-type="float" office:value="333" calcext:value-type="float">
            <text:p>333</text:p>
          </table:table-cell>
          <table:table-cell table:formula="of:=([.J612]/[.K$1])/([.I612]/1000)" office:value-type="float" office:value="0.593054318788958" calcext:value-type="float">
            <text:p>0.59</text:p>
          </table:table-cell>
          <table:table-cell table:formula="of:=[.L$1]*([.D612]-20)" office:value-type="float" office:value="60" calcext:value-type="float">
            <text:p>60</text:p>
          </table:table-cell>
          <table:table-cell table:formula="of:=[.M$1]*[.F612]" office:value-type="float" office:value="52.305" calcext:value-type="float">
            <text:p>52.305</text:p>
          </table:table-cell>
          <table:table-cell table:style-name="ce1" table:formula="of:=[.N$1]*[.K612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5905" calcext:value-type="float">
            <text:p>2559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Odom</text:p>
          </table:table-cell>
          <table:table-cell office:value-type="float" office:value="106556" calcext:value-type="float">
            <text:p>106556</text:p>
          </table:table-cell>
          <table:table-cell table:formula="of:=[.B613]-[.B612]" office:value-type="float" office:value="100" calcext:value-type="float">
            <text:p>100</text:p>
          </table:table-cell>
          <table:table-cell table:formula="of:=[.H613]-[.H612]" office:value-type="float" office:value="333" calcext:value-type="float">
            <text:p>333</text:p>
          </table:table-cell>
          <table:table-cell table:formula="of:=([.J613]/[.K$1])/([.I613]/1000)" office:value-type="float" office:value="0.593054318788958" calcext:value-type="float">
            <text:p>0.59</text:p>
          </table:table-cell>
          <table:table-cell table:formula="of:=[.L$1]*([.D613]-20)" office:value-type="float" office:value="61" calcext:value-type="float">
            <text:p>61</text:p>
          </table:table-cell>
          <table:table-cell table:formula="of:=[.M$1]*[.F613]" office:value-type="float" office:value="52.305" calcext:value-type="float">
            <text:p>52.305</text:p>
          </table:table-cell>
          <table:table-cell table:style-name="ce1" table:formula="of:=[.N$1]*[.K613]" office:value-type="float" office:value="59.3054318788958" calcext:value-type="float">
            <text:p>59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005" calcext:value-type="float">
            <text:p>2560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6907" calcext:value-type="float">
            <text:p>106907</text:p>
          </table:table-cell>
          <table:table-cell table:formula="of:=[.B614]-[.B613]" office:value-type="float" office:value="100" calcext:value-type="float">
            <text:p>100</text:p>
          </table:table-cell>
          <table:table-cell table:formula="of:=[.H614]-[.H613]" office:value-type="float" office:value="351" calcext:value-type="float">
            <text:p>351</text:p>
          </table:table-cell>
          <table:table-cell table:formula="of:=([.J614]/[.K$1])/([.I614]/1000)" office:value-type="float" office:value="0.625111308993767" calcext:value-type="float">
            <text:p>0.63</text:p>
          </table:table-cell>
          <table:table-cell table:formula="of:=[.L$1]*([.D614]-20)" office:value-type="float" office:value="61" calcext:value-type="float">
            <text:p>61</text:p>
          </table:table-cell>
          <table:table-cell table:formula="of:=[.M$1]*[.F614]" office:value-type="float" office:value="52.965" calcext:value-type="float">
            <text:p>52.965</text:p>
          </table:table-cell>
          <table:table-cell table:style-name="ce1" table:formula="of:=[.N$1]*[.K614]" office:value-type="float" office:value="62.5111308993767" calcext:value-type="float">
            <text:p>62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105" calcext:value-type="float">
            <text:p>2561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241" calcext:value-type="float">
            <text:p>107241</text:p>
          </table:table-cell>
          <table:table-cell table:formula="of:=[.B615]-[.B614]" office:value-type="float" office:value="100" calcext:value-type="float">
            <text:p>100</text:p>
          </table:table-cell>
          <table:table-cell table:formula="of:=[.H615]-[.H614]" office:value-type="float" office:value="334" calcext:value-type="float">
            <text:p>334</text:p>
          </table:table-cell>
          <table:table-cell table:formula="of:=([.J615]/[.K$1])/([.I615]/1000)" office:value-type="float" office:value="0.594835262689225" calcext:value-type="float">
            <text:p>0.59</text:p>
          </table:table-cell>
          <table:table-cell table:formula="of:=[.L$1]*([.D615]-20)" office:value-type="float" office:value="61" calcext:value-type="float">
            <text:p>61</text:p>
          </table:table-cell>
          <table:table-cell table:formula="of:=[.M$1]*[.F615]" office:value-type="float" office:value="52.965" calcext:value-type="float">
            <text:p>52.965</text:p>
          </table:table-cell>
          <table:table-cell table:style-name="ce1" table:formula="of:=[.N$1]*[.K615]" office:value-type="float" office:value="59.4835262689225" calcext:value-type="float">
            <text:p>59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205" calcext:value-type="float">
            <text:p>2562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588" calcext:value-type="float">
            <text:p>107588</text:p>
          </table:table-cell>
          <table:table-cell table:formula="of:=[.B616]-[.B615]" office:value-type="float" office:value="100" calcext:value-type="float">
            <text:p>100</text:p>
          </table:table-cell>
          <table:table-cell table:formula="of:=[.H616]-[.H615]" office:value-type="float" office:value="347" calcext:value-type="float">
            <text:p>347</text:p>
          </table:table-cell>
          <table:table-cell table:formula="of:=([.J616]/[.K$1])/([.I616]/1000)" office:value-type="float" office:value="0.617987533392698" calcext:value-type="float">
            <text:p>0.62</text:p>
          </table:table-cell>
          <table:table-cell table:formula="of:=[.L$1]*([.D616]-20)" office:value-type="float" office:value="61" calcext:value-type="float">
            <text:p>61</text:p>
          </table:table-cell>
          <table:table-cell table:formula="of:=[.M$1]*[.F616]" office:value-type="float" office:value="52.965" calcext:value-type="float">
            <text:p>52.965</text:p>
          </table:table-cell>
          <table:table-cell table:style-name="ce1" table:formula="of:=[.N$1]*[.K616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305" calcext:value-type="float">
            <text:p>2563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7935" calcext:value-type="float">
            <text:p>107935</text:p>
          </table:table-cell>
          <table:table-cell table:formula="of:=[.B617]-[.B616]" office:value-type="float" office:value="100" calcext:value-type="float">
            <text:p>100</text:p>
          </table:table-cell>
          <table:table-cell table:formula="of:=[.H617]-[.H616]" office:value-type="float" office:value="347" calcext:value-type="float">
            <text:p>347</text:p>
          </table:table-cell>
          <table:table-cell table:formula="of:=([.J617]/[.K$1])/([.I617]/1000)" office:value-type="float" office:value="0.617987533392698" calcext:value-type="float">
            <text:p>0.62</text:p>
          </table:table-cell>
          <table:table-cell table:formula="of:=[.L$1]*([.D617]-20)" office:value-type="float" office:value="61" calcext:value-type="float">
            <text:p>61</text:p>
          </table:table-cell>
          <table:table-cell table:formula="of:=[.M$1]*[.F617]" office:value-type="float" office:value="52.965" calcext:value-type="float">
            <text:p>52.965</text:p>
          </table:table-cell>
          <table:table-cell table:style-name="ce1" table:formula="of:=[.N$1]*[.K617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405" calcext:value-type="float">
            <text:p>2564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275" calcext:value-type="float">
            <text:p>108275</text:p>
          </table:table-cell>
          <table:table-cell table:formula="of:=[.B618]-[.B617]" office:value-type="float" office:value="100" calcext:value-type="float">
            <text:p>100</text:p>
          </table:table-cell>
          <table:table-cell table:formula="of:=[.H618]-[.H617]" office:value-type="float" office:value="340" calcext:value-type="float">
            <text:p>340</text:p>
          </table:table-cell>
          <table:table-cell table:formula="of:=([.J618]/[.K$1])/([.I618]/1000)" office:value-type="float" office:value="0.605520926090828" calcext:value-type="float">
            <text:p>0.61</text:p>
          </table:table-cell>
          <table:table-cell table:formula="of:=[.L$1]*([.D618]-20)" office:value-type="float" office:value="61" calcext:value-type="float">
            <text:p>61</text:p>
          </table:table-cell>
          <table:table-cell table:formula="of:=[.M$1]*[.F618]" office:value-type="float" office:value="52.965" calcext:value-type="float">
            <text:p>52.965</text:p>
          </table:table-cell>
          <table:table-cell table:style-name="ce1" table:formula="of:=[.N$1]*[.K618]" office:value-type="float" office:value="60.5520926090828" calcext:value-type="float">
            <text:p>60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505" calcext:value-type="float">
            <text:p>2565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Odom</text:p>
          </table:table-cell>
          <table:table-cell office:value-type="float" office:value="108630" calcext:value-type="float">
            <text:p>108630</text:p>
          </table:table-cell>
          <table:table-cell table:formula="of:=[.B619]-[.B618]" office:value-type="float" office:value="100" calcext:value-type="float">
            <text:p>100</text:p>
          </table:table-cell>
          <table:table-cell table:formula="of:=[.H619]-[.H618]" office:value-type="float" office:value="355" calcext:value-type="float">
            <text:p>355</text:p>
          </table:table-cell>
          <table:table-cell table:formula="of:=([.J619]/[.K$1])/([.I619]/1000)" office:value-type="float" office:value="0.632235084594835" calcext:value-type="float">
            <text:p>0.63</text:p>
          </table:table-cell>
          <table:table-cell table:formula="of:=[.L$1]*([.D619]-20)" office:value-type="float" office:value="61" calcext:value-type="float">
            <text:p>61</text:p>
          </table:table-cell>
          <table:table-cell table:formula="of:=[.M$1]*[.F619]" office:value-type="float" office:value="52.965" calcext:value-type="float">
            <text:p>52.965</text:p>
          </table:table-cell>
          <table:table-cell table:style-name="ce1" table:formula="of:=[.N$1]*[.K619]" office:value-type="float" office:value="63.2235084594835" calcext:value-type="float">
            <text:p>63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605" calcext:value-type="float">
            <text:p>2566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8967" calcext:value-type="float">
            <text:p>108967</text:p>
          </table:table-cell>
          <table:table-cell table:formula="of:=[.B620]-[.B619]" office:value-type="float" office:value="100" calcext:value-type="float">
            <text:p>100</text:p>
          </table:table-cell>
          <table:table-cell table:formula="of:=[.H620]-[.H619]" office:value-type="float" office:value="337" calcext:value-type="float">
            <text:p>337</text:p>
          </table:table-cell>
          <table:table-cell table:formula="of:=([.J620]/[.K$1])/([.I620]/1000)" office:value-type="float" office:value="0.600178094390027" calcext:value-type="float">
            <text:p>0.60</text:p>
          </table:table-cell>
          <table:table-cell table:formula="of:=[.L$1]*([.D620]-20)" office:value-type="float" office:value="61" calcext:value-type="float">
            <text:p>61</text:p>
          </table:table-cell>
          <table:table-cell table:formula="of:=[.M$1]*[.F620]" office:value-type="float" office:value="53.79" calcext:value-type="float">
            <text:p>53.79</text:p>
          </table:table-cell>
          <table:table-cell table:style-name="ce1" table:formula="of:=[.N$1]*[.K620]" office:value-type="float" office:value="60.0178094390027" calcext:value-type="float">
            <text:p>60.0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705" calcext:value-type="float">
            <text:p>2567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315" calcext:value-type="float">
            <text:p>109315</text:p>
          </table:table-cell>
          <table:table-cell table:formula="of:=[.B621]-[.B620]" office:value-type="float" office:value="100" calcext:value-type="float">
            <text:p>100</text:p>
          </table:table-cell>
          <table:table-cell table:formula="of:=[.H621]-[.H620]" office:value-type="float" office:value="348" calcext:value-type="float">
            <text:p>348</text:p>
          </table:table-cell>
          <table:table-cell table:formula="of:=([.J621]/[.K$1])/([.I621]/1000)" office:value-type="float" office:value="0.619768477292965" calcext:value-type="float">
            <text:p>0.62</text:p>
          </table:table-cell>
          <table:table-cell table:formula="of:=[.L$1]*([.D621]-20)" office:value-type="float" office:value="61" calcext:value-type="float">
            <text:p>61</text:p>
          </table:table-cell>
          <table:table-cell table:formula="of:=[.M$1]*[.F621]" office:value-type="float" office:value="53.79" calcext:value-type="float">
            <text:p>53.79</text:p>
          </table:table-cell>
          <table:table-cell table:style-name="ce1" table:formula="of:=[.N$1]*[.K621]" office:value-type="float" office:value="61.9768477292965" calcext:value-type="float">
            <text:p>61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805" calcext:value-type="float">
            <text:p>256805</text:p>
          </table:table-cell>
          <table:table-cell office:value-type="string" calcext:value-type="string">
            <text:p><text:s/>TH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09657" calcext:value-type="float">
            <text:p>109657</text:p>
          </table:table-cell>
          <table:table-cell table:formula="of:=[.B622]-[.B621]" office:value-type="float" office:value="100" calcext:value-type="float">
            <text:p>100</text:p>
          </table:table-cell>
          <table:table-cell table:formula="of:=[.H622]-[.H621]" office:value-type="float" office:value="342" calcext:value-type="float">
            <text:p>342</text:p>
          </table:table-cell>
          <table:table-cell table:formula="of:=([.J622]/[.K$1])/([.I622]/1000)" office:value-type="float" office:value="0.609082813891362" calcext:value-type="float">
            <text:p>0.61</text:p>
          </table:table-cell>
          <table:table-cell table:formula="of:=[.L$1]*([.D622]-20)" office:value-type="float" office:value="61" calcext:value-type="float">
            <text:p>61</text:p>
          </table:table-cell>
          <table:table-cell table:formula="of:=[.M$1]*[.F622]" office:value-type="float" office:value="53.79" calcext:value-type="float">
            <text:p>53.79</text:p>
          </table:table-cell>
          <table:table-cell table:style-name="ce1" table:formula="of:=[.N$1]*[.K622]" office:value-type="float" office:value="60.9082813891362" calcext:value-type="float">
            <text:p>60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6905" calcext:value-type="float">
            <text:p>2569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000" calcext:value-type="float">
            <text:p>110000</text:p>
          </table:table-cell>
          <table:table-cell table:formula="of:=[.B623]-[.B622]" office:value-type="float" office:value="100" calcext:value-type="float">
            <text:p>100</text:p>
          </table:table-cell>
          <table:table-cell table:formula="of:=[.H623]-[.H622]" office:value-type="float" office:value="343" calcext:value-type="float">
            <text:p>343</text:p>
          </table:table-cell>
          <table:table-cell table:formula="of:=([.J623]/[.K$1])/([.I623]/1000)" office:value-type="float" office:value="0.61086375779163" calcext:value-type="float">
            <text:p>0.61</text:p>
          </table:table-cell>
          <table:table-cell table:formula="of:=[.L$1]*([.D623]-20)" office:value-type="float" office:value="62" calcext:value-type="float">
            <text:p>62</text:p>
          </table:table-cell>
          <table:table-cell table:formula="of:=[.M$1]*[.F623]" office:value-type="float" office:value="53.79" calcext:value-type="float">
            <text:p>53.79</text:p>
          </table:table-cell>
          <table:table-cell table:style-name="ce1" table:formula="of:=[.N$1]*[.K623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005" calcext:value-type="float">
            <text:p>2570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356" calcext:value-type="float">
            <text:p>110356</text:p>
          </table:table-cell>
          <table:table-cell table:formula="of:=[.B624]-[.B623]" office:value-type="float" office:value="100" calcext:value-type="float">
            <text:p>100</text:p>
          </table:table-cell>
          <table:table-cell table:formula="of:=[.H624]-[.H623]" office:value-type="float" office:value="356" calcext:value-type="float">
            <text:p>356</text:p>
          </table:table-cell>
          <table:table-cell table:formula="of:=([.J624]/[.K$1])/([.I624]/1000)" office:value-type="float" office:value="0.634016028495102" calcext:value-type="float">
            <text:p>0.63</text:p>
          </table:table-cell>
          <table:table-cell table:formula="of:=[.L$1]*([.D624]-20)" office:value-type="float" office:value="62" calcext:value-type="float">
            <text:p>62</text:p>
          </table:table-cell>
          <table:table-cell table:formula="of:=[.M$1]*[.F624]" office:value-type="float" office:value="53.79" calcext:value-type="float">
            <text:p>53.79</text:p>
          </table:table-cell>
          <table:table-cell table:style-name="ce1" table:formula="of:=[.N$1]*[.K624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105" calcext:value-type="float">
            <text:p>2571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0699" calcext:value-type="float">
            <text:p>110699</text:p>
          </table:table-cell>
          <table:table-cell table:formula="of:=[.B625]-[.B624]" office:value-type="float" office:value="100" calcext:value-type="float">
            <text:p>100</text:p>
          </table:table-cell>
          <table:table-cell table:formula="of:=[.H625]-[.H624]" office:value-type="float" office:value="343" calcext:value-type="float">
            <text:p>343</text:p>
          </table:table-cell>
          <table:table-cell table:formula="of:=([.J625]/[.K$1])/([.I625]/1000)" office:value-type="float" office:value="0.61086375779163" calcext:value-type="float">
            <text:p>0.61</text:p>
          </table:table-cell>
          <table:table-cell table:formula="of:=[.L$1]*([.D625]-20)" office:value-type="float" office:value="62" calcext:value-type="float">
            <text:p>62</text:p>
          </table:table-cell>
          <table:table-cell table:formula="of:=[.M$1]*[.F625]" office:value-type="float" office:value="53.79" calcext:value-type="float">
            <text:p>53.79</text:p>
          </table:table-cell>
          <table:table-cell table:style-name="ce1" table:formula="of:=[.N$1]*[.K625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205" calcext:value-type="float">
            <text:p>2572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050" calcext:value-type="float">
            <text:p>111050</text:p>
          </table:table-cell>
          <table:table-cell table:formula="of:=[.B626]-[.B625]" office:value-type="float" office:value="100" calcext:value-type="float">
            <text:p>100</text:p>
          </table:table-cell>
          <table:table-cell table:formula="of:=[.H626]-[.H625]" office:value-type="float" office:value="351" calcext:value-type="float">
            <text:p>351</text:p>
          </table:table-cell>
          <table:table-cell table:formula="of:=([.J626]/[.K$1])/([.I626]/1000)" office:value-type="float" office:value="0.625111308993767" calcext:value-type="float">
            <text:p>0.63</text:p>
          </table:table-cell>
          <table:table-cell table:formula="of:=[.L$1]*([.D626]-20)" office:value-type="float" office:value="62" calcext:value-type="float">
            <text:p>62</text:p>
          </table:table-cell>
          <table:table-cell table:formula="of:=[.M$1]*[.F626]" office:value-type="float" office:value="53.79" calcext:value-type="float">
            <text:p>53.79</text:p>
          </table:table-cell>
          <table:table-cell table:style-name="ce1" table:formula="of:=[.N$1]*[.K626]" office:value-type="float" office:value="62.5111308993767" calcext:value-type="float">
            <text:p>62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305" calcext:value-type="float">
            <text:p>2573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400" calcext:value-type="float">
            <text:p>111400</text:p>
          </table:table-cell>
          <table:table-cell table:formula="of:=[.B627]-[.B626]" office:value-type="float" office:value="100" calcext:value-type="float">
            <text:p>100</text:p>
          </table:table-cell>
          <table:table-cell table:formula="of:=[.H627]-[.H626]" office:value-type="float" office:value="350" calcext:value-type="float">
            <text:p>350</text:p>
          </table:table-cell>
          <table:table-cell table:formula="of:=([.J627]/[.K$1])/([.I627]/1000)" office:value-type="float" office:value="0.6233303650935" calcext:value-type="float">
            <text:p>0.62</text:p>
          </table:table-cell>
          <table:table-cell table:formula="of:=[.L$1]*([.D627]-20)" office:value-type="float" office:value="62" calcext:value-type="float">
            <text:p>62</text:p>
          </table:table-cell>
          <table:table-cell table:formula="of:=[.M$1]*[.F627]" office:value-type="float" office:value="53.79" calcext:value-type="float">
            <text:p>53.79</text:p>
          </table:table-cell>
          <table:table-cell table:style-name="ce1" table:formula="of:=[.N$1]*[.K627]" office:value-type="float" office:value="62.3330365093499" calcext:value-type="float">
            <text:p>62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405" calcext:value-type="float">
            <text:p>2574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1745" calcext:value-type="float">
            <text:p>111745</text:p>
          </table:table-cell>
          <table:table-cell table:formula="of:=[.B628]-[.B627]" office:value-type="float" office:value="100" calcext:value-type="float">
            <text:p>100</text:p>
          </table:table-cell>
          <table:table-cell table:formula="of:=[.H628]-[.H627]" office:value-type="float" office:value="345" calcext:value-type="float">
            <text:p>345</text:p>
          </table:table-cell>
          <table:table-cell table:formula="of:=([.J628]/[.K$1])/([.I628]/1000)" office:value-type="float" office:value="0.614425645592164" calcext:value-type="float">
            <text:p>0.61</text:p>
          </table:table-cell>
          <table:table-cell table:formula="of:=[.L$1]*([.D628]-20)" office:value-type="float" office:value="62" calcext:value-type="float">
            <text:p>62</text:p>
          </table:table-cell>
          <table:table-cell table:formula="of:=[.M$1]*[.F628]" office:value-type="float" office:value="53.79" calcext:value-type="float">
            <text:p>53.79</text:p>
          </table:table-cell>
          <table:table-cell table:style-name="ce1" table:formula="of:=[.N$1]*[.K628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505" calcext:value-type="float">
            <text:p>2575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105" calcext:value-type="float">
            <text:p>112105</text:p>
          </table:table-cell>
          <table:table-cell table:formula="of:=[.B629]-[.B628]" office:value-type="float" office:value="100" calcext:value-type="float">
            <text:p>100</text:p>
          </table:table-cell>
          <table:table-cell table:formula="of:=[.H629]-[.H628]" office:value-type="float" office:value="360" calcext:value-type="float">
            <text:p>360</text:p>
          </table:table-cell>
          <table:table-cell table:formula="of:=([.J629]/[.K$1])/([.I629]/1000)" office:value-type="float" office:value="0.641139804096171" calcext:value-type="float">
            <text:p>0.64</text:p>
          </table:table-cell>
          <table:table-cell table:formula="of:=[.L$1]*([.D629]-20)" office:value-type="float" office:value="62" calcext:value-type="float">
            <text:p>62</text:p>
          </table:table-cell>
          <table:table-cell table:formula="of:=[.M$1]*[.F629]" office:value-type="float" office:value="53.79" calcext:value-type="float">
            <text:p>53.79</text:p>
          </table:table-cell>
          <table:table-cell table:style-name="ce1" table:formula="of:=[.N$1]*[.K629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605" calcext:value-type="float">
            <text:p>2576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450" calcext:value-type="float">
            <text:p>112450</text:p>
          </table:table-cell>
          <table:table-cell table:formula="of:=[.B630]-[.B629]" office:value-type="float" office:value="100" calcext:value-type="float">
            <text:p>100</text:p>
          </table:table-cell>
          <table:table-cell table:formula="of:=[.H630]-[.H629]" office:value-type="float" office:value="345" calcext:value-type="float">
            <text:p>345</text:p>
          </table:table-cell>
          <table:table-cell table:formula="of:=([.J630]/[.K$1])/([.I630]/1000)" office:value-type="float" office:value="0.614425645592164" calcext:value-type="float">
            <text:p>0.61</text:p>
          </table:table-cell>
          <table:table-cell table:formula="of:=[.L$1]*([.D630]-20)" office:value-type="float" office:value="62" calcext:value-type="float">
            <text:p>62</text:p>
          </table:table-cell>
          <table:table-cell table:formula="of:=[.M$1]*[.F630]" office:value-type="float" office:value="53.79" calcext:value-type="float">
            <text:p>53.79</text:p>
          </table:table-cell>
          <table:table-cell table:style-name="ce1" table:formula="of:=[.N$1]*[.K630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705" calcext:value-type="float">
            <text:p>2577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2795" calcext:value-type="float">
            <text:p>112795</text:p>
          </table:table-cell>
          <table:table-cell table:formula="of:=[.B631]-[.B630]" office:value-type="float" office:value="100" calcext:value-type="float">
            <text:p>100</text:p>
          </table:table-cell>
          <table:table-cell table:formula="of:=[.H631]-[.H630]" office:value-type="float" office:value="345" calcext:value-type="float">
            <text:p>345</text:p>
          </table:table-cell>
          <table:table-cell table:formula="of:=([.J631]/[.K$1])/([.I631]/1000)" office:value-type="float" office:value="0.614425645592164" calcext:value-type="float">
            <text:p>0.61</text:p>
          </table:table-cell>
          <table:table-cell table:formula="of:=[.L$1]*([.D631]-20)" office:value-type="float" office:value="62" calcext:value-type="float">
            <text:p>62</text:p>
          </table:table-cell>
          <table:table-cell table:formula="of:=[.M$1]*[.F631]" office:value-type="float" office:value="53.79" calcext:value-type="float">
            <text:p>53.79</text:p>
          </table:table-cell>
          <table:table-cell table:style-name="ce1" table:formula="of:=[.N$1]*[.K631]" office:value-type="float" office:value="61.4425645592164" calcext:value-type="float">
            <text:p>61.4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805" calcext:value-type="float">
            <text:p>257805</text:p>
          </table:table-cell>
          <table:table-cell office:value-type="string" calcext:value-type="string">
            <text:p><text:s/>T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156" calcext:value-type="float">
            <text:p>113156</text:p>
          </table:table-cell>
          <table:table-cell table:formula="of:=[.B632]-[.B631]" office:value-type="float" office:value="100" calcext:value-type="float">
            <text:p>100</text:p>
          </table:table-cell>
          <table:table-cell table:formula="of:=[.H632]-[.H631]" office:value-type="float" office:value="361" calcext:value-type="float">
            <text:p>361</text:p>
          </table:table-cell>
          <table:table-cell table:formula="of:=([.J632]/[.K$1])/([.I632]/1000)" office:value-type="float" office:value="0.642920747996438" calcext:value-type="float">
            <text:p>0.64</text:p>
          </table:table-cell>
          <table:table-cell table:formula="of:=[.L$1]*([.D632]-20)" office:value-type="float" office:value="62" calcext:value-type="float">
            <text:p>62</text:p>
          </table:table-cell>
          <table:table-cell table:formula="of:=[.M$1]*[.F632]" office:value-type="float" office:value="53.79" calcext:value-type="float">
            <text:p>53.79</text:p>
          </table:table-cell>
          <table:table-cell table:style-name="ce1" table:formula="of:=[.N$1]*[.K632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7905" calcext:value-type="float">
            <text:p>2579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494" calcext:value-type="float">
            <text:p>113494</text:p>
          </table:table-cell>
          <table:table-cell table:formula="of:=[.B633]-[.B632]" office:value-type="float" office:value="100" calcext:value-type="float">
            <text:p>100</text:p>
          </table:table-cell>
          <table:table-cell table:formula="of:=[.H633]-[.H632]" office:value-type="float" office:value="338" calcext:value-type="float">
            <text:p>338</text:p>
          </table:table-cell>
          <table:table-cell table:formula="of:=([.J633]/[.K$1])/([.I633]/1000)" office:value-type="float" office:value="0.601959038290294" calcext:value-type="float">
            <text:p>0.60</text:p>
          </table:table-cell>
          <table:table-cell table:formula="of:=[.L$1]*([.D633]-20)" office:value-type="float" office:value="63" calcext:value-type="float">
            <text:p>63</text:p>
          </table:table-cell>
          <table:table-cell table:formula="of:=[.M$1]*[.F633]" office:value-type="float" office:value="53.79" calcext:value-type="float">
            <text:p>53.79</text:p>
          </table:table-cell>
          <table:table-cell table:style-name="ce1" table:formula="of:=[.N$1]*[.K633]" office:value-type="float" office:value="60.1959038290294" calcext:value-type="float">
            <text:p>60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005" calcext:value-type="float">
            <text:p>2580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3854" calcext:value-type="float">
            <text:p>113854</text:p>
          </table:table-cell>
          <table:table-cell table:formula="of:=[.B634]-[.B633]" office:value-type="float" office:value="100" calcext:value-type="float">
            <text:p>100</text:p>
          </table:table-cell>
          <table:table-cell table:formula="of:=[.H634]-[.H633]" office:value-type="float" office:value="360" calcext:value-type="float">
            <text:p>360</text:p>
          </table:table-cell>
          <table:table-cell table:formula="of:=([.J634]/[.K$1])/([.I634]/1000)" office:value-type="float" office:value="0.641139804096171" calcext:value-type="float">
            <text:p>0.64</text:p>
          </table:table-cell>
          <table:table-cell table:formula="of:=[.L$1]*([.D634]-20)" office:value-type="float" office:value="63" calcext:value-type="float">
            <text:p>63</text:p>
          </table:table-cell>
          <table:table-cell table:formula="of:=[.M$1]*[.F634]" office:value-type="float" office:value="53.79" calcext:value-type="float">
            <text:p>53.79</text:p>
          </table:table-cell>
          <table:table-cell table:style-name="ce1" table:formula="of:=[.N$1]*[.K634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105" calcext:value-type="float">
            <text:p>2581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210" calcext:value-type="float">
            <text:p>114210</text:p>
          </table:table-cell>
          <table:table-cell table:formula="of:=[.B635]-[.B634]" office:value-type="float" office:value="100" calcext:value-type="float">
            <text:p>100</text:p>
          </table:table-cell>
          <table:table-cell table:formula="of:=[.H635]-[.H634]" office:value-type="float" office:value="356" calcext:value-type="float">
            <text:p>356</text:p>
          </table:table-cell>
          <table:table-cell table:formula="of:=([.J635]/[.K$1])/([.I635]/1000)" office:value-type="float" office:value="0.634016028495102" calcext:value-type="float">
            <text:p>0.63</text:p>
          </table:table-cell>
          <table:table-cell table:formula="of:=[.L$1]*([.D635]-20)" office:value-type="float" office:value="63" calcext:value-type="float">
            <text:p>63</text:p>
          </table:table-cell>
          <table:table-cell table:formula="of:=[.M$1]*[.F635]" office:value-type="float" office:value="53.79" calcext:value-type="float">
            <text:p>53.79</text:p>
          </table:table-cell>
          <table:table-cell table:style-name="ce1" table:formula="of:=[.N$1]*[.K635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205" calcext:value-type="float">
            <text:p>2582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557" calcext:value-type="float">
            <text:p>114557</text:p>
          </table:table-cell>
          <table:table-cell table:formula="of:=[.B636]-[.B635]" office:value-type="float" office:value="100" calcext:value-type="float">
            <text:p>100</text:p>
          </table:table-cell>
          <table:table-cell table:formula="of:=[.H636]-[.H635]" office:value-type="float" office:value="347" calcext:value-type="float">
            <text:p>347</text:p>
          </table:table-cell>
          <table:table-cell table:formula="of:=([.J636]/[.K$1])/([.I636]/1000)" office:value-type="float" office:value="0.617987533392698" calcext:value-type="float">
            <text:p>0.62</text:p>
          </table:table-cell>
          <table:table-cell table:formula="of:=[.L$1]*([.D636]-20)" office:value-type="float" office:value="63" calcext:value-type="float">
            <text:p>63</text:p>
          </table:table-cell>
          <table:table-cell table:formula="of:=[.M$1]*[.F636]" office:value-type="float" office:value="53.79" calcext:value-type="float">
            <text:p>53.79</text:p>
          </table:table-cell>
          <table:table-cell table:style-name="ce1" table:formula="of:=[.N$1]*[.K636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305" calcext:value-type="float">
            <text:p>2583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4919" calcext:value-type="float">
            <text:p>114919</text:p>
          </table:table-cell>
          <table:table-cell table:formula="of:=[.B637]-[.B636]" office:value-type="float" office:value="100" calcext:value-type="float">
            <text:p>100</text:p>
          </table:table-cell>
          <table:table-cell table:formula="of:=[.H637]-[.H636]" office:value-type="float" office:value="362" calcext:value-type="float">
            <text:p>362</text:p>
          </table:table-cell>
          <table:table-cell table:formula="of:=([.J637]/[.K$1])/([.I637]/1000)" office:value-type="float" office:value="0.644701691896705" calcext:value-type="float">
            <text:p>0.64</text:p>
          </table:table-cell>
          <table:table-cell table:formula="of:=[.L$1]*([.D637]-20)" office:value-type="float" office:value="63" calcext:value-type="float">
            <text:p>63</text:p>
          </table:table-cell>
          <table:table-cell table:formula="of:=[.M$1]*[.F637]" office:value-type="float" office:value="53.79" calcext:value-type="float">
            <text:p>53.79</text:p>
          </table:table-cell>
          <table:table-cell table:style-name="ce1" table:formula="of:=[.N$1]*[.K637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405" calcext:value-type="float">
            <text:p>2584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262" calcext:value-type="float">
            <text:p>115262</text:p>
          </table:table-cell>
          <table:table-cell table:formula="of:=[.B638]-[.B637]" office:value-type="float" office:value="100" calcext:value-type="float">
            <text:p>100</text:p>
          </table:table-cell>
          <table:table-cell table:formula="of:=[.H638]-[.H637]" office:value-type="float" office:value="343" calcext:value-type="float">
            <text:p>343</text:p>
          </table:table-cell>
          <table:table-cell table:formula="of:=([.J638]/[.K$1])/([.I638]/1000)" office:value-type="float" office:value="0.61086375779163" calcext:value-type="float">
            <text:p>0.61</text:p>
          </table:table-cell>
          <table:table-cell table:formula="of:=[.L$1]*([.D638]-20)" office:value-type="float" office:value="63" calcext:value-type="float">
            <text:p>63</text:p>
          </table:table-cell>
          <table:table-cell table:formula="of:=[.M$1]*[.F638]" office:value-type="float" office:value="53.79" calcext:value-type="float">
            <text:p>53.79</text:p>
          </table:table-cell>
          <table:table-cell table:style-name="ce1" table:formula="of:=[.N$1]*[.K638]" office:value-type="float" office:value="61.086375779163" calcext:value-type="float">
            <text:p>61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505" calcext:value-type="float">
            <text:p>2585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631" calcext:value-type="float">
            <text:p>115631</text:p>
          </table:table-cell>
          <table:table-cell table:formula="of:=[.B639]-[.B638]" office:value-type="float" office:value="100" calcext:value-type="float">
            <text:p>100</text:p>
          </table:table-cell>
          <table:table-cell table:formula="of:=[.H639]-[.H638]" office:value-type="float" office:value="369" calcext:value-type="float">
            <text:p>369</text:p>
          </table:table-cell>
          <table:table-cell table:formula="of:=([.J639]/[.K$1])/([.I639]/1000)" office:value-type="float" office:value="0.657168299198575" calcext:value-type="float">
            <text:p>0.66</text:p>
          </table:table-cell>
          <table:table-cell table:formula="of:=[.L$1]*([.D639]-20)" office:value-type="float" office:value="63" calcext:value-type="float">
            <text:p>63</text:p>
          </table:table-cell>
          <table:table-cell table:formula="of:=[.M$1]*[.F639]" office:value-type="float" office:value="53.79" calcext:value-type="float">
            <text:p>53.79</text:p>
          </table:table-cell>
          <table:table-cell table:style-name="ce1" table:formula="of:=[.N$1]*[.K639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605" calcext:value-type="float">
            <text:p>2586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5983" calcext:value-type="float">
            <text:p>115983</text:p>
          </table:table-cell>
          <table:table-cell table:formula="of:=[.B640]-[.B639]" office:value-type="float" office:value="100" calcext:value-type="float">
            <text:p>100</text:p>
          </table:table-cell>
          <table:table-cell table:formula="of:=[.H640]-[.H639]" office:value-type="float" office:value="352" calcext:value-type="float">
            <text:p>352</text:p>
          </table:table-cell>
          <table:table-cell table:formula="of:=([.J640]/[.K$1])/([.I640]/1000)" office:value-type="float" office:value="0.626892252894034" calcext:value-type="float">
            <text:p>0.63</text:p>
          </table:table-cell>
          <table:table-cell table:formula="of:=[.L$1]*([.D640]-20)" office:value-type="float" office:value="63" calcext:value-type="float">
            <text:p>63</text:p>
          </table:table-cell>
          <table:table-cell table:formula="of:=[.M$1]*[.F640]" office:value-type="float" office:value="53.79" calcext:value-type="float">
            <text:p>53.79</text:p>
          </table:table-cell>
          <table:table-cell table:style-name="ce1" table:formula="of:=[.N$1]*[.K640]" office:value-type="float" office:value="62.6892252894034" calcext:value-type="float">
            <text:p>62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705" calcext:value-type="float">
            <text:p>2587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330" calcext:value-type="float">
            <text:p>116330</text:p>
          </table:table-cell>
          <table:table-cell table:formula="of:=[.B641]-[.B640]" office:value-type="float" office:value="100" calcext:value-type="float">
            <text:p>100</text:p>
          </table:table-cell>
          <table:table-cell table:formula="of:=[.H641]-[.H640]" office:value-type="float" office:value="347" calcext:value-type="float">
            <text:p>347</text:p>
          </table:table-cell>
          <table:table-cell table:formula="of:=([.J641]/[.K$1])/([.I641]/1000)" office:value-type="float" office:value="0.617987533392698" calcext:value-type="float">
            <text:p>0.62</text:p>
          </table:table-cell>
          <table:table-cell table:formula="of:=[.L$1]*([.D641]-20)" office:value-type="float" office:value="63" calcext:value-type="float">
            <text:p>63</text:p>
          </table:table-cell>
          <table:table-cell table:formula="of:=[.M$1]*[.F641]" office:value-type="float" office:value="53.79" calcext:value-type="float">
            <text:p>53.79</text:p>
          </table:table-cell>
          <table:table-cell table:style-name="ce1" table:formula="of:=[.N$1]*[.K641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805" calcext:value-type="float">
            <text:p>258805</text:p>
          </table:table-cell>
          <table:table-cell office:value-type="string" calcext:value-type="string">
            <text:p><text:s/>TH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6695" calcext:value-type="float">
            <text:p>116695</text:p>
          </table:table-cell>
          <table:table-cell table:formula="of:=[.B642]-[.B641]" office:value-type="float" office:value="100" calcext:value-type="float">
            <text:p>100</text:p>
          </table:table-cell>
          <table:table-cell table:formula="of:=[.H642]-[.H641]" office:value-type="float" office:value="365" calcext:value-type="float">
            <text:p>365</text:p>
          </table:table-cell>
          <table:table-cell table:formula="of:=([.J642]/[.K$1])/([.I642]/1000)" office:value-type="float" office:value="0.650044523597507" calcext:value-type="float">
            <text:p>0.65</text:p>
          </table:table-cell>
          <table:table-cell table:formula="of:=[.L$1]*([.D642]-20)" office:value-type="float" office:value="63" calcext:value-type="float">
            <text:p>63</text:p>
          </table:table-cell>
          <table:table-cell table:formula="of:=[.M$1]*[.F642]" office:value-type="float" office:value="53.79" calcext:value-type="float">
            <text:p>53.79</text:p>
          </table:table-cell>
          <table:table-cell table:style-name="ce1" table:formula="of:=[.N$1]*[.K642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8905" calcext:value-type="float">
            <text:p>2589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042" calcext:value-type="float">
            <text:p>117042</text:p>
          </table:table-cell>
          <table:table-cell table:formula="of:=[.B643]-[.B642]" office:value-type="float" office:value="100" calcext:value-type="float">
            <text:p>100</text:p>
          </table:table-cell>
          <table:table-cell table:formula="of:=[.H643]-[.H642]" office:value-type="float" office:value="347" calcext:value-type="float">
            <text:p>347</text:p>
          </table:table-cell>
          <table:table-cell table:formula="of:=([.J643]/[.K$1])/([.I643]/1000)" office:value-type="float" office:value="0.617987533392698" calcext:value-type="float">
            <text:p>0.62</text:p>
          </table:table-cell>
          <table:table-cell table:formula="of:=[.L$1]*([.D643]-20)" office:value-type="float" office:value="64" calcext:value-type="float">
            <text:p>64</text:p>
          </table:table-cell>
          <table:table-cell table:formula="of:=[.M$1]*[.F643]" office:value-type="float" office:value="53.79" calcext:value-type="float">
            <text:p>53.79</text:p>
          </table:table-cell>
          <table:table-cell table:style-name="ce1" table:formula="of:=[.N$1]*[.K643]" office:value-type="float" office:value="61.7987533392698" calcext:value-type="float">
            <text:p>61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005" calcext:value-type="float">
            <text:p>2590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402" calcext:value-type="float">
            <text:p>117402</text:p>
          </table:table-cell>
          <table:table-cell table:formula="of:=[.B644]-[.B643]" office:value-type="float" office:value="100" calcext:value-type="float">
            <text:p>100</text:p>
          </table:table-cell>
          <table:table-cell table:formula="of:=[.H644]-[.H643]" office:value-type="float" office:value="360" calcext:value-type="float">
            <text:p>360</text:p>
          </table:table-cell>
          <table:table-cell table:formula="of:=([.J644]/[.K$1])/([.I644]/1000)" office:value-type="float" office:value="0.641139804096171" calcext:value-type="float">
            <text:p>0.64</text:p>
          </table:table-cell>
          <table:table-cell table:formula="of:=[.L$1]*([.D644]-20)" office:value-type="float" office:value="64" calcext:value-type="float">
            <text:p>64</text:p>
          </table:table-cell>
          <table:table-cell table:formula="of:=[.M$1]*[.F644]" office:value-type="float" office:value="53.79" calcext:value-type="float">
            <text:p>53.79</text:p>
          </table:table-cell>
          <table:table-cell table:style-name="ce1" table:formula="of:=[.N$1]*[.K644]" office:value-type="float" office:value="64.1139804096171" calcext:value-type="float">
            <text:p>64.1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105" calcext:value-type="float">
            <text:p>2591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7772" calcext:value-type="float">
            <text:p>117772</text:p>
          </table:table-cell>
          <table:table-cell table:formula="of:=[.B645]-[.B644]" office:value-type="float" office:value="100" calcext:value-type="float">
            <text:p>100</text:p>
          </table:table-cell>
          <table:table-cell table:formula="of:=[.H645]-[.H644]" office:value-type="float" office:value="370" calcext:value-type="float">
            <text:p>370</text:p>
          </table:table-cell>
          <table:table-cell table:formula="of:=([.J645]/[.K$1])/([.I645]/1000)" office:value-type="float" office:value="0.658949243098842" calcext:value-type="float">
            <text:p>0.66</text:p>
          </table:table-cell>
          <table:table-cell table:formula="of:=[.L$1]*([.D645]-20)" office:value-type="float" office:value="64" calcext:value-type="float">
            <text:p>64</text:p>
          </table:table-cell>
          <table:table-cell table:formula="of:=[.M$1]*[.F645]" office:value-type="float" office:value="53.79" calcext:value-type="float">
            <text:p>53.79</text:p>
          </table:table-cell>
          <table:table-cell table:style-name="ce1" table:formula="of:=[.N$1]*[.K645]" office:value-type="float" office:value="65.8949243098842" calcext:value-type="float">
            <text:p>65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205" calcext:value-type="float">
            <text:p>2592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Odom</text:p>
          </table:table-cell>
          <table:table-cell office:value-type="float" office:value="118126" calcext:value-type="float">
            <text:p>118126</text:p>
          </table:table-cell>
          <table:table-cell table:formula="of:=[.B646]-[.B645]" office:value-type="float" office:value="100" calcext:value-type="float">
            <text:p>100</text:p>
          </table:table-cell>
          <table:table-cell table:formula="of:=[.H646]-[.H645]" office:value-type="float" office:value="354" calcext:value-type="float">
            <text:p>354</text:p>
          </table:table-cell>
          <table:table-cell table:formula="of:=([.J646]/[.K$1])/([.I646]/1000)" office:value-type="float" office:value="0.630454140694568" calcext:value-type="float">
            <text:p>0.63</text:p>
          </table:table-cell>
          <table:table-cell table:formula="of:=[.L$1]*([.D646]-20)" office:value-type="float" office:value="64" calcext:value-type="float">
            <text:p>64</text:p>
          </table:table-cell>
          <table:table-cell table:formula="of:=[.M$1]*[.F646]" office:value-type="float" office:value="53.79" calcext:value-type="float">
            <text:p>53.79</text:p>
          </table:table-cell>
          <table:table-cell table:style-name="ce1" table:formula="of:=[.N$1]*[.K646]" office:value-type="float" office:value="63.0454140694568" calcext:value-type="float">
            <text:p>63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305" calcext:value-type="float">
            <text:p>2593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491" calcext:value-type="float">
            <text:p>118491</text:p>
          </table:table-cell>
          <table:table-cell table:formula="of:=[.B647]-[.B646]" office:value-type="float" office:value="100" calcext:value-type="float">
            <text:p>100</text:p>
          </table:table-cell>
          <table:table-cell table:formula="of:=[.H647]-[.H646]" office:value-type="float" office:value="365" calcext:value-type="float">
            <text:p>365</text:p>
          </table:table-cell>
          <table:table-cell table:formula="of:=([.J647]/[.K$1])/([.I647]/1000)" office:value-type="float" office:value="0.650044523597507" calcext:value-type="float">
            <text:p>0.65</text:p>
          </table:table-cell>
          <table:table-cell table:formula="of:=[.L$1]*([.D647]-20)" office:value-type="float" office:value="64" calcext:value-type="float">
            <text:p>64</text:p>
          </table:table-cell>
          <table:table-cell table:formula="of:=[.M$1]*[.F647]" office:value-type="float" office:value="55" calcext:value-type="float">
            <text:p>55</text:p>
          </table:table-cell>
          <table:table-cell table:style-name="ce1" table:formula="of:=[.N$1]*[.K647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405" calcext:value-type="float">
            <text:p>2594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8847" calcext:value-type="float">
            <text:p>118847</text:p>
          </table:table-cell>
          <table:table-cell table:formula="of:=[.B648]-[.B647]" office:value-type="float" office:value="100" calcext:value-type="float">
            <text:p>100</text:p>
          </table:table-cell>
          <table:table-cell table:formula="of:=[.H648]-[.H647]" office:value-type="float" office:value="356" calcext:value-type="float">
            <text:p>356</text:p>
          </table:table-cell>
          <table:table-cell table:formula="of:=([.J648]/[.K$1])/([.I648]/1000)" office:value-type="float" office:value="0.634016028495102" calcext:value-type="float">
            <text:p>0.63</text:p>
          </table:table-cell>
          <table:table-cell table:formula="of:=[.L$1]*([.D648]-20)" office:value-type="float" office:value="64" calcext:value-type="float">
            <text:p>64</text:p>
          </table:table-cell>
          <table:table-cell table:formula="of:=[.M$1]*[.F648]" office:value-type="float" office:value="55" calcext:value-type="float">
            <text:p>55</text:p>
          </table:table-cell>
          <table:table-cell table:style-name="ce1" table:formula="of:=[.N$1]*[.K648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505" calcext:value-type="float">
            <text:p>2595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Odom</text:p>
          </table:table-cell>
          <table:table-cell office:value-type="float" office:value="119214" calcext:value-type="float">
            <text:p>119214</text:p>
          </table:table-cell>
          <table:table-cell table:formula="of:=[.B649]-[.B648]" office:value-type="float" office:value="100" calcext:value-type="float">
            <text:p>100</text:p>
          </table:table-cell>
          <table:table-cell table:formula="of:=[.H649]-[.H648]" office:value-type="float" office:value="367" calcext:value-type="float">
            <text:p>367</text:p>
          </table:table-cell>
          <table:table-cell table:formula="of:=([.J649]/[.K$1])/([.I649]/1000)" office:value-type="float" office:value="0.653606411398041" calcext:value-type="float">
            <text:p>0.65</text:p>
          </table:table-cell>
          <table:table-cell table:formula="of:=[.L$1]*([.D649]-20)" office:value-type="float" office:value="64" calcext:value-type="float">
            <text:p>64</text:p>
          </table:table-cell>
          <table:table-cell table:formula="of:=[.M$1]*[.F649]" office:value-type="float" office:value="55" calcext:value-type="float">
            <text:p>55</text:p>
          </table:table-cell>
          <table:table-cell table:style-name="ce1" table:formula="of:=[.N$1]*[.K649]" office:value-type="float" office:value="65.3606411398041" calcext:value-type="float">
            <text:p>65.3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605" calcext:value-type="float">
            <text:p>2596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567" calcext:value-type="float">
            <text:p>119567</text:p>
          </table:table-cell>
          <table:table-cell table:formula="of:=[.B650]-[.B649]" office:value-type="float" office:value="100" calcext:value-type="float">
            <text:p>100</text:p>
          </table:table-cell>
          <table:table-cell table:formula="of:=[.H650]-[.H649]" office:value-type="float" office:value="353" calcext:value-type="float">
            <text:p>353</text:p>
          </table:table-cell>
          <table:table-cell table:formula="of:=([.J650]/[.K$1])/([.I650]/1000)" office:value-type="float" office:value="0.628673196794301" calcext:value-type="float">
            <text:p>0.63</text:p>
          </table:table-cell>
          <table:table-cell table:formula="of:=[.L$1]*([.D650]-20)" office:value-type="float" office:value="64" calcext:value-type="float">
            <text:p>64</text:p>
          </table:table-cell>
          <table:table-cell table:formula="of:=[.M$1]*[.F650]" office:value-type="float" office:value="56.265" calcext:value-type="float">
            <text:p>56.265</text:p>
          </table:table-cell>
          <table:table-cell table:style-name="ce1" table:formula="of:=[.N$1]*[.K650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705" calcext:value-type="float">
            <text:p>2597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19916" calcext:value-type="float">
            <text:p>119916</text:p>
          </table:table-cell>
          <table:table-cell table:formula="of:=[.B651]-[.B650]" office:value-type="float" office:value="100" calcext:value-type="float">
            <text:p>100</text:p>
          </table:table-cell>
          <table:table-cell table:formula="of:=[.H651]-[.H650]" office:value-type="float" office:value="349" calcext:value-type="float">
            <text:p>349</text:p>
          </table:table-cell>
          <table:table-cell table:formula="of:=([.J651]/[.K$1])/([.I651]/1000)" office:value-type="float" office:value="0.621549421193232" calcext:value-type="float">
            <text:p>0.62</text:p>
          </table:table-cell>
          <table:table-cell table:formula="of:=[.L$1]*([.D651]-20)" office:value-type="float" office:value="64" calcext:value-type="float">
            <text:p>64</text:p>
          </table:table-cell>
          <table:table-cell table:formula="of:=[.M$1]*[.F651]" office:value-type="float" office:value="56.265" calcext:value-type="float">
            <text:p>56.265</text:p>
          </table:table-cell>
          <table:table-cell table:style-name="ce1" table:formula="of:=[.N$1]*[.K651]" office:value-type="float" office:value="62.1549421193232" calcext:value-type="float">
            <text:p>62.1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805" calcext:value-type="float">
            <text:p>259805</text:p>
          </table:table-cell>
          <table:table-cell office:value-type="string" calcext:value-type="string">
            <text:p><text:s/>TH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296" calcext:value-type="float">
            <text:p>120296</text:p>
          </table:table-cell>
          <table:table-cell table:formula="of:=[.B652]-[.B651]" office:value-type="float" office:value="100" calcext:value-type="float">
            <text:p>100</text:p>
          </table:table-cell>
          <table:table-cell table:formula="of:=[.H652]-[.H651]" office:value-type="float" office:value="380" calcext:value-type="float">
            <text:p>380</text:p>
          </table:table-cell>
          <table:table-cell table:formula="of:=([.J652]/[.K$1])/([.I652]/1000)" office:value-type="float" office:value="0.676758682101514" calcext:value-type="float">
            <text:p>0.68</text:p>
          </table:table-cell>
          <table:table-cell table:formula="of:=[.L$1]*([.D652]-20)" office:value-type="float" office:value="64" calcext:value-type="float">
            <text:p>64</text:p>
          </table:table-cell>
          <table:table-cell table:formula="of:=[.M$1]*[.F652]" office:value-type="float" office:value="56.265" calcext:value-type="float">
            <text:p>56.265</text:p>
          </table:table-cell>
          <table:table-cell table:style-name="ce1" table:formula="of:=[.N$1]*[.K652]" office:value-type="float" office:value="67.6758682101514" calcext:value-type="float">
            <text:p>67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59905" calcext:value-type="float">
            <text:p>2599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Odom</text:p>
          </table:table-cell>
          <table:table-cell office:value-type="float" office:value="120649" calcext:value-type="float">
            <text:p>120649</text:p>
          </table:table-cell>
          <table:table-cell table:formula="of:=[.B653]-[.B652]" office:value-type="float" office:value="100" calcext:value-type="float">
            <text:p>100</text:p>
          </table:table-cell>
          <table:table-cell table:formula="of:=[.H653]-[.H652]" office:value-type="float" office:value="353" calcext:value-type="float">
            <text:p>353</text:p>
          </table:table-cell>
          <table:table-cell table:formula="of:=([.J653]/[.K$1])/([.I653]/1000)" office:value-type="float" office:value="0.628673196794301" calcext:value-type="float">
            <text:p>0.63</text:p>
          </table:table-cell>
          <table:table-cell table:formula="of:=[.L$1]*([.D653]-20)" office:value-type="float" office:value="65" calcext:value-type="float">
            <text:p>65</text:p>
          </table:table-cell>
          <table:table-cell table:formula="of:=[.M$1]*[.F653]" office:value-type="float" office:value="56.265" calcext:value-type="float">
            <text:p>56.265</text:p>
          </table:table-cell>
          <table:table-cell table:style-name="ce1" table:formula="of:=[.N$1]*[.K653]" office:value-type="float" office:value="62.8673196794301" calcext:value-type="float">
            <text:p>62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005" calcext:value-type="float">
            <text:p>2600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022" calcext:value-type="float">
            <text:p>121022</text:p>
          </table:table-cell>
          <table:table-cell table:formula="of:=[.B654]-[.B653]" office:value-type="float" office:value="100" calcext:value-type="float">
            <text:p>100</text:p>
          </table:table-cell>
          <table:table-cell table:formula="of:=[.H654]-[.H653]" office:value-type="float" office:value="373" calcext:value-type="float">
            <text:p>373</text:p>
          </table:table-cell>
          <table:table-cell table:formula="of:=([.J654]/[.K$1])/([.I654]/1000)" office:value-type="float" office:value="0.664292074799644" calcext:value-type="float">
            <text:p>0.66</text:p>
          </table:table-cell>
          <table:table-cell table:formula="of:=[.L$1]*([.D654]-20)" office:value-type="float" office:value="65" calcext:value-type="float">
            <text:p>65</text:p>
          </table:table-cell>
          <table:table-cell table:formula="of:=[.M$1]*[.F654]" office:value-type="float" office:value="57.255" calcext:value-type="float">
            <text:p>57.255</text:p>
          </table:table-cell>
          <table:table-cell table:style-name="ce1" table:formula="of:=[.N$1]*[.K654]" office:value-type="float" office:value="66.4292074799644" calcext:value-type="float">
            <text:p>66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105" calcext:value-type="float">
            <text:p>2601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383" calcext:value-type="float">
            <text:p>121383</text:p>
          </table:table-cell>
          <table:table-cell table:formula="of:=[.B655]-[.B654]" office:value-type="float" office:value="100" calcext:value-type="float">
            <text:p>100</text:p>
          </table:table-cell>
          <table:table-cell table:formula="of:=[.H655]-[.H654]" office:value-type="float" office:value="361" calcext:value-type="float">
            <text:p>361</text:p>
          </table:table-cell>
          <table:table-cell table:formula="of:=([.J655]/[.K$1])/([.I655]/1000)" office:value-type="float" office:value="0.642920747996438" calcext:value-type="float">
            <text:p>0.64</text:p>
          </table:table-cell>
          <table:table-cell table:formula="of:=[.L$1]*([.D655]-20)" office:value-type="float" office:value="65" calcext:value-type="float">
            <text:p>65</text:p>
          </table:table-cell>
          <table:table-cell table:formula="of:=[.M$1]*[.F655]" office:value-type="float" office:value="57.255" calcext:value-type="float">
            <text:p>57.255</text:p>
          </table:table-cell>
          <table:table-cell table:style-name="ce1" table:formula="of:=[.N$1]*[.K655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205" calcext:value-type="float">
            <text:p>2602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1747" calcext:value-type="float">
            <text:p>121747</text:p>
          </table:table-cell>
          <table:table-cell table:formula="of:=[.B656]-[.B655]" office:value-type="float" office:value="100" calcext:value-type="float">
            <text:p>100</text:p>
          </table:table-cell>
          <table:table-cell table:formula="of:=[.H656]-[.H655]" office:value-type="float" office:value="364" calcext:value-type="float">
            <text:p>364</text:p>
          </table:table-cell>
          <table:table-cell table:formula="of:=([.J656]/[.K$1])/([.I656]/1000)" office:value-type="float" office:value="0.64826357969724" calcext:value-type="float">
            <text:p>0.65</text:p>
          </table:table-cell>
          <table:table-cell table:formula="of:=[.L$1]*([.D656]-20)" office:value-type="float" office:value="65" calcext:value-type="float">
            <text:p>65</text:p>
          </table:table-cell>
          <table:table-cell table:formula="of:=[.M$1]*[.F656]" office:value-type="float" office:value="57.255" calcext:value-type="float">
            <text:p>57.255</text:p>
          </table:table-cell>
          <table:table-cell table:style-name="ce1" table:formula="of:=[.N$1]*[.K656]" office:value-type="float" office:value="64.8263579697239" calcext:value-type="float">
            <text:p>6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305" calcext:value-type="float">
            <text:p>2603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123" calcext:value-type="float">
            <text:p>122123</text:p>
          </table:table-cell>
          <table:table-cell table:formula="of:=[.B657]-[.B656]" office:value-type="float" office:value="100" calcext:value-type="float">
            <text:p>100</text:p>
          </table:table-cell>
          <table:table-cell table:formula="of:=[.H657]-[.H656]" office:value-type="float" office:value="376" calcext:value-type="float">
            <text:p>376</text:p>
          </table:table-cell>
          <table:table-cell table:formula="of:=([.J657]/[.K$1])/([.I657]/1000)" office:value-type="float" office:value="0.669634906500445" calcext:value-type="float">
            <text:p>0.67</text:p>
          </table:table-cell>
          <table:table-cell table:formula="of:=[.L$1]*([.D657]-20)" office:value-type="float" office:value="65" calcext:value-type="float">
            <text:p>65</text:p>
          </table:table-cell>
          <table:table-cell table:formula="of:=[.M$1]*[.F657]" office:value-type="float" office:value="57.255" calcext:value-type="float">
            <text:p>57.255</text:p>
          </table:table-cell>
          <table:table-cell table:style-name="ce1" table:formula="of:=[.N$1]*[.K657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405" calcext:value-type="float">
            <text:p>2604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479" calcext:value-type="float">
            <text:p>122479</text:p>
          </table:table-cell>
          <table:table-cell table:formula="of:=[.B658]-[.B657]" office:value-type="float" office:value="100" calcext:value-type="float">
            <text:p>100</text:p>
          </table:table-cell>
          <table:table-cell table:formula="of:=[.H658]-[.H657]" office:value-type="float" office:value="356" calcext:value-type="float">
            <text:p>356</text:p>
          </table:table-cell>
          <table:table-cell table:formula="of:=([.J658]/[.K$1])/([.I658]/1000)" office:value-type="float" office:value="0.634016028495102" calcext:value-type="float">
            <text:p>0.63</text:p>
          </table:table-cell>
          <table:table-cell table:formula="of:=[.L$1]*([.D658]-20)" office:value-type="float" office:value="65" calcext:value-type="float">
            <text:p>65</text:p>
          </table:table-cell>
          <table:table-cell table:formula="of:=[.M$1]*[.F658]" office:value-type="float" office:value="57.255" calcext:value-type="float">
            <text:p>57.255</text:p>
          </table:table-cell>
          <table:table-cell table:style-name="ce1" table:formula="of:=[.N$1]*[.K658]" office:value-type="float" office:value="63.4016028495102" calcext:value-type="float">
            <text:p>63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505" calcext:value-type="float">
            <text:p>2605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dom</text:p>
          </table:table-cell>
          <table:table-cell office:value-type="float" office:value="122851" calcext:value-type="float">
            <text:p>122851</text:p>
          </table:table-cell>
          <table:table-cell table:formula="of:=[.B659]-[.B658]" office:value-type="float" office:value="100" calcext:value-type="float">
            <text:p>100</text:p>
          </table:table-cell>
          <table:table-cell table:formula="of:=[.H659]-[.H658]" office:value-type="float" office:value="372" calcext:value-type="float">
            <text:p>372</text:p>
          </table:table-cell>
          <table:table-cell table:formula="of:=([.J659]/[.K$1])/([.I659]/1000)" office:value-type="float" office:value="0.662511130899377" calcext:value-type="float">
            <text:p>0.66</text:p>
          </table:table-cell>
          <table:table-cell table:formula="of:=[.L$1]*([.D659]-20)" office:value-type="float" office:value="65" calcext:value-type="float">
            <text:p>65</text:p>
          </table:table-cell>
          <table:table-cell table:formula="of:=[.M$1]*[.F659]" office:value-type="float" office:value="57.255" calcext:value-type="float">
            <text:p>57.255</text:p>
          </table:table-cell>
          <table:table-cell table:style-name="ce1" table:formula="of:=[.N$1]*[.K659]" office:value-type="float" office:value="66.2511130899377" calcext:value-type="float">
            <text:p>66.2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605" calcext:value-type="float">
            <text:p>2606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215" calcext:value-type="float">
            <text:p>123215</text:p>
          </table:table-cell>
          <table:table-cell table:formula="of:=[.B660]-[.B659]" office:value-type="float" office:value="100" calcext:value-type="float">
            <text:p>100</text:p>
          </table:table-cell>
          <table:table-cell table:formula="of:=[.H660]-[.H659]" office:value-type="float" office:value="364" calcext:value-type="float">
            <text:p>364</text:p>
          </table:table-cell>
          <table:table-cell table:formula="of:=([.J660]/[.K$1])/([.I660]/1000)" office:value-type="float" office:value="0.64826357969724" calcext:value-type="float">
            <text:p>0.65</text:p>
          </table:table-cell>
          <table:table-cell table:formula="of:=[.L$1]*([.D660]-20)" office:value-type="float" office:value="65" calcext:value-type="float">
            <text:p>65</text:p>
          </table:table-cell>
          <table:table-cell table:formula="of:=[.M$1]*[.F660]" office:value-type="float" office:value="58.19" calcext:value-type="float">
            <text:p>58.19</text:p>
          </table:table-cell>
          <table:table-cell table:style-name="ce1" table:formula="of:=[.N$1]*[.K660]" office:value-type="float" office:value="64.8263579697239" calcext:value-type="float">
            <text:p>64.8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705" calcext:value-type="float">
            <text:p>2607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572" calcext:value-type="float">
            <text:p>123572</text:p>
          </table:table-cell>
          <table:table-cell table:formula="of:=[.B661]-[.B660]" office:value-type="float" office:value="100" calcext:value-type="float">
            <text:p>100</text:p>
          </table:table-cell>
          <table:table-cell table:formula="of:=[.H661]-[.H660]" office:value-type="float" office:value="357" calcext:value-type="float">
            <text:p>357</text:p>
          </table:table-cell>
          <table:table-cell table:formula="of:=([.J661]/[.K$1])/([.I661]/1000)" office:value-type="float" office:value="0.63579697239537" calcext:value-type="float">
            <text:p>0.64</text:p>
          </table:table-cell>
          <table:table-cell table:formula="of:=[.L$1]*([.D661]-20)" office:value-type="float" office:value="65" calcext:value-type="float">
            <text:p>65</text:p>
          </table:table-cell>
          <table:table-cell table:formula="of:=[.M$1]*[.F661]" office:value-type="float" office:value="58.19" calcext:value-type="float">
            <text:p>58.19</text:p>
          </table:table-cell>
          <table:table-cell table:style-name="ce1" table:formula="of:=[.N$1]*[.K661]" office:value-type="float" office:value="63.579697239537" calcext:value-type="float">
            <text:p>63.5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805" calcext:value-type="float">
            <text:p>260805</text:p>
          </table:table-cell>
          <table:table-cell office:value-type="string" calcext:value-type="string">
            <text:p><text:s/>TH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3947" calcext:value-type="float">
            <text:p>123947</text:p>
          </table:table-cell>
          <table:table-cell table:formula="of:=[.B662]-[.B661]" office:value-type="float" office:value="100" calcext:value-type="float">
            <text:p>100</text:p>
          </table:table-cell>
          <table:table-cell table:formula="of:=[.H662]-[.H661]" office:value-type="float" office:value="375" calcext:value-type="float">
            <text:p>375</text:p>
          </table:table-cell>
          <table:table-cell table:formula="of:=([.J662]/[.K$1])/([.I662]/1000)" office:value-type="float" office:value="0.667853962600178" calcext:value-type="float">
            <text:p>0.67</text:p>
          </table:table-cell>
          <table:table-cell table:formula="of:=[.L$1]*([.D662]-20)" office:value-type="float" office:value="65" calcext:value-type="float">
            <text:p>65</text:p>
          </table:table-cell>
          <table:table-cell table:formula="of:=[.M$1]*[.F662]" office:value-type="float" office:value="58.19" calcext:value-type="float">
            <text:p>58.19</text:p>
          </table:table-cell>
          <table:table-cell table:style-name="ce1" table:formula="of:=[.N$1]*[.K662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0905" calcext:value-type="float">
            <text:p>2609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310" calcext:value-type="float">
            <text:p>124310</text:p>
          </table:table-cell>
          <table:table-cell table:formula="of:=[.B663]-[.B662]" office:value-type="float" office:value="100" calcext:value-type="float">
            <text:p>100</text:p>
          </table:table-cell>
          <table:table-cell table:formula="of:=[.H663]-[.H662]" office:value-type="float" office:value="363" calcext:value-type="float">
            <text:p>363</text:p>
          </table:table-cell>
          <table:table-cell table:formula="of:=([.J663]/[.K$1])/([.I663]/1000)" office:value-type="float" office:value="0.646482635796972" calcext:value-type="float">
            <text:p>0.65</text:p>
          </table:table-cell>
          <table:table-cell table:formula="of:=[.L$1]*([.D663]-20)" office:value-type="float" office:value="66" calcext:value-type="float">
            <text:p>66</text:p>
          </table:table-cell>
          <table:table-cell table:formula="of:=[.M$1]*[.F663]" office:value-type="float" office:value="58.19" calcext:value-type="float">
            <text:p>58.19</text:p>
          </table:table-cell>
          <table:table-cell table:style-name="ce1" table:formula="of:=[.N$1]*[.K663]" office:value-type="float" office:value="64.6482635796972" calcext:value-type="float">
            <text:p>64.6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005" calcext:value-type="float">
            <text:p>2610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4686" calcext:value-type="float">
            <text:p>124686</text:p>
          </table:table-cell>
          <table:table-cell table:formula="of:=[.B664]-[.B663]" office:value-type="float" office:value="100" calcext:value-type="float">
            <text:p>100</text:p>
          </table:table-cell>
          <table:table-cell table:formula="of:=[.H664]-[.H663]" office:value-type="float" office:value="376" calcext:value-type="float">
            <text:p>376</text:p>
          </table:table-cell>
          <table:table-cell table:formula="of:=([.J664]/[.K$1])/([.I664]/1000)" office:value-type="float" office:value="0.669634906500445" calcext:value-type="float">
            <text:p>0.67</text:p>
          </table:table-cell>
          <table:table-cell table:formula="of:=[.L$1]*([.D664]-20)" office:value-type="float" office:value="66" calcext:value-type="float">
            <text:p>66</text:p>
          </table:table-cell>
          <table:table-cell table:formula="of:=[.M$1]*[.F664]" office:value-type="float" office:value="58.19" calcext:value-type="float">
            <text:p>58.19</text:p>
          </table:table-cell>
          <table:table-cell table:style-name="ce1" table:formula="of:=[.N$1]*[.K664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105" calcext:value-type="float">
            <text:p>2611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051" calcext:value-type="float">
            <text:p>125051</text:p>
          </table:table-cell>
          <table:table-cell table:formula="of:=[.B665]-[.B664]" office:value-type="float" office:value="100" calcext:value-type="float">
            <text:p>100</text:p>
          </table:table-cell>
          <table:table-cell table:formula="of:=[.H665]-[.H664]" office:value-type="float" office:value="365" calcext:value-type="float">
            <text:p>365</text:p>
          </table:table-cell>
          <table:table-cell table:formula="of:=([.J665]/[.K$1])/([.I665]/1000)" office:value-type="float" office:value="0.650044523597507" calcext:value-type="float">
            <text:p>0.65</text:p>
          </table:table-cell>
          <table:table-cell table:formula="of:=[.L$1]*([.D665]-20)" office:value-type="float" office:value="66" calcext:value-type="float">
            <text:p>66</text:p>
          </table:table-cell>
          <table:table-cell table:formula="of:=[.M$1]*[.F665]" office:value-type="float" office:value="58.19" calcext:value-type="float">
            <text:p>58.19</text:p>
          </table:table-cell>
          <table:table-cell table:style-name="ce1" table:formula="of:=[.N$1]*[.K665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205" calcext:value-type="float">
            <text:p>2612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421" calcext:value-type="float">
            <text:p>125421</text:p>
          </table:table-cell>
          <table:table-cell table:formula="of:=[.B666]-[.B665]" office:value-type="float" office:value="100" calcext:value-type="float">
            <text:p>100</text:p>
          </table:table-cell>
          <table:table-cell table:formula="of:=[.H666]-[.H665]" office:value-type="float" office:value="370" calcext:value-type="float">
            <text:p>370</text:p>
          </table:table-cell>
          <table:table-cell table:formula="of:=([.J666]/[.K$1])/([.I666]/1000)" office:value-type="float" office:value="0.658949243098842" calcext:value-type="float">
            <text:p>0.66</text:p>
          </table:table-cell>
          <table:table-cell table:formula="of:=[.L$1]*([.D666]-20)" office:value-type="float" office:value="66" calcext:value-type="float">
            <text:p>66</text:p>
          </table:table-cell>
          <table:table-cell table:formula="of:=[.M$1]*[.F666]" office:value-type="float" office:value="58.19" calcext:value-type="float">
            <text:p>58.19</text:p>
          </table:table-cell>
          <table:table-cell table:style-name="ce1" table:formula="of:=[.N$1]*[.K666]" office:value-type="float" office:value="65.8949243098842" calcext:value-type="float">
            <text:p>65.8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305" calcext:value-type="float">
            <text:p>2613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5798" calcext:value-type="float">
            <text:p>125798</text:p>
          </table:table-cell>
          <table:table-cell table:formula="of:=[.B667]-[.B666]" office:value-type="float" office:value="100" calcext:value-type="float">
            <text:p>100</text:p>
          </table:table-cell>
          <table:table-cell table:formula="of:=[.H667]-[.H666]" office:value-type="float" office:value="377" calcext:value-type="float">
            <text:p>377</text:p>
          </table:table-cell>
          <table:table-cell table:formula="of:=([.J667]/[.K$1])/([.I667]/1000)" office:value-type="float" office:value="0.671415850400712" calcext:value-type="float">
            <text:p>0.67</text:p>
          </table:table-cell>
          <table:table-cell table:formula="of:=[.L$1]*([.D667]-20)" office:value-type="float" office:value="66" calcext:value-type="float">
            <text:p>66</text:p>
          </table:table-cell>
          <table:table-cell table:formula="of:=[.M$1]*[.F667]" office:value-type="float" office:value="58.19" calcext:value-type="float">
            <text:p>58.19</text:p>
          </table:table-cell>
          <table:table-cell table:style-name="ce1" table:formula="of:=[.N$1]*[.K667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405" calcext:value-type="float">
            <text:p>2614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159" calcext:value-type="float">
            <text:p>126159</text:p>
          </table:table-cell>
          <table:table-cell table:formula="of:=[.B668]-[.B667]" office:value-type="float" office:value="100" calcext:value-type="float">
            <text:p>100</text:p>
          </table:table-cell>
          <table:table-cell table:formula="of:=[.H668]-[.H667]" office:value-type="float" office:value="361" calcext:value-type="float">
            <text:p>361</text:p>
          </table:table-cell>
          <table:table-cell table:formula="of:=([.J668]/[.K$1])/([.I668]/1000)" office:value-type="float" office:value="0.642920747996438" calcext:value-type="float">
            <text:p>0.64</text:p>
          </table:table-cell>
          <table:table-cell table:formula="of:=[.L$1]*([.D668]-20)" office:value-type="float" office:value="66" calcext:value-type="float">
            <text:p>66</text:p>
          </table:table-cell>
          <table:table-cell table:formula="of:=[.M$1]*[.F668]" office:value-type="float" office:value="58.19" calcext:value-type="float">
            <text:p>58.19</text:p>
          </table:table-cell>
          <table:table-cell table:style-name="ce1" table:formula="of:=[.N$1]*[.K668]" office:value-type="float" office:value="64.2920747996438" calcext:value-type="float">
            <text:p>64.2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505" calcext:value-type="float">
            <text:p>2615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540" calcext:value-type="float">
            <text:p>126540</text:p>
          </table:table-cell>
          <table:table-cell table:formula="of:=[.B669]-[.B668]" office:value-type="float" office:value="100" calcext:value-type="float">
            <text:p>100</text:p>
          </table:table-cell>
          <table:table-cell table:formula="of:=[.H669]-[.H668]" office:value-type="float" office:value="381" calcext:value-type="float">
            <text:p>381</text:p>
          </table:table-cell>
          <table:table-cell table:formula="of:=([.J669]/[.K$1])/([.I669]/1000)" office:value-type="float" office:value="0.678539626001781" calcext:value-type="float">
            <text:p>0.68</text:p>
          </table:table-cell>
          <table:table-cell table:formula="of:=[.L$1]*([.D669]-20)" office:value-type="float" office:value="66" calcext:value-type="float">
            <text:p>66</text:p>
          </table:table-cell>
          <table:table-cell table:formula="of:=[.M$1]*[.F669]" office:value-type="float" office:value="58.19" calcext:value-type="float">
            <text:p>58.19</text:p>
          </table:table-cell>
          <table:table-cell table:style-name="ce1" table:formula="of:=[.N$1]*[.K669]" office:value-type="float" office:value="67.8539626001781" calcext:value-type="float">
            <text:p>6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605" calcext:value-type="float">
            <text:p>2616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6902" calcext:value-type="float">
            <text:p>126902</text:p>
          </table:table-cell>
          <table:table-cell table:formula="of:=[.B670]-[.B669]" office:value-type="float" office:value="100" calcext:value-type="float">
            <text:p>100</text:p>
          </table:table-cell>
          <table:table-cell table:formula="of:=[.H670]-[.H669]" office:value-type="float" office:value="362" calcext:value-type="float">
            <text:p>362</text:p>
          </table:table-cell>
          <table:table-cell table:formula="of:=([.J670]/[.K$1])/([.I670]/1000)" office:value-type="float" office:value="0.644701691896705" calcext:value-type="float">
            <text:p>0.64</text:p>
          </table:table-cell>
          <table:table-cell table:formula="of:=[.L$1]*([.D670]-20)" office:value-type="float" office:value="66" calcext:value-type="float">
            <text:p>66</text:p>
          </table:table-cell>
          <table:table-cell table:formula="of:=[.M$1]*[.F670]" office:value-type="float" office:value="58.19" calcext:value-type="float">
            <text:p>58.19</text:p>
          </table:table-cell>
          <table:table-cell table:style-name="ce1" table:formula="of:=[.N$1]*[.K670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705" calcext:value-type="float">
            <text:p>2617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271" calcext:value-type="float">
            <text:p>127271</text:p>
          </table:table-cell>
          <table:table-cell table:formula="of:=[.B671]-[.B670]" office:value-type="float" office:value="100" calcext:value-type="float">
            <text:p>100</text:p>
          </table:table-cell>
          <table:table-cell table:formula="of:=[.H671]-[.H670]" office:value-type="float" office:value="369" calcext:value-type="float">
            <text:p>369</text:p>
          </table:table-cell>
          <table:table-cell table:formula="of:=([.J671]/[.K$1])/([.I671]/1000)" office:value-type="float" office:value="0.657168299198575" calcext:value-type="float">
            <text:p>0.66</text:p>
          </table:table-cell>
          <table:table-cell table:formula="of:=[.L$1]*([.D671]-20)" office:value-type="float" office:value="66" calcext:value-type="float">
            <text:p>66</text:p>
          </table:table-cell>
          <table:table-cell table:formula="of:=[.M$1]*[.F671]" office:value-type="float" office:value="58.19" calcext:value-type="float">
            <text:p>58.19</text:p>
          </table:table-cell>
          <table:table-cell table:style-name="ce1" table:formula="of:=[.N$1]*[.K671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805" calcext:value-type="float">
            <text:p>261805</text:p>
          </table:table-cell>
          <table:table-cell office:value-type="string" calcext:value-type="string">
            <text:p><text:s/>TH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7646" calcext:value-type="float">
            <text:p>127646</text:p>
          </table:table-cell>
          <table:table-cell table:formula="of:=[.B672]-[.B671]" office:value-type="float" office:value="100" calcext:value-type="float">
            <text:p>100</text:p>
          </table:table-cell>
          <table:table-cell table:formula="of:=[.H672]-[.H671]" office:value-type="float" office:value="375" calcext:value-type="float">
            <text:p>375</text:p>
          </table:table-cell>
          <table:table-cell table:formula="of:=([.J672]/[.K$1])/([.I672]/1000)" office:value-type="float" office:value="0.667853962600178" calcext:value-type="float">
            <text:p>0.67</text:p>
          </table:table-cell>
          <table:table-cell table:formula="of:=[.L$1]*([.D672]-20)" office:value-type="float" office:value="66" calcext:value-type="float">
            <text:p>66</text:p>
          </table:table-cell>
          <table:table-cell table:formula="of:=[.M$1]*[.F672]" office:value-type="float" office:value="58.19" calcext:value-type="float">
            <text:p>58.19</text:p>
          </table:table-cell>
          <table:table-cell table:style-name="ce1" table:formula="of:=[.N$1]*[.K672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1905" calcext:value-type="float">
            <text:p>2619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015" calcext:value-type="float">
            <text:p>128015</text:p>
          </table:table-cell>
          <table:table-cell table:formula="of:=[.B673]-[.B672]" office:value-type="float" office:value="100" calcext:value-type="float">
            <text:p>100</text:p>
          </table:table-cell>
          <table:table-cell table:formula="of:=[.H673]-[.H672]" office:value-type="float" office:value="369" calcext:value-type="float">
            <text:p>369</text:p>
          </table:table-cell>
          <table:table-cell table:formula="of:=([.J673]/[.K$1])/([.I673]/1000)" office:value-type="float" office:value="0.657168299198575" calcext:value-type="float">
            <text:p>0.66</text:p>
          </table:table-cell>
          <table:table-cell table:formula="of:=[.L$1]*([.D673]-20)" office:value-type="float" office:value="67" calcext:value-type="float">
            <text:p>67</text:p>
          </table:table-cell>
          <table:table-cell table:formula="of:=[.M$1]*[.F673]" office:value-type="float" office:value="58.19" calcext:value-type="float">
            <text:p>58.19</text:p>
          </table:table-cell>
          <table:table-cell table:style-name="ce1" table:formula="of:=[.N$1]*[.K673]" office:value-type="float" office:value="65.7168299198575" calcext:value-type="float">
            <text:p>65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005" calcext:value-type="float">
            <text:p>2620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393" calcext:value-type="float">
            <text:p>128393</text:p>
          </table:table-cell>
          <table:table-cell table:formula="of:=[.B674]-[.B673]" office:value-type="float" office:value="100" calcext:value-type="float">
            <text:p>100</text:p>
          </table:table-cell>
          <table:table-cell table:formula="of:=[.H674]-[.H673]" office:value-type="float" office:value="378" calcext:value-type="float">
            <text:p>378</text:p>
          </table:table-cell>
          <table:table-cell table:formula="of:=([.J674]/[.K$1])/([.I674]/1000)" office:value-type="float" office:value="0.67319679430098" calcext:value-type="float">
            <text:p>0.67</text:p>
          </table:table-cell>
          <table:table-cell table:formula="of:=[.L$1]*([.D674]-20)" office:value-type="float" office:value="67" calcext:value-type="float">
            <text:p>67</text:p>
          </table:table-cell>
          <table:table-cell table:formula="of:=[.M$1]*[.F674]" office:value-type="float" office:value="58.19" calcext:value-type="float">
            <text:p>58.19</text:p>
          </table:table-cell>
          <table:table-cell table:style-name="ce1" table:formula="of:=[.N$1]*[.K674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105" calcext:value-type="float">
            <text:p>2621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8761" calcext:value-type="float">
            <text:p>128761</text:p>
          </table:table-cell>
          <table:table-cell table:formula="of:=[.B675]-[.B674]" office:value-type="float" office:value="100" calcext:value-type="float">
            <text:p>100</text:p>
          </table:table-cell>
          <table:table-cell table:formula="of:=[.H675]-[.H674]" office:value-type="float" office:value="368" calcext:value-type="float">
            <text:p>368</text:p>
          </table:table-cell>
          <table:table-cell table:formula="of:=([.J675]/[.K$1])/([.I675]/1000)" office:value-type="float" office:value="0.655387355298308" calcext:value-type="float">
            <text:p>0.66</text:p>
          </table:table-cell>
          <table:table-cell table:formula="of:=[.L$1]*([.D675]-20)" office:value-type="float" office:value="67" calcext:value-type="float">
            <text:p>67</text:p>
          </table:table-cell>
          <table:table-cell table:formula="of:=[.M$1]*[.F675]" office:value-type="float" office:value="58.19" calcext:value-type="float">
            <text:p>58.19</text:p>
          </table:table-cell>
          <table:table-cell table:style-name="ce1" table:formula="of:=[.N$1]*[.K675]" office:value-type="float" office:value="65.5387355298308" calcext:value-type="float">
            <text:p>6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205" calcext:value-type="float">
            <text:p>2622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149" calcext:value-type="float">
            <text:p>129149</text:p>
          </table:table-cell>
          <table:table-cell table:formula="of:=[.B676]-[.B675]" office:value-type="float" office:value="100" calcext:value-type="float">
            <text:p>100</text:p>
          </table:table-cell>
          <table:table-cell table:formula="of:=[.H676]-[.H675]" office:value-type="float" office:value="388" calcext:value-type="float">
            <text:p>388</text:p>
          </table:table-cell>
          <table:table-cell table:formula="of:=([.J676]/[.K$1])/([.I676]/1000)" office:value-type="float" office:value="0.691006233303651" calcext:value-type="float">
            <text:p>0.69</text:p>
          </table:table-cell>
          <table:table-cell table:formula="of:=[.L$1]*([.D676]-20)" office:value-type="float" office:value="67" calcext:value-type="float">
            <text:p>67</text:p>
          </table:table-cell>
          <table:table-cell table:formula="of:=[.M$1]*[.F676]" office:value-type="float" office:value="58.19" calcext:value-type="float">
            <text:p>58.19</text:p>
          </table:table-cell>
          <table:table-cell table:style-name="ce1" table:formula="of:=[.N$1]*[.K676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305" calcext:value-type="float">
            <text:p>2623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514" calcext:value-type="float">
            <text:p>129514</text:p>
          </table:table-cell>
          <table:table-cell table:formula="of:=[.B677]-[.B676]" office:value-type="float" office:value="100" calcext:value-type="float">
            <text:p>100</text:p>
          </table:table-cell>
          <table:table-cell table:formula="of:=[.H677]-[.H676]" office:value-type="float" office:value="365" calcext:value-type="float">
            <text:p>365</text:p>
          </table:table-cell>
          <table:table-cell table:formula="of:=([.J677]/[.K$1])/([.I677]/1000)" office:value-type="float" office:value="0.650044523597507" calcext:value-type="float">
            <text:p>0.65</text:p>
          </table:table-cell>
          <table:table-cell table:formula="of:=[.L$1]*([.D677]-20)" office:value-type="float" office:value="67" calcext:value-type="float">
            <text:p>67</text:p>
          </table:table-cell>
          <table:table-cell table:formula="of:=[.M$1]*[.F677]" office:value-type="float" office:value="58.19" calcext:value-type="float">
            <text:p>58.19</text:p>
          </table:table-cell>
          <table:table-cell table:style-name="ce1" table:formula="of:=[.N$1]*[.K677]" office:value-type="float" office:value="65.0044523597507" calcext:value-type="float">
            <text:p>65.0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405" calcext:value-type="float">
            <text:p>2624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29892" calcext:value-type="float">
            <text:p>129892</text:p>
          </table:table-cell>
          <table:table-cell table:formula="of:=[.B678]-[.B677]" office:value-type="float" office:value="100" calcext:value-type="float">
            <text:p>100</text:p>
          </table:table-cell>
          <table:table-cell table:formula="of:=[.H678]-[.H677]" office:value-type="float" office:value="378" calcext:value-type="float">
            <text:p>378</text:p>
          </table:table-cell>
          <table:table-cell table:formula="of:=([.J678]/[.K$1])/([.I678]/1000)" office:value-type="float" office:value="0.67319679430098" calcext:value-type="float">
            <text:p>0.67</text:p>
          </table:table-cell>
          <table:table-cell table:formula="of:=[.L$1]*([.D678]-20)" office:value-type="float" office:value="67" calcext:value-type="float">
            <text:p>67</text:p>
          </table:table-cell>
          <table:table-cell table:formula="of:=[.M$1]*[.F678]" office:value-type="float" office:value="58.19" calcext:value-type="float">
            <text:p>58.19</text:p>
          </table:table-cell>
          <table:table-cell table:style-name="ce1" table:formula="of:=[.N$1]*[.K678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505" calcext:value-type="float">
            <text:p>2625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267" calcext:value-type="float">
            <text:p>130267</text:p>
          </table:table-cell>
          <table:table-cell table:formula="of:=[.B679]-[.B678]" office:value-type="float" office:value="100" calcext:value-type="float">
            <text:p>100</text:p>
          </table:table-cell>
          <table:table-cell table:formula="of:=[.H679]-[.H678]" office:value-type="float" office:value="375" calcext:value-type="float">
            <text:p>375</text:p>
          </table:table-cell>
          <table:table-cell table:formula="of:=([.J679]/[.K$1])/([.I679]/1000)" office:value-type="float" office:value="0.667853962600178" calcext:value-type="float">
            <text:p>0.67</text:p>
          </table:table-cell>
          <table:table-cell table:formula="of:=[.L$1]*([.D679]-20)" office:value-type="float" office:value="67" calcext:value-type="float">
            <text:p>67</text:p>
          </table:table-cell>
          <table:table-cell table:formula="of:=[.M$1]*[.F679]" office:value-type="float" office:value="58.19" calcext:value-type="float">
            <text:p>58.19</text:p>
          </table:table-cell>
          <table:table-cell table:style-name="ce1" table:formula="of:=[.N$1]*[.K679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605" calcext:value-type="float">
            <text:p>2626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0643" calcext:value-type="float">
            <text:p>130643</text:p>
          </table:table-cell>
          <table:table-cell table:formula="of:=[.B680]-[.B679]" office:value-type="float" office:value="100" calcext:value-type="float">
            <text:p>100</text:p>
          </table:table-cell>
          <table:table-cell table:formula="of:=[.H680]-[.H679]" office:value-type="float" office:value="376" calcext:value-type="float">
            <text:p>376</text:p>
          </table:table-cell>
          <table:table-cell table:formula="of:=([.J680]/[.K$1])/([.I680]/1000)" office:value-type="float" office:value="0.669634906500445" calcext:value-type="float">
            <text:p>0.67</text:p>
          </table:table-cell>
          <table:table-cell table:formula="of:=[.L$1]*([.D680]-20)" office:value-type="float" office:value="67" calcext:value-type="float">
            <text:p>67</text:p>
          </table:table-cell>
          <table:table-cell table:formula="of:=[.M$1]*[.F680]" office:value-type="float" office:value="58.19" calcext:value-type="float">
            <text:p>58.19</text:p>
          </table:table-cell>
          <table:table-cell table:style-name="ce1" table:formula="of:=[.N$1]*[.K680]" office:value-type="float" office:value="66.9634906500445" calcext:value-type="float">
            <text:p>66.9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705" calcext:value-type="float">
            <text:p>2627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026" calcext:value-type="float">
            <text:p>131026</text:p>
          </table:table-cell>
          <table:table-cell table:formula="of:=[.B681]-[.B680]" office:value-type="float" office:value="100" calcext:value-type="float">
            <text:p>100</text:p>
          </table:table-cell>
          <table:table-cell table:formula="of:=[.H681]-[.H680]" office:value-type="float" office:value="383" calcext:value-type="float">
            <text:p>383</text:p>
          </table:table-cell>
          <table:table-cell table:formula="of:=([.J681]/[.K$1])/([.I681]/1000)" office:value-type="float" office:value="0.682101513802315" calcext:value-type="float">
            <text:p>0.68</text:p>
          </table:table-cell>
          <table:table-cell table:formula="of:=[.L$1]*([.D681]-20)" office:value-type="float" office:value="67" calcext:value-type="float">
            <text:p>67</text:p>
          </table:table-cell>
          <table:table-cell table:formula="of:=[.M$1]*[.F681]" office:value-type="float" office:value="58.19" calcext:value-type="float">
            <text:p>58.19</text:p>
          </table:table-cell>
          <table:table-cell table:style-name="ce1" table:formula="of:=[.N$1]*[.K681]" office:value-type="float" office:value="68.2101513802315" calcext:value-type="float">
            <text:p>6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805" calcext:value-type="float">
            <text:p>262805</text:p>
          </table:table-cell>
          <table:table-cell office:value-type="string" calcext:value-type="string">
            <text:p><text:s/>TH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388" calcext:value-type="float">
            <text:p>131388</text:p>
          </table:table-cell>
          <table:table-cell table:formula="of:=[.B682]-[.B681]" office:value-type="float" office:value="100" calcext:value-type="float">
            <text:p>100</text:p>
          </table:table-cell>
          <table:table-cell table:formula="of:=[.H682]-[.H681]" office:value-type="float" office:value="362" calcext:value-type="float">
            <text:p>362</text:p>
          </table:table-cell>
          <table:table-cell table:formula="of:=([.J682]/[.K$1])/([.I682]/1000)" office:value-type="float" office:value="0.644701691896705" calcext:value-type="float">
            <text:p>0.64</text:p>
          </table:table-cell>
          <table:table-cell table:formula="of:=[.L$1]*([.D682]-20)" office:value-type="float" office:value="67" calcext:value-type="float">
            <text:p>67</text:p>
          </table:table-cell>
          <table:table-cell table:formula="of:=[.M$1]*[.F682]" office:value-type="float" office:value="58.19" calcext:value-type="float">
            <text:p>58.19</text:p>
          </table:table-cell>
          <table:table-cell table:style-name="ce1" table:formula="of:=[.N$1]*[.K682]" office:value-type="float" office:value="64.4701691896705" calcext:value-type="float">
            <text:p>64.4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2905" calcext:value-type="float">
            <text:p>2629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1780" calcext:value-type="float">
            <text:p>131780</text:p>
          </table:table-cell>
          <table:table-cell table:formula="of:=[.B683]-[.B682]" office:value-type="float" office:value="100" calcext:value-type="float">
            <text:p>100</text:p>
          </table:table-cell>
          <table:table-cell table:formula="of:=[.H683]-[.H682]" office:value-type="float" office:value="392" calcext:value-type="float">
            <text:p>392</text:p>
          </table:table-cell>
          <table:table-cell table:formula="of:=([.J683]/[.K$1])/([.I683]/1000)" office:value-type="float" office:value="0.698130008904719" calcext:value-type="float">
            <text:p>0.70</text:p>
          </table:table-cell>
          <table:table-cell table:formula="of:=[.L$1]*([.D683]-20)" office:value-type="float" office:value="68" calcext:value-type="float">
            <text:p>68</text:p>
          </table:table-cell>
          <table:table-cell table:formula="of:=[.M$1]*[.F683]" office:value-type="float" office:value="58.19" calcext:value-type="float">
            <text:p>58.19</text:p>
          </table:table-cell>
          <table:table-cell table:style-name="ce1" table:formula="of:=[.N$1]*[.K683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005" calcext:value-type="float">
            <text:p>2630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155" calcext:value-type="float">
            <text:p>132155</text:p>
          </table:table-cell>
          <table:table-cell table:formula="of:=[.B684]-[.B683]" office:value-type="float" office:value="100" calcext:value-type="float">
            <text:p>100</text:p>
          </table:table-cell>
          <table:table-cell table:formula="of:=[.H684]-[.H683]" office:value-type="float" office:value="375" calcext:value-type="float">
            <text:p>375</text:p>
          </table:table-cell>
          <table:table-cell table:formula="of:=([.J684]/[.K$1])/([.I684]/1000)" office:value-type="float" office:value="0.667853962600178" calcext:value-type="float">
            <text:p>0.67</text:p>
          </table:table-cell>
          <table:table-cell table:formula="of:=[.L$1]*([.D684]-20)" office:value-type="float" office:value="68" calcext:value-type="float">
            <text:p>68</text:p>
          </table:table-cell>
          <table:table-cell table:formula="of:=[.M$1]*[.F684]" office:value-type="float" office:value="58.19" calcext:value-type="float">
            <text:p>58.19</text:p>
          </table:table-cell>
          <table:table-cell table:style-name="ce1" table:formula="of:=[.N$1]*[.K684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105" calcext:value-type="float">
            <text:p>2631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533" calcext:value-type="float">
            <text:p>132533</text:p>
          </table:table-cell>
          <table:table-cell table:formula="of:=[.B685]-[.B684]" office:value-type="float" office:value="100" calcext:value-type="float">
            <text:p>100</text:p>
          </table:table-cell>
          <table:table-cell table:formula="of:=[.H685]-[.H684]" office:value-type="float" office:value="378" calcext:value-type="float">
            <text:p>378</text:p>
          </table:table-cell>
          <table:table-cell table:formula="of:=([.J685]/[.K$1])/([.I685]/1000)" office:value-type="float" office:value="0.67319679430098" calcext:value-type="float">
            <text:p>0.67</text:p>
          </table:table-cell>
          <table:table-cell table:formula="of:=[.L$1]*([.D685]-20)" office:value-type="float" office:value="68" calcext:value-type="float">
            <text:p>68</text:p>
          </table:table-cell>
          <table:table-cell table:formula="of:=[.M$1]*[.F685]" office:value-type="float" office:value="58.19" calcext:value-type="float">
            <text:p>58.19</text:p>
          </table:table-cell>
          <table:table-cell table:style-name="ce1" table:formula="of:=[.N$1]*[.K685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205" calcext:value-type="float">
            <text:p>2632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Odom</text:p>
          </table:table-cell>
          <table:table-cell office:value-type="float" office:value="132915" calcext:value-type="float">
            <text:p>132915</text:p>
          </table:table-cell>
          <table:table-cell table:formula="of:=[.B686]-[.B685]" office:value-type="float" office:value="100" calcext:value-type="float">
            <text:p>100</text:p>
          </table:table-cell>
          <table:table-cell table:formula="of:=[.H686]-[.H685]" office:value-type="float" office:value="382" calcext:value-type="float">
            <text:p>382</text:p>
          </table:table-cell>
          <table:table-cell table:formula="of:=([.J686]/[.K$1])/([.I686]/1000)" office:value-type="float" office:value="0.680320569902048" calcext:value-type="float">
            <text:p>0.68</text:p>
          </table:table-cell>
          <table:table-cell table:formula="of:=[.L$1]*([.D686]-20)" office:value-type="float" office:value="68" calcext:value-type="float">
            <text:p>68</text:p>
          </table:table-cell>
          <table:table-cell table:formula="of:=[.M$1]*[.F686]" office:value-type="float" office:value="58.19" calcext:value-type="float">
            <text:p>58.19</text:p>
          </table:table-cell>
          <table:table-cell table:style-name="ce1" table:formula="of:=[.N$1]*[.K686]" office:value-type="float" office:value="68.0320569902048" calcext:value-type="float">
            <text:p>6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305" calcext:value-type="float">
            <text:p>2633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296" calcext:value-type="float">
            <text:p>133296</text:p>
          </table:table-cell>
          <table:table-cell table:formula="of:=[.B687]-[.B686]" office:value-type="float" office:value="100" calcext:value-type="float">
            <text:p>100</text:p>
          </table:table-cell>
          <table:table-cell table:formula="of:=[.H687]-[.H686]" office:value-type="float" office:value="381" calcext:value-type="float">
            <text:p>381</text:p>
          </table:table-cell>
          <table:table-cell table:formula="of:=([.J687]/[.K$1])/([.I687]/1000)" office:value-type="float" office:value="0.678539626001781" calcext:value-type="float">
            <text:p>0.68</text:p>
          </table:table-cell>
          <table:table-cell table:formula="of:=[.L$1]*([.D687]-20)" office:value-type="float" office:value="68" calcext:value-type="float">
            <text:p>68</text:p>
          </table:table-cell>
          <table:table-cell table:formula="of:=[.M$1]*[.F687]" office:value-type="float" office:value="59.18" calcext:value-type="float">
            <text:p>59.18</text:p>
          </table:table-cell>
          <table:table-cell table:style-name="ce1" table:formula="of:=[.N$1]*[.K687]" office:value-type="float" office:value="67.8539626001781" calcext:value-type="float">
            <text:p>67.8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405" calcext:value-type="float">
            <text:p>2634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3681" calcext:value-type="float">
            <text:p>133681</text:p>
          </table:table-cell>
          <table:table-cell table:formula="of:=[.B688]-[.B687]" office:value-type="float" office:value="100" calcext:value-type="float">
            <text:p>100</text:p>
          </table:table-cell>
          <table:table-cell table:formula="of:=[.H688]-[.H687]" office:value-type="float" office:value="385" calcext:value-type="float">
            <text:p>385</text:p>
          </table:table-cell>
          <table:table-cell table:formula="of:=([.J688]/[.K$1])/([.I688]/1000)" office:value-type="float" office:value="0.68566340160285" calcext:value-type="float">
            <text:p>0.69</text:p>
          </table:table-cell>
          <table:table-cell table:formula="of:=[.L$1]*([.D688]-20)" office:value-type="float" office:value="68" calcext:value-type="float">
            <text:p>68</text:p>
          </table:table-cell>
          <table:table-cell table:formula="of:=[.M$1]*[.F688]" office:value-type="float" office:value="59.18" calcext:value-type="float">
            <text:p>59.18</text:p>
          </table:table-cell>
          <table:table-cell table:style-name="ce1" table:formula="of:=[.N$1]*[.K688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505" calcext:value-type="float">
            <text:p>2635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Odom</text:p>
          </table:table-cell>
          <table:table-cell office:value-type="float" office:value="134055" calcext:value-type="float">
            <text:p>134055</text:p>
          </table:table-cell>
          <table:table-cell table:formula="of:=[.B689]-[.B688]" office:value-type="float" office:value="100" calcext:value-type="float">
            <text:p>100</text:p>
          </table:table-cell>
          <table:table-cell table:formula="of:=[.H689]-[.H688]" office:value-type="float" office:value="374" calcext:value-type="float">
            <text:p>374</text:p>
          </table:table-cell>
          <table:table-cell table:formula="of:=([.J689]/[.K$1])/([.I689]/1000)" office:value-type="float" office:value="0.666073018699911" calcext:value-type="float">
            <text:p>0.67</text:p>
          </table:table-cell>
          <table:table-cell table:formula="of:=[.L$1]*([.D689]-20)" office:value-type="float" office:value="68" calcext:value-type="float">
            <text:p>68</text:p>
          </table:table-cell>
          <table:table-cell table:formula="of:=[.M$1]*[.F689]" office:value-type="float" office:value="59.18" calcext:value-type="float">
            <text:p>59.18</text:p>
          </table:table-cell>
          <table:table-cell table:style-name="ce1" table:formula="of:=[.N$1]*[.K689]" office:value-type="float" office:value="66.6073018699911" calcext:value-type="float">
            <text:p>66.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605" calcext:value-type="float">
            <text:p>2636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443" calcext:value-type="float">
            <text:p>134443</text:p>
          </table:table-cell>
          <table:table-cell table:formula="of:=[.B690]-[.B689]" office:value-type="float" office:value="100" calcext:value-type="float">
            <text:p>100</text:p>
          </table:table-cell>
          <table:table-cell table:formula="of:=[.H690]-[.H689]" office:value-type="float" office:value="388" calcext:value-type="float">
            <text:p>388</text:p>
          </table:table-cell>
          <table:table-cell table:formula="of:=([.J690]/[.K$1])/([.I690]/1000)" office:value-type="float" office:value="0.691006233303651" calcext:value-type="float">
            <text:p>0.69</text:p>
          </table:table-cell>
          <table:table-cell table:formula="of:=[.L$1]*([.D690]-20)" office:value-type="float" office:value="68" calcext:value-type="float">
            <text:p>68</text:p>
          </table:table-cell>
          <table:table-cell table:formula="of:=[.M$1]*[.F690]" office:value-type="float" office:value="60.335" calcext:value-type="float">
            <text:p>60.335</text:p>
          </table:table-cell>
          <table:table-cell table:style-name="ce1" table:formula="of:=[.N$1]*[.K690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705" calcext:value-type="float">
            <text:p>2637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4820" calcext:value-type="float">
            <text:p>134820</text:p>
          </table:table-cell>
          <table:table-cell table:formula="of:=[.B691]-[.B690]" office:value-type="float" office:value="100" calcext:value-type="float">
            <text:p>100</text:p>
          </table:table-cell>
          <table:table-cell table:formula="of:=[.H691]-[.H690]" office:value-type="float" office:value="377" calcext:value-type="float">
            <text:p>377</text:p>
          </table:table-cell>
          <table:table-cell table:formula="of:=([.J691]/[.K$1])/([.I691]/1000)" office:value-type="float" office:value="0.671415850400712" calcext:value-type="float">
            <text:p>0.67</text:p>
          </table:table-cell>
          <table:table-cell table:formula="of:=[.L$1]*([.D691]-20)" office:value-type="float" office:value="68" calcext:value-type="float">
            <text:p>68</text:p>
          </table:table-cell>
          <table:table-cell table:formula="of:=[.M$1]*[.F691]" office:value-type="float" office:value="60.335" calcext:value-type="float">
            <text:p>60.335</text:p>
          </table:table-cell>
          <table:table-cell table:style-name="ce1" table:formula="of:=[.N$1]*[.K691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805" calcext:value-type="float">
            <text:p>263805</text:p>
          </table:table-cell>
          <table:table-cell office:value-type="string" calcext:value-type="string">
            <text:p><text:s/>TH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203" calcext:value-type="float">
            <text:p>135203</text:p>
          </table:table-cell>
          <table:table-cell table:formula="of:=[.B692]-[.B691]" office:value-type="float" office:value="100" calcext:value-type="float">
            <text:p>100</text:p>
          </table:table-cell>
          <table:table-cell table:formula="of:=[.H692]-[.H691]" office:value-type="float" office:value="383" calcext:value-type="float">
            <text:p>383</text:p>
          </table:table-cell>
          <table:table-cell table:formula="of:=([.J692]/[.K$1])/([.I692]/1000)" office:value-type="float" office:value="0.682101513802315" calcext:value-type="float">
            <text:p>0.68</text:p>
          </table:table-cell>
          <table:table-cell table:formula="of:=[.L$1]*([.D692]-20)" office:value-type="float" office:value="68" calcext:value-type="float">
            <text:p>68</text:p>
          </table:table-cell>
          <table:table-cell table:formula="of:=[.M$1]*[.F692]" office:value-type="float" office:value="60.335" calcext:value-type="float">
            <text:p>60.335</text:p>
          </table:table-cell>
          <table:table-cell table:style-name="ce1" table:formula="of:=[.N$1]*[.K692]" office:value-type="float" office:value="68.2101513802315" calcext:value-type="float">
            <text:p>68.2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3905" calcext:value-type="float">
            <text:p>2639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Odom</text:p>
          </table:table-cell>
          <table:table-cell office:value-type="float" office:value="135581" calcext:value-type="float">
            <text:p>135581</text:p>
          </table:table-cell>
          <table:table-cell table:formula="of:=[.B693]-[.B692]" office:value-type="float" office:value="100" calcext:value-type="float">
            <text:p>100</text:p>
          </table:table-cell>
          <table:table-cell table:formula="of:=[.H693]-[.H692]" office:value-type="float" office:value="378" calcext:value-type="float">
            <text:p>378</text:p>
          </table:table-cell>
          <table:table-cell table:formula="of:=([.J693]/[.K$1])/([.I693]/1000)" office:value-type="float" office:value="0.67319679430098" calcext:value-type="float">
            <text:p>0.67</text:p>
          </table:table-cell>
          <table:table-cell table:formula="of:=[.L$1]*([.D693]-20)" office:value-type="float" office:value="69" calcext:value-type="float">
            <text:p>69</text:p>
          </table:table-cell>
          <table:table-cell table:formula="of:=[.M$1]*[.F693]" office:value-type="float" office:value="60.335" calcext:value-type="float">
            <text:p>60.335</text:p>
          </table:table-cell>
          <table:table-cell table:style-name="ce1" table:formula="of:=[.N$1]*[.K693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005" calcext:value-type="float">
            <text:p>2640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5969" calcext:value-type="float">
            <text:p>135969</text:p>
          </table:table-cell>
          <table:table-cell table:formula="of:=[.B694]-[.B693]" office:value-type="float" office:value="100" calcext:value-type="float">
            <text:p>100</text:p>
          </table:table-cell>
          <table:table-cell table:formula="of:=[.H694]-[.H693]" office:value-type="float" office:value="388" calcext:value-type="float">
            <text:p>388</text:p>
          </table:table-cell>
          <table:table-cell table:formula="of:=([.J694]/[.K$1])/([.I694]/1000)" office:value-type="float" office:value="0.691006233303651" calcext:value-type="float">
            <text:p>0.69</text:p>
          </table:table-cell>
          <table:table-cell table:formula="of:=[.L$1]*([.D694]-20)" office:value-type="float" office:value="69" calcext:value-type="float">
            <text:p>69</text:p>
          </table:table-cell>
          <table:table-cell table:formula="of:=[.M$1]*[.F694]" office:value-type="float" office:value="61.05" calcext:value-type="float">
            <text:p>61.05</text:p>
          </table:table-cell>
          <table:table-cell table:style-name="ce1" table:formula="of:=[.N$1]*[.K694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105" calcext:value-type="float">
            <text:p>2641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358" calcext:value-type="float">
            <text:p>136358</text:p>
          </table:table-cell>
          <table:table-cell table:formula="of:=[.B695]-[.B694]" office:value-type="float" office:value="100" calcext:value-type="float">
            <text:p>100</text:p>
          </table:table-cell>
          <table:table-cell table:formula="of:=[.H695]-[.H694]" office:value-type="float" office:value="389" calcext:value-type="float">
            <text:p>389</text:p>
          </table:table-cell>
          <table:table-cell table:formula="of:=([.J695]/[.K$1])/([.I695]/1000)" office:value-type="float" office:value="0.692787177203918" calcext:value-type="float">
            <text:p>0.69</text:p>
          </table:table-cell>
          <table:table-cell table:formula="of:=[.L$1]*([.D695]-20)" office:value-type="float" office:value="69" calcext:value-type="float">
            <text:p>69</text:p>
          </table:table-cell>
          <table:table-cell table:formula="of:=[.M$1]*[.F695]" office:value-type="float" office:value="61.05" calcext:value-type="float">
            <text:p>61.05</text:p>
          </table:table-cell>
          <table:table-cell table:style-name="ce1" table:formula="of:=[.N$1]*[.K695]" office:value-type="float" office:value="69.2787177203918" calcext:value-type="float">
            <text:p>69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205" calcext:value-type="float">
            <text:p>2642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6733" calcext:value-type="float">
            <text:p>136733</text:p>
          </table:table-cell>
          <table:table-cell table:formula="of:=[.B696]-[.B695]" office:value-type="float" office:value="100" calcext:value-type="float">
            <text:p>100</text:p>
          </table:table-cell>
          <table:table-cell table:formula="of:=[.H696]-[.H695]" office:value-type="float" office:value="375" calcext:value-type="float">
            <text:p>375</text:p>
          </table:table-cell>
          <table:table-cell table:formula="of:=([.J696]/[.K$1])/([.I696]/1000)" office:value-type="float" office:value="0.667853962600178" calcext:value-type="float">
            <text:p>0.67</text:p>
          </table:table-cell>
          <table:table-cell table:formula="of:=[.L$1]*([.D696]-20)" office:value-type="float" office:value="69" calcext:value-type="float">
            <text:p>69</text:p>
          </table:table-cell>
          <table:table-cell table:formula="of:=[.M$1]*[.F696]" office:value-type="float" office:value="61.05" calcext:value-type="float">
            <text:p>61.05</text:p>
          </table:table-cell>
          <table:table-cell table:style-name="ce1" table:formula="of:=[.N$1]*[.K696]" office:value-type="float" office:value="66.7853962600178" calcext:value-type="float">
            <text:p>66.7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305" calcext:value-type="float">
            <text:p>2643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129" calcext:value-type="float">
            <text:p>137129</text:p>
          </table:table-cell>
          <table:table-cell table:formula="of:=[.B697]-[.B696]" office:value-type="float" office:value="100" calcext:value-type="float">
            <text:p>100</text:p>
          </table:table-cell>
          <table:table-cell table:formula="of:=[.H697]-[.H696]" office:value-type="float" office:value="396" calcext:value-type="float">
            <text:p>396</text:p>
          </table:table-cell>
          <table:table-cell table:formula="of:=([.J697]/[.K$1])/([.I697]/1000)" office:value-type="float" office:value="0.705253784505788" calcext:value-type="float">
            <text:p>0.71</text:p>
          </table:table-cell>
          <table:table-cell table:formula="of:=[.L$1]*([.D697]-20)" office:value-type="float" office:value="69" calcext:value-type="float">
            <text:p>69</text:p>
          </table:table-cell>
          <table:table-cell table:formula="of:=[.M$1]*[.F697]" office:value-type="float" office:value="61.05" calcext:value-type="float">
            <text:p>61.05</text:p>
          </table:table-cell>
          <table:table-cell table:style-name="ce1" table:formula="of:=[.N$1]*[.K697]" office:value-type="float" office:value="70.5253784505788" calcext:value-type="float">
            <text:p>70.5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405" calcext:value-type="float">
            <text:p>2644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507" calcext:value-type="float">
            <text:p>137507</text:p>
          </table:table-cell>
          <table:table-cell table:formula="of:=[.B698]-[.B697]" office:value-type="float" office:value="100" calcext:value-type="float">
            <text:p>100</text:p>
          </table:table-cell>
          <table:table-cell table:formula="of:=[.H698]-[.H697]" office:value-type="float" office:value="378" calcext:value-type="float">
            <text:p>378</text:p>
          </table:table-cell>
          <table:table-cell table:formula="of:=([.J698]/[.K$1])/([.I698]/1000)" office:value-type="float" office:value="0.67319679430098" calcext:value-type="float">
            <text:p>0.67</text:p>
          </table:table-cell>
          <table:table-cell table:formula="of:=[.L$1]*([.D698]-20)" office:value-type="float" office:value="69" calcext:value-type="float">
            <text:p>69</text:p>
          </table:table-cell>
          <table:table-cell table:formula="of:=[.M$1]*[.F698]" office:value-type="float" office:value="61.05" calcext:value-type="float">
            <text:p>61.05</text:p>
          </table:table-cell>
          <table:table-cell table:style-name="ce1" table:formula="of:=[.N$1]*[.K698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505" calcext:value-type="float">
            <text:p>2645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Odom</text:p>
          </table:table-cell>
          <table:table-cell office:value-type="float" office:value="137891" calcext:value-type="float">
            <text:p>137891</text:p>
          </table:table-cell>
          <table:table-cell table:formula="of:=[.B699]-[.B698]" office:value-type="float" office:value="100" calcext:value-type="float">
            <text:p>100</text:p>
          </table:table-cell>
          <table:table-cell table:formula="of:=[.H699]-[.H698]" office:value-type="float" office:value="384" calcext:value-type="float">
            <text:p>384</text:p>
          </table:table-cell>
          <table:table-cell table:formula="of:=([.J699]/[.K$1])/([.I699]/1000)" office:value-type="float" office:value="0.683882457702582" calcext:value-type="float">
            <text:p>0.68</text:p>
          </table:table-cell>
          <table:table-cell table:formula="of:=[.L$1]*([.D699]-20)" office:value-type="float" office:value="69" calcext:value-type="float">
            <text:p>69</text:p>
          </table:table-cell>
          <table:table-cell table:formula="of:=[.M$1]*[.F699]" office:value-type="float" office:value="61.05" calcext:value-type="float">
            <text:p>61.05</text:p>
          </table:table-cell>
          <table:table-cell table:style-name="ce1" table:formula="of:=[.N$1]*[.K699]" office:value-type="float" office:value="68.3882457702582" calcext:value-type="float">
            <text:p>6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605" calcext:value-type="float">
            <text:p>2646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282" calcext:value-type="float">
            <text:p>138282</text:p>
          </table:table-cell>
          <table:table-cell table:formula="of:=[.B700]-[.B699]" office:value-type="float" office:value="100" calcext:value-type="float">
            <text:p>100</text:p>
          </table:table-cell>
          <table:table-cell table:formula="of:=[.H700]-[.H699]" office:value-type="float" office:value="391" calcext:value-type="float">
            <text:p>391</text:p>
          </table:table-cell>
          <table:table-cell table:formula="of:=([.J700]/[.K$1])/([.I700]/1000)" office:value-type="float" office:value="0.696349065004452" calcext:value-type="float">
            <text:p>0.70</text:p>
          </table:table-cell>
          <table:table-cell table:formula="of:=[.L$1]*([.D700]-20)" office:value-type="float" office:value="69" calcext:value-type="float">
            <text:p>69</text:p>
          </table:table-cell>
          <table:table-cell table:formula="of:=[.M$1]*[.F700]" office:value-type="float" office:value="61.6" calcext:value-type="float">
            <text:p>61.6</text:p>
          </table:table-cell>
          <table:table-cell table:style-name="ce1" table:formula="of:=[.N$1]*[.K700]" office:value-type="float" office:value="69.6349065004452" calcext:value-type="float">
            <text:p>69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705" calcext:value-type="float">
            <text:p>2647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8661" calcext:value-type="float">
            <text:p>138661</text:p>
          </table:table-cell>
          <table:table-cell table:formula="of:=[.B701]-[.B700]" office:value-type="float" office:value="100" calcext:value-type="float">
            <text:p>100</text:p>
          </table:table-cell>
          <table:table-cell table:formula="of:=[.H701]-[.H700]" office:value-type="float" office:value="379" calcext:value-type="float">
            <text:p>379</text:p>
          </table:table-cell>
          <table:table-cell table:formula="of:=([.J701]/[.K$1])/([.I701]/1000)" office:value-type="float" office:value="0.674977738201247" calcext:value-type="float">
            <text:p>0.67</text:p>
          </table:table-cell>
          <table:table-cell table:formula="of:=[.L$1]*([.D701]-20)" office:value-type="float" office:value="69" calcext:value-type="float">
            <text:p>69</text:p>
          </table:table-cell>
          <table:table-cell table:formula="of:=[.M$1]*[.F701]" office:value-type="float" office:value="61.6" calcext:value-type="float">
            <text:p>61.6</text:p>
          </table:table-cell>
          <table:table-cell table:style-name="ce1" table:formula="of:=[.N$1]*[.K701]" office:value-type="float" office:value="67.4977738201247" calcext:value-type="float">
            <text:p>67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805" calcext:value-type="float">
            <text:p>264805</text:p>
          </table:table-cell>
          <table:table-cell office:value-type="string" calcext:value-type="string">
            <text:p><text:s/>TH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058" calcext:value-type="float">
            <text:p>139058</text:p>
          </table:table-cell>
          <table:table-cell table:formula="of:=[.B702]-[.B701]" office:value-type="float" office:value="100" calcext:value-type="float">
            <text:p>100</text:p>
          </table:table-cell>
          <table:table-cell table:formula="of:=[.H702]-[.H701]" office:value-type="float" office:value="397" calcext:value-type="float">
            <text:p>397</text:p>
          </table:table-cell>
          <table:table-cell table:formula="of:=([.J702]/[.K$1])/([.I702]/1000)" office:value-type="float" office:value="0.707034728406055" calcext:value-type="float">
            <text:p>0.71</text:p>
          </table:table-cell>
          <table:table-cell table:formula="of:=[.L$1]*([.D702]-20)" office:value-type="float" office:value="69" calcext:value-type="float">
            <text:p>69</text:p>
          </table:table-cell>
          <table:table-cell table:formula="of:=[.M$1]*[.F702]" office:value-type="float" office:value="61.6" calcext:value-type="float">
            <text:p>61.6</text:p>
          </table:table-cell>
          <table:table-cell table:style-name="ce1" table:formula="of:=[.N$1]*[.K702]" office:value-type="float" office:value="70.7034728406055" calcext:value-type="float">
            <text:p>70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4905" calcext:value-type="float">
            <text:p>2649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431" calcext:value-type="float">
            <text:p>139431</text:p>
          </table:table-cell>
          <table:table-cell table:formula="of:=[.B703]-[.B702]" office:value-type="float" office:value="100" calcext:value-type="float">
            <text:p>100</text:p>
          </table:table-cell>
          <table:table-cell table:formula="of:=[.H703]-[.H702]" office:value-type="float" office:value="373" calcext:value-type="float">
            <text:p>373</text:p>
          </table:table-cell>
          <table:table-cell table:formula="of:=([.J703]/[.K$1])/([.I703]/1000)" office:value-type="float" office:value="0.664292074799644" calcext:value-type="float">
            <text:p>0.66</text:p>
          </table:table-cell>
          <table:table-cell table:formula="of:=[.L$1]*([.D703]-20)" office:value-type="float" office:value="70" calcext:value-type="float">
            <text:p>70</text:p>
          </table:table-cell>
          <table:table-cell table:formula="of:=[.M$1]*[.F703]" office:value-type="float" office:value="61.6" calcext:value-type="float">
            <text:p>61.6</text:p>
          </table:table-cell>
          <table:table-cell table:style-name="ce1" table:formula="of:=[.N$1]*[.K703]" office:value-type="float" office:value="66.4292074799644" calcext:value-type="float">
            <text:p>66.4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005" calcext:value-type="float">
            <text:p>2650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39825" calcext:value-type="float">
            <text:p>139825</text:p>
          </table:table-cell>
          <table:table-cell table:formula="of:=[.B704]-[.B703]" office:value-type="float" office:value="100" calcext:value-type="float">
            <text:p>100</text:p>
          </table:table-cell>
          <table:table-cell table:formula="of:=[.H704]-[.H703]" office:value-type="float" office:value="394" calcext:value-type="float">
            <text:p>394</text:p>
          </table:table-cell>
          <table:table-cell table:formula="of:=([.J704]/[.K$1])/([.I704]/1000)" office:value-type="float" office:value="0.701691896705254" calcext:value-type="float">
            <text:p>0.70</text:p>
          </table:table-cell>
          <table:table-cell table:formula="of:=[.L$1]*([.D704]-20)" office:value-type="float" office:value="70" calcext:value-type="float">
            <text:p>70</text:p>
          </table:table-cell>
          <table:table-cell table:formula="of:=[.M$1]*[.F704]" office:value-type="float" office:value="61.6" calcext:value-type="float">
            <text:p>61.6</text:p>
          </table:table-cell>
          <table:table-cell table:style-name="ce1" table:formula="of:=[.N$1]*[.K704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105" calcext:value-type="float">
            <text:p>2651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217" calcext:value-type="float">
            <text:p>140217</text:p>
          </table:table-cell>
          <table:table-cell table:formula="of:=[.B705]-[.B704]" office:value-type="float" office:value="100" calcext:value-type="float">
            <text:p>100</text:p>
          </table:table-cell>
          <table:table-cell table:formula="of:=[.H705]-[.H704]" office:value-type="float" office:value="392" calcext:value-type="float">
            <text:p>392</text:p>
          </table:table-cell>
          <table:table-cell table:formula="of:=([.J705]/[.K$1])/([.I705]/1000)" office:value-type="float" office:value="0.698130008904719" calcext:value-type="float">
            <text:p>0.70</text:p>
          </table:table-cell>
          <table:table-cell table:formula="of:=[.L$1]*([.D705]-20)" office:value-type="float" office:value="70" calcext:value-type="float">
            <text:p>70</text:p>
          </table:table-cell>
          <table:table-cell table:formula="of:=[.M$1]*[.F705]" office:value-type="float" office:value="61.6" calcext:value-type="float">
            <text:p>61.6</text:p>
          </table:table-cell>
          <table:table-cell table:style-name="ce1" table:formula="of:=[.N$1]*[.K705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205" calcext:value-type="float">
            <text:p>2652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585" calcext:value-type="float">
            <text:p>140585</text:p>
          </table:table-cell>
          <table:table-cell table:formula="of:=[.B706]-[.B705]" office:value-type="float" office:value="100" calcext:value-type="float">
            <text:p>100</text:p>
          </table:table-cell>
          <table:table-cell table:formula="of:=[.H706]-[.H705]" office:value-type="float" office:value="368" calcext:value-type="float">
            <text:p>368</text:p>
          </table:table-cell>
          <table:table-cell table:formula="of:=([.J706]/[.K$1])/([.I706]/1000)" office:value-type="float" office:value="0.655387355298308" calcext:value-type="float">
            <text:p>0.66</text:p>
          </table:table-cell>
          <table:table-cell table:formula="of:=[.L$1]*([.D706]-20)" office:value-type="float" office:value="70" calcext:value-type="float">
            <text:p>70</text:p>
          </table:table-cell>
          <table:table-cell table:formula="of:=[.M$1]*[.F706]" office:value-type="float" office:value="61.6" calcext:value-type="float">
            <text:p>61.6</text:p>
          </table:table-cell>
          <table:table-cell table:style-name="ce1" table:formula="of:=[.N$1]*[.K706]" office:value-type="float" office:value="65.5387355298308" calcext:value-type="float">
            <text:p>65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305" calcext:value-type="float">
            <text:p>2653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0984" calcext:value-type="float">
            <text:p>140984</text:p>
          </table:table-cell>
          <table:table-cell table:formula="of:=[.B707]-[.B706]" office:value-type="float" office:value="100" calcext:value-type="float">
            <text:p>100</text:p>
          </table:table-cell>
          <table:table-cell table:formula="of:=[.H707]-[.H706]" office:value-type="float" office:value="399" calcext:value-type="float">
            <text:p>399</text:p>
          </table:table-cell>
          <table:table-cell table:formula="of:=([.J707]/[.K$1])/([.I707]/1000)" office:value-type="float" office:value="0.710596616206589" calcext:value-type="float">
            <text:p>0.71</text:p>
          </table:table-cell>
          <table:table-cell table:formula="of:=[.L$1]*([.D707]-20)" office:value-type="float" office:value="70" calcext:value-type="float">
            <text:p>70</text:p>
          </table:table-cell>
          <table:table-cell table:formula="of:=[.M$1]*[.F707]" office:value-type="float" office:value="61.6" calcext:value-type="float">
            <text:p>61.6</text:p>
          </table:table-cell>
          <table:table-cell table:style-name="ce1" table:formula="of:=[.N$1]*[.K707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405" calcext:value-type="float">
            <text:p>2654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368" calcext:value-type="float">
            <text:p>141368</text:p>
          </table:table-cell>
          <table:table-cell table:formula="of:=[.B708]-[.B707]" office:value-type="float" office:value="100" calcext:value-type="float">
            <text:p>100</text:p>
          </table:table-cell>
          <table:table-cell table:formula="of:=[.H708]-[.H707]" office:value-type="float" office:value="384" calcext:value-type="float">
            <text:p>384</text:p>
          </table:table-cell>
          <table:table-cell table:formula="of:=([.J708]/[.K$1])/([.I708]/1000)" office:value-type="float" office:value="0.683882457702582" calcext:value-type="float">
            <text:p>0.68</text:p>
          </table:table-cell>
          <table:table-cell table:formula="of:=[.L$1]*([.D708]-20)" office:value-type="float" office:value="70" calcext:value-type="float">
            <text:p>70</text:p>
          </table:table-cell>
          <table:table-cell table:formula="of:=[.M$1]*[.F708]" office:value-type="float" office:value="61.6" calcext:value-type="float">
            <text:p>61.6</text:p>
          </table:table-cell>
          <table:table-cell table:style-name="ce1" table:formula="of:=[.N$1]*[.K708]" office:value-type="float" office:value="68.3882457702582" calcext:value-type="float">
            <text:p>68.3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505" calcext:value-type="float">
            <text:p>2655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1769" calcext:value-type="float">
            <text:p>141769</text:p>
          </table:table-cell>
          <table:table-cell table:formula="of:=[.B709]-[.B708]" office:value-type="float" office:value="100" calcext:value-type="float">
            <text:p>100</text:p>
          </table:table-cell>
          <table:table-cell table:formula="of:=[.H709]-[.H708]" office:value-type="float" office:value="401" calcext:value-type="float">
            <text:p>401</text:p>
          </table:table-cell>
          <table:table-cell table:formula="of:=([.J709]/[.K$1])/([.I709]/1000)" office:value-type="float" office:value="0.714158504007124" calcext:value-type="float">
            <text:p>0.71</text:p>
          </table:table-cell>
          <table:table-cell table:formula="of:=[.L$1]*([.D709]-20)" office:value-type="float" office:value="70" calcext:value-type="float">
            <text:p>70</text:p>
          </table:table-cell>
          <table:table-cell table:formula="of:=[.M$1]*[.F709]" office:value-type="float" office:value="61.6" calcext:value-type="float">
            <text:p>61.6</text:p>
          </table:table-cell>
          <table:table-cell table:style-name="ce1" table:formula="of:=[.N$1]*[.K709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605" calcext:value-type="float">
            <text:p>2656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148" calcext:value-type="float">
            <text:p>142148</text:p>
          </table:table-cell>
          <table:table-cell table:formula="of:=[.B710]-[.B709]" office:value-type="float" office:value="100" calcext:value-type="float">
            <text:p>100</text:p>
          </table:table-cell>
          <table:table-cell table:formula="of:=[.H710]-[.H709]" office:value-type="float" office:value="379" calcext:value-type="float">
            <text:p>379</text:p>
          </table:table-cell>
          <table:table-cell table:formula="of:=([.J710]/[.K$1])/([.I710]/1000)" office:value-type="float" office:value="0.674977738201247" calcext:value-type="float">
            <text:p>0.67</text:p>
          </table:table-cell>
          <table:table-cell table:formula="of:=[.L$1]*([.D710]-20)" office:value-type="float" office:value="70" calcext:value-type="float">
            <text:p>70</text:p>
          </table:table-cell>
          <table:table-cell table:formula="of:=[.M$1]*[.F710]" office:value-type="float" office:value="61.6" calcext:value-type="float">
            <text:p>61.6</text:p>
          </table:table-cell>
          <table:table-cell table:style-name="ce1" table:formula="of:=[.N$1]*[.K710]" office:value-type="float" office:value="67.4977738201247" calcext:value-type="float">
            <text:p>67.5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705" calcext:value-type="float">
            <text:p>2657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550" calcext:value-type="float">
            <text:p>142550</text:p>
          </table:table-cell>
          <table:table-cell table:formula="of:=[.B711]-[.B710]" office:value-type="float" office:value="100" calcext:value-type="float">
            <text:p>100</text:p>
          </table:table-cell>
          <table:table-cell table:formula="of:=[.H711]-[.H710]" office:value-type="float" office:value="402" calcext:value-type="float">
            <text:p>402</text:p>
          </table:table-cell>
          <table:table-cell table:formula="of:=([.J711]/[.K$1])/([.I711]/1000)" office:value-type="float" office:value="0.715939447907391" calcext:value-type="float">
            <text:p>0.72</text:p>
          </table:table-cell>
          <table:table-cell table:formula="of:=[.L$1]*([.D711]-20)" office:value-type="float" office:value="70" calcext:value-type="float">
            <text:p>70</text:p>
          </table:table-cell>
          <table:table-cell table:formula="of:=[.M$1]*[.F711]" office:value-type="float" office:value="61.6" calcext:value-type="float">
            <text:p>61.6</text:p>
          </table:table-cell>
          <table:table-cell table:style-name="ce1" table:formula="of:=[.N$1]*[.K711]" office:value-type="float" office:value="71.5939447907391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805" calcext:value-type="float">
            <text:p>265805</text:p>
          </table:table-cell>
          <table:table-cell office:value-type="string" calcext:value-type="string">
            <text:p><text:s/>TH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2928" calcext:value-type="float">
            <text:p>142928</text:p>
          </table:table-cell>
          <table:table-cell table:formula="of:=[.B712]-[.B711]" office:value-type="float" office:value="100" calcext:value-type="float">
            <text:p>100</text:p>
          </table:table-cell>
          <table:table-cell table:formula="of:=[.H712]-[.H711]" office:value-type="float" office:value="378" calcext:value-type="float">
            <text:p>378</text:p>
          </table:table-cell>
          <table:table-cell table:formula="of:=([.J712]/[.K$1])/([.I712]/1000)" office:value-type="float" office:value="0.67319679430098" calcext:value-type="float">
            <text:p>0.67</text:p>
          </table:table-cell>
          <table:table-cell table:formula="of:=[.L$1]*([.D712]-20)" office:value-type="float" office:value="70" calcext:value-type="float">
            <text:p>70</text:p>
          </table:table-cell>
          <table:table-cell table:formula="of:=[.M$1]*[.F712]" office:value-type="float" office:value="61.6" calcext:value-type="float">
            <text:p>61.6</text:p>
          </table:table-cell>
          <table:table-cell table:style-name="ce1" table:formula="of:=[.N$1]*[.K712]" office:value-type="float" office:value="67.319679430098" calcext:value-type="float">
            <text:p>67.3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5905" calcext:value-type="float">
            <text:p>2659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326" calcext:value-type="float">
            <text:p>143326</text:p>
          </table:table-cell>
          <table:table-cell table:formula="of:=[.B713]-[.B712]" office:value-type="float" office:value="100" calcext:value-type="float">
            <text:p>100</text:p>
          </table:table-cell>
          <table:table-cell table:formula="of:=[.H713]-[.H712]" office:value-type="float" office:value="398" calcext:value-type="float">
            <text:p>398</text:p>
          </table:table-cell>
          <table:table-cell table:formula="of:=([.J713]/[.K$1])/([.I713]/1000)" office:value-type="float" office:value="0.708815672306322" calcext:value-type="float">
            <text:p>0.71</text:p>
          </table:table-cell>
          <table:table-cell table:formula="of:=[.L$1]*([.D713]-20)" office:value-type="float" office:value="71" calcext:value-type="float">
            <text:p>71</text:p>
          </table:table-cell>
          <table:table-cell table:formula="of:=[.M$1]*[.F713]" office:value-type="float" office:value="61.6" calcext:value-type="float">
            <text:p>61.6</text:p>
          </table:table-cell>
          <table:table-cell table:style-name="ce1" table:formula="of:=[.N$1]*[.K713]" office:value-type="float" office:value="70.8815672306322" calcext:value-type="float">
            <text:p>70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005" calcext:value-type="float">
            <text:p>2660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3716" calcext:value-type="float">
            <text:p>143716</text:p>
          </table:table-cell>
          <table:table-cell table:formula="of:=[.B714]-[.B713]" office:value-type="float" office:value="100" calcext:value-type="float">
            <text:p>100</text:p>
          </table:table-cell>
          <table:table-cell table:formula="of:=[.H714]-[.H713]" office:value-type="float" office:value="390" calcext:value-type="float">
            <text:p>390</text:p>
          </table:table-cell>
          <table:table-cell table:formula="of:=([.J714]/[.K$1])/([.I714]/1000)" office:value-type="float" office:value="0.694568121104185" calcext:value-type="float">
            <text:p>0.69</text:p>
          </table:table-cell>
          <table:table-cell table:formula="of:=[.L$1]*([.D714]-20)" office:value-type="float" office:value="71" calcext:value-type="float">
            <text:p>71</text:p>
          </table:table-cell>
          <table:table-cell table:formula="of:=[.M$1]*[.F714]" office:value-type="float" office:value="61.6" calcext:value-type="float">
            <text:p>61.6</text:p>
          </table:table-cell>
          <table:table-cell table:style-name="ce1" table:formula="of:=[.N$1]*[.K714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105" calcext:value-type="float">
            <text:p>2661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106" calcext:value-type="float">
            <text:p>144106</text:p>
          </table:table-cell>
          <table:table-cell table:formula="of:=[.B715]-[.B714]" office:value-type="float" office:value="100" calcext:value-type="float">
            <text:p>100</text:p>
          </table:table-cell>
          <table:table-cell table:formula="of:=[.H715]-[.H714]" office:value-type="float" office:value="390" calcext:value-type="float">
            <text:p>390</text:p>
          </table:table-cell>
          <table:table-cell table:formula="of:=([.J715]/[.K$1])/([.I715]/1000)" office:value-type="float" office:value="0.694568121104185" calcext:value-type="float">
            <text:p>0.69</text:p>
          </table:table-cell>
          <table:table-cell table:formula="of:=[.L$1]*([.D715]-20)" office:value-type="float" office:value="71" calcext:value-type="float">
            <text:p>71</text:p>
          </table:table-cell>
          <table:table-cell table:formula="of:=[.M$1]*[.F715]" office:value-type="float" office:value="61.6" calcext:value-type="float">
            <text:p>61.6</text:p>
          </table:table-cell>
          <table:table-cell table:style-name="ce1" table:formula="of:=[.N$1]*[.K715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205" calcext:value-type="float">
            <text:p>2662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499" calcext:value-type="float">
            <text:p>144499</text:p>
          </table:table-cell>
          <table:table-cell table:formula="of:=[.B716]-[.B715]" office:value-type="float" office:value="100" calcext:value-type="float">
            <text:p>100</text:p>
          </table:table-cell>
          <table:table-cell table:formula="of:=[.H716]-[.H715]" office:value-type="float" office:value="393" calcext:value-type="float">
            <text:p>393</text:p>
          </table:table-cell>
          <table:table-cell table:formula="of:=([.J716]/[.K$1])/([.I716]/1000)" office:value-type="float" office:value="0.699910952804987" calcext:value-type="float">
            <text:p>0.70</text:p>
          </table:table-cell>
          <table:table-cell table:formula="of:=[.L$1]*([.D716]-20)" office:value-type="float" office:value="71" calcext:value-type="float">
            <text:p>71</text:p>
          </table:table-cell>
          <table:table-cell table:formula="of:=[.M$1]*[.F716]" office:value-type="float" office:value="61.6" calcext:value-type="float">
            <text:p>61.6</text:p>
          </table:table-cell>
          <table:table-cell table:style-name="ce1" table:formula="of:=[.N$1]*[.K716]" office:value-type="float" office:value="69.9910952804987" calcext:value-type="float">
            <text:p>69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305" calcext:value-type="float">
            <text:p>2663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4879" calcext:value-type="float">
            <text:p>144879</text:p>
          </table:table-cell>
          <table:table-cell table:formula="of:=[.B717]-[.B716]" office:value-type="float" office:value="100" calcext:value-type="float">
            <text:p>100</text:p>
          </table:table-cell>
          <table:table-cell table:formula="of:=[.H717]-[.H716]" office:value-type="float" office:value="380" calcext:value-type="float">
            <text:p>380</text:p>
          </table:table-cell>
          <table:table-cell table:formula="of:=([.J717]/[.K$1])/([.I717]/1000)" office:value-type="float" office:value="0.676758682101514" calcext:value-type="float">
            <text:p>0.68</text:p>
          </table:table-cell>
          <table:table-cell table:formula="of:=[.L$1]*([.D717]-20)" office:value-type="float" office:value="71" calcext:value-type="float">
            <text:p>71</text:p>
          </table:table-cell>
          <table:table-cell table:formula="of:=[.M$1]*[.F717]" office:value-type="float" office:value="61.6" calcext:value-type="float">
            <text:p>61.6</text:p>
          </table:table-cell>
          <table:table-cell table:style-name="ce1" table:formula="of:=[.N$1]*[.K717]" office:value-type="float" office:value="67.6758682101514" calcext:value-type="float">
            <text:p>67.6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405" calcext:value-type="float">
            <text:p>2664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270" calcext:value-type="float">
            <text:p>145270</text:p>
          </table:table-cell>
          <table:table-cell table:formula="of:=[.B718]-[.B717]" office:value-type="float" office:value="100" calcext:value-type="float">
            <text:p>100</text:p>
          </table:table-cell>
          <table:table-cell table:formula="of:=[.H718]-[.H717]" office:value-type="float" office:value="391" calcext:value-type="float">
            <text:p>391</text:p>
          </table:table-cell>
          <table:table-cell table:formula="of:=([.J718]/[.K$1])/([.I718]/1000)" office:value-type="float" office:value="0.696349065004452" calcext:value-type="float">
            <text:p>0.70</text:p>
          </table:table-cell>
          <table:table-cell table:formula="of:=[.L$1]*([.D718]-20)" office:value-type="float" office:value="71" calcext:value-type="float">
            <text:p>71</text:p>
          </table:table-cell>
          <table:table-cell table:formula="of:=[.M$1]*[.F718]" office:value-type="float" office:value="61.6" calcext:value-type="float">
            <text:p>61.6</text:p>
          </table:table-cell>
          <table:table-cell table:style-name="ce1" table:formula="of:=[.N$1]*[.K718]" office:value-type="float" office:value="69.6349065004452" calcext:value-type="float">
            <text:p>69.6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505" calcext:value-type="float">
            <text:p>2665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5657" calcext:value-type="float">
            <text:p>145657</text:p>
          </table:table-cell>
          <table:table-cell table:formula="of:=[.B719]-[.B718]" office:value-type="float" office:value="100" calcext:value-type="float">
            <text:p>100</text:p>
          </table:table-cell>
          <table:table-cell table:formula="of:=[.H719]-[.H718]" office:value-type="float" office:value="387" calcext:value-type="float">
            <text:p>387</text:p>
          </table:table-cell>
          <table:table-cell table:formula="of:=([.J719]/[.K$1])/([.I719]/1000)" office:value-type="float" office:value="0.689225289403384" calcext:value-type="float">
            <text:p>0.69</text:p>
          </table:table-cell>
          <table:table-cell table:formula="of:=[.L$1]*([.D719]-20)" office:value-type="float" office:value="71" calcext:value-type="float">
            <text:p>71</text:p>
          </table:table-cell>
          <table:table-cell table:formula="of:=[.M$1]*[.F719]" office:value-type="float" office:value="61.6" calcext:value-type="float">
            <text:p>61.6</text:p>
          </table:table-cell>
          <table:table-cell table:style-name="ce1" table:formula="of:=[.N$1]*[.K719]" office:value-type="float" office:value="68.9225289403384" calcext:value-type="float">
            <text:p>68.9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605" calcext:value-type="float">
            <text:p>2666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054" calcext:value-type="float">
            <text:p>146054</text:p>
          </table:table-cell>
          <table:table-cell table:formula="of:=[.B720]-[.B719]" office:value-type="float" office:value="100" calcext:value-type="float">
            <text:p>100</text:p>
          </table:table-cell>
          <table:table-cell table:formula="of:=[.H720]-[.H719]" office:value-type="float" office:value="397" calcext:value-type="float">
            <text:p>397</text:p>
          </table:table-cell>
          <table:table-cell table:formula="of:=([.J720]/[.K$1])/([.I720]/1000)" office:value-type="float" office:value="0.707034728406055" calcext:value-type="float">
            <text:p>0.71</text:p>
          </table:table-cell>
          <table:table-cell table:formula="of:=[.L$1]*([.D720]-20)" office:value-type="float" office:value="71" calcext:value-type="float">
            <text:p>71</text:p>
          </table:table-cell>
          <table:table-cell table:formula="of:=[.M$1]*[.F720]" office:value-type="float" office:value="61.6" calcext:value-type="float">
            <text:p>61.6</text:p>
          </table:table-cell>
          <table:table-cell table:style-name="ce1" table:formula="of:=[.N$1]*[.K720]" office:value-type="float" office:value="70.7034728406055" calcext:value-type="float">
            <text:p>70.7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705" calcext:value-type="float">
            <text:p>2667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442" calcext:value-type="float">
            <text:p>146442</text:p>
          </table:table-cell>
          <table:table-cell table:formula="of:=[.B721]-[.B720]" office:value-type="float" office:value="100" calcext:value-type="float">
            <text:p>100</text:p>
          </table:table-cell>
          <table:table-cell table:formula="of:=[.H721]-[.H720]" office:value-type="float" office:value="388" calcext:value-type="float">
            <text:p>388</text:p>
          </table:table-cell>
          <table:table-cell table:formula="of:=([.J721]/[.K$1])/([.I721]/1000)" office:value-type="float" office:value="0.691006233303651" calcext:value-type="float">
            <text:p>0.69</text:p>
          </table:table-cell>
          <table:table-cell table:formula="of:=[.L$1]*([.D721]-20)" office:value-type="float" office:value="71" calcext:value-type="float">
            <text:p>71</text:p>
          </table:table-cell>
          <table:table-cell table:formula="of:=[.M$1]*[.F721]" office:value-type="float" office:value="61.6" calcext:value-type="float">
            <text:p>61.6</text:p>
          </table:table-cell>
          <table:table-cell table:style-name="ce1" table:formula="of:=[.N$1]*[.K721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805" calcext:value-type="float">
            <text:p>266805</text:p>
          </table:table-cell>
          <table:table-cell office:value-type="string" calcext:value-type="string">
            <text:p><text:s/>TH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6828" calcext:value-type="float">
            <text:p>146828</text:p>
          </table:table-cell>
          <table:table-cell table:formula="of:=[.B722]-[.B721]" office:value-type="float" office:value="100" calcext:value-type="float">
            <text:p>100</text:p>
          </table:table-cell>
          <table:table-cell table:formula="of:=[.H722]-[.H721]" office:value-type="float" office:value="386" calcext:value-type="float">
            <text:p>386</text:p>
          </table:table-cell>
          <table:table-cell table:formula="of:=([.J722]/[.K$1])/([.I722]/1000)" office:value-type="float" office:value="0.687444345503117" calcext:value-type="float">
            <text:p>0.69</text:p>
          </table:table-cell>
          <table:table-cell table:formula="of:=[.L$1]*([.D722]-20)" office:value-type="float" office:value="71" calcext:value-type="float">
            <text:p>71</text:p>
          </table:table-cell>
          <table:table-cell table:formula="of:=[.M$1]*[.F722]" office:value-type="float" office:value="61.6" calcext:value-type="float">
            <text:p>61.6</text:p>
          </table:table-cell>
          <table:table-cell table:style-name="ce1" table:formula="of:=[.N$1]*[.K722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6905" calcext:value-type="float">
            <text:p>2669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226" calcext:value-type="float">
            <text:p>147226</text:p>
          </table:table-cell>
          <table:table-cell table:formula="of:=[.B723]-[.B722]" office:value-type="float" office:value="100" calcext:value-type="float">
            <text:p>100</text:p>
          </table:table-cell>
          <table:table-cell table:formula="of:=[.H723]-[.H722]" office:value-type="float" office:value="398" calcext:value-type="float">
            <text:p>398</text:p>
          </table:table-cell>
          <table:table-cell table:formula="of:=([.J723]/[.K$1])/([.I723]/1000)" office:value-type="float" office:value="0.708815672306322" calcext:value-type="float">
            <text:p>0.71</text:p>
          </table:table-cell>
          <table:table-cell table:formula="of:=[.L$1]*([.D723]-20)" office:value-type="float" office:value="72" calcext:value-type="float">
            <text:p>72</text:p>
          </table:table-cell>
          <table:table-cell table:formula="of:=[.M$1]*[.F723]" office:value-type="float" office:value="61.6" calcext:value-type="float">
            <text:p>61.6</text:p>
          </table:table-cell>
          <table:table-cell table:style-name="ce1" table:formula="of:=[.N$1]*[.K723]" office:value-type="float" office:value="70.8815672306322" calcext:value-type="float">
            <text:p>70.8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005" calcext:value-type="float">
            <text:p>2670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7603" calcext:value-type="float">
            <text:p>147603</text:p>
          </table:table-cell>
          <table:table-cell table:formula="of:=[.B724]-[.B723]" office:value-type="float" office:value="100" calcext:value-type="float">
            <text:p>100</text:p>
          </table:table-cell>
          <table:table-cell table:formula="of:=[.H724]-[.H723]" office:value-type="float" office:value="377" calcext:value-type="float">
            <text:p>377</text:p>
          </table:table-cell>
          <table:table-cell table:formula="of:=([.J724]/[.K$1])/([.I724]/1000)" office:value-type="float" office:value="0.671415850400712" calcext:value-type="float">
            <text:p>0.67</text:p>
          </table:table-cell>
          <table:table-cell table:formula="of:=[.L$1]*([.D724]-20)" office:value-type="float" office:value="72" calcext:value-type="float">
            <text:p>72</text:p>
          </table:table-cell>
          <table:table-cell table:formula="of:=[.M$1]*[.F724]" office:value-type="float" office:value="61.6" calcext:value-type="float">
            <text:p>61.6</text:p>
          </table:table-cell>
          <table:table-cell table:style-name="ce1" table:formula="of:=[.N$1]*[.K724]" office:value-type="float" office:value="67.1415850400712" calcext:value-type="float">
            <text:p>67.1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105" calcext:value-type="float">
            <text:p>2671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009" calcext:value-type="float">
            <text:p>148009</text:p>
          </table:table-cell>
          <table:table-cell table:formula="of:=[.B725]-[.B724]" office:value-type="float" office:value="100" calcext:value-type="float">
            <text:p>100</text:p>
          </table:table-cell>
          <table:table-cell table:formula="of:=[.H725]-[.H724]" office:value-type="float" office:value="406" calcext:value-type="float">
            <text:p>406</text:p>
          </table:table-cell>
          <table:table-cell table:formula="of:=([.J725]/[.K$1])/([.I725]/1000)" office:value-type="float" office:value="0.723063223508459" calcext:value-type="float">
            <text:p>0.72</text:p>
          </table:table-cell>
          <table:table-cell table:formula="of:=[.L$1]*([.D725]-20)" office:value-type="float" office:value="72" calcext:value-type="float">
            <text:p>72</text:p>
          </table:table-cell>
          <table:table-cell table:formula="of:=[.M$1]*[.F725]" office:value-type="float" office:value="61.6" calcext:value-type="float">
            <text:p>61.6</text:p>
          </table:table-cell>
          <table:table-cell table:style-name="ce1" table:formula="of:=[.N$1]*[.K725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205" calcext:value-type="float">
            <text:p>2672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Odom</text:p>
          </table:table-cell>
          <table:table-cell office:value-type="float" office:value="148391" calcext:value-type="float">
            <text:p>148391</text:p>
          </table:table-cell>
          <table:table-cell table:formula="of:=[.B726]-[.B725]" office:value-type="float" office:value="100" calcext:value-type="float">
            <text:p>100</text:p>
          </table:table-cell>
          <table:table-cell table:formula="of:=[.H726]-[.H725]" office:value-type="float" office:value="382" calcext:value-type="float">
            <text:p>382</text:p>
          </table:table-cell>
          <table:table-cell table:formula="of:=([.J726]/[.K$1])/([.I726]/1000)" office:value-type="float" office:value="0.680320569902048" calcext:value-type="float">
            <text:p>0.68</text:p>
          </table:table-cell>
          <table:table-cell table:formula="of:=[.L$1]*([.D726]-20)" office:value-type="float" office:value="72" calcext:value-type="float">
            <text:p>72</text:p>
          </table:table-cell>
          <table:table-cell table:formula="of:=[.M$1]*[.F726]" office:value-type="float" office:value="61.6" calcext:value-type="float">
            <text:p>61.6</text:p>
          </table:table-cell>
          <table:table-cell table:style-name="ce1" table:formula="of:=[.N$1]*[.K726]" office:value-type="float" office:value="68.0320569902048" calcext:value-type="float">
            <text:p>68.0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305" calcext:value-type="float">
            <text:p>2673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8794" calcext:value-type="float">
            <text:p>148794</text:p>
          </table:table-cell>
          <table:table-cell table:formula="of:=[.B727]-[.B726]" office:value-type="float" office:value="100" calcext:value-type="float">
            <text:p>100</text:p>
          </table:table-cell>
          <table:table-cell table:formula="of:=[.H727]-[.H726]" office:value-type="float" office:value="403" calcext:value-type="float">
            <text:p>403</text:p>
          </table:table-cell>
          <table:table-cell table:formula="of:=([.J727]/[.K$1])/([.I727]/1000)" office:value-type="float" office:value="0.717720391807658" calcext:value-type="float">
            <text:p>0.72</text:p>
          </table:table-cell>
          <table:table-cell table:formula="of:=[.L$1]*([.D727]-20)" office:value-type="float" office:value="72" calcext:value-type="float">
            <text:p>72</text:p>
          </table:table-cell>
          <table:table-cell table:formula="of:=[.M$1]*[.F727]" office:value-type="float" office:value="62.7" calcext:value-type="float">
            <text:p>62.7</text:p>
          </table:table-cell>
          <table:table-cell table:style-name="ce1" table:formula="of:=[.N$1]*[.K727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405" calcext:value-type="float">
            <text:p>2674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182" calcext:value-type="float">
            <text:p>149182</text:p>
          </table:table-cell>
          <table:table-cell table:formula="of:=[.B728]-[.B727]" office:value-type="float" office:value="100" calcext:value-type="float">
            <text:p>100</text:p>
          </table:table-cell>
          <table:table-cell table:formula="of:=[.H728]-[.H727]" office:value-type="float" office:value="388" calcext:value-type="float">
            <text:p>388</text:p>
          </table:table-cell>
          <table:table-cell table:formula="of:=([.J728]/[.K$1])/([.I728]/1000)" office:value-type="float" office:value="0.691006233303651" calcext:value-type="float">
            <text:p>0.69</text:p>
          </table:table-cell>
          <table:table-cell table:formula="of:=[.L$1]*([.D728]-20)" office:value-type="float" office:value="72" calcext:value-type="float">
            <text:p>72</text:p>
          </table:table-cell>
          <table:table-cell table:formula="of:=[.M$1]*[.F728]" office:value-type="float" office:value="62.7" calcext:value-type="float">
            <text:p>62.7</text:p>
          </table:table-cell>
          <table:table-cell table:style-name="ce1" table:formula="of:=[.N$1]*[.K728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505" calcext:value-type="float">
            <text:p>2675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Odom</text:p>
          </table:table-cell>
          <table:table-cell office:value-type="float" office:value="149572" calcext:value-type="float">
            <text:p>149572</text:p>
          </table:table-cell>
          <table:table-cell table:formula="of:=[.B729]-[.B728]" office:value-type="float" office:value="100" calcext:value-type="float">
            <text:p>100</text:p>
          </table:table-cell>
          <table:table-cell table:formula="of:=[.H729]-[.H728]" office:value-type="float" office:value="390" calcext:value-type="float">
            <text:p>390</text:p>
          </table:table-cell>
          <table:table-cell table:formula="of:=([.J729]/[.K$1])/([.I729]/1000)" office:value-type="float" office:value="0.694568121104185" calcext:value-type="float">
            <text:p>0.69</text:p>
          </table:table-cell>
          <table:table-cell table:formula="of:=[.L$1]*([.D729]-20)" office:value-type="float" office:value="72" calcext:value-type="float">
            <text:p>72</text:p>
          </table:table-cell>
          <table:table-cell table:formula="of:=[.M$1]*[.F729]" office:value-type="float" office:value="62.7" calcext:value-type="float">
            <text:p>62.7</text:p>
          </table:table-cell>
          <table:table-cell table:style-name="ce1" table:formula="of:=[.N$1]*[.K729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605" calcext:value-type="float">
            <text:p>2676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49975" calcext:value-type="float">
            <text:p>149975</text:p>
          </table:table-cell>
          <table:table-cell table:formula="of:=[.B730]-[.B729]" office:value-type="float" office:value="100" calcext:value-type="float">
            <text:p>100</text:p>
          </table:table-cell>
          <table:table-cell table:formula="of:=[.H730]-[.H729]" office:value-type="float" office:value="403" calcext:value-type="float">
            <text:p>403</text:p>
          </table:table-cell>
          <table:table-cell table:formula="of:=([.J730]/[.K$1])/([.I730]/1000)" office:value-type="float" office:value="0.717720391807658" calcext:value-type="float">
            <text:p>0.72</text:p>
          </table:table-cell>
          <table:table-cell table:formula="of:=[.L$1]*([.D730]-20)" office:value-type="float" office:value="72" calcext:value-type="float">
            <text:p>72</text:p>
          </table:table-cell>
          <table:table-cell table:formula="of:=[.M$1]*[.F730]" office:value-type="float" office:value="63.69" calcext:value-type="float">
            <text:p>63.69</text:p>
          </table:table-cell>
          <table:table-cell table:style-name="ce1" table:formula="of:=[.N$1]*[.K730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705" calcext:value-type="float">
            <text:p>2677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361" calcext:value-type="float">
            <text:p>150361</text:p>
          </table:table-cell>
          <table:table-cell table:formula="of:=[.B731]-[.B730]" office:value-type="float" office:value="100" calcext:value-type="float">
            <text:p>100</text:p>
          </table:table-cell>
          <table:table-cell table:formula="of:=[.H731]-[.H730]" office:value-type="float" office:value="386" calcext:value-type="float">
            <text:p>386</text:p>
          </table:table-cell>
          <table:table-cell table:formula="of:=([.J731]/[.K$1])/([.I731]/1000)" office:value-type="float" office:value="0.687444345503117" calcext:value-type="float">
            <text:p>0.69</text:p>
          </table:table-cell>
          <table:table-cell table:formula="of:=[.L$1]*([.D731]-20)" office:value-type="float" office:value="72" calcext:value-type="float">
            <text:p>72</text:p>
          </table:table-cell>
          <table:table-cell table:formula="of:=[.M$1]*[.F731]" office:value-type="float" office:value="63.69" calcext:value-type="float">
            <text:p>63.69</text:p>
          </table:table-cell>
          <table:table-cell table:style-name="ce1" table:formula="of:=[.N$1]*[.K731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805" calcext:value-type="float">
            <text:p>267805</text:p>
          </table:table-cell>
          <table:table-cell office:value-type="string" calcext:value-type="string">
            <text:p><text:s/>TH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0755" calcext:value-type="float">
            <text:p>150755</text:p>
          </table:table-cell>
          <table:table-cell table:formula="of:=[.B732]-[.B731]" office:value-type="float" office:value="100" calcext:value-type="float">
            <text:p>100</text:p>
          </table:table-cell>
          <table:table-cell table:formula="of:=[.H732]-[.H731]" office:value-type="float" office:value="394" calcext:value-type="float">
            <text:p>394</text:p>
          </table:table-cell>
          <table:table-cell table:formula="of:=([.J732]/[.K$1])/([.I732]/1000)" office:value-type="float" office:value="0.701691896705254" calcext:value-type="float">
            <text:p>0.70</text:p>
          </table:table-cell>
          <table:table-cell table:formula="of:=[.L$1]*([.D732]-20)" office:value-type="float" office:value="72" calcext:value-type="float">
            <text:p>72</text:p>
          </table:table-cell>
          <table:table-cell table:formula="of:=[.M$1]*[.F732]" office:value-type="float" office:value="63.69" calcext:value-type="float">
            <text:p>63.69</text:p>
          </table:table-cell>
          <table:table-cell table:style-name="ce1" table:formula="of:=[.N$1]*[.K732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7905" calcext:value-type="float">
            <text:p>2679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Odom</text:p>
          </table:table-cell>
          <table:table-cell office:value-type="float" office:value="151144" calcext:value-type="float">
            <text:p>151144</text:p>
          </table:table-cell>
          <table:table-cell table:formula="of:=[.B733]-[.B732]" office:value-type="float" office:value="100" calcext:value-type="float">
            <text:p>100</text:p>
          </table:table-cell>
          <table:table-cell table:formula="of:=[.H733]-[.H732]" office:value-type="float" office:value="389" calcext:value-type="float">
            <text:p>389</text:p>
          </table:table-cell>
          <table:table-cell table:formula="of:=([.J733]/[.K$1])/([.I733]/1000)" office:value-type="float" office:value="0.692787177203918" calcext:value-type="float">
            <text:p>0.69</text:p>
          </table:table-cell>
          <table:table-cell table:formula="of:=[.L$1]*([.D733]-20)" office:value-type="float" office:value="73" calcext:value-type="float">
            <text:p>73</text:p>
          </table:table-cell>
          <table:table-cell table:formula="of:=[.M$1]*[.F733]" office:value-type="float" office:value="63.69" calcext:value-type="float">
            <text:p>63.69</text:p>
          </table:table-cell>
          <table:table-cell table:style-name="ce1" table:formula="of:=[.N$1]*[.K733]" office:value-type="float" office:value="69.2787177203918" calcext:value-type="float">
            <text:p>69.2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005" calcext:value-type="float">
            <text:p>2680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551" calcext:value-type="float">
            <text:p>151551</text:p>
          </table:table-cell>
          <table:table-cell table:formula="of:=[.B734]-[.B733]" office:value-type="float" office:value="100" calcext:value-type="float">
            <text:p>100</text:p>
          </table:table-cell>
          <table:table-cell table:formula="of:=[.H734]-[.H733]" office:value-type="float" office:value="407" calcext:value-type="float">
            <text:p>407</text:p>
          </table:table-cell>
          <table:table-cell table:formula="of:=([.J734]/[.K$1])/([.I734]/1000)" office:value-type="float" office:value="0.724844167408727" calcext:value-type="float">
            <text:p>0.72</text:p>
          </table:table-cell>
          <table:table-cell table:formula="of:=[.L$1]*([.D734]-20)" office:value-type="float" office:value="73" calcext:value-type="float">
            <text:p>73</text:p>
          </table:table-cell>
          <table:table-cell table:formula="of:=[.M$1]*[.F734]" office:value-type="float" office:value="64.24" calcext:value-type="float">
            <text:p>64.24</text:p>
          </table:table-cell>
          <table:table-cell table:style-name="ce1" table:formula="of:=[.N$1]*[.K734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105" calcext:value-type="float">
            <text:p>2681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1936" calcext:value-type="float">
            <text:p>151936</text:p>
          </table:table-cell>
          <table:table-cell table:formula="of:=[.B735]-[.B734]" office:value-type="float" office:value="100" calcext:value-type="float">
            <text:p>100</text:p>
          </table:table-cell>
          <table:table-cell table:formula="of:=[.H735]-[.H734]" office:value-type="float" office:value="385" calcext:value-type="float">
            <text:p>385</text:p>
          </table:table-cell>
          <table:table-cell table:formula="of:=([.J735]/[.K$1])/([.I735]/1000)" office:value-type="float" office:value="0.68566340160285" calcext:value-type="float">
            <text:p>0.69</text:p>
          </table:table-cell>
          <table:table-cell table:formula="of:=[.L$1]*([.D735]-20)" office:value-type="float" office:value="73" calcext:value-type="float">
            <text:p>73</text:p>
          </table:table-cell>
          <table:table-cell table:formula="of:=[.M$1]*[.F735]" office:value-type="float" office:value="64.24" calcext:value-type="float">
            <text:p>64.24</text:p>
          </table:table-cell>
          <table:table-cell table:style-name="ce1" table:formula="of:=[.N$1]*[.K735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205" calcext:value-type="float">
            <text:p>2682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339" calcext:value-type="float">
            <text:p>152339</text:p>
          </table:table-cell>
          <table:table-cell table:formula="of:=[.B736]-[.B735]" office:value-type="float" office:value="100" calcext:value-type="float">
            <text:p>100</text:p>
          </table:table-cell>
          <table:table-cell table:formula="of:=[.H736]-[.H735]" office:value-type="float" office:value="403" calcext:value-type="float">
            <text:p>403</text:p>
          </table:table-cell>
          <table:table-cell table:formula="of:=([.J736]/[.K$1])/([.I736]/1000)" office:value-type="float" office:value="0.717720391807658" calcext:value-type="float">
            <text:p>0.72</text:p>
          </table:table-cell>
          <table:table-cell table:formula="of:=[.L$1]*([.D736]-20)" office:value-type="float" office:value="73" calcext:value-type="float">
            <text:p>73</text:p>
          </table:table-cell>
          <table:table-cell table:formula="of:=[.M$1]*[.F736]" office:value-type="float" office:value="64.24" calcext:value-type="float">
            <text:p>64.24</text:p>
          </table:table-cell>
          <table:table-cell table:style-name="ce1" table:formula="of:=[.N$1]*[.K736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305" calcext:value-type="float">
            <text:p>2683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2732" calcext:value-type="float">
            <text:p>152732</text:p>
          </table:table-cell>
          <table:table-cell table:formula="of:=[.B737]-[.B736]" office:value-type="float" office:value="100" calcext:value-type="float">
            <text:p>100</text:p>
          </table:table-cell>
          <table:table-cell table:formula="of:=[.H737]-[.H736]" office:value-type="float" office:value="393" calcext:value-type="float">
            <text:p>393</text:p>
          </table:table-cell>
          <table:table-cell table:formula="of:=([.J737]/[.K$1])/([.I737]/1000)" office:value-type="float" office:value="0.699910952804987" calcext:value-type="float">
            <text:p>0.70</text:p>
          </table:table-cell>
          <table:table-cell table:formula="of:=[.L$1]*([.D737]-20)" office:value-type="float" office:value="73" calcext:value-type="float">
            <text:p>73</text:p>
          </table:table-cell>
          <table:table-cell table:formula="of:=[.M$1]*[.F737]" office:value-type="float" office:value="64.24" calcext:value-type="float">
            <text:p>64.24</text:p>
          </table:table-cell>
          <table:table-cell table:style-name="ce1" table:formula="of:=[.N$1]*[.K737]" office:value-type="float" office:value="69.9910952804987" calcext:value-type="float">
            <text:p>69.9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405" calcext:value-type="float">
            <text:p>2684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138" calcext:value-type="float">
            <text:p>153138</text:p>
          </table:table-cell>
          <table:table-cell table:formula="of:=[.B738]-[.B737]" office:value-type="float" office:value="100" calcext:value-type="float">
            <text:p>100</text:p>
          </table:table-cell>
          <table:table-cell table:formula="of:=[.H738]-[.H737]" office:value-type="float" office:value="406" calcext:value-type="float">
            <text:p>406</text:p>
          </table:table-cell>
          <table:table-cell table:formula="of:=([.J738]/[.K$1])/([.I738]/1000)" office:value-type="float" office:value="0.723063223508459" calcext:value-type="float">
            <text:p>0.72</text:p>
          </table:table-cell>
          <table:table-cell table:formula="of:=[.L$1]*([.D738]-20)" office:value-type="float" office:value="73" calcext:value-type="float">
            <text:p>73</text:p>
          </table:table-cell>
          <table:table-cell table:formula="of:=[.M$1]*[.F738]" office:value-type="float" office:value="64.24" calcext:value-type="float">
            <text:p>64.24</text:p>
          </table:table-cell>
          <table:table-cell table:style-name="ce1" table:formula="of:=[.N$1]*[.K738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505" calcext:value-type="float">
            <text:p>2685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Odom</text:p>
          </table:table-cell>
          <table:table-cell office:value-type="float" office:value="153528" calcext:value-type="float">
            <text:p>153528</text:p>
          </table:table-cell>
          <table:table-cell table:formula="of:=[.B739]-[.B738]" office:value-type="float" office:value="100" calcext:value-type="float">
            <text:p>100</text:p>
          </table:table-cell>
          <table:table-cell table:formula="of:=[.H739]-[.H738]" office:value-type="float" office:value="390" calcext:value-type="float">
            <text:p>390</text:p>
          </table:table-cell>
          <table:table-cell table:formula="of:=([.J739]/[.K$1])/([.I739]/1000)" office:value-type="float" office:value="0.694568121104185" calcext:value-type="float">
            <text:p>0.69</text:p>
          </table:table-cell>
          <table:table-cell table:formula="of:=[.L$1]*([.D739]-20)" office:value-type="float" office:value="73" calcext:value-type="float">
            <text:p>73</text:p>
          </table:table-cell>
          <table:table-cell table:formula="of:=[.M$1]*[.F739]" office:value-type="float" office:value="64.24" calcext:value-type="float">
            <text:p>64.24</text:p>
          </table:table-cell>
          <table:table-cell table:style-name="ce1" table:formula="of:=[.N$1]*[.K739]" office:value-type="float" office:value="69.4568121104185" calcext:value-type="float">
            <text:p>69.4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605" calcext:value-type="float">
            <text:p>2686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3913" calcext:value-type="float">
            <text:p>153913</text:p>
          </table:table-cell>
          <table:table-cell table:formula="of:=[.B740]-[.B739]" office:value-type="float" office:value="100" calcext:value-type="float">
            <text:p>100</text:p>
          </table:table-cell>
          <table:table-cell table:formula="of:=[.H740]-[.H739]" office:value-type="float" office:value="385" calcext:value-type="float">
            <text:p>385</text:p>
          </table:table-cell>
          <table:table-cell table:formula="of:=([.J740]/[.K$1])/([.I740]/1000)" office:value-type="float" office:value="0.68566340160285" calcext:value-type="float">
            <text:p>0.69</text:p>
          </table:table-cell>
          <table:table-cell table:formula="of:=[.L$1]*([.D740]-20)" office:value-type="float" office:value="73" calcext:value-type="float">
            <text:p>73</text:p>
          </table:table-cell>
          <table:table-cell table:formula="of:=[.M$1]*[.F740]" office:value-type="float" office:value="65.12" calcext:value-type="float">
            <text:p>65.12</text:p>
          </table:table-cell>
          <table:table-cell table:style-name="ce1" table:formula="of:=[.N$1]*[.K740]" office:value-type="float" office:value="68.566340160285" calcext:value-type="float">
            <text:p>68.5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705" calcext:value-type="float">
            <text:p>2687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324" calcext:value-type="float">
            <text:p>154324</text:p>
          </table:table-cell>
          <table:table-cell table:formula="of:=[.B741]-[.B740]" office:value-type="float" office:value="100" calcext:value-type="float">
            <text:p>100</text:p>
          </table:table-cell>
          <table:table-cell table:formula="of:=[.H741]-[.H740]" office:value-type="float" office:value="411" calcext:value-type="float">
            <text:p>411</text:p>
          </table:table-cell>
          <table:table-cell table:formula="of:=([.J741]/[.K$1])/([.I741]/1000)" office:value-type="float" office:value="0.731967943009795" calcext:value-type="float">
            <text:p>0.73</text:p>
          </table:table-cell>
          <table:table-cell table:formula="of:=[.L$1]*([.D741]-20)" office:value-type="float" office:value="73" calcext:value-type="float">
            <text:p>73</text:p>
          </table:table-cell>
          <table:table-cell table:formula="of:=[.M$1]*[.F741]" office:value-type="float" office:value="65.12" calcext:value-type="float">
            <text:p>65.12</text:p>
          </table:table-cell>
          <table:table-cell table:style-name="ce1" table:formula="of:=[.N$1]*[.K741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805" calcext:value-type="float">
            <text:p>268805</text:p>
          </table:table-cell>
          <table:table-cell office:value-type="string" calcext:value-type="string">
            <text:p><text:s/>TH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4712" calcext:value-type="float">
            <text:p>154712</text:p>
          </table:table-cell>
          <table:table-cell table:formula="of:=[.B742]-[.B741]" office:value-type="float" office:value="100" calcext:value-type="float">
            <text:p>100</text:p>
          </table:table-cell>
          <table:table-cell table:formula="of:=[.H742]-[.H741]" office:value-type="float" office:value="388" calcext:value-type="float">
            <text:p>388</text:p>
          </table:table-cell>
          <table:table-cell table:formula="of:=([.J742]/[.K$1])/([.I742]/1000)" office:value-type="float" office:value="0.691006233303651" calcext:value-type="float">
            <text:p>0.69</text:p>
          </table:table-cell>
          <table:table-cell table:formula="of:=[.L$1]*([.D742]-20)" office:value-type="float" office:value="73" calcext:value-type="float">
            <text:p>73</text:p>
          </table:table-cell>
          <table:table-cell table:formula="of:=[.M$1]*[.F742]" office:value-type="float" office:value="65.12" calcext:value-type="float">
            <text:p>65.12</text:p>
          </table:table-cell>
          <table:table-cell table:style-name="ce1" table:formula="of:=[.N$1]*[.K742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8905" calcext:value-type="float">
            <text:p>2689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125" calcext:value-type="float">
            <text:p>155125</text:p>
          </table:table-cell>
          <table:table-cell table:formula="of:=[.B743]-[.B742]" office:value-type="float" office:value="100" calcext:value-type="float">
            <text:p>100</text:p>
          </table:table-cell>
          <table:table-cell table:formula="of:=[.H743]-[.H742]" office:value-type="float" office:value="413" calcext:value-type="float">
            <text:p>413</text:p>
          </table:table-cell>
          <table:table-cell table:formula="of:=([.J743]/[.K$1])/([.I743]/1000)" office:value-type="float" office:value="0.735529830810329" calcext:value-type="float">
            <text:p>0.74</text:p>
          </table:table-cell>
          <table:table-cell table:formula="of:=[.L$1]*([.D743]-20)" office:value-type="float" office:value="74" calcext:value-type="float">
            <text:p>74</text:p>
          </table:table-cell>
          <table:table-cell table:formula="of:=[.M$1]*[.F743]" office:value-type="float" office:value="65.12" calcext:value-type="float">
            <text:p>65.12</text:p>
          </table:table-cell>
          <table:table-cell table:style-name="ce1" table:formula="of:=[.N$1]*[.K743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005" calcext:value-type="float">
            <text:p>2690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513" calcext:value-type="float">
            <text:p>155513</text:p>
          </table:table-cell>
          <table:table-cell table:formula="of:=[.B744]-[.B743]" office:value-type="float" office:value="100" calcext:value-type="float">
            <text:p>100</text:p>
          </table:table-cell>
          <table:table-cell table:formula="of:=[.H744]-[.H743]" office:value-type="float" office:value="388" calcext:value-type="float">
            <text:p>388</text:p>
          </table:table-cell>
          <table:table-cell table:formula="of:=([.J744]/[.K$1])/([.I744]/1000)" office:value-type="float" office:value="0.691006233303651" calcext:value-type="float">
            <text:p>0.69</text:p>
          </table:table-cell>
          <table:table-cell table:formula="of:=[.L$1]*([.D744]-20)" office:value-type="float" office:value="74" calcext:value-type="float">
            <text:p>74</text:p>
          </table:table-cell>
          <table:table-cell table:formula="of:=[.M$1]*[.F744]" office:value-type="float" office:value="65.12" calcext:value-type="float">
            <text:p>65.12</text:p>
          </table:table-cell>
          <table:table-cell table:style-name="ce1" table:formula="of:=[.N$1]*[.K744]" office:value-type="float" office:value="69.1006233303651" calcext:value-type="float">
            <text:p>69.1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105" calcext:value-type="float">
            <text:p>2691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5916" calcext:value-type="float">
            <text:p>155916</text:p>
          </table:table-cell>
          <table:table-cell table:formula="of:=[.B745]-[.B744]" office:value-type="float" office:value="100" calcext:value-type="float">
            <text:p>100</text:p>
          </table:table-cell>
          <table:table-cell table:formula="of:=[.H745]-[.H744]" office:value-type="float" office:value="403" calcext:value-type="float">
            <text:p>403</text:p>
          </table:table-cell>
          <table:table-cell table:formula="of:=([.J745]/[.K$1])/([.I745]/1000)" office:value-type="float" office:value="0.717720391807658" calcext:value-type="float">
            <text:p>0.72</text:p>
          </table:table-cell>
          <table:table-cell table:formula="of:=[.L$1]*([.D745]-20)" office:value-type="float" office:value="74" calcext:value-type="float">
            <text:p>74</text:p>
          </table:table-cell>
          <table:table-cell table:formula="of:=[.M$1]*[.F745]" office:value-type="float" office:value="65.12" calcext:value-type="float">
            <text:p>65.12</text:p>
          </table:table-cell>
          <table:table-cell table:style-name="ce1" table:formula="of:=[.N$1]*[.K745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205" calcext:value-type="float">
            <text:p>2692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320" calcext:value-type="float">
            <text:p>156320</text:p>
          </table:table-cell>
          <table:table-cell table:formula="of:=[.B746]-[.B745]" office:value-type="float" office:value="100" calcext:value-type="float">
            <text:p>100</text:p>
          </table:table-cell>
          <table:table-cell table:formula="of:=[.H746]-[.H745]" office:value-type="float" office:value="404" calcext:value-type="float">
            <text:p>404</text:p>
          </table:table-cell>
          <table:table-cell table:formula="of:=([.J746]/[.K$1])/([.I746]/1000)" office:value-type="float" office:value="0.719501335707925" calcext:value-type="float">
            <text:p>0.72</text:p>
          </table:table-cell>
          <table:table-cell table:formula="of:=[.L$1]*([.D746]-20)" office:value-type="float" office:value="74" calcext:value-type="float">
            <text:p>74</text:p>
          </table:table-cell>
          <table:table-cell table:formula="of:=[.M$1]*[.F746]" office:value-type="float" office:value="65.12" calcext:value-type="float">
            <text:p>65.12</text:p>
          </table:table-cell>
          <table:table-cell table:style-name="ce1" table:formula="of:=[.N$1]*[.K746]" office:value-type="float" office:value="71.9501335707925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305" calcext:value-type="float">
            <text:p>2693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6722" calcext:value-type="float">
            <text:p>156722</text:p>
          </table:table-cell>
          <table:table-cell table:formula="of:=[.B747]-[.B746]" office:value-type="float" office:value="100" calcext:value-type="float">
            <text:p>100</text:p>
          </table:table-cell>
          <table:table-cell table:formula="of:=[.H747]-[.H746]" office:value-type="float" office:value="402" calcext:value-type="float">
            <text:p>402</text:p>
          </table:table-cell>
          <table:table-cell table:formula="of:=([.J747]/[.K$1])/([.I747]/1000)" office:value-type="float" office:value="0.715939447907391" calcext:value-type="float">
            <text:p>0.72</text:p>
          </table:table-cell>
          <table:table-cell table:formula="of:=[.L$1]*([.D747]-20)" office:value-type="float" office:value="74" calcext:value-type="float">
            <text:p>74</text:p>
          </table:table-cell>
          <table:table-cell table:formula="of:=[.M$1]*[.F747]" office:value-type="float" office:value="65.12" calcext:value-type="float">
            <text:p>65.12</text:p>
          </table:table-cell>
          <table:table-cell table:style-name="ce1" table:formula="of:=[.N$1]*[.K747]" office:value-type="float" office:value="71.5939447907391" calcext:value-type="float">
            <text:p>71.5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405" calcext:value-type="float">
            <text:p>2694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127" calcext:value-type="float">
            <text:p>157127</text:p>
          </table:table-cell>
          <table:table-cell table:formula="of:=[.B748]-[.B747]" office:value-type="float" office:value="100" calcext:value-type="float">
            <text:p>100</text:p>
          </table:table-cell>
          <table:table-cell table:formula="of:=[.H748]-[.H747]" office:value-type="float" office:value="405" calcext:value-type="float">
            <text:p>405</text:p>
          </table:table-cell>
          <table:table-cell table:formula="of:=([.J748]/[.K$1])/([.I748]/1000)" office:value-type="float" office:value="0.721282279608192" calcext:value-type="float">
            <text:p>0.72</text:p>
          </table:table-cell>
          <table:table-cell table:formula="of:=[.L$1]*([.D748]-20)" office:value-type="float" office:value="74" calcext:value-type="float">
            <text:p>74</text:p>
          </table:table-cell>
          <table:table-cell table:formula="of:=[.M$1]*[.F748]" office:value-type="float" office:value="65.12" calcext:value-type="float">
            <text:p>65.12</text:p>
          </table:table-cell>
          <table:table-cell table:style-name="ce1" table:formula="of:=[.N$1]*[.K748]" office:value-type="float" office:value="72.1282279608192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505" calcext:value-type="float">
            <text:p>2695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521" calcext:value-type="float">
            <text:p>157521</text:p>
          </table:table-cell>
          <table:table-cell table:formula="of:=[.B749]-[.B748]" office:value-type="float" office:value="100" calcext:value-type="float">
            <text:p>100</text:p>
          </table:table-cell>
          <table:table-cell table:formula="of:=[.H749]-[.H748]" office:value-type="float" office:value="394" calcext:value-type="float">
            <text:p>394</text:p>
          </table:table-cell>
          <table:table-cell table:formula="of:=([.J749]/[.K$1])/([.I749]/1000)" office:value-type="float" office:value="0.701691896705254" calcext:value-type="float">
            <text:p>0.70</text:p>
          </table:table-cell>
          <table:table-cell table:formula="of:=[.L$1]*([.D749]-20)" office:value-type="float" office:value="74" calcext:value-type="float">
            <text:p>74</text:p>
          </table:table-cell>
          <table:table-cell table:formula="of:=[.M$1]*[.F749]" office:value-type="float" office:value="65.12" calcext:value-type="float">
            <text:p>65.12</text:p>
          </table:table-cell>
          <table:table-cell table:style-name="ce1" table:formula="of:=[.N$1]*[.K749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605" calcext:value-type="float">
            <text:p>2696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7922" calcext:value-type="float">
            <text:p>157922</text:p>
          </table:table-cell>
          <table:table-cell table:formula="of:=[.B750]-[.B749]" office:value-type="float" office:value="100" calcext:value-type="float">
            <text:p>100</text:p>
          </table:table-cell>
          <table:table-cell table:formula="of:=[.H750]-[.H749]" office:value-type="float" office:value="401" calcext:value-type="float">
            <text:p>401</text:p>
          </table:table-cell>
          <table:table-cell table:formula="of:=([.J750]/[.K$1])/([.I750]/1000)" office:value-type="float" office:value="0.714158504007124" calcext:value-type="float">
            <text:p>0.71</text:p>
          </table:table-cell>
          <table:table-cell table:formula="of:=[.L$1]*([.D750]-20)" office:value-type="float" office:value="74" calcext:value-type="float">
            <text:p>74</text:p>
          </table:table-cell>
          <table:table-cell table:formula="of:=[.M$1]*[.F750]" office:value-type="float" office:value="65.12" calcext:value-type="float">
            <text:p>65.12</text:p>
          </table:table-cell>
          <table:table-cell table:style-name="ce1" table:formula="of:=[.N$1]*[.K750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705" calcext:value-type="float">
            <text:p>2697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323" calcext:value-type="float">
            <text:p>158323</text:p>
          </table:table-cell>
          <table:table-cell table:formula="of:=[.B751]-[.B750]" office:value-type="float" office:value="100" calcext:value-type="float">
            <text:p>100</text:p>
          </table:table-cell>
          <table:table-cell table:formula="of:=[.H751]-[.H750]" office:value-type="float" office:value="401" calcext:value-type="float">
            <text:p>401</text:p>
          </table:table-cell>
          <table:table-cell table:formula="of:=([.J751]/[.K$1])/([.I751]/1000)" office:value-type="float" office:value="0.714158504007124" calcext:value-type="float">
            <text:p>0.71</text:p>
          </table:table-cell>
          <table:table-cell table:formula="of:=[.L$1]*([.D751]-20)" office:value-type="float" office:value="74" calcext:value-type="float">
            <text:p>74</text:p>
          </table:table-cell>
          <table:table-cell table:formula="of:=[.M$1]*[.F751]" office:value-type="float" office:value="65.12" calcext:value-type="float">
            <text:p>65.12</text:p>
          </table:table-cell>
          <table:table-cell table:style-name="ce1" table:formula="of:=[.N$1]*[.K751]" office:value-type="float" office:value="71.4158504007124" calcext:value-type="float">
            <text:p>71.4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805" calcext:value-type="float">
            <text:p>269805</text:p>
          </table:table-cell>
          <table:table-cell office:value-type="string" calcext:value-type="string">
            <text:p><text:s/>TH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8731" calcext:value-type="float">
            <text:p>158731</text:p>
          </table:table-cell>
          <table:table-cell table:formula="of:=[.B752]-[.B751]" office:value-type="float" office:value="100" calcext:value-type="float">
            <text:p>100</text:p>
          </table:table-cell>
          <table:table-cell table:formula="of:=[.H752]-[.H751]" office:value-type="float" office:value="408" calcext:value-type="float">
            <text:p>408</text:p>
          </table:table-cell>
          <table:table-cell table:formula="of:=([.J752]/[.K$1])/([.I752]/1000)" office:value-type="float" office:value="0.726625111308994" calcext:value-type="float">
            <text:p>0.73</text:p>
          </table:table-cell>
          <table:table-cell table:formula="of:=[.L$1]*([.D752]-20)" office:value-type="float" office:value="74" calcext:value-type="float">
            <text:p>74</text:p>
          </table:table-cell>
          <table:table-cell table:formula="of:=[.M$1]*[.F752]" office:value-type="float" office:value="65.12" calcext:value-type="float">
            <text:p>65.12</text:p>
          </table:table-cell>
          <table:table-cell table:style-name="ce1" table:formula="of:=[.N$1]*[.K752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69905" calcext:value-type="float">
            <text:p>2699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131" calcext:value-type="float">
            <text:p>159131</text:p>
          </table:table-cell>
          <table:table-cell table:formula="of:=[.B753]-[.B752]" office:value-type="float" office:value="100" calcext:value-type="float">
            <text:p>100</text:p>
          </table:table-cell>
          <table:table-cell table:formula="of:=[.H753]-[.H752]" office:value-type="float" office:value="400" calcext:value-type="float">
            <text:p>400</text:p>
          </table:table-cell>
          <table:table-cell table:formula="of:=([.J753]/[.K$1])/([.I753]/1000)" office:value-type="float" office:value="0.712377560106857" calcext:value-type="float">
            <text:p>0.71</text:p>
          </table:table-cell>
          <table:table-cell table:formula="of:=[.L$1]*([.D753]-20)" office:value-type="float" office:value="75" calcext:value-type="float">
            <text:p>75</text:p>
          </table:table-cell>
          <table:table-cell table:formula="of:=[.M$1]*[.F753]" office:value-type="float" office:value="65.12" calcext:value-type="float">
            <text:p>65.12</text:p>
          </table:table-cell>
          <table:table-cell table:style-name="ce1" table:formula="of:=[.N$1]*[.K753]" office:value-type="float" office:value="71.2377560106857" calcext:value-type="float">
            <text:p>71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005" calcext:value-type="float">
            <text:p>2700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542" calcext:value-type="float">
            <text:p>159542</text:p>
          </table:table-cell>
          <table:table-cell table:formula="of:=[.B754]-[.B753]" office:value-type="float" office:value="100" calcext:value-type="float">
            <text:p>100</text:p>
          </table:table-cell>
          <table:table-cell table:formula="of:=[.H754]-[.H753]" office:value-type="float" office:value="411" calcext:value-type="float">
            <text:p>411</text:p>
          </table:table-cell>
          <table:table-cell table:formula="of:=([.J754]/[.K$1])/([.I754]/1000)" office:value-type="float" office:value="0.731967943009795" calcext:value-type="float">
            <text:p>0.73</text:p>
          </table:table-cell>
          <table:table-cell table:formula="of:=[.L$1]*([.D754]-20)" office:value-type="float" office:value="75" calcext:value-type="float">
            <text:p>75</text:p>
          </table:table-cell>
          <table:table-cell table:formula="of:=[.M$1]*[.F754]" office:value-type="float" office:value="65.12" calcext:value-type="float">
            <text:p>65.12</text:p>
          </table:table-cell>
          <table:table-cell table:style-name="ce1" table:formula="of:=[.N$1]*[.K754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105" calcext:value-type="float">
            <text:p>2701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59928" calcext:value-type="float">
            <text:p>159928</text:p>
          </table:table-cell>
          <table:table-cell table:formula="of:=[.B755]-[.B754]" office:value-type="float" office:value="100" calcext:value-type="float">
            <text:p>100</text:p>
          </table:table-cell>
          <table:table-cell table:formula="of:=[.H755]-[.H754]" office:value-type="float" office:value="386" calcext:value-type="float">
            <text:p>386</text:p>
          </table:table-cell>
          <table:table-cell table:formula="of:=([.J755]/[.K$1])/([.I755]/1000)" office:value-type="float" office:value="0.687444345503117" calcext:value-type="float">
            <text:p>0.69</text:p>
          </table:table-cell>
          <table:table-cell table:formula="of:=[.L$1]*([.D755]-20)" office:value-type="float" office:value="75" calcext:value-type="float">
            <text:p>75</text:p>
          </table:table-cell>
          <table:table-cell table:formula="of:=[.M$1]*[.F755]" office:value-type="float" office:value="65.12" calcext:value-type="float">
            <text:p>65.12</text:p>
          </table:table-cell>
          <table:table-cell table:style-name="ce1" table:formula="of:=[.N$1]*[.K755]" office:value-type="float" office:value="68.7444345503117" calcext:value-type="float">
            <text:p>68.7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205" calcext:value-type="float">
            <text:p>2702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341" calcext:value-type="float">
            <text:p>160341</text:p>
          </table:table-cell>
          <table:table-cell table:formula="of:=[.B756]-[.B755]" office:value-type="float" office:value="100" calcext:value-type="float">
            <text:p>100</text:p>
          </table:table-cell>
          <table:table-cell table:formula="of:=[.H756]-[.H755]" office:value-type="float" office:value="413" calcext:value-type="float">
            <text:p>413</text:p>
          </table:table-cell>
          <table:table-cell table:formula="of:=([.J756]/[.K$1])/([.I756]/1000)" office:value-type="float" office:value="0.735529830810329" calcext:value-type="float">
            <text:p>0.74</text:p>
          </table:table-cell>
          <table:table-cell table:formula="of:=[.L$1]*([.D756]-20)" office:value-type="float" office:value="75" calcext:value-type="float">
            <text:p>75</text:p>
          </table:table-cell>
          <table:table-cell table:formula="of:=[.M$1]*[.F756]" office:value-type="float" office:value="65.12" calcext:value-type="float">
            <text:p>65.12</text:p>
          </table:table-cell>
          <table:table-cell table:style-name="ce1" table:formula="of:=[.N$1]*[.K756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305" calcext:value-type="float">
            <text:p>2703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0746" calcext:value-type="float">
            <text:p>160746</text:p>
          </table:table-cell>
          <table:table-cell table:formula="of:=[.B757]-[.B756]" office:value-type="float" office:value="100" calcext:value-type="float">
            <text:p>100</text:p>
          </table:table-cell>
          <table:table-cell table:formula="of:=[.H757]-[.H756]" office:value-type="float" office:value="405" calcext:value-type="float">
            <text:p>405</text:p>
          </table:table-cell>
          <table:table-cell table:formula="of:=([.J757]/[.K$1])/([.I757]/1000)" office:value-type="float" office:value="0.721282279608192" calcext:value-type="float">
            <text:p>0.72</text:p>
          </table:table-cell>
          <table:table-cell table:formula="of:=[.L$1]*([.D757]-20)" office:value-type="float" office:value="75" calcext:value-type="float">
            <text:p>75</text:p>
          </table:table-cell>
          <table:table-cell table:formula="of:=[.M$1]*[.F757]" office:value-type="float" office:value="65.12" calcext:value-type="float">
            <text:p>65.12</text:p>
          </table:table-cell>
          <table:table-cell table:style-name="ce1" table:formula="of:=[.N$1]*[.K757]" office:value-type="float" office:value="72.1282279608192" calcext:value-type="float">
            <text:p>72.1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405" calcext:value-type="float">
            <text:p>2704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152" calcext:value-type="float">
            <text:p>161152</text:p>
          </table:table-cell>
          <table:table-cell table:formula="of:=[.B758]-[.B757]" office:value-type="float" office:value="100" calcext:value-type="float">
            <text:p>100</text:p>
          </table:table-cell>
          <table:table-cell table:formula="of:=[.H758]-[.H757]" office:value-type="float" office:value="406" calcext:value-type="float">
            <text:p>406</text:p>
          </table:table-cell>
          <table:table-cell table:formula="of:=([.J758]/[.K$1])/([.I758]/1000)" office:value-type="float" office:value="0.723063223508459" calcext:value-type="float">
            <text:p>0.72</text:p>
          </table:table-cell>
          <table:table-cell table:formula="of:=[.L$1]*([.D758]-20)" office:value-type="float" office:value="75" calcext:value-type="float">
            <text:p>75</text:p>
          </table:table-cell>
          <table:table-cell table:formula="of:=[.M$1]*[.F758]" office:value-type="float" office:value="65.12" calcext:value-type="float">
            <text:p>65.12</text:p>
          </table:table-cell>
          <table:table-cell table:style-name="ce1" table:formula="of:=[.N$1]*[.K758]" office:value-type="float" office:value="72.306322350846" calcext:value-type="float">
            <text:p>72.3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505" calcext:value-type="float">
            <text:p>2705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560" calcext:value-type="float">
            <text:p>161560</text:p>
          </table:table-cell>
          <table:table-cell table:formula="of:=[.B759]-[.B758]" office:value-type="float" office:value="100" calcext:value-type="float">
            <text:p>100</text:p>
          </table:table-cell>
          <table:table-cell table:formula="of:=[.H759]-[.H758]" office:value-type="float" office:value="408" calcext:value-type="float">
            <text:p>408</text:p>
          </table:table-cell>
          <table:table-cell table:formula="of:=([.J759]/[.K$1])/([.I759]/1000)" office:value-type="float" office:value="0.726625111308994" calcext:value-type="float">
            <text:p>0.73</text:p>
          </table:table-cell>
          <table:table-cell table:formula="of:=[.L$1]*([.D759]-20)" office:value-type="float" office:value="75" calcext:value-type="float">
            <text:p>75</text:p>
          </table:table-cell>
          <table:table-cell table:formula="of:=[.M$1]*[.F759]" office:value-type="float" office:value="65.12" calcext:value-type="float">
            <text:p>65.12</text:p>
          </table:table-cell>
          <table:table-cell table:style-name="ce1" table:formula="of:=[.N$1]*[.K759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605" calcext:value-type="float">
            <text:p>2706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1964" calcext:value-type="float">
            <text:p>161964</text:p>
          </table:table-cell>
          <table:table-cell table:formula="of:=[.B760]-[.B759]" office:value-type="float" office:value="100" calcext:value-type="float">
            <text:p>100</text:p>
          </table:table-cell>
          <table:table-cell table:formula="of:=[.H760]-[.H759]" office:value-type="float" office:value="404" calcext:value-type="float">
            <text:p>404</text:p>
          </table:table-cell>
          <table:table-cell table:formula="of:=([.J760]/[.K$1])/([.I760]/1000)" office:value-type="float" office:value="0.719501335707925" calcext:value-type="float">
            <text:p>0.72</text:p>
          </table:table-cell>
          <table:table-cell table:formula="of:=[.L$1]*([.D760]-20)" office:value-type="float" office:value="75" calcext:value-type="float">
            <text:p>75</text:p>
          </table:table-cell>
          <table:table-cell table:formula="of:=[.M$1]*[.F760]" office:value-type="float" office:value="65.12" calcext:value-type="float">
            <text:p>65.12</text:p>
          </table:table-cell>
          <table:table-cell table:style-name="ce1" table:formula="of:=[.N$1]*[.K760]" office:value-type="float" office:value="71.9501335707925" calcext:value-type="float">
            <text:p>71.9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705" calcext:value-type="float">
            <text:p>2707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375" calcext:value-type="float">
            <text:p>162375</text:p>
          </table:table-cell>
          <table:table-cell table:formula="of:=[.B761]-[.B760]" office:value-type="float" office:value="100" calcext:value-type="float">
            <text:p>100</text:p>
          </table:table-cell>
          <table:table-cell table:formula="of:=[.H761]-[.H760]" office:value-type="float" office:value="411" calcext:value-type="float">
            <text:p>411</text:p>
          </table:table-cell>
          <table:table-cell table:formula="of:=([.J761]/[.K$1])/([.I761]/1000)" office:value-type="float" office:value="0.731967943009795" calcext:value-type="float">
            <text:p>0.73</text:p>
          </table:table-cell>
          <table:table-cell table:formula="of:=[.L$1]*([.D761]-20)" office:value-type="float" office:value="75" calcext:value-type="float">
            <text:p>75</text:p>
          </table:table-cell>
          <table:table-cell table:formula="of:=[.M$1]*[.F761]" office:value-type="float" office:value="65.12" calcext:value-type="float">
            <text:p>65.12</text:p>
          </table:table-cell>
          <table:table-cell table:style-name="ce1" table:formula="of:=[.N$1]*[.K761]" office:value-type="float" office:value="73.1967943009795" calcext:value-type="float">
            <text:p>73.2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805" calcext:value-type="float">
            <text:p>270805</text:p>
          </table:table-cell>
          <table:table-cell office:value-type="string" calcext:value-type="string">
            <text:p><text:s/>TH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2774" calcext:value-type="float">
            <text:p>162774</text:p>
          </table:table-cell>
          <table:table-cell table:formula="of:=[.B762]-[.B761]" office:value-type="float" office:value="100" calcext:value-type="float">
            <text:p>100</text:p>
          </table:table-cell>
          <table:table-cell table:formula="of:=[.H762]-[.H761]" office:value-type="float" office:value="399" calcext:value-type="float">
            <text:p>399</text:p>
          </table:table-cell>
          <table:table-cell table:formula="of:=([.J762]/[.K$1])/([.I762]/1000)" office:value-type="float" office:value="0.710596616206589" calcext:value-type="float">
            <text:p>0.71</text:p>
          </table:table-cell>
          <table:table-cell table:formula="of:=[.L$1]*([.D762]-20)" office:value-type="float" office:value="75" calcext:value-type="float">
            <text:p>75</text:p>
          </table:table-cell>
          <table:table-cell table:formula="of:=[.M$1]*[.F762]" office:value-type="float" office:value="65.12" calcext:value-type="float">
            <text:p>65.12</text:p>
          </table:table-cell>
          <table:table-cell table:style-name="ce1" table:formula="of:=[.N$1]*[.K762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0905" calcext:value-type="float">
            <text:p>2709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187" calcext:value-type="float">
            <text:p>163187</text:p>
          </table:table-cell>
          <table:table-cell table:formula="of:=[.B763]-[.B762]" office:value-type="float" office:value="100" calcext:value-type="float">
            <text:p>100</text:p>
          </table:table-cell>
          <table:table-cell table:formula="of:=[.H763]-[.H762]" office:value-type="float" office:value="413" calcext:value-type="float">
            <text:p>413</text:p>
          </table:table-cell>
          <table:table-cell table:formula="of:=([.J763]/[.K$1])/([.I763]/1000)" office:value-type="float" office:value="0.735529830810329" calcext:value-type="float">
            <text:p>0.74</text:p>
          </table:table-cell>
          <table:table-cell table:formula="of:=[.L$1]*([.D763]-20)" office:value-type="float" office:value="76" calcext:value-type="float">
            <text:p>76</text:p>
          </table:table-cell>
          <table:table-cell table:formula="of:=[.M$1]*[.F763]" office:value-type="float" office:value="65.12" calcext:value-type="float">
            <text:p>65.12</text:p>
          </table:table-cell>
          <table:table-cell table:style-name="ce1" table:formula="of:=[.N$1]*[.K763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005" calcext:value-type="float">
            <text:p>2710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3579" calcext:value-type="float">
            <text:p>163579</text:p>
          </table:table-cell>
          <table:table-cell table:formula="of:=[.B764]-[.B763]" office:value-type="float" office:value="100" calcext:value-type="float">
            <text:p>100</text:p>
          </table:table-cell>
          <table:table-cell table:formula="of:=[.H764]-[.H763]" office:value-type="float" office:value="392" calcext:value-type="float">
            <text:p>392</text:p>
          </table:table-cell>
          <table:table-cell table:formula="of:=([.J764]/[.K$1])/([.I764]/1000)" office:value-type="float" office:value="0.698130008904719" calcext:value-type="float">
            <text:p>0.70</text:p>
          </table:table-cell>
          <table:table-cell table:formula="of:=[.L$1]*([.D764]-20)" office:value-type="float" office:value="76" calcext:value-type="float">
            <text:p>76</text:p>
          </table:table-cell>
          <table:table-cell table:formula="of:=[.M$1]*[.F764]" office:value-type="float" office:value="65.12" calcext:value-type="float">
            <text:p>65.12</text:p>
          </table:table-cell>
          <table:table-cell table:style-name="ce1" table:formula="of:=[.N$1]*[.K764]" office:value-type="float" office:value="69.8130008904719" calcext:value-type="float">
            <text:p>69.8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105" calcext:value-type="float">
            <text:p>2711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007" calcext:value-type="float">
            <text:p>164007</text:p>
          </table:table-cell>
          <table:table-cell table:formula="of:=[.B765]-[.B764]" office:value-type="float" office:value="100" calcext:value-type="float">
            <text:p>100</text:p>
          </table:table-cell>
          <table:table-cell table:formula="of:=[.H765]-[.H764]" office:value-type="float" office:value="428" calcext:value-type="float">
            <text:p>428</text:p>
          </table:table-cell>
          <table:table-cell table:formula="of:=([.J765]/[.K$1])/([.I765]/1000)" office:value-type="float" office:value="0.762243989314337" calcext:value-type="float">
            <text:p>0.76</text:p>
          </table:table-cell>
          <table:table-cell table:formula="of:=[.L$1]*([.D765]-20)" office:value-type="float" office:value="76" calcext:value-type="float">
            <text:p>76</text:p>
          </table:table-cell>
          <table:table-cell table:formula="of:=[.M$1]*[.F765]" office:value-type="float" office:value="65.12" calcext:value-type="float">
            <text:p>65.12</text:p>
          </table:table-cell>
          <table:table-cell table:style-name="ce1" table:formula="of:=[.N$1]*[.K765]" office:value-type="float" office:value="76.2243989314337" calcext:value-type="float">
            <text:p>76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205" calcext:value-type="float">
            <text:p>2712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Odom</text:p>
          </table:table-cell>
          <table:table-cell office:value-type="float" office:value="164406" calcext:value-type="float">
            <text:p>164406</text:p>
          </table:table-cell>
          <table:table-cell table:formula="of:=[.B766]-[.B765]" office:value-type="float" office:value="100" calcext:value-type="float">
            <text:p>100</text:p>
          </table:table-cell>
          <table:table-cell table:formula="of:=[.H766]-[.H765]" office:value-type="float" office:value="399" calcext:value-type="float">
            <text:p>399</text:p>
          </table:table-cell>
          <table:table-cell table:formula="of:=([.J766]/[.K$1])/([.I766]/1000)" office:value-type="float" office:value="0.710596616206589" calcext:value-type="float">
            <text:p>0.71</text:p>
          </table:table-cell>
          <table:table-cell table:formula="of:=[.L$1]*([.D766]-20)" office:value-type="float" office:value="76" calcext:value-type="float">
            <text:p>76</text:p>
          </table:table-cell>
          <table:table-cell table:formula="of:=[.M$1]*[.F766]" office:value-type="float" office:value="65.12" calcext:value-type="float">
            <text:p>65.12</text:p>
          </table:table-cell>
          <table:table-cell table:style-name="ce1" table:formula="of:=[.N$1]*[.K766]" office:value-type="float" office:value="71.0596616206589" calcext:value-type="float">
            <text:p>71.0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305" calcext:value-type="float">
            <text:p>2713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4821" calcext:value-type="float">
            <text:p>164821</text:p>
          </table:table-cell>
          <table:table-cell table:formula="of:=[.B767]-[.B766]" office:value-type="float" office:value="100" calcext:value-type="float">
            <text:p>100</text:p>
          </table:table-cell>
          <table:table-cell table:formula="of:=[.H767]-[.H766]" office:value-type="float" office:value="415" calcext:value-type="float">
            <text:p>415</text:p>
          </table:table-cell>
          <table:table-cell table:formula="of:=([.J767]/[.K$1])/([.I767]/1000)" office:value-type="float" office:value="0.739091718610864" calcext:value-type="float">
            <text:p>0.74</text:p>
          </table:table-cell>
          <table:table-cell table:formula="of:=[.L$1]*([.D767]-20)" office:value-type="float" office:value="76" calcext:value-type="float">
            <text:p>76</text:p>
          </table:table-cell>
          <table:table-cell table:formula="of:=[.M$1]*[.F767]" office:value-type="float" office:value="65.56" calcext:value-type="float">
            <text:p>65.56</text:p>
          </table:table-cell>
          <table:table-cell table:style-name="ce1" table:formula="of:=[.N$1]*[.K767]" office:value-type="float" office:value="73.9091718610864" calcext:value-type="float">
            <text:p>73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405" calcext:value-type="float">
            <text:p>2714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228" calcext:value-type="float">
            <text:p>165228</text:p>
          </table:table-cell>
          <table:table-cell table:formula="of:=[.B768]-[.B767]" office:value-type="float" office:value="100" calcext:value-type="float">
            <text:p>100</text:p>
          </table:table-cell>
          <table:table-cell table:formula="of:=[.H768]-[.H767]" office:value-type="float" office:value="407" calcext:value-type="float">
            <text:p>407</text:p>
          </table:table-cell>
          <table:table-cell table:formula="of:=([.J768]/[.K$1])/([.I768]/1000)" office:value-type="float" office:value="0.724844167408727" calcext:value-type="float">
            <text:p>0.72</text:p>
          </table:table-cell>
          <table:table-cell table:formula="of:=[.L$1]*([.D768]-20)" office:value-type="float" office:value="76" calcext:value-type="float">
            <text:p>76</text:p>
          </table:table-cell>
          <table:table-cell table:formula="of:=[.M$1]*[.F768]" office:value-type="float" office:value="65.56" calcext:value-type="float">
            <text:p>65.56</text:p>
          </table:table-cell>
          <table:table-cell table:style-name="ce1" table:formula="of:=[.N$1]*[.K768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505" calcext:value-type="float">
            <text:p>2715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Odom</text:p>
          </table:table-cell>
          <table:table-cell office:value-type="float" office:value="165641" calcext:value-type="float">
            <text:p>165641</text:p>
          </table:table-cell>
          <table:table-cell table:formula="of:=[.B769]-[.B768]" office:value-type="float" office:value="100" calcext:value-type="float">
            <text:p>100</text:p>
          </table:table-cell>
          <table:table-cell table:formula="of:=[.H769]-[.H768]" office:value-type="float" office:value="413" calcext:value-type="float">
            <text:p>413</text:p>
          </table:table-cell>
          <table:table-cell table:formula="of:=([.J769]/[.K$1])/([.I769]/1000)" office:value-type="float" office:value="0.735529830810329" calcext:value-type="float">
            <text:p>0.74</text:p>
          </table:table-cell>
          <table:table-cell table:formula="of:=[.L$1]*([.D769]-20)" office:value-type="float" office:value="76" calcext:value-type="float">
            <text:p>76</text:p>
          </table:table-cell>
          <table:table-cell table:formula="of:=[.M$1]*[.F769]" office:value-type="float" office:value="65.56" calcext:value-type="float">
            <text:p>65.56</text:p>
          </table:table-cell>
          <table:table-cell table:style-name="ce1" table:formula="of:=[.N$1]*[.K769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605" calcext:value-type="float">
            <text:p>2716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050" calcext:value-type="float">
            <text:p>166050</text:p>
          </table:table-cell>
          <table:table-cell table:formula="of:=[.B770]-[.B769]" office:value-type="float" office:value="100" calcext:value-type="float">
            <text:p>100</text:p>
          </table:table-cell>
          <table:table-cell table:formula="of:=[.H770]-[.H769]" office:value-type="float" office:value="409" calcext:value-type="float">
            <text:p>409</text:p>
          </table:table-cell>
          <table:table-cell table:formula="of:=([.J770]/[.K$1])/([.I770]/1000)" office:value-type="float" office:value="0.728406055209261" calcext:value-type="float">
            <text:p>0.73</text:p>
          </table:table-cell>
          <table:table-cell table:formula="of:=[.L$1]*([.D770]-20)" office:value-type="float" office:value="76" calcext:value-type="float">
            <text:p>76</text:p>
          </table:table-cell>
          <table:table-cell table:formula="of:=[.M$1]*[.F770]" office:value-type="float" office:value="66.44" calcext:value-type="float">
            <text:p>66.44</text:p>
          </table:table-cell>
          <table:table-cell table:style-name="ce1" table:formula="of:=[.N$1]*[.K770]" office:value-type="float" office:value="72.8406055209261" calcext:value-type="float">
            <text:p>7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705" calcext:value-type="float">
            <text:p>2717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453" calcext:value-type="float">
            <text:p>166453</text:p>
          </table:table-cell>
          <table:table-cell table:formula="of:=[.B771]-[.B770]" office:value-type="float" office:value="100" calcext:value-type="float">
            <text:p>100</text:p>
          </table:table-cell>
          <table:table-cell table:formula="of:=[.H771]-[.H770]" office:value-type="float" office:value="403" calcext:value-type="float">
            <text:p>403</text:p>
          </table:table-cell>
          <table:table-cell table:formula="of:=([.J771]/[.K$1])/([.I771]/1000)" office:value-type="float" office:value="0.717720391807658" calcext:value-type="float">
            <text:p>0.72</text:p>
          </table:table-cell>
          <table:table-cell table:formula="of:=[.L$1]*([.D771]-20)" office:value-type="float" office:value="76" calcext:value-type="float">
            <text:p>76</text:p>
          </table:table-cell>
          <table:table-cell table:formula="of:=[.M$1]*[.F771]" office:value-type="float" office:value="66.44" calcext:value-type="float">
            <text:p>66.44</text:p>
          </table:table-cell>
          <table:table-cell table:style-name="ce1" table:formula="of:=[.N$1]*[.K771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805" calcext:value-type="float">
            <text:p>271805</text:p>
          </table:table-cell>
          <table:table-cell office:value-type="string" calcext:value-type="string">
            <text:p><text:s/>TH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6867" calcext:value-type="float">
            <text:p>166867</text:p>
          </table:table-cell>
          <table:table-cell table:formula="of:=[.B772]-[.B771]" office:value-type="float" office:value="100" calcext:value-type="float">
            <text:p>100</text:p>
          </table:table-cell>
          <table:table-cell table:formula="of:=[.H772]-[.H771]" office:value-type="float" office:value="414" calcext:value-type="float">
            <text:p>414</text:p>
          </table:table-cell>
          <table:table-cell table:formula="of:=([.J772]/[.K$1])/([.I772]/1000)" office:value-type="float" office:value="0.737310774710597" calcext:value-type="float">
            <text:p>0.74</text:p>
          </table:table-cell>
          <table:table-cell table:formula="of:=[.L$1]*([.D772]-20)" office:value-type="float" office:value="76" calcext:value-type="float">
            <text:p>76</text:p>
          </table:table-cell>
          <table:table-cell table:formula="of:=[.M$1]*[.F772]" office:value-type="float" office:value="66.44" calcext:value-type="float">
            <text:p>66.44</text:p>
          </table:table-cell>
          <table:table-cell table:style-name="ce1" table:formula="of:=[.N$1]*[.K772]" office:value-type="float" office:value="73.7310774710597" calcext:value-type="float">
            <text:p>73.7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1905" calcext:value-type="float">
            <text:p>2719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Odom</text:p>
          </table:table-cell>
          <table:table-cell office:value-type="float" office:value="167261" calcext:value-type="float">
            <text:p>167261</text:p>
          </table:table-cell>
          <table:table-cell table:formula="of:=[.B773]-[.B772]" office:value-type="float" office:value="100" calcext:value-type="float">
            <text:p>100</text:p>
          </table:table-cell>
          <table:table-cell table:formula="of:=[.H773]-[.H772]" office:value-type="float" office:value="394" calcext:value-type="float">
            <text:p>394</text:p>
          </table:table-cell>
          <table:table-cell table:formula="of:=([.J773]/[.K$1])/([.I773]/1000)" office:value-type="float" office:value="0.701691896705254" calcext:value-type="float">
            <text:p>0.70</text:p>
          </table:table-cell>
          <table:table-cell table:formula="of:=[.L$1]*([.D773]-20)" office:value-type="float" office:value="77" calcext:value-type="float">
            <text:p>77</text:p>
          </table:table-cell>
          <table:table-cell table:formula="of:=[.M$1]*[.F773]" office:value-type="float" office:value="66.44" calcext:value-type="float">
            <text:p>66.44</text:p>
          </table:table-cell>
          <table:table-cell table:style-name="ce1" table:formula="of:=[.N$1]*[.K773]" office:value-type="float" office:value="70.1691896705254" calcext:value-type="float">
            <text:p>70.1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005" calcext:value-type="float">
            <text:p>2720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7690" calcext:value-type="float">
            <text:p>167690</text:p>
          </table:table-cell>
          <table:table-cell table:formula="of:=[.B774]-[.B773]" office:value-type="float" office:value="100" calcext:value-type="float">
            <text:p>100</text:p>
          </table:table-cell>
          <table:table-cell table:formula="of:=[.H774]-[.H773]" office:value-type="float" office:value="429" calcext:value-type="float">
            <text:p>429</text:p>
          </table:table-cell>
          <table:table-cell table:formula="of:=([.J774]/[.K$1])/([.I774]/1000)" office:value-type="float" office:value="0.764024933214604" calcext:value-type="float">
            <text:p>0.76</text:p>
          </table:table-cell>
          <table:table-cell table:formula="of:=[.L$1]*([.D774]-20)" office:value-type="float" office:value="77" calcext:value-type="float">
            <text:p>77</text:p>
          </table:table-cell>
          <table:table-cell table:formula="of:=[.M$1]*[.F774]" office:value-type="float" office:value="66.935" calcext:value-type="float">
            <text:p>66.935</text:p>
          </table:table-cell>
          <table:table-cell table:style-name="ce1" table:formula="of:=[.N$1]*[.K774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105" calcext:value-type="float">
            <text:p>2721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098" calcext:value-type="float">
            <text:p>168098</text:p>
          </table:table-cell>
          <table:table-cell table:formula="of:=[.B775]-[.B774]" office:value-type="float" office:value="100" calcext:value-type="float">
            <text:p>100</text:p>
          </table:table-cell>
          <table:table-cell table:formula="of:=[.H775]-[.H774]" office:value-type="float" office:value="408" calcext:value-type="float">
            <text:p>408</text:p>
          </table:table-cell>
          <table:table-cell table:formula="of:=([.J775]/[.K$1])/([.I775]/1000)" office:value-type="float" office:value="0.726625111308994" calcext:value-type="float">
            <text:p>0.73</text:p>
          </table:table-cell>
          <table:table-cell table:formula="of:=[.L$1]*([.D775]-20)" office:value-type="float" office:value="77" calcext:value-type="float">
            <text:p>77</text:p>
          </table:table-cell>
          <table:table-cell table:formula="of:=[.M$1]*[.F775]" office:value-type="float" office:value="66.935" calcext:value-type="float">
            <text:p>66.935</text:p>
          </table:table-cell>
          <table:table-cell table:style-name="ce1" table:formula="of:=[.N$1]*[.K775]" office:value-type="float" office:value="72.6625111308994" calcext:value-type="float">
            <text:p>72.6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205" calcext:value-type="float">
            <text:p>2722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519" calcext:value-type="float">
            <text:p>168519</text:p>
          </table:table-cell>
          <table:table-cell table:formula="of:=[.B776]-[.B775]" office:value-type="float" office:value="100" calcext:value-type="float">
            <text:p>100</text:p>
          </table:table-cell>
          <table:table-cell table:formula="of:=[.H776]-[.H775]" office:value-type="float" office:value="421" calcext:value-type="float">
            <text:p>421</text:p>
          </table:table-cell>
          <table:table-cell table:formula="of:=([.J776]/[.K$1])/([.I776]/1000)" office:value-type="float" office:value="0.749777382012467" calcext:value-type="float">
            <text:p>0.75</text:p>
          </table:table-cell>
          <table:table-cell table:formula="of:=[.L$1]*([.D776]-20)" office:value-type="float" office:value="77" calcext:value-type="float">
            <text:p>77</text:p>
          </table:table-cell>
          <table:table-cell table:formula="of:=[.M$1]*[.F776]" office:value-type="float" office:value="66.935" calcext:value-type="float">
            <text:p>66.935</text:p>
          </table:table-cell>
          <table:table-cell table:style-name="ce1" table:formula="of:=[.N$1]*[.K776]" office:value-type="float" office:value="74.9777382012467" calcext:value-type="float">
            <text:p>74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305" calcext:value-type="float">
            <text:p>2723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8919" calcext:value-type="float">
            <text:p>168919</text:p>
          </table:table-cell>
          <table:table-cell table:formula="of:=[.B777]-[.B776]" office:value-type="float" office:value="100" calcext:value-type="float">
            <text:p>100</text:p>
          </table:table-cell>
          <table:table-cell table:formula="of:=[.H777]-[.H776]" office:value-type="float" office:value="400" calcext:value-type="float">
            <text:p>400</text:p>
          </table:table-cell>
          <table:table-cell table:formula="of:=([.J777]/[.K$1])/([.I777]/1000)" office:value-type="float" office:value="0.712377560106857" calcext:value-type="float">
            <text:p>0.71</text:p>
          </table:table-cell>
          <table:table-cell table:formula="of:=[.L$1]*([.D777]-20)" office:value-type="float" office:value="77" calcext:value-type="float">
            <text:p>77</text:p>
          </table:table-cell>
          <table:table-cell table:formula="of:=[.M$1]*[.F777]" office:value-type="float" office:value="66.935" calcext:value-type="float">
            <text:p>66.935</text:p>
          </table:table-cell>
          <table:table-cell table:style-name="ce1" table:formula="of:=[.N$1]*[.K777]" office:value-type="float" office:value="71.2377560106857" calcext:value-type="float">
            <text:p>71.2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405" calcext:value-type="float">
            <text:p>2724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344" calcext:value-type="float">
            <text:p>169344</text:p>
          </table:table-cell>
          <table:table-cell table:formula="of:=[.B778]-[.B777]" office:value-type="float" office:value="100" calcext:value-type="float">
            <text:p>100</text:p>
          </table:table-cell>
          <table:table-cell table:formula="of:=[.H778]-[.H777]" office:value-type="float" office:value="425" calcext:value-type="float">
            <text:p>425</text:p>
          </table:table-cell>
          <table:table-cell table:formula="of:=([.J778]/[.K$1])/([.I778]/1000)" office:value-type="float" office:value="0.756901157613535" calcext:value-type="float">
            <text:p>0.76</text:p>
          </table:table-cell>
          <table:table-cell table:formula="of:=[.L$1]*([.D778]-20)" office:value-type="float" office:value="77" calcext:value-type="float">
            <text:p>77</text:p>
          </table:table-cell>
          <table:table-cell table:formula="of:=[.M$1]*[.F778]" office:value-type="float" office:value="66.935" calcext:value-type="float">
            <text:p>66.935</text:p>
          </table:table-cell>
          <table:table-cell table:style-name="ce1" table:formula="of:=[.N$1]*[.K778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505" calcext:value-type="float">
            <text:p>2725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Odom</text:p>
          </table:table-cell>
          <table:table-cell office:value-type="float" office:value="169753" calcext:value-type="float">
            <text:p>169753</text:p>
          </table:table-cell>
          <table:table-cell table:formula="of:=[.B779]-[.B778]" office:value-type="float" office:value="100" calcext:value-type="float">
            <text:p>100</text:p>
          </table:table-cell>
          <table:table-cell table:formula="of:=[.H779]-[.H778]" office:value-type="float" office:value="409" calcext:value-type="float">
            <text:p>409</text:p>
          </table:table-cell>
          <table:table-cell table:formula="of:=([.J779]/[.K$1])/([.I779]/1000)" office:value-type="float" office:value="0.728406055209261" calcext:value-type="float">
            <text:p>0.73</text:p>
          </table:table-cell>
          <table:table-cell table:formula="of:=[.L$1]*([.D779]-20)" office:value-type="float" office:value="77" calcext:value-type="float">
            <text:p>77</text:p>
          </table:table-cell>
          <table:table-cell table:formula="of:=[.M$1]*[.F779]" office:value-type="float" office:value="66.935" calcext:value-type="float">
            <text:p>66.935</text:p>
          </table:table-cell>
          <table:table-cell table:style-name="ce1" table:formula="of:=[.N$1]*[.K779]" office:value-type="float" office:value="72.8406055209261" calcext:value-type="float">
            <text:p>72.8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605" calcext:value-type="float">
            <text:p>2726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172" calcext:value-type="float">
            <text:p>170172</text:p>
          </table:table-cell>
          <table:table-cell table:formula="of:=[.B780]-[.B779]" office:value-type="float" office:value="100" calcext:value-type="float">
            <text:p>100</text:p>
          </table:table-cell>
          <table:table-cell table:formula="of:=[.H780]-[.H779]" office:value-type="float" office:value="419" calcext:value-type="float">
            <text:p>419</text:p>
          </table:table-cell>
          <table:table-cell table:formula="of:=([.J780]/[.K$1])/([.I780]/1000)" office:value-type="float" office:value="0.746215494211932" calcext:value-type="float">
            <text:p>0.75</text:p>
          </table:table-cell>
          <table:table-cell table:formula="of:=[.L$1]*([.D780]-20)" office:value-type="float" office:value="77" calcext:value-type="float">
            <text:p>77</text:p>
          </table:table-cell>
          <table:table-cell table:formula="of:=[.M$1]*[.F780]" office:value-type="float" office:value="68.145" calcext:value-type="float">
            <text:p>68.145</text:p>
          </table:table-cell>
          <table:table-cell table:style-name="ce1" table:formula="of:=[.N$1]*[.K780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705" calcext:value-type="float">
            <text:p>2727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575" calcext:value-type="float">
            <text:p>170575</text:p>
          </table:table-cell>
          <table:table-cell table:formula="of:=[.B781]-[.B780]" office:value-type="float" office:value="100" calcext:value-type="float">
            <text:p>100</text:p>
          </table:table-cell>
          <table:table-cell table:formula="of:=[.H781]-[.H780]" office:value-type="float" office:value="403" calcext:value-type="float">
            <text:p>403</text:p>
          </table:table-cell>
          <table:table-cell table:formula="of:=([.J781]/[.K$1])/([.I781]/1000)" office:value-type="float" office:value="0.717720391807658" calcext:value-type="float">
            <text:p>0.72</text:p>
          </table:table-cell>
          <table:table-cell table:formula="of:=[.L$1]*([.D781]-20)" office:value-type="float" office:value="77" calcext:value-type="float">
            <text:p>77</text:p>
          </table:table-cell>
          <table:table-cell table:formula="of:=[.M$1]*[.F781]" office:value-type="float" office:value="68.145" calcext:value-type="float">
            <text:p>68.145</text:p>
          </table:table-cell>
          <table:table-cell table:style-name="ce1" table:formula="of:=[.N$1]*[.K781]" office:value-type="float" office:value="71.7720391807658" calcext:value-type="float">
            <text:p>71.7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805" calcext:value-type="float">
            <text:p>272805</text:p>
          </table:table-cell>
          <table:table-cell office:value-type="string" calcext:value-type="string">
            <text:p><text:s/>TH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0999" calcext:value-type="float">
            <text:p>170999</text:p>
          </table:table-cell>
          <table:table-cell table:formula="of:=[.B782]-[.B781]" office:value-type="float" office:value="100" calcext:value-type="float">
            <text:p>100</text:p>
          </table:table-cell>
          <table:table-cell table:formula="of:=[.H782]-[.H781]" office:value-type="float" office:value="424" calcext:value-type="float">
            <text:p>424</text:p>
          </table:table-cell>
          <table:table-cell table:formula="of:=([.J782]/[.K$1])/([.I782]/1000)" office:value-type="float" office:value="0.755120213713268" calcext:value-type="float">
            <text:p>0.76</text:p>
          </table:table-cell>
          <table:table-cell table:formula="of:=[.L$1]*([.D782]-20)" office:value-type="float" office:value="77" calcext:value-type="float">
            <text:p>77</text:p>
          </table:table-cell>
          <table:table-cell table:formula="of:=[.M$1]*[.F782]" office:value-type="float" office:value="68.145" calcext:value-type="float">
            <text:p>68.145</text:p>
          </table:table-cell>
          <table:table-cell table:style-name="ce1" table:formula="of:=[.N$1]*[.K782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2905" calcext:value-type="float">
            <text:p>2729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411" calcext:value-type="float">
            <text:p>171411</text:p>
          </table:table-cell>
          <table:table-cell table:formula="of:=[.B783]-[.B782]" office:value-type="float" office:value="100" calcext:value-type="float">
            <text:p>100</text:p>
          </table:table-cell>
          <table:table-cell table:formula="of:=[.H783]-[.H782]" office:value-type="float" office:value="412" calcext:value-type="float">
            <text:p>412</text:p>
          </table:table-cell>
          <table:table-cell table:formula="of:=([.J783]/[.K$1])/([.I783]/1000)" office:value-type="float" office:value="0.733748886910062" calcext:value-type="float">
            <text:p>0.73</text:p>
          </table:table-cell>
          <table:table-cell table:formula="of:=[.L$1]*([.D783]-20)" office:value-type="float" office:value="78" calcext:value-type="float">
            <text:p>78</text:p>
          </table:table-cell>
          <table:table-cell table:formula="of:=[.M$1]*[.F783]" office:value-type="float" office:value="68.145" calcext:value-type="float">
            <text:p>68.145</text:p>
          </table:table-cell>
          <table:table-cell table:style-name="ce1" table:formula="of:=[.N$1]*[.K783]" office:value-type="float" office:value="73.3748886910062" calcext:value-type="float">
            <text:p>73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005" calcext:value-type="float">
            <text:p>2730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1832" calcext:value-type="float">
            <text:p>171832</text:p>
          </table:table-cell>
          <table:table-cell table:formula="of:=[.B784]-[.B783]" office:value-type="float" office:value="100" calcext:value-type="float">
            <text:p>100</text:p>
          </table:table-cell>
          <table:table-cell table:formula="of:=[.H784]-[.H783]" office:value-type="float" office:value="421" calcext:value-type="float">
            <text:p>421</text:p>
          </table:table-cell>
          <table:table-cell table:formula="of:=([.J784]/[.K$1])/([.I784]/1000)" office:value-type="float" office:value="0.749777382012467" calcext:value-type="float">
            <text:p>0.75</text:p>
          </table:table-cell>
          <table:table-cell table:formula="of:=[.L$1]*([.D784]-20)" office:value-type="float" office:value="78" calcext:value-type="float">
            <text:p>78</text:p>
          </table:table-cell>
          <table:table-cell table:formula="of:=[.M$1]*[.F784]" office:value-type="float" office:value="68.145" calcext:value-type="float">
            <text:p>68.145</text:p>
          </table:table-cell>
          <table:table-cell table:style-name="ce1" table:formula="of:=[.N$1]*[.K784]" office:value-type="float" office:value="74.9777382012467" calcext:value-type="float">
            <text:p>74.9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105" calcext:value-type="float">
            <text:p>2731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252" calcext:value-type="float">
            <text:p>172252</text:p>
          </table:table-cell>
          <table:table-cell table:formula="of:=[.B785]-[.B784]" office:value-type="float" office:value="100" calcext:value-type="float">
            <text:p>100</text:p>
          </table:table-cell>
          <table:table-cell table:formula="of:=[.H785]-[.H784]" office:value-type="float" office:value="420" calcext:value-type="float">
            <text:p>420</text:p>
          </table:table-cell>
          <table:table-cell table:formula="of:=([.J785]/[.K$1])/([.I785]/1000)" office:value-type="float" office:value="0.7479964381122" calcext:value-type="float">
            <text:p>0.75</text:p>
          </table:table-cell>
          <table:table-cell table:formula="of:=[.L$1]*([.D785]-20)" office:value-type="float" office:value="78" calcext:value-type="float">
            <text:p>78</text:p>
          </table:table-cell>
          <table:table-cell table:formula="of:=[.M$1]*[.F785]" office:value-type="float" office:value="68.145" calcext:value-type="float">
            <text:p>68.145</text:p>
          </table:table-cell>
          <table:table-cell table:style-name="ce1" table:formula="of:=[.N$1]*[.K785]" office:value-type="float" office:value="74.79964381122" calcext:value-type="float">
            <text:p>74.8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205" calcext:value-type="float">
            <text:p>2732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2671" calcext:value-type="float">
            <text:p>172671</text:p>
          </table:table-cell>
          <table:table-cell table:formula="of:=[.B786]-[.B785]" office:value-type="float" office:value="100" calcext:value-type="float">
            <text:p>100</text:p>
          </table:table-cell>
          <table:table-cell table:formula="of:=[.H786]-[.H785]" office:value-type="float" office:value="419" calcext:value-type="float">
            <text:p>419</text:p>
          </table:table-cell>
          <table:table-cell table:formula="of:=([.J786]/[.K$1])/([.I786]/1000)" office:value-type="float" office:value="0.746215494211932" calcext:value-type="float">
            <text:p>0.75</text:p>
          </table:table-cell>
          <table:table-cell table:formula="of:=[.L$1]*([.D786]-20)" office:value-type="float" office:value="78" calcext:value-type="float">
            <text:p>78</text:p>
          </table:table-cell>
          <table:table-cell table:formula="of:=[.M$1]*[.F786]" office:value-type="float" office:value="68.145" calcext:value-type="float">
            <text:p>68.145</text:p>
          </table:table-cell>
          <table:table-cell table:style-name="ce1" table:formula="of:=[.N$1]*[.K786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305" calcext:value-type="float">
            <text:p>2733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100" calcext:value-type="float">
            <text:p>173100</text:p>
          </table:table-cell>
          <table:table-cell table:formula="of:=[.B787]-[.B786]" office:value-type="float" office:value="100" calcext:value-type="float">
            <text:p>100</text:p>
          </table:table-cell>
          <table:table-cell table:formula="of:=[.H787]-[.H786]" office:value-type="float" office:value="429" calcext:value-type="float">
            <text:p>429</text:p>
          </table:table-cell>
          <table:table-cell table:formula="of:=([.J787]/[.K$1])/([.I787]/1000)" office:value-type="float" office:value="0.764024933214604" calcext:value-type="float">
            <text:p>0.76</text:p>
          </table:table-cell>
          <table:table-cell table:formula="of:=[.L$1]*([.D787]-20)" office:value-type="float" office:value="78" calcext:value-type="float">
            <text:p>78</text:p>
          </table:table-cell>
          <table:table-cell table:formula="of:=[.M$1]*[.F787]" office:value-type="float" office:value="68.145" calcext:value-type="float">
            <text:p>68.145</text:p>
          </table:table-cell>
          <table:table-cell table:style-name="ce1" table:formula="of:=[.N$1]*[.K787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405" calcext:value-type="float">
            <text:p>2734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507" calcext:value-type="float">
            <text:p>173507</text:p>
          </table:table-cell>
          <table:table-cell table:formula="of:=[.B788]-[.B787]" office:value-type="float" office:value="100" calcext:value-type="float">
            <text:p>100</text:p>
          </table:table-cell>
          <table:table-cell table:formula="of:=[.H788]-[.H787]" office:value-type="float" office:value="407" calcext:value-type="float">
            <text:p>407</text:p>
          </table:table-cell>
          <table:table-cell table:formula="of:=([.J788]/[.K$1])/([.I788]/1000)" office:value-type="float" office:value="0.724844167408727" calcext:value-type="float">
            <text:p>0.72</text:p>
          </table:table-cell>
          <table:table-cell table:formula="of:=[.L$1]*([.D788]-20)" office:value-type="float" office:value="78" calcext:value-type="float">
            <text:p>78</text:p>
          </table:table-cell>
          <table:table-cell table:formula="of:=[.M$1]*[.F788]" office:value-type="float" office:value="68.145" calcext:value-type="float">
            <text:p>68.145</text:p>
          </table:table-cell>
          <table:table-cell table:style-name="ce1" table:formula="of:=[.N$1]*[.K788]" office:value-type="float" office:value="72.4844167408727" calcext:value-type="float">
            <text:p>72.48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505" calcext:value-type="float">
            <text:p>2735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3931" calcext:value-type="float">
            <text:p>173931</text:p>
          </table:table-cell>
          <table:table-cell table:formula="of:=[.B789]-[.B788]" office:value-type="float" office:value="100" calcext:value-type="float">
            <text:p>100</text:p>
          </table:table-cell>
          <table:table-cell table:formula="of:=[.H789]-[.H788]" office:value-type="float" office:value="424" calcext:value-type="float">
            <text:p>424</text:p>
          </table:table-cell>
          <table:table-cell table:formula="of:=([.J789]/[.K$1])/([.I789]/1000)" office:value-type="float" office:value="0.755120213713268" calcext:value-type="float">
            <text:p>0.76</text:p>
          </table:table-cell>
          <table:table-cell table:formula="of:=[.L$1]*([.D789]-20)" office:value-type="float" office:value="78" calcext:value-type="float">
            <text:p>78</text:p>
          </table:table-cell>
          <table:table-cell table:formula="of:=[.M$1]*[.F789]" office:value-type="float" office:value="68.145" calcext:value-type="float">
            <text:p>68.145</text:p>
          </table:table-cell>
          <table:table-cell table:style-name="ce1" table:formula="of:=[.N$1]*[.K789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605" calcext:value-type="float">
            <text:p>2736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343" calcext:value-type="float">
            <text:p>174343</text:p>
          </table:table-cell>
          <table:table-cell table:formula="of:=[.B790]-[.B789]" office:value-type="float" office:value="100" calcext:value-type="float">
            <text:p>100</text:p>
          </table:table-cell>
          <table:table-cell table:formula="of:=[.H790]-[.H789]" office:value-type="float" office:value="412" calcext:value-type="float">
            <text:p>412</text:p>
          </table:table-cell>
          <table:table-cell table:formula="of:=([.J790]/[.K$1])/([.I790]/1000)" office:value-type="float" office:value="0.733748886910062" calcext:value-type="float">
            <text:p>0.73</text:p>
          </table:table-cell>
          <table:table-cell table:formula="of:=[.L$1]*([.D790]-20)" office:value-type="float" office:value="78" calcext:value-type="float">
            <text:p>78</text:p>
          </table:table-cell>
          <table:table-cell table:formula="of:=[.M$1]*[.F790]" office:value-type="float" office:value="68.145" calcext:value-type="float">
            <text:p>68.145</text:p>
          </table:table-cell>
          <table:table-cell table:style-name="ce1" table:formula="of:=[.N$1]*[.K790]" office:value-type="float" office:value="73.3748886910062" calcext:value-type="float">
            <text:p>73.3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705" calcext:value-type="float">
            <text:p>2737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4774" calcext:value-type="float">
            <text:p>174774</text:p>
          </table:table-cell>
          <table:table-cell table:formula="of:=[.B791]-[.B790]" office:value-type="float" office:value="100" calcext:value-type="float">
            <text:p>100</text:p>
          </table:table-cell>
          <table:table-cell table:formula="of:=[.H791]-[.H790]" office:value-type="float" office:value="431" calcext:value-type="float">
            <text:p>431</text:p>
          </table:table-cell>
          <table:table-cell table:formula="of:=([.J791]/[.K$1])/([.I791]/1000)" office:value-type="float" office:value="0.767586821015138" calcext:value-type="float">
            <text:p>0.77</text:p>
          </table:table-cell>
          <table:table-cell table:formula="of:=[.L$1]*([.D791]-20)" office:value-type="float" office:value="78" calcext:value-type="float">
            <text:p>78</text:p>
          </table:table-cell>
          <table:table-cell table:formula="of:=[.M$1]*[.F791]" office:value-type="float" office:value="68.145" calcext:value-type="float">
            <text:p>68.145</text:p>
          </table:table-cell>
          <table:table-cell table:style-name="ce1" table:formula="of:=[.N$1]*[.K791]" office:value-type="float" office:value="76.7586821015138" calcext:value-type="float">
            <text:p>76.7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805" calcext:value-type="float">
            <text:p>273805</text:p>
          </table:table-cell>
          <table:table-cell office:value-type="string" calcext:value-type="string">
            <text:p><text:s/>TH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190" calcext:value-type="float">
            <text:p>175190</text:p>
          </table:table-cell>
          <table:table-cell table:formula="of:=[.B792]-[.B791]" office:value-type="float" office:value="100" calcext:value-type="float">
            <text:p>100</text:p>
          </table:table-cell>
          <table:table-cell table:formula="of:=[.H792]-[.H791]" office:value-type="float" office:value="416" calcext:value-type="float">
            <text:p>416</text:p>
          </table:table-cell>
          <table:table-cell table:formula="of:=([.J792]/[.K$1])/([.I792]/1000)" office:value-type="float" office:value="0.740872662511131" calcext:value-type="float">
            <text:p>0.74</text:p>
          </table:table-cell>
          <table:table-cell table:formula="of:=[.L$1]*([.D792]-20)" office:value-type="float" office:value="78" calcext:value-type="float">
            <text:p>78</text:p>
          </table:table-cell>
          <table:table-cell table:formula="of:=[.M$1]*[.F792]" office:value-type="float" office:value="68.145" calcext:value-type="float">
            <text:p>68.145</text:p>
          </table:table-cell>
          <table:table-cell table:style-name="ce1" table:formula="of:=[.N$1]*[.K792]" office:value-type="float" office:value="74.0872662511131" calcext:value-type="float">
            <text:p>74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3905" calcext:value-type="float">
            <text:p>2739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5607" calcext:value-type="float">
            <text:p>175607</text:p>
          </table:table-cell>
          <table:table-cell table:formula="of:=[.B793]-[.B792]" office:value-type="float" office:value="100" calcext:value-type="float">
            <text:p>100</text:p>
          </table:table-cell>
          <table:table-cell table:formula="of:=[.H793]-[.H792]" office:value-type="float" office:value="417" calcext:value-type="float">
            <text:p>417</text:p>
          </table:table-cell>
          <table:table-cell table:formula="of:=([.J793]/[.K$1])/([.I793]/1000)" office:value-type="float" office:value="0.742653606411398" calcext:value-type="float">
            <text:p>0.74</text:p>
          </table:table-cell>
          <table:table-cell table:formula="of:=[.L$1]*([.D793]-20)" office:value-type="float" office:value="79" calcext:value-type="float">
            <text:p>79</text:p>
          </table:table-cell>
          <table:table-cell table:formula="of:=[.M$1]*[.F793]" office:value-type="float" office:value="68.145" calcext:value-type="float">
            <text:p>68.145</text:p>
          </table:table-cell>
          <table:table-cell table:style-name="ce1" table:formula="of:=[.N$1]*[.K793]" office:value-type="float" office:value="74.2653606411398" calcext:value-type="float">
            <text:p>74.2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005" calcext:value-type="float">
            <text:p>2740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033" calcext:value-type="float">
            <text:p>176033</text:p>
          </table:table-cell>
          <table:table-cell table:formula="of:=[.B794]-[.B793]" office:value-type="float" office:value="100" calcext:value-type="float">
            <text:p>100</text:p>
          </table:table-cell>
          <table:table-cell table:formula="of:=[.H794]-[.H793]" office:value-type="float" office:value="426" calcext:value-type="float">
            <text:p>426</text:p>
          </table:table-cell>
          <table:table-cell table:formula="of:=([.J794]/[.K$1])/([.I794]/1000)" office:value-type="float" office:value="0.758682101513802" calcext:value-type="float">
            <text:p>0.76</text:p>
          </table:table-cell>
          <table:table-cell table:formula="of:=[.L$1]*([.D794]-20)" office:value-type="float" office:value="79" calcext:value-type="float">
            <text:p>79</text:p>
          </table:table-cell>
          <table:table-cell table:formula="of:=[.M$1]*[.F794]" office:value-type="float" office:value="68.145" calcext:value-type="float">
            <text:p>68.145</text:p>
          </table:table-cell>
          <table:table-cell table:style-name="ce1" table:formula="of:=[.N$1]*[.K794]" office:value-type="float" office:value="75.8682101513802" calcext:value-type="float">
            <text:p>7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105" calcext:value-type="float">
            <text:p>2741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460" calcext:value-type="float">
            <text:p>176460</text:p>
          </table:table-cell>
          <table:table-cell table:formula="of:=[.B795]-[.B794]" office:value-type="float" office:value="100" calcext:value-type="float">
            <text:p>100</text:p>
          </table:table-cell>
          <table:table-cell table:formula="of:=[.H795]-[.H794]" office:value-type="float" office:value="427" calcext:value-type="float">
            <text:p>427</text:p>
          </table:table-cell>
          <table:table-cell table:formula="of:=([.J795]/[.K$1])/([.I795]/1000)" office:value-type="float" office:value="0.760463045414069" calcext:value-type="float">
            <text:p>0.76</text:p>
          </table:table-cell>
          <table:table-cell table:formula="of:=[.L$1]*([.D795]-20)" office:value-type="float" office:value="79" calcext:value-type="float">
            <text:p>79</text:p>
          </table:table-cell>
          <table:table-cell table:formula="of:=[.M$1]*[.F795]" office:value-type="float" office:value="68.145" calcext:value-type="float">
            <text:p>68.145</text:p>
          </table:table-cell>
          <table:table-cell table:style-name="ce1" table:formula="of:=[.N$1]*[.K795]" office:value-type="float" office:value="76.0463045414069" calcext:value-type="float">
            <text:p>76.0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205" calcext:value-type="float">
            <text:p>2742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6879" calcext:value-type="float">
            <text:p>176879</text:p>
          </table:table-cell>
          <table:table-cell table:formula="of:=[.B796]-[.B795]" office:value-type="float" office:value="100" calcext:value-type="float">
            <text:p>100</text:p>
          </table:table-cell>
          <table:table-cell table:formula="of:=[.H796]-[.H795]" office:value-type="float" office:value="419" calcext:value-type="float">
            <text:p>419</text:p>
          </table:table-cell>
          <table:table-cell table:formula="of:=([.J796]/[.K$1])/([.I796]/1000)" office:value-type="float" office:value="0.746215494211932" calcext:value-type="float">
            <text:p>0.75</text:p>
          </table:table-cell>
          <table:table-cell table:formula="of:=[.L$1]*([.D796]-20)" office:value-type="float" office:value="79" calcext:value-type="float">
            <text:p>79</text:p>
          </table:table-cell>
          <table:table-cell table:formula="of:=[.M$1]*[.F796]" office:value-type="float" office:value="68.145" calcext:value-type="float">
            <text:p>68.145</text:p>
          </table:table-cell>
          <table:table-cell table:style-name="ce1" table:formula="of:=[.N$1]*[.K796]" office:value-type="float" office:value="74.6215494211932" calcext:value-type="float">
            <text:p>74.6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305" calcext:value-type="float">
            <text:p>2743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311" calcext:value-type="float">
            <text:p>177311</text:p>
          </table:table-cell>
          <table:table-cell table:formula="of:=[.B797]-[.B796]" office:value-type="float" office:value="100" calcext:value-type="float">
            <text:p>100</text:p>
          </table:table-cell>
          <table:table-cell table:formula="of:=[.H797]-[.H796]" office:value-type="float" office:value="432" calcext:value-type="float">
            <text:p>432</text:p>
          </table:table-cell>
          <table:table-cell table:formula="of:=([.J797]/[.K$1])/([.I797]/1000)" office:value-type="float" office:value="0.769367764915405" calcext:value-type="float">
            <text:p>0.77</text:p>
          </table:table-cell>
          <table:table-cell table:formula="of:=[.L$1]*([.D797]-20)" office:value-type="float" office:value="79" calcext:value-type="float">
            <text:p>79</text:p>
          </table:table-cell>
          <table:table-cell table:formula="of:=[.M$1]*[.F797]" office:value-type="float" office:value="68.145" calcext:value-type="float">
            <text:p>68.145</text:p>
          </table:table-cell>
          <table:table-cell table:style-name="ce1" table:formula="of:=[.N$1]*[.K797]" office:value-type="float" office:value="76.9367764915405" calcext:value-type="float">
            <text:p>76.9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405" calcext:value-type="float">
            <text:p>2744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7727" calcext:value-type="float">
            <text:p>177727</text:p>
          </table:table-cell>
          <table:table-cell table:formula="of:=[.B798]-[.B797]" office:value-type="float" office:value="100" calcext:value-type="float">
            <text:p>100</text:p>
          </table:table-cell>
          <table:table-cell table:formula="of:=[.H798]-[.H797]" office:value-type="float" office:value="416" calcext:value-type="float">
            <text:p>416</text:p>
          </table:table-cell>
          <table:table-cell table:formula="of:=([.J798]/[.K$1])/([.I798]/1000)" office:value-type="float" office:value="0.740872662511131" calcext:value-type="float">
            <text:p>0.74</text:p>
          </table:table-cell>
          <table:table-cell table:formula="of:=[.L$1]*([.D798]-20)" office:value-type="float" office:value="79" calcext:value-type="float">
            <text:p>79</text:p>
          </table:table-cell>
          <table:table-cell table:formula="of:=[.M$1]*[.F798]" office:value-type="float" office:value="68.145" calcext:value-type="float">
            <text:p>68.145</text:p>
          </table:table-cell>
          <table:table-cell table:style-name="ce1" table:formula="of:=[.N$1]*[.K798]" office:value-type="float" office:value="74.0872662511131" calcext:value-type="float">
            <text:p>74.0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505" calcext:value-type="float">
            <text:p>2745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149" calcext:value-type="float">
            <text:p>178149</text:p>
          </table:table-cell>
          <table:table-cell table:formula="of:=[.B799]-[.B798]" office:value-type="float" office:value="100" calcext:value-type="float">
            <text:p>100</text:p>
          </table:table-cell>
          <table:table-cell table:formula="of:=[.H799]-[.H798]" office:value-type="float" office:value="422" calcext:value-type="float">
            <text:p>422</text:p>
          </table:table-cell>
          <table:table-cell table:formula="of:=([.J799]/[.K$1])/([.I799]/1000)" office:value-type="float" office:value="0.751558325912734" calcext:value-type="float">
            <text:p>0.75</text:p>
          </table:table-cell>
          <table:table-cell table:formula="of:=[.L$1]*([.D799]-20)" office:value-type="float" office:value="79" calcext:value-type="float">
            <text:p>79</text:p>
          </table:table-cell>
          <table:table-cell table:formula="of:=[.M$1]*[.F799]" office:value-type="float" office:value="68.145" calcext:value-type="float">
            <text:p>68.145</text:p>
          </table:table-cell>
          <table:table-cell table:style-name="ce1" table:formula="of:=[.N$1]*[.K799]" office:value-type="float" office:value="75.1558325912734" calcext:value-type="float">
            <text:p>75.16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605" calcext:value-type="float">
            <text:p>2746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572" calcext:value-type="float">
            <text:p>178572</text:p>
          </table:table-cell>
          <table:table-cell table:formula="of:=[.B800]-[.B799]" office:value-type="float" office:value="100" calcext:value-type="float">
            <text:p>100</text:p>
          </table:table-cell>
          <table:table-cell table:formula="of:=[.H800]-[.H799]" office:value-type="float" office:value="423" calcext:value-type="float">
            <text:p>423</text:p>
          </table:table-cell>
          <table:table-cell table:formula="of:=([.J800]/[.K$1])/([.I800]/1000)" office:value-type="float" office:value="0.753339269813001" calcext:value-type="float">
            <text:p>0.75</text:p>
          </table:table-cell>
          <table:table-cell table:formula="of:=[.L$1]*([.D800]-20)" office:value-type="float" office:value="79" calcext:value-type="float">
            <text:p>79</text:p>
          </table:table-cell>
          <table:table-cell table:formula="of:=[.M$1]*[.F800]" office:value-type="float" office:value="68.145" calcext:value-type="float">
            <text:p>68.145</text:p>
          </table:table-cell>
          <table:table-cell table:style-name="ce1" table:formula="of:=[.N$1]*[.K800]" office:value-type="float" office:value="75.3339269813001" calcext:value-type="float">
            <text:p>75.33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705" calcext:value-type="float">
            <text:p>2747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8997" calcext:value-type="float">
            <text:p>178997</text:p>
          </table:table-cell>
          <table:table-cell table:formula="of:=[.B801]-[.B800]" office:value-type="float" office:value="100" calcext:value-type="float">
            <text:p>100</text:p>
          </table:table-cell>
          <table:table-cell table:formula="of:=[.H801]-[.H800]" office:value-type="float" office:value="425" calcext:value-type="float">
            <text:p>425</text:p>
          </table:table-cell>
          <table:table-cell table:formula="of:=([.J801]/[.K$1])/([.I801]/1000)" office:value-type="float" office:value="0.756901157613535" calcext:value-type="float">
            <text:p>0.76</text:p>
          </table:table-cell>
          <table:table-cell table:formula="of:=[.L$1]*([.D801]-20)" office:value-type="float" office:value="79" calcext:value-type="float">
            <text:p>79</text:p>
          </table:table-cell>
          <table:table-cell table:formula="of:=[.M$1]*[.F801]" office:value-type="float" office:value="68.145" calcext:value-type="float">
            <text:p>68.145</text:p>
          </table:table-cell>
          <table:table-cell table:style-name="ce1" table:formula="of:=[.N$1]*[.K801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805" calcext:value-type="float">
            <text:p>274805</text:p>
          </table:table-cell>
          <table:table-cell office:value-type="string" calcext:value-type="string">
            <text:p><text:s/>TH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422" calcext:value-type="float">
            <text:p>179422</text:p>
          </table:table-cell>
          <table:table-cell table:formula="of:=[.B802]-[.B801]" office:value-type="float" office:value="100" calcext:value-type="float">
            <text:p>100</text:p>
          </table:table-cell>
          <table:table-cell table:formula="of:=[.H802]-[.H801]" office:value-type="float" office:value="425" calcext:value-type="float">
            <text:p>425</text:p>
          </table:table-cell>
          <table:table-cell table:formula="of:=([.J802]/[.K$1])/([.I802]/1000)" office:value-type="float" office:value="0.756901157613535" calcext:value-type="float">
            <text:p>0.76</text:p>
          </table:table-cell>
          <table:table-cell table:formula="of:=[.L$1]*([.D802]-20)" office:value-type="float" office:value="79" calcext:value-type="float">
            <text:p>79</text:p>
          </table:table-cell>
          <table:table-cell table:formula="of:=[.M$1]*[.F802]" office:value-type="float" office:value="68.145" calcext:value-type="float">
            <text:p>68.145</text:p>
          </table:table-cell>
          <table:table-cell table:style-name="ce1" table:formula="of:=[.N$1]*[.K802]" office:value-type="float" office:value="75.6901157613535" calcext:value-type="float">
            <text:p>75.6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4905" calcext:value-type="float">
            <text:p>2749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79850" calcext:value-type="float">
            <text:p>179850</text:p>
          </table:table-cell>
          <table:table-cell table:formula="of:=[.B803]-[.B802]" office:value-type="float" office:value="100" calcext:value-type="float">
            <text:p>100</text:p>
          </table:table-cell>
          <table:table-cell table:formula="of:=[.H803]-[.H802]" office:value-type="float" office:value="428" calcext:value-type="float">
            <text:p>428</text:p>
          </table:table-cell>
          <table:table-cell table:formula="of:=([.J803]/[.K$1])/([.I803]/1000)" office:value-type="float" office:value="0.762243989314337" calcext:value-type="float">
            <text:p>0.76</text:p>
          </table:table-cell>
          <table:table-cell table:formula="of:=[.L$1]*([.D803]-20)" office:value-type="float" office:value="80" calcext:value-type="float">
            <text:p>80</text:p>
          </table:table-cell>
          <table:table-cell table:formula="of:=[.M$1]*[.F803]" office:value-type="float" office:value="68.145" calcext:value-type="float">
            <text:p>68.145</text:p>
          </table:table-cell>
          <table:table-cell table:style-name="ce1" table:formula="of:=[.N$1]*[.K803]" office:value-type="float" office:value="76.2243989314337" calcext:value-type="float">
            <text:p>76.2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005" calcext:value-type="float">
            <text:p>2750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276" calcext:value-type="float">
            <text:p>180276</text:p>
          </table:table-cell>
          <table:table-cell table:formula="of:=[.B804]-[.B803]" office:value-type="float" office:value="100" calcext:value-type="float">
            <text:p>100</text:p>
          </table:table-cell>
          <table:table-cell table:formula="of:=[.H804]-[.H803]" office:value-type="float" office:value="426" calcext:value-type="float">
            <text:p>426</text:p>
          </table:table-cell>
          <table:table-cell table:formula="of:=([.J804]/[.K$1])/([.I804]/1000)" office:value-type="float" office:value="0.758682101513802" calcext:value-type="float">
            <text:p>0.76</text:p>
          </table:table-cell>
          <table:table-cell table:formula="of:=[.L$1]*([.D804]-20)" office:value-type="float" office:value="80" calcext:value-type="float">
            <text:p>80</text:p>
          </table:table-cell>
          <table:table-cell table:formula="of:=[.M$1]*[.F804]" office:value-type="float" office:value="68.145" calcext:value-type="float">
            <text:p>68.145</text:p>
          </table:table-cell>
          <table:table-cell table:style-name="ce1" table:formula="of:=[.N$1]*[.K804]" office:value-type="float" office:value="75.8682101513802" calcext:value-type="float">
            <text:p>75.87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105" calcext:value-type="float">
            <text:p>2751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0705" calcext:value-type="float">
            <text:p>180705</text:p>
          </table:table-cell>
          <table:table-cell table:formula="of:=[.B805]-[.B804]" office:value-type="float" office:value="100" calcext:value-type="float">
            <text:p>100</text:p>
          </table:table-cell>
          <table:table-cell table:formula="of:=[.H805]-[.H804]" office:value-type="float" office:value="429" calcext:value-type="float">
            <text:p>429</text:p>
          </table:table-cell>
          <table:table-cell table:formula="of:=([.J805]/[.K$1])/([.I805]/1000)" office:value-type="float" office:value="0.764024933214604" calcext:value-type="float">
            <text:p>0.76</text:p>
          </table:table-cell>
          <table:table-cell table:formula="of:=[.L$1]*([.D805]-20)" office:value-type="float" office:value="80" calcext:value-type="float">
            <text:p>80</text:p>
          </table:table-cell>
          <table:table-cell table:formula="of:=[.M$1]*[.F805]" office:value-type="float" office:value="68.145" calcext:value-type="float">
            <text:p>68.145</text:p>
          </table:table-cell>
          <table:table-cell table:style-name="ce1" table:formula="of:=[.N$1]*[.K805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205" calcext:value-type="float">
            <text:p>2752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Odom</text:p>
          </table:table-cell>
          <table:table-cell office:value-type="float" office:value="181134" calcext:value-type="float">
            <text:p>181134</text:p>
          </table:table-cell>
          <table:table-cell table:formula="of:=[.B806]-[.B805]" office:value-type="float" office:value="100" calcext:value-type="float">
            <text:p>100</text:p>
          </table:table-cell>
          <table:table-cell table:formula="of:=[.H806]-[.H805]" office:value-type="float" office:value="429" calcext:value-type="float">
            <text:p>429</text:p>
          </table:table-cell>
          <table:table-cell table:formula="of:=([.J806]/[.K$1])/([.I806]/1000)" office:value-type="float" office:value="0.764024933214604" calcext:value-type="float">
            <text:p>0.76</text:p>
          </table:table-cell>
          <table:table-cell table:formula="of:=[.L$1]*([.D806]-20)" office:value-type="float" office:value="80" calcext:value-type="float">
            <text:p>80</text:p>
          </table:table-cell>
          <table:table-cell table:formula="of:=[.M$1]*[.F806]" office:value-type="float" office:value="68.145" calcext:value-type="float">
            <text:p>68.145</text:p>
          </table:table-cell>
          <table:table-cell table:style-name="ce1" table:formula="of:=[.N$1]*[.K806]" office:value-type="float" office:value="76.4024933214604" calcext:value-type="float">
            <text:p>76.40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305" calcext:value-type="float">
            <text:p>2753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558" calcext:value-type="float">
            <text:p>181558</text:p>
          </table:table-cell>
          <table:table-cell table:formula="of:=[.B807]-[.B806]" office:value-type="float" office:value="100" calcext:value-type="float">
            <text:p>100</text:p>
          </table:table-cell>
          <table:table-cell table:formula="of:=[.H807]-[.H806]" office:value-type="float" office:value="424" calcext:value-type="float">
            <text:p>424</text:p>
          </table:table-cell>
          <table:table-cell table:formula="of:=([.J807]/[.K$1])/([.I807]/1000)" office:value-type="float" office:value="0.755120213713268" calcext:value-type="float">
            <text:p>0.76</text:p>
          </table:table-cell>
          <table:table-cell table:formula="of:=[.L$1]*([.D807]-20)" office:value-type="float" office:value="80" calcext:value-type="float">
            <text:p>80</text:p>
          </table:table-cell>
          <table:table-cell table:formula="of:=[.M$1]*[.F807]" office:value-type="float" office:value="68.915" calcext:value-type="float">
            <text:p>68.915</text:p>
          </table:table-cell>
          <table:table-cell table:style-name="ce1" table:formula="of:=[.N$1]*[.K807]" office:value-type="float" office:value="75.5120213713268" calcext:value-type="float">
            <text:p>75.5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405" calcext:value-type="float">
            <text:p>2754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1999" calcext:value-type="float">
            <text:p>181999</text:p>
          </table:table-cell>
          <table:table-cell table:formula="of:=[.B808]-[.B807]" office:value-type="float" office:value="100" calcext:value-type="float">
            <text:p>100</text:p>
          </table:table-cell>
          <table:table-cell table:formula="of:=[.H808]-[.H807]" office:value-type="float" office:value="441" calcext:value-type="float">
            <text:p>441</text:p>
          </table:table-cell>
          <table:table-cell table:formula="of:=([.J808]/[.K$1])/([.I808]/1000)" office:value-type="float" office:value="0.785396260017809" calcext:value-type="float">
            <text:p>0.79</text:p>
          </table:table-cell>
          <table:table-cell table:formula="of:=[.L$1]*([.D808]-20)" office:value-type="float" office:value="80" calcext:value-type="float">
            <text:p>80</text:p>
          </table:table-cell>
          <table:table-cell table:formula="of:=[.M$1]*[.F808]" office:value-type="float" office:value="68.915" calcext:value-type="float">
            <text:p>68.915</text:p>
          </table:table-cell>
          <table:table-cell table:style-name="ce1" table:formula="of:=[.N$1]*[.K808]" office:value-type="float" office:value="78.5396260017809" calcext:value-type="float">
            <text:p>78.54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505" calcext:value-type="float">
            <text:p>2755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Odom</text:p>
          </table:table-cell>
          <table:table-cell office:value-type="float" office:value="182414" calcext:value-type="float">
            <text:p>182414</text:p>
          </table:table-cell>
          <table:table-cell table:formula="of:=[.B809]-[.B808]" office:value-type="float" office:value="100" calcext:value-type="float">
            <text:p>100</text:p>
          </table:table-cell>
          <table:table-cell table:formula="of:=[.H809]-[.H808]" office:value-type="float" office:value="415" calcext:value-type="float">
            <text:p>415</text:p>
          </table:table-cell>
          <table:table-cell table:formula="of:=([.J809]/[.K$1])/([.I809]/1000)" office:value-type="float" office:value="0.739091718610864" calcext:value-type="float">
            <text:p>0.74</text:p>
          </table:table-cell>
          <table:table-cell table:formula="of:=[.L$1]*([.D809]-20)" office:value-type="float" office:value="80" calcext:value-type="float">
            <text:p>80</text:p>
          </table:table-cell>
          <table:table-cell table:formula="of:=[.M$1]*[.F809]" office:value-type="float" office:value="68.915" calcext:value-type="float">
            <text:p>68.915</text:p>
          </table:table-cell>
          <table:table-cell table:style-name="ce1" table:formula="of:=[.N$1]*[.K809]" office:value-type="float" office:value="73.9091718610864" calcext:value-type="float">
            <text:p>73.9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605" calcext:value-type="float">
            <text:p>2756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2856" calcext:value-type="float">
            <text:p>182856</text:p>
          </table:table-cell>
          <table:table-cell table:formula="of:=[.B810]-[.B809]" office:value-type="float" office:value="100" calcext:value-type="float">
            <text:p>100</text:p>
          </table:table-cell>
          <table:table-cell table:formula="of:=[.H810]-[.H809]" office:value-type="float" office:value="442" calcext:value-type="float">
            <text:p>442</text:p>
          </table:table-cell>
          <table:table-cell table:formula="of:=([.J810]/[.K$1])/([.I810]/1000)" office:value-type="float" office:value="0.787177203918077" calcext:value-type="float">
            <text:p>0.79</text:p>
          </table:table-cell>
          <table:table-cell table:formula="of:=[.L$1]*([.D810]-20)" office:value-type="float" office:value="80" calcext:value-type="float">
            <text:p>80</text:p>
          </table:table-cell>
          <table:table-cell table:formula="of:=[.M$1]*[.F810]" office:value-type="float" office:value="69.795" calcext:value-type="float">
            <text:p>69.795</text:p>
          </table:table-cell>
          <table:table-cell table:style-name="ce1" table:formula="of:=[.N$1]*[.K810]" office:value-type="float" office:value="78.7177203918077" calcext:value-type="float">
            <text:p>78.72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705" calcext:value-type="float">
            <text:p>2757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269" calcext:value-type="float">
            <text:p>183269</text:p>
          </table:table-cell>
          <table:table-cell table:formula="of:=[.B811]-[.B810]" office:value-type="float" office:value="100" calcext:value-type="float">
            <text:p>100</text:p>
          </table:table-cell>
          <table:table-cell table:formula="of:=[.H811]-[.H810]" office:value-type="float" office:value="413" calcext:value-type="float">
            <text:p>413</text:p>
          </table:table-cell>
          <table:table-cell table:formula="of:=([.J811]/[.K$1])/([.I811]/1000)" office:value-type="float" office:value="0.735529830810329" calcext:value-type="float">
            <text:p>0.74</text:p>
          </table:table-cell>
          <table:table-cell table:formula="of:=[.L$1]*([.D811]-20)" office:value-type="float" office:value="80" calcext:value-type="float">
            <text:p>80</text:p>
          </table:table-cell>
          <table:table-cell table:formula="of:=[.M$1]*[.F811]" office:value-type="float" office:value="69.795" calcext:value-type="float">
            <text:p>69.795</text:p>
          </table:table-cell>
          <table:table-cell table:style-name="ce1" table:formula="of:=[.N$1]*[.K811]" office:value-type="float" office:value="73.5529830810329" calcext:value-type="float">
            <text:p>73.55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275805" calcext:value-type="float">
            <text:p>275805</text:p>
          </table:table-cell>
          <table:table-cell office:value-type="string" calcext:value-type="string">
            <text:p><text:s/>TH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PM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Odom</text:p>
          </table:table-cell>
          <table:table-cell office:value-type="float" office:value="183714" calcext:value-type="float">
            <text:p>183714</text:p>
          </table:table-cell>
          <table:table-cell table:formula="of:=[.B812]-[.B811]" office:value-type="float" office:value="100" calcext:value-type="float">
            <text:p>100</text:p>
          </table:table-cell>
          <table:table-cell table:formula="of:=[.H812]-[.H811]" office:value-type="float" office:value="445" calcext:value-type="float">
            <text:p>445</text:p>
          </table:table-cell>
          <table:table-cell table:formula="of:=([.J812]/[.K$1])/([.I812]/1000)" office:value-type="float" office:value="0.792520035618878" calcext:value-type="float">
            <text:p>0.79</text:p>
          </table:table-cell>
          <table:table-cell table:formula="of:=[.L$1]*([.D812]-20)" office:value-type="float" office:value="80" calcext:value-type="float">
            <text:p>80</text:p>
          </table:table-cell>
          <table:table-cell table:formula="of:=[.M$1]*[.F812]" office:value-type="float" office:value="69.795" calcext:value-type="float">
            <text:p>69.795</text:p>
          </table:table-cell>
          <table:table-cell table:style-name="ce1" table:formula="of:=[.N$1]*[.K812]" office:value-type="float" office:value="79.2520035618878" calcext:value-type="float">
            <text:p>79.25</text:p>
          </table:table-cell>
        </table:table-row>
        <table:table-row table:style-name="ro1" table:number-rows-repeated="10477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5T12:12:14.363253915</dc:date>
    <meta:editing-duration>PT2M44S</meta:editing-duration>
    <meta:editing-cycles>1</meta:editing-cycles>
    <meta:generator>LibreOffice/24.2.7.2$Linux_AARCH64 LibreOffice_project/420$Build-2</meta:generator>
    <meta:document-statistic meta:table-count="1" meta:cell-count="113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19.087cm" svg:y="5.375cm" style:legend-expansion="high" chart:style-name="ch2"/>
        <chart:plot-area chart:style-name="ch3" table:cell-range-address="test.L2:test.N812" chart:data-source-has-labels="row" svg:x="0.438cm" svg:y="0.246cm" svg:width="18.211cm" svg:height="11.852cm">
          <chart:coordinate-region svg:x="1.059cm" svg:y="0.445cm" svg:width="17.59cm" svg:height="10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2:test.L812" chart:label-cell-address="test.L2:test.L2" chart:class="chart:line">
            <chart:data-point chart:repeated="811"/>
          </chart:series>
          <chart:series chart:style-name="ch7" chart:values-cell-range-address="test.M3:test.M812" chart:label-cell-address="test.M2:test.M2" chart:class="chart:line">
            <chart:data-point chart:repeated="810"/>
          </chart:series>
          <chart:series chart:style-name="ch8" chart:values-cell-range-address="test.N3:test.N812" chart:label-cell-address="test.N2:test.N2" chart:class="chart:line">
            <chart:data-point chart:repeated="8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L2:test.L812</svg:desc>
                </draw:g>
              </table:table-cell>
              <table:table-cell office:value-type="float" office:value="0">
                <text:p>0</text:p>
                <draw:g>
                  <svg:desc>test.M3:test.M812</svg:desc>
                </draw:g>
              </table:table-cell>
              <table:table-cell office:value-type="float" office:value="0">
                <text:p>0</text:p>
                <draw:g>
                  <svg:desc>test.N3:test.N8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1807658058771">
                <text:p>3.91807658058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31522707034728">
                <text:p>2.31522707034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6188780053428">
                <text:p>3.5618878005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3713268032057">
                <text:p>2.13713268032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09617097061443">
                <text:p>4.096170970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986642920748">
                <text:p>4.98664292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4283170080142">
                <text:p>5.34283170080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2092609082814">
                <text:p>5.52092609082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7.30186999109528">
                <text:p>7.30186999109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33303650935">
                <text:p>6.233303650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87711487088157">
                <text:p>5.87711487088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72662511130899">
                <text:p>8.72662511130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83615316117542">
                <text:p>7.83615316117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19234194122885">
                <text:p>8.19234194122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3294746215494">
                <text:p>10.3294746215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61709706144256">
                <text:p>9.6170970614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5075690115761">
                <text:p>10.5075690115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8637577916296">
                <text:p>10.8637577916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980409617097">
                <text:p>11.3980409617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1789848619768">
                <text:p>13.1789848619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9323241317898">
                <text:p>11.9323241317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1104185218166">
                <text:p>12.1104185218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6447016918967">
                <text:p>12.6447016918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3570792520036">
                <text:p>13.3570792520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2475512021371">
                <text:p>14.247551202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0970614425646">
                <text:p>17.0970614425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189670525378">
                <text:p>16.9189670525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3846838824577">
                <text:p>16.3846838824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20.4808548530721">
                <text:p>20.4808548530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027604630454">
                <text:p>20.3027604630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6589492430988">
                <text:p>20.6589492430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2617987533393">
                <text:p>22.2617987533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2.439893143366">
                <text:p>22.439893143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3713268032057">
                <text:p>21.3713268032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12.43">
                <text:p>12.43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  <table:table-cell office:value-type="float" office:value="13.64">
                <text:p>13.64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1.5494211932324">
                <text:p>21.54942119323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5084594835263">
                <text:p>23.5084594835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3.3303650934996">
                <text:p>23.33036509349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14.41">
                <text:p>14.41</text:p>
              </table:table-cell>
              <table:table-cell office:value-type="float" office:value="22.6179875333927">
                <text:p>22.6179875333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  <table:table-cell office:value-type="float" office:value="15.51">
                <text:p>15.51</text:p>
              </table:table-cell>
              <table:table-cell office:value-type="float" office:value="22.6179875333927">
                <text:p>22.61798753339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1.9056099732858">
                <text:p>21.90560997328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5770258236866">
                <text:p>24.57702582368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5770258236866">
                <text:p>24.57702582368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3.3303650934996">
                <text:p>23.33036509349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1.3713268032057">
                <text:p>21.37132680320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0427426536064">
                <text:p>24.0427426536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2.7960819234194">
                <text:p>22.7960819234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4.3989314336598">
                <text:p>24.39893143365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  <table:table-cell office:value-type="float" office:value="15.51">
                <text:p>15.51</text:p>
              </table:table-cell>
              <table:table-cell office:value-type="float" office:value="25.8236865538736">
                <text:p>25.82368655387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3989314336598">
                <text:p>24.3989314336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3.1522707034728">
                <text:p>23.1522707034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6.0017809439003">
                <text:p>26.00178094390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5.1113089937667">
                <text:p>25.1113089937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2.0837043633126">
                <text:p>22.0837043633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">
                <text:p>23</text:p>
              </table:table-cell>
              <table:table-cell office:value-type="float" office:value="15.51">
                <text:p>15.51</text:p>
              </table:table-cell>
              <table:table-cell office:value-type="float" office:value="24.2208370436331">
                <text:p>24.22083704363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4.93321460374">
                <text:p>24.93321460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">
                <text:p>24</text:p>
              </table:table-cell>
              <table:table-cell office:value-type="float" office:value="15.51">
                <text:p>15.51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5.2894033837934">
                <text:p>25.28940338379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3.1522707034728">
                <text:p>23.1522707034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  <table:table-cell office:value-type="float" office:value="16.885">
                <text:p>16.885</text:p>
              </table:table-cell>
              <table:table-cell office:value-type="float" office:value="24.7551202137133">
                <text:p>24.75512021371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5.6455921638468">
                <text:p>25.6455921638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6.8922528940338">
                <text:p>26.89225289403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17.875">
                <text:p>17.875</text:p>
              </table:table-cell>
              <table:table-cell office:value-type="float" office:value="26.3579697239537">
                <text:p>26.35796972395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4674977738201">
                <text:p>25.4674977738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4.0427426536064">
                <text:p>24.0427426536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2484416740873">
                <text:p>27.24844167408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">
                <text:p>25</text:p>
              </table:table-cell>
              <table:table-cell office:value-type="float" office:value="18.755">
                <text:p>18.755</text:p>
              </table:table-cell>
              <table:table-cell office:value-type="float" office:value="25.1113089937667">
                <text:p>25.1113089937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0017809439003">
                <text:p>26.00178094390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5.8236865538736">
                <text:p>25.82368655387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">
                <text:p>25</text:p>
              </table:table-cell>
              <table:table-cell office:value-type="float" office:value="19.525">
                <text:p>19.525</text:p>
              </table:table-cell>
              <table:table-cell office:value-type="float" office:value="26.3579697239537">
                <text:p>26.35796972395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7827248441674">
                <text:p>27.78272484416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0703472840605">
                <text:p>27.070347284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9608192341941">
                <text:p>27.96081923419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5.6455921638468">
                <text:p>25.64559216384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426536064114">
                <text:p>27.4265360641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7.426536064114">
                <text:p>27.4265360641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">
                <text:p>26</text:p>
              </table:table-cell>
              <table:table-cell office:value-type="float" office:value="19.525">
                <text:p>19.525</text:p>
              </table:table-cell>
              <table:table-cell office:value-type="float" office:value="26.179875333927">
                <text:p>26.1798753339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4951024042743">
                <text:p>28.49510240427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2074799643811">
                <text:p>29.2074799643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6.5360641139804">
                <text:p>26.5360641139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7.6046304541407">
                <text:p>27.60463045414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673196794301">
                <text:p>28.6731967943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19.525">
                <text:p>19.525</text:p>
              </table:table-cell>
              <table:table-cell office:value-type="float" office:value="28.3170080142476">
                <text:p>28.31700801424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2074799643811">
                <text:p>29.20747996438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9.3855743544078">
                <text:p>29.38557435440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">
                <text:p>28</text:p>
              </table:table-cell>
              <table:table-cell office:value-type="float" office:value="20.405">
                <text:p>20.405</text:p>
              </table:table-cell>
              <table:table-cell office:value-type="float" office:value="27.7827248441674">
                <text:p>27.78272484416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28.1389136242208">
                <text:p>28.13891362422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">
                <text:p>28</text:p>
              </table:table-cell>
              <table:table-cell office:value-type="float" office:value="21.23">
                <text:p>21.23</text:p>
              </table:table-cell>
              <table:table-cell office:value-type="float" office:value="30.8103294746215">
                <text:p>30.8103294746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8.8512911843277">
                <text:p>28.85129118432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0979519145147">
                <text:p>30.09795191451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7417631344613">
                <text:p>29.74176313446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">
                <text:p>29</text:p>
              </table:table-cell>
              <table:table-cell office:value-type="float" office:value="22.165">
                <text:p>22.165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0.2760463045414">
                <text:p>30.27604630454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29.5636687444345">
                <text:p>29.56366874443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5227070347284">
                <text:p>31.5227070347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0293855743544">
                <text:p>29.0293855743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8103294746215">
                <text:p>30.81032947462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5912733748887">
                <text:p>32.59127337488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29.919857524488">
                <text:p>29.9198575244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0.9884238646483">
                <text:p>30.98842386464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">
                <text:p>30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166518254675">
                <text:p>31.1665182546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0.6322350845948">
                <text:p>30.63223508459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7008014247551">
                <text:p>31.70080142475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7008014247551">
                <text:p>31.70080142475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1.3446126447017">
                <text:p>31.3446126447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">
                <text:p>31</text:p>
              </table:table-cell>
              <table:table-cell office:value-type="float" office:value="22.99">
                <text:p>22.99</text:p>
              </table:table-cell>
              <table:table-cell office:value-type="float" office:value="33.1255565449688">
                <text:p>33.12555654496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">
                <text:p>32</text:p>
              </table:table-cell>
              <table:table-cell office:value-type="float" office:value="22.99">
                <text:p>22.99</text:p>
              </table:table-cell>
              <table:table-cell office:value-type="float" office:value="32.0569902048085">
                <text:p>32.05699020480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8379341050757">
                <text:p>33.8379341050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4817453250223">
                <text:p>33.48174532502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">
                <text:p>32</text:p>
              </table:table-cell>
              <table:table-cell office:value-type="float" office:value="24.09">
                <text:p>24.09</text:p>
              </table:table-cell>
              <table:table-cell office:value-type="float" office:value="32.5912733748887">
                <text:p>32.59127337488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7693677649154">
                <text:p>32.76936776491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9474621549421">
                <text:p>32.94746215494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">
                <text:p>32</text:p>
              </table:table-cell>
              <table:table-cell office:value-type="float" office:value="25.135">
                <text:p>25.135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0160284951024">
                <text:p>34.0160284951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9474621549421">
                <text:p>32.94746215494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4.3722172751558">
                <text:p>34.37221727515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1.8788958147818">
                <text:p>31.8788958147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  <table:table-cell office:value-type="float" office:value="26.4">
                <text:p>26.4</text:p>
              </table:table-cell>
              <table:table-cell office:value-type="float" office:value="32.413178984862">
                <text:p>32.4131789848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5.4407836153161">
                <text:p>35.4407836153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1941228851291">
                <text:p>34.1941228851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7969723953695">
                <text:p>35.79697239536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3.1255565449688">
                <text:p>33.1255565449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4.5503116651826">
                <text:p>34.55031166518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5.6188780053428">
                <text:p>35.61887800534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">
                <text:p>34</text:p>
              </table:table-cell>
              <table:table-cell office:value-type="float" office:value="27.115">
                <text:p>27.115</text:p>
              </table:table-cell>
              <table:table-cell office:value-type="float" office:value="36.5093499554764">
                <text:p>36.50934995547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659839715049">
                <text:p>33.6598397150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5093499554764">
                <text:p>36.50934995547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3.3036509349956">
                <text:p>33.30365093499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8655387355298">
                <text:p>36.8655387355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4.7284060552093">
                <text:p>34.7284060552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">
                <text:p>35</text:p>
              </table:table-cell>
              <table:table-cell office:value-type="float" office:value="27.115">
                <text:p>27.115</text:p>
              </table:table-cell>
              <table:table-cell office:value-type="float" office:value="36.3312555654497">
                <text:p>36.33125556544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">
                <text:p>36</text:p>
              </table:table-cell>
              <table:table-cell office:value-type="float" office:value="27.115">
                <text:p>27.11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6.153161175423">
                <text:p>36.1531611754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">
                <text:p>36</text:p>
              </table:table-cell>
              <table:table-cell office:value-type="float" office:value="28.545">
                <text:p>28.545</text:p>
              </table:table-cell>
              <table:table-cell office:value-type="float" office:value="37.7560106856634">
                <text:p>37.75601068566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5.9750667853963">
                <text:p>35.975066785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">
                <text:p>36</text:p>
              </table:table-cell>
              <table:table-cell office:value-type="float" office:value="29.15">
                <text:p>29.15</text:p>
              </table:table-cell>
              <table:table-cell office:value-type="float" office:value="36.8655387355298">
                <text:p>36.8655387355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39982190561">
                <text:p>37.399821905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8.646482635797">
                <text:p>38.6464826357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6.6874443455031">
                <text:p>36.68744434550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">
                <text:p>37</text:p>
              </table:table-cell>
              <table:table-cell office:value-type="float" office:value="29.975">
                <text:p>29.975</text:p>
              </table:table-cell>
              <table:table-cell office:value-type="float" office:value="37.2217275155833">
                <text:p>37.22172751558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7.9341050756901">
                <text:p>37.93410507569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">
                <text:p>37</text:p>
              </table:table-cell>
              <table:table-cell office:value-type="float" office:value="31.075">
                <text:p>31.075</text:p>
              </table:table-cell>
              <table:table-cell office:value-type="float" office:value="37.9341050756901">
                <text:p>37.93410507569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40.2493321460374">
                <text:p>40.24933214603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0436331255565">
                <text:p>37.04363312555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1807658058771">
                <text:p>39.18076580587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9.5369545859305">
                <text:p>39.5369545859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7.5779162956367">
                <text:p>37.57791629563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31.075">
                <text:p>31.075</text:p>
              </table:table-cell>
              <table:table-cell office:value-type="float" office:value="38.8245770258237">
                <text:p>38.8245770258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9617097061443">
                <text:p>40.96170970614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0.7836153161176">
                <text:p>40.7836153161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8.8245770258237">
                <text:p>38.82457702582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8.2902938557435">
                <text:p>38.29029385574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2.2083704363313">
                <text:p>42.2083704363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0026714158504">
                <text:p>39.00267141585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39.3588601959038">
                <text:p>39.3588601959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">
                <text:p>39</text:p>
              </table:table-cell>
              <table:table-cell office:value-type="float" office:value="31.075">
                <text:p>31.07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39.1807658058771">
                <text:p>39.18076580587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">
                <text:p>40</text:p>
              </table:table-cell>
              <table:table-cell office:value-type="float" office:value="31.075">
                <text:p>31.07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1.6740872662511">
                <text:p>41.67408726625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0.7836153161176">
                <text:p>40.7836153161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">
                <text:p>40</text:p>
              </table:table-cell>
              <table:table-cell office:value-type="float" office:value="32.23">
                <text:p>32.23</text:p>
              </table:table-cell>
              <table:table-cell office:value-type="float" office:value="42.2083704363313">
                <text:p>42.20837043633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1.139804096171">
                <text:p>41.1398040961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39.893143365984">
                <text:p>39.8931433659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  <table:table-cell office:value-type="float" office:value="41.8521816562778">
                <text:p>41.85218165627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386464826358">
                <text:p>42.3864648263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0.4274265360641">
                <text:p>40.42742653606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0302760463045">
                <text:p>42.03027604630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0302760463045">
                <text:p>42.0302760463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1.4959928762244">
                <text:p>41.4959928762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">
                <text:p>41</text:p>
              </table:table-cell>
              <table:table-cell office:value-type="float" office:value="34.1">
                <text:p>34.1</text:p>
              </table:table-cell>
              <table:table-cell office:value-type="float" office:value="40.6055209260908">
                <text:p>40.60552092609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">
                <text:p>41</text:p>
              </table:table-cell>
              <table:table-cell office:value-type="float" office:value="34.925">
                <text:p>34.925</text:p>
              </table:table-cell>
              <table:table-cell office:value-type="float" office:value="40.4274265360641">
                <text:p>40.42742653606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2.386464826358">
                <text:p>42.3864648263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4550311665183">
                <text:p>43.45503116651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1674087266251">
                <text:p>44.16740872662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1.139804096171">
                <text:p>41.1398040961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633125556545">
                <text:p>43.6331255565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3455031166518">
                <text:p>44.34550311665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39.7150489759573">
                <text:p>39.71504897595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3.4550311665183">
                <text:p>43.45503116651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  <table:table-cell office:value-type="float" office:value="34.925">
                <text:p>34.92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633125556545">
                <text:p>43.6331255565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5645592163847">
                <text:p>42.5645592163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2.7426536064114">
                <text:p>42.7426536064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5.0578806767587">
                <text:p>45.05788067675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">
                <text:p>43</text:p>
              </table:table-cell>
              <table:table-cell office:value-type="float" office:value="34.925">
                <text:p>34.925</text:p>
              </table:table-cell>
              <table:table-cell office:value-type="float" office:value="43.2769367764915">
                <text:p>43.27693677649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5.9483526268922">
                <text:p>45.94835262689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">
                <text:p>44</text:p>
              </table:table-cell>
              <table:table-cell office:value-type="float" office:value="34.925">
                <text:p>34.925</text:p>
              </table:table-cell>
              <table:table-cell office:value-type="float" office:value="44.1674087266251">
                <text:p>44.16740872662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5.5921638468388">
                <text:p>45.59216384683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5.5921638468388">
                <text:p>45.59216384683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  <table:table-cell office:value-type="float" office:value="35.915">
                <text:p>35.915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3.8112199465717">
                <text:p>43.81121994657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">
                <text:p>44</text:p>
              </table:table-cell>
              <table:table-cell office:value-type="float" office:value="36.74">
                <text:p>36.74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8388245770258">
                <text:p>46.83882457702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6.3045414069457">
                <text:p>46.3045414069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5.2359750667854">
                <text:p>45.23597506678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4.5235975066785">
                <text:p>44.5235975066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">
                <text:p>45</text:p>
              </table:table-cell>
              <table:table-cell office:value-type="float" office:value="37.84">
                <text:p>37.84</text:p>
              </table:table-cell>
              <table:table-cell office:value-type="float" office:value="45.9483526268922">
                <text:p>45.94835262689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5.4140694568121">
                <text:p>45.41406945681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">
                <text:p>45</text:p>
              </table:table-cell>
              <table:table-cell office:value-type="float" office:value="38.665">
                <text:p>38.665</text:p>
              </table:table-cell>
              <table:table-cell office:value-type="float" office:value="43.0988423864648">
                <text:p>43.0988423864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4826357969724">
                <text:p>46.48263579697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6.8388245770258">
                <text:p>46.8388245770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5512021371327">
                <text:p>47.55120213713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4.7016918967053">
                <text:p>44.70169189670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">
                <text:p>46</text:p>
              </table:table-cell>
              <table:table-cell office:value-type="float" office:value="38.665">
                <text:p>38.665</text:p>
              </table:table-cell>
              <table:table-cell office:value-type="float" office:value="45.0578806767587">
                <text:p>45.0578806767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1950133570793">
                <text:p>47.19501335707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2635796972395">
                <text:p>48.2635796972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7.9073909171861">
                <text:p>47.90739091718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6607301869991">
                <text:p>46.6607301869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9.3321460373998">
                <text:p>49.3321460373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6.126447016919">
                <text:p>46.1264470169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  <table:table-cell office:value-type="float" office:value="38.665">
                <text:p>38.665</text:p>
              </table:table-cell>
              <table:table-cell office:value-type="float" office:value="45.7702582368655">
                <text:p>45.7702582368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">
                <text:p>48</text:p>
              </table:table-cell>
              <table:table-cell office:value-type="float" office:value="38.665">
                <text:p>38.665</text:p>
              </table:table-cell>
              <table:table-cell office:value-type="float" office:value="47.373107747106">
                <text:p>47.3731077471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7.5512021371327">
                <text:p>47.55120213713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9.6883348174533">
                <text:p>49.68833481745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">
                <text:p>48</text:p>
              </table:table-cell>
              <table:table-cell office:value-type="float" office:value="39.71">
                <text:p>39.71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">
                <text:p>48</text:p>
              </table:table-cell>
              <table:table-cell office:value-type="float" office:value="40.92">
                <text:p>40.92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0.0445235975067">
                <text:p>50.04452359750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0.7569011576135">
                <text:p>50.75690115761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0854853072128">
                <text:p>48.08548530721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4416740872663">
                <text:p>48.44167408726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7978628673197">
                <text:p>48.79786286731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">
                <text:p>49</text:p>
              </table:table-cell>
              <table:table-cell office:value-type="float" office:value="42.185">
                <text:p>42.185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0.5788067675868">
                <text:p>50.57880676758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50.4007123775601">
                <text:p>50.40071237756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  <table:table-cell office:value-type="float" office:value="42.9">
                <text:p>42.9</text:p>
              </table:table-cell>
              <table:table-cell office:value-type="float" office:value="47.7292965271594">
                <text:p>47.7292965271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1.6473731077471">
                <text:p>51.64737310774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2.7159394479074">
                <text:p>52.7159394479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9759572573464">
                <text:p>48.9759572573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8.619768477293">
                <text:p>48.6197684772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49.1540516473731">
                <text:p>49.15405164737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">
                <text:p>50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2.8940338379341">
                <text:p>52.89403383793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113089937667">
                <text:p>51.113089937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49.6883348174533">
                <text:p>49.68833481745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0.2226179875334">
                <text:p>50.22261798753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">
                <text:p>51</text:p>
              </table:table-cell>
              <table:table-cell office:value-type="float" office:value="42.9">
                <text:p>42.9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49.86642920748">
                <text:p>49.866429207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  <table:table-cell office:value-type="float" office:value="43.835">
                <text:p>43.835</text:p>
              </table:table-cell>
              <table:table-cell office:value-type="float" office:value="52.359750667854">
                <text:p>52.3597506678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1.6473731077471">
                <text:p>51.64737310774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">
                <text:p>52</text:p>
              </table:table-cell>
              <table:table-cell office:value-type="float" office:value="45.045">
                <text:p>45.045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0.9349955476403">
                <text:p>50.93499554764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1.4692787177204">
                <text:p>51.46927871772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4.6749777382013">
                <text:p>54.67497773820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  <table:table-cell office:value-type="float" office:value="45.98">
                <text:p>45.98</text:p>
              </table:table-cell>
              <table:table-cell office:value-type="float" office:value="52.5378450578807">
                <text:p>52.53784505788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3.7845057880677">
                <text:p>53.78450578806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46.53">
                <text:p>46.53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2502226179875">
                <text:p>53.2502226179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606411398041">
                <text:p>53.6064113980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3.0721282279608">
                <text:p>53.07212822796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5.7435440783615">
                <text:p>55.7435440783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4.4968833481745">
                <text:p>54.49688334817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2.8940338379341">
                <text:p>52.89403383793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">
                <text:p>54</text:p>
              </table:table-cell>
              <table:table-cell office:value-type="float" office:value="46.53">
                <text:p>46.53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853072128228">
                <text:p>54.8530721282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346393588602">
                <text:p>57.3463935886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3.9626001780944">
                <text:p>53.96260017809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1406945681211">
                <text:p>54.14069456812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8806767586821">
                <text:p>57.88067675868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6749777382013">
                <text:p>54.67497773820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">
                <text:p>55</text:p>
              </table:table-cell>
              <table:table-cell office:value-type="float" office:value="46.53">
                <text:p>46.53</text:p>
              </table:table-cell>
              <table:table-cell office:value-type="float" office:value="54.3187889581478">
                <text:p>54.31878895814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5.5654496883348">
                <text:p>55.56544968833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">
                <text:p>56</text:p>
              </table:table-cell>
              <table:table-cell office:value-type="float" office:value="46.53">
                <text:p>46.53</text:p>
              </table:table-cell>
              <table:table-cell office:value-type="float" office:value="56.099732858415">
                <text:p>56.0997328584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5.2092609082814">
                <text:p>55.2092609082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">
                <text:p>56</text:p>
              </table:table-cell>
              <table:table-cell office:value-type="float" office:value="47.52">
                <text:p>47.52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5.9216384683882">
                <text:p>55.92163846838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5.3873552983081">
                <text:p>55.38735529830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">
                <text:p>56</text:p>
              </table:table-cell>
              <table:table-cell office:value-type="float" office:value="48.18">
                <text:p>48.18</text:p>
              </table:table-cell>
              <table:table-cell office:value-type="float" office:value="58.9492430988424">
                <text:p>58.94924309884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9216384683882">
                <text:p>55.92163846838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593054318789">
                <text:p>58.5930543187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7435440783615">
                <text:p>55.74354407836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">
                <text:p>57</text:p>
              </table:table-cell>
              <table:table-cell office:value-type="float" office:value="49.5">
                <text:p>49.5</text:p>
              </table:table-cell>
              <table:table-cell office:value-type="float" office:value="55.5654496883348">
                <text:p>55.56544968833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8.2368655387355">
                <text:p>58.23686553873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">
                <text:p>57</text:p>
              </table:table-cell>
              <table:table-cell office:value-type="float" office:value="50.435">
                <text:p>50.435</text:p>
              </table:table-cell>
              <table:table-cell office:value-type="float" office:value="56.9902048085485">
                <text:p>56.99020480854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0587711487088">
                <text:p>58.05877114870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5244879786287">
                <text:p>57.52448797862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60.3739982190561">
                <text:p>60.37399821905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6.8121104185218">
                <text:p>56.81211041852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8.7711487088157">
                <text:p>58.77114870881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">
                <text:p>58</text:p>
              </table:table-cell>
              <table:table-cell office:value-type="float" office:value="50.435">
                <text:p>50.435</text:p>
              </table:table-cell>
              <table:table-cell office:value-type="float" office:value="59.839715048976">
                <text:p>59.8397150489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7.346393588602">
                <text:p>57.3463935886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4149599287622">
                <text:p>58.41495992876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9.4835262689225">
                <text:p>59.48352626892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7.7025823686554">
                <text:p>57.70258236865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9.6616206589492">
                <text:p>59.66162065894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58.0587711487088">
                <text:p>58.05877114870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">
                <text:p>59</text:p>
              </table:table-cell>
              <table:table-cell office:value-type="float" office:value="50.435">
                <text:p>50.435</text:p>
              </table:table-cell>
              <table:table-cell office:value-type="float" office:value="62.3330365093499">
                <text:p>62.33303650934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58.7711487088157">
                <text:p>58.77114870881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59.839715048976">
                <text:p>59.8397150489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">
                <text:p>60</text:p>
              </table:table-cell>
              <table:table-cell office:value-type="float" office:value="50.435">
                <text:p>50.435</text:p>
              </table:table-cell>
              <table:table-cell office:value-type="float" office:value="61.6206589492431">
                <text:p>61.62065894924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58.9492430988424">
                <text:p>58.94924309884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">
                <text:p>60</text:p>
              </table:table-cell>
              <table:table-cell office:value-type="float" office:value="51.645">
                <text:p>51.645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8.593054318789">
                <text:p>58.5930543187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">
                <text:p>60</text:p>
              </table:table-cell>
              <table:table-cell office:value-type="float" office:value="52.305">
                <text:p>52.305</text:p>
              </table:table-cell>
              <table:table-cell office:value-type="float" office:value="59.3054318788958">
                <text:p>59.30543187889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2.5111308993767">
                <text:p>62.51113089937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59.4835262689225">
                <text:p>59.48352626892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0.5520926090828">
                <text:p>60.55209260908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">
                <text:p>61</text:p>
              </table:table-cell>
              <table:table-cell office:value-type="float" office:value="52.965">
                <text:p>52.965</text:p>
              </table:table-cell>
              <table:table-cell office:value-type="float" office:value="63.2235084594835">
                <text:p>63.22350845948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0.0178094390027">
                <text:p>60.01780943900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9768477292965">
                <text:p>61.97684772929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0.9082813891362">
                <text:p>60.90828138913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">
                <text:p>61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5111308993767">
                <text:p>62.51113089937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2.3330365093499">
                <text:p>62.33303650934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1.4425645592164">
                <text:p>61.44256455921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">
                <text:p>62</text:p>
              </table:table-cell>
              <table:table-cell office:value-type="float" office:value="53.79">
                <text:p>53.79</text:p>
              </table:table-cell>
              <table:table-cell office:value-type="float" office:value="60.1959038290294">
                <text:p>60.19590382902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086375779163">
                <text:p>61.0863757791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2.6892252894034">
                <text:p>62.68922528940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">
                <text:p>63</text:p>
              </table:table-cell>
              <table:table-cell office:value-type="float" office:value="53.79">
                <text:p>53.79</text:p>
              </table:table-cell>
              <table:table-cell office:value-type="float" office:value="61.7987533392698">
                <text:p>61.79875333926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4.1139804096171">
                <text:p>64.11398040961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5.8949243098842">
                <text:p>65.89492430988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">
                <text:p>64</text:p>
              </table:table-cell>
              <table:table-cell office:value-type="float" office:value="53.79">
                <text:p>53.79</text:p>
              </table:table-cell>
              <table:table-cell office:value-type="float" office:value="63.0454140694568">
                <text:p>63.04541406945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65.3606411398041">
                <text:p>65.36064113980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1549421193232">
                <text:p>62.1549421193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7.6758682101514">
                <text:p>67.67586821015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">
                <text:p>64</text:p>
              </table:table-cell>
              <table:table-cell office:value-type="float" office:value="56.265">
                <text:p>56.265</text:p>
              </table:table-cell>
              <table:table-cell office:value-type="float" office:value="62.8673196794301">
                <text:p>62.86731967943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4292074799644">
                <text:p>66.42920747996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4.8263579697239">
                <text:p>64.82635796972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3.4016028495102">
                <text:p>63.40160284951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">
                <text:p>65</text:p>
              </table:table-cell>
              <table:table-cell office:value-type="float" office:value="57.255">
                <text:p>57.255</text:p>
              </table:table-cell>
              <table:table-cell office:value-type="float" office:value="66.2511130899377">
                <text:p>66.25111308993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4.8263579697239">
                <text:p>64.82635796972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3.579697239537">
                <text:p>63.5796972395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">
                <text:p>65</text:p>
              </table:table-cell>
              <table:table-cell office:value-type="float" office:value="58.19">
                <text:p>58.19</text:p>
              </table:table-cell>
              <table:table-cell office:value-type="float" office:value="64.6482635796972">
                <text:p>64.64826357969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8949243098842">
                <text:p>65.89492430988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4.2920747996438">
                <text:p>64.29207479964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7.8539626001781">
                <text:p>67.85396260017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">
                <text:p>66</text:p>
              </table:table-cell>
              <table:table-cell office:value-type="float" office:value="58.19">
                <text:p>58.19</text:p>
              </table:table-cell>
              <table:table-cell office:value-type="float" office:value="65.7168299198575">
                <text:p>65.71682991985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5387355298308">
                <text:p>65.53873552983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5.0044523597507">
                <text:p>65.0044523597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6.9634906500445">
                <text:p>66.96349065004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8.2101513802315">
                <text:p>68.21015138023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4.4701691896705">
                <text:p>64.47016918967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">
                <text:p>67</text:p>
              </table:table-cell>
              <table:table-cell office:value-type="float" office:value="58.19">
                <text:p>58.19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">
                <text:p>68</text:p>
              </table:table-cell>
              <table:table-cell office:value-type="float" office:value="58.19">
                <text:p>58.19</text:p>
              </table:table-cell>
              <table:table-cell office:value-type="float" office:value="68.0320569902048">
                <text:p>68.0320569902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7.8539626001781">
                <text:p>67.85396260017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  <table:table-cell office:value-type="float" office:value="59.18">
                <text:p>59.18</text:p>
              </table:table-cell>
              <table:table-cell office:value-type="float" office:value="66.6073018699911">
                <text:p>66.60730186999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8.2101513802315">
                <text:p>68.2101513802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  <table:table-cell office:value-type="float" office:value="60.335">
                <text:p>60.335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9.2787177203918">
                <text:p>69.27871772039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6.7853962600178">
                <text:p>66.78539626001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70.5253784505788">
                <text:p>70.52537845057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">
                <text:p>69</text:p>
              </table:table-cell>
              <table:table-cell office:value-type="float" office:value="61.05">
                <text:p>61.05</text:p>
              </table:table-cell>
              <table:table-cell office:value-type="float" office:value="68.3882457702582">
                <text:p>68.38824577025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9.6349065004452">
                <text:p>69.63490650044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7.4977738201247">
                <text:p>67.49777382012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70.7034728406055">
                <text:p>70.7034728406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66.4292074799644">
                <text:p>66.42920747996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5.5387355298308">
                <text:p>65.5387355298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8.3882457702582">
                <text:p>68.38824577025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7.4977738201247">
                <text:p>67.49777382012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1.5939447907391">
                <text:p>71.59394479073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67.319679430098">
                <text:p>67.3196794300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">
                <text:p>70</text:p>
              </table:table-cell>
              <table:table-cell office:value-type="float" office:value="61.6">
                <text:p>61.6</text:p>
              </table:table-cell>
              <table:table-cell office:value-type="float" office:value="70.8815672306322">
                <text:p>70.881567230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9910952804987">
                <text:p>69.99109528049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7.6758682101514">
                <text:p>67.67586821015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6349065004452">
                <text:p>69.63490650044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8.9225289403384">
                <text:p>68.92252894033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7034728406055">
                <text:p>70.70347284060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">
                <text:p>71</text:p>
              </table:table-cell>
              <table:table-cell office:value-type="float" office:value="61.6">
                <text:p>61.6</text:p>
              </table:table-cell>
              <table:table-cell office:value-type="float" office:value="70.8815672306322">
                <text:p>70.88156723063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7.1415850400712">
                <text:p>67.14158504007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">
                <text:p>72</text:p>
              </table:table-cell>
              <table:table-cell office:value-type="float" office:value="61.6">
                <text:p>61.6</text:p>
              </table:table-cell>
              <table:table-cell office:value-type="float" office:value="68.0320569902048">
                <text:p>68.03205699020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">
                <text:p>72</text:p>
              </table:table-cell>
              <table:table-cell office:value-type="float" office:value="62.7">
                <text:p>62.7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">
                <text:p>72</text:p>
              </table:table-cell>
              <table:table-cell office:value-type="float" office:value="63.69">
                <text:p>63.69</text:p>
              </table:table-cell>
              <table:table-cell office:value-type="float" office:value="69.2787177203918">
                <text:p>69.27871772039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9.9910952804987">
                <text:p>69.99109528049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">
                <text:p>73</text:p>
              </table:table-cell>
              <table:table-cell office:value-type="float" office:value="64.24">
                <text:p>64.24</text:p>
              </table:table-cell>
              <table:table-cell office:value-type="float" office:value="69.4568121104185">
                <text:p>69.45681211041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8.566340160285">
                <text:p>68.5663401602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">
                <text:p>73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69.1006233303651">
                <text:p>69.10062333036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9501335707925">
                <text:p>71.95013357079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5939447907391">
                <text:p>71.59394479073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1282279608192">
                <text:p>72.12822796081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4158504007124">
                <text:p>71.41585040071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">
                <text:p>74</text:p>
              </table:table-cell>
              <table:table-cell office:value-type="float" office:value="65.12">
                <text:p>65.12</text:p>
              </table:table-cell>
              <table:table-cell office:value-type="float" office:value="71.2377560106857">
                <text:p>71.23775601068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68.7444345503117">
                <text:p>68.74443455031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1282279608192">
                <text:p>72.12822796081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306322350846">
                <text:p>72.3063223508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1.9501335707925">
                <text:p>71.95013357079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1967943009795">
                <text:p>73.19679430097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">
                <text:p>75</text:p>
              </table:table-cell>
              <table:table-cell office:value-type="float" office:value="65.12">
                <text:p>65.12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69.8130008904719">
                <text:p>69.81300089047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6.2243989314337">
                <text:p>76.22439893143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">
                <text:p>76</text:p>
              </table:table-cell>
              <table:table-cell office:value-type="float" office:value="65.12">
                <text:p>65.12</text:p>
              </table:table-cell>
              <table:table-cell office:value-type="float" office:value="71.0596616206589">
                <text:p>71.05966162065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3.9091718610864">
                <text:p>73.90917186108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">
                <text:p>76</text:p>
              </table:table-cell>
              <table:table-cell office:value-type="float" office:value="65.56">
                <text:p>65.56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2.8406055209261">
                <text:p>72.84060552092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3.7310774710597">
                <text:p>73.73107747105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">
                <text:p>76</text:p>
              </table:table-cell>
              <table:table-cell office:value-type="float" office:value="66.44">
                <text:p>66.44</text:p>
              </table:table-cell>
              <table:table-cell office:value-type="float" office:value="70.1691896705254">
                <text:p>70.16918967052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2.6625111308994">
                <text:p>72.66251113089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4.9777382012467">
                <text:p>74.97773820124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1.2377560106857">
                <text:p>71.23775601068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  <table:table-cell office:value-type="float" office:value="66.935">
                <text:p>66.935</text:p>
              </table:table-cell>
              <table:table-cell office:value-type="float" office:value="72.8406055209261">
                <text:p>72.84060552092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1.7720391807658">
                <text:p>71.77203918076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">
                <text:p>77</text:p>
              </table:table-cell>
              <table:table-cell office:value-type="float" office:value="68.145">
                <text:p>68.145</text:p>
              </table:table-cell>
              <table:table-cell office:value-type="float" office:value="73.3748886910062">
                <text:p>73.37488869100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9777382012467">
                <text:p>74.97773820124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79964381122">
                <text:p>74.799643811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2.4844167408727">
                <text:p>72.48441674087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3.3748886910062">
                <text:p>73.37488869100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6.7586821015138">
                <text:p>76.75868210151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0872662511131">
                <text:p>74.08726625111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">
                <text:p>78</text:p>
              </table:table-cell>
              <table:table-cell office:value-type="float" office:value="68.145">
                <text:p>68.145</text:p>
              </table:table-cell>
              <table:table-cell office:value-type="float" office:value="74.2653606411398">
                <text:p>74.26536064113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8682101513802">
                <text:p>75.86821015138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0463045414069">
                <text:p>76.046304541406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4.6215494211932">
                <text:p>74.62154942119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9367764915405">
                <text:p>76.93677649154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4.0872662511131">
                <text:p>74.08726625111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1558325912734">
                <text:p>75.15583259127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3339269813001">
                <text:p>75.3339269813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5.6901157613535">
                <text:p>75.69011576135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">
                <text:p>79</text:p>
              </table:table-cell>
              <table:table-cell office:value-type="float" office:value="68.145">
                <text:p>68.145</text:p>
              </table:table-cell>
              <table:table-cell office:value-type="float" office:value="76.2243989314337">
                <text:p>76.22439893143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5.8682101513802">
                <text:p>75.86821015138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">
                <text:p>80</text:p>
              </table:table-cell>
              <table:table-cell office:value-type="float" office:value="68.145">
                <text:p>68.145</text:p>
              </table:table-cell>
              <table:table-cell office:value-type="float" office:value="76.4024933214604">
                <text:p>76.40249332146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5.5120213713268">
                <text:p>75.51202137132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8.5396260017809">
                <text:p>78.53962600178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">
                <text:p>80</text:p>
              </table:table-cell>
              <table:table-cell office:value-type="float" office:value="68.915">
                <text:p>68.915</text:p>
              </table:table-cell>
              <table:table-cell office:value-type="float" office:value="73.9091718610864">
                <text:p>73.90917186108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8.7177203918077">
                <text:p>78.7177203918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3.5529830810329">
                <text:p>73.55298308103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">
                <text:p>80</text:p>
              </table:table-cell>
              <table:table-cell office:value-type="float" office:value="69.795">
                <text:p>69.795</text:p>
              </table:table-cell>
              <table:table-cell office:value-type="float" office:value="79.2520035618878">
                <text:p>79.25200356188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stroke-dash="Dot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45cm" svg:height="12.344cm" xlink:href=".." xlink:type="simple" chart:class="chart:line" chart:style-name="ch1">
        <chart:legend chart:legend-position="end" svg:x="20.476cm" svg:y="5.375cm" style:legend-expansion="high" chart:style-name="ch2"/>
        <chart:plot-area chart:style-name="ch3" table:cell-range-address="test.L2:test.N203" chart:data-source-has-labels="row" svg:x="0.488cm" svg:y="0.246cm" svg:width="19.599cm" svg:height="11.851cm">
          <chart:coordinate-region svg:x="1.109cm" svg:y="0.445cm" svg:width="18.978cm" svg:height="10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L3:test.L203" chart:label-cell-address="test.L2:test.L2" chart:class="chart:line">
            <chart:data-point chart:repeated="201"/>
          </chart:series>
          <chart:series chart:style-name="ch7" chart:values-cell-range-address="test.M3:test.M203" chart:label-cell-address="test.M2:test.M2" chart:class="chart:line">
            <chart:data-point chart:repeated="201"/>
          </chart:series>
          <chart:series chart:style-name="ch8" chart:values-cell-range-address="test.N3:test.N203" chart:label-cell-address="test.N2:test.N2" chart:class="chart:line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</text:p>
                <draw:g>
                  <svg:desc>test.L2:test.L2</svg:desc>
                </draw:g>
              </table:table-cell>
              <table:table-cell office:value-type="string">
                <text:p>Rpm</text:p>
                <draw:g>
                  <svg:desc>test.M2:test.M2</svg:desc>
                </draw:g>
              </table:table-cell>
              <table:table-cell office:value-type="string">
                <text:p>Mps</text:p>
                <draw:g>
                  <svg:desc>test.N2:test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L3:test.L203</svg:desc>
                </draw:g>
              </table:table-cell>
              <table:table-cell office:value-type="float" office:value="0">
                <text:p>0</text:p>
                <draw:g>
                  <svg:desc>test.M3:test.M203</svg:desc>
                </draw:g>
              </table:table-cell>
              <table:table-cell office:value-type="float" office:value="0">
                <text:p>0</text:p>
                <draw:g>
                  <svg:desc>test.N3:test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3.91807658058771">
                <text:p>3.91807658058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84951024042743">
                <text:p>2.84951024042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5">
                <text:p>0.605</text:p>
              </table:table-cell>
              <table:table-cell office:value-type="float" office:value="2.493321460374">
                <text:p>2.493321460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31522707034728">
                <text:p>2.31522707034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56188780053428">
                <text:p>3.5618878005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67141585040071">
                <text:p>2.6714158504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2.13713268032057">
                <text:p>2.13713268032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09617097061443">
                <text:p>4.0961709706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605">
                <text:p>0.605</text:p>
              </table:table-cell>
              <table:table-cell office:value-type="float" office:value="3.38379341050757">
                <text:p>3.3837934105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986642920748">
                <text:p>4.98664292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63045414069457">
                <text:p>4.63045414069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27426536064114">
                <text:p>4.2742653606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80854853072128">
                <text:p>4.8085485307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3.20569902048085">
                <text:p>3.20569902048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605">
                <text:p>0.605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5.34283170080142">
                <text:p>5.34283170080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5.52092609082814">
                <text:p>5.52092609082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.265">
                <text:p>1.265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.815">
                <text:p>1.815</text:p>
              </table:table-cell>
              <table:table-cell office:value-type="float" office:value="4.45235975066785">
                <text:p>4.4523597506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815">
                <text:p>1.815</text:p>
              </table:table-cell>
              <table:table-cell office:value-type="float" office:value="7.30186999109528">
                <text:p>7.30186999109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233303650935">
                <text:p>6.233303650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76758682101514">
                <text:p>6.76758682101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41139804096171">
                <text:p>6.41139804096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69902048085485">
                <text:p>5.69902048085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6.05520926090828">
                <text:p>6.05520926090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.365">
                <text:p>2.365</text:p>
              </table:table-cell>
              <table:table-cell office:value-type="float" office:value="5.87711487088157">
                <text:p>5.87711487088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5.16473731077471">
                <text:p>5.16473731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6.58949243098842">
                <text:p>6.5894924309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47996438112199">
                <text:p>7.47996438112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72662511130899">
                <text:p>8.726625111308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8.01424755120214">
                <text:p>8.01424755120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.86">
                <text:p>2.86</text:p>
              </table:table-cell>
              <table:table-cell office:value-type="float" office:value="7.83615316117542">
                <text:p>7.83615316117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12377560106857">
                <text:p>7.12377560106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19234194122885">
                <text:p>8.19234194122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.86">
                <text:p>2.86</text:p>
              </table:table-cell>
              <table:table-cell office:value-type="float" office:value="8.54853072128228">
                <text:p>8.54853072128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7.65805877114871">
                <text:p>7.65805877114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10.3294746215494">
                <text:p>10.3294746215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.86">
                <text:p>2.86</text:p>
              </table:table-cell>
              <table:table-cell office:value-type="float" office:value="9.61709706144256">
                <text:p>9.6170970614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3.685">
                <text:p>3.685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4.235">
                <text:p>4.235</text:p>
              </table:table-cell>
              <table:table-cell office:value-type="float" office:value="9.08281389136242">
                <text:p>9.08281389136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4.235">
                <text:p>4.235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79519145146928">
                <text:p>9.79519145146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9.43900267141585">
                <text:p>9.4390026714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5075690115761">
                <text:p>10.5075690115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8637577916296">
                <text:p>10.8637577916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17">
                <text:p>5.17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8.90471950133571">
                <text:p>8.904719501335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0418521816563">
                <text:p>11.04185218165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5761353517364">
                <text:p>11.5761353517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1.3980409617097">
                <text:p>11.3980409617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3.1789848619768">
                <text:p>13.1789848619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0.1513802315227">
                <text:p>10.151380231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9.26090828138914">
                <text:p>9.26090828138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5.83">
                <text:p>5.83</text:p>
              </table:table-cell>
              <table:table-cell office:value-type="float" office:value="12.2885129118433">
                <text:p>12.2885129118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9323241317898">
                <text:p>11.93232413178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1.219946571683">
                <text:p>11.219946571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0.6856634016028">
                <text:p>10.6856634016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1104185218166">
                <text:p>12.1104185218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5.83">
                <text:p>5.83</text:p>
              </table:table-cell>
              <table:table-cell office:value-type="float" office:value="12.6447016918967">
                <text:p>12.6447016918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5.83">
                <text:p>5.83</text:p>
              </table:table-cell>
              <table:table-cell office:value-type="float" office:value="13.3570792520036">
                <text:p>13.3570792520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2.46660730187">
                <text:p>12.46660730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4.2475512021371">
                <text:p>14.247551202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7.15">
                <text:p>7.15</text:p>
              </table:table-cell>
              <table:table-cell office:value-type="float" office:value="12.8227960819234">
                <text:p>12.8227960819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.15">
                <text:p>7.1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959928762244">
                <text:p>14.959928762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3.5351736420303">
                <text:p>13.5351736420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7.645">
                <text:p>7.64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4.4256455921638">
                <text:p>14.4256455921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8.305">
                <text:p>8.305</text:p>
              </table:table-cell>
              <table:table-cell office:value-type="float" office:value="13.8913624220837">
                <text:p>13.8913624220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3.713268032057">
                <text:p>13.713268032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8504007123776">
                <text:p>15.8504007123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4942119323241">
                <text:p>15.4942119323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0970614425646">
                <text:p>17.0970614425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1380231522707">
                <text:p>15.1380231522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6723063223508">
                <text:p>15.6723063223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206589492431">
                <text:p>16.2065894924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5.3161175422974">
                <text:p>15.316117542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8.305">
                <text:p>8.30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6313446126447">
                <text:p>17.6313446126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9189670525378">
                <text:p>16.9189670525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8.305">
                <text:p>8.305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6.3846838824577">
                <text:p>16.38468388245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9.185">
                <text:p>9.18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10.175">
                <text:p>10.175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0.175">
                <text:p>10.175</text:p>
              </table:table-cell>
              <table:table-cell office:value-type="float" office:value="18.3437221727516">
                <text:p>18.3437221727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453250222618">
                <text:p>17.4532502226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6.7408726625111">
                <text:p>16.7408726625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7.9875333926981">
                <text:p>17.9875333926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8.1656277827248">
                <text:p>18.1656277827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10.67">
                <text:p>10.67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4808548530721">
                <text:p>20.48085485307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6.0284951024043">
                <text:p>16.02849510240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3027604630454">
                <text:p>20.30276046304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0560997328584">
                <text:p>19.0560997328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7.8094390026714">
                <text:p>17.8094390026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1.44">
                <text:p>11.44</text:p>
              </table:table-cell>
              <table:table-cell office:value-type="float" office:value="19.5903829029386">
                <text:p>19.5903829029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7684772929653">
                <text:p>19.7684772929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1.193232413179">
                <text:p>21.193232413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6589492430988">
                <text:p>20.6589492430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8.8780053428317">
                <text:p>18.8780053428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20.1246660730187">
                <text:p>20.12466607301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11.44">
                <text:p>11.44</text:p>
              </table:table-cell>
              <table:table-cell office:value-type="float" office:value="19.4122885129118">
                <text:p>19.4122885129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1.44">
                <text:p>11.44</text:p>
              </table:table-cell>
              <table:table-cell office:value-type="float" office:value="21.0151380231523">
                <text:p>21.0151380231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